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3.46604166666667cm"/>
    </style:style>
    <style:style style:name="co4" style:family="table-column">
      <style:table-column-properties fo:break-before="auto" style:column-width="3.28083333333333cm"/>
    </style:style>
    <style:style style:name="co5" style:family="table-column">
      <style:table-column-properties fo:break-before="auto" style:column-width="2.32833333333333cm"/>
    </style:style>
    <style:style style:name="co6" style:family="table-column">
      <style:table-column-properties fo:break-before="auto" style:column-width="2.143125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alculations" table:style-name="ta1">
        <table:table-column table:style-name="co1" table:number-columns-repeated="4" table:default-cell-style-name="ce1"/>
        <table:table-column table:style-name="co2" table:number-columns-repeated="16380" table:default-cell-style-name="ce1"/>
        <table:table-row table:style-name="ro1">
          <table:table-cell office:value-type="string" table:number-columns-spanned="4" table:number-rows-spanned="1" table:style-name="ce3">
            <text:p>Calculations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office:value-type="string" table:style-name="ce2">
            <text:p>MILP</text:p>
          </table:table-cell>
          <table:table-cell office:value-type="string" table:style-name="ce2">
            <text:p>QM</text:p>
          </table:table-cell>
          <table:table-cell office:value-type="string" table:style-name="ce2">
            <text:p>Exhaustive</text:p>
          </table:table-cell>
          <table:table-cell office:value-type="string" table:style-name="ce2">
            <text:p>Quick</text:p>
          </table:table-cell>
          <table:table-cell table:number-columns-repeated="16380"/>
        </table:table-row>
        <table:table-row table:style-name="ro1">
          <table:table-cell office:value-type="float" office:value="4256.1599999998298" table:formula="of:=MAX(['milp-acc-energy-usage'.B:.B])" table:style-name="ce2">
            <text:p>4256.16</text:p>
          </table:table-cell>
          <table:table-cell office:value-type="float" office:value="8432.6400000000904" table:formula="of:=MAX(['qm-acc-energy-usage'.B:.B])" table:style-name="ce2">
            <text:p>8432.64</text:p>
          </table:table-cell>
          <table:table-cell office:value-type="float" office:value="6482.5513000000001" table:formula="of:=MAX(['sa-exhaustive-acc-energy-usage'.B:.B])" table:style-name="ce2">
            <text:p>6482.5513</text:p>
          </table:table-cell>
          <table:table-cell office:value-type="float" office:value="7243.5630000000001" table:formula="of:=MAX(['sa-quick-acc-energy-usage'.B:.B])" table:style-name="ce2">
            <text:p>7243.563</text:p>
          </table:table-cell>
          <table:table-cell table:number-columns-repeated="16380"/>
        </table:table-row>
        <table:table-row table:style-name="ro1">
          <table:table-cell table:number-columns-repeated="4" table:style-name="ce2"/>
          <table:table-cell table:number-columns-repeated="16380"/>
        </table:table-row>
        <table:table-row table:style-name="ro1">
          <table:table-cell office:value-type="float" office:value="2226.3913000001703" table:formula="of:=[.C3]-[.A3]" table:style-name="ce2">
            <text:p>2226.3913</text:p>
          </table:table-cell>
          <table:table-cell table:number-columns-repeated="3" table:style-name="ce2"/>
          <table:table-cell table:number-columns-repeated="16380"/>
        </table:table-row>
        <table:table-row table:number-rows-repeated="1048571" table:style-name="ro1">
          <table:table-cell table:number-columns-repeated="16384"/>
        </table:table-row>
      </table:table>
      <table:table table:name="milp-acc-energy-usage" table:style-name="ta1">
        <table:table-column table:style-name="co3" table:default-cell-style-name="ce1"/>
        <table:table-column table:style-name="co4" table:default-cell-style-name="ce1"/>
        <table:table-column table:style-name="co2" table:number-columns-repeated="16382" table:default-cell-style-name="ce1"/>
        <table:table-row table:style-name="ro1">
          <table:table-cell office:value-type="string" table:style-name="ce2">
            <text:p>time</text:p>
          </table:table-cell>
          <table:table-cell office:value-type="string" table:style-name="ce2">
            <text:p>power</text:p>
          </table:table-cell>
          <table:table-cell table:number-columns-repeated="16382"/>
        </table:table-row>
        <table:table-row table:style-name="ro1">
          <table:table-cell office:value-type="float" office:value="0.01" table:style-name="ce2">
            <text:p>0.0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4004004004004003E-2" table:style-name="ce2">
            <text:p>0.03400400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5.8008008008007997E-2" table:style-name="ce2">
            <text:p>0.05800800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8.2012012012011998E-2" table:style-name="ce2">
            <text:p>0.08201201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106016016016016" table:style-name="ce2">
            <text:p>0.10601601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13002002002002" table:style-name="ce2">
            <text:p>0.1300200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15402402402402399" table:style-name="ce2">
            <text:p>0.15402402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178028028028028" table:style-name="ce2">
            <text:p>0.17802802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20203203203203199" table:style-name="ce2">
            <text:p>0.20203203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226036036036036" table:style-name="ce2">
            <text:p>0.22603603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25004004004003999" table:style-name="ce2">
            <text:p>0.2500400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27404404404404398" table:style-name="ce2">
            <text:p>0.27404404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29804804804804802" table:style-name="ce2">
            <text:p>0.29804804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32205205205205201" table:style-name="ce2">
            <text:p>0.32205205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34605605605605599" table:style-name="ce2">
            <text:p>0.34605605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37006006006005998" table:style-name="ce2">
            <text:p>0.3700600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39406406406406402" table:style-name="ce2">
            <text:p>0.39406406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41806806806806801" table:style-name="ce2">
            <text:p>0.41806806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442072072072072" table:style-name="ce2">
            <text:p>0.44207207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46607607607607598" table:style-name="ce2">
            <text:p>0.46607607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49008008008008003" table:style-name="ce2">
            <text:p>0.4900800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51408408408408401" table:style-name="ce2">
            <text:p>0.51408408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53808808808808795" table:style-name="ce2">
            <text:p>0.53808808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56209209209209199" table:style-name="ce2">
            <text:p>0.56209209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58609609609609603" table:style-name="ce2">
            <text:p>0.58609609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61010010010009996" table:style-name="ce2">
            <text:p>0.610100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634104104104104" table:style-name="ce2">
            <text:p>0.63410410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65810810810810805" table:style-name="ce2">
            <text:p>0.65810810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68211211211211198" table:style-name="ce2">
            <text:p>0.68211211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70611611611611602" table:style-name="ce2">
            <text:p>0.70611611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73012012012011995" table:style-name="ce2">
            <text:p>0.7301201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754124124124124" table:style-name="ce2">
            <text:p>0.75412412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77812812812812804" table:style-name="ce2">
            <text:p>0.77812812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80213213213213197" table:style-name="ce2">
            <text:p>0.80213213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82613613613613601" table:style-name="ce2">
            <text:p>0.82613613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85014014014014005" table:style-name="ce2">
            <text:p>0.8501401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87414414414414399" table:style-name="ce2">
            <text:p>0.87414414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89814814814814803" table:style-name="ce2">
            <text:p>0.89814814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92215215215215196" table:style-name="ce2">
            <text:p>0.92215215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946156156156156" table:style-name="ce2">
            <text:p>0.94615615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97016016016016005" table:style-name="ce2">
            <text:p>0.9701601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99416416416416398" table:style-name="ce2">
            <text:p>0.99416416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01816816816817" table:style-name="ce2">
            <text:p>1.01816816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04217217217217" table:style-name="ce2">
            <text:p>1.04217217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0661761761761801" table:style-name="ce2">
            <text:p>1.06617617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09018018018018" table:style-name="ce2">
            <text:p>1.0901801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11418418418418" table:style-name="ce2">
            <text:p>1.11418418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1381881881881899" table:style-name="ce2">
            <text:p>1.13818818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1621921921921901" table:style-name="ce2">
            <text:p>1.16219219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1861961961962" table:style-name="ce2">
            <text:p>1.18619619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2102002002001999" table:style-name="ce2">
            <text:p>1.210200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2342042042042001" table:style-name="ce2">
            <text:p>1.23420420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25820820820821" table:style-name="ce2">
            <text:p>1.25820820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2822122122122099" table:style-name="ce2">
            <text:p>1.28221221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3062162162162201" table:style-name="ce2">
            <text:p>1.30621621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33022022022022" table:style-name="ce2">
            <text:p>1.3302202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35422422422422" table:style-name="ce2">
            <text:p>1.35422422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3782282282282301" table:style-name="ce2">
            <text:p>1.37822822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40223223223223" table:style-name="ce2">
            <text:p>1.40223223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42623623623624" table:style-name="ce2">
            <text:p>1.42623623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4502402402402399" table:style-name="ce2">
            <text:p>1.4502402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4742442442442401" table:style-name="ce2">
            <text:p>1.47424424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49824824824825" table:style-name="ce2">
            <text:p>1.49824824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5222522522522499" table:style-name="ce2">
            <text:p>1.52225225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5462562562562601" table:style-name="ce2">
            <text:p>1.54625625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57026026026026" table:style-name="ce2">
            <text:p>1.5702602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5942642642642599" table:style-name="ce2">
            <text:p>1.59426426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6182682682682701" table:style-name="ce2">
            <text:p>1.61826826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64227227227227" table:style-name="ce2">
            <text:p>1.64227227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6662762762762799" table:style-name="ce2">
            <text:p>1.66627627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6902802802802801" table:style-name="ce2">
            <text:p>1.6902802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71428428428428" table:style-name="ce2">
            <text:p>1.71428428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73828828828829" table:style-name="ce2">
            <text:p>1.73828828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7622922922922899" table:style-name="ce2">
            <text:p>1.76229229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7862962962963" table:style-name="ce2">
            <text:p>1.78629629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8103003003003" table:style-name="ce2">
            <text:p>1.810300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8343043043042999" table:style-name="ce2">
            <text:p>1.83430430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8583083083083101" table:style-name="ce2">
            <text:p>1.85830830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88231231231231" table:style-name="ce2">
            <text:p>1.88231231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9063163163163199" table:style-name="ce2">
            <text:p>1.90631631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9303203203203201" table:style-name="ce2">
            <text:p>1.9303203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95432432432432" table:style-name="ce2">
            <text:p>1.95432432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9783283283283299" table:style-name="ce2">
            <text:p>1.97832832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0023323323323301" table:style-name="ce2">
            <text:p>2.00233233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0263363363363398" table:style-name="ce2">
            <text:p>2.02633633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0503403403403402" table:style-name="ce2">
            <text:p>2.0503403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0743443443443401" table:style-name="ce2">
            <text:p>2.07434434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0983483483483498" table:style-name="ce2">
            <text:p>2.09834834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1223523523523502" table:style-name="ce2">
            <text:p>2.12235235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1463563563563599" table:style-name="ce2">
            <text:p>2.14635635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1703603603603598" table:style-name="ce2">
            <text:p>2.1703603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1943643643643602" table:style-name="ce2">
            <text:p>2.19436436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2183683683683699" table:style-name="ce2">
            <text:p>2.21836836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2423723723723699" table:style-name="ce2">
            <text:p>2.24237237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26637637637638" table:style-name="ce2">
            <text:p>2.26637637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2903803803803799" table:style-name="ce2">
            <text:p>2.2903803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3143843843843799" table:style-name="ce2">
            <text:p>2.31438438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33838838838839" table:style-name="ce2">
            <text:p>2.33838838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36239239239239" table:style-name="ce2">
            <text:p>2.36239239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3863963963964001" table:style-name="ce2">
            <text:p>2.38639639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4104004004004" table:style-name="ce2">
            <text:p>2.410400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4344044044044" table:style-name="ce2">
            <text:p>2.43440440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4584084084084101" table:style-name="ce2">
            <text:p>2.45840840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4824124124124101" table:style-name="ce2">
            <text:p>2.48241241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5064164164164202" table:style-name="ce2">
            <text:p>2.50641641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5304204204204201" table:style-name="ce2">
            <text:p>2.5304204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5544244244244201" table:style-name="ce2">
            <text:p>2.55442442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5784284284284298" table:style-name="ce2">
            <text:p>2.57842842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6024324324324302" table:style-name="ce2">
            <text:p>2.60243243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6264364364364399" table:style-name="ce2">
            <text:p>2.62643643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6504404404404398" table:style-name="ce2">
            <text:p>2.6504404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6744444444444402" table:style-name="ce2">
            <text:p>2.67444444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6984484484484499" table:style-name="ce2">
            <text:p>2.69844844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7224524524524498" table:style-name="ce2">
            <text:p>2.72245245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74645645645646" table:style-name="ce2">
            <text:p>2.74645645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7704604604604599" table:style-name="ce2">
            <text:p>2.7704604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7944644644644598" table:style-name="ce2">
            <text:p>2.79446446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81846846846847" table:style-name="ce2">
            <text:p>2.81846846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8424724724724699" table:style-name="ce2">
            <text:p>2.84247247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8664764764764801" table:style-name="ce2">
            <text:p>2.86647647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89048048048048" table:style-name="ce2">
            <text:p>2.8904804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9144844844844799" table:style-name="ce2">
            <text:p>2.91448448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9384884884884901" table:style-name="ce2">
            <text:p>2.93848848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96249249249249" table:style-name="ce2">
            <text:p>2.96249249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9864964964965002" table:style-name="ce2">
            <text:p>2.98649649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0105005005005001" table:style-name="ce2">
            <text:p>3.01050050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0345045045045" table:style-name="ce2">
            <text:p>3.03450450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0585085085085102" table:style-name="ce2">
            <text:p>3.05850850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0825125125125101" table:style-name="ce2">
            <text:p>3.08251251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1065165165165198" table:style-name="ce2">
            <text:p>3.10651651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1305205205205202" table:style-name="ce2">
            <text:p>3.13052052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1545245245245201" table:style-name="ce2">
            <text:p>3.15452452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1785285285285299" table:style-name="ce2">
            <text:p>3.17852852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2025325325325298" table:style-name="ce2">
            <text:p>3.20253253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2265365365365399" table:style-name="ce2">
            <text:p>3.22653653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2505405405405399" table:style-name="ce2">
            <text:p>3.25054054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2745445445445398" table:style-name="ce2">
            <text:p>3.27454454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29854854854855" table:style-name="ce2">
            <text:p>3.29854854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3225525525525499" table:style-name="ce2">
            <text:p>3.32255255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34655655655656" table:style-name="ce2">
            <text:p>3.34655655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37056056056056" table:style-name="ce2">
            <text:p>3.37056056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3945645645645599" table:style-name="ce2">
            <text:p>3.39456456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4185685685685701" table:style-name="ce2">
            <text:p>3.41856856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44257257257257" table:style-name="ce2">
            <text:p>3.44257257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4665765765765801" table:style-name="ce2">
            <text:p>3.46657657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4905805805805801" table:style-name="ce2">
            <text:p>3.49058058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51458458458458" table:style-name="ce2">
            <text:p>3.51458458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5385885885885902" table:style-name="ce2">
            <text:p>3.53858858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5625925925925901" table:style-name="ce2">
            <text:p>3.56259259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5865965965965998" table:style-name="ce2">
            <text:p>3.58659659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6106006006006002" table:style-name="ce2">
            <text:p>3.61060060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6346046046046001" table:style-name="ce2">
            <text:p>3.63460460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6586086086086098" table:style-name="ce2">
            <text:p>3.65860860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6826126126126102" table:style-name="ce2">
            <text:p>3.68261261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7066166166166199" table:style-name="ce2">
            <text:p>3.70661661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7306206206206198" table:style-name="ce2">
            <text:p>3.73062062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7546246246246202" table:style-name="ce2">
            <text:p>3.75462462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7786286286286299" table:style-name="ce2">
            <text:p>3.77862862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8026326326326298" table:style-name="ce2">
            <text:p>3.80263263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82663663663664" table:style-name="ce2">
            <text:p>3.82663663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8506406406406399" table:style-name="ce2">
            <text:p>3.85064064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8746446446446399" table:style-name="ce2">
            <text:p>3.87464464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89864864864865" table:style-name="ce2">
            <text:p>3.89864864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92265265265265" table:style-name="ce2">
            <text:p>3.92265265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9466566566566601" table:style-name="ce2">
            <text:p>3.94665665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97066066066066" table:style-name="ce2">
            <text:p>3.97066066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99466466466466" table:style-name="ce2">
            <text:p>3.99466466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0186686686686697" table:style-name="ce2">
            <text:p>4.01866866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0426726726726701" table:style-name="ce2">
            <text:p>4.04267267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0666766766766802" table:style-name="ce2">
            <text:p>4.06667667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0906806806806797" table:style-name="ce2">
            <text:p>4.09068068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1146846846846801" table:style-name="ce2">
            <text:p>4.11468468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1386886886886902" table:style-name="ce2">
            <text:p>4.13868868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1626926926926897" table:style-name="ce2">
            <text:p>4.16269269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1866966966966999" table:style-name="ce2">
            <text:p>4.18669669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2107007007007002" table:style-name="ce2">
            <text:p>4.21070070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2347047047046997" table:style-name="ce2">
            <text:p>4.23470470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2587087087087099" table:style-name="ce2">
            <text:p>4.25870870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2827127127127103" table:style-name="ce2">
            <text:p>4.28271271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3067167167167204" table:style-name="ce2">
            <text:p>4.30671671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3307207207207199" table:style-name="ce2">
            <text:p>4.33072072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3547247247247203" table:style-name="ce2">
            <text:p>4.35472472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3787287287287304" table:style-name="ce2">
            <text:p>4.37872872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4027327327327299" table:style-name="ce2">
            <text:p>4.40273273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4267367367367401" table:style-name="ce2">
            <text:p>4.42673673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4507407407407404" table:style-name="ce2">
            <text:p>4.45074074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4747447447447399" table:style-name="ce2">
            <text:p>4.47474474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4987487487487501" table:style-name="ce2">
            <text:p>4.49874874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5227527527527496" table:style-name="ce2">
            <text:p>4.52275275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5467567567567597" table:style-name="ce2">
            <text:p>4.54675675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5707607607607601" table:style-name="ce2">
            <text:p>4.57076076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5947647647647596" table:style-name="ce2">
            <text:p>4.59476476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6187687687687697" table:style-name="ce2">
            <text:p>4.61876876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6427727727727701" table:style-name="ce2">
            <text:p>4.64277277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6667767767767803" table:style-name="ce2">
            <text:p>4.66677677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6907807807807798" table:style-name="ce2">
            <text:p>4.69078078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7147847847847801" table:style-name="ce2">
            <text:p>4.71478478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7387887887887903" table:style-name="ce2">
            <text:p>4.73878878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7627927927927898" table:style-name="ce2">
            <text:p>4.76279279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7867967967967999" table:style-name="ce2">
            <text:p>4.78679679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8108008008008003" table:style-name="ce2">
            <text:p>4.81080080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8348048048047998" table:style-name="ce2">
            <text:p>4.83480480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8588088088088099" table:style-name="ce2">
            <text:p>4.85880880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8828128128128103" table:style-name="ce2">
            <text:p>4.88281281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9068168168168196" table:style-name="ce2">
            <text:p>4.90681681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93082082082082" table:style-name="ce2">
            <text:p>4.93082082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9548248248248203" table:style-name="ce2">
            <text:p>4.95482482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9788288288288296" table:style-name="ce2">
            <text:p>4.97882882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5.00283283283283" table:style-name="ce2">
            <text:p>5.00283283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5.0268368368368401" table:style-name="ce2">
            <text:p>5.02683683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5.0508408408408396" table:style-name="ce2">
            <text:p>5.05084084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5.07484484484484" table:style-name="ce2">
            <text:p>5.07484484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5.0988488488488501" table:style-name="ce2">
            <text:p>5.09884884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5.1228528528528496" table:style-name="ce2">
            <text:p>5.12285285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5.1468568568568598" table:style-name="ce2">
            <text:p>5.14685685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5.1708608608608602" table:style-name="ce2">
            <text:p>5.17086086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5.1948648648648597" table:style-name="ce2">
            <text:p>5.19486486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5.2188688688688698" table:style-name="ce2">
            <text:p>5.21886886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5.2428728728728702" table:style-name="ce2">
            <text:p>5.24287287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5.2668768768768803" table:style-name="ce2">
            <text:p>5.26687687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5.2908808808808798" table:style-name="ce2">
            <text:p>5.29088088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5.3148848848848802" table:style-name="ce2">
            <text:p>5.31488488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5.3388888888888903" table:style-name="ce2">
            <text:p>5.338888889</text:p>
          </table:table-cell>
          <table:table-cell office:value-type="float" office:value="0.72" table:style-name="ce2">
            <text:p>0.72</text:p>
          </table:table-cell>
          <table:table-cell table:number-columns-repeated="16382"/>
        </table:table-row>
        <table:table-row table:style-name="ro1">
          <table:table-cell office:value-type="float" office:value="5.3628928928928898" table:style-name="ce2">
            <text:p>5.362892893</text:p>
          </table:table-cell>
          <table:table-cell office:value-type="float" office:value="1.44" table:style-name="ce2">
            <text:p>1.44</text:p>
          </table:table-cell>
          <table:table-cell table:number-columns-repeated="16382"/>
        </table:table-row>
        <table:table-row table:style-name="ro1">
          <table:table-cell office:value-type="float" office:value="5.3868968968969" table:style-name="ce2">
            <text:p>5.386896897</text:p>
          </table:table-cell>
          <table:table-cell office:value-type="float" office:value="2.16" table:style-name="ce2">
            <text:p>2.16</text:p>
          </table:table-cell>
          <table:table-cell table:number-columns-repeated="16382"/>
        </table:table-row>
        <table:table-row table:style-name="ro1">
          <table:table-cell office:value-type="float" office:value="5.4109009009009004" table:style-name="ce2">
            <text:p>5.410900901</text:p>
          </table:table-cell>
          <table:table-cell office:value-type="float" office:value="2.88" table:style-name="ce2">
            <text:p>2.88</text:p>
          </table:table-cell>
          <table:table-cell table:number-columns-repeated="16382"/>
        </table:table-row>
        <table:table-row table:style-name="ro1">
          <table:table-cell office:value-type="float" office:value="5.4349049049048999" table:style-name="ce2">
            <text:p>5.434904905</text:p>
          </table:table-cell>
          <table:table-cell office:value-type="float" office:value="3.6" table:style-name="ce2">
            <text:p>3.6</text:p>
          </table:table-cell>
          <table:table-cell table:number-columns-repeated="16382"/>
        </table:table-row>
        <table:table-row table:style-name="ro1">
          <table:table-cell office:value-type="float" office:value="5.45890890890891" table:style-name="ce2">
            <text:p>5.458908909</text:p>
          </table:table-cell>
          <table:table-cell office:value-type="float" office:value="4.32" table:style-name="ce2">
            <text:p>4.32</text:p>
          </table:table-cell>
          <table:table-cell table:number-columns-repeated="16382"/>
        </table:table-row>
        <table:table-row table:style-name="ro1">
          <table:table-cell office:value-type="float" office:value="5.4829129129129104" table:style-name="ce2">
            <text:p>5.482912913</text:p>
          </table:table-cell>
          <table:table-cell office:value-type="float" office:value="5.04" table:style-name="ce2">
            <text:p>5.04</text:p>
          </table:table-cell>
          <table:table-cell table:number-columns-repeated="16382"/>
        </table:table-row>
        <table:table-row table:style-name="ro1">
          <table:table-cell office:value-type="float" office:value="5.5069169169169196" table:style-name="ce2">
            <text:p>5.506916917</text:p>
          </table:table-cell>
          <table:table-cell office:value-type="float" office:value="5.76" table:style-name="ce2">
            <text:p>5.76</text:p>
          </table:table-cell>
          <table:table-cell table:number-columns-repeated="16382"/>
        </table:table-row>
        <table:table-row table:style-name="ro1">
          <table:table-cell office:value-type="float" office:value="5.53092092092092" table:style-name="ce2">
            <text:p>5.530920921</text:p>
          </table:table-cell>
          <table:table-cell office:value-type="float" office:value="6.48" table:style-name="ce2">
            <text:p>6.48</text:p>
          </table:table-cell>
          <table:table-cell table:number-columns-repeated="16382"/>
        </table:table-row>
        <table:table-row table:style-name="ro1">
          <table:table-cell office:value-type="float" office:value="5.5549249249249204" table:style-name="ce2">
            <text:p>5.554924925</text:p>
          </table:table-cell>
          <table:table-cell office:value-type="float" office:value="7.2" table:style-name="ce2">
            <text:p>7.2</text:p>
          </table:table-cell>
          <table:table-cell table:number-columns-repeated="16382"/>
        </table:table-row>
        <table:table-row table:style-name="ro1">
          <table:table-cell office:value-type="float" office:value="5.5789289289289297" table:style-name="ce2">
            <text:p>5.578928929</text:p>
          </table:table-cell>
          <table:table-cell office:value-type="float" office:value="7.92" table:style-name="ce2">
            <text:p>7.92</text:p>
          </table:table-cell>
          <table:table-cell table:number-columns-repeated="16382"/>
        </table:table-row>
        <table:table-row table:style-name="ro1">
          <table:table-cell office:value-type="float" office:value="5.60293293293293" table:style-name="ce2">
            <text:p>5.602932933</text:p>
          </table:table-cell>
          <table:table-cell office:value-type="float" office:value="8.64" table:style-name="ce2">
            <text:p>8.64</text:p>
          </table:table-cell>
          <table:table-cell table:number-columns-repeated="16382"/>
        </table:table-row>
        <table:table-row table:style-name="ro1">
          <table:table-cell office:value-type="float" office:value="5.6269369369369402" table:style-name="ce2">
            <text:p>5.626936937</text:p>
          </table:table-cell>
          <table:table-cell office:value-type="float" office:value="9.36" table:style-name="ce2">
            <text:p>9.36</text:p>
          </table:table-cell>
          <table:table-cell table:number-columns-repeated="16382"/>
        </table:table-row>
        <table:table-row table:style-name="ro1">
          <table:table-cell office:value-type="float" office:value="5.6509409409409397" table:style-name="ce2">
            <text:p>5.650940941</text:p>
          </table:table-cell>
          <table:table-cell office:value-type="float" office:value="10.08" table:style-name="ce2">
            <text:p>10.08</text:p>
          </table:table-cell>
          <table:table-cell table:number-columns-repeated="16382"/>
        </table:table-row>
        <table:table-row table:style-name="ro1">
          <table:table-cell office:value-type="float" office:value="5.6749449449449401" table:style-name="ce2">
            <text:p>5.674944945</text:p>
          </table:table-cell>
          <table:table-cell office:value-type="float" office:value="10.8" table:style-name="ce2">
            <text:p>10.8</text:p>
          </table:table-cell>
          <table:table-cell table:number-columns-repeated="16382"/>
        </table:table-row>
        <table:table-row table:style-name="ro1">
          <table:table-cell office:value-type="float" office:value="5.6989489489489502" table:style-name="ce2">
            <text:p>5.698948949</text:p>
          </table:table-cell>
          <table:table-cell office:value-type="float" office:value="11.52" table:style-name="ce2">
            <text:p>11.52</text:p>
          </table:table-cell>
          <table:table-cell table:number-columns-repeated="16382"/>
        </table:table-row>
        <table:table-row table:style-name="ro1">
          <table:table-cell office:value-type="float" office:value="5.7229529529529497" table:style-name="ce2">
            <text:p>5.722952953</text:p>
          </table:table-cell>
          <table:table-cell office:value-type="float" office:value="12.24" table:style-name="ce2">
            <text:p>12.24</text:p>
          </table:table-cell>
          <table:table-cell table:number-columns-repeated="16382"/>
        </table:table-row>
        <table:table-row table:style-name="ro1">
          <table:table-cell office:value-type="float" office:value="5.7469569569569598" table:style-name="ce2">
            <text:p>5.746956957</text:p>
          </table:table-cell>
          <table:table-cell office:value-type="float" office:value="12.96" table:style-name="ce2">
            <text:p>12.96</text:p>
          </table:table-cell>
          <table:table-cell table:number-columns-repeated="16382"/>
        </table:table-row>
        <table:table-row table:style-name="ro1">
          <table:table-cell office:value-type="float" office:value="5.7709609609609602" table:style-name="ce2">
            <text:p>5.770960961</text:p>
          </table:table-cell>
          <table:table-cell office:value-type="float" office:value="13.68" table:style-name="ce2">
            <text:p>13.68</text:p>
          </table:table-cell>
          <table:table-cell table:number-columns-repeated="16382"/>
        </table:table-row>
        <table:table-row table:style-name="ro1">
          <table:table-cell office:value-type="float" office:value="5.7949649649649597" table:style-name="ce2">
            <text:p>5.794964965</text:p>
          </table:table-cell>
          <table:table-cell office:value-type="float" office:value="14.4" table:style-name="ce2">
            <text:p>14.4</text:p>
          </table:table-cell>
          <table:table-cell table:number-columns-repeated="16382"/>
        </table:table-row>
        <table:table-row table:style-name="ro1">
          <table:table-cell office:value-type="float" office:value="5.8189689689689699" table:style-name="ce2">
            <text:p>5.818968969</text:p>
          </table:table-cell>
          <table:table-cell office:value-type="float" office:value="15.12" table:style-name="ce2">
            <text:p>15.12</text:p>
          </table:table-cell>
          <table:table-cell table:number-columns-repeated="16382"/>
        </table:table-row>
        <table:table-row table:style-name="ro1">
          <table:table-cell office:value-type="float" office:value="5.8429729729729702" table:style-name="ce2">
            <text:p>5.842972973</text:p>
          </table:table-cell>
          <table:table-cell office:value-type="float" office:value="15.84" table:style-name="ce2">
            <text:p>15.84</text:p>
          </table:table-cell>
          <table:table-cell table:number-columns-repeated="16382"/>
        </table:table-row>
        <table:table-row table:style-name="ro1">
          <table:table-cell office:value-type="float" office:value="5.8669769769769804" table:style-name="ce2">
            <text:p>5.866976977</text:p>
          </table:table-cell>
          <table:table-cell office:value-type="float" office:value="16.559999999999999" table:style-name="ce2">
            <text:p>16.56</text:p>
          </table:table-cell>
          <table:table-cell table:number-columns-repeated="16382"/>
        </table:table-row>
        <table:table-row table:style-name="ro1">
          <table:table-cell office:value-type="float" office:value="5.8909809809809799" table:style-name="ce2">
            <text:p>5.890980981</text:p>
          </table:table-cell>
          <table:table-cell office:value-type="float" office:value="17.28" table:style-name="ce2">
            <text:p>17.28</text:p>
          </table:table-cell>
          <table:table-cell table:number-columns-repeated="16382"/>
        </table:table-row>
        <table:table-row table:style-name="ro1">
          <table:table-cell office:value-type="float" office:value="5.9149849849849803" table:style-name="ce2">
            <text:p>5.914984985</text:p>
          </table:table-cell>
          <table:table-cell office:value-type="float" office:value="18" table:style-name="ce2">
            <text:p>18</text:p>
          </table:table-cell>
          <table:table-cell table:number-columns-repeated="16382"/>
        </table:table-row>
        <table:table-row table:style-name="ro1">
          <table:table-cell office:value-type="float" office:value="5.9389889889889904" table:style-name="ce2">
            <text:p>5.938988989</text:p>
          </table:table-cell>
          <table:table-cell office:value-type="float" office:value="18.72" table:style-name="ce2">
            <text:p>18.72</text:p>
          </table:table-cell>
          <table:table-cell table:number-columns-repeated="16382"/>
        </table:table-row>
        <table:table-row table:style-name="ro1">
          <table:table-cell office:value-type="float" office:value="5.9629929929929899" table:style-name="ce2">
            <text:p>5.962992993</text:p>
          </table:table-cell>
          <table:table-cell office:value-type="float" office:value="19.440000000000001" table:style-name="ce2">
            <text:p>19.44</text:p>
          </table:table-cell>
          <table:table-cell table:number-columns-repeated="16382"/>
        </table:table-row>
        <table:table-row table:style-name="ro1">
          <table:table-cell office:value-type="float" office:value="5.9869969969970001" table:style-name="ce2">
            <text:p>5.986996997</text:p>
          </table:table-cell>
          <table:table-cell office:value-type="float" office:value="20.16" table:style-name="ce2">
            <text:p>20.16</text:p>
          </table:table-cell>
          <table:table-cell table:number-columns-repeated="16382"/>
        </table:table-row>
        <table:table-row table:style-name="ro1">
          <table:table-cell office:value-type="float" office:value="6.0110010010010004" table:style-name="ce2">
            <text:p>6.011001001</text:p>
          </table:table-cell>
          <table:table-cell office:value-type="float" office:value="20.88" table:style-name="ce2">
            <text:p>20.88</text:p>
          </table:table-cell>
          <table:table-cell table:number-columns-repeated="16382"/>
        </table:table-row>
        <table:table-row table:style-name="ro1">
          <table:table-cell office:value-type="float" office:value="6.0350050050049999" table:style-name="ce2">
            <text:p>6.035005005</text:p>
          </table:table-cell>
          <table:table-cell office:value-type="float" office:value="21.6" table:style-name="ce2">
            <text:p>21.6</text:p>
          </table:table-cell>
          <table:table-cell table:number-columns-repeated="16382"/>
        </table:table-row>
        <table:table-row table:style-name="ro1">
          <table:table-cell office:value-type="float" office:value="6.0590090090090101" table:style-name="ce2">
            <text:p>6.059009009</text:p>
          </table:table-cell>
          <table:table-cell office:value-type="float" office:value="22.32" table:style-name="ce2">
            <text:p>22.32</text:p>
          </table:table-cell>
          <table:table-cell table:number-columns-repeated="16382"/>
        </table:table-row>
        <table:table-row table:style-name="ro1">
          <table:table-cell office:value-type="float" office:value="6.0830130130130096" table:style-name="ce2">
            <text:p>6.083013013</text:p>
          </table:table-cell>
          <table:table-cell office:value-type="float" office:value="23.04" table:style-name="ce2">
            <text:p>23.04</text:p>
          </table:table-cell>
          <table:table-cell table:number-columns-repeated="16382"/>
        </table:table-row>
        <table:table-row table:style-name="ro1">
          <table:table-cell office:value-type="float" office:value="6.1070170170170197" table:style-name="ce2">
            <text:p>6.107017017</text:p>
          </table:table-cell>
          <table:table-cell office:value-type="float" office:value="23.76" table:style-name="ce2">
            <text:p>23.76</text:p>
          </table:table-cell>
          <table:table-cell table:number-columns-repeated="16382"/>
        </table:table-row>
        <table:table-row table:style-name="ro1">
          <table:table-cell office:value-type="float" office:value="6.1310210210210201" table:style-name="ce2">
            <text:p>6.131021021</text:p>
          </table:table-cell>
          <table:table-cell office:value-type="float" office:value="46.32" table:style-name="ce2">
            <text:p>46.32</text:p>
          </table:table-cell>
          <table:table-cell table:number-columns-repeated="16382"/>
        </table:table-row>
        <table:table-row table:style-name="ro1">
          <table:table-cell office:value-type="float" office:value="6.1550250250250196" table:style-name="ce2">
            <text:p>6.155025025</text:p>
          </table:table-cell>
          <table:table-cell office:value-type="float" office:value="68.88" table:style-name="ce2">
            <text:p>68.88</text:p>
          </table:table-cell>
          <table:table-cell table:number-columns-repeated="16382"/>
        </table:table-row>
        <table:table-row table:style-name="ro1">
          <table:table-cell office:value-type="float" office:value="6.1790290290290297" table:style-name="ce2">
            <text:p>6.179029029</text:p>
          </table:table-cell>
          <table:table-cell office:value-type="float" office:value="91.44" table:style-name="ce2">
            <text:p>91.44</text:p>
          </table:table-cell>
          <table:table-cell table:number-columns-repeated="16382"/>
        </table:table-row>
        <table:table-row table:style-name="ro1">
          <table:table-cell office:value-type="float" office:value="6.2030330330330301" table:style-name="ce2">
            <text:p>6.203033033</text:p>
          </table:table-cell>
          <table:table-cell office:value-type="float" office:value="114" table:style-name="ce2">
            <text:p>114</text:p>
          </table:table-cell>
          <table:table-cell table:number-columns-repeated="16382"/>
        </table:table-row>
        <table:table-row table:style-name="ro1">
          <table:table-cell office:value-type="float" office:value="6.2270370370370403" table:style-name="ce2">
            <text:p>6.227037037</text:p>
          </table:table-cell>
          <table:table-cell office:value-type="float" office:value="136.56" table:style-name="ce2">
            <text:p>136.56</text:p>
          </table:table-cell>
          <table:table-cell table:number-columns-repeated="16382"/>
        </table:table-row>
        <table:table-row table:style-name="ro1">
          <table:table-cell office:value-type="float" office:value="6.2510410410410397" table:style-name="ce2">
            <text:p>6.251041041</text:p>
          </table:table-cell>
          <table:table-cell office:value-type="float" office:value="159.84" table:style-name="ce2">
            <text:p>159.84</text:p>
          </table:table-cell>
          <table:table-cell table:number-columns-repeated="16382"/>
        </table:table-row>
        <table:table-row table:style-name="ro1">
          <table:table-cell office:value-type="float" office:value="6.2750450450450401" table:style-name="ce2">
            <text:p>6.275045045</text:p>
          </table:table-cell>
          <table:table-cell office:value-type="float" office:value="183.12" table:style-name="ce2">
            <text:p>183.12</text:p>
          </table:table-cell>
          <table:table-cell table:number-columns-repeated="16382"/>
        </table:table-row>
        <table:table-row table:style-name="ro1">
          <table:table-cell office:value-type="float" office:value="6.2990490490490503" table:style-name="ce2">
            <text:p>6.299049049</text:p>
          </table:table-cell>
          <table:table-cell office:value-type="float" office:value="206.4" table:style-name="ce2">
            <text:p>206.4</text:p>
          </table:table-cell>
          <table:table-cell table:number-columns-repeated="16382"/>
        </table:table-row>
        <table:table-row table:style-name="ro1">
          <table:table-cell office:value-type="float" office:value="6.3230530530530498" table:style-name="ce2">
            <text:p>6.323053053</text:p>
          </table:table-cell>
          <table:table-cell office:value-type="float" office:value="229.68" table:style-name="ce2">
            <text:p>229.68</text:p>
          </table:table-cell>
          <table:table-cell table:number-columns-repeated="16382"/>
        </table:table-row>
        <table:table-row table:style-name="ro1">
          <table:table-cell office:value-type="float" office:value="6.3470570570570599" table:style-name="ce2">
            <text:p>6.347057057</text:p>
          </table:table-cell>
          <table:table-cell office:value-type="float" office:value="252.96" table:style-name="ce2">
            <text:p>252.96</text:p>
          </table:table-cell>
          <table:table-cell table:number-columns-repeated="16382"/>
        </table:table-row>
        <table:table-row table:style-name="ro1">
          <table:table-cell office:value-type="float" office:value="6.3710610610610603" table:style-name="ce2">
            <text:p>6.371061061</text:p>
          </table:table-cell>
          <table:table-cell office:value-type="float" office:value="276.24" table:style-name="ce2">
            <text:p>276.24</text:p>
          </table:table-cell>
          <table:table-cell table:number-columns-repeated="16382"/>
        </table:table-row>
        <table:table-row table:style-name="ro1">
          <table:table-cell office:value-type="float" office:value="6.3950650650650598" table:style-name="ce2">
            <text:p>6.395065065</text:p>
          </table:table-cell>
          <table:table-cell office:value-type="float" office:value="299.52" table:style-name="ce2">
            <text:p>299.52</text:p>
          </table:table-cell>
          <table:table-cell table:number-columns-repeated="16382"/>
        </table:table-row>
        <table:table-row table:style-name="ro1">
          <table:table-cell office:value-type="float" office:value="6.4190690690690699" table:style-name="ce2">
            <text:p>6.419069069</text:p>
          </table:table-cell>
          <table:table-cell office:value-type="float" office:value="322.8" table:style-name="ce2">
            <text:p>322.8</text:p>
          </table:table-cell>
          <table:table-cell table:number-columns-repeated="16382"/>
        </table:table-row>
        <table:table-row table:style-name="ro1">
          <table:table-cell office:value-type="float" office:value="6.4430730730730703" table:style-name="ce2">
            <text:p>6.443073073</text:p>
          </table:table-cell>
          <table:table-cell office:value-type="float" office:value="346.08" table:style-name="ce2">
            <text:p>346.08</text:p>
          </table:table-cell>
          <table:table-cell table:number-columns-repeated="16382"/>
        </table:table-row>
        <table:table-row table:style-name="ro1">
          <table:table-cell office:value-type="float" office:value="6.4670770770770796" table:style-name="ce2">
            <text:p>6.467077077</text:p>
          </table:table-cell>
          <table:table-cell office:value-type="float" office:value="369.36" table:style-name="ce2">
            <text:p>369.36</text:p>
          </table:table-cell>
          <table:table-cell table:number-columns-repeated="16382"/>
        </table:table-row>
        <table:table-row table:style-name="ro1">
          <table:table-cell office:value-type="float" office:value="6.49108108108108" table:style-name="ce2">
            <text:p>6.491081081</text:p>
          </table:table-cell>
          <table:table-cell office:value-type="float" office:value="392.64" table:style-name="ce2">
            <text:p>392.64</text:p>
          </table:table-cell>
          <table:table-cell table:number-columns-repeated="16382"/>
        </table:table-row>
        <table:table-row table:style-name="ro1">
          <table:table-cell office:value-type="float" office:value="6.5150850850850803" table:style-name="ce2">
            <text:p>6.515085085</text:p>
          </table:table-cell>
          <table:table-cell office:value-type="float" office:value="415.92" table:style-name="ce2">
            <text:p>415.92</text:p>
          </table:table-cell>
          <table:table-cell table:number-columns-repeated="16382"/>
        </table:table-row>
        <table:table-row table:style-name="ro1">
          <table:table-cell office:value-type="float" office:value="6.5390890890890896" table:style-name="ce2">
            <text:p>6.539089089</text:p>
          </table:table-cell>
          <table:table-cell office:value-type="float" office:value="439.2" table:style-name="ce2">
            <text:p>439.2</text:p>
          </table:table-cell>
          <table:table-cell table:number-columns-repeated="16382"/>
        </table:table-row>
        <table:table-row table:style-name="ro1">
          <table:table-cell office:value-type="float" office:value="6.56309309309309" table:style-name="ce2">
            <text:p>6.563093093</text:p>
          </table:table-cell>
          <table:table-cell office:value-type="float" office:value="462.48" table:style-name="ce2">
            <text:p>462.48</text:p>
          </table:table-cell>
          <table:table-cell table:number-columns-repeated="16382"/>
        </table:table-row>
        <table:table-row table:style-name="ro1">
          <table:table-cell office:value-type="float" office:value="6.5870970970971001" table:style-name="ce2">
            <text:p>6.587097097</text:p>
          </table:table-cell>
          <table:table-cell office:value-type="float" office:value="463.92" table:style-name="ce2">
            <text:p>463.92</text:p>
          </table:table-cell>
          <table:table-cell table:number-columns-repeated="16382"/>
        </table:table-row>
        <table:table-row table:style-name="ro1">
          <table:table-cell office:value-type="float" office:value="6.6111011011010996" table:style-name="ce2">
            <text:p>6.611101101</text:p>
          </table:table-cell>
          <table:table-cell office:value-type="float" office:value="465.36" table:style-name="ce2">
            <text:p>465.36</text:p>
          </table:table-cell>
          <table:table-cell table:number-columns-repeated="16382"/>
        </table:table-row>
        <table:table-row table:style-name="ro1">
          <table:table-cell office:value-type="float" office:value="6.6351051051051" table:style-name="ce2">
            <text:p>6.635105105</text:p>
          </table:table-cell>
          <table:table-cell office:value-type="float" office:value="466.8" table:style-name="ce2">
            <text:p>466.8</text:p>
          </table:table-cell>
          <table:table-cell table:number-columns-repeated="16382"/>
        </table:table-row>
        <table:table-row table:style-name="ro1">
          <table:table-cell office:value-type="float" office:value="6.6591091091091101" table:style-name="ce2">
            <text:p>6.659109109</text:p>
          </table:table-cell>
          <table:table-cell office:value-type="float" office:value="468.24" table:style-name="ce2">
            <text:p>468.24</text:p>
          </table:table-cell>
          <table:table-cell table:number-columns-repeated="16382"/>
        </table:table-row>
        <table:table-row table:style-name="ro1">
          <table:table-cell office:value-type="float" office:value="6.6831131131131096" table:style-name="ce2">
            <text:p>6.683113113</text:p>
          </table:table-cell>
          <table:table-cell office:value-type="float" office:value="491.520000000001" table:style-name="ce2">
            <text:p>491.52</text:p>
          </table:table-cell>
          <table:table-cell table:number-columns-repeated="16382"/>
        </table:table-row>
        <table:table-row table:style-name="ro1">
          <table:table-cell office:value-type="float" office:value="6.7071171171171198" table:style-name="ce2">
            <text:p>6.707117117</text:p>
          </table:table-cell>
          <table:table-cell office:value-type="float" office:value="514.80000000000098" table:style-name="ce2">
            <text:p>514.8</text:p>
          </table:table-cell>
          <table:table-cell table:number-columns-repeated="16382"/>
        </table:table-row>
        <table:table-row table:style-name="ro1">
          <table:table-cell office:value-type="float" office:value="6.7311211211211202" table:style-name="ce2">
            <text:p>6.731121121</text:p>
          </table:table-cell>
          <table:table-cell office:value-type="float" office:value="538.08000000000095" table:style-name="ce2">
            <text:p>538.08</text:p>
          </table:table-cell>
          <table:table-cell table:number-columns-repeated="16382"/>
        </table:table-row>
        <table:table-row table:style-name="ro1">
          <table:table-cell office:value-type="float" office:value="6.7551251251251196" table:style-name="ce2">
            <text:p>6.755125125</text:p>
          </table:table-cell>
          <table:table-cell office:value-type="float" office:value="561.36000000000104" table:style-name="ce2">
            <text:p>561.36</text:p>
          </table:table-cell>
          <table:table-cell table:number-columns-repeated="16382"/>
        </table:table-row>
        <table:table-row table:style-name="ro1">
          <table:table-cell office:value-type="float" office:value="6.7791291291291298" table:style-name="ce2">
            <text:p>6.779129129</text:p>
          </table:table-cell>
          <table:table-cell office:value-type="float" office:value="584.64000000000101" table:style-name="ce2">
            <text:p>584.64</text:p>
          </table:table-cell>
          <table:table-cell table:number-columns-repeated="16382"/>
        </table:table-row>
        <table:table-row table:style-name="ro1">
          <table:table-cell office:value-type="float" office:value="6.8031331331331302" table:style-name="ce2">
            <text:p>6.803133133</text:p>
          </table:table-cell>
          <table:table-cell office:value-type="float" office:value="607.92000000000098" table:style-name="ce2">
            <text:p>607.92</text:p>
          </table:table-cell>
          <table:table-cell table:number-columns-repeated="16382"/>
        </table:table-row>
        <table:table-row table:style-name="ro1">
          <table:table-cell office:value-type="float" office:value="6.8271371371371403" table:style-name="ce2">
            <text:p>6.827137137</text:p>
          </table:table-cell>
          <table:table-cell office:value-type="float" office:value="631.20000000000095" table:style-name="ce2">
            <text:p>631.2</text:p>
          </table:table-cell>
          <table:table-cell table:number-columns-repeated="16382"/>
        </table:table-row>
        <table:table-row table:style-name="ro1">
          <table:table-cell office:value-type="float" office:value="6.8511411411411398" table:style-name="ce2">
            <text:p>6.851141141</text:p>
          </table:table-cell>
          <table:table-cell office:value-type="float" office:value="654.48000000000104" table:style-name="ce2">
            <text:p>654.48</text:p>
          </table:table-cell>
          <table:table-cell table:number-columns-repeated="16382"/>
        </table:table-row>
        <table:table-row table:style-name="ro1">
          <table:table-cell office:value-type="float" office:value="6.8751451451451402" table:style-name="ce2">
            <text:p>6.875145145</text:p>
          </table:table-cell>
          <table:table-cell office:value-type="float" office:value="677.76000000000101" table:style-name="ce2">
            <text:p>677.76</text:p>
          </table:table-cell>
          <table:table-cell table:number-columns-repeated="16382"/>
        </table:table-row>
        <table:table-row table:style-name="ro1">
          <table:table-cell office:value-type="float" office:value="6.8991491491491503" table:style-name="ce2">
            <text:p>6.899149149</text:p>
          </table:table-cell>
          <table:table-cell office:value-type="float" office:value="701.04000000000099" table:style-name="ce2">
            <text:p>701.04</text:p>
          </table:table-cell>
          <table:table-cell table:number-columns-repeated="16382"/>
        </table:table-row>
        <table:table-row table:style-name="ro1">
          <table:table-cell office:value-type="float" office:value="6.9231531531531498" table:style-name="ce2">
            <text:p>6.923153153</text:p>
          </table:table-cell>
          <table:table-cell office:value-type="float" office:value="702.48000000000104" table:style-name="ce2">
            <text:p>702.48</text:p>
          </table:table-cell>
          <table:table-cell table:number-columns-repeated="16382"/>
        </table:table-row>
        <table:table-row table:style-name="ro1">
          <table:table-cell office:value-type="float" office:value="6.94715715715716" table:style-name="ce2">
            <text:p>6.947157157</text:p>
          </table:table-cell>
          <table:table-cell office:value-type="float" office:value="703.92000000000098" table:style-name="ce2">
            <text:p>703.92</text:p>
          </table:table-cell>
          <table:table-cell table:number-columns-repeated="16382"/>
        </table:table-row>
        <table:table-row table:style-name="ro1">
          <table:table-cell office:value-type="float" office:value="6.9711611611611604" table:style-name="ce2">
            <text:p>6.971161161</text:p>
          </table:table-cell>
          <table:table-cell office:value-type="float" office:value="705.36000000000104" table:style-name="ce2">
            <text:p>705.36</text:p>
          </table:table-cell>
          <table:table-cell table:number-columns-repeated="16382"/>
        </table:table-row>
        <table:table-row table:style-name="ro1">
          <table:table-cell office:value-type="float" office:value="6.9951651651651598" table:style-name="ce2">
            <text:p>6.995165165</text:p>
          </table:table-cell>
          <table:table-cell office:value-type="float" office:value="706.80000000000098" table:style-name="ce2">
            <text:p>706.8</text:p>
          </table:table-cell>
          <table:table-cell table:number-columns-repeated="16382"/>
        </table:table-row>
        <table:table-row table:style-name="ro1">
          <table:table-cell office:value-type="float" office:value="7.01916916916917" table:style-name="ce2">
            <text:p>7.019169169</text:p>
          </table:table-cell>
          <table:table-cell office:value-type="float" office:value="708.24000000000206" table:style-name="ce2">
            <text:p>708.24</text:p>
          </table:table-cell>
          <table:table-cell table:number-columns-repeated="16382"/>
        </table:table-row>
        <table:table-row table:style-name="ro1">
          <table:table-cell office:value-type="float" office:value="7.0431731731731704" table:style-name="ce2">
            <text:p>7.043173173</text:p>
          </table:table-cell>
          <table:table-cell office:value-type="float" office:value="709.680000000002" table:style-name="ce2">
            <text:p>709.68</text:p>
          </table:table-cell>
          <table:table-cell table:number-columns-repeated="16382"/>
        </table:table-row>
        <table:table-row table:style-name="ro1">
          <table:table-cell office:value-type="float" office:value="7.0671771771771796" table:style-name="ce2">
            <text:p>7.067177177</text:p>
          </table:table-cell>
          <table:table-cell office:value-type="float" office:value="711.12000000000205" table:style-name="ce2">
            <text:p>711.12</text:p>
          </table:table-cell>
          <table:table-cell table:number-columns-repeated="16382"/>
        </table:table-row>
        <table:table-row table:style-name="ro1">
          <table:table-cell office:value-type="float" office:value="7.09118118118118" table:style-name="ce2">
            <text:p>7.091181181</text:p>
          </table:table-cell>
          <table:table-cell office:value-type="float" office:value="712.56000000000199" table:style-name="ce2">
            <text:p>712.56</text:p>
          </table:table-cell>
          <table:table-cell table:number-columns-repeated="16382"/>
        </table:table-row>
        <table:table-row table:style-name="ro1">
          <table:table-cell office:value-type="float" office:value="7.1151851851851804" table:style-name="ce2">
            <text:p>7.115185185</text:p>
          </table:table-cell>
          <table:table-cell office:value-type="float" office:value="714.00000000000205" table:style-name="ce2">
            <text:p>714</text:p>
          </table:table-cell>
          <table:table-cell table:number-columns-repeated="16382"/>
        </table:table-row>
        <table:table-row table:style-name="ro1">
          <table:table-cell office:value-type="float" office:value="7.1391891891891897" table:style-name="ce2">
            <text:p>7.139189189</text:p>
          </table:table-cell>
          <table:table-cell office:value-type="float" office:value="715.44000000000199" table:style-name="ce2">
            <text:p>715.44</text:p>
          </table:table-cell>
          <table:table-cell table:number-columns-repeated="16382"/>
        </table:table-row>
        <table:table-row table:style-name="ro1">
          <table:table-cell office:value-type="float" office:value="7.16319319319319" table:style-name="ce2">
            <text:p>7.163193193</text:p>
          </table:table-cell>
          <table:table-cell office:value-type="float" office:value="716.88000000000204" table:style-name="ce2">
            <text:p>716.88</text:p>
          </table:table-cell>
          <table:table-cell table:number-columns-repeated="16382"/>
        </table:table-row>
        <table:table-row table:style-name="ro1">
          <table:table-cell office:value-type="float" office:value="7.1871971971972002" table:style-name="ce2">
            <text:p>7.187197197</text:p>
          </table:table-cell>
          <table:table-cell office:value-type="float" office:value="718.32000000000198" table:style-name="ce2">
            <text:p>718.32</text:p>
          </table:table-cell>
          <table:table-cell table:number-columns-repeated="16382"/>
        </table:table-row>
        <table:table-row table:style-name="ro1">
          <table:table-cell office:value-type="float" office:value="7.2112012012011997" table:style-name="ce2">
            <text:p>7.211201201</text:p>
          </table:table-cell>
          <table:table-cell office:value-type="float" office:value="719.76000000000204" table:style-name="ce2">
            <text:p>719.76</text:p>
          </table:table-cell>
          <table:table-cell table:number-columns-repeated="16382"/>
        </table:table-row>
        <table:table-row table:style-name="ro1">
          <table:table-cell office:value-type="float" office:value="7.2352052052052001" table:style-name="ce2">
            <text:p>7.235205205</text:p>
          </table:table-cell>
          <table:table-cell office:value-type="float" office:value="721.20000000000198" table:style-name="ce2">
            <text:p>721.2</text:p>
          </table:table-cell>
          <table:table-cell table:number-columns-repeated="16382"/>
        </table:table-row>
        <table:table-row table:style-name="ro1">
          <table:table-cell office:value-type="float" office:value="7.2592092092092102" table:style-name="ce2">
            <text:p>7.259209209</text:p>
          </table:table-cell>
          <table:table-cell office:value-type="float" office:value="722.64000000000203" table:style-name="ce2">
            <text:p>722.64</text:p>
          </table:table-cell>
          <table:table-cell table:number-columns-repeated="16382"/>
        </table:table-row>
        <table:table-row table:style-name="ro1">
          <table:table-cell office:value-type="float" office:value="7.2832132132132097" table:style-name="ce2">
            <text:p>7.283213213</text:p>
          </table:table-cell>
          <table:table-cell office:value-type="float" office:value="724.08000000000197" table:style-name="ce2">
            <text:p>724.08</text:p>
          </table:table-cell>
          <table:table-cell table:number-columns-repeated="16382"/>
        </table:table-row>
        <table:table-row table:style-name="ro1">
          <table:table-cell office:value-type="float" office:value="7.3072172172172198" table:style-name="ce2">
            <text:p>7.307217217</text:p>
          </table:table-cell>
          <table:table-cell office:value-type="float" office:value="725.52000000000203" table:style-name="ce2">
            <text:p>725.52</text:p>
          </table:table-cell>
          <table:table-cell table:number-columns-repeated="16382"/>
        </table:table-row>
        <table:table-row table:style-name="ro1">
          <table:table-cell office:value-type="float" office:value="7.3312212212212202" table:style-name="ce2">
            <text:p>7.331221221</text:p>
          </table:table-cell>
          <table:table-cell office:value-type="float" office:value="748.800000000002" table:style-name="ce2">
            <text:p>748.8</text:p>
          </table:table-cell>
          <table:table-cell table:number-columns-repeated="16382"/>
        </table:table-row>
        <table:table-row table:style-name="ro1">
          <table:table-cell office:value-type="float" office:value="7.3552252252252197" table:style-name="ce2">
            <text:p>7.355225225</text:p>
          </table:table-cell>
          <table:table-cell office:value-type="float" office:value="772.08000000000197" table:style-name="ce2">
            <text:p>772.08</text:p>
          </table:table-cell>
          <table:table-cell table:number-columns-repeated="16382"/>
        </table:table-row>
        <table:table-row table:style-name="ro1">
          <table:table-cell office:value-type="float" office:value="7.3792292292292299" table:style-name="ce2">
            <text:p>7.379229229</text:p>
          </table:table-cell>
          <table:table-cell office:value-type="float" office:value="817.20000000000198" table:style-name="ce2">
            <text:p>817.2</text:p>
          </table:table-cell>
          <table:table-cell table:number-columns-repeated="16382"/>
        </table:table-row>
        <table:table-row table:style-name="ro1">
          <table:table-cell office:value-type="float" office:value="7.4032332332332302" table:style-name="ce2">
            <text:p>7.403233233</text:p>
          </table:table-cell>
          <table:table-cell office:value-type="float" office:value="862.32000000000301" table:style-name="ce2">
            <text:p>862.32</text:p>
          </table:table-cell>
          <table:table-cell table:number-columns-repeated="16382"/>
        </table:table-row>
        <table:table-row table:style-name="ro1">
          <table:table-cell office:value-type="float" office:value="7.4272372372372404" table:style-name="ce2">
            <text:p>7.427237237</text:p>
          </table:table-cell>
          <table:table-cell office:value-type="float" office:value="907.44000000000301" table:style-name="ce2">
            <text:p>907.44</text:p>
          </table:table-cell>
          <table:table-cell table:number-columns-repeated="16382"/>
        </table:table-row>
        <table:table-row table:style-name="ro1">
          <table:table-cell office:value-type="float" office:value="7.4512412412412399" table:style-name="ce2">
            <text:p>7.451241241</text:p>
          </table:table-cell>
          <table:table-cell office:value-type="float" office:value="952.56000000000301" table:style-name="ce2">
            <text:p>952.56</text:p>
          </table:table-cell>
          <table:table-cell table:number-columns-repeated="16382"/>
        </table:table-row>
        <table:table-row table:style-name="ro1">
          <table:table-cell office:value-type="float" office:value="7.4752452452452403" table:style-name="ce2">
            <text:p>7.475245245</text:p>
          </table:table-cell>
          <table:table-cell office:value-type="float" office:value="998.40000000000305" table:style-name="ce2">
            <text:p>998.4</text:p>
          </table:table-cell>
          <table:table-cell table:number-columns-repeated="16382"/>
        </table:table-row>
        <table:table-row table:style-name="ro1">
          <table:table-cell office:value-type="float" office:value="7.4992492492492504" table:style-name="ce2">
            <text:p>7.499249249</text:p>
          </table:table-cell>
          <table:table-cell office:value-type="float" office:value="1044.24" table:style-name="ce2">
            <text:p>1044.24</text:p>
          </table:table-cell>
          <table:table-cell table:number-columns-repeated="16382"/>
        </table:table-row>
        <table:table-row table:style-name="ro1">
          <table:table-cell office:value-type="float" office:value="7.5232532532532499" table:style-name="ce2">
            <text:p>7.523253253</text:p>
          </table:table-cell>
          <table:table-cell office:value-type="float" office:value="1090.08" table:style-name="ce2">
            <text:p>1090.08</text:p>
          </table:table-cell>
          <table:table-cell table:number-columns-repeated="16382"/>
        </table:table-row>
        <table:table-row table:style-name="ro1">
          <table:table-cell office:value-type="float" office:value="7.54725725725726" table:style-name="ce2">
            <text:p>7.547257257</text:p>
          </table:table-cell>
          <table:table-cell office:value-type="float" office:value="1135.92" table:style-name="ce2">
            <text:p>1135.92</text:p>
          </table:table-cell>
          <table:table-cell table:number-columns-repeated="16382"/>
        </table:table-row>
        <table:table-row table:style-name="ro1">
          <table:table-cell office:value-type="float" office:value="7.5712612612612604" table:style-name="ce2">
            <text:p>7.571261261</text:p>
          </table:table-cell>
          <table:table-cell office:value-type="float" office:value="1160.6400000000001" table:style-name="ce2">
            <text:p>1160.64</text:p>
          </table:table-cell>
          <table:table-cell table:number-columns-repeated="16382"/>
        </table:table-row>
        <table:table-row table:style-name="ro1">
          <table:table-cell office:value-type="float" office:value="7.5952652652652599" table:style-name="ce2">
            <text:p>7.595265265</text:p>
          </table:table-cell>
          <table:table-cell office:value-type="float" office:value="1163.52" table:style-name="ce2">
            <text:p>1163.52</text:p>
          </table:table-cell>
          <table:table-cell table:number-columns-repeated="16382"/>
        </table:table-row>
        <table:table-row table:style-name="ro1">
          <table:table-cell office:value-type="float" office:value="7.6192692692692701" table:style-name="ce2">
            <text:p>7.619269269</text:p>
          </table:table-cell>
          <table:table-cell office:value-type="float" office:value="1166.4000000000001" table:style-name="ce2">
            <text:p>1166.4</text:p>
          </table:table-cell>
          <table:table-cell table:number-columns-repeated="16382"/>
        </table:table-row>
        <table:table-row table:style-name="ro1">
          <table:table-cell office:value-type="float" office:value="7.6432732732732704" table:style-name="ce2">
            <text:p>7.643273273</text:p>
          </table:table-cell>
          <table:table-cell office:value-type="float" office:value="1169.28" table:style-name="ce2">
            <text:p>1169.28</text:p>
          </table:table-cell>
          <table:table-cell table:number-columns-repeated="16382"/>
        </table:table-row>
        <table:table-row table:style-name="ro1">
          <table:table-cell office:value-type="float" office:value="7.6672772772772797" table:style-name="ce2">
            <text:p>7.667277277</text:p>
          </table:table-cell>
          <table:table-cell office:value-type="float" office:value="1172.1600000000001" table:style-name="ce2">
            <text:p>1172.16</text:p>
          </table:table-cell>
          <table:table-cell table:number-columns-repeated="16382"/>
        </table:table-row>
        <table:table-row table:style-name="ro1">
          <table:table-cell office:value-type="float" office:value="7.6912812812812801" table:style-name="ce2">
            <text:p>7.691281281</text:p>
          </table:table-cell>
          <table:table-cell office:value-type="float" office:value="1175.04" table:style-name="ce2">
            <text:p>1175.04</text:p>
          </table:table-cell>
          <table:table-cell table:number-columns-repeated="16382"/>
        </table:table-row>
        <table:table-row table:style-name="ro1">
          <table:table-cell office:value-type="float" office:value="7.7152852852852796" table:style-name="ce2">
            <text:p>7.715285285</text:p>
          </table:table-cell>
          <table:table-cell office:value-type="float" office:value="1177.92" table:style-name="ce2">
            <text:p>1177.92</text:p>
          </table:table-cell>
          <table:table-cell table:number-columns-repeated="16382"/>
        </table:table-row>
        <table:table-row table:style-name="ro1">
          <table:table-cell office:value-type="float" office:value="7.7392892892892897" table:style-name="ce2">
            <text:p>7.739289289</text:p>
          </table:table-cell>
          <table:table-cell office:value-type="float" office:value="1180.8" table:style-name="ce2">
            <text:p>1180.8</text:p>
          </table:table-cell>
          <table:table-cell table:number-columns-repeated="16382"/>
        </table:table-row>
        <table:table-row table:style-name="ro1">
          <table:table-cell office:value-type="float" office:value="7.7632932932932901" table:style-name="ce2">
            <text:p>7.763293293</text:p>
          </table:table-cell>
          <table:table-cell office:value-type="float" office:value="1183.68" table:style-name="ce2">
            <text:p>1183.68</text:p>
          </table:table-cell>
          <table:table-cell table:number-columns-repeated="16382"/>
        </table:table-row>
        <table:table-row table:style-name="ro1">
          <table:table-cell office:value-type="float" office:value="7.7872972972973002" table:style-name="ce2">
            <text:p>7.787297297</text:p>
          </table:table-cell>
          <table:table-cell office:value-type="float" office:value="1186.56" table:style-name="ce2">
            <text:p>1186.56</text:p>
          </table:table-cell>
          <table:table-cell table:number-columns-repeated="16382"/>
        </table:table-row>
        <table:table-row table:style-name="ro1">
          <table:table-cell office:value-type="float" office:value="7.8113013013012997" table:style-name="ce2">
            <text:p>7.811301301</text:p>
          </table:table-cell>
          <table:table-cell office:value-type="float" office:value="1189.44" table:style-name="ce2">
            <text:p>1189.44</text:p>
          </table:table-cell>
          <table:table-cell table:number-columns-repeated="16382"/>
        </table:table-row>
        <table:table-row table:style-name="ro1">
          <table:table-cell office:value-type="float" office:value="7.8353053053053001" table:style-name="ce2">
            <text:p>7.835305305</text:p>
          </table:table-cell>
          <table:table-cell office:value-type="float" office:value="1192.32" table:style-name="ce2">
            <text:p>1192.32</text:p>
          </table:table-cell>
          <table:table-cell table:number-columns-repeated="16382"/>
        </table:table-row>
        <table:table-row table:style-name="ro1">
          <table:table-cell office:value-type="float" office:value="7.8593093093093103" table:style-name="ce2">
            <text:p>7.859309309</text:p>
          </table:table-cell>
          <table:table-cell office:value-type="float" office:value="1195.2" table:style-name="ce2">
            <text:p>1195.2</text:p>
          </table:table-cell>
          <table:table-cell table:number-columns-repeated="16382"/>
        </table:table-row>
        <table:table-row table:style-name="ro1">
          <table:table-cell office:value-type="float" office:value="7.8833133133133098" table:style-name="ce2">
            <text:p>7.883313313</text:p>
          </table:table-cell>
          <table:table-cell office:value-type="float" office:value="1198.08" table:style-name="ce2">
            <text:p>1198.08</text:p>
          </table:table-cell>
          <table:table-cell table:number-columns-repeated="16382"/>
        </table:table-row>
        <table:table-row table:style-name="ro1">
          <table:table-cell office:value-type="float" office:value="7.9073173173173199" table:style-name="ce2">
            <text:p>7.907317317</text:p>
          </table:table-cell>
          <table:table-cell office:value-type="float" office:value="1200.96" table:style-name="ce2">
            <text:p>1200.96</text:p>
          </table:table-cell>
          <table:table-cell table:number-columns-repeated="16382"/>
        </table:table-row>
        <table:table-row table:style-name="ro1">
          <table:table-cell office:value-type="float" office:value="7.9313213213213203" table:style-name="ce2">
            <text:p>7.931321321</text:p>
          </table:table-cell>
          <table:table-cell office:value-type="float" office:value="1203.8399999999999" table:style-name="ce2">
            <text:p>1203.84</text:p>
          </table:table-cell>
          <table:table-cell table:number-columns-repeated="16382"/>
        </table:table-row>
        <table:table-row table:style-name="ro1">
          <table:table-cell office:value-type="float" office:value="7.9553253253253198" table:style-name="ce2">
            <text:p>7.955325325</text:p>
          </table:table-cell>
          <table:table-cell office:value-type="float" office:value="1206.72" table:style-name="ce2">
            <text:p>1206.72</text:p>
          </table:table-cell>
          <table:table-cell table:number-columns-repeated="16382"/>
        </table:table-row>
        <table:table-row table:style-name="ro1">
          <table:table-cell office:value-type="float" office:value="7.9793293293293299" table:style-name="ce2">
            <text:p>7.979329329</text:p>
          </table:table-cell>
          <table:table-cell office:value-type="float" office:value="1209.5999999999999" table:style-name="ce2">
            <text:p>1209.6</text:p>
          </table:table-cell>
          <table:table-cell table:number-columns-repeated="16382"/>
        </table:table-row>
        <table:table-row table:style-name="ro1">
          <table:table-cell office:value-type="float" office:value="8.0033333333333303" table:style-name="ce2">
            <text:p>8.003333333</text:p>
          </table:table-cell>
          <table:table-cell office:value-type="float" office:value="1212.48" table:style-name="ce2">
            <text:p>1212.48</text:p>
          </table:table-cell>
          <table:table-cell table:number-columns-repeated="16382"/>
        </table:table-row>
        <table:table-row table:style-name="ro1">
          <table:table-cell office:value-type="float" office:value="8.0273373373373396" table:style-name="ce2">
            <text:p>8.027337337</text:p>
          </table:table-cell>
          <table:table-cell office:value-type="float" office:value="1215.3600000000099" table:style-name="ce2">
            <text:p>1215.36</text:p>
          </table:table-cell>
          <table:table-cell table:number-columns-repeated="16382"/>
        </table:table-row>
        <table:table-row table:style-name="ro1">
          <table:table-cell office:value-type="float" office:value="8.0513413413413399" table:style-name="ce2">
            <text:p>8.051341341</text:p>
          </table:table-cell>
          <table:table-cell office:value-type="float" office:value="1217.52000000001" table:style-name="ce2">
            <text:p>1217.52</text:p>
          </table:table-cell>
          <table:table-cell table:number-columns-repeated="16382"/>
        </table:table-row>
        <table:table-row table:style-name="ro1">
          <table:table-cell office:value-type="float" office:value="8.0753453453453403" table:style-name="ce2">
            <text:p>8.075345345</text:p>
          </table:table-cell>
          <table:table-cell office:value-type="float" office:value="1220.4000000000101" table:style-name="ce2">
            <text:p>1220.4</text:p>
          </table:table-cell>
          <table:table-cell table:number-columns-repeated="16382"/>
        </table:table-row>
        <table:table-row table:style-name="ro1">
          <table:table-cell office:value-type="float" office:value="8.0993493493493496" table:style-name="ce2">
            <text:p>8.099349349</text:p>
          </table:table-cell>
          <table:table-cell office:value-type="float" office:value="1223.28000000001" table:style-name="ce2">
            <text:p>1223.28</text:p>
          </table:table-cell>
          <table:table-cell table:number-columns-repeated="16382"/>
        </table:table-row>
        <table:table-row table:style-name="ro1">
          <table:table-cell office:value-type="float" office:value="8.12335335335335" table:style-name="ce2">
            <text:p>8.123353353</text:p>
          </table:table-cell>
          <table:table-cell office:value-type="float" office:value="1226.1600000000101" table:style-name="ce2">
            <text:p>1226.16</text:p>
          </table:table-cell>
          <table:table-cell table:number-columns-repeated="16382"/>
        </table:table-row>
        <table:table-row table:style-name="ro1">
          <table:table-cell office:value-type="float" office:value="8.1473573573573592" table:style-name="ce2">
            <text:p>8.147357357</text:p>
          </table:table-cell>
          <table:table-cell office:value-type="float" office:value="1229.04000000001" table:style-name="ce2">
            <text:p>1229.04</text:p>
          </table:table-cell>
          <table:table-cell table:number-columns-repeated="16382"/>
        </table:table-row>
        <table:table-row table:style-name="ro1">
          <table:table-cell office:value-type="float" office:value="8.1713613613613596" table:style-name="ce2">
            <text:p>8.171361361</text:p>
          </table:table-cell>
          <table:table-cell office:value-type="float" office:value="1231.9200000000101" table:style-name="ce2">
            <text:p>1231.92</text:p>
          </table:table-cell>
          <table:table-cell table:number-columns-repeated="16382"/>
        </table:table-row>
        <table:table-row table:style-name="ro1">
          <table:table-cell office:value-type="float" office:value="8.19536536536536" table:style-name="ce2">
            <text:p>8.195365365</text:p>
          </table:table-cell>
          <table:table-cell office:value-type="float" office:value="1234.80000000001" table:style-name="ce2">
            <text:p>1234.8</text:p>
          </table:table-cell>
          <table:table-cell table:number-columns-repeated="16382"/>
        </table:table-row>
        <table:table-row table:style-name="ro1">
          <table:table-cell office:value-type="float" office:value="8.2193693693693692" table:style-name="ce2">
            <text:p>8.219369369</text:p>
          </table:table-cell>
          <table:table-cell office:value-type="float" office:value="1237.6800000000101" table:style-name="ce2">
            <text:p>1237.68</text:p>
          </table:table-cell>
          <table:table-cell table:number-columns-repeated="16382"/>
        </table:table-row>
        <table:table-row table:style-name="ro1">
          <table:table-cell office:value-type="float" office:value="8.2433733733733696" table:style-name="ce2">
            <text:p>8.243373373</text:p>
          </table:table-cell>
          <table:table-cell office:value-type="float" office:value="1240.5600000000099" table:style-name="ce2">
            <text:p>1240.56</text:p>
          </table:table-cell>
          <table:table-cell table:number-columns-repeated="16382"/>
        </table:table-row>
        <table:table-row table:style-name="ro1">
          <table:table-cell office:value-type="float" office:value="8.2673773773773807" table:style-name="ce2">
            <text:p>8.267377377</text:p>
          </table:table-cell>
          <table:table-cell office:value-type="float" office:value="1243.4400000000101" table:style-name="ce2">
            <text:p>1243.44</text:p>
          </table:table-cell>
          <table:table-cell table:number-columns-repeated="16382"/>
        </table:table-row>
        <table:table-row table:style-name="ro1">
          <table:table-cell office:value-type="float" office:value="8.2913813813813793" table:style-name="ce2">
            <text:p>8.291381381</text:p>
          </table:table-cell>
          <table:table-cell office:value-type="float" office:value="1246.3200000000099" table:style-name="ce2">
            <text:p>1246.32</text:p>
          </table:table-cell>
          <table:table-cell table:number-columns-repeated="16382"/>
        </table:table-row>
        <table:table-row table:style-name="ro1">
          <table:table-cell office:value-type="float" office:value="8.3153853853853903" table:style-name="ce2">
            <text:p>8.315385385</text:p>
          </table:table-cell>
          <table:table-cell office:value-type="float" office:value="1249.20000000001" table:style-name="ce2">
            <text:p>1249.2</text:p>
          </table:table-cell>
          <table:table-cell table:number-columns-repeated="16382"/>
        </table:table-row>
        <table:table-row table:style-name="ro1">
          <table:table-cell office:value-type="float" office:value="8.3393893893893907" table:style-name="ce2">
            <text:p>8.339389389</text:p>
          </table:table-cell>
          <table:table-cell office:value-type="float" office:value="1252.0800000000099" table:style-name="ce2">
            <text:p>1252.08</text:p>
          </table:table-cell>
          <table:table-cell table:number-columns-repeated="16382"/>
        </table:table-row>
        <table:table-row table:style-name="ro1">
          <table:table-cell office:value-type="float" office:value="8.3633933933933893" table:style-name="ce2">
            <text:p>8.363393393</text:p>
          </table:table-cell>
          <table:table-cell office:value-type="float" office:value="1254.96000000001" table:style-name="ce2">
            <text:p>1254.96</text:p>
          </table:table-cell>
          <table:table-cell table:number-columns-repeated="16382"/>
        </table:table-row>
        <table:table-row table:style-name="ro1">
          <table:table-cell office:value-type="float" office:value="8.3873973973974003" table:style-name="ce2">
            <text:p>8.387397397</text:p>
          </table:table-cell>
          <table:table-cell office:value-type="float" office:value="1257.1200000000099" table:style-name="ce2">
            <text:p>1257.12</text:p>
          </table:table-cell>
          <table:table-cell table:number-columns-repeated="16382"/>
        </table:table-row>
        <table:table-row table:style-name="ro1">
          <table:table-cell office:value-type="float" office:value="8.4114014014014007" table:style-name="ce2">
            <text:p>8.411401401</text:p>
          </table:table-cell>
          <table:table-cell office:value-type="float" office:value="1259.28000000001" table:style-name="ce2">
            <text:p>1259.28</text:p>
          </table:table-cell>
          <table:table-cell table:number-columns-repeated="16382"/>
        </table:table-row>
        <table:table-row table:style-name="ro1">
          <table:table-cell office:value-type="float" office:value="8.43540540540541" table:style-name="ce2">
            <text:p>8.435405405</text:p>
          </table:table-cell>
          <table:table-cell office:value-type="float" office:value="1261.4400000000101" table:style-name="ce2">
            <text:p>1261.44</text:p>
          </table:table-cell>
          <table:table-cell table:number-columns-repeated="16382"/>
        </table:table-row>
        <table:table-row table:style-name="ro1">
          <table:table-cell office:value-type="float" office:value="8.4594094094094103" table:style-name="ce2">
            <text:p>8.459409409</text:p>
          </table:table-cell>
          <table:table-cell office:value-type="float" office:value="1263.6000000000099" table:style-name="ce2">
            <text:p>1263.6</text:p>
          </table:table-cell>
          <table:table-cell table:number-columns-repeated="16382"/>
        </table:table-row>
        <table:table-row table:style-name="ro1">
          <table:table-cell office:value-type="float" office:value="8.4834134134134107" table:style-name="ce2">
            <text:p>8.483413413</text:p>
          </table:table-cell>
          <table:table-cell office:value-type="float" office:value="1287.6000000000099" table:style-name="ce2">
            <text:p>1287.6</text:p>
          </table:table-cell>
          <table:table-cell table:number-columns-repeated="16382"/>
        </table:table-row>
        <table:table-row table:style-name="ro1">
          <table:table-cell office:value-type="float" office:value="8.50741741741742" table:style-name="ce2">
            <text:p>8.507417417</text:p>
          </table:table-cell>
          <table:table-cell office:value-type="float" office:value="1311.6000000000099" table:style-name="ce2">
            <text:p>1311.6</text:p>
          </table:table-cell>
          <table:table-cell table:number-columns-repeated="16382"/>
        </table:table-row>
        <table:table-row table:style-name="ro1">
          <table:table-cell office:value-type="float" office:value="8.5314214214214203" table:style-name="ce2">
            <text:p>8.531421421</text:p>
          </table:table-cell>
          <table:table-cell office:value-type="float" office:value="1335.6000000000099" table:style-name="ce2">
            <text:p>1335.6</text:p>
          </table:table-cell>
          <table:table-cell table:number-columns-repeated="16382"/>
        </table:table-row>
        <table:table-row table:style-name="ro1">
          <table:table-cell office:value-type="float" office:value="8.5554254254254207" table:style-name="ce2">
            <text:p>8.555425425</text:p>
          </table:table-cell>
          <table:table-cell office:value-type="float" office:value="1359.6000000000099" table:style-name="ce2">
            <text:p>1359.6</text:p>
          </table:table-cell>
          <table:table-cell table:number-columns-repeated="16382"/>
        </table:table-row>
        <table:table-row table:style-name="ro1">
          <table:table-cell office:value-type="float" office:value="8.57942942942943" table:style-name="ce2">
            <text:p>8.579429429</text:p>
          </table:table-cell>
          <table:table-cell office:value-type="float" office:value="1383.6000000000099" table:style-name="ce2">
            <text:p>1383.6</text:p>
          </table:table-cell>
          <table:table-cell table:number-columns-repeated="16382"/>
        </table:table-row>
        <table:table-row table:style-name="ro1">
          <table:table-cell office:value-type="float" office:value="8.6034334334334304" table:style-name="ce2">
            <text:p>8.603433433</text:p>
          </table:table-cell>
          <table:table-cell office:value-type="float" office:value="1407.6000000000099" table:style-name="ce2">
            <text:p>1407.6</text:p>
          </table:table-cell>
          <table:table-cell table:number-columns-repeated="16382"/>
        </table:table-row>
        <table:table-row table:style-name="ro1">
          <table:table-cell office:value-type="float" office:value="8.6274374374374396" table:style-name="ce2">
            <text:p>8.627437437</text:p>
          </table:table-cell>
          <table:table-cell office:value-type="float" office:value="1431.6000000000099" table:style-name="ce2">
            <text:p>1431.6</text:p>
          </table:table-cell>
          <table:table-cell table:number-columns-repeated="16382"/>
        </table:table-row>
        <table:table-row table:style-name="ro1">
          <table:table-cell office:value-type="float" office:value="8.65144144144144" table:style-name="ce2">
            <text:p>8.651441441</text:p>
          </table:table-cell>
          <table:table-cell office:value-type="float" office:value="1455.6000000000099" table:style-name="ce2">
            <text:p>1455.6</text:p>
          </table:table-cell>
          <table:table-cell table:number-columns-repeated="16382"/>
        </table:table-row>
        <table:table-row table:style-name="ro1">
          <table:table-cell office:value-type="float" office:value="8.6754454454454404" table:style-name="ce2">
            <text:p>8.675445445</text:p>
          </table:table-cell>
          <table:table-cell office:value-type="float" office:value="1479.6000000000099" table:style-name="ce2">
            <text:p>1479.6</text:p>
          </table:table-cell>
          <table:table-cell table:number-columns-repeated="16382"/>
        </table:table-row>
        <table:table-row table:style-name="ro1">
          <table:table-cell office:value-type="float" office:value="8.6994494494494496" table:style-name="ce2">
            <text:p>8.699449449</text:p>
          </table:table-cell>
          <table:table-cell office:value-type="float" office:value="1503.6000000000099" table:style-name="ce2">
            <text:p>1503.6</text:p>
          </table:table-cell>
          <table:table-cell table:number-columns-repeated="16382"/>
        </table:table-row>
        <table:table-row table:style-name="ro1">
          <table:table-cell office:value-type="float" office:value="8.72345345345345" table:style-name="ce2">
            <text:p>8.723453453</text:p>
          </table:table-cell>
          <table:table-cell office:value-type="float" office:value="1527.6000000000099" table:style-name="ce2">
            <text:p>1527.6</text:p>
          </table:table-cell>
          <table:table-cell table:number-columns-repeated="16382"/>
        </table:table-row>
        <table:table-row table:style-name="ro1">
          <table:table-cell office:value-type="float" office:value="8.7474574574574593" table:style-name="ce2">
            <text:p>8.747457457</text:p>
          </table:table-cell>
          <table:table-cell office:value-type="float" office:value="1551.6000000000099" table:style-name="ce2">
            <text:p>1551.6</text:p>
          </table:table-cell>
          <table:table-cell table:number-columns-repeated="16382"/>
        </table:table-row>
        <table:table-row table:style-name="ro1">
          <table:table-cell office:value-type="float" office:value="8.7714614614614597" table:style-name="ce2">
            <text:p>8.771461461</text:p>
          </table:table-cell>
          <table:table-cell office:value-type="float" office:value="1553.76000000001" table:style-name="ce2">
            <text:p>1553.76</text:p>
          </table:table-cell>
          <table:table-cell table:number-columns-repeated="16382"/>
        </table:table-row>
        <table:table-row table:style-name="ro1">
          <table:table-cell office:value-type="float" office:value="8.79546546546546" table:style-name="ce2">
            <text:p>8.795465465</text:p>
          </table:table-cell>
          <table:table-cell office:value-type="float" office:value="1555.9200000000101" table:style-name="ce2">
            <text:p>1555.92</text:p>
          </table:table-cell>
          <table:table-cell table:number-columns-repeated="16382"/>
        </table:table-row>
        <table:table-row table:style-name="ro1">
          <table:table-cell office:value-type="float" office:value="8.8194694694694693" table:style-name="ce2">
            <text:p>8.819469469</text:p>
          </table:table-cell>
          <table:table-cell office:value-type="float" office:value="1558.0800000000099" table:style-name="ce2">
            <text:p>1558.08</text:p>
          </table:table-cell>
          <table:table-cell table:number-columns-repeated="16382"/>
        </table:table-row>
        <table:table-row table:style-name="ro1">
          <table:table-cell office:value-type="float" office:value="8.8434734734734697" table:style-name="ce2">
            <text:p>8.843473473</text:p>
          </table:table-cell>
          <table:table-cell office:value-type="float" office:value="1560.24000000001" table:style-name="ce2">
            <text:p>1560.24</text:p>
          </table:table-cell>
          <table:table-cell table:number-columns-repeated="16382"/>
        </table:table-row>
        <table:table-row table:style-name="ro1">
          <table:table-cell office:value-type="float" office:value="8.8674774774774807" table:style-name="ce2">
            <text:p>8.867477477</text:p>
          </table:table-cell>
          <table:table-cell office:value-type="float" office:value="1562.4000000000101" table:style-name="ce2">
            <text:p>1562.4</text:p>
          </table:table-cell>
          <table:table-cell table:number-columns-repeated="16382"/>
        </table:table-row>
        <table:table-row table:style-name="ro1">
          <table:table-cell office:value-type="float" office:value="8.8914814814814793" table:style-name="ce2">
            <text:p>8.891481481</text:p>
          </table:table-cell>
          <table:table-cell office:value-type="float" office:value="1564.5600000000099" table:style-name="ce2">
            <text:p>1564.56</text:p>
          </table:table-cell>
          <table:table-cell table:number-columns-repeated="16382"/>
        </table:table-row>
        <table:table-row table:style-name="ro1">
          <table:table-cell office:value-type="float" office:value="8.9154854854854797" table:style-name="ce2">
            <text:p>8.915485485</text:p>
          </table:table-cell>
          <table:table-cell office:value-type="float" office:value="1566.72000000001" table:style-name="ce2">
            <text:p>1566.72</text:p>
          </table:table-cell>
          <table:table-cell table:number-columns-repeated="16382"/>
        </table:table-row>
        <table:table-row table:style-name="ro1">
          <table:table-cell office:value-type="float" office:value="8.9394894894894907" table:style-name="ce2">
            <text:p>8.939489489</text:p>
          </table:table-cell>
          <table:table-cell office:value-type="float" office:value="1568.8800000000101" table:style-name="ce2">
            <text:p>1568.88</text:p>
          </table:table-cell>
          <table:table-cell table:number-columns-repeated="16382"/>
        </table:table-row>
        <table:table-row table:style-name="ro1">
          <table:table-cell office:value-type="float" office:value="8.9634934934934893" table:style-name="ce2">
            <text:p>8.963493493</text:p>
          </table:table-cell>
          <table:table-cell office:value-type="float" office:value="1571.04000000001" table:style-name="ce2">
            <text:p>1571.04</text:p>
          </table:table-cell>
          <table:table-cell table:number-columns-repeated="16382"/>
        </table:table-row>
        <table:table-row table:style-name="ro1">
          <table:table-cell office:value-type="float" office:value="8.9874974974975004" table:style-name="ce2">
            <text:p>8.987497497</text:p>
          </table:table-cell>
          <table:table-cell office:value-type="float" office:value="1573.20000000001" table:style-name="ce2">
            <text:p>1573.2</text:p>
          </table:table-cell>
          <table:table-cell table:number-columns-repeated="16382"/>
        </table:table-row>
        <table:table-row table:style-name="ro1">
          <table:table-cell office:value-type="float" office:value="9.0115015015015008" table:style-name="ce2">
            <text:p>9.011501502</text:p>
          </table:table-cell>
          <table:table-cell office:value-type="float" office:value="1575.3600000000099" table:style-name="ce2">
            <text:p>1575.36</text:p>
          </table:table-cell>
          <table:table-cell table:number-columns-repeated="16382"/>
        </table:table-row>
        <table:table-row table:style-name="ro1">
          <table:table-cell office:value-type="float" office:value="9.03550550550551" table:style-name="ce2">
            <text:p>9.035505506</text:p>
          </table:table-cell>
          <table:table-cell office:value-type="float" office:value="1577.52000000001" table:style-name="ce2">
            <text:p>1577.52</text:p>
          </table:table-cell>
          <table:table-cell table:number-columns-repeated="16382"/>
        </table:table-row>
        <table:table-row table:style-name="ro1">
          <table:table-cell office:value-type="float" office:value="9.0595095095095104" table:style-name="ce2">
            <text:p>9.05950951</text:p>
          </table:table-cell>
          <table:table-cell office:value-type="float" office:value="1579.6800000000101" table:style-name="ce2">
            <text:p>1579.68</text:p>
          </table:table-cell>
          <table:table-cell table:number-columns-repeated="16382"/>
        </table:table-row>
        <table:table-row table:style-name="ro1">
          <table:table-cell office:value-type="float" office:value="9.0835135135135108" table:style-name="ce2">
            <text:p>9.083513514</text:p>
          </table:table-cell>
          <table:table-cell office:value-type="float" office:value="1581.8400000000099" table:style-name="ce2">
            <text:p>1581.84</text:p>
          </table:table-cell>
          <table:table-cell table:number-columns-repeated="16382"/>
        </table:table-row>
        <table:table-row table:style-name="ro1">
          <table:table-cell office:value-type="float" office:value="9.10751751751752" table:style-name="ce2">
            <text:p>9.107517518</text:p>
          </table:table-cell>
          <table:table-cell office:value-type="float" office:value="1584.00000000001" table:style-name="ce2">
            <text:p>1584</text:p>
          </table:table-cell>
          <table:table-cell table:number-columns-repeated="16382"/>
        </table:table-row>
        <table:table-row table:style-name="ro1">
          <table:table-cell office:value-type="float" office:value="9.1315215215215204" table:style-name="ce2">
            <text:p>9.131521522</text:p>
          </table:table-cell>
          <table:table-cell office:value-type="float" office:value="1586.1600000000101" table:style-name="ce2">
            <text:p>1586.16</text:p>
          </table:table-cell>
          <table:table-cell table:number-columns-repeated="16382"/>
        </table:table-row>
        <table:table-row table:style-name="ro1">
          <table:table-cell office:value-type="float" office:value="9.1555255255255208" table:style-name="ce2">
            <text:p>9.155525526</text:p>
          </table:table-cell>
          <table:table-cell office:value-type="float" office:value="1588.3200000000099" table:style-name="ce2">
            <text:p>1588.32</text:p>
          </table:table-cell>
          <table:table-cell table:number-columns-repeated="16382"/>
        </table:table-row>
        <table:table-row table:style-name="ro1">
          <table:table-cell office:value-type="float" office:value="9.1795295295295301" table:style-name="ce2">
            <text:p>9.17952953</text:p>
          </table:table-cell>
          <table:table-cell office:value-type="float" office:value="1590.48000000001" table:style-name="ce2">
            <text:p>1590.48</text:p>
          </table:table-cell>
          <table:table-cell table:number-columns-repeated="16382"/>
        </table:table-row>
        <table:table-row table:style-name="ro1">
          <table:table-cell office:value-type="float" office:value="9.2035335335335304" table:style-name="ce2">
            <text:p>9.203533534</text:p>
          </table:table-cell>
          <table:table-cell office:value-type="float" office:value="1592.6400000000101" table:style-name="ce2">
            <text:p>1592.64</text:p>
          </table:table-cell>
          <table:table-cell table:number-columns-repeated="16382"/>
        </table:table-row>
        <table:table-row table:style-name="ro1">
          <table:table-cell office:value-type="float" office:value="9.2275375375375397" table:style-name="ce2">
            <text:p>9.227537538</text:p>
          </table:table-cell>
          <table:table-cell office:value-type="float" office:value="1594.80000000001" table:style-name="ce2">
            <text:p>1594.8</text:p>
          </table:table-cell>
          <table:table-cell table:number-columns-repeated="16382"/>
        </table:table-row>
        <table:table-row table:style-name="ro1">
          <table:table-cell office:value-type="float" office:value="9.2515415415415401" table:style-name="ce2">
            <text:p>9.251541542</text:p>
          </table:table-cell>
          <table:table-cell office:value-type="float" office:value="1596.96000000001" table:style-name="ce2">
            <text:p>1596.96</text:p>
          </table:table-cell>
          <table:table-cell table:number-columns-repeated="16382"/>
        </table:table-row>
        <table:table-row table:style-name="ro1">
          <table:table-cell office:value-type="float" office:value="9.2755455455455404" table:style-name="ce2">
            <text:p>9.275545546</text:p>
          </table:table-cell>
          <table:table-cell office:value-type="float" office:value="1599.1200000000099" table:style-name="ce2">
            <text:p>1599.12</text:p>
          </table:table-cell>
          <table:table-cell table:number-columns-repeated="16382"/>
        </table:table-row>
        <table:table-row table:style-name="ro1">
          <table:table-cell office:value-type="float" office:value="9.2995495495495497" table:style-name="ce2">
            <text:p>9.29954955</text:p>
          </table:table-cell>
          <table:table-cell office:value-type="float" office:value="1601.28000000001" table:style-name="ce2">
            <text:p>1601.28</text:p>
          </table:table-cell>
          <table:table-cell table:number-columns-repeated="16382"/>
        </table:table-row>
        <table:table-row table:style-name="ro1">
          <table:table-cell office:value-type="float" office:value="9.3235535535535501" table:style-name="ce2">
            <text:p>9.323553554</text:p>
          </table:table-cell>
          <table:table-cell office:value-type="float" office:value="1603.4400000000101" table:style-name="ce2">
            <text:p>1603.44</text:p>
          </table:table-cell>
          <table:table-cell table:number-columns-repeated="16382"/>
        </table:table-row>
        <table:table-row table:style-name="ro1">
          <table:table-cell office:value-type="float" office:value="9.3475575575575593" table:style-name="ce2">
            <text:p>9.347557558</text:p>
          </table:table-cell>
          <table:table-cell office:value-type="float" office:value="1605.6000000000099" table:style-name="ce2">
            <text:p>1605.6</text:p>
          </table:table-cell>
          <table:table-cell table:number-columns-repeated="16382"/>
        </table:table-row>
        <table:table-row table:style-name="ro1">
          <table:table-cell office:value-type="float" office:value="9.3715615615615597" table:style-name="ce2">
            <text:p>9.371561562</text:p>
          </table:table-cell>
          <table:table-cell office:value-type="float" office:value="1607.76000000001" table:style-name="ce2">
            <text:p>1607.76</text:p>
          </table:table-cell>
          <table:table-cell table:number-columns-repeated="16382"/>
        </table:table-row>
        <table:table-row table:style-name="ro1">
          <table:table-cell office:value-type="float" office:value="9.3955655655655601" table:style-name="ce2">
            <text:p>9.395565566</text:p>
          </table:table-cell>
          <table:table-cell office:value-type="float" office:value="1609.9200000000101" table:style-name="ce2">
            <text:p>1609.92</text:p>
          </table:table-cell>
          <table:table-cell table:number-columns-repeated="16382"/>
        </table:table-row>
        <table:table-row table:style-name="ro1">
          <table:table-cell office:value-type="float" office:value="9.4195695695695694" table:style-name="ce2">
            <text:p>9.41956957</text:p>
          </table:table-cell>
          <table:table-cell office:value-type="float" office:value="1612.0800000000099" table:style-name="ce2">
            <text:p>1612.08</text:p>
          </table:table-cell>
          <table:table-cell table:number-columns-repeated="16382"/>
        </table:table-row>
        <table:table-row table:style-name="ro1">
          <table:table-cell office:value-type="float" office:value="9.4435735735735697" table:style-name="ce2">
            <text:p>9.443573574</text:p>
          </table:table-cell>
          <table:table-cell office:value-type="float" office:value="1614.24000000001" table:style-name="ce2">
            <text:p>1614.24</text:p>
          </table:table-cell>
          <table:table-cell table:number-columns-repeated="16382"/>
        </table:table-row>
        <table:table-row table:style-name="ro1">
          <table:table-cell office:value-type="float" office:value="9.4675775775775808" table:style-name="ce2">
            <text:p>9.467577578</text:p>
          </table:table-cell>
          <table:table-cell office:value-type="float" office:value="1616.4000000000101" table:style-name="ce2">
            <text:p>1616.4</text:p>
          </table:table-cell>
          <table:table-cell table:number-columns-repeated="16382"/>
        </table:table-row>
        <table:table-row table:style-name="ro1">
          <table:table-cell office:value-type="float" office:value="9.4915815815815794" table:style-name="ce2">
            <text:p>9.491581582</text:p>
          </table:table-cell>
          <table:table-cell office:value-type="float" office:value="1638.96000000001" table:style-name="ce2">
            <text:p>1638.96</text:p>
          </table:table-cell>
          <table:table-cell table:number-columns-repeated="16382"/>
        </table:table-row>
        <table:table-row table:style-name="ro1">
          <table:table-cell office:value-type="float" office:value="9.5155855855855798" table:style-name="ce2">
            <text:p>9.515585586</text:p>
          </table:table-cell>
          <table:table-cell office:value-type="float" office:value="1661.52000000001" table:style-name="ce2">
            <text:p>1661.52</text:p>
          </table:table-cell>
          <table:table-cell table:number-columns-repeated="16382"/>
        </table:table-row>
        <table:table-row table:style-name="ro1">
          <table:table-cell office:value-type="float" office:value="9.5395895895895908" table:style-name="ce2">
            <text:p>9.53958959</text:p>
          </table:table-cell>
          <table:table-cell office:value-type="float" office:value="1684.0800000000099" table:style-name="ce2">
            <text:p>1684.08</text:p>
          </table:table-cell>
          <table:table-cell table:number-columns-repeated="16382"/>
        </table:table-row>
        <table:table-row table:style-name="ro1">
          <table:table-cell office:value-type="float" office:value="9.5635935935935894" table:style-name="ce2">
            <text:p>9.563593594</text:p>
          </table:table-cell>
          <table:table-cell office:value-type="float" office:value="1706.6400000000101" table:style-name="ce2">
            <text:p>1706.64</text:p>
          </table:table-cell>
          <table:table-cell table:number-columns-repeated="16382"/>
        </table:table-row>
        <table:table-row table:style-name="ro1">
          <table:table-cell office:value-type="float" office:value="9.5875975975976004" table:style-name="ce2">
            <text:p>9.587597598</text:p>
          </table:table-cell>
          <table:table-cell office:value-type="float" office:value="1729.20000000001" table:style-name="ce2">
            <text:p>1729.2</text:p>
          </table:table-cell>
          <table:table-cell table:number-columns-repeated="16382"/>
        </table:table-row>
        <table:table-row table:style-name="ro1">
          <table:table-cell office:value-type="float" office:value="9.6116016016016008" table:style-name="ce2">
            <text:p>9.611601602</text:p>
          </table:table-cell>
          <table:table-cell office:value-type="float" office:value="1751.76000000001" table:style-name="ce2">
            <text:p>1751.76</text:p>
          </table:table-cell>
          <table:table-cell table:number-columns-repeated="16382"/>
        </table:table-row>
        <table:table-row table:style-name="ro1">
          <table:table-cell office:value-type="float" office:value="9.6356056056056101" table:style-name="ce2">
            <text:p>9.635605606</text:p>
          </table:table-cell>
          <table:table-cell office:value-type="float" office:value="1774.3200000000099" table:style-name="ce2">
            <text:p>1774.32</text:p>
          </table:table-cell>
          <table:table-cell table:number-columns-repeated="16382"/>
        </table:table-row>
        <table:table-row table:style-name="ro1">
          <table:table-cell office:value-type="float" office:value="9.6596096096096105" table:style-name="ce2">
            <text:p>9.65960961</text:p>
          </table:table-cell>
          <table:table-cell office:value-type="float" office:value="1796.8800000000101" table:style-name="ce2">
            <text:p>1796.88</text:p>
          </table:table-cell>
          <table:table-cell table:number-columns-repeated="16382"/>
        </table:table-row>
        <table:table-row table:style-name="ro1">
          <table:table-cell office:value-type="float" office:value="9.6836136136136108" table:style-name="ce2">
            <text:p>9.683613614</text:p>
          </table:table-cell>
          <table:table-cell office:value-type="float" office:value="1820.1600000000101" table:style-name="ce2">
            <text:p>1820.16</text:p>
          </table:table-cell>
          <table:table-cell table:number-columns-repeated="16382"/>
        </table:table-row>
        <table:table-row table:style-name="ro1">
          <table:table-cell office:value-type="float" office:value="9.7076176176176201" table:style-name="ce2">
            <text:p>9.707617618</text:p>
          </table:table-cell>
          <table:table-cell office:value-type="float" office:value="1843.4400000000101" table:style-name="ce2">
            <text:p>1843.44</text:p>
          </table:table-cell>
          <table:table-cell table:number-columns-repeated="16382"/>
        </table:table-row>
        <table:table-row table:style-name="ro1">
          <table:table-cell office:value-type="float" office:value="9.7316216216216205" table:style-name="ce2">
            <text:p>9.731621622</text:p>
          </table:table-cell>
          <table:table-cell office:value-type="float" office:value="1866.72000000001" table:style-name="ce2">
            <text:p>1866.72</text:p>
          </table:table-cell>
          <table:table-cell table:number-columns-repeated="16382"/>
        </table:table-row>
        <table:table-row table:style-name="ro1">
          <table:table-cell office:value-type="float" office:value="9.7556256256256209" table:style-name="ce2">
            <text:p>9.755625626</text:p>
          </table:table-cell>
          <table:table-cell office:value-type="float" office:value="1890.00000000001" table:style-name="ce2">
            <text:p>1890</text:p>
          </table:table-cell>
          <table:table-cell table:number-columns-repeated="16382"/>
        </table:table-row>
        <table:table-row table:style-name="ro1">
          <table:table-cell office:value-type="float" office:value="9.7796296296296301" table:style-name="ce2">
            <text:p>9.77962963</text:p>
          </table:table-cell>
          <table:table-cell office:value-type="float" office:value="1913.28000000001" table:style-name="ce2">
            <text:p>1913.28</text:p>
          </table:table-cell>
          <table:table-cell table:number-columns-repeated="16382"/>
        </table:table-row>
        <table:table-row table:style-name="ro1">
          <table:table-cell office:value-type="float" office:value="9.8036336336336305" table:style-name="ce2">
            <text:p>9.803633634</text:p>
          </table:table-cell>
          <table:table-cell office:value-type="float" office:value="1936.5600000000099" table:style-name="ce2">
            <text:p>1936.56</text:p>
          </table:table-cell>
          <table:table-cell table:number-columns-repeated="16382"/>
        </table:table-row>
        <table:table-row table:style-name="ro1">
          <table:table-cell office:value-type="float" office:value="9.8276376376376398" table:style-name="ce2">
            <text:p>9.827637638</text:p>
          </table:table-cell>
          <table:table-cell office:value-type="float" office:value="1959.8400000000099" table:style-name="ce2">
            <text:p>1959.84</text:p>
          </table:table-cell>
          <table:table-cell table:number-columns-repeated="16382"/>
        </table:table-row>
        <table:table-row table:style-name="ro1">
          <table:table-cell office:value-type="float" office:value="9.8516416416416401" table:style-name="ce2">
            <text:p>9.851641642</text:p>
          </table:table-cell>
          <table:table-cell office:value-type="float" office:value="1983.1200000000099" table:style-name="ce2">
            <text:p>1983.12</text:p>
          </table:table-cell>
          <table:table-cell table:number-columns-repeated="16382"/>
        </table:table-row>
        <table:table-row table:style-name="ro1">
          <table:table-cell office:value-type="float" office:value="9.8756456456456405" table:style-name="ce2">
            <text:p>9.875645646</text:p>
          </table:table-cell>
          <table:table-cell office:value-type="float" office:value="2006.4000000000101" table:style-name="ce2">
            <text:p>2006.4</text:p>
          </table:table-cell>
          <table:table-cell table:number-columns-repeated="16382"/>
        </table:table-row>
        <table:table-row table:style-name="ro1">
          <table:table-cell office:value-type="float" office:value="9.8996496496496498" table:style-name="ce2">
            <text:p>9.89964965</text:p>
          </table:table-cell>
          <table:table-cell office:value-type="float" office:value="2029.6800000000101" table:style-name="ce2">
            <text:p>2029.68</text:p>
          </table:table-cell>
          <table:table-cell table:number-columns-repeated="16382"/>
        </table:table-row>
        <table:table-row table:style-name="ro1">
          <table:table-cell office:value-type="float" office:value="9.9236536536536502" table:style-name="ce2">
            <text:p>9.923653654</text:p>
          </table:table-cell>
          <table:table-cell office:value-type="float" office:value="2052.96000000001" table:style-name="ce2">
            <text:p>2052.96</text:p>
          </table:table-cell>
          <table:table-cell table:number-columns-repeated="16382"/>
        </table:table-row>
        <table:table-row table:style-name="ro1">
          <table:table-cell office:value-type="float" office:value="9.9476576576576594" table:style-name="ce2">
            <text:p>9.947657658</text:p>
          </table:table-cell>
          <table:table-cell office:value-type="float" office:value="2076.2400000000098" table:style-name="ce2">
            <text:p>2076.24</text:p>
          </table:table-cell>
          <table:table-cell table:number-columns-repeated="16382"/>
        </table:table-row>
        <table:table-row table:style-name="ro1">
          <table:table-cell office:value-type="float" office:value="9.9716616616616598" table:style-name="ce2">
            <text:p>9.971661662</text:p>
          </table:table-cell>
          <table:table-cell office:value-type="float" office:value="2099.52000000001" table:style-name="ce2">
            <text:p>2099.52</text:p>
          </table:table-cell>
          <table:table-cell table:number-columns-repeated="16382"/>
        </table:table-row>
        <table:table-row table:style-name="ro1">
          <table:table-cell office:value-type="float" office:value="9.9956656656656602" table:style-name="ce2">
            <text:p>9.995665666</text:p>
          </table:table-cell>
          <table:table-cell office:value-type="float" office:value="2122.8000000000102" table:style-name="ce2">
            <text:p>2122.8</text:p>
          </table:table-cell>
          <table:table-cell table:number-columns-repeated="16382"/>
        </table:table-row>
        <table:table-row table:style-name="ro1">
          <table:table-cell office:value-type="float" office:value="10.0196696696697" table:style-name="ce2">
            <text:p>10.01966967</text:p>
          </table:table-cell>
          <table:table-cell office:value-type="float" office:value="2146.0800000000099" table:style-name="ce2">
            <text:p>2146.08</text:p>
          </table:table-cell>
          <table:table-cell table:number-columns-repeated="16382"/>
        </table:table-row>
        <table:table-row table:style-name="ro1">
          <table:table-cell office:value-type="float" office:value="10.0436736736737" table:style-name="ce2">
            <text:p>10.04367367</text:p>
          </table:table-cell>
          <table:table-cell office:value-type="float" office:value="2147.52000000001" table:style-name="ce2">
            <text:p>2147.52</text:p>
          </table:table-cell>
          <table:table-cell table:number-columns-repeated="16382"/>
        </table:table-row>
        <table:table-row table:style-name="ro1">
          <table:table-cell office:value-type="float" office:value="10.0676776776777" table:style-name="ce2">
            <text:p>10.06767768</text:p>
          </table:table-cell>
          <table:table-cell office:value-type="float" office:value="2170.8000000000102" table:style-name="ce2">
            <text:p>2170.8</text:p>
          </table:table-cell>
          <table:table-cell table:number-columns-repeated="16382"/>
        </table:table-row>
        <table:table-row table:style-name="ro1">
          <table:table-cell office:value-type="float" office:value="10.091681681681701" table:style-name="ce2">
            <text:p>10.09168168</text:p>
          </table:table-cell>
          <table:table-cell office:value-type="float" office:value="2194.0800000000099" table:style-name="ce2">
            <text:p>2194.08</text:p>
          </table:table-cell>
          <table:table-cell table:number-columns-repeated="16382"/>
        </table:table-row>
        <table:table-row table:style-name="ro1">
          <table:table-cell office:value-type="float" office:value="10.115685685685699" table:style-name="ce2">
            <text:p>10.11568569</text:p>
          </table:table-cell>
          <table:table-cell office:value-type="float" office:value="2217.3600000000101" table:style-name="ce2">
            <text:p>2217.36</text:p>
          </table:table-cell>
          <table:table-cell table:number-columns-repeated="16382"/>
        </table:table-row>
        <table:table-row table:style-name="ro1">
          <table:table-cell office:value-type="float" office:value="10.1396896896897" table:style-name="ce2">
            <text:p>10.13968969</text:p>
          </table:table-cell>
          <table:table-cell office:value-type="float" office:value="2240.6400000000099" table:style-name="ce2">
            <text:p>2240.64</text:p>
          </table:table-cell>
          <table:table-cell table:number-columns-repeated="16382"/>
        </table:table-row>
        <table:table-row table:style-name="ro1">
          <table:table-cell office:value-type="float" office:value="10.1636936936937" table:style-name="ce2">
            <text:p>10.16369369</text:p>
          </table:table-cell>
          <table:table-cell office:value-type="float" office:value="2263.9200000000101" table:style-name="ce2">
            <text:p>2263.92</text:p>
          </table:table-cell>
          <table:table-cell table:number-columns-repeated="16382"/>
        </table:table-row>
        <table:table-row table:style-name="ro1">
          <table:table-cell office:value-type="float" office:value="10.187697697697701" table:style-name="ce2">
            <text:p>10.1876977</text:p>
          </table:table-cell>
          <table:table-cell office:value-type="float" office:value="2287.2000000000098" table:style-name="ce2">
            <text:p>2287.2</text:p>
          </table:table-cell>
          <table:table-cell table:number-columns-repeated="16382"/>
        </table:table-row>
        <table:table-row table:style-name="ro1">
          <table:table-cell office:value-type="float" office:value="10.211701701701701" table:style-name="ce2">
            <text:p>10.2117017</text:p>
          </table:table-cell>
          <table:table-cell office:value-type="float" office:value="2310.48000000001" table:style-name="ce2">
            <text:p>2310.48</text:p>
          </table:table-cell>
          <table:table-cell table:number-columns-repeated="16382"/>
        </table:table-row>
        <table:table-row table:style-name="ro1">
          <table:table-cell office:value-type="float" office:value="10.235705705705699" table:style-name="ce2">
            <text:p>10.23570571</text:p>
          </table:table-cell>
          <table:table-cell office:value-type="float" office:value="2333.7600000000102" table:style-name="ce2">
            <text:p>2333.76</text:p>
          </table:table-cell>
          <table:table-cell table:number-columns-repeated="16382"/>
        </table:table-row>
        <table:table-row table:style-name="ro1">
          <table:table-cell office:value-type="float" office:value="10.2597097097097" table:style-name="ce2">
            <text:p>10.25970971</text:p>
          </table:table-cell>
          <table:table-cell office:value-type="float" office:value="2357.04000000001" table:style-name="ce2">
            <text:p>2357.04</text:p>
          </table:table-cell>
          <table:table-cell table:number-columns-repeated="16382"/>
        </table:table-row>
        <table:table-row table:style-name="ro1">
          <table:table-cell office:value-type="float" office:value="10.2837137137137" table:style-name="ce2">
            <text:p>10.28371371</text:p>
          </table:table-cell>
          <table:table-cell office:value-type="float" office:value="2380.3200000000002" table:style-name="ce2">
            <text:p>2380.32</text:p>
          </table:table-cell>
          <table:table-cell table:number-columns-repeated="16382"/>
        </table:table-row>
        <table:table-row table:style-name="ro1">
          <table:table-cell office:value-type="float" office:value="10.307717717717701" table:style-name="ce2">
            <text:p>10.30771772</text:p>
          </table:table-cell>
          <table:table-cell office:value-type="float" office:value="2425.44" table:style-name="ce2">
            <text:p>2425.44</text:p>
          </table:table-cell>
          <table:table-cell table:number-columns-repeated="16382"/>
        </table:table-row>
        <table:table-row table:style-name="ro1">
          <table:table-cell office:value-type="float" office:value="10.331721721721699" table:style-name="ce2">
            <text:p>10.33172172</text:p>
          </table:table-cell>
          <table:table-cell office:value-type="float" office:value="2470.56" table:style-name="ce2">
            <text:p>2470.56</text:p>
          </table:table-cell>
          <table:table-cell table:number-columns-repeated="16382"/>
        </table:table-row>
        <table:table-row table:style-name="ro1">
          <table:table-cell office:value-type="float" office:value="10.3557257257257" table:style-name="ce2">
            <text:p>10.35572573</text:p>
          </table:table-cell>
          <table:table-cell office:value-type="float" office:value="2493.84" table:style-name="ce2">
            <text:p>2493.84</text:p>
          </table:table-cell>
          <table:table-cell table:number-columns-repeated="16382"/>
        </table:table-row>
        <table:table-row table:style-name="ro1">
          <table:table-cell office:value-type="float" office:value="10.3797297297297" table:style-name="ce2">
            <text:p>10.37972973</text:p>
          </table:table-cell>
          <table:table-cell office:value-type="float" office:value="2517.12" table:style-name="ce2">
            <text:p>2517.12</text:p>
          </table:table-cell>
          <table:table-cell table:number-columns-repeated="16382"/>
        </table:table-row>
        <table:table-row table:style-name="ro1">
          <table:table-cell office:value-type="float" office:value="10.4037337337337" table:style-name="ce2">
            <text:p>10.40373373</text:p>
          </table:table-cell>
          <table:table-cell office:value-type="float" office:value="2540.4" table:style-name="ce2">
            <text:p>2540.4</text:p>
          </table:table-cell>
          <table:table-cell table:number-columns-repeated="16382"/>
        </table:table-row>
        <table:table-row table:style-name="ro1">
          <table:table-cell office:value-type="float" office:value="10.427737737737701" table:style-name="ce2">
            <text:p>10.42773774</text:p>
          </table:table-cell>
          <table:table-cell office:value-type="float" office:value="2563.6799999999998" table:style-name="ce2">
            <text:p>2563.68</text:p>
          </table:table-cell>
          <table:table-cell table:number-columns-repeated="16382"/>
        </table:table-row>
        <table:table-row table:style-name="ro1">
          <table:table-cell office:value-type="float" office:value="10.451741741741699" table:style-name="ce2">
            <text:p>10.45174174</text:p>
          </table:table-cell>
          <table:table-cell office:value-type="float" office:value="2586.96" table:style-name="ce2">
            <text:p>2586.96</text:p>
          </table:table-cell>
          <table:table-cell table:number-columns-repeated="16382"/>
        </table:table-row>
        <table:table-row table:style-name="ro1">
          <table:table-cell office:value-type="float" office:value="10.4757457457457" table:style-name="ce2">
            <text:p>10.47574575</text:p>
          </table:table-cell>
          <table:table-cell office:value-type="float" office:value="2610.2399999999998" table:style-name="ce2">
            <text:p>2610.24</text:p>
          </table:table-cell>
          <table:table-cell table:number-columns-repeated="16382"/>
        </table:table-row>
        <table:table-row table:style-name="ro1">
          <table:table-cell office:value-type="float" office:value="10.4997497497497" table:style-name="ce2">
            <text:p>10.49974975</text:p>
          </table:table-cell>
          <table:table-cell office:value-type="float" office:value="2633.52" table:style-name="ce2">
            <text:p>2633.52</text:p>
          </table:table-cell>
          <table:table-cell table:number-columns-repeated="16382"/>
        </table:table-row>
        <table:table-row table:style-name="ro1">
          <table:table-cell office:value-type="float" office:value="10.5237537537538" table:style-name="ce2">
            <text:p>10.52375375</text:p>
          </table:table-cell>
          <table:table-cell office:value-type="float" office:value="2656.08" table:style-name="ce2">
            <text:p>2656.08</text:p>
          </table:table-cell>
          <table:table-cell table:number-columns-repeated="16382"/>
        </table:table-row>
        <table:table-row table:style-name="ro1">
          <table:table-cell office:value-type="float" office:value="10.5477577577578" table:style-name="ce2">
            <text:p>10.54775776</text:p>
          </table:table-cell>
          <table:table-cell office:value-type="float" office:value="2678.64" table:style-name="ce2">
            <text:p>2678.64</text:p>
          </table:table-cell>
          <table:table-cell table:number-columns-repeated="16382"/>
        </table:table-row>
        <table:table-row table:style-name="ro1">
          <table:table-cell office:value-type="float" office:value="10.571761761761801" table:style-name="ce2">
            <text:p>10.57176176</text:p>
          </table:table-cell>
          <table:table-cell office:value-type="float" office:value="2701.2" table:style-name="ce2">
            <text:p>2701.2</text:p>
          </table:table-cell>
          <table:table-cell table:number-columns-repeated="16382"/>
        </table:table-row>
        <table:table-row table:style-name="ro1">
          <table:table-cell office:value-type="float" office:value="10.595765765765799" table:style-name="ce2">
            <text:p>10.59576577</text:p>
          </table:table-cell>
          <table:table-cell office:value-type="float" office:value="2723.76" table:style-name="ce2">
            <text:p>2723.76</text:p>
          </table:table-cell>
          <table:table-cell table:number-columns-repeated="16382"/>
        </table:table-row>
        <table:table-row table:style-name="ro1">
          <table:table-cell office:value-type="float" office:value="10.6197697697698" table:style-name="ce2">
            <text:p>10.61976977</text:p>
          </table:table-cell>
          <table:table-cell office:value-type="float" office:value="2746.32" table:style-name="ce2">
            <text:p>2746.32</text:p>
          </table:table-cell>
          <table:table-cell table:number-columns-repeated="16382"/>
        </table:table-row>
        <table:table-row table:style-name="ro1">
          <table:table-cell office:value-type="float" office:value="10.6437737737738" table:style-name="ce2">
            <text:p>10.64377377</text:p>
          </table:table-cell>
          <table:table-cell office:value-type="float" office:value="2747.04" table:style-name="ce2">
            <text:p>2747.04</text:p>
          </table:table-cell>
          <table:table-cell table:number-columns-repeated="16382"/>
        </table:table-row>
        <table:table-row table:style-name="ro1">
          <table:table-cell office:value-type="float" office:value="10.6677777777778" table:style-name="ce2">
            <text:p>10.66777778</text:p>
          </table:table-cell>
          <table:table-cell office:value-type="float" office:value="2747.76" table:style-name="ce2">
            <text:p>2747.76</text:p>
          </table:table-cell>
          <table:table-cell table:number-columns-repeated="16382"/>
        </table:table-row>
        <table:table-row table:style-name="ro1">
          <table:table-cell office:value-type="float" office:value="10.691781781781801" table:style-name="ce2">
            <text:p>10.69178178</text:p>
          </table:table-cell>
          <table:table-cell office:value-type="float" office:value="2749.2" table:style-name="ce2">
            <text:p>2749.2</text:p>
          </table:table-cell>
          <table:table-cell table:number-columns-repeated="16382"/>
        </table:table-row>
        <table:table-row table:style-name="ro1">
          <table:table-cell office:value-type="float" office:value="10.715785785785799" table:style-name="ce2">
            <text:p>10.71578579</text:p>
          </table:table-cell>
          <table:table-cell office:value-type="float" office:value="2750.64" table:style-name="ce2">
            <text:p>2750.64</text:p>
          </table:table-cell>
          <table:table-cell table:number-columns-repeated="16382"/>
        </table:table-row>
        <table:table-row table:style-name="ro1">
          <table:table-cell office:value-type="float" office:value="10.7397897897898" table:style-name="ce2">
            <text:p>10.73978979</text:p>
          </table:table-cell>
          <table:table-cell office:value-type="float" office:value="2752.08" table:style-name="ce2">
            <text:p>2752.08</text:p>
          </table:table-cell>
          <table:table-cell table:number-columns-repeated="16382"/>
        </table:table-row>
        <table:table-row table:style-name="ro1">
          <table:table-cell office:value-type="float" office:value="10.7637937937938" table:style-name="ce2">
            <text:p>10.76379379</text:p>
          </table:table-cell>
          <table:table-cell office:value-type="float" office:value="2753.52" table:style-name="ce2">
            <text:p>2753.52</text:p>
          </table:table-cell>
          <table:table-cell table:number-columns-repeated="16382"/>
        </table:table-row>
        <table:table-row table:style-name="ro1">
          <table:table-cell office:value-type="float" office:value="10.787797797797801" table:style-name="ce2">
            <text:p>10.7877978</text:p>
          </table:table-cell>
          <table:table-cell office:value-type="float" office:value="2776.8" table:style-name="ce2">
            <text:p>2776.8</text:p>
          </table:table-cell>
          <table:table-cell table:number-columns-repeated="16382"/>
        </table:table-row>
        <table:table-row table:style-name="ro1">
          <table:table-cell office:value-type="float" office:value="10.811801801801799" table:style-name="ce2">
            <text:p>10.8118018</text:p>
          </table:table-cell>
          <table:table-cell office:value-type="float" office:value="2800.08" table:style-name="ce2">
            <text:p>2800.08</text:p>
          </table:table-cell>
          <table:table-cell table:number-columns-repeated="16382"/>
        </table:table-row>
        <table:table-row table:style-name="ro1">
          <table:table-cell office:value-type="float" office:value="10.8358058058058" table:style-name="ce2">
            <text:p>10.83580581</text:p>
          </table:table-cell>
          <table:table-cell office:value-type="float" office:value="2823.36" table:style-name="ce2">
            <text:p>2823.36</text:p>
          </table:table-cell>
          <table:table-cell table:number-columns-repeated="16382"/>
        </table:table-row>
        <table:table-row table:style-name="ro1">
          <table:table-cell office:value-type="float" office:value="10.8598098098098" table:style-name="ce2">
            <text:p>10.85980981</text:p>
          </table:table-cell>
          <table:table-cell office:value-type="float" office:value="2846.64" table:style-name="ce2">
            <text:p>2846.64</text:p>
          </table:table-cell>
          <table:table-cell table:number-columns-repeated="16382"/>
        </table:table-row>
        <table:table-row table:style-name="ro1">
          <table:table-cell office:value-type="float" office:value="10.8838138138138" table:style-name="ce2">
            <text:p>10.88381381</text:p>
          </table:table-cell>
          <table:table-cell office:value-type="float" office:value="2869.92" table:style-name="ce2">
            <text:p>2869.92</text:p>
          </table:table-cell>
          <table:table-cell table:number-columns-repeated="16382"/>
        </table:table-row>
        <table:table-row table:style-name="ro1">
          <table:table-cell office:value-type="float" office:value="10.907817817817801" table:style-name="ce2">
            <text:p>10.90781782</text:p>
          </table:table-cell>
          <table:table-cell office:value-type="float" office:value="2893.2" table:style-name="ce2">
            <text:p>2893.2</text:p>
          </table:table-cell>
          <table:table-cell table:number-columns-repeated="16382"/>
        </table:table-row>
        <table:table-row table:style-name="ro1">
          <table:table-cell office:value-type="float" office:value="10.931821821821799" table:style-name="ce2">
            <text:p>10.93182182</text:p>
          </table:table-cell>
          <table:table-cell office:value-type="float" office:value="2916.48" table:style-name="ce2">
            <text:p>2916.48</text:p>
          </table:table-cell>
          <table:table-cell table:number-columns-repeated="16382"/>
        </table:table-row>
        <table:table-row table:style-name="ro1">
          <table:table-cell office:value-type="float" office:value="10.9558258258258" table:style-name="ce2">
            <text:p>10.95582583</text:p>
          </table:table-cell>
          <table:table-cell office:value-type="float" office:value="2939.76" table:style-name="ce2">
            <text:p>2939.76</text:p>
          </table:table-cell>
          <table:table-cell table:number-columns-repeated="16382"/>
        </table:table-row>
        <table:table-row table:style-name="ro1">
          <table:table-cell office:value-type="float" office:value="10.9798298298298" table:style-name="ce2">
            <text:p>10.97982983</text:p>
          </table:table-cell>
          <table:table-cell office:value-type="float" office:value="2963.04" table:style-name="ce2">
            <text:p>2963.04</text:p>
          </table:table-cell>
          <table:table-cell table:number-columns-repeated="16382"/>
        </table:table-row>
        <table:table-row table:style-name="ro1">
          <table:table-cell office:value-type="float" office:value="11.0038338338338" table:style-name="ce2">
            <text:p>11.00383383</text:p>
          </table:table-cell>
          <table:table-cell office:value-type="float" office:value="2986.32" table:style-name="ce2">
            <text:p>2986.32</text:p>
          </table:table-cell>
          <table:table-cell table:number-columns-repeated="16382"/>
        </table:table-row>
        <table:table-row table:style-name="ro1">
          <table:table-cell office:value-type="float" office:value="11.027837837837801" table:style-name="ce2">
            <text:p>11.02783784</text:p>
          </table:table-cell>
          <table:table-cell office:value-type="float" office:value="3009.6" table:style-name="ce2">
            <text:p>3009.6</text:p>
          </table:table-cell>
          <table:table-cell table:number-columns-repeated="16382"/>
        </table:table-row>
        <table:table-row table:style-name="ro1">
          <table:table-cell office:value-type="float" office:value="11.051841841841799" table:style-name="ce2">
            <text:p>11.05184184</text:p>
          </table:table-cell>
          <table:table-cell office:value-type="float" office:value="3032.88" table:style-name="ce2">
            <text:p>3032.88</text:p>
          </table:table-cell>
          <table:table-cell table:number-columns-repeated="16382"/>
        </table:table-row>
        <table:table-row table:style-name="ro1">
          <table:table-cell office:value-type="float" office:value="11.0758458458458" table:style-name="ce2">
            <text:p>11.07584585</text:p>
          </table:table-cell>
          <table:table-cell office:value-type="float" office:value="3056.16" table:style-name="ce2">
            <text:p>3056.16</text:p>
          </table:table-cell>
          <table:table-cell table:number-columns-repeated="16382"/>
        </table:table-row>
        <table:table-row table:style-name="ro1">
          <table:table-cell office:value-type="float" office:value="11.0998498498498" table:style-name="ce2">
            <text:p>11.09984985</text:p>
          </table:table-cell>
          <table:table-cell office:value-type="float" office:value="3057.6" table:style-name="ce2">
            <text:p>3057.6</text:p>
          </table:table-cell>
          <table:table-cell table:number-columns-repeated="16382"/>
        </table:table-row>
        <table:table-row table:style-name="ro1">
          <table:table-cell office:value-type="float" office:value="11.1238538538539" table:style-name="ce2">
            <text:p>11.12385385</text:p>
          </table:table-cell>
          <table:table-cell office:value-type="float" office:value="3059.04" table:style-name="ce2">
            <text:p>3059.04</text:p>
          </table:table-cell>
          <table:table-cell table:number-columns-repeated="16382"/>
        </table:table-row>
        <table:table-row table:style-name="ro1">
          <table:table-cell office:value-type="float" office:value="11.1478578578579" table:style-name="ce2">
            <text:p>11.14785786</text:p>
          </table:table-cell>
          <table:table-cell office:value-type="float" office:value="3060.48" table:style-name="ce2">
            <text:p>3060.48</text:p>
          </table:table-cell>
          <table:table-cell table:number-columns-repeated="16382"/>
        </table:table-row>
        <table:table-row table:style-name="ro1">
          <table:table-cell office:value-type="float" office:value="11.171861861861901" table:style-name="ce2">
            <text:p>11.17186186</text:p>
          </table:table-cell>
          <table:table-cell office:value-type="float" office:value="3061.92" table:style-name="ce2">
            <text:p>3061.92</text:p>
          </table:table-cell>
          <table:table-cell table:number-columns-repeated="16382"/>
        </table:table-row>
        <table:table-row table:style-name="ro1">
          <table:table-cell office:value-type="float" office:value="11.195865865865899" table:style-name="ce2">
            <text:p>11.19586587</text:p>
          </table:table-cell>
          <table:table-cell office:value-type="float" office:value="3063.36" table:style-name="ce2">
            <text:p>3063.36</text:p>
          </table:table-cell>
          <table:table-cell table:number-columns-repeated="16382"/>
        </table:table-row>
        <table:table-row table:style-name="ro1">
          <table:table-cell office:value-type="float" office:value="11.2198698698699" table:style-name="ce2">
            <text:p>11.21986987</text:p>
          </table:table-cell>
          <table:table-cell office:value-type="float" office:value="3064.7999999999902" table:style-name="ce2">
            <text:p>3064.8</text:p>
          </table:table-cell>
          <table:table-cell table:number-columns-repeated="16382"/>
        </table:table-row>
        <table:table-row table:style-name="ro1">
          <table:table-cell office:value-type="float" office:value="11.2438738738739" table:style-name="ce2">
            <text:p>11.24387387</text:p>
          </table:table-cell>
          <table:table-cell office:value-type="float" office:value="3066.2399999999898" table:style-name="ce2">
            <text:p>3066.24</text:p>
          </table:table-cell>
          <table:table-cell table:number-columns-repeated="16382"/>
        </table:table-row>
        <table:table-row table:style-name="ro1">
          <table:table-cell office:value-type="float" office:value="11.267877877877901" table:style-name="ce2">
            <text:p>11.26787788</text:p>
          </table:table-cell>
          <table:table-cell office:value-type="float" office:value="3067.6799999999898" table:style-name="ce2">
            <text:p>3067.68</text:p>
          </table:table-cell>
          <table:table-cell table:number-columns-repeated="16382"/>
        </table:table-row>
        <table:table-row table:style-name="ro1">
          <table:table-cell office:value-type="float" office:value="11.291881881881899" table:style-name="ce2">
            <text:p>11.29188188</text:p>
          </table:table-cell>
          <table:table-cell office:value-type="float" office:value="3069.1199999999899" table:style-name="ce2">
            <text:p>3069.12</text:p>
          </table:table-cell>
          <table:table-cell table:number-columns-repeated="16382"/>
        </table:table-row>
        <table:table-row table:style-name="ro1">
          <table:table-cell office:value-type="float" office:value="11.315885885885899" table:style-name="ce2">
            <text:p>11.31588589</text:p>
          </table:table-cell>
          <table:table-cell office:value-type="float" office:value="3070.5599999999899" table:style-name="ce2">
            <text:p>3070.56</text:p>
          </table:table-cell>
          <table:table-cell table:number-columns-repeated="16382"/>
        </table:table-row>
        <table:table-row table:style-name="ro1">
          <table:table-cell office:value-type="float" office:value="11.3398898898899" table:style-name="ce2">
            <text:p>11.33988989</text:p>
          </table:table-cell>
          <table:table-cell office:value-type="float" office:value="3071.99999999999" table:style-name="ce2">
            <text:p>3072</text:p>
          </table:table-cell>
          <table:table-cell table:number-columns-repeated="16382"/>
        </table:table-row>
        <table:table-row table:style-name="ro1">
          <table:table-cell office:value-type="float" office:value="11.3638938938939" table:style-name="ce2">
            <text:p>11.36389389</text:p>
          </table:table-cell>
          <table:table-cell office:value-type="float" office:value="3073.4399999999901" table:style-name="ce2">
            <text:p>3073.44</text:p>
          </table:table-cell>
          <table:table-cell table:number-columns-repeated="16382"/>
        </table:table-row>
        <table:table-row table:style-name="ro1">
          <table:table-cell office:value-type="float" office:value="11.387897897897901" table:style-name="ce2">
            <text:p>11.3878979</text:p>
          </table:table-cell>
          <table:table-cell office:value-type="float" office:value="3074.8799999999901" table:style-name="ce2">
            <text:p>3074.88</text:p>
          </table:table-cell>
          <table:table-cell table:number-columns-repeated="16382"/>
        </table:table-row>
        <table:table-row table:style-name="ro1">
          <table:table-cell office:value-type="float" office:value="11.411901901901899" table:style-name="ce2">
            <text:p>11.4119019</text:p>
          </table:table-cell>
          <table:table-cell office:value-type="float" office:value="3076.3199999999902" table:style-name="ce2">
            <text:p>3076.32</text:p>
          </table:table-cell>
          <table:table-cell table:number-columns-repeated="16382"/>
        </table:table-row>
        <table:table-row table:style-name="ro1">
          <table:table-cell office:value-type="float" office:value="11.4359059059059" table:style-name="ce2">
            <text:p>11.43590591</text:p>
          </table:table-cell>
          <table:table-cell office:value-type="float" office:value="3077.7599999999902" table:style-name="ce2">
            <text:p>3077.76</text:p>
          </table:table-cell>
          <table:table-cell table:number-columns-repeated="16382"/>
        </table:table-row>
        <table:table-row table:style-name="ro1">
          <table:table-cell office:value-type="float" office:value="11.4599099099099" table:style-name="ce2">
            <text:p>11.45990991</text:p>
          </table:table-cell>
          <table:table-cell office:value-type="float" office:value="3079.1999999999898" table:style-name="ce2">
            <text:p>3079.2</text:p>
          </table:table-cell>
          <table:table-cell table:number-columns-repeated="16382"/>
        </table:table-row>
        <table:table-row table:style-name="ro1">
          <table:table-cell office:value-type="float" office:value="11.4839139139139" table:style-name="ce2">
            <text:p>11.48391391</text:p>
          </table:table-cell>
          <table:table-cell office:value-type="float" office:value="3080.6399999999899" table:style-name="ce2">
            <text:p>3080.64</text:p>
          </table:table-cell>
          <table:table-cell table:number-columns-repeated="16382"/>
        </table:table-row>
        <table:table-row table:style-name="ro1">
          <table:table-cell office:value-type="float" office:value="11.507917917917901" table:style-name="ce2">
            <text:p>11.50791792</text:p>
          </table:table-cell>
          <table:table-cell office:value-type="float" office:value="3082.0799999999899" table:style-name="ce2">
            <text:p>3082.08</text:p>
          </table:table-cell>
          <table:table-cell table:number-columns-repeated="16382"/>
        </table:table-row>
        <table:table-row table:style-name="ro1">
          <table:table-cell office:value-type="float" office:value="11.531921921921899" table:style-name="ce2">
            <text:p>11.53192192</text:p>
          </table:table-cell>
          <table:table-cell office:value-type="float" office:value="3083.51999999999" table:style-name="ce2">
            <text:p>3083.52</text:p>
          </table:table-cell>
          <table:table-cell table:number-columns-repeated="16382"/>
        </table:table-row>
        <table:table-row table:style-name="ro1">
          <table:table-cell office:value-type="float" office:value="11.5559259259259" table:style-name="ce2">
            <text:p>11.55592593</text:p>
          </table:table-cell>
          <table:table-cell office:value-type="float" office:value="3084.95999999999" table:style-name="ce2">
            <text:p>3084.96</text:p>
          </table:table-cell>
          <table:table-cell table:number-columns-repeated="16382"/>
        </table:table-row>
        <table:table-row table:style-name="ro1">
          <table:table-cell office:value-type="float" office:value="11.5799299299299" table:style-name="ce2">
            <text:p>11.57992993</text:p>
          </table:table-cell>
          <table:table-cell office:value-type="float" office:value="3108.2399999999898" table:style-name="ce2">
            <text:p>3108.24</text:p>
          </table:table-cell>
          <table:table-cell table:number-columns-repeated="16382"/>
        </table:table-row>
        <table:table-row table:style-name="ro1">
          <table:table-cell office:value-type="float" office:value="11.6039339339339" table:style-name="ce2">
            <text:p>11.60393393</text:p>
          </table:table-cell>
          <table:table-cell office:value-type="float" office:value="3131.51999999999" table:style-name="ce2">
            <text:p>3131.52</text:p>
          </table:table-cell>
          <table:table-cell table:number-columns-repeated="16382"/>
        </table:table-row>
        <table:table-row table:style-name="ro1">
          <table:table-cell office:value-type="float" office:value="11.627937937937901" table:style-name="ce2">
            <text:p>11.62793794</text:p>
          </table:table-cell>
          <table:table-cell office:value-type="float" office:value="3132.95999999999" table:style-name="ce2">
            <text:p>3132.96</text:p>
          </table:table-cell>
          <table:table-cell table:number-columns-repeated="16382"/>
        </table:table-row>
        <table:table-row table:style-name="ro1">
          <table:table-cell office:value-type="float" office:value="11.651941941941899" table:style-name="ce2">
            <text:p>11.65194194</text:p>
          </table:table-cell>
          <table:table-cell office:value-type="float" office:value="3134.3999999999901" table:style-name="ce2">
            <text:p>3134.4</text:p>
          </table:table-cell>
          <table:table-cell table:number-columns-repeated="16382"/>
        </table:table-row>
        <table:table-row table:style-name="ro1">
          <table:table-cell office:value-type="float" office:value="11.6759459459459" table:style-name="ce2">
            <text:p>11.67594595</text:p>
          </table:table-cell>
          <table:table-cell office:value-type="float" office:value="3135.8399999999901" table:style-name="ce2">
            <text:p>3135.84</text:p>
          </table:table-cell>
          <table:table-cell table:number-columns-repeated="16382"/>
        </table:table-row>
        <table:table-row table:style-name="ro1">
          <table:table-cell office:value-type="float" office:value="11.6999499499499" table:style-name="ce2">
            <text:p>11.69994995</text:p>
          </table:table-cell>
          <table:table-cell office:value-type="float" office:value="3137.2799999999902" table:style-name="ce2">
            <text:p>3137.28</text:p>
          </table:table-cell>
          <table:table-cell table:number-columns-repeated="16382"/>
        </table:table-row>
        <table:table-row table:style-name="ro1">
          <table:table-cell office:value-type="float" office:value="11.723953953954" table:style-name="ce2">
            <text:p>11.72395395</text:p>
          </table:table-cell>
          <table:table-cell office:value-type="float" office:value="3138.7199999999898" table:style-name="ce2">
            <text:p>3138.72</text:p>
          </table:table-cell>
          <table:table-cell table:number-columns-repeated="16382"/>
        </table:table-row>
        <table:table-row table:style-name="ro1">
          <table:table-cell office:value-type="float" office:value="11.747957957958" table:style-name="ce2">
            <text:p>11.74795796</text:p>
          </table:table-cell>
          <table:table-cell office:value-type="float" office:value="3140.1599999999899" table:style-name="ce2">
            <text:p>3140.16</text:p>
          </table:table-cell>
          <table:table-cell table:number-columns-repeated="16382"/>
        </table:table-row>
        <table:table-row table:style-name="ro1">
          <table:table-cell office:value-type="float" office:value="11.771961961962001" table:style-name="ce2">
            <text:p>11.77196196</text:p>
          </table:table-cell>
          <table:table-cell office:value-type="float" office:value="3141.5999999999899" table:style-name="ce2">
            <text:p>3141.6</text:p>
          </table:table-cell>
          <table:table-cell table:number-columns-repeated="16382"/>
        </table:table-row>
        <table:table-row table:style-name="ro1">
          <table:table-cell office:value-type="float" office:value="11.795965965965999" table:style-name="ce2">
            <text:p>11.79596597</text:p>
          </table:table-cell>
          <table:table-cell office:value-type="float" office:value="3143.03999999999" table:style-name="ce2">
            <text:p>3143.04</text:p>
          </table:table-cell>
          <table:table-cell table:number-columns-repeated="16382"/>
        </table:table-row>
        <table:table-row table:style-name="ro1">
          <table:table-cell office:value-type="float" office:value="11.81996996997" table:style-name="ce2">
            <text:p>11.81996997</text:p>
          </table:table-cell>
          <table:table-cell office:value-type="float" office:value="3144.47999999999" table:style-name="ce2">
            <text:p>3144.48</text:p>
          </table:table-cell>
          <table:table-cell table:number-columns-repeated="16382"/>
        </table:table-row>
        <table:table-row table:style-name="ro1">
          <table:table-cell office:value-type="float" office:value="11.843973973974" table:style-name="ce2">
            <text:p>11.84397397</text:p>
          </table:table-cell>
          <table:table-cell office:value-type="float" office:value="3145.9199999999801" table:style-name="ce2">
            <text:p>3145.92</text:p>
          </table:table-cell>
          <table:table-cell table:number-columns-repeated="16382"/>
        </table:table-row>
        <table:table-row table:style-name="ro1">
          <table:table-cell office:value-type="float" office:value="11.867977977978001" table:style-name="ce2">
            <text:p>11.86797798</text:p>
          </table:table-cell>
          <table:table-cell office:value-type="float" office:value="3147.3599999999801" table:style-name="ce2">
            <text:p>3147.36</text:p>
          </table:table-cell>
          <table:table-cell table:number-columns-repeated="16382"/>
        </table:table-row>
        <table:table-row table:style-name="ro1">
          <table:table-cell office:value-type="float" office:value="11.891981981981999" table:style-name="ce2">
            <text:p>11.89198198</text:p>
          </table:table-cell>
          <table:table-cell office:value-type="float" office:value="3148.7999999999802" table:style-name="ce2">
            <text:p>3148.8</text:p>
          </table:table-cell>
          <table:table-cell table:number-columns-repeated="16382"/>
        </table:table-row>
        <table:table-row table:style-name="ro1">
          <table:table-cell office:value-type="float" office:value="11.915985985986" table:style-name="ce2">
            <text:p>11.91598599</text:p>
          </table:table-cell>
          <table:table-cell office:value-type="float" office:value="3150.2399999999798" table:style-name="ce2">
            <text:p>3150.24</text:p>
          </table:table-cell>
          <table:table-cell table:number-columns-repeated="16382"/>
        </table:table-row>
        <table:table-row table:style-name="ro1">
          <table:table-cell office:value-type="float" office:value="11.93998998999" table:style-name="ce2">
            <text:p>11.93998999</text:p>
          </table:table-cell>
          <table:table-cell office:value-type="float" office:value="3151.6799999999798" table:style-name="ce2">
            <text:p>3151.68</text:p>
          </table:table-cell>
          <table:table-cell table:number-columns-repeated="16382"/>
        </table:table-row>
        <table:table-row table:style-name="ro1">
          <table:table-cell office:value-type="float" office:value="11.963993993994" table:style-name="ce2">
            <text:p>11.96399399</text:p>
          </table:table-cell>
          <table:table-cell office:value-type="float" office:value="3153.1199999999799" table:style-name="ce2">
            <text:p>3153.12</text:p>
          </table:table-cell>
          <table:table-cell table:number-columns-repeated="16382"/>
        </table:table-row>
        <table:table-row table:style-name="ro1">
          <table:table-cell office:value-type="float" office:value="11.987997997998001" table:style-name="ce2">
            <text:p>11.987998</text:p>
          </table:table-cell>
          <table:table-cell office:value-type="float" office:value="3154.5599999999799" table:style-name="ce2">
            <text:p>3154.56</text:p>
          </table:table-cell>
          <table:table-cell table:number-columns-repeated="16382"/>
        </table:table-row>
        <table:table-row table:style-name="ro1">
          <table:table-cell office:value-type="float" office:value="12.012002002001999" table:style-name="ce2">
            <text:p>12.012002</text:p>
          </table:table-cell>
          <table:table-cell office:value-type="float" office:value="3155.99999999998" table:style-name="ce2">
            <text:p>3156</text:p>
          </table:table-cell>
          <table:table-cell table:number-columns-repeated="16382"/>
        </table:table-row>
        <table:table-row table:style-name="ro1">
          <table:table-cell office:value-type="float" office:value="12.036006006006" table:style-name="ce2">
            <text:p>12.03600601</text:p>
          </table:table-cell>
          <table:table-cell office:value-type="float" office:value="3157.43999999998" table:style-name="ce2">
            <text:p>3157.44</text:p>
          </table:table-cell>
          <table:table-cell table:number-columns-repeated="16382"/>
        </table:table-row>
        <table:table-row table:style-name="ro1">
          <table:table-cell office:value-type="float" office:value="12.06001001001" table:style-name="ce2">
            <text:p>12.06001001</text:p>
          </table:table-cell>
          <table:table-cell office:value-type="float" office:value="3158.8799999999801" table:style-name="ce2">
            <text:p>3158.88</text:p>
          </table:table-cell>
          <table:table-cell table:number-columns-repeated="16382"/>
        </table:table-row>
        <table:table-row table:style-name="ro1">
          <table:table-cell office:value-type="float" office:value="12.084014014014" table:style-name="ce2">
            <text:p>12.08401401</text:p>
          </table:table-cell>
          <table:table-cell office:value-type="float" office:value="3160.3199999999802" table:style-name="ce2">
            <text:p>3160.32</text:p>
          </table:table-cell>
          <table:table-cell table:number-columns-repeated="16382"/>
        </table:table-row>
        <table:table-row table:style-name="ro1">
          <table:table-cell office:value-type="float" office:value="12.108018018018001" table:style-name="ce2">
            <text:p>12.10801802</text:p>
          </table:table-cell>
          <table:table-cell office:value-type="float" office:value="3161.7599999999802" table:style-name="ce2">
            <text:p>3161.76</text:p>
          </table:table-cell>
          <table:table-cell table:number-columns-repeated="16382"/>
        </table:table-row>
        <table:table-row table:style-name="ro1">
          <table:table-cell office:value-type="float" office:value="12.132022022021999" table:style-name="ce2">
            <text:p>12.13202202</text:p>
          </table:table-cell>
          <table:table-cell office:value-type="float" office:value="3163.1999999999798" table:style-name="ce2">
            <text:p>3163.2</text:p>
          </table:table-cell>
          <table:table-cell table:number-columns-repeated="16382"/>
        </table:table-row>
        <table:table-row table:style-name="ro1">
          <table:table-cell office:value-type="float" office:value="12.156026026026" table:style-name="ce2">
            <text:p>12.15602603</text:p>
          </table:table-cell>
          <table:table-cell office:value-type="float" office:value="3164.6399999999799" table:style-name="ce2">
            <text:p>3164.64</text:p>
          </table:table-cell>
          <table:table-cell table:number-columns-repeated="16382"/>
        </table:table-row>
        <table:table-row table:style-name="ro1">
          <table:table-cell office:value-type="float" office:value="12.18003003003" table:style-name="ce2">
            <text:p>12.18003003</text:p>
          </table:table-cell>
          <table:table-cell office:value-type="float" office:value="3165.3599999999801" table:style-name="ce2">
            <text:p>3165.36</text:p>
          </table:table-cell>
          <table:table-cell table:number-columns-repeated="16382"/>
        </table:table-row>
        <table:table-row table:style-name="ro1">
          <table:table-cell office:value-type="float" office:value="12.204034034034001" table:style-name="ce2">
            <text:p>12.20403403</text:p>
          </table:table-cell>
          <table:table-cell office:value-type="float" office:value="3166.0799999999799" table:style-name="ce2">
            <text:p>3166.08</text:p>
          </table:table-cell>
          <table:table-cell table:number-columns-repeated="16382"/>
        </table:table-row>
        <table:table-row table:style-name="ro1">
          <table:table-cell office:value-type="float" office:value="12.228038038037999" table:style-name="ce2">
            <text:p>12.22803804</text:p>
          </table:table-cell>
          <table:table-cell office:value-type="float" office:value="3166.7999999999802" table:style-name="ce2">
            <text:p>3166.8</text:p>
          </table:table-cell>
          <table:table-cell table:number-columns-repeated="16382"/>
        </table:table-row>
        <table:table-row table:style-name="ro1">
          <table:table-cell office:value-type="float" office:value="12.252042042042" table:style-name="ce2">
            <text:p>12.25204204</text:p>
          </table:table-cell>
          <table:table-cell office:value-type="float" office:value="3168.2399999999798" table:style-name="ce2">
            <text:p>3168.24</text:p>
          </table:table-cell>
          <table:table-cell table:number-columns-repeated="16382"/>
        </table:table-row>
        <table:table-row table:style-name="ro1">
          <table:table-cell office:value-type="float" office:value="12.276046046046" table:style-name="ce2">
            <text:p>12.27604605</text:p>
          </table:table-cell>
          <table:table-cell office:value-type="float" office:value="3169.6799999999798" table:style-name="ce2">
            <text:p>3169.68</text:p>
          </table:table-cell>
          <table:table-cell table:number-columns-repeated="16382"/>
        </table:table-row>
        <table:table-row table:style-name="ro1">
          <table:table-cell office:value-type="float" office:value="12.30005005005" table:style-name="ce2">
            <text:p>12.30005005</text:p>
          </table:table-cell>
          <table:table-cell office:value-type="float" office:value="3171.1199999999799" table:style-name="ce2">
            <text:p>3171.12</text:p>
          </table:table-cell>
          <table:table-cell table:number-columns-repeated="16382"/>
        </table:table-row>
        <table:table-row table:style-name="ro1">
          <table:table-cell office:value-type="float" office:value="12.3240540540541" table:style-name="ce2">
            <text:p>12.32405405</text:p>
          </table:table-cell>
          <table:table-cell office:value-type="float" office:value="3172.5599999999799" table:style-name="ce2">
            <text:p>3172.56</text:p>
          </table:table-cell>
          <table:table-cell table:number-columns-repeated="16382"/>
        </table:table-row>
        <table:table-row table:style-name="ro1">
          <table:table-cell office:value-type="float" office:value="12.348058058058101" table:style-name="ce2">
            <text:p>12.34805806</text:p>
          </table:table-cell>
          <table:table-cell office:value-type="float" office:value="3173.99999999998" table:style-name="ce2">
            <text:p>3174</text:p>
          </table:table-cell>
          <table:table-cell table:number-columns-repeated="16382"/>
        </table:table-row>
        <table:table-row table:style-name="ro1">
          <table:table-cell office:value-type="float" office:value="12.372062062062099" table:style-name="ce2">
            <text:p>12.37206206</text:p>
          </table:table-cell>
          <table:table-cell office:value-type="float" office:value="3175.43999999998" table:style-name="ce2">
            <text:p>3175.44</text:p>
          </table:table-cell>
          <table:table-cell table:number-columns-repeated="16382"/>
        </table:table-row>
        <table:table-row table:style-name="ro1">
          <table:table-cell office:value-type="float" office:value="12.3960660660661" table:style-name="ce2">
            <text:p>12.39606607</text:p>
          </table:table-cell>
          <table:table-cell office:value-type="float" office:value="3176.8799999999801" table:style-name="ce2">
            <text:p>3176.88</text:p>
          </table:table-cell>
          <table:table-cell table:number-columns-repeated="16382"/>
        </table:table-row>
        <table:table-row table:style-name="ro1">
          <table:table-cell office:value-type="float" office:value="12.4200700700701" table:style-name="ce2">
            <text:p>12.42007007</text:p>
          </table:table-cell>
          <table:table-cell office:value-type="float" office:value="3178.3199999999802" table:style-name="ce2">
            <text:p>3178.32</text:p>
          </table:table-cell>
          <table:table-cell table:number-columns-repeated="16382"/>
        </table:table-row>
        <table:table-row table:style-name="ro1">
          <table:table-cell office:value-type="float" office:value="12.4440740740741" table:style-name="ce2">
            <text:p>12.44407407</text:p>
          </table:table-cell>
          <table:table-cell office:value-type="float" office:value="3179.7599999999802" table:style-name="ce2">
            <text:p>3179.76</text:p>
          </table:table-cell>
          <table:table-cell table:number-columns-repeated="16382"/>
        </table:table-row>
        <table:table-row table:style-name="ro1">
          <table:table-cell office:value-type="float" office:value="12.468078078078101" table:style-name="ce2">
            <text:p>12.46807808</text:p>
          </table:table-cell>
          <table:table-cell office:value-type="float" office:value="3181.1999999999798" table:style-name="ce2">
            <text:p>3181.2</text:p>
          </table:table-cell>
          <table:table-cell table:number-columns-repeated="16382"/>
        </table:table-row>
        <table:table-row table:style-name="ro1">
          <table:table-cell office:value-type="float" office:value="12.492082082082099" table:style-name="ce2">
            <text:p>12.49208208</text:p>
          </table:table-cell>
          <table:table-cell office:value-type="float" office:value="3182.6399999999699" table:style-name="ce2">
            <text:p>3182.64</text:p>
          </table:table-cell>
          <table:table-cell table:number-columns-repeated="16382"/>
        </table:table-row>
        <table:table-row table:style-name="ro1">
          <table:table-cell office:value-type="float" office:value="12.5160860860861" table:style-name="ce2">
            <text:p>12.51608609</text:p>
          </table:table-cell>
          <table:table-cell office:value-type="float" office:value="3184.0799999999699" table:style-name="ce2">
            <text:p>3184.08</text:p>
          </table:table-cell>
          <table:table-cell table:number-columns-repeated="16382"/>
        </table:table-row>
        <table:table-row table:style-name="ro1">
          <table:table-cell office:value-type="float" office:value="12.5400900900901" table:style-name="ce2">
            <text:p>12.54009009</text:p>
          </table:table-cell>
          <table:table-cell office:value-type="float" office:value="3185.51999999997" table:style-name="ce2">
            <text:p>3185.52</text:p>
          </table:table-cell>
          <table:table-cell table:number-columns-repeated="16382"/>
        </table:table-row>
        <table:table-row table:style-name="ro1">
          <table:table-cell office:value-type="float" office:value="12.5640940940941" table:style-name="ce2">
            <text:p>12.56409409</text:p>
          </table:table-cell>
          <table:table-cell office:value-type="float" office:value="3186.95999999997" table:style-name="ce2">
            <text:p>3186.96</text:p>
          </table:table-cell>
          <table:table-cell table:number-columns-repeated="16382"/>
        </table:table-row>
        <table:table-row table:style-name="ro1">
          <table:table-cell office:value-type="float" office:value="12.588098098098101" table:style-name="ce2">
            <text:p>12.5880981</text:p>
          </table:table-cell>
          <table:table-cell office:value-type="float" office:value="3188.3999999999701" table:style-name="ce2">
            <text:p>3188.4</text:p>
          </table:table-cell>
          <table:table-cell table:number-columns-repeated="16382"/>
        </table:table-row>
        <table:table-row table:style-name="ro1">
          <table:table-cell office:value-type="float" office:value="12.612102102102099" table:style-name="ce2">
            <text:p>12.6121021</text:p>
          </table:table-cell>
          <table:table-cell office:value-type="float" office:value="3189.8399999999701" table:style-name="ce2">
            <text:p>3189.84</text:p>
          </table:table-cell>
          <table:table-cell table:number-columns-repeated="16382"/>
        </table:table-row>
        <table:table-row table:style-name="ro1">
          <table:table-cell office:value-type="float" office:value="12.6361061061061" table:style-name="ce2">
            <text:p>12.63610611</text:p>
          </table:table-cell>
          <table:table-cell office:value-type="float" office:value="3213.1199999999699" table:style-name="ce2">
            <text:p>3213.12</text:p>
          </table:table-cell>
          <table:table-cell table:number-columns-repeated="16382"/>
        </table:table-row>
        <table:table-row table:style-name="ro1">
          <table:table-cell office:value-type="float" office:value="12.6601101101101" table:style-name="ce2">
            <text:p>12.66011011</text:p>
          </table:table-cell>
          <table:table-cell office:value-type="float" office:value="3236.3999999999701" table:style-name="ce2">
            <text:p>3236.4</text:p>
          </table:table-cell>
          <table:table-cell table:number-columns-repeated="16382"/>
        </table:table-row>
        <table:table-row table:style-name="ro1">
          <table:table-cell office:value-type="float" office:value="12.684114114114101" table:style-name="ce2">
            <text:p>12.68411411</text:p>
          </table:table-cell>
          <table:table-cell office:value-type="float" office:value="3259.6799999999698" table:style-name="ce2">
            <text:p>3259.68</text:p>
          </table:table-cell>
          <table:table-cell table:number-columns-repeated="16382"/>
        </table:table-row>
        <table:table-row table:style-name="ro1">
          <table:table-cell office:value-type="float" office:value="12.708118118118101" table:style-name="ce2">
            <text:p>12.70811812</text:p>
          </table:table-cell>
          <table:table-cell office:value-type="float" office:value="3282.95999999997" table:style-name="ce2">
            <text:p>3282.96</text:p>
          </table:table-cell>
          <table:table-cell table:number-columns-repeated="16382"/>
        </table:table-row>
        <table:table-row table:style-name="ro1">
          <table:table-cell office:value-type="float" office:value="12.732122122122099" table:style-name="ce2">
            <text:p>12.73212212</text:p>
          </table:table-cell>
          <table:table-cell office:value-type="float" office:value="3306.2399999999702" table:style-name="ce2">
            <text:p>3306.24</text:p>
          </table:table-cell>
          <table:table-cell table:number-columns-repeated="16382"/>
        </table:table-row>
        <table:table-row table:style-name="ro1">
          <table:table-cell office:value-type="float" office:value="12.7561261261261" table:style-name="ce2">
            <text:p>12.75612613</text:p>
          </table:table-cell>
          <table:table-cell office:value-type="float" office:value="3329.51999999997" table:style-name="ce2">
            <text:p>3329.52</text:p>
          </table:table-cell>
          <table:table-cell table:number-columns-repeated="16382"/>
        </table:table-row>
        <table:table-row table:style-name="ro1">
          <table:table-cell office:value-type="float" office:value="12.7801301301301" table:style-name="ce2">
            <text:p>12.78013013</text:p>
          </table:table-cell>
          <table:table-cell office:value-type="float" office:value="3352.7999999999702" table:style-name="ce2">
            <text:p>3352.8</text:p>
          </table:table-cell>
          <table:table-cell table:number-columns-repeated="16382"/>
        </table:table-row>
        <table:table-row table:style-name="ro1">
          <table:table-cell office:value-type="float" office:value="12.804134134134101" table:style-name="ce2">
            <text:p>12.80413413</text:p>
          </table:table-cell>
          <table:table-cell office:value-type="float" office:value="3376.0799999999699" table:style-name="ce2">
            <text:p>3376.08</text:p>
          </table:table-cell>
          <table:table-cell table:number-columns-repeated="16382"/>
        </table:table-row>
        <table:table-row table:style-name="ro1">
          <table:table-cell office:value-type="float" office:value="12.828138138138099" table:style-name="ce2">
            <text:p>12.82813814</text:p>
          </table:table-cell>
          <table:table-cell office:value-type="float" office:value="3399.3599999999701" table:style-name="ce2">
            <text:p>3399.36</text:p>
          </table:table-cell>
          <table:table-cell table:number-columns-repeated="16382"/>
        </table:table-row>
        <table:table-row table:style-name="ro1">
          <table:table-cell office:value-type="float" office:value="12.8521421421421" table:style-name="ce2">
            <text:p>12.85214214</text:p>
          </table:table-cell>
          <table:table-cell office:value-type="float" office:value="3400.7999999999702" table:style-name="ce2">
            <text:p>3400.8</text:p>
          </table:table-cell>
          <table:table-cell table:number-columns-repeated="16382"/>
        </table:table-row>
        <table:table-row table:style-name="ro1">
          <table:table-cell office:value-type="float" office:value="12.8761461461461" table:style-name="ce2">
            <text:p>12.87614615</text:p>
          </table:table-cell>
          <table:table-cell office:value-type="float" office:value="3402.2399999999702" table:style-name="ce2">
            <text:p>3402.24</text:p>
          </table:table-cell>
          <table:table-cell table:number-columns-repeated="16382"/>
        </table:table-row>
        <table:table-row table:style-name="ro1">
          <table:table-cell office:value-type="float" office:value="12.9001501501501" table:style-name="ce2">
            <text:p>12.90015015</text:p>
          </table:table-cell>
          <table:table-cell office:value-type="float" office:value="3403.6799999999698" table:style-name="ce2">
            <text:p>3403.68</text:p>
          </table:table-cell>
          <table:table-cell table:number-columns-repeated="16382"/>
        </table:table-row>
        <table:table-row table:style-name="ro1">
          <table:table-cell office:value-type="float" office:value="12.9241541541542" table:style-name="ce2">
            <text:p>12.92415415</text:p>
          </table:table-cell>
          <table:table-cell office:value-type="float" office:value="3405.1199999999699" table:style-name="ce2">
            <text:p>3405.12</text:p>
          </table:table-cell>
          <table:table-cell table:number-columns-repeated="16382"/>
        </table:table-row>
        <table:table-row table:style-name="ro1">
          <table:table-cell office:value-type="float" office:value="12.948158158158201" table:style-name="ce2">
            <text:p>12.94815816</text:p>
          </table:table-cell>
          <table:table-cell office:value-type="float" office:value="3406.5599999999699" table:style-name="ce2">
            <text:p>3406.56</text:p>
          </table:table-cell>
          <table:table-cell table:number-columns-repeated="16382"/>
        </table:table-row>
        <table:table-row table:style-name="ro1">
          <table:table-cell office:value-type="float" office:value="12.972162162162199" table:style-name="ce2">
            <text:p>12.97216216</text:p>
          </table:table-cell>
          <table:table-cell office:value-type="float" office:value="3407.99999999997" table:style-name="ce2">
            <text:p>3408</text:p>
          </table:table-cell>
          <table:table-cell table:number-columns-repeated="16382"/>
        </table:table-row>
        <table:table-row table:style-name="ro1">
          <table:table-cell office:value-type="float" office:value="12.9961661661662" table:style-name="ce2">
            <text:p>12.99616617</text:p>
          </table:table-cell>
          <table:table-cell office:value-type="float" office:value="3409.43999999997" table:style-name="ce2">
            <text:p>3409.44</text:p>
          </table:table-cell>
          <table:table-cell table:number-columns-repeated="16382"/>
        </table:table-row>
        <table:table-row table:style-name="ro1">
          <table:table-cell office:value-type="float" office:value="13.0201701701702" table:style-name="ce2">
            <text:p>13.02017017</text:p>
          </table:table-cell>
          <table:table-cell office:value-type="float" office:value="3410.8799999999701" table:style-name="ce2">
            <text:p>3410.88</text:p>
          </table:table-cell>
          <table:table-cell table:number-columns-repeated="16382"/>
        </table:table-row>
        <table:table-row table:style-name="ro1">
          <table:table-cell office:value-type="float" office:value="13.0441741741742" table:style-name="ce2">
            <text:p>13.04417417</text:p>
          </table:table-cell>
          <table:table-cell office:value-type="float" office:value="3412.3199999999702" table:style-name="ce2">
            <text:p>3412.32</text:p>
          </table:table-cell>
          <table:table-cell table:number-columns-repeated="16382"/>
        </table:table-row>
        <table:table-row table:style-name="ro1">
          <table:table-cell office:value-type="float" office:value="13.068178178178201" table:style-name="ce2">
            <text:p>13.06817818</text:p>
          </table:table-cell>
          <table:table-cell office:value-type="float" office:value="3413.7599999999702" table:style-name="ce2">
            <text:p>3413.76</text:p>
          </table:table-cell>
          <table:table-cell table:number-columns-repeated="16382"/>
        </table:table-row>
        <table:table-row table:style-name="ro1">
          <table:table-cell office:value-type="float" office:value="13.092182182182199" table:style-name="ce2">
            <text:p>13.09218218</text:p>
          </table:table-cell>
          <table:table-cell office:value-type="float" office:value="3415.1999999999698" table:style-name="ce2">
            <text:p>3415.2</text:p>
          </table:table-cell>
          <table:table-cell table:number-columns-repeated="16382"/>
        </table:table-row>
        <table:table-row table:style-name="ro1">
          <table:table-cell office:value-type="float" office:value="13.1161861861862" table:style-name="ce2">
            <text:p>13.11618619</text:p>
          </table:table-cell>
          <table:table-cell office:value-type="float" office:value="3416.6399999999699" table:style-name="ce2">
            <text:p>3416.64</text:p>
          </table:table-cell>
          <table:table-cell table:number-columns-repeated="16382"/>
        </table:table-row>
        <table:table-row table:style-name="ro1">
          <table:table-cell office:value-type="float" office:value="13.1401901901902" table:style-name="ce2">
            <text:p>13.14019019</text:p>
          </table:table-cell>
          <table:table-cell office:value-type="float" office:value="3418.0799999999699" table:style-name="ce2">
            <text:p>3418.08</text:p>
          </table:table-cell>
          <table:table-cell table:number-columns-repeated="16382"/>
        </table:table-row>
        <table:table-row table:style-name="ro1">
          <table:table-cell office:value-type="float" office:value="13.1641941941942" table:style-name="ce2">
            <text:p>13.16419419</text:p>
          </table:table-cell>
          <table:table-cell office:value-type="float" office:value="3419.51999999996" table:style-name="ce2">
            <text:p>3419.52</text:p>
          </table:table-cell>
          <table:table-cell table:number-columns-repeated="16382"/>
        </table:table-row>
        <table:table-row table:style-name="ro1">
          <table:table-cell office:value-type="float" office:value="13.188198198198201" table:style-name="ce2">
            <text:p>13.1881982</text:p>
          </table:table-cell>
          <table:table-cell office:value-type="float" office:value="3420.95999999996" table:style-name="ce2">
            <text:p>3420.96</text:p>
          </table:table-cell>
          <table:table-cell table:number-columns-repeated="16382"/>
        </table:table-row>
        <table:table-row table:style-name="ro1">
          <table:table-cell office:value-type="float" office:value="13.212202202202199" table:style-name="ce2">
            <text:p>13.2122022</text:p>
          </table:table-cell>
          <table:table-cell office:value-type="float" office:value="3422.3999999999601" table:style-name="ce2">
            <text:p>3422.4</text:p>
          </table:table-cell>
          <table:table-cell table:number-columns-repeated="16382"/>
        </table:table-row>
        <table:table-row table:style-name="ro1">
          <table:table-cell office:value-type="float" office:value="13.2362062062062" table:style-name="ce2">
            <text:p>13.23620621</text:p>
          </table:table-cell>
          <table:table-cell office:value-type="float" office:value="3423.8399999999601" table:style-name="ce2">
            <text:p>3423.84</text:p>
          </table:table-cell>
          <table:table-cell table:number-columns-repeated="16382"/>
        </table:table-row>
        <table:table-row table:style-name="ro1">
          <table:table-cell office:value-type="float" office:value="13.2602102102102" table:style-name="ce2">
            <text:p>13.26021021</text:p>
          </table:table-cell>
          <table:table-cell office:value-type="float" office:value="3425.2799999999602" table:style-name="ce2">
            <text:p>3425.28</text:p>
          </table:table-cell>
          <table:table-cell table:number-columns-repeated="16382"/>
        </table:table-row>
        <table:table-row table:style-name="ro1">
          <table:table-cell office:value-type="float" office:value="13.284214214214201" table:style-name="ce2">
            <text:p>13.28421421</text:p>
          </table:table-cell>
          <table:table-cell office:value-type="float" office:value="3427.43999999996" table:style-name="ce2">
            <text:p>3427.44</text:p>
          </table:table-cell>
          <table:table-cell table:number-columns-repeated="16382"/>
        </table:table-row>
        <table:table-row table:style-name="ro1">
          <table:table-cell office:value-type="float" office:value="13.308218218218199" table:style-name="ce2">
            <text:p>13.30821822</text:p>
          </table:table-cell>
          <table:table-cell office:value-type="float" office:value="3429.5999999999599" table:style-name="ce2">
            <text:p>3429.6</text:p>
          </table:table-cell>
          <table:table-cell table:number-columns-repeated="16382"/>
        </table:table-row>
        <table:table-row table:style-name="ro1">
          <table:table-cell office:value-type="float" office:value="13.3322222222222" table:style-name="ce2">
            <text:p>13.33222222</text:p>
          </table:table-cell>
          <table:table-cell office:value-type="float" office:value="3431.7599999999602" table:style-name="ce2">
            <text:p>3431.76</text:p>
          </table:table-cell>
          <table:table-cell table:number-columns-repeated="16382"/>
        </table:table-row>
        <table:table-row table:style-name="ro1">
          <table:table-cell office:value-type="float" office:value="13.3562262262262" table:style-name="ce2">
            <text:p>13.35622623</text:p>
          </table:table-cell>
          <table:table-cell office:value-type="float" office:value="3433.9199999999601" table:style-name="ce2">
            <text:p>3433.92</text:p>
          </table:table-cell>
          <table:table-cell table:number-columns-repeated="16382"/>
        </table:table-row>
        <table:table-row table:style-name="ro1">
          <table:table-cell office:value-type="float" office:value="13.3802302302302" table:style-name="ce2">
            <text:p>13.38023023</text:p>
          </table:table-cell>
          <table:table-cell office:value-type="float" office:value="3436.0799999999599" table:style-name="ce2">
            <text:p>3436.08</text:p>
          </table:table-cell>
          <table:table-cell table:number-columns-repeated="16382"/>
        </table:table-row>
        <table:table-row table:style-name="ro1">
          <table:table-cell office:value-type="float" office:value="13.404234234234201" table:style-name="ce2">
            <text:p>13.40423423</text:p>
          </table:table-cell>
          <table:table-cell office:value-type="float" office:value="3438.2399999999602" table:style-name="ce2">
            <text:p>3438.24</text:p>
          </table:table-cell>
          <table:table-cell table:number-columns-repeated="16382"/>
        </table:table-row>
        <table:table-row table:style-name="ro1">
          <table:table-cell office:value-type="float" office:value="13.428238238238199" table:style-name="ce2">
            <text:p>13.42823824</text:p>
          </table:table-cell>
          <table:table-cell office:value-type="float" office:value="3440.3999999999601" table:style-name="ce2">
            <text:p>3440.4</text:p>
          </table:table-cell>
          <table:table-cell table:number-columns-repeated="16382"/>
        </table:table-row>
        <table:table-row table:style-name="ro1">
          <table:table-cell office:value-type="float" office:value="13.4522422422422" table:style-name="ce2">
            <text:p>13.45224224</text:p>
          </table:table-cell>
          <table:table-cell office:value-type="float" office:value="3442.5599999999599" table:style-name="ce2">
            <text:p>3442.56</text:p>
          </table:table-cell>
          <table:table-cell table:number-columns-repeated="16382"/>
        </table:table-row>
        <table:table-row table:style-name="ro1">
          <table:table-cell office:value-type="float" office:value="13.4762462462462" table:style-name="ce2">
            <text:p>13.47624625</text:p>
          </table:table-cell>
          <table:table-cell office:value-type="float" office:value="3444.7199999999598" table:style-name="ce2">
            <text:p>3444.72</text:p>
          </table:table-cell>
          <table:table-cell table:number-columns-repeated="16382"/>
        </table:table-row>
        <table:table-row table:style-name="ro1">
          <table:table-cell office:value-type="float" office:value="13.5002502502502" table:style-name="ce2">
            <text:p>13.50025025</text:p>
          </table:table-cell>
          <table:table-cell office:value-type="float" office:value="3446.8799999999601" table:style-name="ce2">
            <text:p>3446.88</text:p>
          </table:table-cell>
          <table:table-cell table:number-columns-repeated="16382"/>
        </table:table-row>
        <table:table-row table:style-name="ro1">
          <table:table-cell office:value-type="float" office:value="13.5242542542543" table:style-name="ce2">
            <text:p>13.52425425</text:p>
          </table:table-cell>
          <table:table-cell office:value-type="float" office:value="3449.0399999999599" table:style-name="ce2">
            <text:p>3449.04</text:p>
          </table:table-cell>
          <table:table-cell table:number-columns-repeated="16382"/>
        </table:table-row>
        <table:table-row table:style-name="ro1">
          <table:table-cell office:value-type="float" office:value="13.548258258258301" table:style-name="ce2">
            <text:p>13.54825826</text:p>
          </table:table-cell>
          <table:table-cell office:value-type="float" office:value="3451.1999999999598" table:style-name="ce2">
            <text:p>3451.2</text:p>
          </table:table-cell>
          <table:table-cell table:number-columns-repeated="16382"/>
        </table:table-row>
        <table:table-row table:style-name="ro1">
          <table:table-cell office:value-type="float" office:value="13.572262262262299" table:style-name="ce2">
            <text:p>13.57226226</text:p>
          </table:table-cell>
          <table:table-cell office:value-type="float" office:value="3453.3599999999601" table:style-name="ce2">
            <text:p>3453.36</text:p>
          </table:table-cell>
          <table:table-cell table:number-columns-repeated="16382"/>
        </table:table-row>
        <table:table-row table:style-name="ro1">
          <table:table-cell office:value-type="float" office:value="13.5962662662663" table:style-name="ce2">
            <text:p>13.59626627</text:p>
          </table:table-cell>
          <table:table-cell office:value-type="float" office:value="3455.51999999995" table:style-name="ce2">
            <text:p>3455.52</text:p>
          </table:table-cell>
          <table:table-cell table:number-columns-repeated="16382"/>
        </table:table-row>
        <table:table-row table:style-name="ro1">
          <table:table-cell office:value-type="float" office:value="13.6202702702703" table:style-name="ce2">
            <text:p>13.62027027</text:p>
          </table:table-cell>
          <table:table-cell office:value-type="float" office:value="3457.6799999999498" table:style-name="ce2">
            <text:p>3457.68</text:p>
          </table:table-cell>
          <table:table-cell table:number-columns-repeated="16382"/>
        </table:table-row>
        <table:table-row table:style-name="ro1">
          <table:table-cell office:value-type="float" office:value="13.6442742742743" table:style-name="ce2">
            <text:p>13.64427427</text:p>
          </table:table-cell>
          <table:table-cell office:value-type="float" office:value="3459.8399999999501" table:style-name="ce2">
            <text:p>3459.84</text:p>
          </table:table-cell>
          <table:table-cell table:number-columns-repeated="16382"/>
        </table:table-row>
        <table:table-row table:style-name="ro1">
          <table:table-cell office:value-type="float" office:value="13.668278278278301" table:style-name="ce2">
            <text:p>13.66827828</text:p>
          </table:table-cell>
          <table:table-cell office:value-type="float" office:value="3461.99999999995" table:style-name="ce2">
            <text:p>3462</text:p>
          </table:table-cell>
          <table:table-cell table:number-columns-repeated="16382"/>
        </table:table-row>
        <table:table-row table:style-name="ro1">
          <table:table-cell office:value-type="float" office:value="13.692282282282299" table:style-name="ce2">
            <text:p>13.69228228</text:p>
          </table:table-cell>
          <table:table-cell office:value-type="float" office:value="3464.1599999999498" table:style-name="ce2">
            <text:p>3464.16</text:p>
          </table:table-cell>
          <table:table-cell table:number-columns-repeated="16382"/>
        </table:table-row>
        <table:table-row table:style-name="ro1">
          <table:table-cell office:value-type="float" office:value="13.7162862862863" table:style-name="ce2">
            <text:p>13.71628629</text:p>
          </table:table-cell>
          <table:table-cell office:value-type="float" office:value="3466.3199999999501" table:style-name="ce2">
            <text:p>3466.32</text:p>
          </table:table-cell>
          <table:table-cell table:number-columns-repeated="16382"/>
        </table:table-row>
        <table:table-row table:style-name="ro1">
          <table:table-cell office:value-type="float" office:value="13.7402902902903" table:style-name="ce2">
            <text:p>13.74029029</text:p>
          </table:table-cell>
          <table:table-cell office:value-type="float" office:value="3468.47999999995" table:style-name="ce2">
            <text:p>3468.48</text:p>
          </table:table-cell>
          <table:table-cell table:number-columns-repeated="16382"/>
        </table:table-row>
        <table:table-row table:style-name="ro1">
          <table:table-cell office:value-type="float" office:value="13.764294294294301" table:style-name="ce2">
            <text:p>13.76429429</text:p>
          </table:table-cell>
          <table:table-cell office:value-type="float" office:value="3470.6399999999499" table:style-name="ce2">
            <text:p>3470.64</text:p>
          </table:table-cell>
          <table:table-cell table:number-columns-repeated="16382"/>
        </table:table-row>
        <table:table-row table:style-name="ro1">
          <table:table-cell office:value-type="float" office:value="13.788298298298299" table:style-name="ce2">
            <text:p>13.7882983</text:p>
          </table:table-cell>
          <table:table-cell office:value-type="float" office:value="3472.7999999999502" table:style-name="ce2">
            <text:p>3472.8</text:p>
          </table:table-cell>
          <table:table-cell table:number-columns-repeated="16382"/>
        </table:table-row>
        <table:table-row table:style-name="ro1">
          <table:table-cell office:value-type="float" office:value="13.812302302302299" table:style-name="ce2">
            <text:p>13.8123023</text:p>
          </table:table-cell>
          <table:table-cell office:value-type="float" office:value="3474.95999999995" table:style-name="ce2">
            <text:p>3474.96</text:p>
          </table:table-cell>
          <table:table-cell table:number-columns-repeated="16382"/>
        </table:table-row>
        <table:table-row table:style-name="ro1">
          <table:table-cell office:value-type="float" office:value="13.8363063063063" table:style-name="ce2">
            <text:p>13.83630631</text:p>
          </table:table-cell>
          <table:table-cell office:value-type="float" office:value="3477.1199999999499" table:style-name="ce2">
            <text:p>3477.12</text:p>
          </table:table-cell>
          <table:table-cell table:number-columns-repeated="16382"/>
        </table:table-row>
        <table:table-row table:style-name="ro1">
          <table:table-cell office:value-type="float" office:value="13.8603103103103" table:style-name="ce2">
            <text:p>13.86031031</text:p>
          </table:table-cell>
          <table:table-cell office:value-type="float" office:value="3479.2799999999502" table:style-name="ce2">
            <text:p>3479.28</text:p>
          </table:table-cell>
          <table:table-cell table:number-columns-repeated="16382"/>
        </table:table-row>
        <table:table-row table:style-name="ro1">
          <table:table-cell office:value-type="float" office:value="13.884314314314301" table:style-name="ce2">
            <text:p>13.88431431</text:p>
          </table:table-cell>
          <table:table-cell office:value-type="float" office:value="3481.43999999995" table:style-name="ce2">
            <text:p>3481.44</text:p>
          </table:table-cell>
          <table:table-cell table:number-columns-repeated="16382"/>
        </table:table-row>
        <table:table-row table:style-name="ro1">
          <table:table-cell office:value-type="float" office:value="13.908318318318299" table:style-name="ce2">
            <text:p>13.90831832</text:p>
          </table:table-cell>
          <table:table-cell office:value-type="float" office:value="3483.5999999999499" table:style-name="ce2">
            <text:p>3483.6</text:p>
          </table:table-cell>
          <table:table-cell table:number-columns-repeated="16382"/>
        </table:table-row>
        <table:table-row table:style-name="ro1">
          <table:table-cell office:value-type="float" office:value="13.9323223223223" table:style-name="ce2">
            <text:p>13.93232232</text:p>
          </table:table-cell>
          <table:table-cell office:value-type="float" office:value="3485.7599999999502" table:style-name="ce2">
            <text:p>3485.76</text:p>
          </table:table-cell>
          <table:table-cell table:number-columns-repeated="16382"/>
        </table:table-row>
        <table:table-row table:style-name="ro1">
          <table:table-cell office:value-type="float" office:value="13.9563263263263" table:style-name="ce2">
            <text:p>13.95632633</text:p>
          </table:table-cell>
          <table:table-cell office:value-type="float" office:value="3487.9199999999501" table:style-name="ce2">
            <text:p>3487.92</text:p>
          </table:table-cell>
          <table:table-cell table:number-columns-repeated="16382"/>
        </table:table-row>
        <table:table-row table:style-name="ro1">
          <table:table-cell office:value-type="float" office:value="13.9803303303303" table:style-name="ce2">
            <text:p>13.98033033</text:p>
          </table:table-cell>
          <table:table-cell office:value-type="float" office:value="3490.0799999999499" table:style-name="ce2">
            <text:p>3490.08</text:p>
          </table:table-cell>
          <table:table-cell table:number-columns-repeated="16382"/>
        </table:table-row>
        <table:table-row table:style-name="ro1">
          <table:table-cell office:value-type="float" office:value="14.004334334334301" table:style-name="ce2">
            <text:p>14.00433433</text:p>
          </table:table-cell>
          <table:table-cell office:value-type="float" office:value="3492.2399999999402" table:style-name="ce2">
            <text:p>3492.24</text:p>
          </table:table-cell>
          <table:table-cell table:number-columns-repeated="16382"/>
        </table:table-row>
        <table:table-row table:style-name="ro1">
          <table:table-cell office:value-type="float" office:value="14.028338338338299" table:style-name="ce2">
            <text:p>14.02833834</text:p>
          </table:table-cell>
          <table:table-cell office:value-type="float" office:value="3494.3999999999401" table:style-name="ce2">
            <text:p>3494.4</text:p>
          </table:table-cell>
          <table:table-cell table:number-columns-repeated="16382"/>
        </table:table-row>
        <table:table-row table:style-name="ro1">
          <table:table-cell office:value-type="float" office:value="14.0523423423423" table:style-name="ce2">
            <text:p>14.05234234</text:p>
          </table:table-cell>
          <table:table-cell office:value-type="float" office:value="3496.5599999999399" table:style-name="ce2">
            <text:p>3496.56</text:p>
          </table:table-cell>
          <table:table-cell table:number-columns-repeated="16382"/>
        </table:table-row>
        <table:table-row table:style-name="ro1">
          <table:table-cell office:value-type="float" office:value="14.0763463463463" table:style-name="ce2">
            <text:p>14.07634635</text:p>
          </table:table-cell>
          <table:table-cell office:value-type="float" office:value="3498.7199999999398" table:style-name="ce2">
            <text:p>3498.72</text:p>
          </table:table-cell>
          <table:table-cell table:number-columns-repeated="16382"/>
        </table:table-row>
        <table:table-row table:style-name="ro1">
          <table:table-cell office:value-type="float" office:value="14.1003503503503" table:style-name="ce2">
            <text:p>14.10035035</text:p>
          </table:table-cell>
          <table:table-cell office:value-type="float" office:value="3500.8799999999401" table:style-name="ce2">
            <text:p>3500.88</text:p>
          </table:table-cell>
          <table:table-cell table:number-columns-repeated="16382"/>
        </table:table-row>
        <table:table-row table:style-name="ro1">
          <table:table-cell office:value-type="float" office:value="14.1243543543544" table:style-name="ce2">
            <text:p>14.12435435</text:p>
          </table:table-cell>
          <table:table-cell office:value-type="float" office:value="3503.0399999999399" table:style-name="ce2">
            <text:p>3503.04</text:p>
          </table:table-cell>
          <table:table-cell table:number-columns-repeated="16382"/>
        </table:table-row>
        <table:table-row table:style-name="ro1">
          <table:table-cell office:value-type="float" office:value="14.148358358358401" table:style-name="ce2">
            <text:p>14.14835836</text:p>
          </table:table-cell>
          <table:table-cell office:value-type="float" office:value="3505.1999999999398" table:style-name="ce2">
            <text:p>3505.2</text:p>
          </table:table-cell>
          <table:table-cell table:number-columns-repeated="16382"/>
        </table:table-row>
        <table:table-row table:style-name="ro1">
          <table:table-cell office:value-type="float" office:value="14.172362362362399" table:style-name="ce2">
            <text:p>14.17236236</text:p>
          </table:table-cell>
          <table:table-cell office:value-type="float" office:value="3507.3599999999401" table:style-name="ce2">
            <text:p>3507.36</text:p>
          </table:table-cell>
          <table:table-cell table:number-columns-repeated="16382"/>
        </table:table-row>
        <table:table-row table:style-name="ro1">
          <table:table-cell office:value-type="float" office:value="14.1963663663664" table:style-name="ce2">
            <text:p>14.19636637</text:p>
          </table:table-cell>
          <table:table-cell office:value-type="float" office:value="3509.51999999994" table:style-name="ce2">
            <text:p>3509.52</text:p>
          </table:table-cell>
          <table:table-cell table:number-columns-repeated="16382"/>
        </table:table-row>
        <table:table-row table:style-name="ro1">
          <table:table-cell office:value-type="float" office:value="14.2203703703704" table:style-name="ce2">
            <text:p>14.22037037</text:p>
          </table:table-cell>
          <table:table-cell office:value-type="float" office:value="3511.6799999999398" table:style-name="ce2">
            <text:p>3511.68</text:p>
          </table:table-cell>
          <table:table-cell table:number-columns-repeated="16382"/>
        </table:table-row>
        <table:table-row table:style-name="ro1">
          <table:table-cell office:value-type="float" office:value="14.2443743743744" table:style-name="ce2">
            <text:p>14.24437437</text:p>
          </table:table-cell>
          <table:table-cell office:value-type="float" office:value="3513.8399999999401" table:style-name="ce2">
            <text:p>3513.84</text:p>
          </table:table-cell>
          <table:table-cell table:number-columns-repeated="16382"/>
        </table:table-row>
        <table:table-row table:style-name="ro1">
          <table:table-cell office:value-type="float" office:value="14.268378378378401" table:style-name="ce2">
            <text:p>14.26837838</text:p>
          </table:table-cell>
          <table:table-cell office:value-type="float" office:value="3515.99999999994" table:style-name="ce2">
            <text:p>3516</text:p>
          </table:table-cell>
          <table:table-cell table:number-columns-repeated="16382"/>
        </table:table-row>
        <table:table-row table:style-name="ro1">
          <table:table-cell office:value-type="float" office:value="14.292382382382399" table:style-name="ce2">
            <text:p>14.29238238</text:p>
          </table:table-cell>
          <table:table-cell office:value-type="float" office:value="3518.8799999999401" table:style-name="ce2">
            <text:p>3518.88</text:p>
          </table:table-cell>
          <table:table-cell table:number-columns-repeated="16382"/>
        </table:table-row>
        <table:table-row table:style-name="ro1">
          <table:table-cell office:value-type="float" office:value="14.3163863863864" table:style-name="ce2">
            <text:p>14.31638639</text:p>
          </table:table-cell>
          <table:table-cell office:value-type="float" office:value="3521.7599999999402" table:style-name="ce2">
            <text:p>3521.76</text:p>
          </table:table-cell>
          <table:table-cell table:number-columns-repeated="16382"/>
        </table:table-row>
        <table:table-row table:style-name="ro1">
          <table:table-cell office:value-type="float" office:value="14.3403903903904" table:style-name="ce2">
            <text:p>14.34039039</text:p>
          </table:table-cell>
          <table:table-cell office:value-type="float" office:value="3524.6399999999398" table:style-name="ce2">
            <text:p>3524.64</text:p>
          </table:table-cell>
          <table:table-cell table:number-columns-repeated="16382"/>
        </table:table-row>
        <table:table-row table:style-name="ro1">
          <table:table-cell office:value-type="float" office:value="14.364394394394401" table:style-name="ce2">
            <text:p>14.36439439</text:p>
          </table:table-cell>
          <table:table-cell office:value-type="float" office:value="3527.51999999993" table:style-name="ce2">
            <text:p>3527.52</text:p>
          </table:table-cell>
          <table:table-cell table:number-columns-repeated="16382"/>
        </table:table-row>
        <table:table-row table:style-name="ro1">
          <table:table-cell office:value-type="float" office:value="14.388398398398399" table:style-name="ce2">
            <text:p>14.3883984</text:p>
          </table:table-cell>
          <table:table-cell office:value-type="float" office:value="3530.3999999999301" table:style-name="ce2">
            <text:p>3530.4</text:p>
          </table:table-cell>
          <table:table-cell table:number-columns-repeated="16382"/>
        </table:table-row>
        <table:table-row table:style-name="ro1">
          <table:table-cell office:value-type="float" office:value="14.4124024024024" table:style-name="ce2">
            <text:p>14.4124024</text:p>
          </table:table-cell>
          <table:table-cell office:value-type="float" office:value="3533.2799999999302" table:style-name="ce2">
            <text:p>3533.28</text:p>
          </table:table-cell>
          <table:table-cell table:number-columns-repeated="16382"/>
        </table:table-row>
        <table:table-row table:style-name="ro1">
          <table:table-cell office:value-type="float" office:value="14.4364064064064" table:style-name="ce2">
            <text:p>14.43640641</text:p>
          </table:table-cell>
          <table:table-cell office:value-type="float" office:value="3536.1599999999298" table:style-name="ce2">
            <text:p>3536.16</text:p>
          </table:table-cell>
          <table:table-cell table:number-columns-repeated="16382"/>
        </table:table-row>
        <table:table-row table:style-name="ro1">
          <table:table-cell office:value-type="float" office:value="14.4604104104104" table:style-name="ce2">
            <text:p>14.46041041</text:p>
          </table:table-cell>
          <table:table-cell office:value-type="float" office:value="3539.0399999999299" table:style-name="ce2">
            <text:p>3539.04</text:p>
          </table:table-cell>
          <table:table-cell table:number-columns-repeated="16382"/>
        </table:table-row>
        <table:table-row table:style-name="ro1">
          <table:table-cell office:value-type="float" office:value="14.484414414414401" table:style-name="ce2">
            <text:p>14.48441441</text:p>
          </table:table-cell>
          <table:table-cell office:value-type="float" office:value="3541.91999999993" table:style-name="ce2">
            <text:p>3541.92</text:p>
          </table:table-cell>
          <table:table-cell table:number-columns-repeated="16382"/>
        </table:table-row>
        <table:table-row table:style-name="ro1">
          <table:table-cell office:value-type="float" office:value="14.508418418418399" table:style-name="ce2">
            <text:p>14.50841842</text:p>
          </table:table-cell>
          <table:table-cell office:value-type="float" office:value="3544.7999999999302" table:style-name="ce2">
            <text:p>3544.8</text:p>
          </table:table-cell>
          <table:table-cell table:number-columns-repeated="16382"/>
        </table:table-row>
        <table:table-row table:style-name="ro1">
          <table:table-cell office:value-type="float" office:value="14.5324224224224" table:style-name="ce2">
            <text:p>14.53242242</text:p>
          </table:table-cell>
          <table:table-cell office:value-type="float" office:value="3547.6799999999298" table:style-name="ce2">
            <text:p>3547.68</text:p>
          </table:table-cell>
          <table:table-cell table:number-columns-repeated="16382"/>
        </table:table-row>
        <table:table-row table:style-name="ro1">
          <table:table-cell office:value-type="float" office:value="14.5564264264264" table:style-name="ce2">
            <text:p>14.55642643</text:p>
          </table:table-cell>
          <table:table-cell office:value-type="float" office:value="3550.5599999999299" table:style-name="ce2">
            <text:p>3550.56</text:p>
          </table:table-cell>
          <table:table-cell table:number-columns-repeated="16382"/>
        </table:table-row>
        <table:table-row table:style-name="ro1">
          <table:table-cell office:value-type="float" office:value="14.5804304304304" table:style-name="ce2">
            <text:p>14.58043043</text:p>
          </table:table-cell>
          <table:table-cell office:value-type="float" office:value="3553.43999999993" table:style-name="ce2">
            <text:p>3553.44</text:p>
          </table:table-cell>
          <table:table-cell table:number-columns-repeated="16382"/>
        </table:table-row>
        <table:table-row table:style-name="ro1">
          <table:table-cell office:value-type="float" office:value="14.604434434434401" table:style-name="ce2">
            <text:p>14.60443443</text:p>
          </table:table-cell>
          <table:table-cell office:value-type="float" office:value="3556.3199999999301" table:style-name="ce2">
            <text:p>3556.32</text:p>
          </table:table-cell>
          <table:table-cell table:number-columns-repeated="16382"/>
        </table:table-row>
        <table:table-row table:style-name="ro1">
          <table:table-cell office:value-type="float" office:value="14.628438438438399" table:style-name="ce2">
            <text:p>14.62843844</text:p>
          </table:table-cell>
          <table:table-cell office:value-type="float" office:value="3559.1999999999298" table:style-name="ce2">
            <text:p>3559.2</text:p>
          </table:table-cell>
          <table:table-cell table:number-columns-repeated="16382"/>
        </table:table-row>
        <table:table-row table:style-name="ro1">
          <table:table-cell office:value-type="float" office:value="14.6524424424424" table:style-name="ce2">
            <text:p>14.65244244</text:p>
          </table:table-cell>
          <table:table-cell office:value-type="float" office:value="3562.0799999999299" table:style-name="ce2">
            <text:p>3562.08</text:p>
          </table:table-cell>
          <table:table-cell table:number-columns-repeated="16382"/>
        </table:table-row>
        <table:table-row table:style-name="ro1">
          <table:table-cell office:value-type="float" office:value="14.6764464464464" table:style-name="ce2">
            <text:p>14.67644645</text:p>
          </table:table-cell>
          <table:table-cell office:value-type="float" office:value="3564.95999999992" table:style-name="ce2">
            <text:p>3564.96</text:p>
          </table:table-cell>
          <table:table-cell table:number-columns-repeated="16382"/>
        </table:table-row>
        <table:table-row table:style-name="ro1">
          <table:table-cell office:value-type="float" office:value="14.700450450450401" table:style-name="ce2">
            <text:p>14.70045045</text:p>
          </table:table-cell>
          <table:table-cell office:value-type="float" office:value="3567.8399999999201" table:style-name="ce2">
            <text:p>3567.84</text:p>
          </table:table-cell>
          <table:table-cell table:number-columns-repeated="16382"/>
        </table:table-row>
        <table:table-row table:style-name="ro1">
          <table:table-cell office:value-type="float" office:value="14.7244544544545" table:style-name="ce2">
            <text:p>14.72445445</text:p>
          </table:table-cell>
          <table:table-cell office:value-type="float" office:value="3570.7199999999202" table:style-name="ce2">
            <text:p>3570.72</text:p>
          </table:table-cell>
          <table:table-cell table:number-columns-repeated="16382"/>
        </table:table-row>
        <table:table-row table:style-name="ro1">
          <table:table-cell office:value-type="float" office:value="14.748458458458501" table:style-name="ce2">
            <text:p>14.74845846</text:p>
          </table:table-cell>
          <table:table-cell office:value-type="float" office:value="3573.5999999999199" table:style-name="ce2">
            <text:p>3573.6</text:p>
          </table:table-cell>
          <table:table-cell table:number-columns-repeated="16382"/>
        </table:table-row>
        <table:table-row table:style-name="ro1">
          <table:table-cell office:value-type="float" office:value="14.772462462462499" table:style-name="ce2">
            <text:p>14.77246246</text:p>
          </table:table-cell>
          <table:table-cell office:value-type="float" office:value="3576.47999999992" table:style-name="ce2">
            <text:p>3576.48</text:p>
          </table:table-cell>
          <table:table-cell table:number-columns-repeated="16382"/>
        </table:table-row>
        <table:table-row table:style-name="ro1">
          <table:table-cell office:value-type="float" office:value="14.7964664664665" table:style-name="ce2">
            <text:p>14.79646647</text:p>
          </table:table-cell>
          <table:table-cell office:value-type="float" office:value="3579.3599999999201" table:style-name="ce2">
            <text:p>3579.36</text:p>
          </table:table-cell>
          <table:table-cell table:number-columns-repeated="16382"/>
        </table:table-row>
        <table:table-row table:style-name="ro1">
          <table:table-cell office:value-type="float" office:value="14.8204704704705" table:style-name="ce2">
            <text:p>14.82047047</text:p>
          </table:table-cell>
          <table:table-cell office:value-type="float" office:value="3582.2399999999202" table:style-name="ce2">
            <text:p>3582.24</text:p>
          </table:table-cell>
          <table:table-cell table:number-columns-repeated="16382"/>
        </table:table-row>
        <table:table-row table:style-name="ro1">
          <table:table-cell office:value-type="float" office:value="14.844474474474501" table:style-name="ce2">
            <text:p>14.84447447</text:p>
          </table:table-cell>
          <table:table-cell office:value-type="float" office:value="3585.1199999999199" table:style-name="ce2">
            <text:p>3585.12</text:p>
          </table:table-cell>
          <table:table-cell table:number-columns-repeated="16382"/>
        </table:table-row>
        <table:table-row table:style-name="ro1">
          <table:table-cell office:value-type="float" office:value="14.868478478478499" table:style-name="ce2">
            <text:p>14.86847848</text:p>
          </table:table-cell>
          <table:table-cell office:value-type="float" office:value="3587.99999999992" table:style-name="ce2">
            <text:p>3588</text:p>
          </table:table-cell>
          <table:table-cell table:number-columns-repeated="16382"/>
        </table:table-row>
        <table:table-row table:style-name="ro1">
          <table:table-cell office:value-type="float" office:value="14.8924824824825" table:style-name="ce2">
            <text:p>14.89248248</text:p>
          </table:table-cell>
          <table:table-cell office:value-type="float" office:value="3590.8799999999201" table:style-name="ce2">
            <text:p>3590.88</text:p>
          </table:table-cell>
          <table:table-cell table:number-columns-repeated="16382"/>
        </table:table-row>
        <table:table-row table:style-name="ro1">
          <table:table-cell office:value-type="float" office:value="14.9164864864865" table:style-name="ce2">
            <text:p>14.91648649</text:p>
          </table:table-cell>
          <table:table-cell office:value-type="float" office:value="3593.7599999999202" table:style-name="ce2">
            <text:p>3593.76</text:p>
          </table:table-cell>
          <table:table-cell table:number-columns-repeated="16382"/>
        </table:table-row>
        <table:table-row table:style-name="ro1">
          <table:table-cell office:value-type="float" office:value="14.9404904904905" table:style-name="ce2">
            <text:p>14.94049049</text:p>
          </table:table-cell>
          <table:table-cell office:value-type="float" office:value="3596.6399999999198" table:style-name="ce2">
            <text:p>3596.64</text:p>
          </table:table-cell>
          <table:table-cell table:number-columns-repeated="16382"/>
        </table:table-row>
        <table:table-row table:style-name="ro1">
          <table:table-cell office:value-type="float" office:value="14.964494494494501" table:style-name="ce2">
            <text:p>14.96449449</text:p>
          </table:table-cell>
          <table:table-cell office:value-type="float" office:value="3599.5199999999099" table:style-name="ce2">
            <text:p>3599.52</text:p>
          </table:table-cell>
          <table:table-cell table:number-columns-repeated="16382"/>
        </table:table-row>
        <table:table-row table:style-name="ro1">
          <table:table-cell office:value-type="float" office:value="14.988498498498499" table:style-name="ce2">
            <text:p>14.9884985</text:p>
          </table:table-cell>
          <table:table-cell office:value-type="float" office:value="3602.3999999999101" table:style-name="ce2">
            <text:p>3602.4</text:p>
          </table:table-cell>
          <table:table-cell table:number-columns-repeated="16382"/>
        </table:table-row>
        <table:table-row table:style-name="ro1">
          <table:table-cell office:value-type="float" office:value="15.0125025025025" table:style-name="ce2">
            <text:p>15.0125025</text:p>
          </table:table-cell>
          <table:table-cell office:value-type="float" office:value="3605.2799999999102" table:style-name="ce2">
            <text:p>3605.28</text:p>
          </table:table-cell>
          <table:table-cell table:number-columns-repeated="16382"/>
        </table:table-row>
        <table:table-row table:style-name="ro1">
          <table:table-cell office:value-type="float" office:value="15.0365065065065" table:style-name="ce2">
            <text:p>15.03650651</text:p>
          </table:table-cell>
          <table:table-cell office:value-type="float" office:value="3608.1599999999098" table:style-name="ce2">
            <text:p>3608.16</text:p>
          </table:table-cell>
          <table:table-cell table:number-columns-repeated="16382"/>
        </table:table-row>
        <table:table-row table:style-name="ro1">
          <table:table-cell office:value-type="float" office:value="15.0605105105105" table:style-name="ce2">
            <text:p>15.06051051</text:p>
          </table:table-cell>
          <table:table-cell office:value-type="float" office:value="3611.0399999999099" table:style-name="ce2">
            <text:p>3611.04</text:p>
          </table:table-cell>
          <table:table-cell table:number-columns-repeated="16382"/>
        </table:table-row>
        <table:table-row table:style-name="ro1">
          <table:table-cell office:value-type="float" office:value="15.084514514514501" table:style-name="ce2">
            <text:p>15.08451451</text:p>
          </table:table-cell>
          <table:table-cell office:value-type="float" office:value="3613.91999999991" table:style-name="ce2">
            <text:p>3613.92</text:p>
          </table:table-cell>
          <table:table-cell table:number-columns-repeated="16382"/>
        </table:table-row>
        <table:table-row table:style-name="ro1">
          <table:table-cell office:value-type="float" office:value="15.108518518518499" table:style-name="ce2">
            <text:p>15.10851852</text:p>
          </table:table-cell>
          <table:table-cell office:value-type="float" office:value="3616.7999999999101" table:style-name="ce2">
            <text:p>3616.8</text:p>
          </table:table-cell>
          <table:table-cell table:number-columns-repeated="16382"/>
        </table:table-row>
        <table:table-row table:style-name="ro1">
          <table:table-cell office:value-type="float" office:value="15.1325225225225" table:style-name="ce2">
            <text:p>15.13252252</text:p>
          </table:table-cell>
          <table:table-cell office:value-type="float" office:value="3619.6799999999098" table:style-name="ce2">
            <text:p>3619.68</text:p>
          </table:table-cell>
          <table:table-cell table:number-columns-repeated="16382"/>
        </table:table-row>
        <table:table-row table:style-name="ro1">
          <table:table-cell office:value-type="float" office:value="15.1565265265265" table:style-name="ce2">
            <text:p>15.15652653</text:p>
          </table:table-cell>
          <table:table-cell office:value-type="float" office:value="3622.5599999999099" table:style-name="ce2">
            <text:p>3622.56</text:p>
          </table:table-cell>
          <table:table-cell table:number-columns-repeated="16382"/>
        </table:table-row>
        <table:table-row table:style-name="ro1">
          <table:table-cell office:value-type="float" office:value="15.1805305305305" table:style-name="ce2">
            <text:p>15.18053053</text:p>
          </table:table-cell>
          <table:table-cell office:value-type="float" office:value="3625.43999999991" table:style-name="ce2">
            <text:p>3625.44</text:p>
          </table:table-cell>
          <table:table-cell table:number-columns-repeated="16382"/>
        </table:table-row>
        <table:table-row table:style-name="ro1">
          <table:table-cell office:value-type="float" office:value="15.204534534534501" table:style-name="ce2">
            <text:p>15.20453453</text:p>
          </table:table-cell>
          <table:table-cell office:value-type="float" office:value="3628.3199999999101" table:style-name="ce2">
            <text:p>3628.32</text:p>
          </table:table-cell>
          <table:table-cell table:number-columns-repeated="16382"/>
        </table:table-row>
        <table:table-row table:style-name="ro1">
          <table:table-cell office:value-type="float" office:value="15.228538538538499" table:style-name="ce2">
            <text:p>15.22853854</text:p>
          </table:table-cell>
          <table:table-cell office:value-type="float" office:value="3631.1999999999098" table:style-name="ce2">
            <text:p>3631.2</text:p>
          </table:table-cell>
          <table:table-cell table:number-columns-repeated="16382"/>
        </table:table-row>
        <table:table-row table:style-name="ro1">
          <table:table-cell office:value-type="float" office:value="15.2525425425425" table:style-name="ce2">
            <text:p>15.25254254</text:p>
          </table:table-cell>
          <table:table-cell office:value-type="float" office:value="3634.0799999999099" table:style-name="ce2">
            <text:p>3634.08</text:p>
          </table:table-cell>
          <table:table-cell table:number-columns-repeated="16382"/>
        </table:table-row>
        <table:table-row table:style-name="ro1">
          <table:table-cell office:value-type="float" office:value="15.2765465465465" table:style-name="ce2">
            <text:p>15.27654655</text:p>
          </table:table-cell>
          <table:table-cell office:value-type="float" office:value="3636.9599999999" table:style-name="ce2">
            <text:p>3636.96</text:p>
          </table:table-cell>
          <table:table-cell table:number-columns-repeated="16382"/>
        </table:table-row>
        <table:table-row table:style-name="ro1">
          <table:table-cell office:value-type="float" office:value="15.300550550550501" table:style-name="ce2">
            <text:p>15.30055055</text:p>
          </table:table-cell>
          <table:table-cell office:value-type="float" office:value="3639.8399999999001" table:style-name="ce2">
            <text:p>3639.84</text:p>
          </table:table-cell>
          <table:table-cell table:number-columns-repeated="16382"/>
        </table:table-row>
        <table:table-row table:style-name="ro1">
          <table:table-cell office:value-type="float" office:value="15.3245545545546" table:style-name="ce2">
            <text:p>15.32455455</text:p>
          </table:table-cell>
          <table:table-cell office:value-type="float" office:value="3642.7199999999002" table:style-name="ce2">
            <text:p>3642.72</text:p>
          </table:table-cell>
          <table:table-cell table:number-columns-repeated="16382"/>
        </table:table-row>
        <table:table-row table:style-name="ro1">
          <table:table-cell office:value-type="float" office:value="15.348558558558601" table:style-name="ce2">
            <text:p>15.34855856</text:p>
          </table:table-cell>
          <table:table-cell office:value-type="float" office:value="3644.8799999999001" table:style-name="ce2">
            <text:p>3644.88</text:p>
          </table:table-cell>
          <table:table-cell table:number-columns-repeated="16382"/>
        </table:table-row>
        <table:table-row table:style-name="ro1">
          <table:table-cell office:value-type="float" office:value="15.372562562562599" table:style-name="ce2">
            <text:p>15.37256256</text:p>
          </table:table-cell>
          <table:table-cell office:value-type="float" office:value="3647.0399999998999" table:style-name="ce2">
            <text:p>3647.04</text:p>
          </table:table-cell>
          <table:table-cell table:number-columns-repeated="16382"/>
        </table:table-row>
        <table:table-row table:style-name="ro1">
          <table:table-cell office:value-type="float" office:value="15.3965665665666" table:style-name="ce2">
            <text:p>15.39656657</text:p>
          </table:table-cell>
          <table:table-cell office:value-type="float" office:value="3649.1999999998998" table:style-name="ce2">
            <text:p>3649.2</text:p>
          </table:table-cell>
          <table:table-cell table:number-columns-repeated="16382"/>
        </table:table-row>
        <table:table-row table:style-name="ro1">
          <table:table-cell office:value-type="float" office:value="15.4205705705706" table:style-name="ce2">
            <text:p>15.42057057</text:p>
          </table:table-cell>
          <table:table-cell office:value-type="float" office:value="3651.3599999999001" table:style-name="ce2">
            <text:p>3651.36</text:p>
          </table:table-cell>
          <table:table-cell table:number-columns-repeated="16382"/>
        </table:table-row>
        <table:table-row table:style-name="ro1">
          <table:table-cell office:value-type="float" office:value="15.444574574574601" table:style-name="ce2">
            <text:p>15.44457457</text:p>
          </table:table-cell>
          <table:table-cell office:value-type="float" office:value="3654.2399999999002" table:style-name="ce2">
            <text:p>3654.24</text:p>
          </table:table-cell>
          <table:table-cell table:number-columns-repeated="16382"/>
        </table:table-row>
        <table:table-row table:style-name="ro1">
          <table:table-cell office:value-type="float" office:value="15.468578578578599" table:style-name="ce2">
            <text:p>15.46857858</text:p>
          </table:table-cell>
          <table:table-cell office:value-type="float" office:value="3657.1199999998998" table:style-name="ce2">
            <text:p>3657.12</text:p>
          </table:table-cell>
          <table:table-cell table:number-columns-repeated="16382"/>
        </table:table-row>
        <table:table-row table:style-name="ro1">
          <table:table-cell office:value-type="float" office:value="15.4925825825826" table:style-name="ce2">
            <text:p>15.49258258</text:p>
          </table:table-cell>
          <table:table-cell office:value-type="float" office:value="3659.9999999999" table:style-name="ce2">
            <text:p>3660</text:p>
          </table:table-cell>
          <table:table-cell table:number-columns-repeated="16382"/>
        </table:table-row>
        <table:table-row table:style-name="ro1">
          <table:table-cell office:value-type="float" office:value="15.5165865865866" table:style-name="ce2">
            <text:p>15.51658659</text:p>
          </table:table-cell>
          <table:table-cell office:value-type="float" office:value="3662.8799999999001" table:style-name="ce2">
            <text:p>3662.88</text:p>
          </table:table-cell>
          <table:table-cell table:number-columns-repeated="16382"/>
        </table:table-row>
        <table:table-row table:style-name="ro1">
          <table:table-cell office:value-type="float" office:value="15.5405905905906" table:style-name="ce2">
            <text:p>15.54059059</text:p>
          </table:table-cell>
          <table:table-cell office:value-type="float" office:value="3665.7599999999002" table:style-name="ce2">
            <text:p>3665.76</text:p>
          </table:table-cell>
          <table:table-cell table:number-columns-repeated="16382"/>
        </table:table-row>
        <table:table-row table:style-name="ro1">
          <table:table-cell office:value-type="float" office:value="15.564594594594601" table:style-name="ce2">
            <text:p>15.56459459</text:p>
          </table:table-cell>
          <table:table-cell office:value-type="float" office:value="3668.6399999998998" table:style-name="ce2">
            <text:p>3668.64</text:p>
          </table:table-cell>
          <table:table-cell table:number-columns-repeated="16382"/>
        </table:table-row>
        <table:table-row table:style-name="ro1">
          <table:table-cell office:value-type="float" office:value="15.588598598598599" table:style-name="ce2">
            <text:p>15.5885986</text:p>
          </table:table-cell>
          <table:table-cell office:value-type="float" office:value="3671.5199999998899" table:style-name="ce2">
            <text:p>3671.52</text:p>
          </table:table-cell>
          <table:table-cell table:number-columns-repeated="16382"/>
        </table:table-row>
        <table:table-row table:style-name="ro1">
          <table:table-cell office:value-type="float" office:value="15.6126026026026" table:style-name="ce2">
            <text:p>15.6126026</text:p>
          </table:table-cell>
          <table:table-cell office:value-type="float" office:value="3674.39999999989" table:style-name="ce2">
            <text:p>3674.4</text:p>
          </table:table-cell>
          <table:table-cell table:number-columns-repeated="16382"/>
        </table:table-row>
        <table:table-row table:style-name="ro1">
          <table:table-cell office:value-type="float" office:value="15.6366066066066" table:style-name="ce2">
            <text:p>15.63660661</text:p>
          </table:table-cell>
          <table:table-cell office:value-type="float" office:value="3677.2799999998902" table:style-name="ce2">
            <text:p>3677.28</text:p>
          </table:table-cell>
          <table:table-cell table:number-columns-repeated="16382"/>
        </table:table-row>
        <table:table-row table:style-name="ro1">
          <table:table-cell office:value-type="float" office:value="15.6606106106106" table:style-name="ce2">
            <text:p>15.66061061</text:p>
          </table:table-cell>
          <table:table-cell office:value-type="float" office:value="3680.1599999998898" table:style-name="ce2">
            <text:p>3680.16</text:p>
          </table:table-cell>
          <table:table-cell table:number-columns-repeated="16382"/>
        </table:table-row>
        <table:table-row table:style-name="ro1">
          <table:table-cell office:value-type="float" office:value="15.684614614614601" table:style-name="ce2">
            <text:p>15.68461461</text:p>
          </table:table-cell>
          <table:table-cell office:value-type="float" office:value="3683.0399999998899" table:style-name="ce2">
            <text:p>3683.04</text:p>
          </table:table-cell>
          <table:table-cell table:number-columns-repeated="16382"/>
        </table:table-row>
        <table:table-row table:style-name="ro1">
          <table:table-cell office:value-type="float" office:value="15.708618618618599" table:style-name="ce2">
            <text:p>15.70861862</text:p>
          </table:table-cell>
          <table:table-cell office:value-type="float" office:value="3685.91999999989" table:style-name="ce2">
            <text:p>3685.92</text:p>
          </table:table-cell>
          <table:table-cell table:number-columns-repeated="16382"/>
        </table:table-row>
        <table:table-row table:style-name="ro1">
          <table:table-cell office:value-type="float" office:value="15.7326226226226" table:style-name="ce2">
            <text:p>15.73262262</text:p>
          </table:table-cell>
          <table:table-cell office:value-type="float" office:value="3688.7999999998901" table:style-name="ce2">
            <text:p>3688.8</text:p>
          </table:table-cell>
          <table:table-cell table:number-columns-repeated="16382"/>
        </table:table-row>
        <table:table-row table:style-name="ro1">
          <table:table-cell office:value-type="float" office:value="15.7566266266266" table:style-name="ce2">
            <text:p>15.75662663</text:p>
          </table:table-cell>
          <table:table-cell office:value-type="float" office:value="3691.6799999998898" table:style-name="ce2">
            <text:p>3691.68</text:p>
          </table:table-cell>
          <table:table-cell table:number-columns-repeated="16382"/>
        </table:table-row>
        <table:table-row table:style-name="ro1">
          <table:table-cell office:value-type="float" office:value="15.780630630630601" table:style-name="ce2">
            <text:p>15.78063063</text:p>
          </table:table-cell>
          <table:table-cell office:value-type="float" office:value="3694.5599999998899" table:style-name="ce2">
            <text:p>3694.56</text:p>
          </table:table-cell>
          <table:table-cell table:number-columns-repeated="16382"/>
        </table:table-row>
        <table:table-row table:style-name="ro1">
          <table:table-cell office:value-type="float" office:value="15.804634634634599" table:style-name="ce2">
            <text:p>15.80463463</text:p>
          </table:table-cell>
          <table:table-cell office:value-type="float" office:value="3697.43999999989" table:style-name="ce2">
            <text:p>3697.44</text:p>
          </table:table-cell>
          <table:table-cell table:number-columns-repeated="16382"/>
        </table:table-row>
        <table:table-row table:style-name="ro1">
          <table:table-cell office:value-type="float" office:value="15.8286386386386" table:style-name="ce2">
            <text:p>15.82863864</text:p>
          </table:table-cell>
          <table:table-cell office:value-type="float" office:value="3700.3199999998901" table:style-name="ce2">
            <text:p>3700.32</text:p>
          </table:table-cell>
          <table:table-cell table:number-columns-repeated="16382"/>
        </table:table-row>
        <table:table-row table:style-name="ro1">
          <table:table-cell office:value-type="float" office:value="15.8526426426426" table:style-name="ce2">
            <text:p>15.85264264</text:p>
          </table:table-cell>
          <table:table-cell office:value-type="float" office:value="3703.1999999998902" table:style-name="ce2">
            <text:p>3703.2</text:p>
          </table:table-cell>
          <table:table-cell table:number-columns-repeated="16382"/>
        </table:table-row>
        <table:table-row table:style-name="ro1">
          <table:table-cell office:value-type="float" office:value="15.8766466466466" table:style-name="ce2">
            <text:p>15.87664665</text:p>
          </table:table-cell>
          <table:table-cell office:value-type="float" office:value="3706.0799999998899" table:style-name="ce2">
            <text:p>3706.08</text:p>
          </table:table-cell>
          <table:table-cell table:number-columns-repeated="16382"/>
        </table:table-row>
        <table:table-row table:style-name="ro1">
          <table:table-cell office:value-type="float" office:value="15.900650650650601" table:style-name="ce2">
            <text:p>15.90065065</text:p>
          </table:table-cell>
          <table:table-cell office:value-type="float" office:value="3708.95999999988" table:style-name="ce2">
            <text:p>3708.96</text:p>
          </table:table-cell>
          <table:table-cell table:number-columns-repeated="16382"/>
        </table:table-row>
        <table:table-row table:style-name="ro1">
          <table:table-cell office:value-type="float" office:value="15.924654654654701" table:style-name="ce2">
            <text:p>15.92465465</text:p>
          </table:table-cell>
          <table:table-cell office:value-type="float" office:value="3711.8399999998801" table:style-name="ce2">
            <text:p>3711.84</text:p>
          </table:table-cell>
          <table:table-cell table:number-columns-repeated="16382"/>
        </table:table-row>
        <table:table-row table:style-name="ro1">
          <table:table-cell office:value-type="float" office:value="15.948658658658699" table:style-name="ce2">
            <text:p>15.94865866</text:p>
          </table:table-cell>
          <table:table-cell office:value-type="float" office:value="3714.7199999998802" table:style-name="ce2">
            <text:p>3714.72</text:p>
          </table:table-cell>
          <table:table-cell table:number-columns-repeated="16382"/>
        </table:table-row>
        <table:table-row table:style-name="ro1">
          <table:table-cell office:value-type="float" office:value="15.9726626626627" table:style-name="ce2">
            <text:p>15.97266266</text:p>
          </table:table-cell>
          <table:table-cell office:value-type="float" office:value="3717.5999999998799" table:style-name="ce2">
            <text:p>3717.6</text:p>
          </table:table-cell>
          <table:table-cell table:number-columns-repeated="16382"/>
        </table:table-row>
        <table:table-row table:style-name="ro1">
          <table:table-cell office:value-type="float" office:value="15.9966666666667" table:style-name="ce2">
            <text:p>15.99666667</text:p>
          </table:table-cell>
          <table:table-cell office:value-type="float" office:value="3720.47999999988" table:style-name="ce2">
            <text:p>3720.48</text:p>
          </table:table-cell>
          <table:table-cell table:number-columns-repeated="16382"/>
        </table:table-row>
        <table:table-row table:style-name="ro1">
          <table:table-cell office:value-type="float" office:value="16.0206706706707" table:style-name="ce2">
            <text:p>16.02067067</text:p>
          </table:table-cell>
          <table:table-cell office:value-type="float" office:value="3723.3599999998801" table:style-name="ce2">
            <text:p>3723.36</text:p>
          </table:table-cell>
          <table:table-cell table:number-columns-repeated="16382"/>
        </table:table-row>
        <table:table-row table:style-name="ro1">
          <table:table-cell office:value-type="float" office:value="16.044674674674699" table:style-name="ce2">
            <text:p>16.04467467</text:p>
          </table:table-cell>
          <table:table-cell office:value-type="float" office:value="3726.2399999998802" table:style-name="ce2">
            <text:p>3726.24</text:p>
          </table:table-cell>
          <table:table-cell table:number-columns-repeated="16382"/>
        </table:table-row>
        <table:table-row table:style-name="ro1">
          <table:table-cell office:value-type="float" office:value="16.068678678678701" table:style-name="ce2">
            <text:p>16.06867868</text:p>
          </table:table-cell>
          <table:table-cell office:value-type="float" office:value="3729.1199999998798" table:style-name="ce2">
            <text:p>3729.12</text:p>
          </table:table-cell>
          <table:table-cell table:number-columns-repeated="16382"/>
        </table:table-row>
        <table:table-row table:style-name="ro1">
          <table:table-cell office:value-type="float" office:value="16.0926826826827" table:style-name="ce2">
            <text:p>16.09268268</text:p>
          </table:table-cell>
          <table:table-cell office:value-type="float" office:value="3731.9999999998799" table:style-name="ce2">
            <text:p>3732</text:p>
          </table:table-cell>
          <table:table-cell table:number-columns-repeated="16382"/>
        </table:table-row>
        <table:table-row table:style-name="ro1">
          <table:table-cell office:value-type="float" office:value="16.116686686686698" table:style-name="ce2">
            <text:p>16.11668669</text:p>
          </table:table-cell>
          <table:table-cell office:value-type="float" office:value="3734.8799999998801" table:style-name="ce2">
            <text:p>3734.88</text:p>
          </table:table-cell>
          <table:table-cell table:number-columns-repeated="16382"/>
        </table:table-row>
        <table:table-row table:style-name="ro1">
          <table:table-cell office:value-type="float" office:value="16.1406906906907" table:style-name="ce2">
            <text:p>16.14069069</text:p>
          </table:table-cell>
          <table:table-cell office:value-type="float" office:value="3737.7599999998802" table:style-name="ce2">
            <text:p>3737.76</text:p>
          </table:table-cell>
          <table:table-cell table:number-columns-repeated="16382"/>
        </table:table-row>
        <table:table-row table:style-name="ro1">
          <table:table-cell office:value-type="float" office:value="16.164694694694699" table:style-name="ce2">
            <text:p>16.16469469</text:p>
          </table:table-cell>
          <table:table-cell office:value-type="float" office:value="3740.6399999998798" table:style-name="ce2">
            <text:p>3740.64</text:p>
          </table:table-cell>
          <table:table-cell table:number-columns-repeated="16382"/>
        </table:table-row>
        <table:table-row table:style-name="ro1">
          <table:table-cell office:value-type="float" office:value="16.188698698698701" table:style-name="ce2">
            <text:p>16.1886987</text:p>
          </table:table-cell>
          <table:table-cell office:value-type="float" office:value="3743.5199999998699" table:style-name="ce2">
            <text:p>3743.52</text:p>
          </table:table-cell>
          <table:table-cell table:number-columns-repeated="16382"/>
        </table:table-row>
        <table:table-row table:style-name="ro1">
          <table:table-cell office:value-type="float" office:value="16.2127027027027" table:style-name="ce2">
            <text:p>16.2127027</text:p>
          </table:table-cell>
          <table:table-cell office:value-type="float" office:value="3746.39999999987" table:style-name="ce2">
            <text:p>3746.4</text:p>
          </table:table-cell>
          <table:table-cell table:number-columns-repeated="16382"/>
        </table:table-row>
        <table:table-row table:style-name="ro1">
          <table:table-cell office:value-type="float" office:value="16.236706706706698" table:style-name="ce2">
            <text:p>16.23670671</text:p>
          </table:table-cell>
          <table:table-cell office:value-type="float" office:value="3749.2799999998701" table:style-name="ce2">
            <text:p>3749.28</text:p>
          </table:table-cell>
          <table:table-cell table:number-columns-repeated="16382"/>
        </table:table-row>
        <table:table-row table:style-name="ro1">
          <table:table-cell office:value-type="float" office:value="16.260710710710701" table:style-name="ce2">
            <text:p>16.26071071</text:p>
          </table:table-cell>
          <table:table-cell office:value-type="float" office:value="3752.1599999998698" table:style-name="ce2">
            <text:p>3752.16</text:p>
          </table:table-cell>
          <table:table-cell table:number-columns-repeated="16382"/>
        </table:table-row>
        <table:table-row table:style-name="ro1">
          <table:table-cell office:value-type="float" office:value="16.284714714714699" table:style-name="ce2">
            <text:p>16.28471471</text:p>
          </table:table-cell>
          <table:table-cell office:value-type="float" office:value="3755.0399999998699" table:style-name="ce2">
            <text:p>3755.04</text:p>
          </table:table-cell>
          <table:table-cell table:number-columns-repeated="16382"/>
        </table:table-row>
        <table:table-row table:style-name="ro1">
          <table:table-cell office:value-type="float" office:value="16.308718718718701" table:style-name="ce2">
            <text:p>16.30871872</text:p>
          </table:table-cell>
          <table:table-cell office:value-type="float" office:value="3757.91999999987" table:style-name="ce2">
            <text:p>3757.92</text:p>
          </table:table-cell>
          <table:table-cell table:number-columns-repeated="16382"/>
        </table:table-row>
        <table:table-row table:style-name="ro1">
          <table:table-cell office:value-type="float" office:value="16.3327227227227" table:style-name="ce2">
            <text:p>16.33272272</text:p>
          </table:table-cell>
          <table:table-cell office:value-type="float" office:value="3760.0799999998699" table:style-name="ce2">
            <text:p>3760.08</text:p>
          </table:table-cell>
          <table:table-cell table:number-columns-repeated="16382"/>
        </table:table-row>
        <table:table-row table:style-name="ro1">
          <table:table-cell office:value-type="float" office:value="16.356726726726698" table:style-name="ce2">
            <text:p>16.35672673</text:p>
          </table:table-cell>
          <table:table-cell office:value-type="float" office:value="3762.2399999998702" table:style-name="ce2">
            <text:p>3762.24</text:p>
          </table:table-cell>
          <table:table-cell table:number-columns-repeated="16382"/>
        </table:table-row>
        <table:table-row table:style-name="ro1">
          <table:table-cell office:value-type="float" office:value="16.380730730730701" table:style-name="ce2">
            <text:p>16.38073073</text:p>
          </table:table-cell>
          <table:table-cell office:value-type="float" office:value="3764.39999999987" table:style-name="ce2">
            <text:p>3764.4</text:p>
          </table:table-cell>
          <table:table-cell table:number-columns-repeated="16382"/>
        </table:table-row>
        <table:table-row table:style-name="ro1">
          <table:table-cell office:value-type="float" office:value="16.404734734734699" table:style-name="ce2">
            <text:p>16.40473473</text:p>
          </table:table-cell>
          <table:table-cell office:value-type="float" office:value="3766.5599999998699" table:style-name="ce2">
            <text:p>3766.56</text:p>
          </table:table-cell>
          <table:table-cell table:number-columns-repeated="16382"/>
        </table:table-row>
        <table:table-row table:style-name="ro1">
          <table:table-cell office:value-type="float" office:value="16.428738738738701" table:style-name="ce2">
            <text:p>16.42873874</text:p>
          </table:table-cell>
          <table:table-cell office:value-type="float" office:value="3768.7199999998702" table:style-name="ce2">
            <text:p>3768.72</text:p>
          </table:table-cell>
          <table:table-cell table:number-columns-repeated="16382"/>
        </table:table-row>
        <table:table-row table:style-name="ro1">
          <table:table-cell office:value-type="float" office:value="16.4527427427427" table:style-name="ce2">
            <text:p>16.45274274</text:p>
          </table:table-cell>
          <table:table-cell office:value-type="float" office:value="3770.8799999998701" table:style-name="ce2">
            <text:p>3770.88</text:p>
          </table:table-cell>
          <table:table-cell table:number-columns-repeated="16382"/>
        </table:table-row>
        <table:table-row table:style-name="ro1">
          <table:table-cell office:value-type="float" office:value="16.476746746746699" table:style-name="ce2">
            <text:p>16.47674675</text:p>
          </table:table-cell>
          <table:table-cell office:value-type="float" office:value="3773.0399999998699" table:style-name="ce2">
            <text:p>3773.04</text:p>
          </table:table-cell>
          <table:table-cell table:number-columns-repeated="16382"/>
        </table:table-row>
        <table:table-row table:style-name="ro1">
          <table:table-cell office:value-type="float" office:value="16.5007507507508" table:style-name="ce2">
            <text:p>16.50075075</text:p>
          </table:table-cell>
          <table:table-cell office:value-type="float" office:value="3775.1999999998702" table:style-name="ce2">
            <text:p>3775.2</text:p>
          </table:table-cell>
          <table:table-cell table:number-columns-repeated="16382"/>
        </table:table-row>
        <table:table-row table:style-name="ro1">
          <table:table-cell office:value-type="float" office:value="16.524754754754799" table:style-name="ce2">
            <text:p>16.52475475</text:p>
          </table:table-cell>
          <table:table-cell office:value-type="float" office:value="3777.3599999998701" table:style-name="ce2">
            <text:p>3777.36</text:p>
          </table:table-cell>
          <table:table-cell table:number-columns-repeated="16382"/>
        </table:table-row>
        <table:table-row table:style-name="ro1">
          <table:table-cell office:value-type="float" office:value="16.548758758758801" table:style-name="ce2">
            <text:p>16.54875876</text:p>
          </table:table-cell>
          <table:table-cell office:value-type="float" office:value="3779.5199999998599" table:style-name="ce2">
            <text:p>3779.52</text:p>
          </table:table-cell>
          <table:table-cell table:number-columns-repeated="16382"/>
        </table:table-row>
        <table:table-row table:style-name="ro1">
          <table:table-cell office:value-type="float" office:value="16.5727627627628" table:style-name="ce2">
            <text:p>16.57276276</text:p>
          </table:table-cell>
          <table:table-cell office:value-type="float" office:value="3781.6799999998598" table:style-name="ce2">
            <text:p>3781.68</text:p>
          </table:table-cell>
          <table:table-cell table:number-columns-repeated="16382"/>
        </table:table-row>
        <table:table-row table:style-name="ro1">
          <table:table-cell office:value-type="float" office:value="16.596766766766802" table:style-name="ce2">
            <text:p>16.59676677</text:p>
          </table:table-cell>
          <table:table-cell office:value-type="float" office:value="3783.8399999998601" table:style-name="ce2">
            <text:p>3783.84</text:p>
          </table:table-cell>
          <table:table-cell table:number-columns-repeated="16382"/>
        </table:table-row>
        <table:table-row table:style-name="ro1">
          <table:table-cell office:value-type="float" office:value="16.6207707707708" table:style-name="ce2">
            <text:p>16.62077077</text:p>
          </table:table-cell>
          <table:table-cell office:value-type="float" office:value="3785.9999999998599" table:style-name="ce2">
            <text:p>3786</text:p>
          </table:table-cell>
          <table:table-cell table:number-columns-repeated="16382"/>
        </table:table-row>
        <table:table-row table:style-name="ro1">
          <table:table-cell office:value-type="float" office:value="16.644774774774799" table:style-name="ce2">
            <text:p>16.64477477</text:p>
          </table:table-cell>
          <table:table-cell office:value-type="float" office:value="3788.1599999998598" table:style-name="ce2">
            <text:p>3788.16</text:p>
          </table:table-cell>
          <table:table-cell table:number-columns-repeated="16382"/>
        </table:table-row>
        <table:table-row table:style-name="ro1">
          <table:table-cell office:value-type="float" office:value="16.668778778778801" table:style-name="ce2">
            <text:p>16.66877878</text:p>
          </table:table-cell>
          <table:table-cell office:value-type="float" office:value="3790.3199999998601" table:style-name="ce2">
            <text:p>3790.32</text:p>
          </table:table-cell>
          <table:table-cell table:number-columns-repeated="16382"/>
        </table:table-row>
        <table:table-row table:style-name="ro1">
          <table:table-cell office:value-type="float" office:value="16.6927827827828" table:style-name="ce2">
            <text:p>16.69278278</text:p>
          </table:table-cell>
          <table:table-cell office:value-type="float" office:value="3793.1999999998602" table:style-name="ce2">
            <text:p>3793.2</text:p>
          </table:table-cell>
          <table:table-cell table:number-columns-repeated="16382"/>
        </table:table-row>
        <table:table-row table:style-name="ro1">
          <table:table-cell office:value-type="float" office:value="16.716786786786798" table:style-name="ce2">
            <text:p>16.71678679</text:p>
          </table:table-cell>
          <table:table-cell office:value-type="float" office:value="3796.0799999998599" table:style-name="ce2">
            <text:p>3796.08</text:p>
          </table:table-cell>
          <table:table-cell table:number-columns-repeated="16382"/>
        </table:table-row>
        <table:table-row table:style-name="ro1">
          <table:table-cell office:value-type="float" office:value="16.7407907907908" table:style-name="ce2">
            <text:p>16.74079079</text:p>
          </table:table-cell>
          <table:table-cell office:value-type="float" office:value="3798.95999999986" table:style-name="ce2">
            <text:p>3798.96</text:p>
          </table:table-cell>
          <table:table-cell table:number-columns-repeated="16382"/>
        </table:table-row>
        <table:table-row table:style-name="ro1">
          <table:table-cell office:value-type="float" office:value="16.764794794794799" table:style-name="ce2">
            <text:p>16.76479479</text:p>
          </table:table-cell>
          <table:table-cell office:value-type="float" office:value="3801.8399999998601" table:style-name="ce2">
            <text:p>3801.84</text:p>
          </table:table-cell>
          <table:table-cell table:number-columns-repeated="16382"/>
        </table:table-row>
        <table:table-row table:style-name="ro1">
          <table:table-cell office:value-type="float" office:value="16.788798798798801" table:style-name="ce2">
            <text:p>16.7887988</text:p>
          </table:table-cell>
          <table:table-cell office:value-type="float" office:value="3804.7199999998602" table:style-name="ce2">
            <text:p>3804.72</text:p>
          </table:table-cell>
          <table:table-cell table:number-columns-repeated="16382"/>
        </table:table-row>
        <table:table-row table:style-name="ro1">
          <table:table-cell office:value-type="float" office:value="16.8128028028028" table:style-name="ce2">
            <text:p>16.8128028</text:p>
          </table:table-cell>
          <table:table-cell office:value-type="float" office:value="3807.5999999998598" table:style-name="ce2">
            <text:p>3807.6</text:p>
          </table:table-cell>
          <table:table-cell table:number-columns-repeated="16382"/>
        </table:table-row>
        <table:table-row table:style-name="ro1">
          <table:table-cell office:value-type="float" office:value="16.836806806806798" table:style-name="ce2">
            <text:p>16.83680681</text:p>
          </table:table-cell>
          <table:table-cell office:value-type="float" office:value="3809.7599999998602" table:style-name="ce2">
            <text:p>3809.76</text:p>
          </table:table-cell>
          <table:table-cell table:number-columns-repeated="16382"/>
        </table:table-row>
        <table:table-row table:style-name="ro1">
          <table:table-cell office:value-type="float" office:value="16.860810810810801" table:style-name="ce2">
            <text:p>16.86081081</text:p>
          </table:table-cell>
          <table:table-cell office:value-type="float" office:value="3812.6399999998598" table:style-name="ce2">
            <text:p>3812.64</text:p>
          </table:table-cell>
          <table:table-cell table:number-columns-repeated="16382"/>
        </table:table-row>
        <table:table-row table:style-name="ro1">
          <table:table-cell office:value-type="float" office:value="16.884814814814799" table:style-name="ce2">
            <text:p>16.88481481</text:p>
          </table:table-cell>
          <table:table-cell office:value-type="float" office:value="3815.5199999998499" table:style-name="ce2">
            <text:p>3815.52</text:p>
          </table:table-cell>
          <table:table-cell table:number-columns-repeated="16382"/>
        </table:table-row>
        <table:table-row table:style-name="ro1">
          <table:table-cell office:value-type="float" office:value="16.908818818818801" table:style-name="ce2">
            <text:p>16.90881882</text:p>
          </table:table-cell>
          <table:table-cell office:value-type="float" office:value="3818.39999999985" table:style-name="ce2">
            <text:p>3818.4</text:p>
          </table:table-cell>
          <table:table-cell table:number-columns-repeated="16382"/>
        </table:table-row>
        <table:table-row table:style-name="ro1">
          <table:table-cell office:value-type="float" office:value="16.9328228228228" table:style-name="ce2">
            <text:p>16.93282282</text:p>
          </table:table-cell>
          <table:table-cell office:value-type="float" office:value="3821.2799999998501" table:style-name="ce2">
            <text:p>3821.28</text:p>
          </table:table-cell>
          <table:table-cell table:number-columns-repeated="16382"/>
        </table:table-row>
        <table:table-row table:style-name="ro1">
          <table:table-cell office:value-type="float" office:value="16.956826826826799" table:style-name="ce2">
            <text:p>16.95682683</text:p>
          </table:table-cell>
          <table:table-cell office:value-type="float" office:value="3824.1599999998498" table:style-name="ce2">
            <text:p>3824.16</text:p>
          </table:table-cell>
          <table:table-cell table:number-columns-repeated="16382"/>
        </table:table-row>
        <table:table-row table:style-name="ro1">
          <table:table-cell office:value-type="float" office:value="16.980830830830801" table:style-name="ce2">
            <text:p>16.98083083</text:p>
          </table:table-cell>
          <table:table-cell office:value-type="float" office:value="3827.0399999998499" table:style-name="ce2">
            <text:p>3827.04</text:p>
          </table:table-cell>
          <table:table-cell table:number-columns-repeated="16382"/>
        </table:table-row>
        <table:table-row table:style-name="ro1">
          <table:table-cell office:value-type="float" office:value="17.004834834834799" table:style-name="ce2">
            <text:p>17.00483483</text:p>
          </table:table-cell>
          <table:table-cell office:value-type="float" office:value="3829.91999999985" table:style-name="ce2">
            <text:p>3829.92</text:p>
          </table:table-cell>
          <table:table-cell table:number-columns-repeated="16382"/>
        </table:table-row>
        <table:table-row table:style-name="ro1">
          <table:table-cell office:value-type="float" office:value="17.028838838838801" table:style-name="ce2">
            <text:p>17.02883884</text:p>
          </table:table-cell>
          <table:table-cell office:value-type="float" office:value="3832.7999999998501" table:style-name="ce2">
            <text:p>3832.8</text:p>
          </table:table-cell>
          <table:table-cell table:number-columns-repeated="16382"/>
        </table:table-row>
        <table:table-row table:style-name="ro1">
          <table:table-cell office:value-type="float" office:value="17.0528428428428" table:style-name="ce2">
            <text:p>17.05284284</text:p>
          </table:table-cell>
          <table:table-cell office:value-type="float" office:value="3835.6799999998502" table:style-name="ce2">
            <text:p>3835.68</text:p>
          </table:table-cell>
          <table:table-cell table:number-columns-repeated="16382"/>
        </table:table-row>
        <table:table-row table:style-name="ro1">
          <table:table-cell office:value-type="float" office:value="17.076846846846799" table:style-name="ce2">
            <text:p>17.07684685</text:p>
          </table:table-cell>
          <table:table-cell office:value-type="float" office:value="3838.5599999998499" table:style-name="ce2">
            <text:p>3838.56</text:p>
          </table:table-cell>
          <table:table-cell table:number-columns-repeated="16382"/>
        </table:table-row>
        <table:table-row table:style-name="ro1">
          <table:table-cell office:value-type="float" office:value="17.1008508508509" table:style-name="ce2">
            <text:p>17.10085085</text:p>
          </table:table-cell>
          <table:table-cell office:value-type="float" office:value="3841.43999999985" table:style-name="ce2">
            <text:p>3841.44</text:p>
          </table:table-cell>
          <table:table-cell table:number-columns-repeated="16382"/>
        </table:table-row>
        <table:table-row table:style-name="ro1">
          <table:table-cell office:value-type="float" office:value="17.124854854854899" table:style-name="ce2">
            <text:p>17.12485485</text:p>
          </table:table-cell>
          <table:table-cell office:value-type="float" office:value="3844.3199999998501" table:style-name="ce2">
            <text:p>3844.32</text:p>
          </table:table-cell>
          <table:table-cell table:number-columns-repeated="16382"/>
        </table:table-row>
        <table:table-row table:style-name="ro1">
          <table:table-cell office:value-type="float" office:value="17.148858858858901" table:style-name="ce2">
            <text:p>17.14885886</text:p>
          </table:table-cell>
          <table:table-cell office:value-type="float" office:value="3847.1999999998502" table:style-name="ce2">
            <text:p>3847.2</text:p>
          </table:table-cell>
          <table:table-cell table:number-columns-repeated="16382"/>
        </table:table-row>
        <table:table-row table:style-name="ro1">
          <table:table-cell office:value-type="float" office:value="17.1728628628629" table:style-name="ce2">
            <text:p>17.17286286</text:p>
          </table:table-cell>
          <table:table-cell office:value-type="float" office:value="3850.0799999998499" table:style-name="ce2">
            <text:p>3850.08</text:p>
          </table:table-cell>
          <table:table-cell table:number-columns-repeated="16382"/>
        </table:table-row>
        <table:table-row table:style-name="ro1">
          <table:table-cell office:value-type="float" office:value="17.196866866866898" table:style-name="ce2">
            <text:p>17.19686687</text:p>
          </table:table-cell>
          <table:table-cell office:value-type="float" office:value="3852.95999999984" table:style-name="ce2">
            <text:p>3852.96</text:p>
          </table:table-cell>
          <table:table-cell table:number-columns-repeated="16382"/>
        </table:table-row>
        <table:table-row table:style-name="ro1">
          <table:table-cell office:value-type="float" office:value="17.2208708708709" table:style-name="ce2">
            <text:p>17.22087087</text:p>
          </table:table-cell>
          <table:table-cell office:value-type="float" office:value="3855.8399999998401" table:style-name="ce2">
            <text:p>3855.84</text:p>
          </table:table-cell>
          <table:table-cell table:number-columns-repeated="16382"/>
        </table:table-row>
        <table:table-row table:style-name="ro1">
          <table:table-cell office:value-type="float" office:value="17.244874874874899" table:style-name="ce2">
            <text:p>17.24487487</text:p>
          </table:table-cell>
          <table:table-cell office:value-type="float" office:value="3858.7199999998402" table:style-name="ce2">
            <text:p>3858.72</text:p>
          </table:table-cell>
          <table:table-cell table:number-columns-repeated="16382"/>
        </table:table-row>
        <table:table-row table:style-name="ro1">
          <table:table-cell office:value-type="float" office:value="17.268878878878901" table:style-name="ce2">
            <text:p>17.26887888</text:p>
          </table:table-cell>
          <table:table-cell office:value-type="float" office:value="3861.5999999998398" table:style-name="ce2">
            <text:p>3861.6</text:p>
          </table:table-cell>
          <table:table-cell table:number-columns-repeated="16382"/>
        </table:table-row>
        <table:table-row table:style-name="ro1">
          <table:table-cell office:value-type="float" office:value="17.2928828828829" table:style-name="ce2">
            <text:p>17.29288288</text:p>
          </table:table-cell>
          <table:table-cell office:value-type="float" office:value="3864.4799999998399" table:style-name="ce2">
            <text:p>3864.48</text:p>
          </table:table-cell>
          <table:table-cell table:number-columns-repeated="16382"/>
        </table:table-row>
        <table:table-row table:style-name="ro1">
          <table:table-cell office:value-type="float" office:value="17.316886886886898" table:style-name="ce2">
            <text:p>17.31688689</text:p>
          </table:table-cell>
          <table:table-cell office:value-type="float" office:value="3867.3599999998401" table:style-name="ce2">
            <text:p>3867.36</text:p>
          </table:table-cell>
          <table:table-cell table:number-columns-repeated="16382"/>
        </table:table-row>
        <table:table-row table:style-name="ro1">
          <table:table-cell office:value-type="float" office:value="17.340890890890901" table:style-name="ce2">
            <text:p>17.34089089</text:p>
          </table:table-cell>
          <table:table-cell office:value-type="float" office:value="3870.2399999998402" table:style-name="ce2">
            <text:p>3870.24</text:p>
          </table:table-cell>
          <table:table-cell table:number-columns-repeated="16382"/>
        </table:table-row>
        <table:table-row table:style-name="ro1">
          <table:table-cell office:value-type="float" office:value="17.364894894894899" table:style-name="ce2">
            <text:p>17.36489489</text:p>
          </table:table-cell>
          <table:table-cell office:value-type="float" office:value="3873.1199999998398" table:style-name="ce2">
            <text:p>3873.12</text:p>
          </table:table-cell>
          <table:table-cell table:number-columns-repeated="16382"/>
        </table:table-row>
        <table:table-row table:style-name="ro1">
          <table:table-cell office:value-type="float" office:value="17.388898898898901" table:style-name="ce2">
            <text:p>17.3888989</text:p>
          </table:table-cell>
          <table:table-cell office:value-type="float" office:value="3875.9999999998399" table:style-name="ce2">
            <text:p>3876</text:p>
          </table:table-cell>
          <table:table-cell table:number-columns-repeated="16382"/>
        </table:table-row>
        <table:table-row table:style-name="ro1">
          <table:table-cell office:value-type="float" office:value="17.4129029029029" table:style-name="ce2">
            <text:p>17.4129029</text:p>
          </table:table-cell>
          <table:table-cell office:value-type="float" office:value="3878.87999999984" table:style-name="ce2">
            <text:p>3878.88</text:p>
          </table:table-cell>
          <table:table-cell table:number-columns-repeated="16382"/>
        </table:table-row>
        <table:table-row table:style-name="ro1">
          <table:table-cell office:value-type="float" office:value="17.436906906906898" table:style-name="ce2">
            <text:p>17.43690691</text:p>
          </table:table-cell>
          <table:table-cell office:value-type="float" office:value="3881.7599999998401" table:style-name="ce2">
            <text:p>3881.76</text:p>
          </table:table-cell>
          <table:table-cell table:number-columns-repeated="16382"/>
        </table:table-row>
        <table:table-row table:style-name="ro1">
          <table:table-cell office:value-type="float" office:value="17.460910910910901" table:style-name="ce2">
            <text:p>17.46091091</text:p>
          </table:table-cell>
          <table:table-cell office:value-type="float" office:value="3884.6399999998398" table:style-name="ce2">
            <text:p>3884.64</text:p>
          </table:table-cell>
          <table:table-cell table:number-columns-repeated="16382"/>
        </table:table-row>
        <table:table-row table:style-name="ro1">
          <table:table-cell office:value-type="float" office:value="17.484914914914899" table:style-name="ce2">
            <text:p>17.48491491</text:p>
          </table:table-cell>
          <table:table-cell office:value-type="float" office:value="3887.5199999998299" table:style-name="ce2">
            <text:p>3887.52</text:p>
          </table:table-cell>
          <table:table-cell table:number-columns-repeated="16382"/>
        </table:table-row>
        <table:table-row table:style-name="ro1">
          <table:table-cell office:value-type="float" office:value="17.508918918918901" table:style-name="ce2">
            <text:p>17.50891892</text:p>
          </table:table-cell>
          <table:table-cell office:value-type="float" office:value="3890.39999999983" table:style-name="ce2">
            <text:p>3890.4</text:p>
          </table:table-cell>
          <table:table-cell table:number-columns-repeated="16382"/>
        </table:table-row>
        <table:table-row table:style-name="ro1">
          <table:table-cell office:value-type="float" office:value="17.5329229229229" table:style-name="ce2">
            <text:p>17.53292292</text:p>
          </table:table-cell>
          <table:table-cell office:value-type="float" office:value="3893.2799999998301" table:style-name="ce2">
            <text:p>3893.28</text:p>
          </table:table-cell>
          <table:table-cell table:number-columns-repeated="16382"/>
        </table:table-row>
        <table:table-row table:style-name="ro1">
          <table:table-cell office:value-type="float" office:value="17.556926926926899" table:style-name="ce2">
            <text:p>17.55692693</text:p>
          </table:table-cell>
          <table:table-cell office:value-type="float" office:value="3896.1599999998298" table:style-name="ce2">
            <text:p>3896.16</text:p>
          </table:table-cell>
          <table:table-cell table:number-columns-repeated="16382"/>
        </table:table-row>
        <table:table-row table:style-name="ro1">
          <table:table-cell office:value-type="float" office:value="17.580930930930901" table:style-name="ce2">
            <text:p>17.58093093</text:p>
          </table:table-cell>
          <table:table-cell office:value-type="float" office:value="3899.0399999998299" table:style-name="ce2">
            <text:p>3899.04</text:p>
          </table:table-cell>
          <table:table-cell table:number-columns-repeated="16382"/>
        </table:table-row>
        <table:table-row table:style-name="ro1">
          <table:table-cell office:value-type="float" office:value="17.604934934934899" table:style-name="ce2">
            <text:p>17.60493493</text:p>
          </table:table-cell>
          <table:table-cell office:value-type="float" office:value="3901.91999999983" table:style-name="ce2">
            <text:p>3901.92</text:p>
          </table:table-cell>
          <table:table-cell table:number-columns-repeated="16382"/>
        </table:table-row>
        <table:table-row table:style-name="ro1">
          <table:table-cell office:value-type="float" office:value="17.628938938938902" table:style-name="ce2">
            <text:p>17.62893894</text:p>
          </table:table-cell>
          <table:table-cell office:value-type="float" office:value="3904.7999999998301" table:style-name="ce2">
            <text:p>3904.8</text:p>
          </table:table-cell>
          <table:table-cell table:number-columns-repeated="16382"/>
        </table:table-row>
        <table:table-row table:style-name="ro1">
          <table:table-cell office:value-type="float" office:value="17.6529429429429" table:style-name="ce2">
            <text:p>17.65294294</text:p>
          </table:table-cell>
          <table:table-cell office:value-type="float" office:value="3907.6799999998302" table:style-name="ce2">
            <text:p>3907.68</text:p>
          </table:table-cell>
          <table:table-cell table:number-columns-repeated="16382"/>
        </table:table-row>
        <table:table-row table:style-name="ro1">
          <table:table-cell office:value-type="float" office:value="17.676946946946899" table:style-name="ce2">
            <text:p>17.67694695</text:p>
          </table:table-cell>
          <table:table-cell office:value-type="float" office:value="3910.5599999998299" table:style-name="ce2">
            <text:p>3910.56</text:p>
          </table:table-cell>
          <table:table-cell table:number-columns-repeated="16382"/>
        </table:table-row>
        <table:table-row table:style-name="ro1">
          <table:table-cell office:value-type="float" office:value="17.700950950951" table:style-name="ce2">
            <text:p>17.70095095</text:p>
          </table:table-cell>
          <table:table-cell office:value-type="float" office:value="3913.43999999983" table:style-name="ce2">
            <text:p>3913.44</text:p>
          </table:table-cell>
          <table:table-cell table:number-columns-repeated="16382"/>
        </table:table-row>
        <table:table-row table:style-name="ro1">
          <table:table-cell office:value-type="float" office:value="17.724954954954999" table:style-name="ce2">
            <text:p>17.72495495</text:p>
          </table:table-cell>
          <table:table-cell office:value-type="float" office:value="3916.3199999998301" table:style-name="ce2">
            <text:p>3916.32</text:p>
          </table:table-cell>
          <table:table-cell table:number-columns-repeated="16382"/>
        </table:table-row>
        <table:table-row table:style-name="ro1">
          <table:table-cell office:value-type="float" office:value="17.748958958959001" table:style-name="ce2">
            <text:p>17.74895896</text:p>
          </table:table-cell>
          <table:table-cell office:value-type="float" office:value="3919.1999999998302" table:style-name="ce2">
            <text:p>3919.2</text:p>
          </table:table-cell>
          <table:table-cell table:number-columns-repeated="16382"/>
        </table:table-row>
        <table:table-row table:style-name="ro1">
          <table:table-cell office:value-type="float" office:value="17.772962962963" table:style-name="ce2">
            <text:p>17.77296296</text:p>
          </table:table-cell>
          <table:table-cell office:value-type="float" office:value="3922.0799999998299" table:style-name="ce2">
            <text:p>3922.08</text:p>
          </table:table-cell>
          <table:table-cell table:number-columns-repeated="16382"/>
        </table:table-row>
        <table:table-row table:style-name="ro1">
          <table:table-cell office:value-type="float" office:value="17.796966966966998" table:style-name="ce2">
            <text:p>17.79696697</text:p>
          </table:table-cell>
          <table:table-cell office:value-type="float" office:value="3924.95999999982" table:style-name="ce2">
            <text:p>3924.96</text:p>
          </table:table-cell>
          <table:table-cell table:number-columns-repeated="16382"/>
        </table:table-row>
        <table:table-row table:style-name="ro1">
          <table:table-cell office:value-type="float" office:value="17.820970970971" table:style-name="ce2">
            <text:p>17.82097097</text:p>
          </table:table-cell>
          <table:table-cell office:value-type="float" office:value="3927.8399999998201" table:style-name="ce2">
            <text:p>3927.84</text:p>
          </table:table-cell>
          <table:table-cell table:number-columns-repeated="16382"/>
        </table:table-row>
        <table:table-row table:style-name="ro1">
          <table:table-cell office:value-type="float" office:value="17.844974974974999" table:style-name="ce2">
            <text:p>17.84497497</text:p>
          </table:table-cell>
          <table:table-cell office:value-type="float" office:value="3930.7199999998202" table:style-name="ce2">
            <text:p>3930.72</text:p>
          </table:table-cell>
          <table:table-cell table:number-columns-repeated="16382"/>
        </table:table-row>
        <table:table-row table:style-name="ro1">
          <table:table-cell office:value-type="float" office:value="17.868978978979001" table:style-name="ce2">
            <text:p>17.86897898</text:p>
          </table:table-cell>
          <table:table-cell office:value-type="float" office:value="3933.5999999998198" table:style-name="ce2">
            <text:p>3933.6</text:p>
          </table:table-cell>
          <table:table-cell table:number-columns-repeated="16382"/>
        </table:table-row>
        <table:table-row table:style-name="ro1">
          <table:table-cell office:value-type="float" office:value="17.892982982983" table:style-name="ce2">
            <text:p>17.89298298</text:p>
          </table:table-cell>
          <table:table-cell office:value-type="float" office:value="3936.4799999998199" table:style-name="ce2">
            <text:p>3936.48</text:p>
          </table:table-cell>
          <table:table-cell table:number-columns-repeated="16382"/>
        </table:table-row>
        <table:table-row table:style-name="ro1">
          <table:table-cell office:value-type="float" office:value="17.916986986986998" table:style-name="ce2">
            <text:p>17.91698699</text:p>
          </table:table-cell>
          <table:table-cell office:value-type="float" office:value="3939.35999999982" table:style-name="ce2">
            <text:p>3939.36</text:p>
          </table:table-cell>
          <table:table-cell table:number-columns-repeated="16382"/>
        </table:table-row>
        <table:table-row table:style-name="ro1">
          <table:table-cell office:value-type="float" office:value="17.940990990991001" table:style-name="ce2">
            <text:p>17.94099099</text:p>
          </table:table-cell>
          <table:table-cell office:value-type="float" office:value="3942.2399999998202" table:style-name="ce2">
            <text:p>3942.24</text:p>
          </table:table-cell>
          <table:table-cell table:number-columns-repeated="16382"/>
        </table:table-row>
        <table:table-row table:style-name="ro1">
          <table:table-cell office:value-type="float" office:value="17.964994994994999" table:style-name="ce2">
            <text:p>17.96499499</text:p>
          </table:table-cell>
          <table:table-cell office:value-type="float" office:value="3945.1199999998198" table:style-name="ce2">
            <text:p>3945.12</text:p>
          </table:table-cell>
          <table:table-cell table:number-columns-repeated="16382"/>
        </table:table-row>
        <table:table-row table:style-name="ro1">
          <table:table-cell office:value-type="float" office:value="17.988998998999001" table:style-name="ce2">
            <text:p>17.988999</text:p>
          </table:table-cell>
          <table:table-cell office:value-type="float" office:value="3947.9999999998199" table:style-name="ce2">
            <text:p>3948</text:p>
          </table:table-cell>
          <table:table-cell table:number-columns-repeated="16382"/>
        </table:table-row>
        <table:table-row table:style-name="ro1">
          <table:table-cell office:value-type="float" office:value="18.013003003003" table:style-name="ce2">
            <text:p>18.013003</text:p>
          </table:table-cell>
          <table:table-cell office:value-type="float" office:value="3950.87999999982" table:style-name="ce2">
            <text:p>3950.88</text:p>
          </table:table-cell>
          <table:table-cell table:number-columns-repeated="16382"/>
        </table:table-row>
        <table:table-row table:style-name="ro1">
          <table:table-cell office:value-type="float" office:value="18.037007007006999" table:style-name="ce2">
            <text:p>18.03700701</text:p>
          </table:table-cell>
          <table:table-cell office:value-type="float" office:value="3953.7599999998201" table:style-name="ce2">
            <text:p>3953.76</text:p>
          </table:table-cell>
          <table:table-cell table:number-columns-repeated="16382"/>
        </table:table-row>
        <table:table-row table:style-name="ro1">
          <table:table-cell office:value-type="float" office:value="18.061011011011001" table:style-name="ce2">
            <text:p>18.06101101</text:p>
          </table:table-cell>
          <table:table-cell office:value-type="float" office:value="3955.1999999998202" table:style-name="ce2">
            <text:p>3955.2</text:p>
          </table:table-cell>
          <table:table-cell table:number-columns-repeated="16382"/>
        </table:table-row>
        <table:table-row table:style-name="ro1">
          <table:table-cell office:value-type="float" office:value="18.085015015014999" table:style-name="ce2">
            <text:p>18.08501502</text:p>
          </table:table-cell>
          <table:table-cell office:value-type="float" office:value="3956.6399999998198" table:style-name="ce2">
            <text:p>3956.64</text:p>
          </table:table-cell>
          <table:table-cell table:number-columns-repeated="16382"/>
        </table:table-row>
        <table:table-row table:style-name="ro1">
          <table:table-cell office:value-type="float" office:value="18.109019019019001" table:style-name="ce2">
            <text:p>18.10901902</text:p>
          </table:table-cell>
          <table:table-cell office:value-type="float" office:value="3958.0799999998198" table:style-name="ce2">
            <text:p>3958.08</text:p>
          </table:table-cell>
          <table:table-cell table:number-columns-repeated="16382"/>
        </table:table-row>
        <table:table-row table:style-name="ro1">
          <table:table-cell office:value-type="float" office:value="18.133023023023" table:style-name="ce2">
            <text:p>18.13302302</text:p>
          </table:table-cell>
          <table:table-cell office:value-type="float" office:value="3959.5199999998099" table:style-name="ce2">
            <text:p>3959.52</text:p>
          </table:table-cell>
          <table:table-cell table:number-columns-repeated="16382"/>
        </table:table-row>
        <table:table-row table:style-name="ro1">
          <table:table-cell office:value-type="float" office:value="18.157027027026999" table:style-name="ce2">
            <text:p>18.15702703</text:p>
          </table:table-cell>
          <table:table-cell office:value-type="float" office:value="3960.95999999981" table:style-name="ce2">
            <text:p>3960.96</text:p>
          </table:table-cell>
          <table:table-cell table:number-columns-repeated="16382"/>
        </table:table-row>
        <table:table-row table:style-name="ro1">
          <table:table-cell office:value-type="float" office:value="18.181031031031001" table:style-name="ce2">
            <text:p>18.18103103</text:p>
          </table:table-cell>
          <table:table-cell office:value-type="float" office:value="3962.39999999981" table:style-name="ce2">
            <text:p>3962.4</text:p>
          </table:table-cell>
          <table:table-cell table:number-columns-repeated="16382"/>
        </table:table-row>
        <table:table-row table:style-name="ro1">
          <table:table-cell office:value-type="float" office:value="18.205035035034999" table:style-name="ce2">
            <text:p>18.20503504</text:p>
          </table:table-cell>
          <table:table-cell office:value-type="float" office:value="3964.5599999998099" table:style-name="ce2">
            <text:p>3964.56</text:p>
          </table:table-cell>
          <table:table-cell table:number-columns-repeated="16382"/>
        </table:table-row>
        <table:table-row table:style-name="ro1">
          <table:table-cell office:value-type="float" office:value="18.229039039039002" table:style-name="ce2">
            <text:p>18.22903904</text:p>
          </table:table-cell>
          <table:table-cell office:value-type="float" office:value="3966.7199999998102" table:style-name="ce2">
            <text:p>3966.72</text:p>
          </table:table-cell>
          <table:table-cell table:number-columns-repeated="16382"/>
        </table:table-row>
        <table:table-row table:style-name="ro1">
          <table:table-cell office:value-type="float" office:value="18.253043043043" table:style-name="ce2">
            <text:p>18.25304304</text:p>
          </table:table-cell>
          <table:table-cell office:value-type="float" office:value="3968.87999999981" table:style-name="ce2">
            <text:p>3968.88</text:p>
          </table:table-cell>
          <table:table-cell table:number-columns-repeated="16382"/>
        </table:table-row>
        <table:table-row table:style-name="ro1">
          <table:table-cell office:value-type="float" office:value="18.277047047046999" table:style-name="ce2">
            <text:p>18.27704705</text:p>
          </table:table-cell>
          <table:table-cell office:value-type="float" office:value="3971.0399999998099" table:style-name="ce2">
            <text:p>3971.04</text:p>
          </table:table-cell>
          <table:table-cell table:number-columns-repeated="16382"/>
        </table:table-row>
        <table:table-row table:style-name="ro1">
          <table:table-cell office:value-type="float" office:value="18.3010510510511" table:style-name="ce2">
            <text:p>18.30105105</text:p>
          </table:table-cell>
          <table:table-cell office:value-type="float" office:value="3973.1999999998102" table:style-name="ce2">
            <text:p>3973.2</text:p>
          </table:table-cell>
          <table:table-cell table:number-columns-repeated="16382"/>
        </table:table-row>
        <table:table-row table:style-name="ro1">
          <table:table-cell office:value-type="float" office:value="18.325055055055099" table:style-name="ce2">
            <text:p>18.32505506</text:p>
          </table:table-cell>
          <table:table-cell office:value-type="float" office:value="3975.35999999981" table:style-name="ce2">
            <text:p>3975.36</text:p>
          </table:table-cell>
          <table:table-cell table:number-columns-repeated="16382"/>
        </table:table-row>
        <table:table-row table:style-name="ro1">
          <table:table-cell office:value-type="float" office:value="18.349059059059101" table:style-name="ce2">
            <text:p>18.34905906</text:p>
          </table:table-cell>
          <table:table-cell office:value-type="float" office:value="3977.5199999998099" table:style-name="ce2">
            <text:p>3977.52</text:p>
          </table:table-cell>
          <table:table-cell table:number-columns-repeated="16382"/>
        </table:table-row>
        <table:table-row table:style-name="ro1">
          <table:table-cell office:value-type="float" office:value="18.3730630630631" table:style-name="ce2">
            <text:p>18.37306306</text:p>
          </table:table-cell>
          <table:table-cell office:value-type="float" office:value="3979.6799999998102" table:style-name="ce2">
            <text:p>3979.68</text:p>
          </table:table-cell>
          <table:table-cell table:number-columns-repeated="16382"/>
        </table:table-row>
        <table:table-row table:style-name="ro1">
          <table:table-cell office:value-type="float" office:value="18.397067067067098" table:style-name="ce2">
            <text:p>18.39706707</text:p>
          </table:table-cell>
          <table:table-cell office:value-type="float" office:value="3981.8399999998101" table:style-name="ce2">
            <text:p>3981.84</text:p>
          </table:table-cell>
          <table:table-cell table:number-columns-repeated="16382"/>
        </table:table-row>
        <table:table-row table:style-name="ro1">
          <table:table-cell office:value-type="float" office:value="18.421071071071101" table:style-name="ce2">
            <text:p>18.42107107</text:p>
          </table:table-cell>
          <table:table-cell office:value-type="float" office:value="3984.7199999998102" table:style-name="ce2">
            <text:p>3984.72</text:p>
          </table:table-cell>
          <table:table-cell table:number-columns-repeated="16382"/>
        </table:table-row>
        <table:table-row table:style-name="ro1">
          <table:table-cell office:value-type="float" office:value="18.445075075075099" table:style-name="ce2">
            <text:p>18.44507508</text:p>
          </table:table-cell>
          <table:table-cell office:value-type="float" office:value="3987.5999999998098" table:style-name="ce2">
            <text:p>3987.6</text:p>
          </table:table-cell>
          <table:table-cell table:number-columns-repeated="16382"/>
        </table:table-row>
        <table:table-row table:style-name="ro1">
          <table:table-cell office:value-type="float" office:value="18.469079079079101" table:style-name="ce2">
            <text:p>18.46907908</text:p>
          </table:table-cell>
          <table:table-cell office:value-type="float" office:value="3990.4799999998099" table:style-name="ce2">
            <text:p>3990.48</text:p>
          </table:table-cell>
          <table:table-cell table:number-columns-repeated="16382"/>
        </table:table-row>
        <table:table-row table:style-name="ro1">
          <table:table-cell office:value-type="float" office:value="18.4930830830831" table:style-name="ce2">
            <text:p>18.49308308</text:p>
          </table:table-cell>
          <table:table-cell office:value-type="float" office:value="3993.35999999981" table:style-name="ce2">
            <text:p>3993.36</text:p>
          </table:table-cell>
          <table:table-cell table:number-columns-repeated="16382"/>
        </table:table-row>
        <table:table-row table:style-name="ro1">
          <table:table-cell office:value-type="float" office:value="18.517087087087098" table:style-name="ce2">
            <text:p>18.51708709</text:p>
          </table:table-cell>
          <table:table-cell office:value-type="float" office:value="3996.2399999998001" table:style-name="ce2">
            <text:p>3996.24</text:p>
          </table:table-cell>
          <table:table-cell table:number-columns-repeated="16382"/>
        </table:table-row>
        <table:table-row table:style-name="ro1">
          <table:table-cell office:value-type="float" office:value="18.541091091091101" table:style-name="ce2">
            <text:p>18.54109109</text:p>
          </table:table-cell>
          <table:table-cell office:value-type="float" office:value="3999.1199999997998" table:style-name="ce2">
            <text:p>3999.12</text:p>
          </table:table-cell>
          <table:table-cell table:number-columns-repeated="16382"/>
        </table:table-row>
        <table:table-row table:style-name="ro1">
          <table:table-cell office:value-type="float" office:value="18.565095095095099" table:style-name="ce2">
            <text:p>18.5650951</text:p>
          </table:table-cell>
          <table:table-cell office:value-type="float" office:value="4001.9999999997999" table:style-name="ce2">
            <text:p>4002</text:p>
          </table:table-cell>
          <table:table-cell table:number-columns-repeated="16382"/>
        </table:table-row>
        <table:table-row table:style-name="ro1">
          <table:table-cell office:value-type="float" office:value="18.589099099099101" table:style-name="ce2">
            <text:p>18.5890991</text:p>
          </table:table-cell>
          <table:table-cell office:value-type="float" office:value="4004.8799999998" table:style-name="ce2">
            <text:p>4004.88</text:p>
          </table:table-cell>
          <table:table-cell table:number-columns-repeated="16382"/>
        </table:table-row>
        <table:table-row table:style-name="ro1">
          <table:table-cell office:value-type="float" office:value="18.6131031031031" table:style-name="ce2">
            <text:p>18.6131031</text:p>
          </table:table-cell>
          <table:table-cell office:value-type="float" office:value="4007.7599999998001" table:style-name="ce2">
            <text:p>4007.76</text:p>
          </table:table-cell>
          <table:table-cell table:number-columns-repeated="16382"/>
        </table:table-row>
        <table:table-row table:style-name="ro1">
          <table:table-cell office:value-type="float" office:value="18.637107107107099" table:style-name="ce2">
            <text:p>18.63710711</text:p>
          </table:table-cell>
          <table:table-cell office:value-type="float" office:value="4010.6399999997998" table:style-name="ce2">
            <text:p>4010.64</text:p>
          </table:table-cell>
          <table:table-cell table:number-columns-repeated="16382"/>
        </table:table-row>
        <table:table-row table:style-name="ro1">
          <table:table-cell office:value-type="float" office:value="18.661111111111101" table:style-name="ce2">
            <text:p>18.66111111</text:p>
          </table:table-cell>
          <table:table-cell office:value-type="float" office:value="4013.5199999997999" table:style-name="ce2">
            <text:p>4013.52</text:p>
          </table:table-cell>
          <table:table-cell table:number-columns-repeated="16382"/>
        </table:table-row>
        <table:table-row table:style-name="ro1">
          <table:table-cell office:value-type="float" office:value="18.685115115115099" table:style-name="ce2">
            <text:p>18.68511512</text:p>
          </table:table-cell>
          <table:table-cell office:value-type="float" office:value="4015.6799999998002" table:style-name="ce2">
            <text:p>4015.68</text:p>
          </table:table-cell>
          <table:table-cell table:number-columns-repeated="16382"/>
        </table:table-row>
        <table:table-row table:style-name="ro1">
          <table:table-cell office:value-type="float" office:value="18.709119119119102" table:style-name="ce2">
            <text:p>18.70911912</text:p>
          </table:table-cell>
          <table:table-cell office:value-type="float" office:value="4017.8399999998001" table:style-name="ce2">
            <text:p>4017.84</text:p>
          </table:table-cell>
          <table:table-cell table:number-columns-repeated="16382"/>
        </table:table-row>
        <table:table-row table:style-name="ro1">
          <table:table-cell office:value-type="float" office:value="18.7331231231231" table:style-name="ce2">
            <text:p>18.73312312</text:p>
          </table:table-cell>
          <table:table-cell office:value-type="float" office:value="4019.9999999997999" table:style-name="ce2">
            <text:p>4020</text:p>
          </table:table-cell>
          <table:table-cell table:number-columns-repeated="16382"/>
        </table:table-row>
        <table:table-row table:style-name="ro1">
          <table:table-cell office:value-type="float" office:value="18.757127127127099" table:style-name="ce2">
            <text:p>18.75712713</text:p>
          </table:table-cell>
          <table:table-cell office:value-type="float" office:value="4022.1599999998002" table:style-name="ce2">
            <text:p>4022.16</text:p>
          </table:table-cell>
          <table:table-cell table:number-columns-repeated="16382"/>
        </table:table-row>
        <table:table-row table:style-name="ro1">
          <table:table-cell office:value-type="float" office:value="18.781131131131101" table:style-name="ce2">
            <text:p>18.78113113</text:p>
          </table:table-cell>
          <table:table-cell office:value-type="float" office:value="4024.3199999998001" table:style-name="ce2">
            <text:p>4024.32</text:p>
          </table:table-cell>
          <table:table-cell table:number-columns-repeated="16382"/>
        </table:table-row>
        <table:table-row table:style-name="ro1">
          <table:table-cell office:value-type="float" office:value="18.805135135135099" table:style-name="ce2">
            <text:p>18.80513514</text:p>
          </table:table-cell>
          <table:table-cell office:value-type="float" office:value="4026.4799999997999" table:style-name="ce2">
            <text:p>4026.48</text:p>
          </table:table-cell>
          <table:table-cell table:number-columns-repeated="16382"/>
        </table:table-row>
        <table:table-row table:style-name="ro1">
          <table:table-cell office:value-type="float" office:value="18.829139139139102" table:style-name="ce2">
            <text:p>18.82913914</text:p>
          </table:table-cell>
          <table:table-cell office:value-type="float" office:value="4028.6399999997998" table:style-name="ce2">
            <text:p>4028.64</text:p>
          </table:table-cell>
          <table:table-cell table:number-columns-repeated="16382"/>
        </table:table-row>
        <table:table-row table:style-name="ro1">
          <table:table-cell office:value-type="float" office:value="18.8531431431431" table:style-name="ce2">
            <text:p>18.85314314</text:p>
          </table:table-cell>
          <table:table-cell office:value-type="float" office:value="4030.7999999997901" table:style-name="ce2">
            <text:p>4030.8</text:p>
          </table:table-cell>
          <table:table-cell table:number-columns-repeated="16382"/>
        </table:table-row>
        <table:table-row table:style-name="ro1">
          <table:table-cell office:value-type="float" office:value="18.877147147147099" table:style-name="ce2">
            <text:p>18.87714715</text:p>
          </table:table-cell>
          <table:table-cell office:value-type="float" office:value="4032.9599999997899" table:style-name="ce2">
            <text:p>4032.96</text:p>
          </table:table-cell>
          <table:table-cell table:number-columns-repeated="16382"/>
        </table:table-row>
        <table:table-row table:style-name="ro1">
          <table:table-cell office:value-type="float" office:value="18.9011511511512" table:style-name="ce2">
            <text:p>18.90115115</text:p>
          </table:table-cell>
          <table:table-cell office:value-type="float" office:value="4035.1199999997898" table:style-name="ce2">
            <text:p>4035.12</text:p>
          </table:table-cell>
          <table:table-cell table:number-columns-repeated="16382"/>
        </table:table-row>
        <table:table-row table:style-name="ro1">
          <table:table-cell office:value-type="float" office:value="18.925155155155199" table:style-name="ce2">
            <text:p>18.92515516</text:p>
          </table:table-cell>
          <table:table-cell office:value-type="float" office:value="4037.2799999997901" table:style-name="ce2">
            <text:p>4037.28</text:p>
          </table:table-cell>
          <table:table-cell table:number-columns-repeated="16382"/>
        </table:table-row>
        <table:table-row table:style-name="ro1">
          <table:table-cell office:value-type="float" office:value="18.949159159159201" table:style-name="ce2">
            <text:p>18.94915916</text:p>
          </table:table-cell>
          <table:table-cell office:value-type="float" office:value="4039.43999999979" table:style-name="ce2">
            <text:p>4039.44</text:p>
          </table:table-cell>
          <table:table-cell table:number-columns-repeated="16382"/>
        </table:table-row>
        <table:table-row table:style-name="ro1">
          <table:table-cell office:value-type="float" office:value="18.9731631631632" table:style-name="ce2">
            <text:p>18.97316316</text:p>
          </table:table-cell>
          <table:table-cell office:value-type="float" office:value="4041.5999999997898" table:style-name="ce2">
            <text:p>4041.6</text:p>
          </table:table-cell>
          <table:table-cell table:number-columns-repeated="16382"/>
        </table:table-row>
        <table:table-row table:style-name="ro1">
          <table:table-cell office:value-type="float" office:value="18.997167167167198" table:style-name="ce2">
            <text:p>18.99716717</text:p>
          </table:table-cell>
          <table:table-cell office:value-type="float" office:value="4043.7599999997901" table:style-name="ce2">
            <text:p>4043.76</text:p>
          </table:table-cell>
          <table:table-cell table:number-columns-repeated="16382"/>
        </table:table-row>
        <table:table-row table:style-name="ro1">
          <table:table-cell office:value-type="float" office:value="19.021171171171201" table:style-name="ce2">
            <text:p>19.02117117</text:p>
          </table:table-cell>
          <table:table-cell office:value-type="float" office:value="4045.91999999979" table:style-name="ce2">
            <text:p>4045.92</text:p>
          </table:table-cell>
          <table:table-cell table:number-columns-repeated="16382"/>
        </table:table-row>
        <table:table-row table:style-name="ro1">
          <table:table-cell office:value-type="float" office:value="19.045175175175199" table:style-name="ce2">
            <text:p>19.04517518</text:p>
          </table:table-cell>
          <table:table-cell office:value-type="float" office:value="4048.0799999997898" table:style-name="ce2">
            <text:p>4048.08</text:p>
          </table:table-cell>
          <table:table-cell table:number-columns-repeated="16382"/>
        </table:table-row>
        <table:table-row table:style-name="ro1">
          <table:table-cell office:value-type="float" office:value="19.069179179179201" table:style-name="ce2">
            <text:p>19.06917918</text:p>
          </table:table-cell>
          <table:table-cell office:value-type="float" office:value="4050.2399999997901" table:style-name="ce2">
            <text:p>4050.24</text:p>
          </table:table-cell>
          <table:table-cell table:number-columns-repeated="16382"/>
        </table:table-row>
        <table:table-row table:style-name="ro1">
          <table:table-cell office:value-type="float" office:value="19.0931831831832" table:style-name="ce2">
            <text:p>19.09318318</text:p>
          </table:table-cell>
          <table:table-cell office:value-type="float" office:value="4052.39999999979" table:style-name="ce2">
            <text:p>4052.4</text:p>
          </table:table-cell>
          <table:table-cell table:number-columns-repeated="16382"/>
        </table:table-row>
        <table:table-row table:style-name="ro1">
          <table:table-cell office:value-type="float" office:value="19.117187187187199" table:style-name="ce2">
            <text:p>19.11718719</text:p>
          </table:table-cell>
          <table:table-cell office:value-type="float" office:value="4054.5599999997899" table:style-name="ce2">
            <text:p>4054.56</text:p>
          </table:table-cell>
          <table:table-cell table:number-columns-repeated="16382"/>
        </table:table-row>
        <table:table-row table:style-name="ro1">
          <table:table-cell office:value-type="float" office:value="19.141191191191201" table:style-name="ce2">
            <text:p>19.14119119</text:p>
          </table:table-cell>
          <table:table-cell office:value-type="float" office:value="4056.7199999997902" table:style-name="ce2">
            <text:p>4056.72</text:p>
          </table:table-cell>
          <table:table-cell table:number-columns-repeated="16382"/>
        </table:table-row>
        <table:table-row table:style-name="ro1">
          <table:table-cell office:value-type="float" office:value="19.165195195195199" table:style-name="ce2">
            <text:p>19.1651952</text:p>
          </table:table-cell>
          <table:table-cell office:value-type="float" office:value="4058.87999999979" table:style-name="ce2">
            <text:p>4058.88</text:p>
          </table:table-cell>
          <table:table-cell table:number-columns-repeated="16382"/>
        </table:table-row>
        <table:table-row table:style-name="ro1">
          <table:table-cell office:value-type="float" office:value="19.189199199199201" table:style-name="ce2">
            <text:p>19.1891992</text:p>
          </table:table-cell>
          <table:table-cell office:value-type="float" office:value="4061.0399999997899" table:style-name="ce2">
            <text:p>4061.04</text:p>
          </table:table-cell>
          <table:table-cell table:number-columns-repeated="16382"/>
        </table:table-row>
        <table:table-row table:style-name="ro1">
          <table:table-cell office:value-type="float" office:value="19.2132032032032" table:style-name="ce2">
            <text:p>19.2132032</text:p>
          </table:table-cell>
          <table:table-cell office:value-type="float" office:value="4063.1999999997902" table:style-name="ce2">
            <text:p>4063.2</text:p>
          </table:table-cell>
          <table:table-cell table:number-columns-repeated="16382"/>
        </table:table-row>
        <table:table-row table:style-name="ro1">
          <table:table-cell office:value-type="float" office:value="19.237207207207199" table:style-name="ce2">
            <text:p>19.23720721</text:p>
          </table:table-cell>
          <table:table-cell office:value-type="float" office:value="4065.35999999979" table:style-name="ce2">
            <text:p>4065.36</text:p>
          </table:table-cell>
          <table:table-cell table:number-columns-repeated="16382"/>
        </table:table-row>
        <table:table-row table:style-name="ro1">
          <table:table-cell office:value-type="float" office:value="19.261211211211201" table:style-name="ce2">
            <text:p>19.26121121</text:p>
          </table:table-cell>
          <table:table-cell office:value-type="float" office:value="4067.5199999997799" table:style-name="ce2">
            <text:p>4067.52</text:p>
          </table:table-cell>
          <table:table-cell table:number-columns-repeated="16382"/>
        </table:table-row>
        <table:table-row table:style-name="ro1">
          <table:table-cell office:value-type="float" office:value="19.285215215215199" table:style-name="ce2">
            <text:p>19.28521522</text:p>
          </table:table-cell>
          <table:table-cell office:value-type="float" office:value="4069.6799999997802" table:style-name="ce2">
            <text:p>4069.68</text:p>
          </table:table-cell>
          <table:table-cell table:number-columns-repeated="16382"/>
        </table:table-row>
        <table:table-row table:style-name="ro1">
          <table:table-cell office:value-type="float" office:value="19.309219219219202" table:style-name="ce2">
            <text:p>19.30921922</text:p>
          </table:table-cell>
          <table:table-cell office:value-type="float" office:value="4071.83999999978" table:style-name="ce2">
            <text:p>4071.84</text:p>
          </table:table-cell>
          <table:table-cell table:number-columns-repeated="16382"/>
        </table:table-row>
        <table:table-row table:style-name="ro1">
          <table:table-cell office:value-type="float" office:value="19.3332232232232" table:style-name="ce2">
            <text:p>19.33322322</text:p>
          </table:table-cell>
          <table:table-cell office:value-type="float" office:value="4073.9999999997799" table:style-name="ce2">
            <text:p>4074</text:p>
          </table:table-cell>
          <table:table-cell table:number-columns-repeated="16382"/>
        </table:table-row>
        <table:table-row table:style-name="ro1">
          <table:table-cell office:value-type="float" office:value="19.357227227227199" table:style-name="ce2">
            <text:p>19.35722723</text:p>
          </table:table-cell>
          <table:table-cell office:value-type="float" office:value="4076.1599999997802" table:style-name="ce2">
            <text:p>4076.16</text:p>
          </table:table-cell>
          <table:table-cell table:number-columns-repeated="16382"/>
        </table:table-row>
        <table:table-row table:style-name="ro1">
          <table:table-cell office:value-type="float" office:value="19.381231231231201" table:style-name="ce2">
            <text:p>19.38123123</text:p>
          </table:table-cell>
          <table:table-cell office:value-type="float" office:value="4078.3199999997801" table:style-name="ce2">
            <text:p>4078.32</text:p>
          </table:table-cell>
          <table:table-cell table:number-columns-repeated="16382"/>
        </table:table-row>
        <table:table-row table:style-name="ro1">
          <table:table-cell office:value-type="float" office:value="19.4052352352352" table:style-name="ce2">
            <text:p>19.40523524</text:p>
          </table:table-cell>
          <table:table-cell office:value-type="float" office:value="4080.4799999997799" table:style-name="ce2">
            <text:p>4080.48</text:p>
          </table:table-cell>
          <table:table-cell table:number-columns-repeated="16382"/>
        </table:table-row>
        <table:table-row table:style-name="ro1">
          <table:table-cell office:value-type="float" office:value="19.429239239239202" table:style-name="ce2">
            <text:p>19.42923924</text:p>
          </table:table-cell>
          <table:table-cell office:value-type="float" office:value="4082.6399999997798" table:style-name="ce2">
            <text:p>4082.64</text:p>
          </table:table-cell>
          <table:table-cell table:number-columns-repeated="16382"/>
        </table:table-row>
        <table:table-row table:style-name="ro1">
          <table:table-cell office:value-type="float" office:value="19.4532432432432" table:style-name="ce2">
            <text:p>19.45324324</text:p>
          </table:table-cell>
          <table:table-cell office:value-type="float" office:value="4084.7999999997801" table:style-name="ce2">
            <text:p>4084.8</text:p>
          </table:table-cell>
          <table:table-cell table:number-columns-repeated="16382"/>
        </table:table-row>
        <table:table-row table:style-name="ro1">
          <table:table-cell office:value-type="float" office:value="19.477247247247199" table:style-name="ce2">
            <text:p>19.47724725</text:p>
          </table:table-cell>
          <table:table-cell office:value-type="float" office:value="4086.9599999997799" table:style-name="ce2">
            <text:p>4086.96</text:p>
          </table:table-cell>
          <table:table-cell table:number-columns-repeated="16382"/>
        </table:table-row>
        <table:table-row table:style-name="ro1">
          <table:table-cell office:value-type="float" office:value="19.501251251251301" table:style-name="ce2">
            <text:p>19.50125125</text:p>
          </table:table-cell>
          <table:table-cell office:value-type="float" office:value="4089.1199999997798" table:style-name="ce2">
            <text:p>4089.12</text:p>
          </table:table-cell>
          <table:table-cell table:number-columns-repeated="16382"/>
        </table:table-row>
        <table:table-row table:style-name="ro1">
          <table:table-cell office:value-type="float" office:value="19.525255255255299" table:style-name="ce2">
            <text:p>19.52525526</text:p>
          </table:table-cell>
          <table:table-cell office:value-type="float" office:value="4091.2799999997801" table:style-name="ce2">
            <text:p>4091.28</text:p>
          </table:table-cell>
          <table:table-cell table:number-columns-repeated="16382"/>
        </table:table-row>
        <table:table-row table:style-name="ro1">
          <table:table-cell office:value-type="float" office:value="19.549259259259301" table:style-name="ce2">
            <text:p>19.54925926</text:p>
          </table:table-cell>
          <table:table-cell office:value-type="float" office:value="4093.43999999978" table:style-name="ce2">
            <text:p>4093.44</text:p>
          </table:table-cell>
          <table:table-cell table:number-columns-repeated="16382"/>
        </table:table-row>
        <table:table-row table:style-name="ro1">
          <table:table-cell office:value-type="float" office:value="19.5732632632633" table:style-name="ce2">
            <text:p>19.57326326</text:p>
          </table:table-cell>
          <table:table-cell office:value-type="float" office:value="4095.5999999997798" table:style-name="ce2">
            <text:p>4095.6</text:p>
          </table:table-cell>
          <table:table-cell table:number-columns-repeated="16382"/>
        </table:table-row>
        <table:table-row table:style-name="ro1">
          <table:table-cell office:value-type="float" office:value="19.597267267267299" table:style-name="ce2">
            <text:p>19.59726727</text:p>
          </table:table-cell>
          <table:table-cell office:value-type="float" office:value="4097.7599999997801" table:style-name="ce2">
            <text:p>4097.76</text:p>
          </table:table-cell>
          <table:table-cell table:number-columns-repeated="16382"/>
        </table:table-row>
        <table:table-row table:style-name="ro1">
          <table:table-cell office:value-type="float" office:value="19.621271271271301" table:style-name="ce2">
            <text:p>19.62127127</text:p>
          </table:table-cell>
          <table:table-cell office:value-type="float" office:value="4099.91999999978" table:style-name="ce2">
            <text:p>4099.92</text:p>
          </table:table-cell>
          <table:table-cell table:number-columns-repeated="16382"/>
        </table:table-row>
        <table:table-row table:style-name="ro1">
          <table:table-cell office:value-type="float" office:value="19.645275275275299" table:style-name="ce2">
            <text:p>19.64527528</text:p>
          </table:table-cell>
          <table:table-cell office:value-type="float" office:value="4102.0799999997798" table:style-name="ce2">
            <text:p>4102.08</text:p>
          </table:table-cell>
          <table:table-cell table:number-columns-repeated="16382"/>
        </table:table-row>
        <table:table-row table:style-name="ro1">
          <table:table-cell office:value-type="float" office:value="19.669279279279301" table:style-name="ce2">
            <text:p>19.66927928</text:p>
          </table:table-cell>
          <table:table-cell office:value-type="float" office:value="4104.2399999997797" table:style-name="ce2">
            <text:p>4104.24</text:p>
          </table:table-cell>
          <table:table-cell table:number-columns-repeated="16382"/>
        </table:table-row>
        <table:table-row table:style-name="ro1">
          <table:table-cell office:value-type="float" office:value="19.6932832832833" table:style-name="ce2">
            <text:p>19.69328328</text:p>
          </table:table-cell>
          <table:table-cell office:value-type="float" office:value="4106.3999999997804" table:style-name="ce2">
            <text:p>4106.4</text:p>
          </table:table-cell>
          <table:table-cell table:number-columns-repeated="16382"/>
        </table:table-row>
        <table:table-row table:style-name="ro1">
          <table:table-cell office:value-type="float" office:value="19.717287287287299" table:style-name="ce2">
            <text:p>19.71728729</text:p>
          </table:table-cell>
          <table:table-cell office:value-type="float" office:value="4108.5599999997803" table:style-name="ce2">
            <text:p>4108.56</text:p>
          </table:table-cell>
          <table:table-cell table:number-columns-repeated="16382"/>
        </table:table-row>
        <table:table-row table:style-name="ro1">
          <table:table-cell office:value-type="float" office:value="19.741291291291301" table:style-name="ce2">
            <text:p>19.74129129</text:p>
          </table:table-cell>
          <table:table-cell office:value-type="float" office:value="4110.7199999997802" table:style-name="ce2">
            <text:p>4110.72</text:p>
          </table:table-cell>
          <table:table-cell table:number-columns-repeated="16382"/>
        </table:table-row>
        <table:table-row table:style-name="ro1">
          <table:table-cell office:value-type="float" office:value="19.765295295295299" table:style-name="ce2">
            <text:p>19.7652953</text:p>
          </table:table-cell>
          <table:table-cell office:value-type="float" office:value="4112.87999999978" table:style-name="ce2">
            <text:p>4112.88</text:p>
          </table:table-cell>
          <table:table-cell table:number-columns-repeated="16382"/>
        </table:table-row>
        <table:table-row table:style-name="ro1">
          <table:table-cell office:value-type="float" office:value="19.789299299299302" table:style-name="ce2">
            <text:p>19.7892993</text:p>
          </table:table-cell>
          <table:table-cell office:value-type="float" office:value="4115.0399999997799" table:style-name="ce2">
            <text:p>4115.04</text:p>
          </table:table-cell>
          <table:table-cell table:number-columns-repeated="16382"/>
        </table:table-row>
        <table:table-row table:style-name="ro1">
          <table:table-cell office:value-type="float" office:value="19.8133033033033" table:style-name="ce2">
            <text:p>19.8133033</text:p>
          </table:table-cell>
          <table:table-cell office:value-type="float" office:value="4117.1999999997797" table:style-name="ce2">
            <text:p>4117.2</text:p>
          </table:table-cell>
          <table:table-cell table:number-columns-repeated="16382"/>
        </table:table-row>
        <table:table-row table:style-name="ro1">
          <table:table-cell office:value-type="float" office:value="19.837307307307299" table:style-name="ce2">
            <text:p>19.83730731</text:p>
          </table:table-cell>
          <table:table-cell office:value-type="float" office:value="4119.3599999997896" table:style-name="ce2">
            <text:p>4119.36</text:p>
          </table:table-cell>
          <table:table-cell table:number-columns-repeated="16382"/>
        </table:table-row>
        <table:table-row table:style-name="ro1">
          <table:table-cell office:value-type="float" office:value="19.861311311311301" table:style-name="ce2">
            <text:p>19.86131131</text:p>
          </table:table-cell>
          <table:table-cell office:value-type="float" office:value="4121.5199999997903" table:style-name="ce2">
            <text:p>4121.52</text:p>
          </table:table-cell>
          <table:table-cell table:number-columns-repeated="16382"/>
        </table:table-row>
        <table:table-row table:style-name="ro1">
          <table:table-cell office:value-type="float" office:value="19.8853153153153" table:style-name="ce2">
            <text:p>19.88531532</text:p>
          </table:table-cell>
          <table:table-cell office:value-type="float" office:value="4123.6799999997902" table:style-name="ce2">
            <text:p>4123.68</text:p>
          </table:table-cell>
          <table:table-cell table:number-columns-repeated="16382"/>
        </table:table-row>
        <table:table-row table:style-name="ro1">
          <table:table-cell office:value-type="float" office:value="19.909319319319302" table:style-name="ce2">
            <text:p>19.90931932</text:p>
          </table:table-cell>
          <table:table-cell office:value-type="float" office:value="4125.8399999997901" table:style-name="ce2">
            <text:p>4125.84</text:p>
          </table:table-cell>
          <table:table-cell table:number-columns-repeated="16382"/>
        </table:table-row>
        <table:table-row table:style-name="ro1">
          <table:table-cell office:value-type="float" office:value="19.9333233233233" table:style-name="ce2">
            <text:p>19.93332332</text:p>
          </table:table-cell>
          <table:table-cell office:value-type="float" office:value="4127.9999999997899" table:style-name="ce2">
            <text:p>4128</text:p>
          </table:table-cell>
          <table:table-cell table:number-columns-repeated="16382"/>
        </table:table-row>
        <table:table-row table:style-name="ro1">
          <table:table-cell office:value-type="float" office:value="19.957327327327299" table:style-name="ce2">
            <text:p>19.95732733</text:p>
          </table:table-cell>
          <table:table-cell office:value-type="float" office:value="4130.1599999997898" table:style-name="ce2">
            <text:p>4130.16</text:p>
          </table:table-cell>
          <table:table-cell table:number-columns-repeated="16382"/>
        </table:table-row>
        <table:table-row table:style-name="ro1">
          <table:table-cell office:value-type="float" office:value="19.981331331331301" table:style-name="ce2">
            <text:p>19.98133133</text:p>
          </table:table-cell>
          <table:table-cell office:value-type="float" office:value="4132.3199999997896" table:style-name="ce2">
            <text:p>4132.32</text:p>
          </table:table-cell>
          <table:table-cell table:number-columns-repeated="16382"/>
        </table:table-row>
        <table:table-row table:style-name="ro1">
          <table:table-cell office:value-type="float" office:value="20.0053353353353" table:style-name="ce2">
            <text:p>20.00533534</text:p>
          </table:table-cell>
          <table:table-cell office:value-type="float" office:value="4134.4799999997904" table:style-name="ce2">
            <text:p>4134.48</text:p>
          </table:table-cell>
          <table:table-cell table:number-columns-repeated="16382"/>
        </table:table-row>
        <table:table-row table:style-name="ro1">
          <table:table-cell office:value-type="float" office:value="20.029339339339302" table:style-name="ce2">
            <text:p>20.02933934</text:p>
          </table:table-cell>
          <table:table-cell office:value-type="float" office:value="4136.6399999997902" table:style-name="ce2">
            <text:p>4136.64</text:p>
          </table:table-cell>
          <table:table-cell table:number-columns-repeated="16382"/>
        </table:table-row>
        <table:table-row table:style-name="ro1">
          <table:table-cell office:value-type="float" office:value="20.0533433433433" table:style-name="ce2">
            <text:p>20.05334334</text:p>
          </table:table-cell>
          <table:table-cell office:value-type="float" office:value="4138.0799999997898" table:style-name="ce2">
            <text:p>4138.08</text:p>
          </table:table-cell>
          <table:table-cell table:number-columns-repeated="16382"/>
        </table:table-row>
        <table:table-row table:style-name="ro1">
          <table:table-cell office:value-type="float" office:value="20.077347347347299" table:style-name="ce2">
            <text:p>20.07734735</text:p>
          </table:table-cell>
          <table:table-cell office:value-type="float" office:value="4140.2399999997897" table:style-name="ce2">
            <text:p>4140.24</text:p>
          </table:table-cell>
          <table:table-cell table:number-columns-repeated="16382"/>
        </table:table-row>
        <table:table-row table:style-name="ro1">
          <table:table-cell office:value-type="float" office:value="20.101351351351401" table:style-name="ce2">
            <text:p>20.10135135</text:p>
          </table:table-cell>
          <table:table-cell office:value-type="float" office:value="4141.6799999997902" table:style-name="ce2">
            <text:p>4141.68</text:p>
          </table:table-cell>
          <table:table-cell table:number-columns-repeated="16382"/>
        </table:table-row>
        <table:table-row table:style-name="ro1">
          <table:table-cell office:value-type="float" office:value="20.125355355355399" table:style-name="ce2">
            <text:p>20.12535536</text:p>
          </table:table-cell>
          <table:table-cell office:value-type="float" office:value="4143.1199999997898" table:style-name="ce2">
            <text:p>4143.12</text:p>
          </table:table-cell>
          <table:table-cell table:number-columns-repeated="16382"/>
        </table:table-row>
        <table:table-row table:style-name="ro1">
          <table:table-cell office:value-type="float" office:value="20.149359359359401" table:style-name="ce2">
            <text:p>20.14935936</text:p>
          </table:table-cell>
          <table:table-cell office:value-type="float" office:value="4144.5599999997903" table:style-name="ce2">
            <text:p>4144.56</text:p>
          </table:table-cell>
          <table:table-cell table:number-columns-repeated="16382"/>
        </table:table-row>
        <table:table-row table:style-name="ro1">
          <table:table-cell office:value-type="float" office:value="20.1733633633634" table:style-name="ce2">
            <text:p>20.17336336</text:p>
          </table:table-cell>
          <table:table-cell office:value-type="float" office:value="4145.9999999997899" table:style-name="ce2">
            <text:p>4146</text:p>
          </table:table-cell>
          <table:table-cell table:number-columns-repeated="16382"/>
        </table:table-row>
        <table:table-row table:style-name="ro1">
          <table:table-cell office:value-type="float" office:value="20.197367367367399" table:style-name="ce2">
            <text:p>20.19736737</text:p>
          </table:table-cell>
          <table:table-cell office:value-type="float" office:value="4148.1599999997998" table:style-name="ce2">
            <text:p>4148.16</text:p>
          </table:table-cell>
          <table:table-cell table:number-columns-repeated="16382"/>
        </table:table-row>
        <table:table-row table:style-name="ro1">
          <table:table-cell office:value-type="float" office:value="20.221371371371401" table:style-name="ce2">
            <text:p>20.22137137</text:p>
          </table:table-cell>
          <table:table-cell office:value-type="float" office:value="4150.3199999997996" table:style-name="ce2">
            <text:p>4150.32</text:p>
          </table:table-cell>
          <table:table-cell table:number-columns-repeated="16382"/>
        </table:table-row>
        <table:table-row table:style-name="ro1">
          <table:table-cell office:value-type="float" office:value="20.245375375375399" table:style-name="ce2">
            <text:p>20.24537538</text:p>
          </table:table-cell>
          <table:table-cell office:value-type="float" office:value="4152.4799999998004" table:style-name="ce2">
            <text:p>4152.48</text:p>
          </table:table-cell>
          <table:table-cell table:number-columns-repeated="16382"/>
        </table:table-row>
        <table:table-row table:style-name="ro1">
          <table:table-cell office:value-type="float" office:value="20.269379379379401" table:style-name="ce2">
            <text:p>20.26937938</text:p>
          </table:table-cell>
          <table:table-cell office:value-type="float" office:value="4154.6399999998002" table:style-name="ce2">
            <text:p>4154.64</text:p>
          </table:table-cell>
          <table:table-cell table:number-columns-repeated="16382"/>
        </table:table-row>
        <table:table-row table:style-name="ro1">
          <table:table-cell office:value-type="float" office:value="20.2933833833834" table:style-name="ce2">
            <text:p>20.29338338</text:p>
          </table:table-cell>
          <table:table-cell office:value-type="float" office:value="4156.7999999998001" table:style-name="ce2">
            <text:p>4156.8</text:p>
          </table:table-cell>
          <table:table-cell table:number-columns-repeated="16382"/>
        </table:table-row>
        <table:table-row table:style-name="ro1">
          <table:table-cell office:value-type="float" office:value="20.317387387387399" table:style-name="ce2">
            <text:p>20.31738739</text:p>
          </table:table-cell>
          <table:table-cell office:value-type="float" office:value="4158.9599999997999" table:style-name="ce2">
            <text:p>4158.96</text:p>
          </table:table-cell>
          <table:table-cell table:number-columns-repeated="16382"/>
        </table:table-row>
        <table:table-row table:style-name="ro1">
          <table:table-cell office:value-type="float" office:value="20.341391391391401" table:style-name="ce2">
            <text:p>20.34139139</text:p>
          </table:table-cell>
          <table:table-cell office:value-type="float" office:value="4161.1199999997998" table:style-name="ce2">
            <text:p>4161.12</text:p>
          </table:table-cell>
          <table:table-cell table:number-columns-repeated="16382"/>
        </table:table-row>
        <table:table-row table:style-name="ro1">
          <table:table-cell office:value-type="float" office:value="20.365395395395399" table:style-name="ce2">
            <text:p>20.3653954</text:p>
          </table:table-cell>
          <table:table-cell office:value-type="float" office:value="4163.2799999997997" table:style-name="ce2">
            <text:p>4163.28</text:p>
          </table:table-cell>
          <table:table-cell table:number-columns-repeated="16382"/>
        </table:table-row>
        <table:table-row table:style-name="ro1">
          <table:table-cell office:value-type="float" office:value="20.389399399399402" table:style-name="ce2">
            <text:p>20.3893994</text:p>
          </table:table-cell>
          <table:table-cell office:value-type="float" office:value="4164.7199999998002" table:style-name="ce2">
            <text:p>4164.72</text:p>
          </table:table-cell>
          <table:table-cell table:number-columns-repeated="16382"/>
        </table:table-row>
        <table:table-row table:style-name="ro1">
          <table:table-cell office:value-type="float" office:value="20.4134034034034" table:style-name="ce2">
            <text:p>20.4134034</text:p>
          </table:table-cell>
          <table:table-cell office:value-type="float" office:value="4166.1599999997998" table:style-name="ce2">
            <text:p>4166.16</text:p>
          </table:table-cell>
          <table:table-cell table:number-columns-repeated="16382"/>
        </table:table-row>
        <table:table-row table:style-name="ro1">
          <table:table-cell office:value-type="float" office:value="20.437407407407399" table:style-name="ce2">
            <text:p>20.43740741</text:p>
          </table:table-cell>
          <table:table-cell office:value-type="float" office:value="4168.3199999997996" table:style-name="ce2">
            <text:p>4168.32</text:p>
          </table:table-cell>
          <table:table-cell table:number-columns-repeated="16382"/>
        </table:table-row>
        <table:table-row table:style-name="ro1">
          <table:table-cell office:value-type="float" office:value="20.461411411411401" table:style-name="ce2">
            <text:p>20.46141141</text:p>
          </table:table-cell>
          <table:table-cell office:value-type="float" office:value="4170.4799999998004" table:style-name="ce2">
            <text:p>4170.48</text:p>
          </table:table-cell>
          <table:table-cell table:number-columns-repeated="16382"/>
        </table:table-row>
        <table:table-row table:style-name="ro1">
          <table:table-cell office:value-type="float" office:value="20.4854154154154" table:style-name="ce2">
            <text:p>20.48541542</text:p>
          </table:table-cell>
          <table:table-cell office:value-type="float" office:value="4171.9199999998" table:style-name="ce2">
            <text:p>4171.92</text:p>
          </table:table-cell>
          <table:table-cell table:number-columns-repeated="16382"/>
        </table:table-row>
        <table:table-row table:style-name="ro1">
          <table:table-cell office:value-type="float" office:value="20.509419419419402" table:style-name="ce2">
            <text:p>20.50941942</text:p>
          </table:table-cell>
          <table:table-cell office:value-type="float" office:value="4173.3599999997996" table:style-name="ce2">
            <text:p>4173.36</text:p>
          </table:table-cell>
          <table:table-cell table:number-columns-repeated="16382"/>
        </table:table-row>
        <table:table-row table:style-name="ro1">
          <table:table-cell office:value-type="float" office:value="20.5334234234234" table:style-name="ce2">
            <text:p>20.53342342</text:p>
          </table:table-cell>
          <table:table-cell office:value-type="float" office:value="4174.7999999998101" table:style-name="ce2">
            <text:p>4174.8</text:p>
          </table:table-cell>
          <table:table-cell table:number-columns-repeated="16382"/>
        </table:table-row>
        <table:table-row table:style-name="ro1">
          <table:table-cell office:value-type="float" office:value="20.557427427427399" table:style-name="ce2">
            <text:p>20.55742743</text:p>
          </table:table-cell>
          <table:table-cell office:value-type="float" office:value="4176.2399999998097" table:style-name="ce2">
            <text:p>4176.24</text:p>
          </table:table-cell>
          <table:table-cell table:number-columns-repeated="16382"/>
        </table:table-row>
        <table:table-row table:style-name="ro1">
          <table:table-cell office:value-type="float" office:value="20.581431431431401" table:style-name="ce2">
            <text:p>20.58143143</text:p>
          </table:table-cell>
          <table:table-cell office:value-type="float" office:value="4177.6799999998102" table:style-name="ce2">
            <text:p>4177.68</text:p>
          </table:table-cell>
          <table:table-cell table:number-columns-repeated="16382"/>
        </table:table-row>
        <table:table-row table:style-name="ro1">
          <table:table-cell office:value-type="float" office:value="20.6054354354354" table:style-name="ce2">
            <text:p>20.60543544</text:p>
          </table:table-cell>
          <table:table-cell office:value-type="float" office:value="4179.1199999998098" table:style-name="ce2">
            <text:p>4179.12</text:p>
          </table:table-cell>
          <table:table-cell table:number-columns-repeated="16382"/>
        </table:table-row>
        <table:table-row table:style-name="ro1">
          <table:table-cell office:value-type="float" office:value="20.629439439439398" table:style-name="ce2">
            <text:p>20.62943944</text:p>
          </table:table-cell>
          <table:table-cell office:value-type="float" office:value="4180.5599999998103" table:style-name="ce2">
            <text:p>4180.56</text:p>
          </table:table-cell>
          <table:table-cell table:number-columns-repeated="16382"/>
        </table:table-row>
        <table:table-row table:style-name="ro1">
          <table:table-cell office:value-type="float" office:value="20.6534434434434" table:style-name="ce2">
            <text:p>20.65344344</text:p>
          </table:table-cell>
          <table:table-cell office:value-type="float" office:value="4181.9999999998099" table:style-name="ce2">
            <text:p>4182</text:p>
          </table:table-cell>
          <table:table-cell table:number-columns-repeated="16382"/>
        </table:table-row>
        <table:table-row table:style-name="ro1">
          <table:table-cell office:value-type="float" office:value="20.677447447447399" table:style-name="ce2">
            <text:p>20.67744745</text:p>
          </table:table-cell>
          <table:table-cell office:value-type="float" office:value="4183.4399999998104" table:style-name="ce2">
            <text:p>4183.44</text:p>
          </table:table-cell>
          <table:table-cell table:number-columns-repeated="16382"/>
        </table:table-row>
        <table:table-row table:style-name="ro1">
          <table:table-cell office:value-type="float" office:value="20.701451451451501" table:style-name="ce2">
            <text:p>20.70145145</text:p>
          </table:table-cell>
          <table:table-cell office:value-type="float" office:value="4184.87999999981" table:style-name="ce2">
            <text:p>4184.88</text:p>
          </table:table-cell>
          <table:table-cell table:number-columns-repeated="16382"/>
        </table:table-row>
        <table:table-row table:style-name="ro1">
          <table:table-cell office:value-type="float" office:value="20.725455455455499" table:style-name="ce2">
            <text:p>20.72545546</text:p>
          </table:table-cell>
          <table:table-cell office:value-type="float" office:value="4185.5999999998103" table:style-name="ce2">
            <text:p>4185.6</text:p>
          </table:table-cell>
          <table:table-cell table:number-columns-repeated="16382"/>
        </table:table-row>
        <table:table-row table:style-name="ro1">
          <table:table-cell office:value-type="float" office:value="20.749459459459501" table:style-name="ce2">
            <text:p>20.74945946</text:p>
          </table:table-cell>
          <table:table-cell office:value-type="float" office:value="4186.3199999998096" table:style-name="ce2">
            <text:p>4186.32</text:p>
          </table:table-cell>
          <table:table-cell table:number-columns-repeated="16382"/>
        </table:table-row>
        <table:table-row table:style-name="ro1">
          <table:table-cell office:value-type="float" office:value="20.7734634634635" table:style-name="ce2">
            <text:p>20.77346346</text:p>
          </table:table-cell>
          <table:table-cell office:value-type="float" office:value="4187.0399999998099" table:style-name="ce2">
            <text:p>4187.04</text:p>
          </table:table-cell>
          <table:table-cell table:number-columns-repeated="16382"/>
        </table:table-row>
        <table:table-row table:style-name="ro1">
          <table:table-cell office:value-type="float" office:value="20.797467467467499" table:style-name="ce2">
            <text:p>20.79746747</text:p>
          </table:table-cell>
          <table:table-cell office:value-type="float" office:value="4187.7599999998101" table:style-name="ce2">
            <text:p>4187.76</text:p>
          </table:table-cell>
          <table:table-cell table:number-columns-repeated="16382"/>
        </table:table-row>
        <table:table-row table:style-name="ro1">
          <table:table-cell office:value-type="float" office:value="20.821471471471501" table:style-name="ce2">
            <text:p>20.82147147</text:p>
          </table:table-cell>
          <table:table-cell office:value-type="float" office:value="4188.4799999998104" table:style-name="ce2">
            <text:p>4188.48</text:p>
          </table:table-cell>
          <table:table-cell table:number-columns-repeated="16382"/>
        </table:table-row>
        <table:table-row table:style-name="ro1">
          <table:table-cell office:value-type="float" office:value="20.845475475475499" table:style-name="ce2">
            <text:p>20.84547548</text:p>
          </table:table-cell>
          <table:table-cell office:value-type="float" office:value="4189.1999999998097" table:style-name="ce2">
            <text:p>4189.2</text:p>
          </table:table-cell>
          <table:table-cell table:number-columns-repeated="16382"/>
        </table:table-row>
        <table:table-row table:style-name="ro1">
          <table:table-cell office:value-type="float" office:value="20.869479479479502" table:style-name="ce2">
            <text:p>20.86947948</text:p>
          </table:table-cell>
          <table:table-cell office:value-type="float" office:value="4189.91999999981" table:style-name="ce2">
            <text:p>4189.92</text:p>
          </table:table-cell>
          <table:table-cell table:number-columns-repeated="16382"/>
        </table:table-row>
        <table:table-row table:style-name="ro1">
          <table:table-cell office:value-type="float" office:value="20.8934834834835" table:style-name="ce2">
            <text:p>20.89348348</text:p>
          </table:table-cell>
          <table:table-cell office:value-type="float" office:value="4190.6399999998102" table:style-name="ce2">
            <text:p>4190.64</text:p>
          </table:table-cell>
          <table:table-cell table:number-columns-repeated="16382"/>
        </table:table-row>
        <table:table-row table:style-name="ro1">
          <table:table-cell office:value-type="float" office:value="20.917487487487499" table:style-name="ce2">
            <text:p>20.91748749</text:p>
          </table:table-cell>
          <table:table-cell office:value-type="float" office:value="4191.3599999998096" table:style-name="ce2">
            <text:p>4191.36</text:p>
          </table:table-cell>
          <table:table-cell table:number-columns-repeated="16382"/>
        </table:table-row>
        <table:table-row table:style-name="ro1">
          <table:table-cell office:value-type="float" office:value="20.941491491491501" table:style-name="ce2">
            <text:p>20.94149149</text:p>
          </table:table-cell>
          <table:table-cell office:value-type="float" office:value="4192.0799999998098" table:style-name="ce2">
            <text:p>4192.08</text:p>
          </table:table-cell>
          <table:table-cell table:number-columns-repeated="16382"/>
        </table:table-row>
        <table:table-row table:style-name="ro1">
          <table:table-cell office:value-type="float" office:value="20.9654954954955" table:style-name="ce2">
            <text:p>20.9654955</text:p>
          </table:table-cell>
          <table:table-cell office:value-type="float" office:value="4192.7999999998101" table:style-name="ce2">
            <text:p>4192.8</text:p>
          </table:table-cell>
          <table:table-cell table:number-columns-repeated="16382"/>
        </table:table-row>
        <table:table-row table:style-name="ro1">
          <table:table-cell office:value-type="float" office:value="20.989499499499502" table:style-name="ce2">
            <text:p>20.9894995</text:p>
          </table:table-cell>
          <table:table-cell office:value-type="float" office:value="4193.5199999998104" table:style-name="ce2">
            <text:p>4193.52</text:p>
          </table:table-cell>
          <table:table-cell table:number-columns-repeated="16382"/>
        </table:table-row>
        <table:table-row table:style-name="ro1">
          <table:table-cell office:value-type="float" office:value="21.0135035035035" table:style-name="ce2">
            <text:p>21.0135035</text:p>
          </table:table-cell>
          <table:table-cell office:value-type="float" office:value="4194.2399999998097" table:style-name="ce2">
            <text:p>4194.24</text:p>
          </table:table-cell>
          <table:table-cell table:number-columns-repeated="16382"/>
        </table:table-row>
        <table:table-row table:style-name="ro1">
          <table:table-cell office:value-type="float" office:value="21.037507507507499" table:style-name="ce2">
            <text:p>21.03750751</text:p>
          </table:table-cell>
          <table:table-cell office:value-type="float" office:value="4194.95999999981" table:style-name="ce2">
            <text:p>4194.96</text:p>
          </table:table-cell>
          <table:table-cell table:number-columns-repeated="16382"/>
        </table:table-row>
        <table:table-row table:style-name="ro1">
          <table:table-cell office:value-type="float" office:value="21.061511511511501" table:style-name="ce2">
            <text:p>21.06151151</text:p>
          </table:table-cell>
          <table:table-cell office:value-type="float" office:value="4195.6799999998102" table:style-name="ce2">
            <text:p>4195.68</text:p>
          </table:table-cell>
          <table:table-cell table:number-columns-repeated="16382"/>
        </table:table-row>
        <table:table-row table:style-name="ro1">
          <table:table-cell office:value-type="float" office:value="21.0855155155155" table:style-name="ce2">
            <text:p>21.08551552</text:p>
          </table:table-cell>
          <table:table-cell office:value-type="float" office:value="4196.3999999998096" table:style-name="ce2">
            <text:p>4196.4</text:p>
          </table:table-cell>
          <table:table-cell table:number-columns-repeated="16382"/>
        </table:table-row>
        <table:table-row table:style-name="ro1">
          <table:table-cell office:value-type="float" office:value="21.109519519519498" table:style-name="ce2">
            <text:p>21.10951952</text:p>
          </table:table-cell>
          <table:table-cell office:value-type="float" office:value="4197.1199999998098" table:style-name="ce2">
            <text:p>4197.12</text:p>
          </table:table-cell>
          <table:table-cell table:number-columns-repeated="16382"/>
        </table:table-row>
        <table:table-row table:style-name="ro1">
          <table:table-cell office:value-type="float" office:value="21.1335235235235" table:style-name="ce2">
            <text:p>21.13352352</text:p>
          </table:table-cell>
          <table:table-cell office:value-type="float" office:value="4197.8399999998101" table:style-name="ce2">
            <text:p>4197.84</text:p>
          </table:table-cell>
          <table:table-cell table:number-columns-repeated="16382"/>
        </table:table-row>
        <table:table-row table:style-name="ro1">
          <table:table-cell office:value-type="float" office:value="21.157527527527499" table:style-name="ce2">
            <text:p>21.15752753</text:p>
          </table:table-cell>
          <table:table-cell office:value-type="float" office:value="4198.5599999998103" table:style-name="ce2">
            <text:p>4198.56</text:p>
          </table:table-cell>
          <table:table-cell table:number-columns-repeated="16382"/>
        </table:table-row>
        <table:table-row table:style-name="ro1">
          <table:table-cell office:value-type="float" office:value="21.181531531531501" table:style-name="ce2">
            <text:p>21.18153153</text:p>
          </table:table-cell>
          <table:table-cell office:value-type="float" office:value="4199.2799999998097" table:style-name="ce2">
            <text:p>4199.28</text:p>
          </table:table-cell>
          <table:table-cell table:number-columns-repeated="16382"/>
        </table:table-row>
        <table:table-row table:style-name="ro1">
          <table:table-cell office:value-type="float" office:value="21.2055355355355" table:style-name="ce2">
            <text:p>21.20553554</text:p>
          </table:table-cell>
          <table:table-cell office:value-type="float" office:value="4199.9999999998099" table:style-name="ce2">
            <text:p>4200</text:p>
          </table:table-cell>
          <table:table-cell table:number-columns-repeated="16382"/>
        </table:table-row>
        <table:table-row table:style-name="ro1">
          <table:table-cell office:value-type="float" office:value="21.229539539539498" table:style-name="ce2">
            <text:p>21.22953954</text:p>
          </table:table-cell>
          <table:table-cell office:value-type="float" office:value="4200.7199999998102" table:style-name="ce2">
            <text:p>4200.72</text:p>
          </table:table-cell>
          <table:table-cell table:number-columns-repeated="16382"/>
        </table:table-row>
        <table:table-row table:style-name="ro1">
          <table:table-cell office:value-type="float" office:value="21.253543543543501" table:style-name="ce2">
            <text:p>21.25354354</text:p>
          </table:table-cell>
          <table:table-cell office:value-type="float" office:value="4202.1599999998098" table:style-name="ce2">
            <text:p>4202.16</text:p>
          </table:table-cell>
          <table:table-cell table:number-columns-repeated="16382"/>
        </table:table-row>
        <table:table-row table:style-name="ro1">
          <table:table-cell office:value-type="float" office:value="21.277547547547499" table:style-name="ce2">
            <text:p>21.27754755</text:p>
          </table:table-cell>
          <table:table-cell office:value-type="float" office:value="4203.5999999998203" table:style-name="ce2">
            <text:p>4203.6</text:p>
          </table:table-cell>
          <table:table-cell table:number-columns-repeated="16382"/>
        </table:table-row>
        <table:table-row table:style-name="ro1">
          <table:table-cell office:value-type="float" office:value="21.301551551551601" table:style-name="ce2">
            <text:p>21.30155155</text:p>
          </table:table-cell>
          <table:table-cell office:value-type="float" office:value="4205.0399999998199" table:style-name="ce2">
            <text:p>4205.04</text:p>
          </table:table-cell>
          <table:table-cell table:number-columns-repeated="16382"/>
        </table:table-row>
        <table:table-row table:style-name="ro1">
          <table:table-cell office:value-type="float" office:value="21.325555555555599" table:style-name="ce2">
            <text:p>21.32555556</text:p>
          </table:table-cell>
          <table:table-cell office:value-type="float" office:value="4206.4799999998204" table:style-name="ce2">
            <text:p>4206.48</text:p>
          </table:table-cell>
          <table:table-cell table:number-columns-repeated="16382"/>
        </table:table-row>
        <table:table-row table:style-name="ro1">
          <table:table-cell office:value-type="float" office:value="21.349559559559601" table:style-name="ce2">
            <text:p>21.34955956</text:p>
          </table:table-cell>
          <table:table-cell office:value-type="float" office:value="4207.91999999982" table:style-name="ce2">
            <text:p>4207.92</text:p>
          </table:table-cell>
          <table:table-cell table:number-columns-repeated="16382"/>
        </table:table-row>
        <table:table-row table:style-name="ro1">
          <table:table-cell office:value-type="float" office:value="21.3735635635636" table:style-name="ce2">
            <text:p>21.37356356</text:p>
          </table:table-cell>
          <table:table-cell office:value-type="float" office:value="4209.3599999998196" table:style-name="ce2">
            <text:p>4209.36</text:p>
          </table:table-cell>
          <table:table-cell table:number-columns-repeated="16382"/>
        </table:table-row>
        <table:table-row table:style-name="ro1">
          <table:table-cell office:value-type="float" office:value="21.397567567567599" table:style-name="ce2">
            <text:p>21.39756757</text:p>
          </table:table-cell>
          <table:table-cell office:value-type="float" office:value="4210.7999999998201" table:style-name="ce2">
            <text:p>4210.8</text:p>
          </table:table-cell>
          <table:table-cell table:number-columns-repeated="16382"/>
        </table:table-row>
        <table:table-row table:style-name="ro1">
          <table:table-cell office:value-type="float" office:value="21.421571571571601" table:style-name="ce2">
            <text:p>21.42157157</text:p>
          </table:table-cell>
          <table:table-cell office:value-type="float" office:value="4212.2399999998197" table:style-name="ce2">
            <text:p>4212.24</text:p>
          </table:table-cell>
          <table:table-cell table:number-columns-repeated="16382"/>
        </table:table-row>
        <table:table-row table:style-name="ro1">
          <table:table-cell office:value-type="float" office:value="21.445575575575599" table:style-name="ce2">
            <text:p>21.44557558</text:p>
          </table:table-cell>
          <table:table-cell office:value-type="float" office:value="4212.95999999982" table:style-name="ce2">
            <text:p>4212.96</text:p>
          </table:table-cell>
          <table:table-cell table:number-columns-repeated="16382"/>
        </table:table-row>
        <table:table-row table:style-name="ro1">
          <table:table-cell office:value-type="float" office:value="21.469579579579602" table:style-name="ce2">
            <text:p>21.46957958</text:p>
          </table:table-cell>
          <table:table-cell office:value-type="float" office:value="4213.6799999998202" table:style-name="ce2">
            <text:p>4213.68</text:p>
          </table:table-cell>
          <table:table-cell table:number-columns-repeated="16382"/>
        </table:table-row>
        <table:table-row table:style-name="ro1">
          <table:table-cell office:value-type="float" office:value="21.4935835835836" table:style-name="ce2">
            <text:p>21.49358358</text:p>
          </table:table-cell>
          <table:table-cell office:value-type="float" office:value="4214.3999999998196" table:style-name="ce2">
            <text:p>4214.4</text:p>
          </table:table-cell>
          <table:table-cell table:number-columns-repeated="16382"/>
        </table:table-row>
        <table:table-row table:style-name="ro1">
          <table:table-cell office:value-type="float" office:value="21.517587587587599" table:style-name="ce2">
            <text:p>21.51758759</text:p>
          </table:table-cell>
          <table:table-cell office:value-type="float" office:value="4215.1199999998198" table:style-name="ce2">
            <text:p>4215.12</text:p>
          </table:table-cell>
          <table:table-cell table:number-columns-repeated="16382"/>
        </table:table-row>
        <table:table-row table:style-name="ro1">
          <table:table-cell office:value-type="float" office:value="21.541591591591601" table:style-name="ce2">
            <text:p>21.54159159</text:p>
          </table:table-cell>
          <table:table-cell office:value-type="float" office:value="4215.8399999998201" table:style-name="ce2">
            <text:p>4215.84</text:p>
          </table:table-cell>
          <table:table-cell table:number-columns-repeated="16382"/>
        </table:table-row>
        <table:table-row table:style-name="ro1">
          <table:table-cell office:value-type="float" office:value="21.5655955955956" table:style-name="ce2">
            <text:p>21.5655956</text:p>
          </table:table-cell>
          <table:table-cell office:value-type="float" office:value="4216.5599999998203" table:style-name="ce2">
            <text:p>4216.56</text:p>
          </table:table-cell>
          <table:table-cell table:number-columns-repeated="16382"/>
        </table:table-row>
        <table:table-row table:style-name="ro1">
          <table:table-cell office:value-type="float" office:value="21.589599599599602" table:style-name="ce2">
            <text:p>21.5895996</text:p>
          </table:table-cell>
          <table:table-cell office:value-type="float" office:value="4217.2799999998197" table:style-name="ce2">
            <text:p>4217.28</text:p>
          </table:table-cell>
          <table:table-cell table:number-columns-repeated="16382"/>
        </table:table-row>
        <table:table-row table:style-name="ro1">
          <table:table-cell office:value-type="float" office:value="21.6136036036036" table:style-name="ce2">
            <text:p>21.6136036</text:p>
          </table:table-cell>
          <table:table-cell office:value-type="float" office:value="4217.9999999998199" table:style-name="ce2">
            <text:p>4218</text:p>
          </table:table-cell>
          <table:table-cell table:number-columns-repeated="16382"/>
        </table:table-row>
        <table:table-row table:style-name="ro1">
          <table:table-cell office:value-type="float" office:value="21.637607607607599" table:style-name="ce2">
            <text:p>21.63760761</text:p>
          </table:table-cell>
          <table:table-cell office:value-type="float" office:value="4218.7199999998202" table:style-name="ce2">
            <text:p>4218.72</text:p>
          </table:table-cell>
          <table:table-cell table:number-columns-repeated="16382"/>
        </table:table-row>
        <table:table-row table:style-name="ro1">
          <table:table-cell office:value-type="float" office:value="21.661611611611601" table:style-name="ce2">
            <text:p>21.66161161</text:p>
          </table:table-cell>
          <table:table-cell office:value-type="float" office:value="4219.4399999998204" table:style-name="ce2">
            <text:p>4219.44</text:p>
          </table:table-cell>
          <table:table-cell table:number-columns-repeated="16382"/>
        </table:table-row>
        <table:table-row table:style-name="ro1">
          <table:table-cell office:value-type="float" office:value="21.6856156156156" table:style-name="ce2">
            <text:p>21.68561562</text:p>
          </table:table-cell>
          <table:table-cell office:value-type="float" office:value="4220.1599999998198" table:style-name="ce2">
            <text:p>4220.16</text:p>
          </table:table-cell>
          <table:table-cell table:number-columns-repeated="16382"/>
        </table:table-row>
        <table:table-row table:style-name="ro1">
          <table:table-cell office:value-type="float" office:value="21.709619619619598" table:style-name="ce2">
            <text:p>21.70961962</text:p>
          </table:table-cell>
          <table:table-cell office:value-type="float" office:value="4220.87999999982" table:style-name="ce2">
            <text:p>4220.88</text:p>
          </table:table-cell>
          <table:table-cell table:number-columns-repeated="16382"/>
        </table:table-row>
        <table:table-row table:style-name="ro1">
          <table:table-cell office:value-type="float" office:value="21.7336236236236" table:style-name="ce2">
            <text:p>21.73362362</text:p>
          </table:table-cell>
          <table:table-cell office:value-type="float" office:value="4221.5999999998203" table:style-name="ce2">
            <text:p>4221.6</text:p>
          </table:table-cell>
          <table:table-cell table:number-columns-repeated="16382"/>
        </table:table-row>
        <table:table-row table:style-name="ro1">
          <table:table-cell office:value-type="float" office:value="21.757627627627599" table:style-name="ce2">
            <text:p>21.75762763</text:p>
          </table:table-cell>
          <table:table-cell office:value-type="float" office:value="4222.3199999998196" table:style-name="ce2">
            <text:p>4222.32</text:p>
          </table:table-cell>
          <table:table-cell table:number-columns-repeated="16382"/>
        </table:table-row>
        <table:table-row table:style-name="ro1">
          <table:table-cell office:value-type="float" office:value="21.781631631631601" table:style-name="ce2">
            <text:p>21.78163163</text:p>
          </table:table-cell>
          <table:table-cell office:value-type="float" office:value="4223.0399999998199" table:style-name="ce2">
            <text:p>4223.04</text:p>
          </table:table-cell>
          <table:table-cell table:number-columns-repeated="16382"/>
        </table:table-row>
        <table:table-row table:style-name="ro1">
          <table:table-cell office:value-type="float" office:value="21.8056356356356" table:style-name="ce2">
            <text:p>21.80563564</text:p>
          </table:table-cell>
          <table:table-cell office:value-type="float" office:value="4223.7599999998201" table:style-name="ce2">
            <text:p>4223.76</text:p>
          </table:table-cell>
          <table:table-cell table:number-columns-repeated="16382"/>
        </table:table-row>
        <table:table-row table:style-name="ro1">
          <table:table-cell office:value-type="float" office:value="21.829639639639598" table:style-name="ce2">
            <text:p>21.82963964</text:p>
          </table:table-cell>
          <table:table-cell office:value-type="float" office:value="4224.4799999998204" table:style-name="ce2">
            <text:p>4224.48</text:p>
          </table:table-cell>
          <table:table-cell table:number-columns-repeated="16382"/>
        </table:table-row>
        <table:table-row table:style-name="ro1">
          <table:table-cell office:value-type="float" office:value="21.853643643643601" table:style-name="ce2">
            <text:p>21.85364364</text:p>
          </table:table-cell>
          <table:table-cell office:value-type="float" office:value="4225.1999999998197" table:style-name="ce2">
            <text:p>4225.2</text:p>
          </table:table-cell>
          <table:table-cell table:number-columns-repeated="16382"/>
        </table:table-row>
        <table:table-row table:style-name="ro1">
          <table:table-cell office:value-type="float" office:value="21.877647647647599" table:style-name="ce2">
            <text:p>21.87764765</text:p>
          </table:table-cell>
          <table:table-cell office:value-type="float" office:value="4225.91999999982" table:style-name="ce2">
            <text:p>4225.92</text:p>
          </table:table-cell>
          <table:table-cell table:number-columns-repeated="16382"/>
        </table:table-row>
        <table:table-row table:style-name="ro1">
          <table:table-cell office:value-type="float" office:value="21.901651651651701" table:style-name="ce2">
            <text:p>21.90165165</text:p>
          </table:table-cell>
          <table:table-cell office:value-type="float" office:value="4226.6399999998202" table:style-name="ce2">
            <text:p>4226.64</text:p>
          </table:table-cell>
          <table:table-cell table:number-columns-repeated="16382"/>
        </table:table-row>
        <table:table-row table:style-name="ro1">
          <table:table-cell office:value-type="float" office:value="21.925655655655699" table:style-name="ce2">
            <text:p>21.92565566</text:p>
          </table:table-cell>
          <table:table-cell office:value-type="float" office:value="4227.3599999998196" table:style-name="ce2">
            <text:p>4227.36</text:p>
          </table:table-cell>
          <table:table-cell table:number-columns-repeated="16382"/>
        </table:table-row>
        <table:table-row table:style-name="ro1">
          <table:table-cell office:value-type="float" office:value="21.949659659659702" table:style-name="ce2">
            <text:p>21.94965966</text:p>
          </table:table-cell>
          <table:table-cell office:value-type="float" office:value="4228.0799999998198" table:style-name="ce2">
            <text:p>4228.08</text:p>
          </table:table-cell>
          <table:table-cell table:number-columns-repeated="16382"/>
        </table:table-row>
        <table:table-row table:style-name="ro1">
          <table:table-cell office:value-type="float" office:value="21.9736636636637" table:style-name="ce2">
            <text:p>21.97366366</text:p>
          </table:table-cell>
          <table:table-cell office:value-type="float" office:value="4228.7999999998201" table:style-name="ce2">
            <text:p>4228.8</text:p>
          </table:table-cell>
          <table:table-cell table:number-columns-repeated="16382"/>
        </table:table-row>
        <table:table-row table:style-name="ro1">
          <table:table-cell office:value-type="float" office:value="21.997667667667699" table:style-name="ce2">
            <text:p>21.99766767</text:p>
          </table:table-cell>
          <table:table-cell office:value-type="float" office:value="4229.5199999998204" table:style-name="ce2">
            <text:p>4229.52</text:p>
          </table:table-cell>
          <table:table-cell table:number-columns-repeated="16382"/>
        </table:table-row>
        <table:table-row table:style-name="ro1">
          <table:table-cell office:value-type="float" office:value="22.021671671671701" table:style-name="ce2">
            <text:p>22.02167167</text:p>
          </table:table-cell>
          <table:table-cell office:value-type="float" office:value="4230.2399999998197" table:style-name="ce2">
            <text:p>4230.24</text:p>
          </table:table-cell>
          <table:table-cell table:number-columns-repeated="16382"/>
        </table:table-row>
        <table:table-row table:style-name="ro1">
          <table:table-cell office:value-type="float" office:value="22.0456756756757" table:style-name="ce2">
            <text:p>22.04567568</text:p>
          </table:table-cell>
          <table:table-cell office:value-type="float" office:value="4230.2399999998197" table:style-name="ce2">
            <text:p>4230.24</text:p>
          </table:table-cell>
          <table:table-cell table:number-columns-repeated="16382"/>
        </table:table-row>
        <table:table-row table:style-name="ro1">
          <table:table-cell office:value-type="float" office:value="22.069679679679702" table:style-name="ce2">
            <text:p>22.06967968</text:p>
          </table:table-cell>
          <table:table-cell office:value-type="float" office:value="4230.2399999998197" table:style-name="ce2">
            <text:p>4230.24</text:p>
          </table:table-cell>
          <table:table-cell table:number-columns-repeated="16382"/>
        </table:table-row>
        <table:table-row table:style-name="ro1">
          <table:table-cell office:value-type="float" office:value="22.0936836836837" table:style-name="ce2">
            <text:p>22.09368368</text:p>
          </table:table-cell>
          <table:table-cell office:value-type="float" office:value="4230.2399999998197" table:style-name="ce2">
            <text:p>4230.24</text:p>
          </table:table-cell>
          <table:table-cell table:number-columns-repeated="16382"/>
        </table:table-row>
        <table:table-row table:style-name="ro1">
          <table:table-cell office:value-type="float" office:value="22.117687687687699" table:style-name="ce2">
            <text:p>22.11768769</text:p>
          </table:table-cell>
          <table:table-cell office:value-type="float" office:value="4230.2399999998197" table:style-name="ce2">
            <text:p>4230.24</text:p>
          </table:table-cell>
          <table:table-cell table:number-columns-repeated="16382"/>
        </table:table-row>
        <table:table-row table:style-name="ro1">
          <table:table-cell office:value-type="float" office:value="22.141691691691701" table:style-name="ce2">
            <text:p>22.14169169</text:p>
          </table:table-cell>
          <table:table-cell office:value-type="float" office:value="4230.95999999982" table:style-name="ce2">
            <text:p>4230.96</text:p>
          </table:table-cell>
          <table:table-cell table:number-columns-repeated="16382"/>
        </table:table-row>
        <table:table-row table:style-name="ro1">
          <table:table-cell office:value-type="float" office:value="22.1656956956957" table:style-name="ce2">
            <text:p>22.1656957</text:p>
          </table:table-cell>
          <table:table-cell office:value-type="float" office:value="4231.6799999998302" table:style-name="ce2">
            <text:p>4231.68</text:p>
          </table:table-cell>
          <table:table-cell table:number-columns-repeated="16382"/>
        </table:table-row>
        <table:table-row table:style-name="ro1">
          <table:table-cell office:value-type="float" office:value="22.189699699699698" table:style-name="ce2">
            <text:p>22.1896997</text:p>
          </table:table-cell>
          <table:table-cell office:value-type="float" office:value="4232.3999999998296" table:style-name="ce2">
            <text:p>4232.4</text:p>
          </table:table-cell>
          <table:table-cell table:number-columns-repeated="16382"/>
        </table:table-row>
        <table:table-row table:style-name="ro1">
          <table:table-cell office:value-type="float" office:value="22.2137037037037" table:style-name="ce2">
            <text:p>22.2137037</text:p>
          </table:table-cell>
          <table:table-cell office:value-type="float" office:value="4233.1199999998298" table:style-name="ce2">
            <text:p>4233.12</text:p>
          </table:table-cell>
          <table:table-cell table:number-columns-repeated="16382"/>
        </table:table-row>
        <table:table-row table:style-name="ro1">
          <table:table-cell office:value-type="float" office:value="22.237707707707699" table:style-name="ce2">
            <text:p>22.23770771</text:p>
          </table:table-cell>
          <table:table-cell office:value-type="float" office:value="4233.8399999998301" table:style-name="ce2">
            <text:p>4233.84</text:p>
          </table:table-cell>
          <table:table-cell table:number-columns-repeated="16382"/>
        </table:table-row>
        <table:table-row table:style-name="ro1">
          <table:table-cell office:value-type="float" office:value="22.261711711711701" table:style-name="ce2">
            <text:p>22.26171171</text:p>
          </table:table-cell>
          <table:table-cell office:value-type="float" office:value="4234.5599999998303" table:style-name="ce2">
            <text:p>4234.56</text:p>
          </table:table-cell>
          <table:table-cell table:number-columns-repeated="16382"/>
        </table:table-row>
        <table:table-row table:style-name="ro1">
          <table:table-cell office:value-type="float" office:value="22.2857157157157" table:style-name="ce2">
            <text:p>22.28571572</text:p>
          </table:table-cell>
          <table:table-cell office:value-type="float" office:value="4235.2799999998297" table:style-name="ce2">
            <text:p>4235.28</text:p>
          </table:table-cell>
          <table:table-cell table:number-columns-repeated="16382"/>
        </table:table-row>
        <table:table-row table:style-name="ro1">
          <table:table-cell office:value-type="float" office:value="22.309719719719698" table:style-name="ce2">
            <text:p>22.30971972</text:p>
          </table:table-cell>
          <table:table-cell office:value-type="float" office:value="4235.9999999998299" table:style-name="ce2">
            <text:p>4236</text:p>
          </table:table-cell>
          <table:table-cell table:number-columns-repeated="16382"/>
        </table:table-row>
        <table:table-row table:style-name="ro1">
          <table:table-cell office:value-type="float" office:value="22.333723723723701" table:style-name="ce2">
            <text:p>22.33372372</text:p>
          </table:table-cell>
          <table:table-cell office:value-type="float" office:value="4236.7199999998302" table:style-name="ce2">
            <text:p>4236.72</text:p>
          </table:table-cell>
          <table:table-cell table:number-columns-repeated="16382"/>
        </table:table-row>
        <table:table-row table:style-name="ro1">
          <table:table-cell office:value-type="float" office:value="22.357727727727699" table:style-name="ce2">
            <text:p>22.35772773</text:p>
          </table:table-cell>
          <table:table-cell office:value-type="float" office:value="4237.4399999998304" table:style-name="ce2">
            <text:p>4237.44</text:p>
          </table:table-cell>
          <table:table-cell table:number-columns-repeated="16382"/>
        </table:table-row>
        <table:table-row table:style-name="ro1">
          <table:table-cell office:value-type="float" office:value="22.381731731731701" table:style-name="ce2">
            <text:p>22.38173173</text:p>
          </table:table-cell>
          <table:table-cell office:value-type="float" office:value="4238.1599999998298" table:style-name="ce2">
            <text:p>4238.16</text:p>
          </table:table-cell>
          <table:table-cell table:number-columns-repeated="16382"/>
        </table:table-row>
        <table:table-row table:style-name="ro1">
          <table:table-cell office:value-type="float" office:value="22.4057357357357" table:style-name="ce2">
            <text:p>22.40573574</text:p>
          </table:table-cell>
          <table:table-cell office:value-type="float" office:value="4238.87999999983" table:style-name="ce2">
            <text:p>4238.88</text:p>
          </table:table-cell>
          <table:table-cell table:number-columns-repeated="16382"/>
        </table:table-row>
        <table:table-row table:style-name="ro1">
          <table:table-cell office:value-type="float" office:value="22.429739739739698" table:style-name="ce2">
            <text:p>22.42973974</text:p>
          </table:table-cell>
          <table:table-cell office:value-type="float" office:value="4239.5999999998303" table:style-name="ce2">
            <text:p>4239.6</text:p>
          </table:table-cell>
          <table:table-cell table:number-columns-repeated="16382"/>
        </table:table-row>
        <table:table-row table:style-name="ro1">
          <table:table-cell office:value-type="float" office:value="22.453743743743701" table:style-name="ce2">
            <text:p>22.45374374</text:p>
          </table:table-cell>
          <table:table-cell office:value-type="float" office:value="4240.3199999998296" table:style-name="ce2">
            <text:p>4240.32</text:p>
          </table:table-cell>
          <table:table-cell table:number-columns-repeated="16382"/>
        </table:table-row>
        <table:table-row table:style-name="ro1">
          <table:table-cell office:value-type="float" office:value="22.477747747747699" table:style-name="ce2">
            <text:p>22.47774775</text:p>
          </table:table-cell>
          <table:table-cell office:value-type="float" office:value="4241.0399999998299" table:style-name="ce2">
            <text:p>4241.04</text:p>
          </table:table-cell>
          <table:table-cell table:number-columns-repeated="16382"/>
        </table:table-row>
        <table:table-row table:style-name="ro1">
          <table:table-cell office:value-type="float" office:value="22.501751751751801" table:style-name="ce2">
            <text:p>22.50175175</text:p>
          </table:table-cell>
          <table:table-cell office:value-type="float" office:value="4241.7599999998301" table:style-name="ce2">
            <text:p>4241.76</text:p>
          </table:table-cell>
          <table:table-cell table:number-columns-repeated="16382"/>
        </table:table-row>
        <table:table-row table:style-name="ro1">
          <table:table-cell office:value-type="float" office:value="22.525755755755799" table:style-name="ce2">
            <text:p>22.52575576</text:p>
          </table:table-cell>
          <table:table-cell office:value-type="float" office:value="4242.4799999998304" table:style-name="ce2">
            <text:p>4242.48</text:p>
          </table:table-cell>
          <table:table-cell table:number-columns-repeated="16382"/>
        </table:table-row>
        <table:table-row table:style-name="ro1">
          <table:table-cell office:value-type="float" office:value="22.549759759759802" table:style-name="ce2">
            <text:p>22.54975976</text:p>
          </table:table-cell>
          <table:table-cell office:value-type="float" office:value="4243.1999999998297" table:style-name="ce2">
            <text:p>4243.2</text:p>
          </table:table-cell>
          <table:table-cell table:number-columns-repeated="16382"/>
        </table:table-row>
        <table:table-row table:style-name="ro1">
          <table:table-cell office:value-type="float" office:value="22.5737637637638" table:style-name="ce2">
            <text:p>22.57376376</text:p>
          </table:table-cell>
          <table:table-cell office:value-type="float" office:value="4243.91999999983" table:style-name="ce2">
            <text:p>4243.92</text:p>
          </table:table-cell>
          <table:table-cell table:number-columns-repeated="16382"/>
        </table:table-row>
        <table:table-row table:style-name="ro1">
          <table:table-cell office:value-type="float" office:value="22.597767767767799" table:style-name="ce2">
            <text:p>22.59776777</text:p>
          </table:table-cell>
          <table:table-cell office:value-type="float" office:value="4244.6399999998303" table:style-name="ce2">
            <text:p>4244.64</text:p>
          </table:table-cell>
          <table:table-cell table:number-columns-repeated="16382"/>
        </table:table-row>
        <table:table-row table:style-name="ro1">
          <table:table-cell office:value-type="float" office:value="22.621771771771801" table:style-name="ce2">
            <text:p>22.62177177</text:p>
          </table:table-cell>
          <table:table-cell office:value-type="float" office:value="4245.3599999998296" table:style-name="ce2">
            <text:p>4245.36</text:p>
          </table:table-cell>
          <table:table-cell table:number-columns-repeated="16382"/>
        </table:table-row>
        <table:table-row table:style-name="ro1">
          <table:table-cell office:value-type="float" office:value="22.6457757757758" table:style-name="ce2">
            <text:p>22.64577578</text:p>
          </table:table-cell>
          <table:table-cell office:value-type="float" office:value="4246.0799999998299" table:style-name="ce2">
            <text:p>4246.08</text:p>
          </table:table-cell>
          <table:table-cell table:number-columns-repeated="16382"/>
        </table:table-row>
        <table:table-row table:style-name="ro1">
          <table:table-cell office:value-type="float" office:value="22.669779779779802" table:style-name="ce2">
            <text:p>22.66977978</text:p>
          </table:table-cell>
          <table:table-cell office:value-type="float" office:value="4246.7999999998301" table:style-name="ce2">
            <text:p>4246.8</text:p>
          </table:table-cell>
          <table:table-cell table:number-columns-repeated="16382"/>
        </table:table-row>
        <table:table-row table:style-name="ro1">
          <table:table-cell office:value-type="float" office:value="22.6937837837838" table:style-name="ce2">
            <text:p>22.69378378</text:p>
          </table:table-cell>
          <table:table-cell office:value-type="float" office:value="4247.5199999998304" table:style-name="ce2">
            <text:p>4247.52</text:p>
          </table:table-cell>
          <table:table-cell table:number-columns-repeated="16382"/>
        </table:table-row>
        <table:table-row table:style-name="ro1">
          <table:table-cell office:value-type="float" office:value="22.717787787787799" table:style-name="ce2">
            <text:p>22.71778779</text:p>
          </table:table-cell>
          <table:table-cell office:value-type="float" office:value="4248.2399999998297" table:style-name="ce2">
            <text:p>4248.24</text:p>
          </table:table-cell>
          <table:table-cell table:number-columns-repeated="16382"/>
        </table:table-row>
        <table:table-row table:style-name="ro1">
          <table:table-cell office:value-type="float" office:value="22.741791791791801" table:style-name="ce2">
            <text:p>22.74179179</text:p>
          </table:table-cell>
          <table:table-cell office:value-type="float" office:value="4248.95999999983" table:style-name="ce2">
            <text:p>4248.96</text:p>
          </table:table-cell>
          <table:table-cell table:number-columns-repeated="16382"/>
        </table:table-row>
        <table:table-row table:style-name="ro1">
          <table:table-cell office:value-type="float" office:value="22.7657957957958" table:style-name="ce2">
            <text:p>22.7657958</text:p>
          </table:table-cell>
          <table:table-cell office:value-type="float" office:value="4249.6799999998302" table:style-name="ce2">
            <text:p>4249.68</text:p>
          </table:table-cell>
          <table:table-cell table:number-columns-repeated="16382"/>
        </table:table-row>
        <table:table-row table:style-name="ro1">
          <table:table-cell office:value-type="float" office:value="22.789799799799798" table:style-name="ce2">
            <text:p>22.7897998</text:p>
          </table:table-cell>
          <table:table-cell office:value-type="float" office:value="4250.3999999998296" table:style-name="ce2">
            <text:p>4250.4</text:p>
          </table:table-cell>
          <table:table-cell table:number-columns-repeated="16382"/>
        </table:table-row>
        <table:table-row table:style-name="ro1">
          <table:table-cell office:value-type="float" office:value="22.8138038038038" table:style-name="ce2">
            <text:p>22.8138038</text:p>
          </table:table-cell>
          <table:table-cell office:value-type="float" office:value="4251.1199999998298" table:style-name="ce2">
            <text:p>4251.12</text:p>
          </table:table-cell>
          <table:table-cell table:number-columns-repeated="16382"/>
        </table:table-row>
        <table:table-row table:style-name="ro1">
          <table:table-cell office:value-type="float" office:value="22.837807807807799" table:style-name="ce2">
            <text:p>22.83780781</text:p>
          </table:table-cell>
          <table:table-cell office:value-type="float" office:value="4251.8399999998301" table:style-name="ce2">
            <text:p>4251.84</text:p>
          </table:table-cell>
          <table:table-cell table:number-columns-repeated="16382"/>
        </table:table-row>
        <table:table-row table:style-name="ro1">
          <table:table-cell office:value-type="float" office:value="22.861811811811801" table:style-name="ce2">
            <text:p>22.86181181</text:p>
          </table:table-cell>
          <table:table-cell office:value-type="float" office:value="4252.5599999998303" table:style-name="ce2">
            <text:p>4252.56</text:p>
          </table:table-cell>
          <table:table-cell table:number-columns-repeated="16382"/>
        </table:table-row>
        <table:table-row table:style-name="ro1">
          <table:table-cell office:value-type="float" office:value="22.8858158158158" table:style-name="ce2">
            <text:p>22.88581582</text:p>
          </table:table-cell>
          <table:table-cell office:value-type="float" office:value="4253.2799999998297" table:style-name="ce2">
            <text:p>4253.28</text:p>
          </table:table-cell>
          <table:table-cell table:number-columns-repeated="16382"/>
        </table:table-row>
        <table:table-row table:style-name="ro1">
          <table:table-cell office:value-type="float" office:value="22.909819819819798" table:style-name="ce2">
            <text:p>22.90981982</text:p>
          </table:table-cell>
          <table:table-cell office:value-type="float" office:value="4253.9999999998299" table:style-name="ce2">
            <text:p>4254</text:p>
          </table:table-cell>
          <table:table-cell table:number-columns-repeated="16382"/>
        </table:table-row>
        <table:table-row table:style-name="ro1">
          <table:table-cell office:value-type="float" office:value="22.933823823823801" table:style-name="ce2">
            <text:p>22.93382382</text:p>
          </table:table-cell>
          <table:table-cell office:value-type="float" office:value="4254.7199999998302" table:style-name="ce2">
            <text:p>4254.72</text:p>
          </table:table-cell>
          <table:table-cell table:number-columns-repeated="16382"/>
        </table:table-row>
        <table:table-row table:style-name="ro1">
          <table:table-cell office:value-type="float" office:value="22.957827827827799" table:style-name="ce2">
            <text:p>22.95782783</text:p>
          </table:table-cell>
          <table:table-cell office:value-type="float" office:value="4255.4399999998304" table:style-name="ce2">
            <text:p>4255.44</text:p>
          </table:table-cell>
          <table:table-cell table:number-columns-repeated="16382"/>
        </table:table-row>
        <table:table-row table:style-name="ro1">
          <table:table-cell office:value-type="float" office:value="22.981831831831801" table:style-name="ce2">
            <text:p>22.98183183</text:p>
          </table:table-cell>
          <table:table-cell office:value-type="float" office:value="4256.1599999998298" table:style-name="ce2">
            <text:p>4256.16</text:p>
          </table:table-cell>
          <table:table-cell table:number-columns-repeated="16382"/>
        </table:table-row>
        <table:table-row table:style-name="ro1">
          <table:table-cell office:value-type="float" office:value="23.0058358358358" table:style-name="ce2">
            <text:p>23.00583584</text:p>
          </table:table-cell>
          <table:table-cell office:value-type="float" office:value="4256.1599999998298" table:style-name="ce2">
            <text:p>4256.16</text:p>
          </table:table-cell>
          <table:table-cell table:number-columns-repeated="16382"/>
        </table:table-row>
        <table:table-row table:style-name="ro1">
          <table:table-cell office:value-type="float" office:value="23.029839839839799" table:style-name="ce2">
            <text:p>23.02983984</text:p>
          </table:table-cell>
          <table:table-cell office:value-type="float" office:value="4256.1599999998298" table:style-name="ce2">
            <text:p>4256.16</text:p>
          </table:table-cell>
          <table:table-cell table:number-columns-repeated="16382"/>
        </table:table-row>
        <table:table-row table:style-name="ro1">
          <table:table-cell office:value-type="float" office:value="23.053843843843801" table:style-name="ce2">
            <text:p>23.05384384</text:p>
          </table:table-cell>
          <table:table-cell office:value-type="float" office:value="4256.1599999998298" table:style-name="ce2">
            <text:p>4256.16</text:p>
          </table:table-cell>
          <table:table-cell table:number-columns-repeated="16382"/>
        </table:table-row>
        <table:table-row table:style-name="ro1">
          <table:table-cell office:value-type="float" office:value="23.077847847847799" table:style-name="ce2">
            <text:p>23.07784785</text:p>
          </table:table-cell>
          <table:table-cell office:value-type="float" office:value="4256.1599999998298" table:style-name="ce2">
            <text:p>4256.16</text:p>
          </table:table-cell>
          <table:table-cell table:number-columns-repeated="16382"/>
        </table:table-row>
        <table:table-row table:style-name="ro1">
          <table:table-cell office:value-type="float" office:value="23.101851851851901" table:style-name="ce2">
            <text:p>23.10185185</text:p>
          </table:table-cell>
          <table:table-cell office:value-type="float" office:value="4256.1599999998298" table:style-name="ce2">
            <text:p>4256.16</text:p>
          </table:table-cell>
          <table:table-cell table:number-columns-repeated="16382"/>
        </table:table-row>
        <table:table-row table:style-name="ro1">
          <table:table-cell office:value-type="float" office:value="23.1258558558559" table:style-name="ce2">
            <text:p>23.12585586</text:p>
          </table:table-cell>
          <table:table-cell office:value-type="float" office:value="4256.1599999998298" table:style-name="ce2">
            <text:p>4256.16</text:p>
          </table:table-cell>
          <table:table-cell table:number-columns-repeated="16382"/>
        </table:table-row>
        <table:table-row table:style-name="ro1">
          <table:table-cell office:value-type="float" office:value="23.149859859859902" table:style-name="ce2">
            <text:p>23.14985986</text:p>
          </table:table-cell>
          <table:table-cell office:value-type="float" office:value="4256.1599999998298" table:style-name="ce2">
            <text:p>4256.16</text:p>
          </table:table-cell>
          <table:table-cell table:number-columns-repeated="16382"/>
        </table:table-row>
        <table:table-row table:style-name="ro1">
          <table:table-cell office:value-type="float" office:value="23.1738638638639" table:style-name="ce2">
            <text:p>23.17386386</text:p>
          </table:table-cell>
          <table:table-cell office:value-type="float" office:value="4256.1599999998298" table:style-name="ce2">
            <text:p>4256.16</text:p>
          </table:table-cell>
          <table:table-cell table:number-columns-repeated="16382"/>
        </table:table-row>
        <table:table-row table:style-name="ro1">
          <table:table-cell office:value-type="float" office:value="23.197867867867899" table:style-name="ce2">
            <text:p>23.19786787</text:p>
          </table:table-cell>
          <table:table-cell office:value-type="float" office:value="4256.1599999998298" table:style-name="ce2">
            <text:p>4256.16</text:p>
          </table:table-cell>
          <table:table-cell table:number-columns-repeated="16382"/>
        </table:table-row>
        <table:table-row table:style-name="ro1">
          <table:table-cell office:value-type="float" office:value="23.221871871871901" table:style-name="ce2">
            <text:p>23.22187187</text:p>
          </table:table-cell>
          <table:table-cell office:value-type="float" office:value="4256.1599999998298" table:style-name="ce2">
            <text:p>4256.16</text:p>
          </table:table-cell>
          <table:table-cell table:number-columns-repeated="16382"/>
        </table:table-row>
        <table:table-row table:style-name="ro1">
          <table:table-cell office:value-type="float" office:value="23.2458758758759" table:style-name="ce2">
            <text:p>23.24587588</text:p>
          </table:table-cell>
          <table:table-cell office:value-type="float" office:value="4256.1599999998298" table:style-name="ce2">
            <text:p>4256.16</text:p>
          </table:table-cell>
          <table:table-cell table:number-columns-repeated="16382"/>
        </table:table-row>
        <table:table-row table:style-name="ro1">
          <table:table-cell office:value-type="float" office:value="23.269879879879898" table:style-name="ce2">
            <text:p>23.26987988</text:p>
          </table:table-cell>
          <table:table-cell office:value-type="float" office:value="4256.1599999998298" table:style-name="ce2">
            <text:p>4256.16</text:p>
          </table:table-cell>
          <table:table-cell table:number-columns-repeated="16382"/>
        </table:table-row>
        <table:table-row table:style-name="ro1">
          <table:table-cell office:value-type="float" office:value="23.2938838838839" table:style-name="ce2">
            <text:p>23.29388388</text:p>
          </table:table-cell>
          <table:table-cell office:value-type="float" office:value="4256.1599999998298" table:style-name="ce2">
            <text:p>4256.16</text:p>
          </table:table-cell>
          <table:table-cell table:number-columns-repeated="16382"/>
        </table:table-row>
        <table:table-row table:style-name="ro1">
          <table:table-cell office:value-type="float" office:value="23.317887887887899" table:style-name="ce2">
            <text:p>23.31788789</text:p>
          </table:table-cell>
          <table:table-cell office:value-type="float" office:value="4256.1599999998298" table:style-name="ce2">
            <text:p>4256.16</text:p>
          </table:table-cell>
          <table:table-cell table:number-columns-repeated="16382"/>
        </table:table-row>
        <table:table-row table:style-name="ro1">
          <table:table-cell office:value-type="float" office:value="23.341891891891901" table:style-name="ce2">
            <text:p>23.34189189</text:p>
          </table:table-cell>
          <table:table-cell office:value-type="float" office:value="4256.1599999998298" table:style-name="ce2">
            <text:p>4256.16</text:p>
          </table:table-cell>
          <table:table-cell table:number-columns-repeated="16382"/>
        </table:table-row>
        <table:table-row table:style-name="ro1">
          <table:table-cell office:value-type="float" office:value="23.3658958958959" table:style-name="ce2">
            <text:p>23.3658959</text:p>
          </table:table-cell>
          <table:table-cell office:value-type="float" office:value="4256.1599999998298" table:style-name="ce2">
            <text:p>4256.16</text:p>
          </table:table-cell>
          <table:table-cell table:number-columns-repeated="16382"/>
        </table:table-row>
        <table:table-row table:style-name="ro1">
          <table:table-cell office:value-type="float" office:value="23.389899899899898" table:style-name="ce2">
            <text:p>23.3898999</text:p>
          </table:table-cell>
          <table:table-cell office:value-type="float" office:value="4256.1599999998298" table:style-name="ce2">
            <text:p>4256.16</text:p>
          </table:table-cell>
          <table:table-cell table:number-columns-repeated="16382"/>
        </table:table-row>
        <table:table-row table:style-name="ro1">
          <table:table-cell office:value-type="float" office:value="23.413903903903901" table:style-name="ce2">
            <text:p>23.4139039</text:p>
          </table:table-cell>
          <table:table-cell office:value-type="float" office:value="4256.1599999998298" table:style-name="ce2">
            <text:p>4256.16</text:p>
          </table:table-cell>
          <table:table-cell table:number-columns-repeated="16382"/>
        </table:table-row>
        <table:table-row table:style-name="ro1">
          <table:table-cell office:value-type="float" office:value="23.437907907907899" table:style-name="ce2">
            <text:p>23.43790791</text:p>
          </table:table-cell>
          <table:table-cell office:value-type="float" office:value="4256.1599999998298" table:style-name="ce2">
            <text:p>4256.16</text:p>
          </table:table-cell>
          <table:table-cell table:number-columns-repeated="16382"/>
        </table:table-row>
        <table:table-row table:style-name="ro1">
          <table:table-cell office:value-type="float" office:value="23.461911911911901" table:style-name="ce2">
            <text:p>23.46191191</text:p>
          </table:table-cell>
          <table:table-cell office:value-type="float" office:value="4256.1599999998298" table:style-name="ce2">
            <text:p>4256.16</text:p>
          </table:table-cell>
          <table:table-cell table:number-columns-repeated="16382"/>
        </table:table-row>
        <table:table-row table:style-name="ro1">
          <table:table-cell office:value-type="float" office:value="23.4859159159159" table:style-name="ce2">
            <text:p>23.48591592</text:p>
          </table:table-cell>
          <table:table-cell office:value-type="float" office:value="4256.1599999998298" table:style-name="ce2">
            <text:p>4256.16</text:p>
          </table:table-cell>
          <table:table-cell table:number-columns-repeated="16382"/>
        </table:table-row>
        <table:table-row table:style-name="ro1">
          <table:table-cell office:value-type="float" office:value="23.509919919919898" table:style-name="ce2">
            <text:p>23.50991992</text:p>
          </table:table-cell>
          <table:table-cell office:value-type="float" office:value="4256.1599999998298" table:style-name="ce2">
            <text:p>4256.16</text:p>
          </table:table-cell>
          <table:table-cell table:number-columns-repeated="16382"/>
        </table:table-row>
        <table:table-row table:style-name="ro1">
          <table:table-cell office:value-type="float" office:value="23.533923923923901" table:style-name="ce2">
            <text:p>23.53392392</text:p>
          </table:table-cell>
          <table:table-cell office:value-type="float" office:value="4256.1599999998298" table:style-name="ce2">
            <text:p>4256.16</text:p>
          </table:table-cell>
          <table:table-cell table:number-columns-repeated="16382"/>
        </table:table-row>
        <table:table-row table:style-name="ro1">
          <table:table-cell office:value-type="float" office:value="23.557927927927899" table:style-name="ce2">
            <text:p>23.55792793</text:p>
          </table:table-cell>
          <table:table-cell office:value-type="float" office:value="4256.1599999998298" table:style-name="ce2">
            <text:p>4256.16</text:p>
          </table:table-cell>
          <table:table-cell table:number-columns-repeated="16382"/>
        </table:table-row>
        <table:table-row table:style-name="ro1">
          <table:table-cell office:value-type="float" office:value="23.581931931931901" table:style-name="ce2">
            <text:p>23.58193193</text:p>
          </table:table-cell>
          <table:table-cell office:value-type="float" office:value="4256.1599999998298" table:style-name="ce2">
            <text:p>4256.16</text:p>
          </table:table-cell>
          <table:table-cell table:number-columns-repeated="16382"/>
        </table:table-row>
        <table:table-row table:style-name="ro1">
          <table:table-cell office:value-type="float" office:value="23.6059359359359" table:style-name="ce2">
            <text:p>23.60593594</text:p>
          </table:table-cell>
          <table:table-cell office:value-type="float" office:value="4256.1599999998298" table:style-name="ce2">
            <text:p>4256.16</text:p>
          </table:table-cell>
          <table:table-cell table:number-columns-repeated="16382"/>
        </table:table-row>
        <table:table-row table:style-name="ro1">
          <table:table-cell office:value-type="float" office:value="23.629939939939899" table:style-name="ce2">
            <text:p>23.62993994</text:p>
          </table:table-cell>
          <table:table-cell office:value-type="float" office:value="4256.1599999998298" table:style-name="ce2">
            <text:p>4256.16</text:p>
          </table:table-cell>
          <table:table-cell table:number-columns-repeated="16382"/>
        </table:table-row>
        <table:table-row table:style-name="ro1">
          <table:table-cell office:value-type="float" office:value="23.653943943943901" table:style-name="ce2">
            <text:p>23.65394394</text:p>
          </table:table-cell>
          <table:table-cell office:value-type="float" office:value="4256.1599999998298" table:style-name="ce2">
            <text:p>4256.16</text:p>
          </table:table-cell>
          <table:table-cell table:number-columns-repeated="16382"/>
        </table:table-row>
        <table:table-row table:style-name="ro1">
          <table:table-cell office:value-type="float" office:value="23.677947947947899" table:style-name="ce2">
            <text:p>23.67794795</text:p>
          </table:table-cell>
          <table:table-cell office:value-type="float" office:value="4256.1599999998298" table:style-name="ce2">
            <text:p>4256.16</text:p>
          </table:table-cell>
          <table:table-cell table:number-columns-repeated="16382"/>
        </table:table-row>
        <table:table-row table:style-name="ro1">
          <table:table-cell office:value-type="float" office:value="23.701951951952001" table:style-name="ce2">
            <text:p>23.70195195</text:p>
          </table:table-cell>
          <table:table-cell office:value-type="float" office:value="4256.1599999998298" table:style-name="ce2">
            <text:p>4256.16</text:p>
          </table:table-cell>
          <table:table-cell table:number-columns-repeated="16382"/>
        </table:table-row>
        <table:table-row table:style-name="ro1">
          <table:table-cell office:value-type="float" office:value="23.725955955956" table:style-name="ce2">
            <text:p>23.72595596</text:p>
          </table:table-cell>
          <table:table-cell office:value-type="float" office:value="4256.1599999998298" table:style-name="ce2">
            <text:p>4256.16</text:p>
          </table:table-cell>
          <table:table-cell table:number-columns-repeated="16382"/>
        </table:table-row>
        <table:table-row table:style-name="ro1">
          <table:table-cell office:value-type="float" office:value="23.749959959960002" table:style-name="ce2">
            <text:p>23.74995996</text:p>
          </table:table-cell>
          <table:table-cell office:value-type="float" office:value="4256.1599999998298" table:style-name="ce2">
            <text:p>4256.16</text:p>
          </table:table-cell>
          <table:table-cell table:number-columns-repeated="16382"/>
        </table:table-row>
        <table:table-row table:style-name="ro1">
          <table:table-cell office:value-type="float" office:value="23.773963963964" table:style-name="ce2">
            <text:p>23.77396396</text:p>
          </table:table-cell>
          <table:table-cell office:value-type="float" office:value="4256.1599999998298" table:style-name="ce2">
            <text:p>4256.16</text:p>
          </table:table-cell>
          <table:table-cell table:number-columns-repeated="16382"/>
        </table:table-row>
        <table:table-row table:style-name="ro1">
          <table:table-cell office:value-type="float" office:value="23.797967967967999" table:style-name="ce2">
            <text:p>23.79796797</text:p>
          </table:table-cell>
          <table:table-cell office:value-type="float" office:value="4256.1599999998298" table:style-name="ce2">
            <text:p>4256.16</text:p>
          </table:table-cell>
          <table:table-cell table:number-columns-repeated="16382"/>
        </table:table-row>
        <table:table-row table:style-name="ro1">
          <table:table-cell office:value-type="float" office:value="23.821971971972001" table:style-name="ce2">
            <text:p>23.82197197</text:p>
          </table:table-cell>
          <table:table-cell office:value-type="float" office:value="4256.1599999998298" table:style-name="ce2">
            <text:p>4256.16</text:p>
          </table:table-cell>
          <table:table-cell table:number-columns-repeated="16382"/>
        </table:table-row>
        <table:table-row table:style-name="ro1">
          <table:table-cell office:value-type="float" office:value="23.845975975976" table:style-name="ce2">
            <text:p>23.84597598</text:p>
          </table:table-cell>
          <table:table-cell office:value-type="float" office:value="4256.1599999998298" table:style-name="ce2">
            <text:p>4256.16</text:p>
          </table:table-cell>
          <table:table-cell table:number-columns-repeated="16382"/>
        </table:table-row>
        <table:table-row table:style-name="ro1">
          <table:table-cell office:value-type="float" office:value="23.869979979979998" table:style-name="ce2">
            <text:p>23.86997998</text:p>
          </table:table-cell>
          <table:table-cell office:value-type="float" office:value="4256.1599999998298" table:style-name="ce2">
            <text:p>4256.16</text:p>
          </table:table-cell>
          <table:table-cell table:number-columns-repeated="16382"/>
        </table:table-row>
        <table:table-row table:style-name="ro1">
          <table:table-cell office:value-type="float" office:value="23.893983983984" table:style-name="ce2">
            <text:p>23.89398398</text:p>
          </table:table-cell>
          <table:table-cell office:value-type="float" office:value="4256.1599999998298" table:style-name="ce2">
            <text:p>4256.16</text:p>
          </table:table-cell>
          <table:table-cell table:number-columns-repeated="16382"/>
        </table:table-row>
        <table:table-row table:style-name="ro1">
          <table:table-cell office:value-type="float" office:value="23.917987987987999" table:style-name="ce2">
            <text:p>23.91798799</text:p>
          </table:table-cell>
          <table:table-cell office:value-type="float" office:value="4256.1599999998298" table:style-name="ce2">
            <text:p>4256.16</text:p>
          </table:table-cell>
          <table:table-cell table:number-columns-repeated="16382"/>
        </table:table-row>
        <table:table-row table:style-name="ro1">
          <table:table-cell office:value-type="float" office:value="23.941991991992001" table:style-name="ce2">
            <text:p>23.94199199</text:p>
          </table:table-cell>
          <table:table-cell office:value-type="float" office:value="4256.1599999998298" table:style-name="ce2">
            <text:p>4256.16</text:p>
          </table:table-cell>
          <table:table-cell table:number-columns-repeated="16382"/>
        </table:table-row>
        <table:table-row table:style-name="ro1">
          <table:table-cell office:value-type="float" office:value="23.965995995996" table:style-name="ce2">
            <text:p>23.965996</text:p>
          </table:table-cell>
          <table:table-cell office:value-type="float" office:value="4256.1599999998298" table:style-name="ce2">
            <text:p>4256.16</text:p>
          </table:table-cell>
          <table:table-cell table:number-columns-repeated="16382"/>
        </table:table-row>
        <table:table-row table:style-name="ro1">
          <table:table-cell office:value-type="float" office:value="23.99" table:style-name="ce2">
            <text:p>23.99</text:p>
          </table:table-cell>
          <table:table-cell office:value-type="float" office:value="4256.1599999998298" table:style-name="ce2">
            <text:p>4256.16</text:p>
          </table:table-cell>
          <table:table-cell table:number-columns-repeated="16382"/>
        </table:table-row>
        <table:table-row table:number-rows-repeated="1047575" table:style-name="ro1">
          <table:table-cell table:number-columns-repeated="16384"/>
        </table:table-row>
      </table:table>
      <table:table table:name="qm-acc-energy-usage" table:style-name="ta1">
        <table:table-column table:style-name="co3" table:default-cell-style-name="ce1"/>
        <table:table-column table:style-name="co4" table:default-cell-style-name="ce1"/>
        <table:table-column table:style-name="co2" table:number-columns-repeated="16382" table:default-cell-style-name="ce1"/>
        <table:table-row table:style-name="ro1">
          <table:table-cell office:value-type="string" table:style-name="ce2">
            <text:p>time</text:p>
          </table:table-cell>
          <table:table-cell office:value-type="string" table:style-name="ce2">
            <text:p>power</text:p>
          </table:table-cell>
          <table:table-cell table:number-columns-repeated="16382"/>
        </table:table-row>
        <table:table-row table:style-name="ro1">
          <table:table-cell office:value-type="float" office:value="0.01" table:style-name="ce2">
            <text:p>0.0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4004004004004003E-2" table:style-name="ce2">
            <text:p>0.03400400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5.8008008008007997E-2" table:style-name="ce2">
            <text:p>0.05800800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8.2012012012011998E-2" table:style-name="ce2">
            <text:p>0.08201201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106016016016016" table:style-name="ce2">
            <text:p>0.10601601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13002002002002" table:style-name="ce2">
            <text:p>0.1300200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15402402402402399" table:style-name="ce2">
            <text:p>0.15402402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178028028028028" table:style-name="ce2">
            <text:p>0.17802802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20203203203203199" table:style-name="ce2">
            <text:p>0.20203203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226036036036036" table:style-name="ce2">
            <text:p>0.22603603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25004004004003999" table:style-name="ce2">
            <text:p>0.2500400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27404404404404398" table:style-name="ce2">
            <text:p>0.27404404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29804804804804802" table:style-name="ce2">
            <text:p>0.29804804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32205205205205201" table:style-name="ce2">
            <text:p>0.32205205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34605605605605599" table:style-name="ce2">
            <text:p>0.34605605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37006006006005998" table:style-name="ce2">
            <text:p>0.3700600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39406406406406402" table:style-name="ce2">
            <text:p>0.39406406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41806806806806801" table:style-name="ce2">
            <text:p>0.41806806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442072072072072" table:style-name="ce2">
            <text:p>0.44207207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46607607607607598" table:style-name="ce2">
            <text:p>0.46607607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49008008008008003" table:style-name="ce2">
            <text:p>0.4900800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51408408408408401" table:style-name="ce2">
            <text:p>0.51408408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53808808808808795" table:style-name="ce2">
            <text:p>0.53808808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56209209209209199" table:style-name="ce2">
            <text:p>0.56209209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58609609609609603" table:style-name="ce2">
            <text:p>0.58609609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61010010010009996" table:style-name="ce2">
            <text:p>0.610100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634104104104104" table:style-name="ce2">
            <text:p>0.63410410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65810810810810805" table:style-name="ce2">
            <text:p>0.65810810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68211211211211198" table:style-name="ce2">
            <text:p>0.68211211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70611611611611602" table:style-name="ce2">
            <text:p>0.70611611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73012012012011995" table:style-name="ce2">
            <text:p>0.7301201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754124124124124" table:style-name="ce2">
            <text:p>0.75412412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77812812812812804" table:style-name="ce2">
            <text:p>0.77812812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80213213213213197" table:style-name="ce2">
            <text:p>0.80213213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82613613613613601" table:style-name="ce2">
            <text:p>0.82613613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85014014014014005" table:style-name="ce2">
            <text:p>0.8501401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87414414414414399" table:style-name="ce2">
            <text:p>0.87414414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89814814814814803" table:style-name="ce2">
            <text:p>0.89814814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92215215215215196" table:style-name="ce2">
            <text:p>0.92215215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946156156156156" table:style-name="ce2">
            <text:p>0.94615615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97016016016016005" table:style-name="ce2">
            <text:p>0.9701601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99416416416416398" table:style-name="ce2">
            <text:p>0.99416416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01816816816817" table:style-name="ce2">
            <text:p>1.01816816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04217217217217" table:style-name="ce2">
            <text:p>1.04217217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0661761761761801" table:style-name="ce2">
            <text:p>1.06617617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09018018018018" table:style-name="ce2">
            <text:p>1.0901801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11418418418418" table:style-name="ce2">
            <text:p>1.11418418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1381881881881899" table:style-name="ce2">
            <text:p>1.13818818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1621921921921901" table:style-name="ce2">
            <text:p>1.16219219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1861961961962" table:style-name="ce2">
            <text:p>1.18619619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2102002002001999" table:style-name="ce2">
            <text:p>1.210200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2342042042042001" table:style-name="ce2">
            <text:p>1.23420420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25820820820821" table:style-name="ce2">
            <text:p>1.25820820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2822122122122099" table:style-name="ce2">
            <text:p>1.28221221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3062162162162201" table:style-name="ce2">
            <text:p>1.30621621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33022022022022" table:style-name="ce2">
            <text:p>1.3302202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35422422422422" table:style-name="ce2">
            <text:p>1.35422422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3782282282282301" table:style-name="ce2">
            <text:p>1.37822822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40223223223223" table:style-name="ce2">
            <text:p>1.40223223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42623623623624" table:style-name="ce2">
            <text:p>1.42623623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4502402402402399" table:style-name="ce2">
            <text:p>1.4502402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4742442442442401" table:style-name="ce2">
            <text:p>1.47424424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49824824824825" table:style-name="ce2">
            <text:p>1.49824824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5222522522522499" table:style-name="ce2">
            <text:p>1.52225225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5462562562562601" table:style-name="ce2">
            <text:p>1.54625625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57026026026026" table:style-name="ce2">
            <text:p>1.5702602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5942642642642599" table:style-name="ce2">
            <text:p>1.59426426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6182682682682701" table:style-name="ce2">
            <text:p>1.61826826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64227227227227" table:style-name="ce2">
            <text:p>1.64227227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6662762762762799" table:style-name="ce2">
            <text:p>1.66627627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6902802802802801" table:style-name="ce2">
            <text:p>1.6902802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71428428428428" table:style-name="ce2">
            <text:p>1.71428428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73828828828829" table:style-name="ce2">
            <text:p>1.73828828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7622922922922899" table:style-name="ce2">
            <text:p>1.76229229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7862962962963" table:style-name="ce2">
            <text:p>1.78629629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8103003003003" table:style-name="ce2">
            <text:p>1.810300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8343043043042999" table:style-name="ce2">
            <text:p>1.83430430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8583083083083101" table:style-name="ce2">
            <text:p>1.85830830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88231231231231" table:style-name="ce2">
            <text:p>1.88231231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9063163163163199" table:style-name="ce2">
            <text:p>1.90631631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9303203203203201" table:style-name="ce2">
            <text:p>1.9303203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95432432432432" table:style-name="ce2">
            <text:p>1.95432432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9783283283283299" table:style-name="ce2">
            <text:p>1.97832832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0023323323323301" table:style-name="ce2">
            <text:p>2.00233233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0263363363363398" table:style-name="ce2">
            <text:p>2.02633633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0503403403403402" table:style-name="ce2">
            <text:p>2.0503403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0743443443443401" table:style-name="ce2">
            <text:p>2.07434434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0983483483483498" table:style-name="ce2">
            <text:p>2.09834834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1223523523523502" table:style-name="ce2">
            <text:p>2.12235235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1463563563563599" table:style-name="ce2">
            <text:p>2.14635635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1703603603603598" table:style-name="ce2">
            <text:p>2.1703603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1943643643643602" table:style-name="ce2">
            <text:p>2.19436436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2183683683683699" table:style-name="ce2">
            <text:p>2.21836836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2423723723723699" table:style-name="ce2">
            <text:p>2.24237237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26637637637638" table:style-name="ce2">
            <text:p>2.26637637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2903803803803799" table:style-name="ce2">
            <text:p>2.2903803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3143843843843799" table:style-name="ce2">
            <text:p>2.31438438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33838838838839" table:style-name="ce2">
            <text:p>2.33838838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36239239239239" table:style-name="ce2">
            <text:p>2.36239239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3863963963964001" table:style-name="ce2">
            <text:p>2.38639639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4104004004004" table:style-name="ce2">
            <text:p>2.410400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4344044044044" table:style-name="ce2">
            <text:p>2.43440440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4584084084084101" table:style-name="ce2">
            <text:p>2.45840840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4824124124124101" table:style-name="ce2">
            <text:p>2.48241241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5064164164164202" table:style-name="ce2">
            <text:p>2.50641641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5304204204204201" table:style-name="ce2">
            <text:p>2.5304204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5544244244244201" table:style-name="ce2">
            <text:p>2.55442442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5784284284284298" table:style-name="ce2">
            <text:p>2.57842842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6024324324324302" table:style-name="ce2">
            <text:p>2.60243243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6264364364364399" table:style-name="ce2">
            <text:p>2.62643643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6504404404404398" table:style-name="ce2">
            <text:p>2.6504404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6744444444444402" table:style-name="ce2">
            <text:p>2.67444444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6984484484484499" table:style-name="ce2">
            <text:p>2.69844844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7224524524524498" table:style-name="ce2">
            <text:p>2.72245245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74645645645646" table:style-name="ce2">
            <text:p>2.74645645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7704604604604599" table:style-name="ce2">
            <text:p>2.7704604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7944644644644598" table:style-name="ce2">
            <text:p>2.79446446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81846846846847" table:style-name="ce2">
            <text:p>2.81846846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8424724724724699" table:style-name="ce2">
            <text:p>2.84247247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8664764764764801" table:style-name="ce2">
            <text:p>2.86647647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89048048048048" table:style-name="ce2">
            <text:p>2.8904804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9144844844844799" table:style-name="ce2">
            <text:p>2.91448448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9384884884884901" table:style-name="ce2">
            <text:p>2.93848848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96249249249249" table:style-name="ce2">
            <text:p>2.96249249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9864964964965002" table:style-name="ce2">
            <text:p>2.98649649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0105005005005001" table:style-name="ce2">
            <text:p>3.01050050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0345045045045" table:style-name="ce2">
            <text:p>3.03450450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0585085085085102" table:style-name="ce2">
            <text:p>3.05850850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0825125125125101" table:style-name="ce2">
            <text:p>3.08251251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1065165165165198" table:style-name="ce2">
            <text:p>3.10651651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1305205205205202" table:style-name="ce2">
            <text:p>3.13052052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1545245245245201" table:style-name="ce2">
            <text:p>3.15452452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1785285285285299" table:style-name="ce2">
            <text:p>3.17852852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2025325325325298" table:style-name="ce2">
            <text:p>3.20253253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2265365365365399" table:style-name="ce2">
            <text:p>3.22653653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2505405405405399" table:style-name="ce2">
            <text:p>3.25054054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2745445445445398" table:style-name="ce2">
            <text:p>3.27454454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29854854854855" table:style-name="ce2">
            <text:p>3.29854854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3225525525525499" table:style-name="ce2">
            <text:p>3.32255255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34655655655656" table:style-name="ce2">
            <text:p>3.34655655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37056056056056" table:style-name="ce2">
            <text:p>3.37056056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3945645645645599" table:style-name="ce2">
            <text:p>3.39456456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4185685685685701" table:style-name="ce2">
            <text:p>3.41856856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44257257257257" table:style-name="ce2">
            <text:p>3.44257257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4665765765765801" table:style-name="ce2">
            <text:p>3.46657657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4905805805805801" table:style-name="ce2">
            <text:p>3.49058058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51458458458458" table:style-name="ce2">
            <text:p>3.51458458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5385885885885902" table:style-name="ce2">
            <text:p>3.53858858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5625925925925901" table:style-name="ce2">
            <text:p>3.56259259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5865965965965998" table:style-name="ce2">
            <text:p>3.58659659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6106006006006002" table:style-name="ce2">
            <text:p>3.61060060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6346046046046001" table:style-name="ce2">
            <text:p>3.63460460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6586086086086098" table:style-name="ce2">
            <text:p>3.65860860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6826126126126102" table:style-name="ce2">
            <text:p>3.68261261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7066166166166199" table:style-name="ce2">
            <text:p>3.70661661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7306206206206198" table:style-name="ce2">
            <text:p>3.73062062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7546246246246202" table:style-name="ce2">
            <text:p>3.75462462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7786286286286299" table:style-name="ce2">
            <text:p>3.77862862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8026326326326298" table:style-name="ce2">
            <text:p>3.80263263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82663663663664" table:style-name="ce2">
            <text:p>3.82663663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8506406406406399" table:style-name="ce2">
            <text:p>3.85064064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8746446446446399" table:style-name="ce2">
            <text:p>3.87464464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89864864864865" table:style-name="ce2">
            <text:p>3.89864864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92265265265265" table:style-name="ce2">
            <text:p>3.92265265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9466566566566601" table:style-name="ce2">
            <text:p>3.94665665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97066066066066" table:style-name="ce2">
            <text:p>3.97066066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99466466466466" table:style-name="ce2">
            <text:p>3.99466466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0186686686686697" table:style-name="ce2">
            <text:p>4.01866866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0426726726726701" table:style-name="ce2">
            <text:p>4.04267267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0666766766766802" table:style-name="ce2">
            <text:p>4.06667667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0906806806806797" table:style-name="ce2">
            <text:p>4.09068068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1146846846846801" table:style-name="ce2">
            <text:p>4.11468468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1386886886886902" table:style-name="ce2">
            <text:p>4.13868868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1626926926926897" table:style-name="ce2">
            <text:p>4.16269269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1866966966966999" table:style-name="ce2">
            <text:p>4.18669669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2107007007007002" table:style-name="ce2">
            <text:p>4.21070070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2347047047046997" table:style-name="ce2">
            <text:p>4.23470470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2587087087087099" table:style-name="ce2">
            <text:p>4.25870870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2827127127127103" table:style-name="ce2">
            <text:p>4.28271271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3067167167167204" table:style-name="ce2">
            <text:p>4.30671671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3307207207207199" table:style-name="ce2">
            <text:p>4.33072072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3547247247247203" table:style-name="ce2">
            <text:p>4.35472472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3787287287287304" table:style-name="ce2">
            <text:p>4.37872872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4027327327327299" table:style-name="ce2">
            <text:p>4.40273273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4267367367367401" table:style-name="ce2">
            <text:p>4.42673673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4507407407407404" table:style-name="ce2">
            <text:p>4.45074074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4747447447447399" table:style-name="ce2">
            <text:p>4.47474474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4987487487487501" table:style-name="ce2">
            <text:p>4.49874874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5227527527527496" table:style-name="ce2">
            <text:p>4.52275275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5467567567567597" table:style-name="ce2">
            <text:p>4.54675675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5707607607607601" table:style-name="ce2">
            <text:p>4.57076076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5947647647647596" table:style-name="ce2">
            <text:p>4.59476476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6187687687687697" table:style-name="ce2">
            <text:p>4.61876876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6427727727727701" table:style-name="ce2">
            <text:p>4.64277277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6667767767767803" table:style-name="ce2">
            <text:p>4.66677677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6907807807807798" table:style-name="ce2">
            <text:p>4.69078078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7147847847847801" table:style-name="ce2">
            <text:p>4.71478478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7387887887887903" table:style-name="ce2">
            <text:p>4.73878878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7627927927927898" table:style-name="ce2">
            <text:p>4.76279279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7867967967967999" table:style-name="ce2">
            <text:p>4.78679679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8108008008008003" table:style-name="ce2">
            <text:p>4.81080080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8348048048047998" table:style-name="ce2">
            <text:p>4.83480480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8588088088088099" table:style-name="ce2">
            <text:p>4.85880880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8828128128128103" table:style-name="ce2">
            <text:p>4.88281281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9068168168168196" table:style-name="ce2">
            <text:p>4.90681681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93082082082082" table:style-name="ce2">
            <text:p>4.93082082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9548248248248203" table:style-name="ce2">
            <text:p>4.95482482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9788288288288296" table:style-name="ce2">
            <text:p>4.97882882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5.00283283283283" table:style-name="ce2">
            <text:p>5.002832833</text:p>
          </table:table-cell>
          <table:table-cell office:value-type="float" office:value="21.84" table:style-name="ce2">
            <text:p>21.84</text:p>
          </table:table-cell>
          <table:table-cell table:number-columns-repeated="16382"/>
        </table:table-row>
        <table:table-row table:style-name="ro1">
          <table:table-cell office:value-type="float" office:value="5.0268368368368401" table:style-name="ce2">
            <text:p>5.026836837</text:p>
          </table:table-cell>
          <table:table-cell office:value-type="float" office:value="43.68" table:style-name="ce2">
            <text:p>43.68</text:p>
          </table:table-cell>
          <table:table-cell table:number-columns-repeated="16382"/>
        </table:table-row>
        <table:table-row table:style-name="ro1">
          <table:table-cell office:value-type="float" office:value="5.0508408408408396" table:style-name="ce2">
            <text:p>5.050840841</text:p>
          </table:table-cell>
          <table:table-cell office:value-type="float" office:value="65.52" table:style-name="ce2">
            <text:p>65.52</text:p>
          </table:table-cell>
          <table:table-cell table:number-columns-repeated="16382"/>
        </table:table-row>
        <table:table-row table:style-name="ro1">
          <table:table-cell office:value-type="float" office:value="5.07484484484484" table:style-name="ce2">
            <text:p>5.074844845</text:p>
          </table:table-cell>
          <table:table-cell office:value-type="float" office:value="87.36" table:style-name="ce2">
            <text:p>87.36</text:p>
          </table:table-cell>
          <table:table-cell table:number-columns-repeated="16382"/>
        </table:table-row>
        <table:table-row table:style-name="ro1">
          <table:table-cell office:value-type="float" office:value="5.0988488488488501" table:style-name="ce2">
            <text:p>5.098848849</text:p>
          </table:table-cell>
          <table:table-cell office:value-type="float" office:value="109.2" table:style-name="ce2">
            <text:p>109.2</text:p>
          </table:table-cell>
          <table:table-cell table:number-columns-repeated="16382"/>
        </table:table-row>
        <table:table-row table:style-name="ro1">
          <table:table-cell office:value-type="float" office:value="5.1228528528528496" table:style-name="ce2">
            <text:p>5.122852853</text:p>
          </table:table-cell>
          <table:table-cell office:value-type="float" office:value="131.04" table:style-name="ce2">
            <text:p>131.04</text:p>
          </table:table-cell>
          <table:table-cell table:number-columns-repeated="16382"/>
        </table:table-row>
        <table:table-row table:style-name="ro1">
          <table:table-cell office:value-type="float" office:value="5.1468568568568598" table:style-name="ce2">
            <text:p>5.146856857</text:p>
          </table:table-cell>
          <table:table-cell office:value-type="float" office:value="152.88" table:style-name="ce2">
            <text:p>152.88</text:p>
          </table:table-cell>
          <table:table-cell table:number-columns-repeated="16382"/>
        </table:table-row>
        <table:table-row table:style-name="ro1">
          <table:table-cell office:value-type="float" office:value="5.1708608608608602" table:style-name="ce2">
            <text:p>5.170860861</text:p>
          </table:table-cell>
          <table:table-cell office:value-type="float" office:value="174.72" table:style-name="ce2">
            <text:p>174.72</text:p>
          </table:table-cell>
          <table:table-cell table:number-columns-repeated="16382"/>
        </table:table-row>
        <table:table-row table:style-name="ro1">
          <table:table-cell office:value-type="float" office:value="5.1948648648648597" table:style-name="ce2">
            <text:p>5.194864865</text:p>
          </table:table-cell>
          <table:table-cell office:value-type="float" office:value="196.56" table:style-name="ce2">
            <text:p>196.56</text:p>
          </table:table-cell>
          <table:table-cell table:number-columns-repeated="16382"/>
        </table:table-row>
        <table:table-row table:style-name="ro1">
          <table:table-cell office:value-type="float" office:value="5.2188688688688698" table:style-name="ce2">
            <text:p>5.218868869</text:p>
          </table:table-cell>
          <table:table-cell office:value-type="float" office:value="196.56" table:style-name="ce2">
            <text:p>196.56</text:p>
          </table:table-cell>
          <table:table-cell table:number-columns-repeated="16382"/>
        </table:table-row>
        <table:table-row table:style-name="ro1">
          <table:table-cell office:value-type="float" office:value="5.2428728728728702" table:style-name="ce2">
            <text:p>5.242872873</text:p>
          </table:table-cell>
          <table:table-cell office:value-type="float" office:value="218.4" table:style-name="ce2">
            <text:p>218.4</text:p>
          </table:table-cell>
          <table:table-cell table:number-columns-repeated="16382"/>
        </table:table-row>
        <table:table-row table:style-name="ro1">
          <table:table-cell office:value-type="float" office:value="5.2668768768768803" table:style-name="ce2">
            <text:p>5.266876877</text:p>
          </table:table-cell>
          <table:table-cell office:value-type="float" office:value="240.24" table:style-name="ce2">
            <text:p>240.24</text:p>
          </table:table-cell>
          <table:table-cell table:number-columns-repeated="16382"/>
        </table:table-row>
        <table:table-row table:style-name="ro1">
          <table:table-cell office:value-type="float" office:value="5.2908808808808798" table:style-name="ce2">
            <text:p>5.290880881</text:p>
          </table:table-cell>
          <table:table-cell office:value-type="float" office:value="262.08" table:style-name="ce2">
            <text:p>262.08</text:p>
          </table:table-cell>
          <table:table-cell table:number-columns-repeated="16382"/>
        </table:table-row>
        <table:table-row table:style-name="ro1">
          <table:table-cell office:value-type="float" office:value="5.3148848848848802" table:style-name="ce2">
            <text:p>5.314884885</text:p>
          </table:table-cell>
          <table:table-cell office:value-type="float" office:value="283.92" table:style-name="ce2">
            <text:p>283.92</text:p>
          </table:table-cell>
          <table:table-cell table:number-columns-repeated="16382"/>
        </table:table-row>
        <table:table-row table:style-name="ro1">
          <table:table-cell office:value-type="float" office:value="5.3388888888888903" table:style-name="ce2">
            <text:p>5.338888889</text:p>
          </table:table-cell>
          <table:table-cell office:value-type="float" office:value="305.76" table:style-name="ce2">
            <text:p>305.76</text:p>
          </table:table-cell>
          <table:table-cell table:number-columns-repeated="16382"/>
        </table:table-row>
        <table:table-row table:style-name="ro1">
          <table:table-cell office:value-type="float" office:value="5.3628928928928898" table:style-name="ce2">
            <text:p>5.362892893</text:p>
          </table:table-cell>
          <table:table-cell office:value-type="float" office:value="327.60000000000002" table:style-name="ce2">
            <text:p>327.6</text:p>
          </table:table-cell>
          <table:table-cell table:number-columns-repeated="16382"/>
        </table:table-row>
        <table:table-row table:style-name="ro1">
          <table:table-cell office:value-type="float" office:value="5.3868968968969" table:style-name="ce2">
            <text:p>5.386896897</text:p>
          </table:table-cell>
          <table:table-cell office:value-type="float" office:value="349.44" table:style-name="ce2">
            <text:p>349.44</text:p>
          </table:table-cell>
          <table:table-cell table:number-columns-repeated="16382"/>
        </table:table-row>
        <table:table-row table:style-name="ro1">
          <table:table-cell office:value-type="float" office:value="5.4109009009009004" table:style-name="ce2">
            <text:p>5.410900901</text:p>
          </table:table-cell>
          <table:table-cell office:value-type="float" office:value="371.28" table:style-name="ce2">
            <text:p>371.28</text:p>
          </table:table-cell>
          <table:table-cell table:number-columns-repeated="16382"/>
        </table:table-row>
        <table:table-row table:style-name="ro1">
          <table:table-cell office:value-type="float" office:value="5.4349049049048999" table:style-name="ce2">
            <text:p>5.434904905</text:p>
          </table:table-cell>
          <table:table-cell office:value-type="float" office:value="371.28" table:style-name="ce2">
            <text:p>371.28</text:p>
          </table:table-cell>
          <table:table-cell table:number-columns-repeated="16382"/>
        </table:table-row>
        <table:table-row table:style-name="ro1">
          <table:table-cell office:value-type="float" office:value="5.45890890890891" table:style-name="ce2">
            <text:p>5.458908909</text:p>
          </table:table-cell>
          <table:table-cell office:value-type="float" office:value="371.28" table:style-name="ce2">
            <text:p>371.28</text:p>
          </table:table-cell>
          <table:table-cell table:number-columns-repeated="16382"/>
        </table:table-row>
        <table:table-row table:style-name="ro1">
          <table:table-cell office:value-type="float" office:value="5.4829129129129104" table:style-name="ce2">
            <text:p>5.482912913</text:p>
          </table:table-cell>
          <table:table-cell office:value-type="float" office:value="371.28" table:style-name="ce2">
            <text:p>371.28</text:p>
          </table:table-cell>
          <table:table-cell table:number-columns-repeated="16382"/>
        </table:table-row>
        <table:table-row table:style-name="ro1">
          <table:table-cell office:value-type="float" office:value="5.5069169169169196" table:style-name="ce2">
            <text:p>5.506916917</text:p>
          </table:table-cell>
          <table:table-cell office:value-type="float" office:value="371.28" table:style-name="ce2">
            <text:p>371.28</text:p>
          </table:table-cell>
          <table:table-cell table:number-columns-repeated="16382"/>
        </table:table-row>
        <table:table-row table:style-name="ro1">
          <table:table-cell office:value-type="float" office:value="5.53092092092092" table:style-name="ce2">
            <text:p>5.530920921</text:p>
          </table:table-cell>
          <table:table-cell office:value-type="float" office:value="371.28" table:style-name="ce2">
            <text:p>371.28</text:p>
          </table:table-cell>
          <table:table-cell table:number-columns-repeated="16382"/>
        </table:table-row>
        <table:table-row table:style-name="ro1">
          <table:table-cell office:value-type="float" office:value="5.5549249249249204" table:style-name="ce2">
            <text:p>5.554924925</text:p>
          </table:table-cell>
          <table:table-cell office:value-type="float" office:value="371.28" table:style-name="ce2">
            <text:p>371.28</text:p>
          </table:table-cell>
          <table:table-cell table:number-columns-repeated="16382"/>
        </table:table-row>
        <table:table-row table:style-name="ro1">
          <table:table-cell office:value-type="float" office:value="5.5789289289289297" table:style-name="ce2">
            <text:p>5.578928929</text:p>
          </table:table-cell>
          <table:table-cell office:value-type="float" office:value="371.28" table:style-name="ce2">
            <text:p>371.28</text:p>
          </table:table-cell>
          <table:table-cell table:number-columns-repeated="16382"/>
        </table:table-row>
        <table:table-row table:style-name="ro1">
          <table:table-cell office:value-type="float" office:value="5.60293293293293" table:style-name="ce2">
            <text:p>5.602932933</text:p>
          </table:table-cell>
          <table:table-cell office:value-type="float" office:value="371.28" table:style-name="ce2">
            <text:p>371.28</text:p>
          </table:table-cell>
          <table:table-cell table:number-columns-repeated="16382"/>
        </table:table-row>
        <table:table-row table:style-name="ro1">
          <table:table-cell office:value-type="float" office:value="5.6269369369369402" table:style-name="ce2">
            <text:p>5.626936937</text:p>
          </table:table-cell>
          <table:table-cell office:value-type="float" office:value="371.28" table:style-name="ce2">
            <text:p>371.28</text:p>
          </table:table-cell>
          <table:table-cell table:number-columns-repeated="16382"/>
        </table:table-row>
        <table:table-row table:style-name="ro1">
          <table:table-cell office:value-type="float" office:value="5.6509409409409397" table:style-name="ce2">
            <text:p>5.650940941</text:p>
          </table:table-cell>
          <table:table-cell office:value-type="float" office:value="371.28" table:style-name="ce2">
            <text:p>371.28</text:p>
          </table:table-cell>
          <table:table-cell table:number-columns-repeated="16382"/>
        </table:table-row>
        <table:table-row table:style-name="ro1">
          <table:table-cell office:value-type="float" office:value="5.6749449449449401" table:style-name="ce2">
            <text:p>5.674944945</text:p>
          </table:table-cell>
          <table:table-cell office:value-type="float" office:value="371.28" table:style-name="ce2">
            <text:p>371.28</text:p>
          </table:table-cell>
          <table:table-cell table:number-columns-repeated="16382"/>
        </table:table-row>
        <table:table-row table:style-name="ro1">
          <table:table-cell office:value-type="float" office:value="5.6989489489489502" table:style-name="ce2">
            <text:p>5.698948949</text:p>
          </table:table-cell>
          <table:table-cell office:value-type="float" office:value="371.28" table:style-name="ce2">
            <text:p>371.28</text:p>
          </table:table-cell>
          <table:table-cell table:number-columns-repeated="16382"/>
        </table:table-row>
        <table:table-row table:style-name="ro1">
          <table:table-cell office:value-type="float" office:value="5.7229529529529497" table:style-name="ce2">
            <text:p>5.722952953</text:p>
          </table:table-cell>
          <table:table-cell office:value-type="float" office:value="371.28" table:style-name="ce2">
            <text:p>371.28</text:p>
          </table:table-cell>
          <table:table-cell table:number-columns-repeated="16382"/>
        </table:table-row>
        <table:table-row table:style-name="ro1">
          <table:table-cell office:value-type="float" office:value="5.7469569569569598" table:style-name="ce2">
            <text:p>5.746956957</text:p>
          </table:table-cell>
          <table:table-cell office:value-type="float" office:value="393.12" table:style-name="ce2">
            <text:p>393.12</text:p>
          </table:table-cell>
          <table:table-cell table:number-columns-repeated="16382"/>
        </table:table-row>
        <table:table-row table:style-name="ro1">
          <table:table-cell office:value-type="float" office:value="5.7709609609609602" table:style-name="ce2">
            <text:p>5.770960961</text:p>
          </table:table-cell>
          <table:table-cell office:value-type="float" office:value="414.96" table:style-name="ce2">
            <text:p>414.96</text:p>
          </table:table-cell>
          <table:table-cell table:number-columns-repeated="16382"/>
        </table:table-row>
        <table:table-row table:style-name="ro1">
          <table:table-cell office:value-type="float" office:value="5.7949649649649597" table:style-name="ce2">
            <text:p>5.794964965</text:p>
          </table:table-cell>
          <table:table-cell office:value-type="float" office:value="436.8" table:style-name="ce2">
            <text:p>436.8</text:p>
          </table:table-cell>
          <table:table-cell table:number-columns-repeated="16382"/>
        </table:table-row>
        <table:table-row table:style-name="ro1">
          <table:table-cell office:value-type="float" office:value="5.8189689689689699" table:style-name="ce2">
            <text:p>5.818968969</text:p>
          </table:table-cell>
          <table:table-cell office:value-type="float" office:value="480.48" table:style-name="ce2">
            <text:p>480.48</text:p>
          </table:table-cell>
          <table:table-cell table:number-columns-repeated="16382"/>
        </table:table-row>
        <table:table-row table:style-name="ro1">
          <table:table-cell office:value-type="float" office:value="5.8429729729729702" table:style-name="ce2">
            <text:p>5.842972973</text:p>
          </table:table-cell>
          <table:table-cell office:value-type="float" office:value="524.16" table:style-name="ce2">
            <text:p>524.16</text:p>
          </table:table-cell>
          <table:table-cell table:number-columns-repeated="16382"/>
        </table:table-row>
        <table:table-row table:style-name="ro1">
          <table:table-cell office:value-type="float" office:value="5.8669769769769804" table:style-name="ce2">
            <text:p>5.866976977</text:p>
          </table:table-cell>
          <table:table-cell office:value-type="float" office:value="567.84" table:style-name="ce2">
            <text:p>567.84</text:p>
          </table:table-cell>
          <table:table-cell table:number-columns-repeated="16382"/>
        </table:table-row>
        <table:table-row table:style-name="ro1">
          <table:table-cell office:value-type="float" office:value="5.8909809809809799" table:style-name="ce2">
            <text:p>5.890980981</text:p>
          </table:table-cell>
          <table:table-cell office:value-type="float" office:value="611.52" table:style-name="ce2">
            <text:p>611.52</text:p>
          </table:table-cell>
          <table:table-cell table:number-columns-repeated="16382"/>
        </table:table-row>
        <table:table-row table:style-name="ro1">
          <table:table-cell office:value-type="float" office:value="5.9149849849849803" table:style-name="ce2">
            <text:p>5.914984985</text:p>
          </table:table-cell>
          <table:table-cell office:value-type="float" office:value="655.20000000000005" table:style-name="ce2">
            <text:p>655.2</text:p>
          </table:table-cell>
          <table:table-cell table:number-columns-repeated="16382"/>
        </table:table-row>
        <table:table-row table:style-name="ro1">
          <table:table-cell office:value-type="float" office:value="5.9389889889889904" table:style-name="ce2">
            <text:p>5.938988989</text:p>
          </table:table-cell>
          <table:table-cell office:value-type="float" office:value="698.88" table:style-name="ce2">
            <text:p>698.88</text:p>
          </table:table-cell>
          <table:table-cell table:number-columns-repeated="16382"/>
        </table:table-row>
        <table:table-row table:style-name="ro1">
          <table:table-cell office:value-type="float" office:value="5.9629929929929899" table:style-name="ce2">
            <text:p>5.962992993</text:p>
          </table:table-cell>
          <table:table-cell office:value-type="float" office:value="720.72" table:style-name="ce2">
            <text:p>720.72</text:p>
          </table:table-cell>
          <table:table-cell table:number-columns-repeated="16382"/>
        </table:table-row>
        <table:table-row table:style-name="ro1">
          <table:table-cell office:value-type="float" office:value="5.9869969969970001" table:style-name="ce2">
            <text:p>5.986996997</text:p>
          </table:table-cell>
          <table:table-cell office:value-type="float" office:value="742.56" table:style-name="ce2">
            <text:p>742.56</text:p>
          </table:table-cell>
          <table:table-cell table:number-columns-repeated="16382"/>
        </table:table-row>
        <table:table-row table:style-name="ro1">
          <table:table-cell office:value-type="float" office:value="6.0110010010010004" table:style-name="ce2">
            <text:p>6.011001001</text:p>
          </table:table-cell>
          <table:table-cell office:value-type="float" office:value="764.4" table:style-name="ce2">
            <text:p>764.4</text:p>
          </table:table-cell>
          <table:table-cell table:number-columns-repeated="16382"/>
        </table:table-row>
        <table:table-row table:style-name="ro1">
          <table:table-cell office:value-type="float" office:value="6.0350050050049999" table:style-name="ce2">
            <text:p>6.035005005</text:p>
          </table:table-cell>
          <table:table-cell office:value-type="float" office:value="764.4" table:style-name="ce2">
            <text:p>764.4</text:p>
          </table:table-cell>
          <table:table-cell table:number-columns-repeated="16382"/>
        </table:table-row>
        <table:table-row table:style-name="ro1">
          <table:table-cell office:value-type="float" office:value="6.0590090090090101" table:style-name="ce2">
            <text:p>6.059009009</text:p>
          </table:table-cell>
          <table:table-cell office:value-type="float" office:value="764.4" table:style-name="ce2">
            <text:p>764.4</text:p>
          </table:table-cell>
          <table:table-cell table:number-columns-repeated="16382"/>
        </table:table-row>
        <table:table-row table:style-name="ro1">
          <table:table-cell office:value-type="float" office:value="6.0830130130130096" table:style-name="ce2">
            <text:p>6.083013013</text:p>
          </table:table-cell>
          <table:table-cell office:value-type="float" office:value="764.4" table:style-name="ce2">
            <text:p>764.4</text:p>
          </table:table-cell>
          <table:table-cell table:number-columns-repeated="16382"/>
        </table:table-row>
        <table:table-row table:style-name="ro1">
          <table:table-cell office:value-type="float" office:value="6.1070170170170197" table:style-name="ce2">
            <text:p>6.107017017</text:p>
          </table:table-cell>
          <table:table-cell office:value-type="float" office:value="764.4" table:style-name="ce2">
            <text:p>764.4</text:p>
          </table:table-cell>
          <table:table-cell table:number-columns-repeated="16382"/>
        </table:table-row>
        <table:table-row table:style-name="ro1">
          <table:table-cell office:value-type="float" office:value="6.1310210210210201" table:style-name="ce2">
            <text:p>6.131021021</text:p>
          </table:table-cell>
          <table:table-cell office:value-type="float" office:value="764.4" table:style-name="ce2">
            <text:p>764.4</text:p>
          </table:table-cell>
          <table:table-cell table:number-columns-repeated="16382"/>
        </table:table-row>
        <table:table-row table:style-name="ro1">
          <table:table-cell office:value-type="float" office:value="6.1550250250250196" table:style-name="ce2">
            <text:p>6.155025025</text:p>
          </table:table-cell>
          <table:table-cell office:value-type="float" office:value="764.4" table:style-name="ce2">
            <text:p>764.4</text:p>
          </table:table-cell>
          <table:table-cell table:number-columns-repeated="16382"/>
        </table:table-row>
        <table:table-row table:style-name="ro1">
          <table:table-cell office:value-type="float" office:value="6.1790290290290297" table:style-name="ce2">
            <text:p>6.179029029</text:p>
          </table:table-cell>
          <table:table-cell office:value-type="float" office:value="764.4" table:style-name="ce2">
            <text:p>764.4</text:p>
          </table:table-cell>
          <table:table-cell table:number-columns-repeated="16382"/>
        </table:table-row>
        <table:table-row table:style-name="ro1">
          <table:table-cell office:value-type="float" office:value="6.2030330330330301" table:style-name="ce2">
            <text:p>6.203033033</text:p>
          </table:table-cell>
          <table:table-cell office:value-type="float" office:value="764.4" table:style-name="ce2">
            <text:p>764.4</text:p>
          </table:table-cell>
          <table:table-cell table:number-columns-repeated="16382"/>
        </table:table-row>
        <table:table-row table:style-name="ro1">
          <table:table-cell office:value-type="float" office:value="6.2270370370370403" table:style-name="ce2">
            <text:p>6.227037037</text:p>
          </table:table-cell>
          <table:table-cell office:value-type="float" office:value="764.4" table:style-name="ce2">
            <text:p>764.4</text:p>
          </table:table-cell>
          <table:table-cell table:number-columns-repeated="16382"/>
        </table:table-row>
        <table:table-row table:style-name="ro1">
          <table:table-cell office:value-type="float" office:value="6.2510410410410397" table:style-name="ce2">
            <text:p>6.251041041</text:p>
          </table:table-cell>
          <table:table-cell office:value-type="float" office:value="765.12" table:style-name="ce2">
            <text:p>765.12</text:p>
          </table:table-cell>
          <table:table-cell table:number-columns-repeated="16382"/>
        </table:table-row>
        <table:table-row table:style-name="ro1">
          <table:table-cell office:value-type="float" office:value="6.2750450450450401" table:style-name="ce2">
            <text:p>6.275045045</text:p>
          </table:table-cell>
          <table:table-cell office:value-type="float" office:value="765.84" table:style-name="ce2">
            <text:p>765.84</text:p>
          </table:table-cell>
          <table:table-cell table:number-columns-repeated="16382"/>
        </table:table-row>
        <table:table-row table:style-name="ro1">
          <table:table-cell office:value-type="float" office:value="6.2990490490490503" table:style-name="ce2">
            <text:p>6.299049049</text:p>
          </table:table-cell>
          <table:table-cell office:value-type="float" office:value="766.56" table:style-name="ce2">
            <text:p>766.56</text:p>
          </table:table-cell>
          <table:table-cell table:number-columns-repeated="16382"/>
        </table:table-row>
        <table:table-row table:style-name="ro1">
          <table:table-cell office:value-type="float" office:value="6.3230530530530498" table:style-name="ce2">
            <text:p>6.323053053</text:p>
          </table:table-cell>
          <table:table-cell office:value-type="float" office:value="767.28" table:style-name="ce2">
            <text:p>767.28</text:p>
          </table:table-cell>
          <table:table-cell table:number-columns-repeated="16382"/>
        </table:table-row>
        <table:table-row table:style-name="ro1">
          <table:table-cell office:value-type="float" office:value="6.3470570570570599" table:style-name="ce2">
            <text:p>6.347057057</text:p>
          </table:table-cell>
          <table:table-cell office:value-type="float" office:value="768" table:style-name="ce2">
            <text:p>768</text:p>
          </table:table-cell>
          <table:table-cell table:number-columns-repeated="16382"/>
        </table:table-row>
        <table:table-row table:style-name="ro1">
          <table:table-cell office:value-type="float" office:value="6.3710610610610603" table:style-name="ce2">
            <text:p>6.371061061</text:p>
          </table:table-cell>
          <table:table-cell office:value-type="float" office:value="790.56" table:style-name="ce2">
            <text:p>790.56</text:p>
          </table:table-cell>
          <table:table-cell table:number-columns-repeated="16382"/>
        </table:table-row>
        <table:table-row table:style-name="ro1">
          <table:table-cell office:value-type="float" office:value="6.3950650650650598" table:style-name="ce2">
            <text:p>6.395065065</text:p>
          </table:table-cell>
          <table:table-cell office:value-type="float" office:value="813.12" table:style-name="ce2">
            <text:p>813.12</text:p>
          </table:table-cell>
          <table:table-cell table:number-columns-repeated="16382"/>
        </table:table-row>
        <table:table-row table:style-name="ro1">
          <table:table-cell office:value-type="float" office:value="6.4190690690690699" table:style-name="ce2">
            <text:p>6.419069069</text:p>
          </table:table-cell>
          <table:table-cell office:value-type="float" office:value="835.68" table:style-name="ce2">
            <text:p>835.68</text:p>
          </table:table-cell>
          <table:table-cell table:number-columns-repeated="16382"/>
        </table:table-row>
        <table:table-row table:style-name="ro1">
          <table:table-cell office:value-type="float" office:value="6.4430730730730703" table:style-name="ce2">
            <text:p>6.443073073</text:p>
          </table:table-cell>
          <table:table-cell office:value-type="float" office:value="858.24000000000103" table:style-name="ce2">
            <text:p>858.24</text:p>
          </table:table-cell>
          <table:table-cell table:number-columns-repeated="16382"/>
        </table:table-row>
        <table:table-row table:style-name="ro1">
          <table:table-cell office:value-type="float" office:value="6.4670770770770796" table:style-name="ce2">
            <text:p>6.467077077</text:p>
          </table:table-cell>
          <table:table-cell office:value-type="float" office:value="880.80000000000098" table:style-name="ce2">
            <text:p>880.8</text:p>
          </table:table-cell>
          <table:table-cell table:number-columns-repeated="16382"/>
        </table:table-row>
        <table:table-row table:style-name="ro1">
          <table:table-cell office:value-type="float" office:value="6.49108108108108" table:style-name="ce2">
            <text:p>6.491081081</text:p>
          </table:table-cell>
          <table:table-cell office:value-type="float" office:value="925.20000000000095" table:style-name="ce2">
            <text:p>925.2</text:p>
          </table:table-cell>
          <table:table-cell table:number-columns-repeated="16382"/>
        </table:table-row>
        <table:table-row table:style-name="ro1">
          <table:table-cell office:value-type="float" office:value="6.5150850850850803" table:style-name="ce2">
            <text:p>6.515085085</text:p>
          </table:table-cell>
          <table:table-cell office:value-type="float" office:value="969.60000000000105" table:style-name="ce2">
            <text:p>969.6</text:p>
          </table:table-cell>
          <table:table-cell table:number-columns-repeated="16382"/>
        </table:table-row>
        <table:table-row table:style-name="ro1">
          <table:table-cell office:value-type="float" office:value="6.5390890890890896" table:style-name="ce2">
            <text:p>6.539089089</text:p>
          </table:table-cell>
          <table:table-cell office:value-type="float" office:value="1014" table:style-name="ce2">
            <text:p>1014</text:p>
          </table:table-cell>
          <table:table-cell table:number-columns-repeated="16382"/>
        </table:table-row>
        <table:table-row table:style-name="ro1">
          <table:table-cell office:value-type="float" office:value="6.56309309309309" table:style-name="ce2">
            <text:p>6.563093093</text:p>
          </table:table-cell>
          <table:table-cell office:value-type="float" office:value="1058.4000000000001" table:style-name="ce2">
            <text:p>1058.4</text:p>
          </table:table-cell>
          <table:table-cell table:number-columns-repeated="16382"/>
        </table:table-row>
        <table:table-row table:style-name="ro1">
          <table:table-cell office:value-type="float" office:value="6.5870970970971001" table:style-name="ce2">
            <text:p>6.587097097</text:p>
          </table:table-cell>
          <table:table-cell office:value-type="float" office:value="1102.8" table:style-name="ce2">
            <text:p>1102.8</text:p>
          </table:table-cell>
          <table:table-cell table:number-columns-repeated="16382"/>
        </table:table-row>
        <table:table-row table:style-name="ro1">
          <table:table-cell office:value-type="float" office:value="6.6111011011010996" table:style-name="ce2">
            <text:p>6.611101101</text:p>
          </table:table-cell>
          <table:table-cell office:value-type="float" office:value="1147.2" table:style-name="ce2">
            <text:p>1147.2</text:p>
          </table:table-cell>
          <table:table-cell table:number-columns-repeated="16382"/>
        </table:table-row>
        <table:table-row table:style-name="ro1">
          <table:table-cell office:value-type="float" office:value="6.6351051051051" table:style-name="ce2">
            <text:p>6.635105105</text:p>
          </table:table-cell>
          <table:table-cell office:value-type="float" office:value="1191.5999999999999" table:style-name="ce2">
            <text:p>1191.6</text:p>
          </table:table-cell>
          <table:table-cell table:number-columns-repeated="16382"/>
        </table:table-row>
        <table:table-row table:style-name="ro1">
          <table:table-cell office:value-type="float" office:value="6.6591091091091101" table:style-name="ce2">
            <text:p>6.659109109</text:p>
          </table:table-cell>
          <table:table-cell office:value-type="float" office:value="1214.1600000000001" table:style-name="ce2">
            <text:p>1214.16</text:p>
          </table:table-cell>
          <table:table-cell table:number-columns-repeated="16382"/>
        </table:table-row>
        <table:table-row table:style-name="ro1">
          <table:table-cell office:value-type="float" office:value="6.6831131131131096" table:style-name="ce2">
            <text:p>6.683113113</text:p>
          </table:table-cell>
          <table:table-cell office:value-type="float" office:value="1236.72" table:style-name="ce2">
            <text:p>1236.72</text:p>
          </table:table-cell>
          <table:table-cell table:number-columns-repeated="16382"/>
        </table:table-row>
        <table:table-row table:style-name="ro1">
          <table:table-cell office:value-type="float" office:value="6.7071171171171198" table:style-name="ce2">
            <text:p>6.707117117</text:p>
          </table:table-cell>
          <table:table-cell office:value-type="float" office:value="1259.28" table:style-name="ce2">
            <text:p>1259.28</text:p>
          </table:table-cell>
          <table:table-cell table:number-columns-repeated="16382"/>
        </table:table-row>
        <table:table-row table:style-name="ro1">
          <table:table-cell office:value-type="float" office:value="6.7311211211211202" table:style-name="ce2">
            <text:p>6.731121121</text:p>
          </table:table-cell>
          <table:table-cell office:value-type="float" office:value="1260" table:style-name="ce2">
            <text:p>1260</text:p>
          </table:table-cell>
          <table:table-cell table:number-columns-repeated="16382"/>
        </table:table-row>
        <table:table-row table:style-name="ro1">
          <table:table-cell office:value-type="float" office:value="6.7551251251251196" table:style-name="ce2">
            <text:p>6.755125125</text:p>
          </table:table-cell>
          <table:table-cell office:value-type="float" office:value="1260.72" table:style-name="ce2">
            <text:p>1260.72</text:p>
          </table:table-cell>
          <table:table-cell table:number-columns-repeated="16382"/>
        </table:table-row>
        <table:table-row table:style-name="ro1">
          <table:table-cell office:value-type="float" office:value="6.7791291291291298" table:style-name="ce2">
            <text:p>6.779129129</text:p>
          </table:table-cell>
          <table:table-cell office:value-type="float" office:value="1260.72" table:style-name="ce2">
            <text:p>1260.72</text:p>
          </table:table-cell>
          <table:table-cell table:number-columns-repeated="16382"/>
        </table:table-row>
        <table:table-row table:style-name="ro1">
          <table:table-cell office:value-type="float" office:value="6.8031331331331302" table:style-name="ce2">
            <text:p>6.803133133</text:p>
          </table:table-cell>
          <table:table-cell office:value-type="float" office:value="1260.72" table:style-name="ce2">
            <text:p>1260.72</text:p>
          </table:table-cell>
          <table:table-cell table:number-columns-repeated="16382"/>
        </table:table-row>
        <table:table-row table:style-name="ro1">
          <table:table-cell office:value-type="float" office:value="6.8271371371371403" table:style-name="ce2">
            <text:p>6.827137137</text:p>
          </table:table-cell>
          <table:table-cell office:value-type="float" office:value="1260.72" table:style-name="ce2">
            <text:p>1260.72</text:p>
          </table:table-cell>
          <table:table-cell table:number-columns-repeated="16382"/>
        </table:table-row>
        <table:table-row table:style-name="ro1">
          <table:table-cell office:value-type="float" office:value="6.8511411411411398" table:style-name="ce2">
            <text:p>6.851141141</text:p>
          </table:table-cell>
          <table:table-cell office:value-type="float" office:value="1260.72" table:style-name="ce2">
            <text:p>1260.72</text:p>
          </table:table-cell>
          <table:table-cell table:number-columns-repeated="16382"/>
        </table:table-row>
        <table:table-row table:style-name="ro1">
          <table:table-cell office:value-type="float" office:value="6.8751451451451402" table:style-name="ce2">
            <text:p>6.875145145</text:p>
          </table:table-cell>
          <table:table-cell office:value-type="float" office:value="1261.44" table:style-name="ce2">
            <text:p>1261.44</text:p>
          </table:table-cell>
          <table:table-cell table:number-columns-repeated="16382"/>
        </table:table-row>
        <table:table-row table:style-name="ro1">
          <table:table-cell office:value-type="float" office:value="6.8991491491491503" table:style-name="ce2">
            <text:p>6.899149149</text:p>
          </table:table-cell>
          <table:table-cell office:value-type="float" office:value="1262.1600000000001" table:style-name="ce2">
            <text:p>1262.16</text:p>
          </table:table-cell>
          <table:table-cell table:number-columns-repeated="16382"/>
        </table:table-row>
        <table:table-row table:style-name="ro1">
          <table:table-cell office:value-type="float" office:value="6.9231531531531498" table:style-name="ce2">
            <text:p>6.923153153</text:p>
          </table:table-cell>
          <table:table-cell office:value-type="float" office:value="1262.8800000000001" table:style-name="ce2">
            <text:p>1262.88</text:p>
          </table:table-cell>
          <table:table-cell table:number-columns-repeated="16382"/>
        </table:table-row>
        <table:table-row table:style-name="ro1">
          <table:table-cell office:value-type="float" office:value="6.94715715715716" table:style-name="ce2">
            <text:p>6.947157157</text:p>
          </table:table-cell>
          <table:table-cell office:value-type="float" office:value="1263.5999999999999" table:style-name="ce2">
            <text:p>1263.6</text:p>
          </table:table-cell>
          <table:table-cell table:number-columns-repeated="16382"/>
        </table:table-row>
        <table:table-row table:style-name="ro1">
          <table:table-cell office:value-type="float" office:value="6.9711611611611604" table:style-name="ce2">
            <text:p>6.971161161</text:p>
          </table:table-cell>
          <table:table-cell office:value-type="float" office:value="1264.32" table:style-name="ce2">
            <text:p>1264.32</text:p>
          </table:table-cell>
          <table:table-cell table:number-columns-repeated="16382"/>
        </table:table-row>
        <table:table-row table:style-name="ro1">
          <table:table-cell office:value-type="float" office:value="6.9951651651651598" table:style-name="ce2">
            <text:p>6.995165165</text:p>
          </table:table-cell>
          <table:table-cell office:value-type="float" office:value="1265.04" table:style-name="ce2">
            <text:p>1265.04</text:p>
          </table:table-cell>
          <table:table-cell table:number-columns-repeated="16382"/>
        </table:table-row>
        <table:table-row table:style-name="ro1">
          <table:table-cell office:value-type="float" office:value="7.01916916916917" table:style-name="ce2">
            <text:p>7.019169169</text:p>
          </table:table-cell>
          <table:table-cell office:value-type="float" office:value="1265.76" table:style-name="ce2">
            <text:p>1265.76</text:p>
          </table:table-cell>
          <table:table-cell table:number-columns-repeated="16382"/>
        </table:table-row>
        <table:table-row table:style-name="ro1">
          <table:table-cell office:value-type="float" office:value="7.0431731731731704" table:style-name="ce2">
            <text:p>7.043173173</text:p>
          </table:table-cell>
          <table:table-cell office:value-type="float" office:value="1288.32" table:style-name="ce2">
            <text:p>1288.32</text:p>
          </table:table-cell>
          <table:table-cell table:number-columns-repeated="16382"/>
        </table:table-row>
        <table:table-row table:style-name="ro1">
          <table:table-cell office:value-type="float" office:value="7.0671771771771796" table:style-name="ce2">
            <text:p>7.067177177</text:p>
          </table:table-cell>
          <table:table-cell office:value-type="float" office:value="1310.88" table:style-name="ce2">
            <text:p>1310.88</text:p>
          </table:table-cell>
          <table:table-cell table:number-columns-repeated="16382"/>
        </table:table-row>
        <table:table-row table:style-name="ro1">
          <table:table-cell office:value-type="float" office:value="7.09118118118118" table:style-name="ce2">
            <text:p>7.091181181</text:p>
          </table:table-cell>
          <table:table-cell office:value-type="float" office:value="1333.44" table:style-name="ce2">
            <text:p>1333.44</text:p>
          </table:table-cell>
          <table:table-cell table:number-columns-repeated="16382"/>
        </table:table-row>
        <table:table-row table:style-name="ro1">
          <table:table-cell office:value-type="float" office:value="7.1151851851851804" table:style-name="ce2">
            <text:p>7.115185185</text:p>
          </table:table-cell>
          <table:table-cell office:value-type="float" office:value="1356" table:style-name="ce2">
            <text:p>1356</text:p>
          </table:table-cell>
          <table:table-cell table:number-columns-repeated="16382"/>
        </table:table-row>
        <table:table-row table:style-name="ro1">
          <table:table-cell office:value-type="float" office:value="7.1391891891891897" table:style-name="ce2">
            <text:p>7.139189189</text:p>
          </table:table-cell>
          <table:table-cell office:value-type="float" office:value="1378.56" table:style-name="ce2">
            <text:p>1378.56</text:p>
          </table:table-cell>
          <table:table-cell table:number-columns-repeated="16382"/>
        </table:table-row>
        <table:table-row table:style-name="ro1">
          <table:table-cell office:value-type="float" office:value="7.16319319319319" table:style-name="ce2">
            <text:p>7.163193193</text:p>
          </table:table-cell>
          <table:table-cell office:value-type="float" office:value="1401.12" table:style-name="ce2">
            <text:p>1401.12</text:p>
          </table:table-cell>
          <table:table-cell table:number-columns-repeated="16382"/>
        </table:table-row>
        <table:table-row table:style-name="ro1">
          <table:table-cell office:value-type="float" office:value="7.1871971971972002" table:style-name="ce2">
            <text:p>7.187197197</text:p>
          </table:table-cell>
          <table:table-cell office:value-type="float" office:value="1423.68" table:style-name="ce2">
            <text:p>1423.68</text:p>
          </table:table-cell>
          <table:table-cell table:number-columns-repeated="16382"/>
        </table:table-row>
        <table:table-row table:style-name="ro1">
          <table:table-cell office:value-type="float" office:value="7.2112012012011997" table:style-name="ce2">
            <text:p>7.211201201</text:p>
          </table:table-cell>
          <table:table-cell office:value-type="float" office:value="1446.24" table:style-name="ce2">
            <text:p>1446.24</text:p>
          </table:table-cell>
          <table:table-cell table:number-columns-repeated="16382"/>
        </table:table-row>
        <table:table-row table:style-name="ro1">
          <table:table-cell office:value-type="float" office:value="7.2352052052052001" table:style-name="ce2">
            <text:p>7.235205205</text:p>
          </table:table-cell>
          <table:table-cell office:value-type="float" office:value="1468.8" table:style-name="ce2">
            <text:p>1468.8</text:p>
          </table:table-cell>
          <table:table-cell table:number-columns-repeated="16382"/>
        </table:table-row>
        <table:table-row table:style-name="ro1">
          <table:table-cell office:value-type="float" office:value="7.2592092092092102" table:style-name="ce2">
            <text:p>7.259209209</text:p>
          </table:table-cell>
          <table:table-cell office:value-type="float" office:value="1491.36" table:style-name="ce2">
            <text:p>1491.36</text:p>
          </table:table-cell>
          <table:table-cell table:number-columns-repeated="16382"/>
        </table:table-row>
        <table:table-row table:style-name="ro1">
          <table:table-cell office:value-type="float" office:value="7.2832132132132097" table:style-name="ce2">
            <text:p>7.283213213</text:p>
          </table:table-cell>
          <table:table-cell office:value-type="float" office:value="1492.08" table:style-name="ce2">
            <text:p>1492.08</text:p>
          </table:table-cell>
          <table:table-cell table:number-columns-repeated="16382"/>
        </table:table-row>
        <table:table-row table:style-name="ro1">
          <table:table-cell office:value-type="float" office:value="7.3072172172172198" table:style-name="ce2">
            <text:p>7.307217217</text:p>
          </table:table-cell>
          <table:table-cell office:value-type="float" office:value="1492.8" table:style-name="ce2">
            <text:p>1492.8</text:p>
          </table:table-cell>
          <table:table-cell table:number-columns-repeated="16382"/>
        </table:table-row>
        <table:table-row table:style-name="ro1">
          <table:table-cell office:value-type="float" office:value="7.3312212212212202" table:style-name="ce2">
            <text:p>7.331221221</text:p>
          </table:table-cell>
          <table:table-cell office:value-type="float" office:value="1492.8" table:style-name="ce2">
            <text:p>1492.8</text:p>
          </table:table-cell>
          <table:table-cell table:number-columns-repeated="16382"/>
        </table:table-row>
        <table:table-row table:style-name="ro1">
          <table:table-cell office:value-type="float" office:value="7.3552252252252197" table:style-name="ce2">
            <text:p>7.355225225</text:p>
          </table:table-cell>
          <table:table-cell office:value-type="float" office:value="1492.8" table:style-name="ce2">
            <text:p>1492.8</text:p>
          </table:table-cell>
          <table:table-cell table:number-columns-repeated="16382"/>
        </table:table-row>
        <table:table-row table:style-name="ro1">
          <table:table-cell office:value-type="float" office:value="7.3792292292292299" table:style-name="ce2">
            <text:p>7.379229229</text:p>
          </table:table-cell>
          <table:table-cell office:value-type="float" office:value="1493.52" table:style-name="ce2">
            <text:p>1493.52</text:p>
          </table:table-cell>
          <table:table-cell table:number-columns-repeated="16382"/>
        </table:table-row>
        <table:table-row table:style-name="ro1">
          <table:table-cell office:value-type="float" office:value="7.4032332332332302" table:style-name="ce2">
            <text:p>7.403233233</text:p>
          </table:table-cell>
          <table:table-cell office:value-type="float" office:value="1516.08" table:style-name="ce2">
            <text:p>1516.08</text:p>
          </table:table-cell>
          <table:table-cell table:number-columns-repeated="16382"/>
        </table:table-row>
        <table:table-row table:style-name="ro1">
          <table:table-cell office:value-type="float" office:value="7.4272372372372404" table:style-name="ce2">
            <text:p>7.427237237</text:p>
          </table:table-cell>
          <table:table-cell office:value-type="float" office:value="1538.64" table:style-name="ce2">
            <text:p>1538.64</text:p>
          </table:table-cell>
          <table:table-cell table:number-columns-repeated="16382"/>
        </table:table-row>
        <table:table-row table:style-name="ro1">
          <table:table-cell office:value-type="float" office:value="7.4512412412412399" table:style-name="ce2">
            <text:p>7.451241241</text:p>
          </table:table-cell>
          <table:table-cell office:value-type="float" office:value="1561.2" table:style-name="ce2">
            <text:p>1561.2</text:p>
          </table:table-cell>
          <table:table-cell table:number-columns-repeated="16382"/>
        </table:table-row>
        <table:table-row table:style-name="ro1">
          <table:table-cell office:value-type="float" office:value="7.4752452452452403" table:style-name="ce2">
            <text:p>7.475245245</text:p>
          </table:table-cell>
          <table:table-cell office:value-type="float" office:value="1583.76" table:style-name="ce2">
            <text:p>1583.76</text:p>
          </table:table-cell>
          <table:table-cell table:number-columns-repeated="16382"/>
        </table:table-row>
        <table:table-row table:style-name="ro1">
          <table:table-cell office:value-type="float" office:value="7.4992492492492504" table:style-name="ce2">
            <text:p>7.499249249</text:p>
          </table:table-cell>
          <table:table-cell office:value-type="float" office:value="1606.32" table:style-name="ce2">
            <text:p>1606.32</text:p>
          </table:table-cell>
          <table:table-cell table:number-columns-repeated="16382"/>
        </table:table-row>
        <table:table-row table:style-name="ro1">
          <table:table-cell office:value-type="float" office:value="7.5232532532532499" table:style-name="ce2">
            <text:p>7.523253253</text:p>
          </table:table-cell>
          <table:table-cell office:value-type="float" office:value="1628.88" table:style-name="ce2">
            <text:p>1628.88</text:p>
          </table:table-cell>
          <table:table-cell table:number-columns-repeated="16382"/>
        </table:table-row>
        <table:table-row table:style-name="ro1">
          <table:table-cell office:value-type="float" office:value="7.54725725725726" table:style-name="ce2">
            <text:p>7.547257257</text:p>
          </table:table-cell>
          <table:table-cell office:value-type="float" office:value="1651.44" table:style-name="ce2">
            <text:p>1651.44</text:p>
          </table:table-cell>
          <table:table-cell table:number-columns-repeated="16382"/>
        </table:table-row>
        <table:table-row table:style-name="ro1">
          <table:table-cell office:value-type="float" office:value="7.5712612612612604" table:style-name="ce2">
            <text:p>7.571261261</text:p>
          </table:table-cell>
          <table:table-cell office:value-type="float" office:value="1674" table:style-name="ce2">
            <text:p>1674</text:p>
          </table:table-cell>
          <table:table-cell table:number-columns-repeated="16382"/>
        </table:table-row>
        <table:table-row table:style-name="ro1">
          <table:table-cell office:value-type="float" office:value="7.5952652652652599" table:style-name="ce2">
            <text:p>7.595265265</text:p>
          </table:table-cell>
          <table:table-cell office:value-type="float" office:value="1696.56" table:style-name="ce2">
            <text:p>1696.56</text:p>
          </table:table-cell>
          <table:table-cell table:number-columns-repeated="16382"/>
        </table:table-row>
        <table:table-row table:style-name="ro1">
          <table:table-cell office:value-type="float" office:value="7.6192692692692701" table:style-name="ce2">
            <text:p>7.619269269</text:p>
          </table:table-cell>
          <table:table-cell office:value-type="float" office:value="1719.12" table:style-name="ce2">
            <text:p>1719.12</text:p>
          </table:table-cell>
          <table:table-cell table:number-columns-repeated="16382"/>
        </table:table-row>
        <table:table-row table:style-name="ro1">
          <table:table-cell office:value-type="float" office:value="7.6432732732732704" table:style-name="ce2">
            <text:p>7.643273273</text:p>
          </table:table-cell>
          <table:table-cell office:value-type="float" office:value="1741.68" table:style-name="ce2">
            <text:p>1741.68</text:p>
          </table:table-cell>
          <table:table-cell table:number-columns-repeated="16382"/>
        </table:table-row>
        <table:table-row table:style-name="ro1">
          <table:table-cell office:value-type="float" office:value="7.6672772772772797" table:style-name="ce2">
            <text:p>7.667277277</text:p>
          </table:table-cell>
          <table:table-cell office:value-type="float" office:value="1742.4" table:style-name="ce2">
            <text:p>1742.4</text:p>
          </table:table-cell>
          <table:table-cell table:number-columns-repeated="16382"/>
        </table:table-row>
        <table:table-row table:style-name="ro1">
          <table:table-cell office:value-type="float" office:value="7.6912812812812801" table:style-name="ce2">
            <text:p>7.691281281</text:p>
          </table:table-cell>
          <table:table-cell office:value-type="float" office:value="1743.12" table:style-name="ce2">
            <text:p>1743.12</text:p>
          </table:table-cell>
          <table:table-cell table:number-columns-repeated="16382"/>
        </table:table-row>
        <table:table-row table:style-name="ro1">
          <table:table-cell office:value-type="float" office:value="7.7152852852852796" table:style-name="ce2">
            <text:p>7.715285285</text:p>
          </table:table-cell>
          <table:table-cell office:value-type="float" office:value="1743.84" table:style-name="ce2">
            <text:p>1743.84</text:p>
          </table:table-cell>
          <table:table-cell table:number-columns-repeated="16382"/>
        </table:table-row>
        <table:table-row table:style-name="ro1">
          <table:table-cell office:value-type="float" office:value="7.7392892892892897" table:style-name="ce2">
            <text:p>7.739289289</text:p>
          </table:table-cell>
          <table:table-cell office:value-type="float" office:value="1766.4" table:style-name="ce2">
            <text:p>1766.4</text:p>
          </table:table-cell>
          <table:table-cell table:number-columns-repeated="16382"/>
        </table:table-row>
        <table:table-row table:style-name="ro1">
          <table:table-cell office:value-type="float" office:value="7.7632932932932901" table:style-name="ce2">
            <text:p>7.763293293</text:p>
          </table:table-cell>
          <table:table-cell office:value-type="float" office:value="1788.24" table:style-name="ce2">
            <text:p>1788.24</text:p>
          </table:table-cell>
          <table:table-cell table:number-columns-repeated="16382"/>
        </table:table-row>
        <table:table-row table:style-name="ro1">
          <table:table-cell office:value-type="float" office:value="7.7872972972973002" table:style-name="ce2">
            <text:p>7.787297297</text:p>
          </table:table-cell>
          <table:table-cell office:value-type="float" office:value="1810.08" table:style-name="ce2">
            <text:p>1810.08</text:p>
          </table:table-cell>
          <table:table-cell table:number-columns-repeated="16382"/>
        </table:table-row>
        <table:table-row table:style-name="ro1">
          <table:table-cell office:value-type="float" office:value="7.8113013013012997" table:style-name="ce2">
            <text:p>7.811301301</text:p>
          </table:table-cell>
          <table:table-cell office:value-type="float" office:value="1831.92" table:style-name="ce2">
            <text:p>1831.92</text:p>
          </table:table-cell>
          <table:table-cell table:number-columns-repeated="16382"/>
        </table:table-row>
        <table:table-row table:style-name="ro1">
          <table:table-cell office:value-type="float" office:value="7.8353053053053001" table:style-name="ce2">
            <text:p>7.835305305</text:p>
          </table:table-cell>
          <table:table-cell office:value-type="float" office:value="1853.76" table:style-name="ce2">
            <text:p>1853.76</text:p>
          </table:table-cell>
          <table:table-cell table:number-columns-repeated="16382"/>
        </table:table-row>
        <table:table-row table:style-name="ro1">
          <table:table-cell office:value-type="float" office:value="7.8593093093093103" table:style-name="ce2">
            <text:p>7.859309309</text:p>
          </table:table-cell>
          <table:table-cell office:value-type="float" office:value="1875.6" table:style-name="ce2">
            <text:p>1875.6</text:p>
          </table:table-cell>
          <table:table-cell table:number-columns-repeated="16382"/>
        </table:table-row>
        <table:table-row table:style-name="ro1">
          <table:table-cell office:value-type="float" office:value="7.8833133133133098" table:style-name="ce2">
            <text:p>7.883313313</text:p>
          </table:table-cell>
          <table:table-cell office:value-type="float" office:value="1897.44" table:style-name="ce2">
            <text:p>1897.44</text:p>
          </table:table-cell>
          <table:table-cell table:number-columns-repeated="16382"/>
        </table:table-row>
        <table:table-row table:style-name="ro1">
          <table:table-cell office:value-type="float" office:value="7.9073173173173199" table:style-name="ce2">
            <text:p>7.907317317</text:p>
          </table:table-cell>
          <table:table-cell office:value-type="float" office:value="1919.28" table:style-name="ce2">
            <text:p>1919.28</text:p>
          </table:table-cell>
          <table:table-cell table:number-columns-repeated="16382"/>
        </table:table-row>
        <table:table-row table:style-name="ro1">
          <table:table-cell office:value-type="float" office:value="7.9313213213213203" table:style-name="ce2">
            <text:p>7.931321321</text:p>
          </table:table-cell>
          <table:table-cell office:value-type="float" office:value="1941.12" table:style-name="ce2">
            <text:p>1941.12</text:p>
          </table:table-cell>
          <table:table-cell table:number-columns-repeated="16382"/>
        </table:table-row>
        <table:table-row table:style-name="ro1">
          <table:table-cell office:value-type="float" office:value="7.9553253253253198" table:style-name="ce2">
            <text:p>7.955325325</text:p>
          </table:table-cell>
          <table:table-cell office:value-type="float" office:value="1962.96" table:style-name="ce2">
            <text:p>1962.96</text:p>
          </table:table-cell>
          <table:table-cell table:number-columns-repeated="16382"/>
        </table:table-row>
        <table:table-row table:style-name="ro1">
          <table:table-cell office:value-type="float" office:value="7.9793293293293299" table:style-name="ce2">
            <text:p>7.979329329</text:p>
          </table:table-cell>
          <table:table-cell office:value-type="float" office:value="1984.8" table:style-name="ce2">
            <text:p>1984.8</text:p>
          </table:table-cell>
          <table:table-cell table:number-columns-repeated="16382"/>
        </table:table-row>
        <table:table-row table:style-name="ro1">
          <table:table-cell office:value-type="float" office:value="8.0033333333333303" table:style-name="ce2">
            <text:p>8.003333333</text:p>
          </table:table-cell>
          <table:table-cell office:value-type="float" office:value="1985.52" table:style-name="ce2">
            <text:p>1985.52</text:p>
          </table:table-cell>
          <table:table-cell table:number-columns-repeated="16382"/>
        </table:table-row>
        <table:table-row table:style-name="ro1">
          <table:table-cell office:value-type="float" office:value="8.0273373373373396" table:style-name="ce2">
            <text:p>8.027337337</text:p>
          </table:table-cell>
          <table:table-cell office:value-type="float" office:value="1986.24" table:style-name="ce2">
            <text:p>1986.24</text:p>
          </table:table-cell>
          <table:table-cell table:number-columns-repeated="16382"/>
        </table:table-row>
        <table:table-row table:style-name="ro1">
          <table:table-cell office:value-type="float" office:value="8.0513413413413399" table:style-name="ce2">
            <text:p>8.051341341</text:p>
          </table:table-cell>
          <table:table-cell office:value-type="float" office:value="1986.96" table:style-name="ce2">
            <text:p>1986.96</text:p>
          </table:table-cell>
          <table:table-cell table:number-columns-repeated="16382"/>
        </table:table-row>
        <table:table-row table:style-name="ro1">
          <table:table-cell office:value-type="float" office:value="8.0753453453453403" table:style-name="ce2">
            <text:p>8.075345345</text:p>
          </table:table-cell>
          <table:table-cell office:value-type="float" office:value="2009.52" table:style-name="ce2">
            <text:p>2009.52</text:p>
          </table:table-cell>
          <table:table-cell table:number-columns-repeated="16382"/>
        </table:table-row>
        <table:table-row table:style-name="ro1">
          <table:table-cell office:value-type="float" office:value="8.0993493493493496" table:style-name="ce2">
            <text:p>8.099349349</text:p>
          </table:table-cell>
          <table:table-cell office:value-type="float" office:value="2032.08" table:style-name="ce2">
            <text:p>2032.08</text:p>
          </table:table-cell>
          <table:table-cell table:number-columns-repeated="16382"/>
        </table:table-row>
        <table:table-row table:style-name="ro1">
          <table:table-cell office:value-type="float" office:value="8.12335335335335" table:style-name="ce2">
            <text:p>8.123353353</text:p>
          </table:table-cell>
          <table:table-cell office:value-type="float" office:value="2054.64" table:style-name="ce2">
            <text:p>2054.64</text:p>
          </table:table-cell>
          <table:table-cell table:number-columns-repeated="16382"/>
        </table:table-row>
        <table:table-row table:style-name="ro1">
          <table:table-cell office:value-type="float" office:value="8.1473573573573592" table:style-name="ce2">
            <text:p>8.147357357</text:p>
          </table:table-cell>
          <table:table-cell office:value-type="float" office:value="2077.1999999999998" table:style-name="ce2">
            <text:p>2077.2</text:p>
          </table:table-cell>
          <table:table-cell table:number-columns-repeated="16382"/>
        </table:table-row>
        <table:table-row table:style-name="ro1">
          <table:table-cell office:value-type="float" office:value="8.1713613613613596" table:style-name="ce2">
            <text:p>8.171361361</text:p>
          </table:table-cell>
          <table:table-cell office:value-type="float" office:value="2099.7600000000002" table:style-name="ce2">
            <text:p>2099.76</text:p>
          </table:table-cell>
          <table:table-cell table:number-columns-repeated="16382"/>
        </table:table-row>
        <table:table-row table:style-name="ro1">
          <table:table-cell office:value-type="float" office:value="8.19536536536536" table:style-name="ce2">
            <text:p>8.195365365</text:p>
          </table:table-cell>
          <table:table-cell office:value-type="float" office:value="2122.3200000000002" table:style-name="ce2">
            <text:p>2122.32</text:p>
          </table:table-cell>
          <table:table-cell table:number-columns-repeated="16382"/>
        </table:table-row>
        <table:table-row table:style-name="ro1">
          <table:table-cell office:value-type="float" office:value="8.2193693693693692" table:style-name="ce2">
            <text:p>8.219369369</text:p>
          </table:table-cell>
          <table:table-cell office:value-type="float" office:value="2166.7199999999998" table:style-name="ce2">
            <text:p>2166.72</text:p>
          </table:table-cell>
          <table:table-cell table:number-columns-repeated="16382"/>
        </table:table-row>
        <table:table-row table:style-name="ro1">
          <table:table-cell office:value-type="float" office:value="8.2433733733733696" table:style-name="ce2">
            <text:p>8.243373373</text:p>
          </table:table-cell>
          <table:table-cell office:value-type="float" office:value="2211.12" table:style-name="ce2">
            <text:p>2211.12</text:p>
          </table:table-cell>
          <table:table-cell table:number-columns-repeated="16382"/>
        </table:table-row>
        <table:table-row table:style-name="ro1">
          <table:table-cell office:value-type="float" office:value="8.2673773773773807" table:style-name="ce2">
            <text:p>8.267377377</text:p>
          </table:table-cell>
          <table:table-cell office:value-type="float" office:value="2255.52" table:style-name="ce2">
            <text:p>2255.52</text:p>
          </table:table-cell>
          <table:table-cell table:number-columns-repeated="16382"/>
        </table:table-row>
        <table:table-row table:style-name="ro1">
          <table:table-cell office:value-type="float" office:value="8.2913813813813793" table:style-name="ce2">
            <text:p>8.291381381</text:p>
          </table:table-cell>
          <table:table-cell office:value-type="float" office:value="2299.92" table:style-name="ce2">
            <text:p>2299.92</text:p>
          </table:table-cell>
          <table:table-cell table:number-columns-repeated="16382"/>
        </table:table-row>
        <table:table-row table:style-name="ro1">
          <table:table-cell office:value-type="float" office:value="8.3153853853853903" table:style-name="ce2">
            <text:p>8.315385385</text:p>
          </table:table-cell>
          <table:table-cell office:value-type="float" office:value="2344.3200000000002" table:style-name="ce2">
            <text:p>2344.32</text:p>
          </table:table-cell>
          <table:table-cell table:number-columns-repeated="16382"/>
        </table:table-row>
        <table:table-row table:style-name="ro1">
          <table:table-cell office:value-type="float" office:value="8.3393893893893907" table:style-name="ce2">
            <text:p>8.339389389</text:p>
          </table:table-cell>
          <table:table-cell office:value-type="float" office:value="2366.88" table:style-name="ce2">
            <text:p>2366.88</text:p>
          </table:table-cell>
          <table:table-cell table:number-columns-repeated="16382"/>
        </table:table-row>
        <table:table-row table:style-name="ro1">
          <table:table-cell office:value-type="float" office:value="8.3633933933933893" table:style-name="ce2">
            <text:p>8.363393393</text:p>
          </table:table-cell>
          <table:table-cell office:value-type="float" office:value="2389.44" table:style-name="ce2">
            <text:p>2389.44</text:p>
          </table:table-cell>
          <table:table-cell table:number-columns-repeated="16382"/>
        </table:table-row>
        <table:table-row table:style-name="ro1">
          <table:table-cell office:value-type="float" office:value="8.3873973973974003" table:style-name="ce2">
            <text:p>8.387397397</text:p>
          </table:table-cell>
          <table:table-cell office:value-type="float" office:value="2412" table:style-name="ce2">
            <text:p>2412</text:p>
          </table:table-cell>
          <table:table-cell table:number-columns-repeated="16382"/>
        </table:table-row>
        <table:table-row table:style-name="ro1">
          <table:table-cell office:value-type="float" office:value="8.4114014014014007" table:style-name="ce2">
            <text:p>8.411401401</text:p>
          </table:table-cell>
          <table:table-cell office:value-type="float" office:value="2434.56" table:style-name="ce2">
            <text:p>2434.56</text:p>
          </table:table-cell>
          <table:table-cell table:number-columns-repeated="16382"/>
        </table:table-row>
        <table:table-row table:style-name="ro1">
          <table:table-cell office:value-type="float" office:value="8.43540540540541" table:style-name="ce2">
            <text:p>8.435405405</text:p>
          </table:table-cell>
          <table:table-cell office:value-type="float" office:value="2456.4" table:style-name="ce2">
            <text:p>2456.4</text:p>
          </table:table-cell>
          <table:table-cell table:number-columns-repeated="16382"/>
        </table:table-row>
        <table:table-row table:style-name="ro1">
          <table:table-cell office:value-type="float" office:value="8.4594094094094103" table:style-name="ce2">
            <text:p>8.459409409</text:p>
          </table:table-cell>
          <table:table-cell office:value-type="float" office:value="2478.2399999999998" table:style-name="ce2">
            <text:p>2478.24</text:p>
          </table:table-cell>
          <table:table-cell table:number-columns-repeated="16382"/>
        </table:table-row>
        <table:table-row table:style-name="ro1">
          <table:table-cell office:value-type="float" office:value="8.4834134134134107" table:style-name="ce2">
            <text:p>8.483413413</text:p>
          </table:table-cell>
          <table:table-cell office:value-type="float" office:value="2500.08" table:style-name="ce2">
            <text:p>2500.08</text:p>
          </table:table-cell>
          <table:table-cell table:number-columns-repeated="16382"/>
        </table:table-row>
        <table:table-row table:style-name="ro1">
          <table:table-cell office:value-type="float" office:value="8.50741741741742" table:style-name="ce2">
            <text:p>8.507417417</text:p>
          </table:table-cell>
          <table:table-cell office:value-type="float" office:value="2500.08" table:style-name="ce2">
            <text:p>2500.08</text:p>
          </table:table-cell>
          <table:table-cell table:number-columns-repeated="16382"/>
        </table:table-row>
        <table:table-row table:style-name="ro1">
          <table:table-cell office:value-type="float" office:value="8.5314214214214203" table:style-name="ce2">
            <text:p>8.531421421</text:p>
          </table:table-cell>
          <table:table-cell office:value-type="float" office:value="2500.8000000000002" table:style-name="ce2">
            <text:p>2500.8</text:p>
          </table:table-cell>
          <table:table-cell table:number-columns-repeated="16382"/>
        </table:table-row>
        <table:table-row table:style-name="ro1">
          <table:table-cell office:value-type="float" office:value="8.5554254254254207" table:style-name="ce2">
            <text:p>8.555425425</text:p>
          </table:table-cell>
          <table:table-cell office:value-type="float" office:value="2501.52" table:style-name="ce2">
            <text:p>2501.52</text:p>
          </table:table-cell>
          <table:table-cell table:number-columns-repeated="16382"/>
        </table:table-row>
        <table:table-row table:style-name="ro1">
          <table:table-cell office:value-type="float" office:value="8.57942942942943" table:style-name="ce2">
            <text:p>8.579429429</text:p>
          </table:table-cell>
          <table:table-cell office:value-type="float" office:value="2502.2399999999998" table:style-name="ce2">
            <text:p>2502.24</text:p>
          </table:table-cell>
          <table:table-cell table:number-columns-repeated="16382"/>
        </table:table-row>
        <table:table-row table:style-name="ro1">
          <table:table-cell office:value-type="float" office:value="8.6034334334334304" table:style-name="ce2">
            <text:p>8.603433433</text:p>
          </table:table-cell>
          <table:table-cell office:value-type="float" office:value="2502.96" table:style-name="ce2">
            <text:p>2502.96</text:p>
          </table:table-cell>
          <table:table-cell table:number-columns-repeated="16382"/>
        </table:table-row>
        <table:table-row table:style-name="ro1">
          <table:table-cell office:value-type="float" office:value="8.6274374374374396" table:style-name="ce2">
            <text:p>8.627437437</text:p>
          </table:table-cell>
          <table:table-cell office:value-type="float" office:value="2503.6799999999998" table:style-name="ce2">
            <text:p>2503.68</text:p>
          </table:table-cell>
          <table:table-cell table:number-columns-repeated="16382"/>
        </table:table-row>
        <table:table-row table:style-name="ro1">
          <table:table-cell office:value-type="float" office:value="8.65144144144144" table:style-name="ce2">
            <text:p>8.651441441</text:p>
          </table:table-cell>
          <table:table-cell office:value-type="float" office:value="2504.4" table:style-name="ce2">
            <text:p>2504.4</text:p>
          </table:table-cell>
          <table:table-cell table:number-columns-repeated="16382"/>
        </table:table-row>
        <table:table-row table:style-name="ro1">
          <table:table-cell office:value-type="float" office:value="8.6754454454454404" table:style-name="ce2">
            <text:p>8.675445445</text:p>
          </table:table-cell>
          <table:table-cell office:value-type="float" office:value="2505.12" table:style-name="ce2">
            <text:p>2505.12</text:p>
          </table:table-cell>
          <table:table-cell table:number-columns-repeated="16382"/>
        </table:table-row>
        <table:table-row table:style-name="ro1">
          <table:table-cell office:value-type="float" office:value="8.6994494494494496" table:style-name="ce2">
            <text:p>8.699449449</text:p>
          </table:table-cell>
          <table:table-cell office:value-type="float" office:value="2505.84" table:style-name="ce2">
            <text:p>2505.84</text:p>
          </table:table-cell>
          <table:table-cell table:number-columns-repeated="16382"/>
        </table:table-row>
        <table:table-row table:style-name="ro1">
          <table:table-cell office:value-type="float" office:value="8.72345345345345" table:style-name="ce2">
            <text:p>8.723453453</text:p>
          </table:table-cell>
          <table:table-cell office:value-type="float" office:value="2505.84" table:style-name="ce2">
            <text:p>2505.84</text:p>
          </table:table-cell>
          <table:table-cell table:number-columns-repeated="16382"/>
        </table:table-row>
        <table:table-row table:style-name="ro1">
          <table:table-cell office:value-type="float" office:value="8.7474574574574593" table:style-name="ce2">
            <text:p>8.747457457</text:p>
          </table:table-cell>
          <table:table-cell office:value-type="float" office:value="2505.84" table:style-name="ce2">
            <text:p>2505.84</text:p>
          </table:table-cell>
          <table:table-cell table:number-columns-repeated="16382"/>
        </table:table-row>
        <table:table-row table:style-name="ro1">
          <table:table-cell office:value-type="float" office:value="8.7714614614614597" table:style-name="ce2">
            <text:p>8.771461461</text:p>
          </table:table-cell>
          <table:table-cell office:value-type="float" office:value="2505.84" table:style-name="ce2">
            <text:p>2505.84</text:p>
          </table:table-cell>
          <table:table-cell table:number-columns-repeated="16382"/>
        </table:table-row>
        <table:table-row table:style-name="ro1">
          <table:table-cell office:value-type="float" office:value="8.79546546546546" table:style-name="ce2">
            <text:p>8.795465465</text:p>
          </table:table-cell>
          <table:table-cell office:value-type="float" office:value="2505.84" table:style-name="ce2">
            <text:p>2505.84</text:p>
          </table:table-cell>
          <table:table-cell table:number-columns-repeated="16382"/>
        </table:table-row>
        <table:table-row table:style-name="ro1">
          <table:table-cell office:value-type="float" office:value="8.8194694694694693" table:style-name="ce2">
            <text:p>8.819469469</text:p>
          </table:table-cell>
          <table:table-cell office:value-type="float" office:value="2505.84" table:style-name="ce2">
            <text:p>2505.84</text:p>
          </table:table-cell>
          <table:table-cell table:number-columns-repeated="16382"/>
        </table:table-row>
        <table:table-row table:style-name="ro1">
          <table:table-cell office:value-type="float" office:value="8.8434734734734697" table:style-name="ce2">
            <text:p>8.843473473</text:p>
          </table:table-cell>
          <table:table-cell office:value-type="float" office:value="2505.84" table:style-name="ce2">
            <text:p>2505.84</text:p>
          </table:table-cell>
          <table:table-cell table:number-columns-repeated="16382"/>
        </table:table-row>
        <table:table-row table:style-name="ro1">
          <table:table-cell office:value-type="float" office:value="8.8674774774774807" table:style-name="ce2">
            <text:p>8.867477477</text:p>
          </table:table-cell>
          <table:table-cell office:value-type="float" office:value="2505.84" table:style-name="ce2">
            <text:p>2505.84</text:p>
          </table:table-cell>
          <table:table-cell table:number-columns-repeated="16382"/>
        </table:table-row>
        <table:table-row table:style-name="ro1">
          <table:table-cell office:value-type="float" office:value="8.8914814814814793" table:style-name="ce2">
            <text:p>8.891481481</text:p>
          </table:table-cell>
          <table:table-cell office:value-type="float" office:value="2505.84" table:style-name="ce2">
            <text:p>2505.84</text:p>
          </table:table-cell>
          <table:table-cell table:number-columns-repeated="16382"/>
        </table:table-row>
        <table:table-row table:style-name="ro1">
          <table:table-cell office:value-type="float" office:value="8.9154854854854797" table:style-name="ce2">
            <text:p>8.915485485</text:p>
          </table:table-cell>
          <table:table-cell office:value-type="float" office:value="2505.84" table:style-name="ce2">
            <text:p>2505.84</text:p>
          </table:table-cell>
          <table:table-cell table:number-columns-repeated="16382"/>
        </table:table-row>
        <table:table-row table:style-name="ro1">
          <table:table-cell office:value-type="float" office:value="8.9394894894894907" table:style-name="ce2">
            <text:p>8.939489489</text:p>
          </table:table-cell>
          <table:table-cell office:value-type="float" office:value="2505.84" table:style-name="ce2">
            <text:p>2505.84</text:p>
          </table:table-cell>
          <table:table-cell table:number-columns-repeated="16382"/>
        </table:table-row>
        <table:table-row table:style-name="ro1">
          <table:table-cell office:value-type="float" office:value="8.9634934934934893" table:style-name="ce2">
            <text:p>8.963493493</text:p>
          </table:table-cell>
          <table:table-cell office:value-type="float" office:value="2505.84" table:style-name="ce2">
            <text:p>2505.84</text:p>
          </table:table-cell>
          <table:table-cell table:number-columns-repeated="16382"/>
        </table:table-row>
        <table:table-row table:style-name="ro1">
          <table:table-cell office:value-type="float" office:value="8.9874974974975004" table:style-name="ce2">
            <text:p>8.987497497</text:p>
          </table:table-cell>
          <table:table-cell office:value-type="float" office:value="2505.84" table:style-name="ce2">
            <text:p>2505.84</text:p>
          </table:table-cell>
          <table:table-cell table:number-columns-repeated="16382"/>
        </table:table-row>
        <table:table-row table:style-name="ro1">
          <table:table-cell office:value-type="float" office:value="9.0115015015015008" table:style-name="ce2">
            <text:p>9.011501502</text:p>
          </table:table-cell>
          <table:table-cell office:value-type="float" office:value="2505.84" table:style-name="ce2">
            <text:p>2505.84</text:p>
          </table:table-cell>
          <table:table-cell table:number-columns-repeated="16382"/>
        </table:table-row>
        <table:table-row table:style-name="ro1">
          <table:table-cell office:value-type="float" office:value="9.03550550550551" table:style-name="ce2">
            <text:p>9.035505506</text:p>
          </table:table-cell>
          <table:table-cell office:value-type="float" office:value="2506.56" table:style-name="ce2">
            <text:p>2506.56</text:p>
          </table:table-cell>
          <table:table-cell table:number-columns-repeated="16382"/>
        </table:table-row>
        <table:table-row table:style-name="ro1">
          <table:table-cell office:value-type="float" office:value="9.0595095095095104" table:style-name="ce2">
            <text:p>9.05950951</text:p>
          </table:table-cell>
          <table:table-cell office:value-type="float" office:value="2507.2800000000002" table:style-name="ce2">
            <text:p>2507.28</text:p>
          </table:table-cell>
          <table:table-cell table:number-columns-repeated="16382"/>
        </table:table-row>
        <table:table-row table:style-name="ro1">
          <table:table-cell office:value-type="float" office:value="9.0835135135135108" table:style-name="ce2">
            <text:p>9.083513514</text:p>
          </table:table-cell>
          <table:table-cell office:value-type="float" office:value="2508" table:style-name="ce2">
            <text:p>2508</text:p>
          </table:table-cell>
          <table:table-cell table:number-columns-repeated="16382"/>
        </table:table-row>
        <table:table-row table:style-name="ro1">
          <table:table-cell office:value-type="float" office:value="9.10751751751752" table:style-name="ce2">
            <text:p>9.107517518</text:p>
          </table:table-cell>
          <table:table-cell office:value-type="float" office:value="2508.7199999999998" table:style-name="ce2">
            <text:p>2508.72</text:p>
          </table:table-cell>
          <table:table-cell table:number-columns-repeated="16382"/>
        </table:table-row>
        <table:table-row table:style-name="ro1">
          <table:table-cell office:value-type="float" office:value="9.1315215215215204" table:style-name="ce2">
            <text:p>9.131521522</text:p>
          </table:table-cell>
          <table:table-cell office:value-type="float" office:value="2531.2800000000002" table:style-name="ce2">
            <text:p>2531.28</text:p>
          </table:table-cell>
          <table:table-cell table:number-columns-repeated="16382"/>
        </table:table-row>
        <table:table-row table:style-name="ro1">
          <table:table-cell office:value-type="float" office:value="9.1555255255255208" table:style-name="ce2">
            <text:p>9.155525526</text:p>
          </table:table-cell>
          <table:table-cell office:value-type="float" office:value="2553.84" table:style-name="ce2">
            <text:p>2553.84</text:p>
          </table:table-cell>
          <table:table-cell table:number-columns-repeated="16382"/>
        </table:table-row>
        <table:table-row table:style-name="ro1">
          <table:table-cell office:value-type="float" office:value="9.1795295295295301" table:style-name="ce2">
            <text:p>9.17952953</text:p>
          </table:table-cell>
          <table:table-cell office:value-type="float" office:value="2576.4" table:style-name="ce2">
            <text:p>2576.4</text:p>
          </table:table-cell>
          <table:table-cell table:number-columns-repeated="16382"/>
        </table:table-row>
        <table:table-row table:style-name="ro1">
          <table:table-cell office:value-type="float" office:value="9.2035335335335304" table:style-name="ce2">
            <text:p>9.203533534</text:p>
          </table:table-cell>
          <table:table-cell office:value-type="float" office:value="2598.96" table:style-name="ce2">
            <text:p>2598.96</text:p>
          </table:table-cell>
          <table:table-cell table:number-columns-repeated="16382"/>
        </table:table-row>
        <table:table-row table:style-name="ro1">
          <table:table-cell office:value-type="float" office:value="9.2275375375375397" table:style-name="ce2">
            <text:p>9.227537538</text:p>
          </table:table-cell>
          <table:table-cell office:value-type="float" office:value="2621.52" table:style-name="ce2">
            <text:p>2621.52</text:p>
          </table:table-cell>
          <table:table-cell table:number-columns-repeated="16382"/>
        </table:table-row>
        <table:table-row table:style-name="ro1">
          <table:table-cell office:value-type="float" office:value="9.2515415415415401" table:style-name="ce2">
            <text:p>9.251541542</text:p>
          </table:table-cell>
          <table:table-cell office:value-type="float" office:value="2644.08" table:style-name="ce2">
            <text:p>2644.08</text:p>
          </table:table-cell>
          <table:table-cell table:number-columns-repeated="16382"/>
        </table:table-row>
        <table:table-row table:style-name="ro1">
          <table:table-cell office:value-type="float" office:value="9.2755455455455404" table:style-name="ce2">
            <text:p>9.275545546</text:p>
          </table:table-cell>
          <table:table-cell office:value-type="float" office:value="2666.64" table:style-name="ce2">
            <text:p>2666.64</text:p>
          </table:table-cell>
          <table:table-cell table:number-columns-repeated="16382"/>
        </table:table-row>
        <table:table-row table:style-name="ro1">
          <table:table-cell office:value-type="float" office:value="9.2995495495495497" table:style-name="ce2">
            <text:p>9.29954955</text:p>
          </table:table-cell>
          <table:table-cell office:value-type="float" office:value="2689.2" table:style-name="ce2">
            <text:p>2689.2</text:p>
          </table:table-cell>
          <table:table-cell table:number-columns-repeated="16382"/>
        </table:table-row>
        <table:table-row table:style-name="ro1">
          <table:table-cell office:value-type="float" office:value="9.3235535535535501" table:style-name="ce2">
            <text:p>9.323553554</text:p>
          </table:table-cell>
          <table:table-cell office:value-type="float" office:value="2711.76" table:style-name="ce2">
            <text:p>2711.76</text:p>
          </table:table-cell>
          <table:table-cell table:number-columns-repeated="16382"/>
        </table:table-row>
        <table:table-row table:style-name="ro1">
          <table:table-cell office:value-type="float" office:value="9.3475575575575593" table:style-name="ce2">
            <text:p>9.347557558</text:p>
          </table:table-cell>
          <table:table-cell office:value-type="float" office:value="2734.32" table:style-name="ce2">
            <text:p>2734.32</text:p>
          </table:table-cell>
          <table:table-cell table:number-columns-repeated="16382"/>
        </table:table-row>
        <table:table-row table:style-name="ro1">
          <table:table-cell office:value-type="float" office:value="9.3715615615615597" table:style-name="ce2">
            <text:p>9.371561562</text:p>
          </table:table-cell>
          <table:table-cell office:value-type="float" office:value="2756.88" table:style-name="ce2">
            <text:p>2756.88</text:p>
          </table:table-cell>
          <table:table-cell table:number-columns-repeated="16382"/>
        </table:table-row>
        <table:table-row table:style-name="ro1">
          <table:table-cell office:value-type="float" office:value="9.3955655655655601" table:style-name="ce2">
            <text:p>9.395565566</text:p>
          </table:table-cell>
          <table:table-cell office:value-type="float" office:value="2757.6" table:style-name="ce2">
            <text:p>2757.6</text:p>
          </table:table-cell>
          <table:table-cell table:number-columns-repeated="16382"/>
        </table:table-row>
        <table:table-row table:style-name="ro1">
          <table:table-cell office:value-type="float" office:value="9.4195695695695694" table:style-name="ce2">
            <text:p>9.41956957</text:p>
          </table:table-cell>
          <table:table-cell office:value-type="float" office:value="2758.32" table:style-name="ce2">
            <text:p>2758.32</text:p>
          </table:table-cell>
          <table:table-cell table:number-columns-repeated="16382"/>
        </table:table-row>
        <table:table-row table:style-name="ro1">
          <table:table-cell office:value-type="float" office:value="9.4435735735735697" table:style-name="ce2">
            <text:p>9.443573574</text:p>
          </table:table-cell>
          <table:table-cell office:value-type="float" office:value="2759.04" table:style-name="ce2">
            <text:p>2759.04</text:p>
          </table:table-cell>
          <table:table-cell table:number-columns-repeated="16382"/>
        </table:table-row>
        <table:table-row table:style-name="ro1">
          <table:table-cell office:value-type="float" office:value="9.4675775775775808" table:style-name="ce2">
            <text:p>9.467577578</text:p>
          </table:table-cell>
          <table:table-cell office:value-type="float" office:value="2781.6" table:style-name="ce2">
            <text:p>2781.6</text:p>
          </table:table-cell>
          <table:table-cell table:number-columns-repeated="16382"/>
        </table:table-row>
        <table:table-row table:style-name="ro1">
          <table:table-cell office:value-type="float" office:value="9.4915815815815794" table:style-name="ce2">
            <text:p>9.491581582</text:p>
          </table:table-cell>
          <table:table-cell office:value-type="float" office:value="2804.16" table:style-name="ce2">
            <text:p>2804.16</text:p>
          </table:table-cell>
          <table:table-cell table:number-columns-repeated="16382"/>
        </table:table-row>
        <table:table-row table:style-name="ro1">
          <table:table-cell office:value-type="float" office:value="9.5155855855855798" table:style-name="ce2">
            <text:p>9.515585586</text:p>
          </table:table-cell>
          <table:table-cell office:value-type="float" office:value="2826.72" table:style-name="ce2">
            <text:p>2826.72</text:p>
          </table:table-cell>
          <table:table-cell table:number-columns-repeated="16382"/>
        </table:table-row>
        <table:table-row table:style-name="ro1">
          <table:table-cell office:value-type="float" office:value="9.5395895895895908" table:style-name="ce2">
            <text:p>9.53958959</text:p>
          </table:table-cell>
          <table:table-cell office:value-type="float" office:value="2827.44" table:style-name="ce2">
            <text:p>2827.44</text:p>
          </table:table-cell>
          <table:table-cell table:number-columns-repeated="16382"/>
        </table:table-row>
        <table:table-row table:style-name="ro1">
          <table:table-cell office:value-type="float" office:value="9.5635935935935894" table:style-name="ce2">
            <text:p>9.563593594</text:p>
          </table:table-cell>
          <table:table-cell office:value-type="float" office:value="2828.16" table:style-name="ce2">
            <text:p>2828.16</text:p>
          </table:table-cell>
          <table:table-cell table:number-columns-repeated="16382"/>
        </table:table-row>
        <table:table-row table:style-name="ro1">
          <table:table-cell office:value-type="float" office:value="9.5875975975976004" table:style-name="ce2">
            <text:p>9.587597598</text:p>
          </table:table-cell>
          <table:table-cell office:value-type="float" office:value="2828.8799999999901" table:style-name="ce2">
            <text:p>2828.88</text:p>
          </table:table-cell>
          <table:table-cell table:number-columns-repeated="16382"/>
        </table:table-row>
        <table:table-row table:style-name="ro1">
          <table:table-cell office:value-type="float" office:value="9.6116016016016008" table:style-name="ce2">
            <text:p>9.611601602</text:p>
          </table:table-cell>
          <table:table-cell office:value-type="float" office:value="2829.5999999999899" table:style-name="ce2">
            <text:p>2829.6</text:p>
          </table:table-cell>
          <table:table-cell table:number-columns-repeated="16382"/>
        </table:table-row>
        <table:table-row table:style-name="ro1">
          <table:table-cell office:value-type="float" office:value="9.6356056056056101" table:style-name="ce2">
            <text:p>9.635605606</text:p>
          </table:table-cell>
          <table:table-cell office:value-type="float" office:value="2830.3199999999902" table:style-name="ce2">
            <text:p>2830.32</text:p>
          </table:table-cell>
          <table:table-cell table:number-columns-repeated="16382"/>
        </table:table-row>
        <table:table-row table:style-name="ro1">
          <table:table-cell office:value-type="float" office:value="9.6596096096096105" table:style-name="ce2">
            <text:p>9.65960961</text:p>
          </table:table-cell>
          <table:table-cell office:value-type="float" office:value="2831.03999999999" table:style-name="ce2">
            <text:p>2831.04</text:p>
          </table:table-cell>
          <table:table-cell table:number-columns-repeated="16382"/>
        </table:table-row>
        <table:table-row table:style-name="ro1">
          <table:table-cell office:value-type="float" office:value="9.6836136136136108" table:style-name="ce2">
            <text:p>9.683613614</text:p>
          </table:table-cell>
          <table:table-cell office:value-type="float" office:value="2831.7599999999902" table:style-name="ce2">
            <text:p>2831.76</text:p>
          </table:table-cell>
          <table:table-cell table:number-columns-repeated="16382"/>
        </table:table-row>
        <table:table-row table:style-name="ro1">
          <table:table-cell office:value-type="float" office:value="9.7076176176176201" table:style-name="ce2">
            <text:p>9.707617618</text:p>
          </table:table-cell>
          <table:table-cell office:value-type="float" office:value="2832.47999999999" table:style-name="ce2">
            <text:p>2832.48</text:p>
          </table:table-cell>
          <table:table-cell table:number-columns-repeated="16382"/>
        </table:table-row>
        <table:table-row table:style-name="ro1">
          <table:table-cell office:value-type="float" office:value="9.7316216216216205" table:style-name="ce2">
            <text:p>9.731621622</text:p>
          </table:table-cell>
          <table:table-cell office:value-type="float" office:value="2833.1999999999898" table:style-name="ce2">
            <text:p>2833.2</text:p>
          </table:table-cell>
          <table:table-cell table:number-columns-repeated="16382"/>
        </table:table-row>
        <table:table-row table:style-name="ro1">
          <table:table-cell office:value-type="float" office:value="9.7556256256256209" table:style-name="ce2">
            <text:p>9.755625626</text:p>
          </table:table-cell>
          <table:table-cell office:value-type="float" office:value="2855.03999999999" table:style-name="ce2">
            <text:p>2855.04</text:p>
          </table:table-cell>
          <table:table-cell table:number-columns-repeated="16382"/>
        </table:table-row>
        <table:table-row table:style-name="ro1">
          <table:table-cell office:value-type="float" office:value="9.7796296296296301" table:style-name="ce2">
            <text:p>9.77962963</text:p>
          </table:table-cell>
          <table:table-cell office:value-type="float" office:value="2877.5999999999899" table:style-name="ce2">
            <text:p>2877.6</text:p>
          </table:table-cell>
          <table:table-cell table:number-columns-repeated="16382"/>
        </table:table-row>
        <table:table-row table:style-name="ro1">
          <table:table-cell office:value-type="float" office:value="9.8036336336336305" table:style-name="ce2">
            <text:p>9.803633634</text:p>
          </table:table-cell>
          <table:table-cell office:value-type="float" office:value="2900.1599999999899" table:style-name="ce2">
            <text:p>2900.16</text:p>
          </table:table-cell>
          <table:table-cell table:number-columns-repeated="16382"/>
        </table:table-row>
        <table:table-row table:style-name="ro1">
          <table:table-cell office:value-type="float" office:value="9.8276376376376398" table:style-name="ce2">
            <text:p>9.827637638</text:p>
          </table:table-cell>
          <table:table-cell office:value-type="float" office:value="2922.7199999999898" table:style-name="ce2">
            <text:p>2922.72</text:p>
          </table:table-cell>
          <table:table-cell table:number-columns-repeated="16382"/>
        </table:table-row>
        <table:table-row table:style-name="ro1">
          <table:table-cell office:value-type="float" office:value="9.8516416416416401" table:style-name="ce2">
            <text:p>9.851641642</text:p>
          </table:table-cell>
          <table:table-cell office:value-type="float" office:value="2945.2799999999902" table:style-name="ce2">
            <text:p>2945.28</text:p>
          </table:table-cell>
          <table:table-cell table:number-columns-repeated="16382"/>
        </table:table-row>
        <table:table-row table:style-name="ro1">
          <table:table-cell office:value-type="float" office:value="9.8756456456456405" table:style-name="ce2">
            <text:p>9.875645646</text:p>
          </table:table-cell>
          <table:table-cell office:value-type="float" office:value="2967.8399999999901" table:style-name="ce2">
            <text:p>2967.84</text:p>
          </table:table-cell>
          <table:table-cell table:number-columns-repeated="16382"/>
        </table:table-row>
        <table:table-row table:style-name="ro1">
          <table:table-cell office:value-type="float" office:value="9.8996496496496498" table:style-name="ce2">
            <text:p>9.89964965</text:p>
          </table:table-cell>
          <table:table-cell office:value-type="float" office:value="2990.3999999999901" table:style-name="ce2">
            <text:p>2990.4</text:p>
          </table:table-cell>
          <table:table-cell table:number-columns-repeated="16382"/>
        </table:table-row>
        <table:table-row table:style-name="ro1">
          <table:table-cell office:value-type="float" office:value="9.9236536536536502" table:style-name="ce2">
            <text:p>9.923653654</text:p>
          </table:table-cell>
          <table:table-cell office:value-type="float" office:value="3012.95999999999" table:style-name="ce2">
            <text:p>3012.96</text:p>
          </table:table-cell>
          <table:table-cell table:number-columns-repeated="16382"/>
        </table:table-row>
        <table:table-row table:style-name="ro1">
          <table:table-cell office:value-type="float" office:value="9.9476576576576594" table:style-name="ce2">
            <text:p>9.947657658</text:p>
          </table:table-cell>
          <table:table-cell office:value-type="float" office:value="3035.51999999999" table:style-name="ce2">
            <text:p>3035.52</text:p>
          </table:table-cell>
          <table:table-cell table:number-columns-repeated="16382"/>
        </table:table-row>
        <table:table-row table:style-name="ro1">
          <table:table-cell office:value-type="float" office:value="9.9716616616616598" table:style-name="ce2">
            <text:p>9.971661662</text:p>
          </table:table-cell>
          <table:table-cell office:value-type="float" office:value="3036.2399999999898" table:style-name="ce2">
            <text:p>3036.24</text:p>
          </table:table-cell>
          <table:table-cell table:number-columns-repeated="16382"/>
        </table:table-row>
        <table:table-row table:style-name="ro1">
          <table:table-cell office:value-type="float" office:value="9.9956656656656602" table:style-name="ce2">
            <text:p>9.995665666</text:p>
          </table:table-cell>
          <table:table-cell office:value-type="float" office:value="3036.95999999999" table:style-name="ce2">
            <text:p>3036.96</text:p>
          </table:table-cell>
          <table:table-cell table:number-columns-repeated="16382"/>
        </table:table-row>
        <table:table-row table:style-name="ro1">
          <table:table-cell office:value-type="float" office:value="10.0196696696697" table:style-name="ce2">
            <text:p>10.01966967</text:p>
          </table:table-cell>
          <table:table-cell office:value-type="float" office:value="3037.6799999999898" table:style-name="ce2">
            <text:p>3037.68</text:p>
          </table:table-cell>
          <table:table-cell table:number-columns-repeated="16382"/>
        </table:table-row>
        <table:table-row table:style-name="ro1">
          <table:table-cell office:value-type="float" office:value="10.0436736736737" table:style-name="ce2">
            <text:p>10.04367367</text:p>
          </table:table-cell>
          <table:table-cell office:value-type="float" office:value="3038.3999999999901" table:style-name="ce2">
            <text:p>3038.4</text:p>
          </table:table-cell>
          <table:table-cell table:number-columns-repeated="16382"/>
        </table:table-row>
        <table:table-row table:style-name="ro1">
          <table:table-cell office:value-type="float" office:value="10.0676776776777" table:style-name="ce2">
            <text:p>10.06767768</text:p>
          </table:table-cell>
          <table:table-cell office:value-type="float" office:value="3039.1199999999899" table:style-name="ce2">
            <text:p>3039.12</text:p>
          </table:table-cell>
          <table:table-cell table:number-columns-repeated="16382"/>
        </table:table-row>
        <table:table-row table:style-name="ro1">
          <table:table-cell office:value-type="float" office:value="10.091681681681701" table:style-name="ce2">
            <text:p>10.09168168</text:p>
          </table:table-cell>
          <table:table-cell office:value-type="float" office:value="3061.6799999999898" table:style-name="ce2">
            <text:p>3061.68</text:p>
          </table:table-cell>
          <table:table-cell table:number-columns-repeated="16382"/>
        </table:table-row>
        <table:table-row table:style-name="ro1">
          <table:table-cell office:value-type="float" office:value="10.115685685685699" table:style-name="ce2">
            <text:p>10.11568569</text:p>
          </table:table-cell>
          <table:table-cell office:value-type="float" office:value="3084.2399999999898" table:style-name="ce2">
            <text:p>3084.24</text:p>
          </table:table-cell>
          <table:table-cell table:number-columns-repeated="16382"/>
        </table:table-row>
        <table:table-row table:style-name="ro1">
          <table:table-cell office:value-type="float" office:value="10.1396896896897" table:style-name="ce2">
            <text:p>10.13968969</text:p>
          </table:table-cell>
          <table:table-cell office:value-type="float" office:value="3106.7999999999902" table:style-name="ce2">
            <text:p>3106.8</text:p>
          </table:table-cell>
          <table:table-cell table:number-columns-repeated="16382"/>
        </table:table-row>
        <table:table-row table:style-name="ro1">
          <table:table-cell office:value-type="float" office:value="10.1636936936937" table:style-name="ce2">
            <text:p>10.16369369</text:p>
          </table:table-cell>
          <table:table-cell office:value-type="float" office:value="3129.3599999999901" table:style-name="ce2">
            <text:p>3129.36</text:p>
          </table:table-cell>
          <table:table-cell table:number-columns-repeated="16382"/>
        </table:table-row>
        <table:table-row table:style-name="ro1">
          <table:table-cell office:value-type="float" office:value="10.187697697697701" table:style-name="ce2">
            <text:p>10.1876977</text:p>
          </table:table-cell>
          <table:table-cell office:value-type="float" office:value="3151.9199999999901" table:style-name="ce2">
            <text:p>3151.92</text:p>
          </table:table-cell>
          <table:table-cell table:number-columns-repeated="16382"/>
        </table:table-row>
        <table:table-row table:style-name="ro1">
          <table:table-cell office:value-type="float" office:value="10.211701701701701" table:style-name="ce2">
            <text:p>10.2117017</text:p>
          </table:table-cell>
          <table:table-cell office:value-type="float" office:value="3174.47999999999" table:style-name="ce2">
            <text:p>3174.48</text:p>
          </table:table-cell>
          <table:table-cell table:number-columns-repeated="16382"/>
        </table:table-row>
        <table:table-row table:style-name="ro1">
          <table:table-cell office:value-type="float" office:value="10.235705705705699" table:style-name="ce2">
            <text:p>10.23570571</text:p>
          </table:table-cell>
          <table:table-cell office:value-type="float" office:value="3197.03999999999" table:style-name="ce2">
            <text:p>3197.04</text:p>
          </table:table-cell>
          <table:table-cell table:number-columns-repeated="16382"/>
        </table:table-row>
        <table:table-row table:style-name="ro1">
          <table:table-cell office:value-type="float" office:value="10.2597097097097" table:style-name="ce2">
            <text:p>10.25970971</text:p>
          </table:table-cell>
          <table:table-cell office:value-type="float" office:value="3220.3199999999902" table:style-name="ce2">
            <text:p>3220.32</text:p>
          </table:table-cell>
          <table:table-cell table:number-columns-repeated="16382"/>
        </table:table-row>
        <table:table-row table:style-name="ro1">
          <table:table-cell office:value-type="float" office:value="10.2837137137137" table:style-name="ce2">
            <text:p>10.28371371</text:p>
          </table:table-cell>
          <table:table-cell office:value-type="float" office:value="3243.5999999999899" table:style-name="ce2">
            <text:p>3243.6</text:p>
          </table:table-cell>
          <table:table-cell table:number-columns-repeated="16382"/>
        </table:table-row>
        <table:table-row table:style-name="ro1">
          <table:table-cell office:value-type="float" office:value="10.307717717717701" table:style-name="ce2">
            <text:p>10.30771772</text:p>
          </table:table-cell>
          <table:table-cell office:value-type="float" office:value="3266.8799999999901" table:style-name="ce2">
            <text:p>3266.88</text:p>
          </table:table-cell>
          <table:table-cell table:number-columns-repeated="16382"/>
        </table:table-row>
        <table:table-row table:style-name="ro1">
          <table:table-cell office:value-type="float" office:value="10.331721721721699" table:style-name="ce2">
            <text:p>10.33172172</text:p>
          </table:table-cell>
          <table:table-cell office:value-type="float" office:value="3268.3199999999902" table:style-name="ce2">
            <text:p>3268.32</text:p>
          </table:table-cell>
          <table:table-cell table:number-columns-repeated="16382"/>
        </table:table-row>
        <table:table-row table:style-name="ro1">
          <table:table-cell office:value-type="float" office:value="10.3557257257257" table:style-name="ce2">
            <text:p>10.35572573</text:p>
          </table:table-cell>
          <table:table-cell office:value-type="float" office:value="3269.7599999999902" table:style-name="ce2">
            <text:p>3269.76</text:p>
          </table:table-cell>
          <table:table-cell table:number-columns-repeated="16382"/>
        </table:table-row>
        <table:table-row table:style-name="ro1">
          <table:table-cell office:value-type="float" office:value="10.3797297297297" table:style-name="ce2">
            <text:p>10.37972973</text:p>
          </table:table-cell>
          <table:table-cell office:value-type="float" office:value="3271.9199999999901" table:style-name="ce2">
            <text:p>3271.92</text:p>
          </table:table-cell>
          <table:table-cell table:number-columns-repeated="16382"/>
        </table:table-row>
        <table:table-row table:style-name="ro1">
          <table:table-cell office:value-type="float" office:value="10.4037337337337" table:style-name="ce2">
            <text:p>10.40373373</text:p>
          </table:table-cell>
          <table:table-cell office:value-type="float" office:value="3295.9199999999901" table:style-name="ce2">
            <text:p>3295.92</text:p>
          </table:table-cell>
          <table:table-cell table:number-columns-repeated="16382"/>
        </table:table-row>
        <table:table-row table:style-name="ro1">
          <table:table-cell office:value-type="float" office:value="10.427737737737701" table:style-name="ce2">
            <text:p>10.42773774</text:p>
          </table:table-cell>
          <table:table-cell office:value-type="float" office:value="3319.9199999999901" table:style-name="ce2">
            <text:p>3319.92</text:p>
          </table:table-cell>
          <table:table-cell table:number-columns-repeated="16382"/>
        </table:table-row>
        <table:table-row table:style-name="ro1">
          <table:table-cell office:value-type="float" office:value="10.451741741741699" table:style-name="ce2">
            <text:p>10.45174174</text:p>
          </table:table-cell>
          <table:table-cell office:value-type="float" office:value="3343.9199999999901" table:style-name="ce2">
            <text:p>3343.92</text:p>
          </table:table-cell>
          <table:table-cell table:number-columns-repeated="16382"/>
        </table:table-row>
        <table:table-row table:style-name="ro1">
          <table:table-cell office:value-type="float" office:value="10.4757457457457" table:style-name="ce2">
            <text:p>10.47574575</text:p>
          </table:table-cell>
          <table:table-cell office:value-type="float" office:value="3367.9199999999901" table:style-name="ce2">
            <text:p>3367.92</text:p>
          </table:table-cell>
          <table:table-cell table:number-columns-repeated="16382"/>
        </table:table-row>
        <table:table-row table:style-name="ro1">
          <table:table-cell office:value-type="float" office:value="10.4997497497497" table:style-name="ce2">
            <text:p>10.49974975</text:p>
          </table:table-cell>
          <table:table-cell office:value-type="float" office:value="3391.9199999999901" table:style-name="ce2">
            <text:p>3391.92</text:p>
          </table:table-cell>
          <table:table-cell table:number-columns-repeated="16382"/>
        </table:table-row>
        <table:table-row table:style-name="ro1">
          <table:table-cell office:value-type="float" office:value="10.5237537537538" table:style-name="ce2">
            <text:p>10.52375375</text:p>
          </table:table-cell>
          <table:table-cell office:value-type="float" office:value="3415.9199999999901" table:style-name="ce2">
            <text:p>3415.92</text:p>
          </table:table-cell>
          <table:table-cell table:number-columns-repeated="16382"/>
        </table:table-row>
        <table:table-row table:style-name="ro1">
          <table:table-cell office:value-type="float" office:value="10.5477577577578" table:style-name="ce2">
            <text:p>10.54775776</text:p>
          </table:table-cell>
          <table:table-cell office:value-type="float" office:value="3439.9199999999901" table:style-name="ce2">
            <text:p>3439.92</text:p>
          </table:table-cell>
          <table:table-cell table:number-columns-repeated="16382"/>
        </table:table-row>
        <table:table-row table:style-name="ro1">
          <table:table-cell office:value-type="float" office:value="10.571761761761801" table:style-name="ce2">
            <text:p>10.57176176</text:p>
          </table:table-cell>
          <table:table-cell office:value-type="float" office:value="3463.9199999999901" table:style-name="ce2">
            <text:p>3463.92</text:p>
          </table:table-cell>
          <table:table-cell table:number-columns-repeated="16382"/>
        </table:table-row>
        <table:table-row table:style-name="ro1">
          <table:table-cell office:value-type="float" office:value="10.595765765765799" table:style-name="ce2">
            <text:p>10.59576577</text:p>
          </table:table-cell>
          <table:table-cell office:value-type="float" office:value="3487.9199999999901" table:style-name="ce2">
            <text:p>3487.92</text:p>
          </table:table-cell>
          <table:table-cell table:number-columns-repeated="16382"/>
        </table:table-row>
        <table:table-row table:style-name="ro1">
          <table:table-cell office:value-type="float" office:value="10.6197697697698" table:style-name="ce2">
            <text:p>10.61976977</text:p>
          </table:table-cell>
          <table:table-cell office:value-type="float" office:value="3511.9199999999901" table:style-name="ce2">
            <text:p>3511.92</text:p>
          </table:table-cell>
          <table:table-cell table:number-columns-repeated="16382"/>
        </table:table-row>
        <table:table-row table:style-name="ro1">
          <table:table-cell office:value-type="float" office:value="10.6437737737738" table:style-name="ce2">
            <text:p>10.64377377</text:p>
          </table:table-cell>
          <table:table-cell office:value-type="float" office:value="3514.0799999999799" table:style-name="ce2">
            <text:p>3514.08</text:p>
          </table:table-cell>
          <table:table-cell table:number-columns-repeated="16382"/>
        </table:table-row>
        <table:table-row table:style-name="ro1">
          <table:table-cell office:value-type="float" office:value="10.6677777777778" table:style-name="ce2">
            <text:p>10.66777778</text:p>
          </table:table-cell>
          <table:table-cell office:value-type="float" office:value="3516.2399999999798" table:style-name="ce2">
            <text:p>3516.24</text:p>
          </table:table-cell>
          <table:table-cell table:number-columns-repeated="16382"/>
        </table:table-row>
        <table:table-row table:style-name="ro1">
          <table:table-cell office:value-type="float" office:value="10.691781781781801" table:style-name="ce2">
            <text:p>10.69178178</text:p>
          </table:table-cell>
          <table:table-cell office:value-type="float" office:value="3518.3999999999801" table:style-name="ce2">
            <text:p>3518.4</text:p>
          </table:table-cell>
          <table:table-cell table:number-columns-repeated="16382"/>
        </table:table-row>
        <table:table-row table:style-name="ro1">
          <table:table-cell office:value-type="float" office:value="10.715785785785799" table:style-name="ce2">
            <text:p>10.71578579</text:p>
          </table:table-cell>
          <table:table-cell office:value-type="float" office:value="3520.5599999999799" table:style-name="ce2">
            <text:p>3520.56</text:p>
          </table:table-cell>
          <table:table-cell table:number-columns-repeated="16382"/>
        </table:table-row>
        <table:table-row table:style-name="ro1">
          <table:table-cell office:value-type="float" office:value="10.7397897897898" table:style-name="ce2">
            <text:p>10.73978979</text:p>
          </table:table-cell>
          <table:table-cell office:value-type="float" office:value="3522.7199999999798" table:style-name="ce2">
            <text:p>3522.72</text:p>
          </table:table-cell>
          <table:table-cell table:number-columns-repeated="16382"/>
        </table:table-row>
        <table:table-row table:style-name="ro1">
          <table:table-cell office:value-type="float" office:value="10.7637937937938" table:style-name="ce2">
            <text:p>10.76379379</text:p>
          </table:table-cell>
          <table:table-cell office:value-type="float" office:value="3524.8799999999801" table:style-name="ce2">
            <text:p>3524.88</text:p>
          </table:table-cell>
          <table:table-cell table:number-columns-repeated="16382"/>
        </table:table-row>
        <table:table-row table:style-name="ro1">
          <table:table-cell office:value-type="float" office:value="10.787797797797801" table:style-name="ce2">
            <text:p>10.7877978</text:p>
          </table:table-cell>
          <table:table-cell office:value-type="float" office:value="3527.03999999998" table:style-name="ce2">
            <text:p>3527.04</text:p>
          </table:table-cell>
          <table:table-cell table:number-columns-repeated="16382"/>
        </table:table-row>
        <table:table-row table:style-name="ro1">
          <table:table-cell office:value-type="float" office:value="10.811801801801799" table:style-name="ce2">
            <text:p>10.8118018</text:p>
          </table:table-cell>
          <table:table-cell office:value-type="float" office:value="3527.7599999999802" table:style-name="ce2">
            <text:p>3527.76</text:p>
          </table:table-cell>
          <table:table-cell table:number-columns-repeated="16382"/>
        </table:table-row>
        <table:table-row table:style-name="ro1">
          <table:table-cell office:value-type="float" office:value="10.8358058058058" table:style-name="ce2">
            <text:p>10.83580581</text:p>
          </table:table-cell>
          <table:table-cell office:value-type="float" office:value="3528.47999999998" table:style-name="ce2">
            <text:p>3528.48</text:p>
          </table:table-cell>
          <table:table-cell table:number-columns-repeated="16382"/>
        </table:table-row>
        <table:table-row table:style-name="ro1">
          <table:table-cell office:value-type="float" office:value="10.8598098098098" table:style-name="ce2">
            <text:p>10.85980981</text:p>
          </table:table-cell>
          <table:table-cell office:value-type="float" office:value="3529.1999999999798" table:style-name="ce2">
            <text:p>3529.2</text:p>
          </table:table-cell>
          <table:table-cell table:number-columns-repeated="16382"/>
        </table:table-row>
        <table:table-row table:style-name="ro1">
          <table:table-cell office:value-type="float" office:value="10.8838138138138" table:style-name="ce2">
            <text:p>10.88381381</text:p>
          </table:table-cell>
          <table:table-cell office:value-type="float" office:value="3529.9199999999801" table:style-name="ce2">
            <text:p>3529.92</text:p>
          </table:table-cell>
          <table:table-cell table:number-columns-repeated="16382"/>
        </table:table-row>
        <table:table-row table:style-name="ro1">
          <table:table-cell office:value-type="float" office:value="10.907817817817801" table:style-name="ce2">
            <text:p>10.90781782</text:p>
          </table:table-cell>
          <table:table-cell office:value-type="float" office:value="3530.6399999999799" table:style-name="ce2">
            <text:p>3530.64</text:p>
          </table:table-cell>
          <table:table-cell table:number-columns-repeated="16382"/>
        </table:table-row>
        <table:table-row table:style-name="ro1">
          <table:table-cell office:value-type="float" office:value="10.931821821821799" table:style-name="ce2">
            <text:p>10.93182182</text:p>
          </table:table-cell>
          <table:table-cell office:value-type="float" office:value="3531.3599999999801" table:style-name="ce2">
            <text:p>3531.36</text:p>
          </table:table-cell>
          <table:table-cell table:number-columns-repeated="16382"/>
        </table:table-row>
        <table:table-row table:style-name="ro1">
          <table:table-cell office:value-type="float" office:value="10.9558258258258" table:style-name="ce2">
            <text:p>10.95582583</text:p>
          </table:table-cell>
          <table:table-cell office:value-type="float" office:value="3532.0799999999799" table:style-name="ce2">
            <text:p>3532.08</text:p>
          </table:table-cell>
          <table:table-cell table:number-columns-repeated="16382"/>
        </table:table-row>
        <table:table-row table:style-name="ro1">
          <table:table-cell office:value-type="float" office:value="10.9798298298298" table:style-name="ce2">
            <text:p>10.97982983</text:p>
          </table:table-cell>
          <table:table-cell office:value-type="float" office:value="3532.7999999999802" table:style-name="ce2">
            <text:p>3532.8</text:p>
          </table:table-cell>
          <table:table-cell table:number-columns-repeated="16382"/>
        </table:table-row>
        <table:table-row table:style-name="ro1">
          <table:table-cell office:value-type="float" office:value="11.0038338338338" table:style-name="ce2">
            <text:p>11.00383383</text:p>
          </table:table-cell>
          <table:table-cell office:value-type="float" office:value="3533.51999999998" table:style-name="ce2">
            <text:p>3533.52</text:p>
          </table:table-cell>
          <table:table-cell table:number-columns-repeated="16382"/>
        </table:table-row>
        <table:table-row table:style-name="ro1">
          <table:table-cell office:value-type="float" office:value="11.027837837837801" table:style-name="ce2">
            <text:p>11.02783784</text:p>
          </table:table-cell>
          <table:table-cell office:value-type="float" office:value="3534.2399999999798" table:style-name="ce2">
            <text:p>3534.24</text:p>
          </table:table-cell>
          <table:table-cell table:number-columns-repeated="16382"/>
        </table:table-row>
        <table:table-row table:style-name="ro1">
          <table:table-cell office:value-type="float" office:value="11.051841841841799" table:style-name="ce2">
            <text:p>11.05184184</text:p>
          </table:table-cell>
          <table:table-cell office:value-type="float" office:value="3534.95999999998" table:style-name="ce2">
            <text:p>3534.96</text:p>
          </table:table-cell>
          <table:table-cell table:number-columns-repeated="16382"/>
        </table:table-row>
        <table:table-row table:style-name="ro1">
          <table:table-cell office:value-type="float" office:value="11.0758458458458" table:style-name="ce2">
            <text:p>11.07584585</text:p>
          </table:table-cell>
          <table:table-cell office:value-type="float" office:value="3535.6799999999798" table:style-name="ce2">
            <text:p>3535.68</text:p>
          </table:table-cell>
          <table:table-cell table:number-columns-repeated="16382"/>
        </table:table-row>
        <table:table-row table:style-name="ro1">
          <table:table-cell office:value-type="float" office:value="11.0998498498498" table:style-name="ce2">
            <text:p>11.09984985</text:p>
          </table:table-cell>
          <table:table-cell office:value-type="float" office:value="3536.3999999999801" table:style-name="ce2">
            <text:p>3536.4</text:p>
          </table:table-cell>
          <table:table-cell table:number-columns-repeated="16382"/>
        </table:table-row>
        <table:table-row table:style-name="ro1">
          <table:table-cell office:value-type="float" office:value="11.1238538538539" table:style-name="ce2">
            <text:p>11.12385385</text:p>
          </table:table-cell>
          <table:table-cell office:value-type="float" office:value="3537.1199999999799" table:style-name="ce2">
            <text:p>3537.12</text:p>
          </table:table-cell>
          <table:table-cell table:number-columns-repeated="16382"/>
        </table:table-row>
        <table:table-row table:style-name="ro1">
          <table:table-cell office:value-type="float" office:value="11.1478578578579" table:style-name="ce2">
            <text:p>11.14785786</text:p>
          </table:table-cell>
          <table:table-cell office:value-type="float" office:value="3537.8399999999801" table:style-name="ce2">
            <text:p>3537.84</text:p>
          </table:table-cell>
          <table:table-cell table:number-columns-repeated="16382"/>
        </table:table-row>
        <table:table-row table:style-name="ro1">
          <table:table-cell office:value-type="float" office:value="11.171861861861901" table:style-name="ce2">
            <text:p>11.17186186</text:p>
          </table:table-cell>
          <table:table-cell office:value-type="float" office:value="3538.5599999999799" table:style-name="ce2">
            <text:p>3538.56</text:p>
          </table:table-cell>
          <table:table-cell table:number-columns-repeated="16382"/>
        </table:table-row>
        <table:table-row table:style-name="ro1">
          <table:table-cell office:value-type="float" office:value="11.195865865865899" table:style-name="ce2">
            <text:p>11.19586587</text:p>
          </table:table-cell>
          <table:table-cell office:value-type="float" office:value="3539.2799999999802" table:style-name="ce2">
            <text:p>3539.28</text:p>
          </table:table-cell>
          <table:table-cell table:number-columns-repeated="16382"/>
        </table:table-row>
        <table:table-row table:style-name="ro1">
          <table:table-cell office:value-type="float" office:value="11.2198698698699" table:style-name="ce2">
            <text:p>11.21986987</text:p>
          </table:table-cell>
          <table:table-cell office:value-type="float" office:value="3561.8399999999801" table:style-name="ce2">
            <text:p>3561.84</text:p>
          </table:table-cell>
          <table:table-cell table:number-columns-repeated="16382"/>
        </table:table-row>
        <table:table-row table:style-name="ro1">
          <table:table-cell office:value-type="float" office:value="11.2438738738739" table:style-name="ce2">
            <text:p>11.24387387</text:p>
          </table:table-cell>
          <table:table-cell office:value-type="float" office:value="3584.3999999999801" table:style-name="ce2">
            <text:p>3584.4</text:p>
          </table:table-cell>
          <table:table-cell table:number-columns-repeated="16382"/>
        </table:table-row>
        <table:table-row table:style-name="ro1">
          <table:table-cell office:value-type="float" office:value="11.267877877877901" table:style-name="ce2">
            <text:p>11.26787788</text:p>
          </table:table-cell>
          <table:table-cell office:value-type="float" office:value="3606.95999999998" table:style-name="ce2">
            <text:p>3606.96</text:p>
          </table:table-cell>
          <table:table-cell table:number-columns-repeated="16382"/>
        </table:table-row>
        <table:table-row table:style-name="ro1">
          <table:table-cell office:value-type="float" office:value="11.291881881881899" table:style-name="ce2">
            <text:p>11.29188188</text:p>
          </table:table-cell>
          <table:table-cell office:value-type="float" office:value="3651.3599999999801" table:style-name="ce2">
            <text:p>3651.36</text:p>
          </table:table-cell>
          <table:table-cell table:number-columns-repeated="16382"/>
        </table:table-row>
        <table:table-row table:style-name="ro1">
          <table:table-cell office:value-type="float" office:value="11.315885885885899" table:style-name="ce2">
            <text:p>11.31588589</text:p>
          </table:table-cell>
          <table:table-cell office:value-type="float" office:value="3695.7599999999802" table:style-name="ce2">
            <text:p>3695.76</text:p>
          </table:table-cell>
          <table:table-cell table:number-columns-repeated="16382"/>
        </table:table-row>
        <table:table-row table:style-name="ro1">
          <table:table-cell office:value-type="float" office:value="11.3398898898899" table:style-name="ce2">
            <text:p>11.33988989</text:p>
          </table:table-cell>
          <table:table-cell office:value-type="float" office:value="3740.1599999999798" table:style-name="ce2">
            <text:p>3740.16</text:p>
          </table:table-cell>
          <table:table-cell table:number-columns-repeated="16382"/>
        </table:table-row>
        <table:table-row table:style-name="ro1">
          <table:table-cell office:value-type="float" office:value="11.3638938938939" table:style-name="ce2">
            <text:p>11.36389389</text:p>
          </table:table-cell>
          <table:table-cell office:value-type="float" office:value="3762.7199999999798" table:style-name="ce2">
            <text:p>3762.72</text:p>
          </table:table-cell>
          <table:table-cell table:number-columns-repeated="16382"/>
        </table:table-row>
        <table:table-row table:style-name="ro1">
          <table:table-cell office:value-type="float" office:value="11.387897897897901" table:style-name="ce2">
            <text:p>11.3878979</text:p>
          </table:table-cell>
          <table:table-cell office:value-type="float" office:value="3785.2799999999802" table:style-name="ce2">
            <text:p>3785.28</text:p>
          </table:table-cell>
          <table:table-cell table:number-columns-repeated="16382"/>
        </table:table-row>
        <table:table-row table:style-name="ro1">
          <table:table-cell office:value-type="float" office:value="11.411901901901899" table:style-name="ce2">
            <text:p>11.4119019</text:p>
          </table:table-cell>
          <table:table-cell office:value-type="float" office:value="3807.8399999999801" table:style-name="ce2">
            <text:p>3807.84</text:p>
          </table:table-cell>
          <table:table-cell table:number-columns-repeated="16382"/>
        </table:table-row>
        <table:table-row table:style-name="ro1">
          <table:table-cell office:value-type="float" office:value="11.4359059059059" table:style-name="ce2">
            <text:p>11.43590591</text:p>
          </table:table-cell>
          <table:table-cell office:value-type="float" office:value="3830.3999999999801" table:style-name="ce2">
            <text:p>3830.4</text:p>
          </table:table-cell>
          <table:table-cell table:number-columns-repeated="16382"/>
        </table:table-row>
        <table:table-row table:style-name="ro1">
          <table:table-cell office:value-type="float" office:value="11.4599099099099" table:style-name="ce2">
            <text:p>11.45990991</text:p>
          </table:table-cell>
          <table:table-cell office:value-type="float" office:value="3852.95999999998" table:style-name="ce2">
            <text:p>3852.96</text:p>
          </table:table-cell>
          <table:table-cell table:number-columns-repeated="16382"/>
        </table:table-row>
        <table:table-row table:style-name="ro1">
          <table:table-cell office:value-type="float" office:value="11.4839139139139" table:style-name="ce2">
            <text:p>11.48391391</text:p>
          </table:table-cell>
          <table:table-cell office:value-type="float" office:value="3875.51999999998" table:style-name="ce2">
            <text:p>3875.52</text:p>
          </table:table-cell>
          <table:table-cell table:number-columns-repeated="16382"/>
        </table:table-row>
        <table:table-row table:style-name="ro1">
          <table:table-cell office:value-type="float" office:value="11.507917917917901" table:style-name="ce2">
            <text:p>11.50791792</text:p>
          </table:table-cell>
          <table:table-cell office:value-type="float" office:value="3898.0799999999799" table:style-name="ce2">
            <text:p>3898.08</text:p>
          </table:table-cell>
          <table:table-cell table:number-columns-repeated="16382"/>
        </table:table-row>
        <table:table-row table:style-name="ro1">
          <table:table-cell office:value-type="float" office:value="11.531921921921899" table:style-name="ce2">
            <text:p>11.53192192</text:p>
          </table:table-cell>
          <table:table-cell office:value-type="float" office:value="3920.6399999999799" table:style-name="ce2">
            <text:p>3920.64</text:p>
          </table:table-cell>
          <table:table-cell table:number-columns-repeated="16382"/>
        </table:table-row>
        <table:table-row table:style-name="ro1">
          <table:table-cell office:value-type="float" office:value="11.5559259259259" table:style-name="ce2">
            <text:p>11.55592593</text:p>
          </table:table-cell>
          <table:table-cell office:value-type="float" office:value="3943.1999999999798" table:style-name="ce2">
            <text:p>3943.2</text:p>
          </table:table-cell>
          <table:table-cell table:number-columns-repeated="16382"/>
        </table:table-row>
        <table:table-row table:style-name="ro1">
          <table:table-cell office:value-type="float" office:value="11.5799299299299" table:style-name="ce2">
            <text:p>11.57992993</text:p>
          </table:table-cell>
          <table:table-cell office:value-type="float" office:value="3965.7599999999802" table:style-name="ce2">
            <text:p>3965.76</text:p>
          </table:table-cell>
          <table:table-cell table:number-columns-repeated="16382"/>
        </table:table-row>
        <table:table-row table:style-name="ro1">
          <table:table-cell office:value-type="float" office:value="11.6039339339339" table:style-name="ce2">
            <text:p>11.60393393</text:p>
          </table:table-cell>
          <table:table-cell office:value-type="float" office:value="3966.47999999998" table:style-name="ce2">
            <text:p>3966.48</text:p>
          </table:table-cell>
          <table:table-cell table:number-columns-repeated="16382"/>
        </table:table-row>
        <table:table-row table:style-name="ro1">
          <table:table-cell office:value-type="float" office:value="11.627937937937901" table:style-name="ce2">
            <text:p>11.62793794</text:p>
          </table:table-cell>
          <table:table-cell office:value-type="float" office:value="3967.9199999999801" table:style-name="ce2">
            <text:p>3967.92</text:p>
          </table:table-cell>
          <table:table-cell table:number-columns-repeated="16382"/>
        </table:table-row>
        <table:table-row table:style-name="ro1">
          <table:table-cell office:value-type="float" office:value="11.651941941941899" table:style-name="ce2">
            <text:p>11.65194194</text:p>
          </table:table-cell>
          <table:table-cell office:value-type="float" office:value="3969.3599999999801" table:style-name="ce2">
            <text:p>3969.36</text:p>
          </table:table-cell>
          <table:table-cell table:number-columns-repeated="16382"/>
        </table:table-row>
        <table:table-row table:style-name="ro1">
          <table:table-cell office:value-type="float" office:value="11.6759459459459" table:style-name="ce2">
            <text:p>11.67594595</text:p>
          </table:table-cell>
          <table:table-cell office:value-type="float" office:value="3970.7999999999802" table:style-name="ce2">
            <text:p>3970.8</text:p>
          </table:table-cell>
          <table:table-cell table:number-columns-repeated="16382"/>
        </table:table-row>
        <table:table-row table:style-name="ro1">
          <table:table-cell office:value-type="float" office:value="11.6999499499499" table:style-name="ce2">
            <text:p>11.69994995</text:p>
          </table:table-cell>
          <table:table-cell office:value-type="float" office:value="3972.2399999999798" table:style-name="ce2">
            <text:p>3972.24</text:p>
          </table:table-cell>
          <table:table-cell table:number-columns-repeated="16382"/>
        </table:table-row>
        <table:table-row table:style-name="ro1">
          <table:table-cell office:value-type="float" office:value="11.723953953954" table:style-name="ce2">
            <text:p>11.72395395</text:p>
          </table:table-cell>
          <table:table-cell office:value-type="float" office:value="3973.6799999999798" table:style-name="ce2">
            <text:p>3973.68</text:p>
          </table:table-cell>
          <table:table-cell table:number-columns-repeated="16382"/>
        </table:table-row>
        <table:table-row table:style-name="ro1">
          <table:table-cell office:value-type="float" office:value="11.747957957958" table:style-name="ce2">
            <text:p>11.74795796</text:p>
          </table:table-cell>
          <table:table-cell office:value-type="float" office:value="3975.1199999999699" table:style-name="ce2">
            <text:p>3975.12</text:p>
          </table:table-cell>
          <table:table-cell table:number-columns-repeated="16382"/>
        </table:table-row>
        <table:table-row table:style-name="ro1">
          <table:table-cell office:value-type="float" office:value="11.771961961962001" table:style-name="ce2">
            <text:p>11.77196196</text:p>
          </table:table-cell>
          <table:table-cell office:value-type="float" office:value="3976.5599999999699" table:style-name="ce2">
            <text:p>3976.56</text:p>
          </table:table-cell>
          <table:table-cell table:number-columns-repeated="16382"/>
        </table:table-row>
        <table:table-row table:style-name="ro1">
          <table:table-cell office:value-type="float" office:value="11.795965965965999" table:style-name="ce2">
            <text:p>11.79596597</text:p>
          </table:table-cell>
          <table:table-cell office:value-type="float" office:value="3977.99999999997" table:style-name="ce2">
            <text:p>3978</text:p>
          </table:table-cell>
          <table:table-cell table:number-columns-repeated="16382"/>
        </table:table-row>
        <table:table-row table:style-name="ro1">
          <table:table-cell office:value-type="float" office:value="11.81996996997" table:style-name="ce2">
            <text:p>11.81996997</text:p>
          </table:table-cell>
          <table:table-cell office:value-type="float" office:value="3979.43999999997" table:style-name="ce2">
            <text:p>3979.44</text:p>
          </table:table-cell>
          <table:table-cell table:number-columns-repeated="16382"/>
        </table:table-row>
        <table:table-row table:style-name="ro1">
          <table:table-cell office:value-type="float" office:value="11.843973973974" table:style-name="ce2">
            <text:p>11.84397397</text:p>
          </table:table-cell>
          <table:table-cell office:value-type="float" office:value="3980.8799999999701" table:style-name="ce2">
            <text:p>3980.88</text:p>
          </table:table-cell>
          <table:table-cell table:number-columns-repeated="16382"/>
        </table:table-row>
        <table:table-row table:style-name="ro1">
          <table:table-cell office:value-type="float" office:value="11.867977977978001" table:style-name="ce2">
            <text:p>11.86797798</text:p>
          </table:table-cell>
          <table:table-cell office:value-type="float" office:value="3982.3199999999702" table:style-name="ce2">
            <text:p>3982.32</text:p>
          </table:table-cell>
          <table:table-cell table:number-columns-repeated="16382"/>
        </table:table-row>
        <table:table-row table:style-name="ro1">
          <table:table-cell office:value-type="float" office:value="11.891981981981999" table:style-name="ce2">
            <text:p>11.89198198</text:p>
          </table:table-cell>
          <table:table-cell office:value-type="float" office:value="3983.7599999999702" table:style-name="ce2">
            <text:p>3983.76</text:p>
          </table:table-cell>
          <table:table-cell table:number-columns-repeated="16382"/>
        </table:table-row>
        <table:table-row table:style-name="ro1">
          <table:table-cell office:value-type="float" office:value="11.915985985986" table:style-name="ce2">
            <text:p>11.91598599</text:p>
          </table:table-cell>
          <table:table-cell office:value-type="float" office:value="4007.03999999997" table:style-name="ce2">
            <text:p>4007.04</text:p>
          </table:table-cell>
          <table:table-cell table:number-columns-repeated="16382"/>
        </table:table-row>
        <table:table-row table:style-name="ro1">
          <table:table-cell office:value-type="float" office:value="11.93998998999" table:style-name="ce2">
            <text:p>11.93998999</text:p>
          </table:table-cell>
          <table:table-cell office:value-type="float" office:value="4030.3199999999702" table:style-name="ce2">
            <text:p>4030.32</text:p>
          </table:table-cell>
          <table:table-cell table:number-columns-repeated="16382"/>
        </table:table-row>
        <table:table-row table:style-name="ro1">
          <table:table-cell office:value-type="float" office:value="11.963993993994" table:style-name="ce2">
            <text:p>11.96399399</text:p>
          </table:table-cell>
          <table:table-cell office:value-type="float" office:value="4053.5999999999699" table:style-name="ce2">
            <text:p>4053.6</text:p>
          </table:table-cell>
          <table:table-cell table:number-columns-repeated="16382"/>
        </table:table-row>
        <table:table-row table:style-name="ro1">
          <table:table-cell office:value-type="float" office:value="11.987997997998001" table:style-name="ce2">
            <text:p>11.987998</text:p>
          </table:table-cell>
          <table:table-cell office:value-type="float" office:value="4076.8799999999701" table:style-name="ce2">
            <text:p>4076.88</text:p>
          </table:table-cell>
          <table:table-cell table:number-columns-repeated="16382"/>
        </table:table-row>
        <table:table-row table:style-name="ro1">
          <table:table-cell office:value-type="float" office:value="12.012002002001999" table:style-name="ce2">
            <text:p>12.012002</text:p>
          </table:table-cell>
          <table:table-cell office:value-type="float" office:value="4100.1599999999698" table:style-name="ce2">
            <text:p>4100.16</text:p>
          </table:table-cell>
          <table:table-cell table:number-columns-repeated="16382"/>
        </table:table-row>
        <table:table-row table:style-name="ro1">
          <table:table-cell office:value-type="float" office:value="12.036006006006" table:style-name="ce2">
            <text:p>12.03600601</text:p>
          </table:table-cell>
          <table:table-cell office:value-type="float" office:value="4123.4399999999696" table:style-name="ce2">
            <text:p>4123.44</text:p>
          </table:table-cell>
          <table:table-cell table:number-columns-repeated="16382"/>
        </table:table-row>
        <table:table-row table:style-name="ro1">
          <table:table-cell office:value-type="float" office:value="12.06001001001" table:style-name="ce2">
            <text:p>12.06001001</text:p>
          </table:table-cell>
          <table:table-cell office:value-type="float" office:value="4146.7199999999702" table:style-name="ce2">
            <text:p>4146.72</text:p>
          </table:table-cell>
          <table:table-cell table:number-columns-repeated="16382"/>
        </table:table-row>
        <table:table-row table:style-name="ro1">
          <table:table-cell office:value-type="float" office:value="12.084014014014" table:style-name="ce2">
            <text:p>12.08401401</text:p>
          </table:table-cell>
          <table:table-cell office:value-type="float" office:value="4169.99999999997" table:style-name="ce2">
            <text:p>4170</text:p>
          </table:table-cell>
          <table:table-cell table:number-columns-repeated="16382"/>
        </table:table-row>
        <table:table-row table:style-name="ro1">
          <table:table-cell office:value-type="float" office:value="12.108018018018001" table:style-name="ce2">
            <text:p>12.10801802</text:p>
          </table:table-cell>
          <table:table-cell office:value-type="float" office:value="4193.2799999999697" table:style-name="ce2">
            <text:p>4193.28</text:p>
          </table:table-cell>
          <table:table-cell table:number-columns-repeated="16382"/>
        </table:table-row>
        <table:table-row table:style-name="ro1">
          <table:table-cell office:value-type="float" office:value="12.132022022021999" table:style-name="ce2">
            <text:p>12.13202202</text:p>
          </table:table-cell>
          <table:table-cell office:value-type="float" office:value="4216.5599999999704" table:style-name="ce2">
            <text:p>4216.56</text:p>
          </table:table-cell>
          <table:table-cell table:number-columns-repeated="16382"/>
        </table:table-row>
        <table:table-row table:style-name="ro1">
          <table:table-cell office:value-type="float" office:value="12.156026026026" table:style-name="ce2">
            <text:p>12.15602603</text:p>
          </table:table-cell>
          <table:table-cell office:value-type="float" office:value="4239.8399999999801" table:style-name="ce2">
            <text:p>4239.84</text:p>
          </table:table-cell>
          <table:table-cell table:number-columns-repeated="16382"/>
        </table:table-row>
        <table:table-row table:style-name="ro1">
          <table:table-cell office:value-type="float" office:value="12.18003003003" table:style-name="ce2">
            <text:p>12.18003003</text:p>
          </table:table-cell>
          <table:table-cell office:value-type="float" office:value="4241.2799999999797" table:style-name="ce2">
            <text:p>4241.28</text:p>
          </table:table-cell>
          <table:table-cell table:number-columns-repeated="16382"/>
        </table:table-row>
        <table:table-row table:style-name="ro1">
          <table:table-cell office:value-type="float" office:value="12.204034034034001" table:style-name="ce2">
            <text:p>12.20403403</text:p>
          </table:table-cell>
          <table:table-cell office:value-type="float" office:value="4242.7199999999802" table:style-name="ce2">
            <text:p>4242.72</text:p>
          </table:table-cell>
          <table:table-cell table:number-columns-repeated="16382"/>
        </table:table-row>
        <table:table-row table:style-name="ro1">
          <table:table-cell office:value-type="float" office:value="12.228038038037999" table:style-name="ce2">
            <text:p>12.22803804</text:p>
          </table:table-cell>
          <table:table-cell office:value-type="float" office:value="4244.1599999999798" table:style-name="ce2">
            <text:p>4244.16</text:p>
          </table:table-cell>
          <table:table-cell table:number-columns-repeated="16382"/>
        </table:table-row>
        <table:table-row table:style-name="ro1">
          <table:table-cell office:value-type="float" office:value="12.252042042042" table:style-name="ce2">
            <text:p>12.25204204</text:p>
          </table:table-cell>
          <table:table-cell office:value-type="float" office:value="4245.5999999999804" table:style-name="ce2">
            <text:p>4245.6</text:p>
          </table:table-cell>
          <table:table-cell table:number-columns-repeated="16382"/>
        </table:table-row>
        <table:table-row table:style-name="ro1">
          <table:table-cell office:value-type="float" office:value="12.276046046046" table:style-name="ce2">
            <text:p>12.27604605</text:p>
          </table:table-cell>
          <table:table-cell office:value-type="float" office:value="4247.03999999998" table:style-name="ce2">
            <text:p>4247.04</text:p>
          </table:table-cell>
          <table:table-cell table:number-columns-repeated="16382"/>
        </table:table-row>
        <table:table-row table:style-name="ro1">
          <table:table-cell office:value-type="float" office:value="12.30005005005" table:style-name="ce2">
            <text:p>12.30005005</text:p>
          </table:table-cell>
          <table:table-cell office:value-type="float" office:value="4269.5999999999804" table:style-name="ce2">
            <text:p>4269.6</text:p>
          </table:table-cell>
          <table:table-cell table:number-columns-repeated="16382"/>
        </table:table-row>
        <table:table-row table:style-name="ro1">
          <table:table-cell office:value-type="float" office:value="12.3240540540541" table:style-name="ce2">
            <text:p>12.32405405</text:p>
          </table:table-cell>
          <table:table-cell office:value-type="float" office:value="4292.1599999999798" table:style-name="ce2">
            <text:p>4292.16</text:p>
          </table:table-cell>
          <table:table-cell table:number-columns-repeated="16382"/>
        </table:table-row>
        <table:table-row table:style-name="ro1">
          <table:table-cell office:value-type="float" office:value="12.348058058058101" table:style-name="ce2">
            <text:p>12.34805806</text:p>
          </table:table-cell>
          <table:table-cell office:value-type="float" office:value="4314.7199999999802" table:style-name="ce2">
            <text:p>4314.72</text:p>
          </table:table-cell>
          <table:table-cell table:number-columns-repeated="16382"/>
        </table:table-row>
        <table:table-row table:style-name="ro1">
          <table:table-cell office:value-type="float" office:value="12.372062062062099" table:style-name="ce2">
            <text:p>12.37206206</text:p>
          </table:table-cell>
          <table:table-cell office:value-type="float" office:value="4337.2799999999797" table:style-name="ce2">
            <text:p>4337.28</text:p>
          </table:table-cell>
          <table:table-cell table:number-columns-repeated="16382"/>
        </table:table-row>
        <table:table-row table:style-name="ro1">
          <table:table-cell office:value-type="float" office:value="12.3960660660661" table:style-name="ce2">
            <text:p>12.39606607</text:p>
          </table:table-cell>
          <table:table-cell office:value-type="float" office:value="4359.8399999999801" table:style-name="ce2">
            <text:p>4359.84</text:p>
          </table:table-cell>
          <table:table-cell table:number-columns-repeated="16382"/>
        </table:table-row>
        <table:table-row table:style-name="ro1">
          <table:table-cell office:value-type="float" office:value="12.4200700700701" table:style-name="ce2">
            <text:p>12.42007007</text:p>
          </table:table-cell>
          <table:table-cell office:value-type="float" office:value="4382.3999999999796" table:style-name="ce2">
            <text:p>4382.4</text:p>
          </table:table-cell>
          <table:table-cell table:number-columns-repeated="16382"/>
        </table:table-row>
        <table:table-row table:style-name="ro1">
          <table:table-cell office:value-type="float" office:value="12.4440740740741" table:style-name="ce2">
            <text:p>12.44407407</text:p>
          </table:table-cell>
          <table:table-cell office:value-type="float" office:value="4404.95999999998" table:style-name="ce2">
            <text:p>4404.96</text:p>
          </table:table-cell>
          <table:table-cell table:number-columns-repeated="16382"/>
        </table:table-row>
        <table:table-row table:style-name="ro1">
          <table:table-cell office:value-type="float" office:value="12.468078078078101" table:style-name="ce2">
            <text:p>12.46807808</text:p>
          </table:table-cell>
          <table:table-cell office:value-type="float" office:value="4427.5199999999804" table:style-name="ce2">
            <text:p>4427.52</text:p>
          </table:table-cell>
          <table:table-cell table:number-columns-repeated="16382"/>
        </table:table-row>
        <table:table-row table:style-name="ro1">
          <table:table-cell office:value-type="float" office:value="12.492082082082099" table:style-name="ce2">
            <text:p>12.49208208</text:p>
          </table:table-cell>
          <table:table-cell office:value-type="float" office:value="4450.0799999999799" table:style-name="ce2">
            <text:p>4450.08</text:p>
          </table:table-cell>
          <table:table-cell table:number-columns-repeated="16382"/>
        </table:table-row>
        <table:table-row table:style-name="ro1">
          <table:table-cell office:value-type="float" office:value="12.5160860860861" table:style-name="ce2">
            <text:p>12.51608609</text:p>
          </table:table-cell>
          <table:table-cell office:value-type="float" office:value="4472.6399999999803" table:style-name="ce2">
            <text:p>4472.64</text:p>
          </table:table-cell>
          <table:table-cell table:number-columns-repeated="16382"/>
        </table:table-row>
        <table:table-row table:style-name="ro1">
          <table:table-cell office:value-type="float" office:value="12.5400900900901" table:style-name="ce2">
            <text:p>12.54009009</text:p>
          </table:table-cell>
          <table:table-cell office:value-type="float" office:value="4495.1999999999798" table:style-name="ce2">
            <text:p>4495.2</text:p>
          </table:table-cell>
          <table:table-cell table:number-columns-repeated="16382"/>
        </table:table-row>
        <table:table-row table:style-name="ro1">
          <table:table-cell office:value-type="float" office:value="12.5640940940941" table:style-name="ce2">
            <text:p>12.56409409</text:p>
          </table:table-cell>
          <table:table-cell office:value-type="float" office:value="4517.7599999999802" table:style-name="ce2">
            <text:p>4517.76</text:p>
          </table:table-cell>
          <table:table-cell table:number-columns-repeated="16382"/>
        </table:table-row>
        <table:table-row table:style-name="ro1">
          <table:table-cell office:value-type="float" office:value="12.588098098098101" table:style-name="ce2">
            <text:p>12.5880981</text:p>
          </table:table-cell>
          <table:table-cell office:value-type="float" office:value="4539.5999999999804" table:style-name="ce2">
            <text:p>4539.6</text:p>
          </table:table-cell>
          <table:table-cell table:number-columns-repeated="16382"/>
        </table:table-row>
        <table:table-row table:style-name="ro1">
          <table:table-cell office:value-type="float" office:value="12.612102102102099" table:style-name="ce2">
            <text:p>12.6121021</text:p>
          </table:table-cell>
          <table:table-cell office:value-type="float" office:value="4561.4399999999796" table:style-name="ce2">
            <text:p>4561.44</text:p>
          </table:table-cell>
          <table:table-cell table:number-columns-repeated="16382"/>
        </table:table-row>
        <table:table-row table:style-name="ro1">
          <table:table-cell office:value-type="float" office:value="12.6361061061061" table:style-name="ce2">
            <text:p>12.63610611</text:p>
          </table:table-cell>
          <table:table-cell office:value-type="float" office:value="4583.2799999999797" table:style-name="ce2">
            <text:p>4583.28</text:p>
          </table:table-cell>
          <table:table-cell table:number-columns-repeated="16382"/>
        </table:table-row>
        <table:table-row table:style-name="ro1">
          <table:table-cell office:value-type="float" office:value="12.6601101101101" table:style-name="ce2">
            <text:p>12.66011011</text:p>
          </table:table-cell>
          <table:table-cell office:value-type="float" office:value="4583.2799999999797" table:style-name="ce2">
            <text:p>4583.28</text:p>
          </table:table-cell>
          <table:table-cell table:number-columns-repeated="16382"/>
        </table:table-row>
        <table:table-row table:style-name="ro1">
          <table:table-cell office:value-type="float" office:value="12.684114114114101" table:style-name="ce2">
            <text:p>12.68411411</text:p>
          </table:table-cell>
          <table:table-cell office:value-type="float" office:value="4583.2799999999797" table:style-name="ce2">
            <text:p>4583.28</text:p>
          </table:table-cell>
          <table:table-cell table:number-columns-repeated="16382"/>
        </table:table-row>
        <table:table-row table:style-name="ro1">
          <table:table-cell office:value-type="float" office:value="12.708118118118101" table:style-name="ce2">
            <text:p>12.70811812</text:p>
          </table:table-cell>
          <table:table-cell office:value-type="float" office:value="4583.2799999999797" table:style-name="ce2">
            <text:p>4583.28</text:p>
          </table:table-cell>
          <table:table-cell table:number-columns-repeated="16382"/>
        </table:table-row>
        <table:table-row table:style-name="ro1">
          <table:table-cell office:value-type="float" office:value="12.732122122122099" table:style-name="ce2">
            <text:p>12.73212212</text:p>
          </table:table-cell>
          <table:table-cell office:value-type="float" office:value="4583.2799999999797" table:style-name="ce2">
            <text:p>4583.28</text:p>
          </table:table-cell>
          <table:table-cell table:number-columns-repeated="16382"/>
        </table:table-row>
        <table:table-row table:style-name="ro1">
          <table:table-cell office:value-type="float" office:value="12.7561261261261" table:style-name="ce2">
            <text:p>12.75612613</text:p>
          </table:table-cell>
          <table:table-cell office:value-type="float" office:value="4583.2799999999797" table:style-name="ce2">
            <text:p>4583.28</text:p>
          </table:table-cell>
          <table:table-cell table:number-columns-repeated="16382"/>
        </table:table-row>
        <table:table-row table:style-name="ro1">
          <table:table-cell office:value-type="float" office:value="12.7801301301301" table:style-name="ce2">
            <text:p>12.78013013</text:p>
          </table:table-cell>
          <table:table-cell office:value-type="float" office:value="4583.2799999999797" table:style-name="ce2">
            <text:p>4583.28</text:p>
          </table:table-cell>
          <table:table-cell table:number-columns-repeated="16382"/>
        </table:table-row>
        <table:table-row table:style-name="ro1">
          <table:table-cell office:value-type="float" office:value="12.804134134134101" table:style-name="ce2">
            <text:p>12.80413413</text:p>
          </table:table-cell>
          <table:table-cell office:value-type="float" office:value="4583.2799999999797" table:style-name="ce2">
            <text:p>4583.28</text:p>
          </table:table-cell>
          <table:table-cell table:number-columns-repeated="16382"/>
        </table:table-row>
        <table:table-row table:style-name="ro1">
          <table:table-cell office:value-type="float" office:value="12.828138138138099" table:style-name="ce2">
            <text:p>12.82813814</text:p>
          </table:table-cell>
          <table:table-cell office:value-type="float" office:value="4583.2799999999797" table:style-name="ce2">
            <text:p>4583.28</text:p>
          </table:table-cell>
          <table:table-cell table:number-columns-repeated="16382"/>
        </table:table-row>
        <table:table-row table:style-name="ro1">
          <table:table-cell office:value-type="float" office:value="12.8521421421421" table:style-name="ce2">
            <text:p>12.85214214</text:p>
          </table:table-cell>
          <table:table-cell office:value-type="float" office:value="4583.2799999999797" table:style-name="ce2">
            <text:p>4583.28</text:p>
          </table:table-cell>
          <table:table-cell table:number-columns-repeated="16382"/>
        </table:table-row>
        <table:table-row table:style-name="ro1">
          <table:table-cell office:value-type="float" office:value="12.8761461461461" table:style-name="ce2">
            <text:p>12.87614615</text:p>
          </table:table-cell>
          <table:table-cell office:value-type="float" office:value="4583.2799999999797" table:style-name="ce2">
            <text:p>4583.28</text:p>
          </table:table-cell>
          <table:table-cell table:number-columns-repeated="16382"/>
        </table:table-row>
        <table:table-row table:style-name="ro1">
          <table:table-cell office:value-type="float" office:value="12.9001501501501" table:style-name="ce2">
            <text:p>12.90015015</text:p>
          </table:table-cell>
          <table:table-cell office:value-type="float" office:value="4583.2799999999797" table:style-name="ce2">
            <text:p>4583.28</text:p>
          </table:table-cell>
          <table:table-cell table:number-columns-repeated="16382"/>
        </table:table-row>
        <table:table-row table:style-name="ro1">
          <table:table-cell office:value-type="float" office:value="12.9241541541542" table:style-name="ce2">
            <text:p>12.92415415</text:p>
          </table:table-cell>
          <table:table-cell office:value-type="float" office:value="4583.2799999999797" table:style-name="ce2">
            <text:p>4583.28</text:p>
          </table:table-cell>
          <table:table-cell table:number-columns-repeated="16382"/>
        </table:table-row>
        <table:table-row table:style-name="ro1">
          <table:table-cell office:value-type="float" office:value="12.948158158158201" table:style-name="ce2">
            <text:p>12.94815816</text:p>
          </table:table-cell>
          <table:table-cell office:value-type="float" office:value="4583.2799999999797" table:style-name="ce2">
            <text:p>4583.28</text:p>
          </table:table-cell>
          <table:table-cell table:number-columns-repeated="16382"/>
        </table:table-row>
        <table:table-row table:style-name="ro1">
          <table:table-cell office:value-type="float" office:value="12.972162162162199" table:style-name="ce2">
            <text:p>12.97216216</text:p>
          </table:table-cell>
          <table:table-cell office:value-type="float" office:value="4583.2799999999797" table:style-name="ce2">
            <text:p>4583.28</text:p>
          </table:table-cell>
          <table:table-cell table:number-columns-repeated="16382"/>
        </table:table-row>
        <table:table-row table:style-name="ro1">
          <table:table-cell office:value-type="float" office:value="12.9961661661662" table:style-name="ce2">
            <text:p>12.99616617</text:p>
          </table:table-cell>
          <table:table-cell office:value-type="float" office:value="4583.2799999999797" table:style-name="ce2">
            <text:p>4583.28</text:p>
          </table:table-cell>
          <table:table-cell table:number-columns-repeated="16382"/>
        </table:table-row>
        <table:table-row table:style-name="ro1">
          <table:table-cell office:value-type="float" office:value="13.0201701701702" table:style-name="ce2">
            <text:p>13.02017017</text:p>
          </table:table-cell>
          <table:table-cell office:value-type="float" office:value="4583.2799999999797" table:style-name="ce2">
            <text:p>4583.28</text:p>
          </table:table-cell>
          <table:table-cell table:number-columns-repeated="16382"/>
        </table:table-row>
        <table:table-row table:style-name="ro1">
          <table:table-cell office:value-type="float" office:value="13.0441741741742" table:style-name="ce2">
            <text:p>13.04417417</text:p>
          </table:table-cell>
          <table:table-cell office:value-type="float" office:value="4583.2799999999797" table:style-name="ce2">
            <text:p>4583.28</text:p>
          </table:table-cell>
          <table:table-cell table:number-columns-repeated="16382"/>
        </table:table-row>
        <table:table-row table:style-name="ro1">
          <table:table-cell office:value-type="float" office:value="13.068178178178201" table:style-name="ce2">
            <text:p>13.06817818</text:p>
          </table:table-cell>
          <table:table-cell office:value-type="float" office:value="4583.2799999999797" table:style-name="ce2">
            <text:p>4583.28</text:p>
          </table:table-cell>
          <table:table-cell table:number-columns-repeated="16382"/>
        </table:table-row>
        <table:table-row table:style-name="ro1">
          <table:table-cell office:value-type="float" office:value="13.092182182182199" table:style-name="ce2">
            <text:p>13.09218218</text:p>
          </table:table-cell>
          <table:table-cell office:value-type="float" office:value="4583.2799999999797" table:style-name="ce2">
            <text:p>4583.28</text:p>
          </table:table-cell>
          <table:table-cell table:number-columns-repeated="16382"/>
        </table:table-row>
        <table:table-row table:style-name="ro1">
          <table:table-cell office:value-type="float" office:value="13.1161861861862" table:style-name="ce2">
            <text:p>13.11618619</text:p>
          </table:table-cell>
          <table:table-cell office:value-type="float" office:value="4583.2799999999797" table:style-name="ce2">
            <text:p>4583.28</text:p>
          </table:table-cell>
          <table:table-cell table:number-columns-repeated="16382"/>
        </table:table-row>
        <table:table-row table:style-name="ro1">
          <table:table-cell office:value-type="float" office:value="13.1401901901902" table:style-name="ce2">
            <text:p>13.14019019</text:p>
          </table:table-cell>
          <table:table-cell office:value-type="float" office:value="4583.99999999998" table:style-name="ce2">
            <text:p>4584</text:p>
          </table:table-cell>
          <table:table-cell table:number-columns-repeated="16382"/>
        </table:table-row>
        <table:table-row table:style-name="ro1">
          <table:table-cell office:value-type="float" office:value="13.1641941941942" table:style-name="ce2">
            <text:p>13.16419419</text:p>
          </table:table-cell>
          <table:table-cell office:value-type="float" office:value="4584.7199999999802" table:style-name="ce2">
            <text:p>4584.72</text:p>
          </table:table-cell>
          <table:table-cell table:number-columns-repeated="16382"/>
        </table:table-row>
        <table:table-row table:style-name="ro1">
          <table:table-cell office:value-type="float" office:value="13.188198198198201" table:style-name="ce2">
            <text:p>13.1881982</text:p>
          </table:table-cell>
          <table:table-cell office:value-type="float" office:value="4585.4399999999796" table:style-name="ce2">
            <text:p>4585.44</text:p>
          </table:table-cell>
          <table:table-cell table:number-columns-repeated="16382"/>
        </table:table-row>
        <table:table-row table:style-name="ro1">
          <table:table-cell office:value-type="float" office:value="13.212202202202199" table:style-name="ce2">
            <text:p>13.2122022</text:p>
          </table:table-cell>
          <table:table-cell office:value-type="float" office:value="4586.1599999999798" table:style-name="ce2">
            <text:p>4586.16</text:p>
          </table:table-cell>
          <table:table-cell table:number-columns-repeated="16382"/>
        </table:table-row>
        <table:table-row table:style-name="ro1">
          <table:table-cell office:value-type="float" office:value="13.2362062062062" table:style-name="ce2">
            <text:p>13.23620621</text:p>
          </table:table-cell>
          <table:table-cell office:value-type="float" office:value="4586.8799999999801" table:style-name="ce2">
            <text:p>4586.88</text:p>
          </table:table-cell>
          <table:table-cell table:number-columns-repeated="16382"/>
        </table:table-row>
        <table:table-row table:style-name="ro1">
          <table:table-cell office:value-type="float" office:value="13.2602102102102" table:style-name="ce2">
            <text:p>13.26021021</text:p>
          </table:table-cell>
          <table:table-cell office:value-type="float" office:value="4587.5999999999804" table:style-name="ce2">
            <text:p>4587.6</text:p>
          </table:table-cell>
          <table:table-cell table:number-columns-repeated="16382"/>
        </table:table-row>
        <table:table-row table:style-name="ro1">
          <table:table-cell office:value-type="float" office:value="13.284214214214201" table:style-name="ce2">
            <text:p>13.28421421</text:p>
          </table:table-cell>
          <table:table-cell office:value-type="float" office:value="4588.3199999999797" table:style-name="ce2">
            <text:p>4588.32</text:p>
          </table:table-cell>
          <table:table-cell table:number-columns-repeated="16382"/>
        </table:table-row>
        <table:table-row table:style-name="ro1">
          <table:table-cell office:value-type="float" office:value="13.308218218218199" table:style-name="ce2">
            <text:p>13.30821822</text:p>
          </table:table-cell>
          <table:table-cell office:value-type="float" office:value="4589.03999999998" table:style-name="ce2">
            <text:p>4589.04</text:p>
          </table:table-cell>
          <table:table-cell table:number-columns-repeated="16382"/>
        </table:table-row>
        <table:table-row table:style-name="ro1">
          <table:table-cell office:value-type="float" office:value="13.3322222222222" table:style-name="ce2">
            <text:p>13.33222222</text:p>
          </table:table-cell>
          <table:table-cell office:value-type="float" office:value="4589.7599999999902" table:style-name="ce2">
            <text:p>4589.76</text:p>
          </table:table-cell>
          <table:table-cell table:number-columns-repeated="16382"/>
        </table:table-row>
        <table:table-row table:style-name="ro1">
          <table:table-cell office:value-type="float" office:value="13.3562262262262" table:style-name="ce2">
            <text:p>13.35622623</text:p>
          </table:table-cell>
          <table:table-cell office:value-type="float" office:value="4590.4799999999896" table:style-name="ce2">
            <text:p>4590.48</text:p>
          </table:table-cell>
          <table:table-cell table:number-columns-repeated="16382"/>
        </table:table-row>
        <table:table-row table:style-name="ro1">
          <table:table-cell office:value-type="float" office:value="13.3802302302302" table:style-name="ce2">
            <text:p>13.38023023</text:p>
          </table:table-cell>
          <table:table-cell office:value-type="float" office:value="4591.1999999999898" table:style-name="ce2">
            <text:p>4591.2</text:p>
          </table:table-cell>
          <table:table-cell table:number-columns-repeated="16382"/>
        </table:table-row>
        <table:table-row table:style-name="ro1">
          <table:table-cell office:value-type="float" office:value="13.404234234234201" table:style-name="ce2">
            <text:p>13.40423423</text:p>
          </table:table-cell>
          <table:table-cell office:value-type="float" office:value="4591.9199999999901" table:style-name="ce2">
            <text:p>4591.92</text:p>
          </table:table-cell>
          <table:table-cell table:number-columns-repeated="16382"/>
        </table:table-row>
        <table:table-row table:style-name="ro1">
          <table:table-cell office:value-type="float" office:value="13.428238238238199" table:style-name="ce2">
            <text:p>13.42823824</text:p>
          </table:table-cell>
          <table:table-cell office:value-type="float" office:value="4592.6399999999903" table:style-name="ce2">
            <text:p>4592.64</text:p>
          </table:table-cell>
          <table:table-cell table:number-columns-repeated="16382"/>
        </table:table-row>
        <table:table-row table:style-name="ro1">
          <table:table-cell office:value-type="float" office:value="13.4522422422422" table:style-name="ce2">
            <text:p>13.45224224</text:p>
          </table:table-cell>
          <table:table-cell office:value-type="float" office:value="4615.1999999999898" table:style-name="ce2">
            <text:p>4615.2</text:p>
          </table:table-cell>
          <table:table-cell table:number-columns-repeated="16382"/>
        </table:table-row>
        <table:table-row table:style-name="ro1">
          <table:table-cell office:value-type="float" office:value="13.4762462462462" table:style-name="ce2">
            <text:p>13.47624625</text:p>
          </table:table-cell>
          <table:table-cell office:value-type="float" office:value="4637.7599999999902" table:style-name="ce2">
            <text:p>4637.76</text:p>
          </table:table-cell>
          <table:table-cell table:number-columns-repeated="16382"/>
        </table:table-row>
        <table:table-row table:style-name="ro1">
          <table:table-cell office:value-type="float" office:value="13.5002502502502" table:style-name="ce2">
            <text:p>13.50025025</text:p>
          </table:table-cell>
          <table:table-cell office:value-type="float" office:value="4660.3199999999897" table:style-name="ce2">
            <text:p>4660.32</text:p>
          </table:table-cell>
          <table:table-cell table:number-columns-repeated="16382"/>
        </table:table-row>
        <table:table-row table:style-name="ro1">
          <table:table-cell office:value-type="float" office:value="13.5242542542543" table:style-name="ce2">
            <text:p>13.52425425</text:p>
          </table:table-cell>
          <table:table-cell office:value-type="float" office:value="4682.8799999999901" table:style-name="ce2">
            <text:p>4682.88</text:p>
          </table:table-cell>
          <table:table-cell table:number-columns-repeated="16382"/>
        </table:table-row>
        <table:table-row table:style-name="ro1">
          <table:table-cell office:value-type="float" office:value="13.548258258258301" table:style-name="ce2">
            <text:p>13.54825826</text:p>
          </table:table-cell>
          <table:table-cell office:value-type="float" office:value="4705.4399999999896" table:style-name="ce2">
            <text:p>4705.44</text:p>
          </table:table-cell>
          <table:table-cell table:number-columns-repeated="16382"/>
        </table:table-row>
        <table:table-row table:style-name="ro1">
          <table:table-cell office:value-type="float" office:value="13.572262262262299" table:style-name="ce2">
            <text:p>13.57226226</text:p>
          </table:table-cell>
          <table:table-cell office:value-type="float" office:value="4727.99999999999" table:style-name="ce2">
            <text:p>4728</text:p>
          </table:table-cell>
          <table:table-cell table:number-columns-repeated="16382"/>
        </table:table-row>
        <table:table-row table:style-name="ro1">
          <table:table-cell office:value-type="float" office:value="13.5962662662663" table:style-name="ce2">
            <text:p>13.59626627</text:p>
          </table:table-cell>
          <table:table-cell office:value-type="float" office:value="4750.5599999999904" table:style-name="ce2">
            <text:p>4750.56</text:p>
          </table:table-cell>
          <table:table-cell table:number-columns-repeated="16382"/>
        </table:table-row>
        <table:table-row table:style-name="ro1">
          <table:table-cell office:value-type="float" office:value="13.6202702702703" table:style-name="ce2">
            <text:p>13.62027027</text:p>
          </table:table-cell>
          <table:table-cell office:value-type="float" office:value="4773.1199999999899" table:style-name="ce2">
            <text:p>4773.12</text:p>
          </table:table-cell>
          <table:table-cell table:number-columns-repeated="16382"/>
        </table:table-row>
        <table:table-row table:style-name="ro1">
          <table:table-cell office:value-type="float" office:value="13.6442742742743" table:style-name="ce2">
            <text:p>13.64427427</text:p>
          </table:table-cell>
          <table:table-cell office:value-type="float" office:value="4794.95999999999" table:style-name="ce2">
            <text:p>4794.96</text:p>
          </table:table-cell>
          <table:table-cell table:number-columns-repeated="16382"/>
        </table:table-row>
        <table:table-row table:style-name="ro1">
          <table:table-cell office:value-type="float" office:value="13.668278278278301" table:style-name="ce2">
            <text:p>13.66827828</text:p>
          </table:table-cell>
          <table:table-cell office:value-type="float" office:value="4794.95999999999" table:style-name="ce2">
            <text:p>4794.96</text:p>
          </table:table-cell>
          <table:table-cell table:number-columns-repeated="16382"/>
        </table:table-row>
        <table:table-row table:style-name="ro1">
          <table:table-cell office:value-type="float" office:value="13.692282282282299" table:style-name="ce2">
            <text:p>13.69228228</text:p>
          </table:table-cell>
          <table:table-cell office:value-type="float" office:value="4794.95999999999" table:style-name="ce2">
            <text:p>4794.96</text:p>
          </table:table-cell>
          <table:table-cell table:number-columns-repeated="16382"/>
        </table:table-row>
        <table:table-row table:style-name="ro1">
          <table:table-cell office:value-type="float" office:value="13.7162862862863" table:style-name="ce2">
            <text:p>13.71628629</text:p>
          </table:table-cell>
          <table:table-cell office:value-type="float" office:value="4794.95999999999" table:style-name="ce2">
            <text:p>4794.96</text:p>
          </table:table-cell>
          <table:table-cell table:number-columns-repeated="16382"/>
        </table:table-row>
        <table:table-row table:style-name="ro1">
          <table:table-cell office:value-type="float" office:value="13.7402902902903" table:style-name="ce2">
            <text:p>13.74029029</text:p>
          </table:table-cell>
          <table:table-cell office:value-type="float" office:value="4794.95999999999" table:style-name="ce2">
            <text:p>4794.96</text:p>
          </table:table-cell>
          <table:table-cell table:number-columns-repeated="16382"/>
        </table:table-row>
        <table:table-row table:style-name="ro1">
          <table:table-cell office:value-type="float" office:value="13.764294294294301" table:style-name="ce2">
            <text:p>13.76429429</text:p>
          </table:table-cell>
          <table:table-cell office:value-type="float" office:value="4794.95999999999" table:style-name="ce2">
            <text:p>4794.96</text:p>
          </table:table-cell>
          <table:table-cell table:number-columns-repeated="16382"/>
        </table:table-row>
        <table:table-row table:style-name="ro1">
          <table:table-cell office:value-type="float" office:value="13.788298298298299" table:style-name="ce2">
            <text:p>13.7882983</text:p>
          </table:table-cell>
          <table:table-cell office:value-type="float" office:value="4817.5199999999904" table:style-name="ce2">
            <text:p>4817.52</text:p>
          </table:table-cell>
          <table:table-cell table:number-columns-repeated="16382"/>
        </table:table-row>
        <table:table-row table:style-name="ro1">
          <table:table-cell office:value-type="float" office:value="13.812302302302299" table:style-name="ce2">
            <text:p>13.8123023</text:p>
          </table:table-cell>
          <table:table-cell office:value-type="float" office:value="4840.0799999999899" table:style-name="ce2">
            <text:p>4840.08</text:p>
          </table:table-cell>
          <table:table-cell table:number-columns-repeated="16382"/>
        </table:table-row>
        <table:table-row table:style-name="ro1">
          <table:table-cell office:value-type="float" office:value="13.8363063063063" table:style-name="ce2">
            <text:p>13.83630631</text:p>
          </table:table-cell>
          <table:table-cell office:value-type="float" office:value="4862.6399999999903" table:style-name="ce2">
            <text:p>4862.64</text:p>
          </table:table-cell>
          <table:table-cell table:number-columns-repeated="16382"/>
        </table:table-row>
        <table:table-row table:style-name="ro1">
          <table:table-cell office:value-type="float" office:value="13.8603103103103" table:style-name="ce2">
            <text:p>13.86031031</text:p>
          </table:table-cell>
          <table:table-cell office:value-type="float" office:value="4885.1999999999898" table:style-name="ce2">
            <text:p>4885.2</text:p>
          </table:table-cell>
          <table:table-cell table:number-columns-repeated="16382"/>
        </table:table-row>
        <table:table-row table:style-name="ro1">
          <table:table-cell office:value-type="float" office:value="13.884314314314301" table:style-name="ce2">
            <text:p>13.88431431</text:p>
          </table:table-cell>
          <table:table-cell office:value-type="float" office:value="4907.7599999999902" table:style-name="ce2">
            <text:p>4907.76</text:p>
          </table:table-cell>
          <table:table-cell table:number-columns-repeated="16382"/>
        </table:table-row>
        <table:table-row table:style-name="ro1">
          <table:table-cell office:value-type="float" office:value="13.908318318318299" table:style-name="ce2">
            <text:p>13.90831832</text:p>
          </table:table-cell>
          <table:table-cell office:value-type="float" office:value="4930.3199999999897" table:style-name="ce2">
            <text:p>4930.32</text:p>
          </table:table-cell>
          <table:table-cell table:number-columns-repeated="16382"/>
        </table:table-row>
        <table:table-row table:style-name="ro1">
          <table:table-cell office:value-type="float" office:value="13.9323223223223" table:style-name="ce2">
            <text:p>13.93232232</text:p>
          </table:table-cell>
          <table:table-cell office:value-type="float" office:value="4952.8799999999901" table:style-name="ce2">
            <text:p>4952.88</text:p>
          </table:table-cell>
          <table:table-cell table:number-columns-repeated="16382"/>
        </table:table-row>
        <table:table-row table:style-name="ro1">
          <table:table-cell office:value-type="float" office:value="13.9563263263263" table:style-name="ce2">
            <text:p>13.95632633</text:p>
          </table:table-cell>
          <table:table-cell office:value-type="float" office:value="4975.4399999999896" table:style-name="ce2">
            <text:p>4975.44</text:p>
          </table:table-cell>
          <table:table-cell table:number-columns-repeated="16382"/>
        </table:table-row>
        <table:table-row table:style-name="ro1">
          <table:table-cell office:value-type="float" office:value="13.9803303303303" table:style-name="ce2">
            <text:p>13.98033033</text:p>
          </table:table-cell>
          <table:table-cell office:value-type="float" office:value="4997.99999999999" table:style-name="ce2">
            <text:p>4998</text:p>
          </table:table-cell>
          <table:table-cell table:number-columns-repeated="16382"/>
        </table:table-row>
        <table:table-row table:style-name="ro1">
          <table:table-cell office:value-type="float" office:value="14.004334334334301" table:style-name="ce2">
            <text:p>14.00433433</text:p>
          </table:table-cell>
          <table:table-cell office:value-type="float" office:value="5020.5599999999904" table:style-name="ce2">
            <text:p>5020.56</text:p>
          </table:table-cell>
          <table:table-cell table:number-columns-repeated="16382"/>
        </table:table-row>
        <table:table-row table:style-name="ro1">
          <table:table-cell office:value-type="float" office:value="14.028338338338299" table:style-name="ce2">
            <text:p>14.02833834</text:p>
          </table:table-cell>
          <table:table-cell office:value-type="float" office:value="5043.1199999999899" table:style-name="ce2">
            <text:p>5043.12</text:p>
          </table:table-cell>
          <table:table-cell table:number-columns-repeated="16382"/>
        </table:table-row>
        <table:table-row table:style-name="ro1">
          <table:table-cell office:value-type="float" office:value="14.0523423423423" table:style-name="ce2">
            <text:p>14.05234234</text:p>
          </table:table-cell>
          <table:table-cell office:value-type="float" office:value="5043.8399999999901" table:style-name="ce2">
            <text:p>5043.84</text:p>
          </table:table-cell>
          <table:table-cell table:number-columns-repeated="16382"/>
        </table:table-row>
        <table:table-row table:style-name="ro1">
          <table:table-cell office:value-type="float" office:value="14.0763463463463" table:style-name="ce2">
            <text:p>14.07634635</text:p>
          </table:table-cell>
          <table:table-cell office:value-type="float" office:value="5044.5599999999904" table:style-name="ce2">
            <text:p>5044.56</text:p>
          </table:table-cell>
          <table:table-cell table:number-columns-repeated="16382"/>
        </table:table-row>
        <table:table-row table:style-name="ro1">
          <table:table-cell office:value-type="float" office:value="14.1003503503503" table:style-name="ce2">
            <text:p>14.10035035</text:p>
          </table:table-cell>
          <table:table-cell office:value-type="float" office:value="5045.2799999999897" table:style-name="ce2">
            <text:p>5045.28</text:p>
          </table:table-cell>
          <table:table-cell table:number-columns-repeated="16382"/>
        </table:table-row>
        <table:table-row table:style-name="ro1">
          <table:table-cell office:value-type="float" office:value="14.1243543543544" table:style-name="ce2">
            <text:p>14.12435435</text:p>
          </table:table-cell>
          <table:table-cell office:value-type="float" office:value="5045.99999999999" table:style-name="ce2">
            <text:p>5046</text:p>
          </table:table-cell>
          <table:table-cell table:number-columns-repeated="16382"/>
        </table:table-row>
        <table:table-row table:style-name="ro1">
          <table:table-cell office:value-type="float" office:value="14.148358358358401" table:style-name="ce2">
            <text:p>14.14835836</text:p>
          </table:table-cell>
          <table:table-cell office:value-type="float" office:value="5046.72" table:style-name="ce2">
            <text:p>5046.72</text:p>
          </table:table-cell>
          <table:table-cell table:number-columns-repeated="16382"/>
        </table:table-row>
        <table:table-row table:style-name="ro1">
          <table:table-cell office:value-type="float" office:value="14.172362362362399" table:style-name="ce2">
            <text:p>14.17236236</text:p>
          </table:table-cell>
          <table:table-cell office:value-type="float" office:value="5047.4399999999996" table:style-name="ce2">
            <text:p>5047.44</text:p>
          </table:table-cell>
          <table:table-cell table:number-columns-repeated="16382"/>
        </table:table-row>
        <table:table-row table:style-name="ro1">
          <table:table-cell office:value-type="float" office:value="14.1963663663664" table:style-name="ce2">
            <text:p>14.19636637</text:p>
          </table:table-cell>
          <table:table-cell office:value-type="float" office:value="5048.16" table:style-name="ce2">
            <text:p>5048.16</text:p>
          </table:table-cell>
          <table:table-cell table:number-columns-repeated="16382"/>
        </table:table-row>
        <table:table-row table:style-name="ro1">
          <table:table-cell office:value-type="float" office:value="14.2203703703704" table:style-name="ce2">
            <text:p>14.22037037</text:p>
          </table:table-cell>
          <table:table-cell office:value-type="float" office:value="5048.88" table:style-name="ce2">
            <text:p>5048.88</text:p>
          </table:table-cell>
          <table:table-cell table:number-columns-repeated="16382"/>
        </table:table-row>
        <table:table-row table:style-name="ro1">
          <table:table-cell office:value-type="float" office:value="14.2443743743744" table:style-name="ce2">
            <text:p>14.24437437</text:p>
          </table:table-cell>
          <table:table-cell office:value-type="float" office:value="5049.6000000000004" table:style-name="ce2">
            <text:p>5049.6</text:p>
          </table:table-cell>
          <table:table-cell table:number-columns-repeated="16382"/>
        </table:table-row>
        <table:table-row table:style-name="ro1">
          <table:table-cell office:value-type="float" office:value="14.268378378378401" table:style-name="ce2">
            <text:p>14.26837838</text:p>
          </table:table-cell>
          <table:table-cell office:value-type="float" office:value="5050.32" table:style-name="ce2">
            <text:p>5050.32</text:p>
          </table:table-cell>
          <table:table-cell table:number-columns-repeated="16382"/>
        </table:table-row>
        <table:table-row table:style-name="ro1">
          <table:table-cell office:value-type="float" office:value="14.292382382382399" table:style-name="ce2">
            <text:p>14.29238238</text:p>
          </table:table-cell>
          <table:table-cell office:value-type="float" office:value="5051.04" table:style-name="ce2">
            <text:p>5051.04</text:p>
          </table:table-cell>
          <table:table-cell table:number-columns-repeated="16382"/>
        </table:table-row>
        <table:table-row table:style-name="ro1">
          <table:table-cell office:value-type="float" office:value="14.3163863863864" table:style-name="ce2">
            <text:p>14.31638639</text:p>
          </table:table-cell>
          <table:table-cell office:value-type="float" office:value="5051.76" table:style-name="ce2">
            <text:p>5051.76</text:p>
          </table:table-cell>
          <table:table-cell table:number-columns-repeated="16382"/>
        </table:table-row>
        <table:table-row table:style-name="ro1">
          <table:table-cell office:value-type="float" office:value="14.3403903903904" table:style-name="ce2">
            <text:p>14.34039039</text:p>
          </table:table-cell>
          <table:table-cell office:value-type="float" office:value="5052.4799999999996" table:style-name="ce2">
            <text:p>5052.48</text:p>
          </table:table-cell>
          <table:table-cell table:number-columns-repeated="16382"/>
        </table:table-row>
        <table:table-row table:style-name="ro1">
          <table:table-cell office:value-type="float" office:value="14.364394394394401" table:style-name="ce2">
            <text:p>14.36439439</text:p>
          </table:table-cell>
          <table:table-cell office:value-type="float" office:value="5053.2" table:style-name="ce2">
            <text:p>5053.2</text:p>
          </table:table-cell>
          <table:table-cell table:number-columns-repeated="16382"/>
        </table:table-row>
        <table:table-row table:style-name="ro1">
          <table:table-cell office:value-type="float" office:value="14.388398398398399" table:style-name="ce2">
            <text:p>14.3883984</text:p>
          </table:table-cell>
          <table:table-cell office:value-type="float" office:value="5053.92" table:style-name="ce2">
            <text:p>5053.92</text:p>
          </table:table-cell>
          <table:table-cell table:number-columns-repeated="16382"/>
        </table:table-row>
        <table:table-row table:style-name="ro1">
          <table:table-cell office:value-type="float" office:value="14.4124024024024" table:style-name="ce2">
            <text:p>14.4124024</text:p>
          </table:table-cell>
          <table:table-cell office:value-type="float" office:value="5054.6400000000003" table:style-name="ce2">
            <text:p>5054.64</text:p>
          </table:table-cell>
          <table:table-cell table:number-columns-repeated="16382"/>
        </table:table-row>
        <table:table-row table:style-name="ro1">
          <table:table-cell office:value-type="float" office:value="14.4364064064064" table:style-name="ce2">
            <text:p>14.43640641</text:p>
          </table:table-cell>
          <table:table-cell office:value-type="float" office:value="5055.3599999999997" table:style-name="ce2">
            <text:p>5055.36</text:p>
          </table:table-cell>
          <table:table-cell table:number-columns-repeated="16382"/>
        </table:table-row>
        <table:table-row table:style-name="ro1">
          <table:table-cell office:value-type="float" office:value="14.4604104104104" table:style-name="ce2">
            <text:p>14.46041041</text:p>
          </table:table-cell>
          <table:table-cell office:value-type="float" office:value="5056.08" table:style-name="ce2">
            <text:p>5056.08</text:p>
          </table:table-cell>
          <table:table-cell table:number-columns-repeated="16382"/>
        </table:table-row>
        <table:table-row table:style-name="ro1">
          <table:table-cell office:value-type="float" office:value="14.484414414414401" table:style-name="ce2">
            <text:p>14.48441441</text:p>
          </table:table-cell>
          <table:table-cell office:value-type="float" office:value="5056.8" table:style-name="ce2">
            <text:p>5056.8</text:p>
          </table:table-cell>
          <table:table-cell table:number-columns-repeated="16382"/>
        </table:table-row>
        <table:table-row table:style-name="ro1">
          <table:table-cell office:value-type="float" office:value="14.508418418418399" table:style-name="ce2">
            <text:p>14.50841842</text:p>
          </table:table-cell>
          <table:table-cell office:value-type="float" office:value="5057.5200000000004" table:style-name="ce2">
            <text:p>5057.52</text:p>
          </table:table-cell>
          <table:table-cell table:number-columns-repeated="16382"/>
        </table:table-row>
        <table:table-row table:style-name="ro1">
          <table:table-cell office:value-type="float" office:value="14.5324224224224" table:style-name="ce2">
            <text:p>14.53242242</text:p>
          </table:table-cell>
          <table:table-cell office:value-type="float" office:value="5058.24" table:style-name="ce2">
            <text:p>5058.24</text:p>
          </table:table-cell>
          <table:table-cell table:number-columns-repeated="16382"/>
        </table:table-row>
        <table:table-row table:style-name="ro1">
          <table:table-cell office:value-type="float" office:value="14.5564264264264" table:style-name="ce2">
            <text:p>14.55642643</text:p>
          </table:table-cell>
          <table:table-cell office:value-type="float" office:value="5058.96" table:style-name="ce2">
            <text:p>5058.96</text:p>
          </table:table-cell>
          <table:table-cell table:number-columns-repeated="16382"/>
        </table:table-row>
        <table:table-row table:style-name="ro1">
          <table:table-cell office:value-type="float" office:value="14.5804304304304" table:style-name="ce2">
            <text:p>14.58043043</text:p>
          </table:table-cell>
          <table:table-cell office:value-type="float" office:value="5059.68" table:style-name="ce2">
            <text:p>5059.68</text:p>
          </table:table-cell>
          <table:table-cell table:number-columns-repeated="16382"/>
        </table:table-row>
        <table:table-row table:style-name="ro1">
          <table:table-cell office:value-type="float" office:value="14.604434434434401" table:style-name="ce2">
            <text:p>14.60443443</text:p>
          </table:table-cell>
          <table:table-cell office:value-type="float" office:value="5082.24" table:style-name="ce2">
            <text:p>5082.24</text:p>
          </table:table-cell>
          <table:table-cell table:number-columns-repeated="16382"/>
        </table:table-row>
        <table:table-row table:style-name="ro1">
          <table:table-cell office:value-type="float" office:value="14.628438438438399" table:style-name="ce2">
            <text:p>14.62843844</text:p>
          </table:table-cell>
          <table:table-cell office:value-type="float" office:value="5104.8" table:style-name="ce2">
            <text:p>5104.8</text:p>
          </table:table-cell>
          <table:table-cell table:number-columns-repeated="16382"/>
        </table:table-row>
        <table:table-row table:style-name="ro1">
          <table:table-cell office:value-type="float" office:value="14.6524424424424" table:style-name="ce2">
            <text:p>14.65244244</text:p>
          </table:table-cell>
          <table:table-cell office:value-type="float" office:value="5127.3599999999997" table:style-name="ce2">
            <text:p>5127.36</text:p>
          </table:table-cell>
          <table:table-cell table:number-columns-repeated="16382"/>
        </table:table-row>
        <table:table-row table:style-name="ro1">
          <table:table-cell office:value-type="float" office:value="14.6764464464464" table:style-name="ce2">
            <text:p>14.67644645</text:p>
          </table:table-cell>
          <table:table-cell office:value-type="float" office:value="5149.92" table:style-name="ce2">
            <text:p>5149.92</text:p>
          </table:table-cell>
          <table:table-cell table:number-columns-repeated="16382"/>
        </table:table-row>
        <table:table-row table:style-name="ro1">
          <table:table-cell office:value-type="float" office:value="14.700450450450401" table:style-name="ce2">
            <text:p>14.70045045</text:p>
          </table:table-cell>
          <table:table-cell office:value-type="float" office:value="5172.4799999999996" table:style-name="ce2">
            <text:p>5172.48</text:p>
          </table:table-cell>
          <table:table-cell table:number-columns-repeated="16382"/>
        </table:table-row>
        <table:table-row table:style-name="ro1">
          <table:table-cell office:value-type="float" office:value="14.7244544544545" table:style-name="ce2">
            <text:p>14.72445445</text:p>
          </table:table-cell>
          <table:table-cell office:value-type="float" office:value="5195.04" table:style-name="ce2">
            <text:p>5195.04</text:p>
          </table:table-cell>
          <table:table-cell table:number-columns-repeated="16382"/>
        </table:table-row>
        <table:table-row table:style-name="ro1">
          <table:table-cell office:value-type="float" office:value="14.748458458458501" table:style-name="ce2">
            <text:p>14.74845846</text:p>
          </table:table-cell>
          <table:table-cell office:value-type="float" office:value="5217.6000000000004" table:style-name="ce2">
            <text:p>5217.6</text:p>
          </table:table-cell>
          <table:table-cell table:number-columns-repeated="16382"/>
        </table:table-row>
        <table:table-row table:style-name="ro1">
          <table:table-cell office:value-type="float" office:value="14.772462462462499" table:style-name="ce2">
            <text:p>14.77246246</text:p>
          </table:table-cell>
          <table:table-cell office:value-type="float" office:value="5240.88" table:style-name="ce2">
            <text:p>5240.88</text:p>
          </table:table-cell>
          <table:table-cell table:number-columns-repeated="16382"/>
        </table:table-row>
        <table:table-row table:style-name="ro1">
          <table:table-cell office:value-type="float" office:value="14.7964664664665" table:style-name="ce2">
            <text:p>14.79646647</text:p>
          </table:table-cell>
          <table:table-cell office:value-type="float" office:value="5264.16" table:style-name="ce2">
            <text:p>5264.16</text:p>
          </table:table-cell>
          <table:table-cell table:number-columns-repeated="16382"/>
        </table:table-row>
        <table:table-row table:style-name="ro1">
          <table:table-cell office:value-type="float" office:value="14.8204704704705" table:style-name="ce2">
            <text:p>14.82047047</text:p>
          </table:table-cell>
          <table:table-cell office:value-type="float" office:value="5287.44" table:style-name="ce2">
            <text:p>5287.44</text:p>
          </table:table-cell>
          <table:table-cell table:number-columns-repeated="16382"/>
        </table:table-row>
        <table:table-row table:style-name="ro1">
          <table:table-cell office:value-type="float" office:value="14.844474474474501" table:style-name="ce2">
            <text:p>14.84447447</text:p>
          </table:table-cell>
          <table:table-cell office:value-type="float" office:value="5288.8800000000101" table:style-name="ce2">
            <text:p>5288.88</text:p>
          </table:table-cell>
          <table:table-cell table:number-columns-repeated="16382"/>
        </table:table-row>
        <table:table-row table:style-name="ro1">
          <table:table-cell office:value-type="float" office:value="14.868478478478499" table:style-name="ce2">
            <text:p>14.86847848</text:p>
          </table:table-cell>
          <table:table-cell office:value-type="float" office:value="5290.3200000000097" table:style-name="ce2">
            <text:p>5290.32</text:p>
          </table:table-cell>
          <table:table-cell table:number-columns-repeated="16382"/>
        </table:table-row>
        <table:table-row table:style-name="ro1">
          <table:table-cell office:value-type="float" office:value="14.8924824824825" table:style-name="ce2">
            <text:p>14.89248248</text:p>
          </table:table-cell>
          <table:table-cell office:value-type="float" office:value="5291.7600000000102" table:style-name="ce2">
            <text:p>5291.76</text:p>
          </table:table-cell>
          <table:table-cell table:number-columns-repeated="16382"/>
        </table:table-row>
        <table:table-row table:style-name="ro1">
          <table:table-cell office:value-type="float" office:value="14.9164864864865" table:style-name="ce2">
            <text:p>14.91648649</text:p>
          </table:table-cell>
          <table:table-cell office:value-type="float" office:value="5292.4800000000096" table:style-name="ce2">
            <text:p>5292.48</text:p>
          </table:table-cell>
          <table:table-cell table:number-columns-repeated="16382"/>
        </table:table-row>
        <table:table-row table:style-name="ro1">
          <table:table-cell office:value-type="float" office:value="14.9404904904905" table:style-name="ce2">
            <text:p>14.94049049</text:p>
          </table:table-cell>
          <table:table-cell office:value-type="float" office:value="5293.2000000000098" table:style-name="ce2">
            <text:p>5293.2</text:p>
          </table:table-cell>
          <table:table-cell table:number-columns-repeated="16382"/>
        </table:table-row>
        <table:table-row table:style-name="ro1">
          <table:table-cell office:value-type="float" office:value="14.964494494494501" table:style-name="ce2">
            <text:p>14.96449449</text:p>
          </table:table-cell>
          <table:table-cell office:value-type="float" office:value="5293.9200000000101" table:style-name="ce2">
            <text:p>5293.92</text:p>
          </table:table-cell>
          <table:table-cell table:number-columns-repeated="16382"/>
        </table:table-row>
        <table:table-row table:style-name="ro1">
          <table:table-cell office:value-type="float" office:value="14.988498498498499" table:style-name="ce2">
            <text:p>14.9884985</text:p>
          </table:table-cell>
          <table:table-cell office:value-type="float" office:value="5294.6400000000103" table:style-name="ce2">
            <text:p>5294.64</text:p>
          </table:table-cell>
          <table:table-cell table:number-columns-repeated="16382"/>
        </table:table-row>
        <table:table-row table:style-name="ro1">
          <table:table-cell office:value-type="float" office:value="15.0125025025025" table:style-name="ce2">
            <text:p>15.0125025</text:p>
          </table:table-cell>
          <table:table-cell office:value-type="float" office:value="5295.3600000000097" table:style-name="ce2">
            <text:p>5295.36</text:p>
          </table:table-cell>
          <table:table-cell table:number-columns-repeated="16382"/>
        </table:table-row>
        <table:table-row table:style-name="ro1">
          <table:table-cell office:value-type="float" office:value="15.0365065065065" table:style-name="ce2">
            <text:p>15.03650651</text:p>
          </table:table-cell>
          <table:table-cell office:value-type="float" office:value="5317.9200000000101" table:style-name="ce2">
            <text:p>5317.92</text:p>
          </table:table-cell>
          <table:table-cell table:number-columns-repeated="16382"/>
        </table:table-row>
        <table:table-row table:style-name="ro1">
          <table:table-cell office:value-type="float" office:value="15.0605105105105" table:style-name="ce2">
            <text:p>15.06051051</text:p>
          </table:table-cell>
          <table:table-cell office:value-type="float" office:value="5340.4800000000096" table:style-name="ce2">
            <text:p>5340.48</text:p>
          </table:table-cell>
          <table:table-cell table:number-columns-repeated="16382"/>
        </table:table-row>
        <table:table-row table:style-name="ro1">
          <table:table-cell office:value-type="float" office:value="15.084514514514501" table:style-name="ce2">
            <text:p>15.08451451</text:p>
          </table:table-cell>
          <table:table-cell office:value-type="float" office:value="5363.04000000001" table:style-name="ce2">
            <text:p>5363.04</text:p>
          </table:table-cell>
          <table:table-cell table:number-columns-repeated="16382"/>
        </table:table-row>
        <table:table-row table:style-name="ro1">
          <table:table-cell office:value-type="float" office:value="15.108518518518499" table:style-name="ce2">
            <text:p>15.10851852</text:p>
          </table:table-cell>
          <table:table-cell office:value-type="float" office:value="5363.7600000000102" table:style-name="ce2">
            <text:p>5363.76</text:p>
          </table:table-cell>
          <table:table-cell table:number-columns-repeated="16382"/>
        </table:table-row>
        <table:table-row table:style-name="ro1">
          <table:table-cell office:value-type="float" office:value="15.1325225225225" table:style-name="ce2">
            <text:p>15.13252252</text:p>
          </table:table-cell>
          <table:table-cell office:value-type="float" office:value="5364.4800000000096" table:style-name="ce2">
            <text:p>5364.48</text:p>
          </table:table-cell>
          <table:table-cell table:number-columns-repeated="16382"/>
        </table:table-row>
        <table:table-row table:style-name="ro1">
          <table:table-cell office:value-type="float" office:value="15.1565265265265" table:style-name="ce2">
            <text:p>15.15652653</text:p>
          </table:table-cell>
          <table:table-cell office:value-type="float" office:value="5365.2000000000098" table:style-name="ce2">
            <text:p>5365.2</text:p>
          </table:table-cell>
          <table:table-cell table:number-columns-repeated="16382"/>
        </table:table-row>
        <table:table-row table:style-name="ro1">
          <table:table-cell office:value-type="float" office:value="15.1805305305305" table:style-name="ce2">
            <text:p>15.18053053</text:p>
          </table:table-cell>
          <table:table-cell office:value-type="float" office:value="5365.9200000000101" table:style-name="ce2">
            <text:p>5365.92</text:p>
          </table:table-cell>
          <table:table-cell table:number-columns-repeated="16382"/>
        </table:table-row>
        <table:table-row table:style-name="ro1">
          <table:table-cell office:value-type="float" office:value="15.204534534534501" table:style-name="ce2">
            <text:p>15.20453453</text:p>
          </table:table-cell>
          <table:table-cell office:value-type="float" office:value="5366.6400000000103" table:style-name="ce2">
            <text:p>5366.64</text:p>
          </table:table-cell>
          <table:table-cell table:number-columns-repeated="16382"/>
        </table:table-row>
        <table:table-row table:style-name="ro1">
          <table:table-cell office:value-type="float" office:value="15.228538538538499" table:style-name="ce2">
            <text:p>15.22853854</text:p>
          </table:table-cell>
          <table:table-cell office:value-type="float" office:value="5367.3600000000097" table:style-name="ce2">
            <text:p>5367.36</text:p>
          </table:table-cell>
          <table:table-cell table:number-columns-repeated="16382"/>
        </table:table-row>
        <table:table-row table:style-name="ro1">
          <table:table-cell office:value-type="float" office:value="15.2525425425425" table:style-name="ce2">
            <text:p>15.25254254</text:p>
          </table:table-cell>
          <table:table-cell office:value-type="float" office:value="5368.0800000000099" table:style-name="ce2">
            <text:p>5368.08</text:p>
          </table:table-cell>
          <table:table-cell table:number-columns-repeated="16382"/>
        </table:table-row>
        <table:table-row table:style-name="ro1">
          <table:table-cell office:value-type="float" office:value="15.2765465465465" table:style-name="ce2">
            <text:p>15.27654655</text:p>
          </table:table-cell>
          <table:table-cell office:value-type="float" office:value="5368.8000000000102" table:style-name="ce2">
            <text:p>5368.8</text:p>
          </table:table-cell>
          <table:table-cell table:number-columns-repeated="16382"/>
        </table:table-row>
        <table:table-row table:style-name="ro1">
          <table:table-cell office:value-type="float" office:value="15.300550550550501" table:style-name="ce2">
            <text:p>15.30055055</text:p>
          </table:table-cell>
          <table:table-cell office:value-type="float" office:value="5369.5200000000104" table:style-name="ce2">
            <text:p>5369.52</text:p>
          </table:table-cell>
          <table:table-cell table:number-columns-repeated="16382"/>
        </table:table-row>
        <table:table-row table:style-name="ro1">
          <table:table-cell office:value-type="float" office:value="15.3245545545546" table:style-name="ce2">
            <text:p>15.32455455</text:p>
          </table:table-cell>
          <table:table-cell office:value-type="float" office:value="5370.2400000000098" table:style-name="ce2">
            <text:p>5370.24</text:p>
          </table:table-cell>
          <table:table-cell table:number-columns-repeated="16382"/>
        </table:table-row>
        <table:table-row table:style-name="ro1">
          <table:table-cell office:value-type="float" office:value="15.348558558558601" table:style-name="ce2">
            <text:p>15.34855856</text:p>
          </table:table-cell>
          <table:table-cell office:value-type="float" office:value="5370.96000000001" table:style-name="ce2">
            <text:p>5370.96</text:p>
          </table:table-cell>
          <table:table-cell table:number-columns-repeated="16382"/>
        </table:table-row>
        <table:table-row table:style-name="ro1">
          <table:table-cell office:value-type="float" office:value="15.372562562562599" table:style-name="ce2">
            <text:p>15.37256256</text:p>
          </table:table-cell>
          <table:table-cell office:value-type="float" office:value="5371.6800000000103" table:style-name="ce2">
            <text:p>5371.68</text:p>
          </table:table-cell>
          <table:table-cell table:number-columns-repeated="16382"/>
        </table:table-row>
        <table:table-row table:style-name="ro1">
          <table:table-cell office:value-type="float" office:value="15.3965665665666" table:style-name="ce2">
            <text:p>15.39656657</text:p>
          </table:table-cell>
          <table:table-cell office:value-type="float" office:value="5372.4000000000096" table:style-name="ce2">
            <text:p>5372.4</text:p>
          </table:table-cell>
          <table:table-cell table:number-columns-repeated="16382"/>
        </table:table-row>
        <table:table-row table:style-name="ro1">
          <table:table-cell office:value-type="float" office:value="15.4205705705706" table:style-name="ce2">
            <text:p>15.42057057</text:p>
          </table:table-cell>
          <table:table-cell office:value-type="float" office:value="5373.1200000000099" table:style-name="ce2">
            <text:p>5373.12</text:p>
          </table:table-cell>
          <table:table-cell table:number-columns-repeated="16382"/>
        </table:table-row>
        <table:table-row table:style-name="ro1">
          <table:table-cell office:value-type="float" office:value="15.444574574574601" table:style-name="ce2">
            <text:p>15.44457457</text:p>
          </table:table-cell>
          <table:table-cell office:value-type="float" office:value="5373.1200000000099" table:style-name="ce2">
            <text:p>5373.12</text:p>
          </table:table-cell>
          <table:table-cell table:number-columns-repeated="16382"/>
        </table:table-row>
        <table:table-row table:style-name="ro1">
          <table:table-cell office:value-type="float" office:value="15.468578578578599" table:style-name="ce2">
            <text:p>15.46857858</text:p>
          </table:table-cell>
          <table:table-cell office:value-type="float" office:value="5373.1200000000099" table:style-name="ce2">
            <text:p>5373.12</text:p>
          </table:table-cell>
          <table:table-cell table:number-columns-repeated="16382"/>
        </table:table-row>
        <table:table-row table:style-name="ro1">
          <table:table-cell office:value-type="float" office:value="15.4925825825826" table:style-name="ce2">
            <text:p>15.49258258</text:p>
          </table:table-cell>
          <table:table-cell office:value-type="float" office:value="5373.1200000000099" table:style-name="ce2">
            <text:p>5373.12</text:p>
          </table:table-cell>
          <table:table-cell table:number-columns-repeated="16382"/>
        </table:table-row>
        <table:table-row table:style-name="ro1">
          <table:table-cell office:value-type="float" office:value="15.5165865865866" table:style-name="ce2">
            <text:p>15.51658659</text:p>
          </table:table-cell>
          <table:table-cell office:value-type="float" office:value="5373.1200000000099" table:style-name="ce2">
            <text:p>5373.12</text:p>
          </table:table-cell>
          <table:table-cell table:number-columns-repeated="16382"/>
        </table:table-row>
        <table:table-row table:style-name="ro1">
          <table:table-cell office:value-type="float" office:value="15.5405905905906" table:style-name="ce2">
            <text:p>15.54059059</text:p>
          </table:table-cell>
          <table:table-cell office:value-type="float" office:value="5373.1200000000099" table:style-name="ce2">
            <text:p>5373.12</text:p>
          </table:table-cell>
          <table:table-cell table:number-columns-repeated="16382"/>
        </table:table-row>
        <table:table-row table:style-name="ro1">
          <table:table-cell office:value-type="float" office:value="15.564594594594601" table:style-name="ce2">
            <text:p>15.56459459</text:p>
          </table:table-cell>
          <table:table-cell office:value-type="float" office:value="5373.1200000000099" table:style-name="ce2">
            <text:p>5373.12</text:p>
          </table:table-cell>
          <table:table-cell table:number-columns-repeated="16382"/>
        </table:table-row>
        <table:table-row table:style-name="ro1">
          <table:table-cell office:value-type="float" office:value="15.588598598598599" table:style-name="ce2">
            <text:p>15.5885986</text:p>
          </table:table-cell>
          <table:table-cell office:value-type="float" office:value="5373.1200000000099" table:style-name="ce2">
            <text:p>5373.12</text:p>
          </table:table-cell>
          <table:table-cell table:number-columns-repeated="16382"/>
        </table:table-row>
        <table:table-row table:style-name="ro1">
          <table:table-cell office:value-type="float" office:value="15.6126026026026" table:style-name="ce2">
            <text:p>15.6126026</text:p>
          </table:table-cell>
          <table:table-cell office:value-type="float" office:value="5373.1200000000099" table:style-name="ce2">
            <text:p>5373.12</text:p>
          </table:table-cell>
          <table:table-cell table:number-columns-repeated="16382"/>
        </table:table-row>
        <table:table-row table:style-name="ro1">
          <table:table-cell office:value-type="float" office:value="15.6366066066066" table:style-name="ce2">
            <text:p>15.63660661</text:p>
          </table:table-cell>
          <table:table-cell office:value-type="float" office:value="5373.1200000000099" table:style-name="ce2">
            <text:p>5373.12</text:p>
          </table:table-cell>
          <table:table-cell table:number-columns-repeated="16382"/>
        </table:table-row>
        <table:table-row table:style-name="ro1">
          <table:table-cell office:value-type="float" office:value="15.6606106106106" table:style-name="ce2">
            <text:p>15.66061061</text:p>
          </table:table-cell>
          <table:table-cell office:value-type="float" office:value="5373.1200000000099" table:style-name="ce2">
            <text:p>5373.12</text:p>
          </table:table-cell>
          <table:table-cell table:number-columns-repeated="16382"/>
        </table:table-row>
        <table:table-row table:style-name="ro1">
          <table:table-cell office:value-type="float" office:value="15.684614614614601" table:style-name="ce2">
            <text:p>15.68461461</text:p>
          </table:table-cell>
          <table:table-cell office:value-type="float" office:value="5373.1200000000099" table:style-name="ce2">
            <text:p>5373.12</text:p>
          </table:table-cell>
          <table:table-cell table:number-columns-repeated="16382"/>
        </table:table-row>
        <table:table-row table:style-name="ro1">
          <table:table-cell office:value-type="float" office:value="15.708618618618599" table:style-name="ce2">
            <text:p>15.70861862</text:p>
          </table:table-cell>
          <table:table-cell office:value-type="float" office:value="5373.1200000000099" table:style-name="ce2">
            <text:p>5373.12</text:p>
          </table:table-cell>
          <table:table-cell table:number-columns-repeated="16382"/>
        </table:table-row>
        <table:table-row table:style-name="ro1">
          <table:table-cell office:value-type="float" office:value="15.7326226226226" table:style-name="ce2">
            <text:p>15.73262262</text:p>
          </table:table-cell>
          <table:table-cell office:value-type="float" office:value="5373.1200000000099" table:style-name="ce2">
            <text:p>5373.12</text:p>
          </table:table-cell>
          <table:table-cell table:number-columns-repeated="16382"/>
        </table:table-row>
        <table:table-row table:style-name="ro1">
          <table:table-cell office:value-type="float" office:value="15.7566266266266" table:style-name="ce2">
            <text:p>15.75662663</text:p>
          </table:table-cell>
          <table:table-cell office:value-type="float" office:value="5373.1200000000099" table:style-name="ce2">
            <text:p>5373.12</text:p>
          </table:table-cell>
          <table:table-cell table:number-columns-repeated="16382"/>
        </table:table-row>
        <table:table-row table:style-name="ro1">
          <table:table-cell office:value-type="float" office:value="15.780630630630601" table:style-name="ce2">
            <text:p>15.78063063</text:p>
          </table:table-cell>
          <table:table-cell office:value-type="float" office:value="5373.1200000000099" table:style-name="ce2">
            <text:p>5373.12</text:p>
          </table:table-cell>
          <table:table-cell table:number-columns-repeated="16382"/>
        </table:table-row>
        <table:table-row table:style-name="ro1">
          <table:table-cell office:value-type="float" office:value="15.804634634634599" table:style-name="ce2">
            <text:p>15.80463463</text:p>
          </table:table-cell>
          <table:table-cell office:value-type="float" office:value="5373.1200000000099" table:style-name="ce2">
            <text:p>5373.12</text:p>
          </table:table-cell>
          <table:table-cell table:number-columns-repeated="16382"/>
        </table:table-row>
        <table:table-row table:style-name="ro1">
          <table:table-cell office:value-type="float" office:value="15.8286386386386" table:style-name="ce2">
            <text:p>15.82863864</text:p>
          </table:table-cell>
          <table:table-cell office:value-type="float" office:value="5394.96000000001" table:style-name="ce2">
            <text:p>5394.96</text:p>
          </table:table-cell>
          <table:table-cell table:number-columns-repeated="16382"/>
        </table:table-row>
        <table:table-row table:style-name="ro1">
          <table:table-cell office:value-type="float" office:value="15.8526426426426" table:style-name="ce2">
            <text:p>15.85264264</text:p>
          </table:table-cell>
          <table:table-cell office:value-type="float" office:value="5416.8000000000102" table:style-name="ce2">
            <text:p>5416.8</text:p>
          </table:table-cell>
          <table:table-cell table:number-columns-repeated="16382"/>
        </table:table-row>
        <table:table-row table:style-name="ro1">
          <table:table-cell office:value-type="float" office:value="15.8766466466466" table:style-name="ce2">
            <text:p>15.87664665</text:p>
          </table:table-cell>
          <table:table-cell office:value-type="float" office:value="5438.6400000000103" table:style-name="ce2">
            <text:p>5438.64</text:p>
          </table:table-cell>
          <table:table-cell table:number-columns-repeated="16382"/>
        </table:table-row>
        <table:table-row table:style-name="ro1">
          <table:table-cell office:value-type="float" office:value="15.900650650650601" table:style-name="ce2">
            <text:p>15.90065065</text:p>
          </table:table-cell>
          <table:table-cell office:value-type="float" office:value="5460.4800000000096" table:style-name="ce2">
            <text:p>5460.48</text:p>
          </table:table-cell>
          <table:table-cell table:number-columns-repeated="16382"/>
        </table:table-row>
        <table:table-row table:style-name="ro1">
          <table:table-cell office:value-type="float" office:value="15.924654654654701" table:style-name="ce2">
            <text:p>15.92465465</text:p>
          </table:table-cell>
          <table:table-cell office:value-type="float" office:value="5482.3200000000097" table:style-name="ce2">
            <text:p>5482.32</text:p>
          </table:table-cell>
          <table:table-cell table:number-columns-repeated="16382"/>
        </table:table-row>
        <table:table-row table:style-name="ro1">
          <table:table-cell office:value-type="float" office:value="15.948658658658699" table:style-name="ce2">
            <text:p>15.94865866</text:p>
          </table:table-cell>
          <table:table-cell office:value-type="float" office:value="5504.1600000000099" table:style-name="ce2">
            <text:p>5504.16</text:p>
          </table:table-cell>
          <table:table-cell table:number-columns-repeated="16382"/>
        </table:table-row>
        <table:table-row table:style-name="ro1">
          <table:table-cell office:value-type="float" office:value="15.9726626626627" table:style-name="ce2">
            <text:p>15.97266266</text:p>
          </table:table-cell>
          <table:table-cell office:value-type="float" office:value="5526.00000000001" table:style-name="ce2">
            <text:p>5526</text:p>
          </table:table-cell>
          <table:table-cell table:number-columns-repeated="16382"/>
        </table:table-row>
        <table:table-row table:style-name="ro1">
          <table:table-cell office:value-type="float" office:value="15.9966666666667" table:style-name="ce2">
            <text:p>15.99666667</text:p>
          </table:table-cell>
          <table:table-cell office:value-type="float" office:value="5547.8400000000101" table:style-name="ce2">
            <text:p>5547.84</text:p>
          </table:table-cell>
          <table:table-cell table:number-columns-repeated="16382"/>
        </table:table-row>
        <table:table-row table:style-name="ro1">
          <table:table-cell office:value-type="float" office:value="16.0206706706707" table:style-name="ce2">
            <text:p>16.02067067</text:p>
          </table:table-cell>
          <table:table-cell office:value-type="float" office:value="5569.6800000000103" table:style-name="ce2">
            <text:p>5569.68</text:p>
          </table:table-cell>
          <table:table-cell table:number-columns-repeated="16382"/>
        </table:table-row>
        <table:table-row table:style-name="ro1">
          <table:table-cell office:value-type="float" office:value="16.044674674674699" table:style-name="ce2">
            <text:p>16.04467467</text:p>
          </table:table-cell>
          <table:table-cell office:value-type="float" office:value="5592.2400000000098" table:style-name="ce2">
            <text:p>5592.24</text:p>
          </table:table-cell>
          <table:table-cell table:number-columns-repeated="16382"/>
        </table:table-row>
        <table:table-row table:style-name="ro1">
          <table:table-cell office:value-type="float" office:value="16.068678678678701" table:style-name="ce2">
            <text:p>16.06867868</text:p>
          </table:table-cell>
          <table:table-cell office:value-type="float" office:value="5592.96000000001" table:style-name="ce2">
            <text:p>5592.96</text:p>
          </table:table-cell>
          <table:table-cell table:number-columns-repeated="16382"/>
        </table:table-row>
        <table:table-row table:style-name="ro1">
          <table:table-cell office:value-type="float" office:value="16.0926826826827" table:style-name="ce2">
            <text:p>16.09268268</text:p>
          </table:table-cell>
          <table:table-cell office:value-type="float" office:value="5593.6800000000103" table:style-name="ce2">
            <text:p>5593.68</text:p>
          </table:table-cell>
          <table:table-cell table:number-columns-repeated="16382"/>
        </table:table-row>
        <table:table-row table:style-name="ro1">
          <table:table-cell office:value-type="float" office:value="16.116686686686698" table:style-name="ce2">
            <text:p>16.11668669</text:p>
          </table:table-cell>
          <table:table-cell office:value-type="float" office:value="5594.4000000000096" table:style-name="ce2">
            <text:p>5594.4</text:p>
          </table:table-cell>
          <table:table-cell table:number-columns-repeated="16382"/>
        </table:table-row>
        <table:table-row table:style-name="ro1">
          <table:table-cell office:value-type="float" office:value="16.1406906906907" table:style-name="ce2">
            <text:p>16.14069069</text:p>
          </table:table-cell>
          <table:table-cell office:value-type="float" office:value="5595.1200000000099" table:style-name="ce2">
            <text:p>5595.12</text:p>
          </table:table-cell>
          <table:table-cell table:number-columns-repeated="16382"/>
        </table:table-row>
        <table:table-row table:style-name="ro1">
          <table:table-cell office:value-type="float" office:value="16.164694694694699" table:style-name="ce2">
            <text:p>16.16469469</text:p>
          </table:table-cell>
          <table:table-cell office:value-type="float" office:value="5595.8400000000202" table:style-name="ce2">
            <text:p>5595.84</text:p>
          </table:table-cell>
          <table:table-cell table:number-columns-repeated="16382"/>
        </table:table-row>
        <table:table-row table:style-name="ro1">
          <table:table-cell office:value-type="float" office:value="16.188698698698701" table:style-name="ce2">
            <text:p>16.1886987</text:p>
          </table:table-cell>
          <table:table-cell office:value-type="float" office:value="5596.5600000000204" table:style-name="ce2">
            <text:p>5596.56</text:p>
          </table:table-cell>
          <table:table-cell table:number-columns-repeated="16382"/>
        </table:table-row>
        <table:table-row table:style-name="ro1">
          <table:table-cell office:value-type="float" office:value="16.2127027027027" table:style-name="ce2">
            <text:p>16.2127027</text:p>
          </table:table-cell>
          <table:table-cell office:value-type="float" office:value="5597.2800000000198" table:style-name="ce2">
            <text:p>5597.28</text:p>
          </table:table-cell>
          <table:table-cell table:number-columns-repeated="16382"/>
        </table:table-row>
        <table:table-row table:style-name="ro1">
          <table:table-cell office:value-type="float" office:value="16.236706706706698" table:style-name="ce2">
            <text:p>16.23670671</text:p>
          </table:table-cell>
          <table:table-cell office:value-type="float" office:value="5598.00000000002" table:style-name="ce2">
            <text:p>5598</text:p>
          </table:table-cell>
          <table:table-cell table:number-columns-repeated="16382"/>
        </table:table-row>
        <table:table-row table:style-name="ro1">
          <table:table-cell office:value-type="float" office:value="16.260710710710701" table:style-name="ce2">
            <text:p>16.26071071</text:p>
          </table:table-cell>
          <table:table-cell office:value-type="float" office:value="5598.7200000000203" table:style-name="ce2">
            <text:p>5598.72</text:p>
          </table:table-cell>
          <table:table-cell table:number-columns-repeated="16382"/>
        </table:table-row>
        <table:table-row table:style-name="ro1">
          <table:table-cell office:value-type="float" office:value="16.284714714714699" table:style-name="ce2">
            <text:p>16.28471471</text:p>
          </table:table-cell>
          <table:table-cell office:value-type="float" office:value="5599.4400000000196" table:style-name="ce2">
            <text:p>5599.44</text:p>
          </table:table-cell>
          <table:table-cell table:number-columns-repeated="16382"/>
        </table:table-row>
        <table:table-row table:style-name="ro1">
          <table:table-cell office:value-type="float" office:value="16.308718718718701" table:style-name="ce2">
            <text:p>16.30871872</text:p>
          </table:table-cell>
          <table:table-cell office:value-type="float" office:value="5600.1600000000199" table:style-name="ce2">
            <text:p>5600.16</text:p>
          </table:table-cell>
          <table:table-cell table:number-columns-repeated="16382"/>
        </table:table-row>
        <table:table-row table:style-name="ro1">
          <table:table-cell office:value-type="float" office:value="16.3327227227227" table:style-name="ce2">
            <text:p>16.33272272</text:p>
          </table:table-cell>
          <table:table-cell office:value-type="float" office:value="5600.8800000000201" table:style-name="ce2">
            <text:p>5600.88</text:p>
          </table:table-cell>
          <table:table-cell table:number-columns-repeated="16382"/>
        </table:table-row>
        <table:table-row table:style-name="ro1">
          <table:table-cell office:value-type="float" office:value="16.356726726726698" table:style-name="ce2">
            <text:p>16.35672673</text:p>
          </table:table-cell>
          <table:table-cell office:value-type="float" office:value="5601.6000000000204" table:style-name="ce2">
            <text:p>5601.6</text:p>
          </table:table-cell>
          <table:table-cell table:number-columns-repeated="16382"/>
        </table:table-row>
        <table:table-row table:style-name="ro1">
          <table:table-cell office:value-type="float" office:value="16.380730730730701" table:style-name="ce2">
            <text:p>16.38073073</text:p>
          </table:table-cell>
          <table:table-cell office:value-type="float" office:value="5602.3200000000197" table:style-name="ce2">
            <text:p>5602.32</text:p>
          </table:table-cell>
          <table:table-cell table:number-columns-repeated="16382"/>
        </table:table-row>
        <table:table-row table:style-name="ro1">
          <table:table-cell office:value-type="float" office:value="16.404734734734699" table:style-name="ce2">
            <text:p>16.40473473</text:p>
          </table:table-cell>
          <table:table-cell office:value-type="float" office:value="5603.04000000002" table:style-name="ce2">
            <text:p>5603.04</text:p>
          </table:table-cell>
          <table:table-cell table:number-columns-repeated="16382"/>
        </table:table-row>
        <table:table-row table:style-name="ro1">
          <table:table-cell office:value-type="float" office:value="16.428738738738701" table:style-name="ce2">
            <text:p>16.42873874</text:p>
          </table:table-cell>
          <table:table-cell office:value-type="float" office:value="5603.7600000000202" table:style-name="ce2">
            <text:p>5603.76</text:p>
          </table:table-cell>
          <table:table-cell table:number-columns-repeated="16382"/>
        </table:table-row>
        <table:table-row table:style-name="ro1">
          <table:table-cell office:value-type="float" office:value="16.4527427427427" table:style-name="ce2">
            <text:p>16.45274274</text:p>
          </table:table-cell>
          <table:table-cell office:value-type="float" office:value="5604.4800000000196" table:style-name="ce2">
            <text:p>5604.48</text:p>
          </table:table-cell>
          <table:table-cell table:number-columns-repeated="16382"/>
        </table:table-row>
        <table:table-row table:style-name="ro1">
          <table:table-cell office:value-type="float" office:value="16.476746746746699" table:style-name="ce2">
            <text:p>16.47674675</text:p>
          </table:table-cell>
          <table:table-cell office:value-type="float" office:value="5605.2000000000198" table:style-name="ce2">
            <text:p>5605.2</text:p>
          </table:table-cell>
          <table:table-cell table:number-columns-repeated="16382"/>
        </table:table-row>
        <table:table-row table:style-name="ro1">
          <table:table-cell office:value-type="float" office:value="16.5007507507508" table:style-name="ce2">
            <text:p>16.50075075</text:p>
          </table:table-cell>
          <table:table-cell office:value-type="float" office:value="5605.9200000000201" table:style-name="ce2">
            <text:p>5605.92</text:p>
          </table:table-cell>
          <table:table-cell table:number-columns-repeated="16382"/>
        </table:table-row>
        <table:table-row table:style-name="ro1">
          <table:table-cell office:value-type="float" office:value="16.524754754754799" table:style-name="ce2">
            <text:p>16.52475475</text:p>
          </table:table-cell>
          <table:table-cell office:value-type="float" office:value="5606.6400000000203" table:style-name="ce2">
            <text:p>5606.64</text:p>
          </table:table-cell>
          <table:table-cell table:number-columns-repeated="16382"/>
        </table:table-row>
        <table:table-row table:style-name="ro1">
          <table:table-cell office:value-type="float" office:value="16.548758758758801" table:style-name="ce2">
            <text:p>16.54875876</text:p>
          </table:table-cell>
          <table:table-cell office:value-type="float" office:value="5607.3600000000197" table:style-name="ce2">
            <text:p>5607.36</text:p>
          </table:table-cell>
          <table:table-cell table:number-columns-repeated="16382"/>
        </table:table-row>
        <table:table-row table:style-name="ro1">
          <table:table-cell office:value-type="float" office:value="16.5727627627628" table:style-name="ce2">
            <text:p>16.57276276</text:p>
          </table:table-cell>
          <table:table-cell office:value-type="float" office:value="5608.0800000000199" table:style-name="ce2">
            <text:p>5608.08</text:p>
          </table:table-cell>
          <table:table-cell table:number-columns-repeated="16382"/>
        </table:table-row>
        <table:table-row table:style-name="ro1">
          <table:table-cell office:value-type="float" office:value="16.596766766766802" table:style-name="ce2">
            <text:p>16.59676677</text:p>
          </table:table-cell>
          <table:table-cell office:value-type="float" office:value="5608.8000000000202" table:style-name="ce2">
            <text:p>5608.8</text:p>
          </table:table-cell>
          <table:table-cell table:number-columns-repeated="16382"/>
        </table:table-row>
        <table:table-row table:style-name="ro1">
          <table:table-cell office:value-type="float" office:value="16.6207707707708" table:style-name="ce2">
            <text:p>16.62077077</text:p>
          </table:table-cell>
          <table:table-cell office:value-type="float" office:value="5609.5200000000204" table:style-name="ce2">
            <text:p>5609.52</text:p>
          </table:table-cell>
          <table:table-cell table:number-columns-repeated="16382"/>
        </table:table-row>
        <table:table-row table:style-name="ro1">
          <table:table-cell office:value-type="float" office:value="16.644774774774799" table:style-name="ce2">
            <text:p>16.64477477</text:p>
          </table:table-cell>
          <table:table-cell office:value-type="float" office:value="5610.2400000000198" table:style-name="ce2">
            <text:p>5610.24</text:p>
          </table:table-cell>
          <table:table-cell table:number-columns-repeated="16382"/>
        </table:table-row>
        <table:table-row table:style-name="ro1">
          <table:table-cell office:value-type="float" office:value="16.668778778778801" table:style-name="ce2">
            <text:p>16.66877878</text:p>
          </table:table-cell>
          <table:table-cell office:value-type="float" office:value="5610.96000000002" table:style-name="ce2">
            <text:p>5610.96</text:p>
          </table:table-cell>
          <table:table-cell table:number-columns-repeated="16382"/>
        </table:table-row>
        <table:table-row table:style-name="ro1">
          <table:table-cell office:value-type="float" office:value="16.6927827827828" table:style-name="ce2">
            <text:p>16.69278278</text:p>
          </table:table-cell>
          <table:table-cell office:value-type="float" office:value="5610.96000000002" table:style-name="ce2">
            <text:p>5610.96</text:p>
          </table:table-cell>
          <table:table-cell table:number-columns-repeated="16382"/>
        </table:table-row>
        <table:table-row table:style-name="ro1">
          <table:table-cell office:value-type="float" office:value="16.716786786786798" table:style-name="ce2">
            <text:p>16.71678679</text:p>
          </table:table-cell>
          <table:table-cell office:value-type="float" office:value="5610.96000000002" table:style-name="ce2">
            <text:p>5610.96</text:p>
          </table:table-cell>
          <table:table-cell table:number-columns-repeated="16382"/>
        </table:table-row>
        <table:table-row table:style-name="ro1">
          <table:table-cell office:value-type="float" office:value="16.7407907907908" table:style-name="ce2">
            <text:p>16.74079079</text:p>
          </table:table-cell>
          <table:table-cell office:value-type="float" office:value="5610.96000000002" table:style-name="ce2">
            <text:p>5610.96</text:p>
          </table:table-cell>
          <table:table-cell table:number-columns-repeated="16382"/>
        </table:table-row>
        <table:table-row table:style-name="ro1">
          <table:table-cell office:value-type="float" office:value="16.764794794794799" table:style-name="ce2">
            <text:p>16.76479479</text:p>
          </table:table-cell>
          <table:table-cell office:value-type="float" office:value="5611.6800000000203" table:style-name="ce2">
            <text:p>5611.68</text:p>
          </table:table-cell>
          <table:table-cell table:number-columns-repeated="16382"/>
        </table:table-row>
        <table:table-row table:style-name="ro1">
          <table:table-cell office:value-type="float" office:value="16.788798798798801" table:style-name="ce2">
            <text:p>16.7887988</text:p>
          </table:table-cell>
          <table:table-cell office:value-type="float" office:value="5612.4000000000196" table:style-name="ce2">
            <text:p>5612.4</text:p>
          </table:table-cell>
          <table:table-cell table:number-columns-repeated="16382"/>
        </table:table-row>
        <table:table-row table:style-name="ro1">
          <table:table-cell office:value-type="float" office:value="16.8128028028028" table:style-name="ce2">
            <text:p>16.8128028</text:p>
          </table:table-cell>
          <table:table-cell office:value-type="float" office:value="5613.1200000000199" table:style-name="ce2">
            <text:p>5613.12</text:p>
          </table:table-cell>
          <table:table-cell table:number-columns-repeated="16382"/>
        </table:table-row>
        <table:table-row table:style-name="ro1">
          <table:table-cell office:value-type="float" office:value="16.836806806806798" table:style-name="ce2">
            <text:p>16.83680681</text:p>
          </table:table-cell>
          <table:table-cell office:value-type="float" office:value="5613.8400000000202" table:style-name="ce2">
            <text:p>5613.84</text:p>
          </table:table-cell>
          <table:table-cell table:number-columns-repeated="16382"/>
        </table:table-row>
        <table:table-row table:style-name="ro1">
          <table:table-cell office:value-type="float" office:value="16.860810810810801" table:style-name="ce2">
            <text:p>16.86081081</text:p>
          </table:table-cell>
          <table:table-cell office:value-type="float" office:value="5614.5600000000204" table:style-name="ce2">
            <text:p>5614.56</text:p>
          </table:table-cell>
          <table:table-cell table:number-columns-repeated="16382"/>
        </table:table-row>
        <table:table-row table:style-name="ro1">
          <table:table-cell office:value-type="float" office:value="16.884814814814799" table:style-name="ce2">
            <text:p>16.88481481</text:p>
          </table:table-cell>
          <table:table-cell office:value-type="float" office:value="5615.2800000000198" table:style-name="ce2">
            <text:p>5615.28</text:p>
          </table:table-cell>
          <table:table-cell table:number-columns-repeated="16382"/>
        </table:table-row>
        <table:table-row table:style-name="ro1">
          <table:table-cell office:value-type="float" office:value="16.908818818818801" table:style-name="ce2">
            <text:p>16.90881882</text:p>
          </table:table-cell>
          <table:table-cell office:value-type="float" office:value="5616.00000000002" table:style-name="ce2">
            <text:p>5616</text:p>
          </table:table-cell>
          <table:table-cell table:number-columns-repeated="16382"/>
        </table:table-row>
        <table:table-row table:style-name="ro1">
          <table:table-cell office:value-type="float" office:value="16.9328228228228" table:style-name="ce2">
            <text:p>16.93282282</text:p>
          </table:table-cell>
          <table:table-cell office:value-type="float" office:value="5616.7200000000203" table:style-name="ce2">
            <text:p>5616.72</text:p>
          </table:table-cell>
          <table:table-cell table:number-columns-repeated="16382"/>
        </table:table-row>
        <table:table-row table:style-name="ro1">
          <table:table-cell office:value-type="float" office:value="16.956826826826799" table:style-name="ce2">
            <text:p>16.95682683</text:p>
          </table:table-cell>
          <table:table-cell office:value-type="float" office:value="5617.4400000000196" table:style-name="ce2">
            <text:p>5617.44</text:p>
          </table:table-cell>
          <table:table-cell table:number-columns-repeated="16382"/>
        </table:table-row>
        <table:table-row table:style-name="ro1">
          <table:table-cell office:value-type="float" office:value="16.980830830830801" table:style-name="ce2">
            <text:p>16.98083083</text:p>
          </table:table-cell>
          <table:table-cell office:value-type="float" office:value="5618.1600000000199" table:style-name="ce2">
            <text:p>5618.16</text:p>
          </table:table-cell>
          <table:table-cell table:number-columns-repeated="16382"/>
        </table:table-row>
        <table:table-row table:style-name="ro1">
          <table:table-cell office:value-type="float" office:value="17.004834834834799" table:style-name="ce2">
            <text:p>17.00483483</text:p>
          </table:table-cell>
          <table:table-cell office:value-type="float" office:value="5618.8800000000201" table:style-name="ce2">
            <text:p>5618.88</text:p>
          </table:table-cell>
          <table:table-cell table:number-columns-repeated="16382"/>
        </table:table-row>
        <table:table-row table:style-name="ro1">
          <table:table-cell office:value-type="float" office:value="17.028838838838801" table:style-name="ce2">
            <text:p>17.02883884</text:p>
          </table:table-cell>
          <table:table-cell office:value-type="float" office:value="5618.8800000000201" table:style-name="ce2">
            <text:p>5618.88</text:p>
          </table:table-cell>
          <table:table-cell table:number-columns-repeated="16382"/>
        </table:table-row>
        <table:table-row table:style-name="ro1">
          <table:table-cell office:value-type="float" office:value="17.0528428428428" table:style-name="ce2">
            <text:p>17.05284284</text:p>
          </table:table-cell>
          <table:table-cell office:value-type="float" office:value="5618.8800000000201" table:style-name="ce2">
            <text:p>5618.88</text:p>
          </table:table-cell>
          <table:table-cell table:number-columns-repeated="16382"/>
        </table:table-row>
        <table:table-row table:style-name="ro1">
          <table:table-cell office:value-type="float" office:value="17.076846846846799" table:style-name="ce2">
            <text:p>17.07684685</text:p>
          </table:table-cell>
          <table:table-cell office:value-type="float" office:value="5618.8800000000201" table:style-name="ce2">
            <text:p>5618.88</text:p>
          </table:table-cell>
          <table:table-cell table:number-columns-repeated="16382"/>
        </table:table-row>
        <table:table-row table:style-name="ro1">
          <table:table-cell office:value-type="float" office:value="17.1008508508509" table:style-name="ce2">
            <text:p>17.10085085</text:p>
          </table:table-cell>
          <table:table-cell office:value-type="float" office:value="5618.8800000000201" table:style-name="ce2">
            <text:p>5618.88</text:p>
          </table:table-cell>
          <table:table-cell table:number-columns-repeated="16382"/>
        </table:table-row>
        <table:table-row table:style-name="ro1">
          <table:table-cell office:value-type="float" office:value="17.124854854854899" table:style-name="ce2">
            <text:p>17.12485485</text:p>
          </table:table-cell>
          <table:table-cell office:value-type="float" office:value="5618.8800000000201" table:style-name="ce2">
            <text:p>5618.88</text:p>
          </table:table-cell>
          <table:table-cell table:number-columns-repeated="16382"/>
        </table:table-row>
        <table:table-row table:style-name="ro1">
          <table:table-cell office:value-type="float" office:value="17.148858858858901" table:style-name="ce2">
            <text:p>17.14885886</text:p>
          </table:table-cell>
          <table:table-cell office:value-type="float" office:value="5618.8800000000201" table:style-name="ce2">
            <text:p>5618.88</text:p>
          </table:table-cell>
          <table:table-cell table:number-columns-repeated="16382"/>
        </table:table-row>
        <table:table-row table:style-name="ro1">
          <table:table-cell office:value-type="float" office:value="17.1728628628629" table:style-name="ce2">
            <text:p>17.17286286</text:p>
          </table:table-cell>
          <table:table-cell office:value-type="float" office:value="5618.8800000000201" table:style-name="ce2">
            <text:p>5618.88</text:p>
          </table:table-cell>
          <table:table-cell table:number-columns-repeated="16382"/>
        </table:table-row>
        <table:table-row table:style-name="ro1">
          <table:table-cell office:value-type="float" office:value="17.196866866866898" table:style-name="ce2">
            <text:p>17.19686687</text:p>
          </table:table-cell>
          <table:table-cell office:value-type="float" office:value="5618.8800000000201" table:style-name="ce2">
            <text:p>5618.88</text:p>
          </table:table-cell>
          <table:table-cell table:number-columns-repeated="16382"/>
        </table:table-row>
        <table:table-row table:style-name="ro1">
          <table:table-cell office:value-type="float" office:value="17.2208708708709" table:style-name="ce2">
            <text:p>17.22087087</text:p>
          </table:table-cell>
          <table:table-cell office:value-type="float" office:value="5618.8800000000201" table:style-name="ce2">
            <text:p>5618.88</text:p>
          </table:table-cell>
          <table:table-cell table:number-columns-repeated="16382"/>
        </table:table-row>
        <table:table-row table:style-name="ro1">
          <table:table-cell office:value-type="float" office:value="17.244874874874899" table:style-name="ce2">
            <text:p>17.24487487</text:p>
          </table:table-cell>
          <table:table-cell office:value-type="float" office:value="5618.8800000000201" table:style-name="ce2">
            <text:p>5618.88</text:p>
          </table:table-cell>
          <table:table-cell table:number-columns-repeated="16382"/>
        </table:table-row>
        <table:table-row table:style-name="ro1">
          <table:table-cell office:value-type="float" office:value="17.268878878878901" table:style-name="ce2">
            <text:p>17.26887888</text:p>
          </table:table-cell>
          <table:table-cell office:value-type="float" office:value="5640.7200000000203" table:style-name="ce2">
            <text:p>5640.72</text:p>
          </table:table-cell>
          <table:table-cell table:number-columns-repeated="16382"/>
        </table:table-row>
        <table:table-row table:style-name="ro1">
          <table:table-cell office:value-type="float" office:value="17.2928828828829" table:style-name="ce2">
            <text:p>17.29288288</text:p>
          </table:table-cell>
          <table:table-cell office:value-type="float" office:value="5662.5600000000204" table:style-name="ce2">
            <text:p>5662.56</text:p>
          </table:table-cell>
          <table:table-cell table:number-columns-repeated="16382"/>
        </table:table-row>
        <table:table-row table:style-name="ro1">
          <table:table-cell office:value-type="float" office:value="17.316886886886898" table:style-name="ce2">
            <text:p>17.31688689</text:p>
          </table:table-cell>
          <table:table-cell office:value-type="float" office:value="5706.2400000000198" table:style-name="ce2">
            <text:p>5706.24</text:p>
          </table:table-cell>
          <table:table-cell table:number-columns-repeated="16382"/>
        </table:table-row>
        <table:table-row table:style-name="ro1">
          <table:table-cell office:value-type="float" office:value="17.340890890890901" table:style-name="ce2">
            <text:p>17.34089089</text:p>
          </table:table-cell>
          <table:table-cell office:value-type="float" office:value="5750.6400000000203" table:style-name="ce2">
            <text:p>5750.64</text:p>
          </table:table-cell>
          <table:table-cell table:number-columns-repeated="16382"/>
        </table:table-row>
        <table:table-row table:style-name="ro1">
          <table:table-cell office:value-type="float" office:value="17.364894894894899" table:style-name="ce2">
            <text:p>17.36489489</text:p>
          </table:table-cell>
          <table:table-cell office:value-type="float" office:value="5795.04000000002" table:style-name="ce2">
            <text:p>5795.04</text:p>
          </table:table-cell>
          <table:table-cell table:number-columns-repeated="16382"/>
        </table:table-row>
        <table:table-row table:style-name="ro1">
          <table:table-cell office:value-type="float" office:value="17.388898898898901" table:style-name="ce2">
            <text:p>17.3888989</text:p>
          </table:table-cell>
          <table:table-cell office:value-type="float" office:value="5839.4400000000296" table:style-name="ce2">
            <text:p>5839.44</text:p>
          </table:table-cell>
          <table:table-cell table:number-columns-repeated="16382"/>
        </table:table-row>
        <table:table-row table:style-name="ro1">
          <table:table-cell office:value-type="float" office:value="17.4129029029029" table:style-name="ce2">
            <text:p>17.4129029</text:p>
          </table:table-cell>
          <table:table-cell office:value-type="float" office:value="5883.8400000000302" table:style-name="ce2">
            <text:p>5883.84</text:p>
          </table:table-cell>
          <table:table-cell table:number-columns-repeated="16382"/>
        </table:table-row>
        <table:table-row table:style-name="ro1">
          <table:table-cell office:value-type="float" office:value="17.436906906906898" table:style-name="ce2">
            <text:p>17.43690691</text:p>
          </table:table-cell>
          <table:table-cell office:value-type="float" office:value="5928.2400000000298" table:style-name="ce2">
            <text:p>5928.24</text:p>
          </table:table-cell>
          <table:table-cell table:number-columns-repeated="16382"/>
        </table:table-row>
        <table:table-row table:style-name="ro1">
          <table:table-cell office:value-type="float" office:value="17.460910910910901" table:style-name="ce2">
            <text:p>17.46091091</text:p>
          </table:table-cell>
          <table:table-cell office:value-type="float" office:value="5972.6400000000303" table:style-name="ce2">
            <text:p>5972.64</text:p>
          </table:table-cell>
          <table:table-cell table:number-columns-repeated="16382"/>
        </table:table-row>
        <table:table-row table:style-name="ro1">
          <table:table-cell office:value-type="float" office:value="17.484914914914899" table:style-name="ce2">
            <text:p>17.48491491</text:p>
          </table:table-cell>
          <table:table-cell office:value-type="float" office:value="6017.04000000003" table:style-name="ce2">
            <text:p>6017.04</text:p>
          </table:table-cell>
          <table:table-cell table:number-columns-repeated="16382"/>
        </table:table-row>
        <table:table-row table:style-name="ro1">
          <table:table-cell office:value-type="float" office:value="17.508918918918901" table:style-name="ce2">
            <text:p>17.50891892</text:p>
          </table:table-cell>
          <table:table-cell office:value-type="float" office:value="6061.4400000000296" table:style-name="ce2">
            <text:p>6061.44</text:p>
          </table:table-cell>
          <table:table-cell table:number-columns-repeated="16382"/>
        </table:table-row>
        <table:table-row table:style-name="ro1">
          <table:table-cell office:value-type="float" office:value="17.5329229229229" table:style-name="ce2">
            <text:p>17.53292292</text:p>
          </table:table-cell>
          <table:table-cell office:value-type="float" office:value="6105.8400000000302" table:style-name="ce2">
            <text:p>6105.84</text:p>
          </table:table-cell>
          <table:table-cell table:number-columns-repeated="16382"/>
        </table:table-row>
        <table:table-row table:style-name="ro1">
          <table:table-cell office:value-type="float" office:value="17.556926926926899" table:style-name="ce2">
            <text:p>17.55692693</text:p>
          </table:table-cell>
          <table:table-cell office:value-type="float" office:value="6128.4000000000296" table:style-name="ce2">
            <text:p>6128.4</text:p>
          </table:table-cell>
          <table:table-cell table:number-columns-repeated="16382"/>
        </table:table-row>
        <table:table-row table:style-name="ro1">
          <table:table-cell office:value-type="float" office:value="17.580930930930901" table:style-name="ce2">
            <text:p>17.58093093</text:p>
          </table:table-cell>
          <table:table-cell office:value-type="float" office:value="6129.1200000000299" table:style-name="ce2">
            <text:p>6129.12</text:p>
          </table:table-cell>
          <table:table-cell table:number-columns-repeated="16382"/>
        </table:table-row>
        <table:table-row table:style-name="ro1">
          <table:table-cell office:value-type="float" office:value="17.604934934934899" table:style-name="ce2">
            <text:p>17.60493493</text:p>
          </table:table-cell>
          <table:table-cell office:value-type="float" office:value="6129.1200000000299" table:style-name="ce2">
            <text:p>6129.12</text:p>
          </table:table-cell>
          <table:table-cell table:number-columns-repeated="16382"/>
        </table:table-row>
        <table:table-row table:style-name="ro1">
          <table:table-cell office:value-type="float" office:value="17.628938938938902" table:style-name="ce2">
            <text:p>17.62893894</text:p>
          </table:table-cell>
          <table:table-cell office:value-type="float" office:value="6129.1200000000299" table:style-name="ce2">
            <text:p>6129.12</text:p>
          </table:table-cell>
          <table:table-cell table:number-columns-repeated="16382"/>
        </table:table-row>
        <table:table-row table:style-name="ro1">
          <table:table-cell office:value-type="float" office:value="17.6529429429429" table:style-name="ce2">
            <text:p>17.65294294</text:p>
          </table:table-cell>
          <table:table-cell office:value-type="float" office:value="6129.1200000000299" table:style-name="ce2">
            <text:p>6129.12</text:p>
          </table:table-cell>
          <table:table-cell table:number-columns-repeated="16382"/>
        </table:table-row>
        <table:table-row table:style-name="ro1">
          <table:table-cell office:value-type="float" office:value="17.676946946946899" table:style-name="ce2">
            <text:p>17.67694695</text:p>
          </table:table-cell>
          <table:table-cell office:value-type="float" office:value="6129.1200000000299" table:style-name="ce2">
            <text:p>6129.12</text:p>
          </table:table-cell>
          <table:table-cell table:number-columns-repeated="16382"/>
        </table:table-row>
        <table:table-row table:style-name="ro1">
          <table:table-cell office:value-type="float" office:value="17.700950950951" table:style-name="ce2">
            <text:p>17.70095095</text:p>
          </table:table-cell>
          <table:table-cell office:value-type="float" office:value="6129.1200000000299" table:style-name="ce2">
            <text:p>6129.12</text:p>
          </table:table-cell>
          <table:table-cell table:number-columns-repeated="16382"/>
        </table:table-row>
        <table:table-row table:style-name="ro1">
          <table:table-cell office:value-type="float" office:value="17.724954954954999" table:style-name="ce2">
            <text:p>17.72495495</text:p>
          </table:table-cell>
          <table:table-cell office:value-type="float" office:value="6129.1200000000299" table:style-name="ce2">
            <text:p>6129.12</text:p>
          </table:table-cell>
          <table:table-cell table:number-columns-repeated="16382"/>
        </table:table-row>
        <table:table-row table:style-name="ro1">
          <table:table-cell office:value-type="float" office:value="17.748958958959001" table:style-name="ce2">
            <text:p>17.74895896</text:p>
          </table:table-cell>
          <table:table-cell office:value-type="float" office:value="6129.1200000000299" table:style-name="ce2">
            <text:p>6129.12</text:p>
          </table:table-cell>
          <table:table-cell table:number-columns-repeated="16382"/>
        </table:table-row>
        <table:table-row table:style-name="ro1">
          <table:table-cell office:value-type="float" office:value="17.772962962963" table:style-name="ce2">
            <text:p>17.77296296</text:p>
          </table:table-cell>
          <table:table-cell office:value-type="float" office:value="6129.1200000000299" table:style-name="ce2">
            <text:p>6129.12</text:p>
          </table:table-cell>
          <table:table-cell table:number-columns-repeated="16382"/>
        </table:table-row>
        <table:table-row table:style-name="ro1">
          <table:table-cell office:value-type="float" office:value="17.796966966966998" table:style-name="ce2">
            <text:p>17.79696697</text:p>
          </table:table-cell>
          <table:table-cell office:value-type="float" office:value="6129.1200000000299" table:style-name="ce2">
            <text:p>6129.12</text:p>
          </table:table-cell>
          <table:table-cell table:number-columns-repeated="16382"/>
        </table:table-row>
        <table:table-row table:style-name="ro1">
          <table:table-cell office:value-type="float" office:value="17.820970970971" table:style-name="ce2">
            <text:p>17.82097097</text:p>
          </table:table-cell>
          <table:table-cell office:value-type="float" office:value="6129.1200000000299" table:style-name="ce2">
            <text:p>6129.12</text:p>
          </table:table-cell>
          <table:table-cell table:number-columns-repeated="16382"/>
        </table:table-row>
        <table:table-row table:style-name="ro1">
          <table:table-cell office:value-type="float" office:value="17.844974974974999" table:style-name="ce2">
            <text:p>17.84497497</text:p>
          </table:table-cell>
          <table:table-cell office:value-type="float" office:value="6129.1200000000299" table:style-name="ce2">
            <text:p>6129.12</text:p>
          </table:table-cell>
          <table:table-cell table:number-columns-repeated="16382"/>
        </table:table-row>
        <table:table-row table:style-name="ro1">
          <table:table-cell office:value-type="float" office:value="17.868978978979001" table:style-name="ce2">
            <text:p>17.86897898</text:p>
          </table:table-cell>
          <table:table-cell office:value-type="float" office:value="6129.1200000000299" table:style-name="ce2">
            <text:p>6129.12</text:p>
          </table:table-cell>
          <table:table-cell table:number-columns-repeated="16382"/>
        </table:table-row>
        <table:table-row table:style-name="ro1">
          <table:table-cell office:value-type="float" office:value="17.892982982983" table:style-name="ce2">
            <text:p>17.89298298</text:p>
          </table:table-cell>
          <table:table-cell office:value-type="float" office:value="6129.1200000000299" table:style-name="ce2">
            <text:p>6129.12</text:p>
          </table:table-cell>
          <table:table-cell table:number-columns-repeated="16382"/>
        </table:table-row>
        <table:table-row table:style-name="ro1">
          <table:table-cell office:value-type="float" office:value="17.916986986986998" table:style-name="ce2">
            <text:p>17.91698699</text:p>
          </table:table-cell>
          <table:table-cell office:value-type="float" office:value="6129.1200000000299" table:style-name="ce2">
            <text:p>6129.12</text:p>
          </table:table-cell>
          <table:table-cell table:number-columns-repeated="16382"/>
        </table:table-row>
        <table:table-row table:style-name="ro1">
          <table:table-cell office:value-type="float" office:value="17.940990990991001" table:style-name="ce2">
            <text:p>17.94099099</text:p>
          </table:table-cell>
          <table:table-cell office:value-type="float" office:value="6129.1200000000299" table:style-name="ce2">
            <text:p>6129.12</text:p>
          </table:table-cell>
          <table:table-cell table:number-columns-repeated="16382"/>
        </table:table-row>
        <table:table-row table:style-name="ro1">
          <table:table-cell office:value-type="float" office:value="17.964994994994999" table:style-name="ce2">
            <text:p>17.96499499</text:p>
          </table:table-cell>
          <table:table-cell office:value-type="float" office:value="6129.1200000000299" table:style-name="ce2">
            <text:p>6129.12</text:p>
          </table:table-cell>
          <table:table-cell table:number-columns-repeated="16382"/>
        </table:table-row>
        <table:table-row table:style-name="ro1">
          <table:table-cell office:value-type="float" office:value="17.988998998999001" table:style-name="ce2">
            <text:p>17.988999</text:p>
          </table:table-cell>
          <table:table-cell office:value-type="float" office:value="6129.1200000000299" table:style-name="ce2">
            <text:p>6129.12</text:p>
          </table:table-cell>
          <table:table-cell table:number-columns-repeated="16382"/>
        </table:table-row>
        <table:table-row table:style-name="ro1">
          <table:table-cell office:value-type="float" office:value="18.013003003003" table:style-name="ce2">
            <text:p>18.013003</text:p>
          </table:table-cell>
          <table:table-cell office:value-type="float" office:value="6129.1200000000299" table:style-name="ce2">
            <text:p>6129.12</text:p>
          </table:table-cell>
          <table:table-cell table:number-columns-repeated="16382"/>
        </table:table-row>
        <table:table-row table:style-name="ro1">
          <table:table-cell office:value-type="float" office:value="18.037007007006999" table:style-name="ce2">
            <text:p>18.03700701</text:p>
          </table:table-cell>
          <table:table-cell office:value-type="float" office:value="6129.8400000000302" table:style-name="ce2">
            <text:p>6129.84</text:p>
          </table:table-cell>
          <table:table-cell table:number-columns-repeated="16382"/>
        </table:table-row>
        <table:table-row table:style-name="ro1">
          <table:table-cell office:value-type="float" office:value="18.061011011011001" table:style-name="ce2">
            <text:p>18.06101101</text:p>
          </table:table-cell>
          <table:table-cell office:value-type="float" office:value="6130.5600000000304" table:style-name="ce2">
            <text:p>6130.56</text:p>
          </table:table-cell>
          <table:table-cell table:number-columns-repeated="16382"/>
        </table:table-row>
        <table:table-row table:style-name="ro1">
          <table:table-cell office:value-type="float" office:value="18.085015015014999" table:style-name="ce2">
            <text:p>18.08501502</text:p>
          </table:table-cell>
          <table:table-cell office:value-type="float" office:value="6131.2800000000298" table:style-name="ce2">
            <text:p>6131.28</text:p>
          </table:table-cell>
          <table:table-cell table:number-columns-repeated="16382"/>
        </table:table-row>
        <table:table-row table:style-name="ro1">
          <table:table-cell office:value-type="float" office:value="18.109019019019001" table:style-name="ce2">
            <text:p>18.10901902</text:p>
          </table:table-cell>
          <table:table-cell office:value-type="float" office:value="6132.00000000003" table:style-name="ce2">
            <text:p>6132</text:p>
          </table:table-cell>
          <table:table-cell table:number-columns-repeated="16382"/>
        </table:table-row>
        <table:table-row table:style-name="ro1">
          <table:table-cell office:value-type="float" office:value="18.133023023023" table:style-name="ce2">
            <text:p>18.13302302</text:p>
          </table:table-cell>
          <table:table-cell office:value-type="float" office:value="6132.7200000000303" table:style-name="ce2">
            <text:p>6132.72</text:p>
          </table:table-cell>
          <table:table-cell table:number-columns-repeated="16382"/>
        </table:table-row>
        <table:table-row table:style-name="ro1">
          <table:table-cell office:value-type="float" office:value="18.157027027026999" table:style-name="ce2">
            <text:p>18.15702703</text:p>
          </table:table-cell>
          <table:table-cell office:value-type="float" office:value="6133.4400000000296" table:style-name="ce2">
            <text:p>6133.44</text:p>
          </table:table-cell>
          <table:table-cell table:number-columns-repeated="16382"/>
        </table:table-row>
        <table:table-row table:style-name="ro1">
          <table:table-cell office:value-type="float" office:value="18.181031031031001" table:style-name="ce2">
            <text:p>18.18103103</text:p>
          </table:table-cell>
          <table:table-cell office:value-type="float" office:value="6134.1600000000299" table:style-name="ce2">
            <text:p>6134.16</text:p>
          </table:table-cell>
          <table:table-cell table:number-columns-repeated="16382"/>
        </table:table-row>
        <table:table-row table:style-name="ro1">
          <table:table-cell office:value-type="float" office:value="18.205035035034999" table:style-name="ce2">
            <text:p>18.20503504</text:p>
          </table:table-cell>
          <table:table-cell office:value-type="float" office:value="6134.8800000000301" table:style-name="ce2">
            <text:p>6134.88</text:p>
          </table:table-cell>
          <table:table-cell table:number-columns-repeated="16382"/>
        </table:table-row>
        <table:table-row table:style-name="ro1">
          <table:table-cell office:value-type="float" office:value="18.229039039039002" table:style-name="ce2">
            <text:p>18.22903904</text:p>
          </table:table-cell>
          <table:table-cell office:value-type="float" office:value="6135.6000000000304" table:style-name="ce2">
            <text:p>6135.6</text:p>
          </table:table-cell>
          <table:table-cell table:number-columns-repeated="16382"/>
        </table:table-row>
        <table:table-row table:style-name="ro1">
          <table:table-cell office:value-type="float" office:value="18.253043043043" table:style-name="ce2">
            <text:p>18.25304304</text:p>
          </table:table-cell>
          <table:table-cell office:value-type="float" office:value="6158.1600000000299" table:style-name="ce2">
            <text:p>6158.16</text:p>
          </table:table-cell>
          <table:table-cell table:number-columns-repeated="16382"/>
        </table:table-row>
        <table:table-row table:style-name="ro1">
          <table:table-cell office:value-type="float" office:value="18.277047047046999" table:style-name="ce2">
            <text:p>18.27704705</text:p>
          </table:table-cell>
          <table:table-cell office:value-type="float" office:value="6180.7200000000303" table:style-name="ce2">
            <text:p>6180.72</text:p>
          </table:table-cell>
          <table:table-cell table:number-columns-repeated="16382"/>
        </table:table-row>
        <table:table-row table:style-name="ro1">
          <table:table-cell office:value-type="float" office:value="18.3010510510511" table:style-name="ce2">
            <text:p>18.30105105</text:p>
          </table:table-cell>
          <table:table-cell office:value-type="float" office:value="6203.2800000000298" table:style-name="ce2">
            <text:p>6203.28</text:p>
          </table:table-cell>
          <table:table-cell table:number-columns-repeated="16382"/>
        </table:table-row>
        <table:table-row table:style-name="ro1">
          <table:table-cell office:value-type="float" office:value="18.325055055055099" table:style-name="ce2">
            <text:p>18.32505506</text:p>
          </table:table-cell>
          <table:table-cell office:value-type="float" office:value="6225.8400000000302" table:style-name="ce2">
            <text:p>6225.84</text:p>
          </table:table-cell>
          <table:table-cell table:number-columns-repeated="16382"/>
        </table:table-row>
        <table:table-row table:style-name="ro1">
          <table:table-cell office:value-type="float" office:value="18.349059059059101" table:style-name="ce2">
            <text:p>18.34905906</text:p>
          </table:table-cell>
          <table:table-cell office:value-type="float" office:value="6248.4000000000296" table:style-name="ce2">
            <text:p>6248.4</text:p>
          </table:table-cell>
          <table:table-cell table:number-columns-repeated="16382"/>
        </table:table-row>
        <table:table-row table:style-name="ro1">
          <table:table-cell office:value-type="float" office:value="18.3730630630631" table:style-name="ce2">
            <text:p>18.37306306</text:p>
          </table:table-cell>
          <table:table-cell office:value-type="float" office:value="6270.96000000003" table:style-name="ce2">
            <text:p>6270.96</text:p>
          </table:table-cell>
          <table:table-cell table:number-columns-repeated="16382"/>
        </table:table-row>
        <table:table-row table:style-name="ro1">
          <table:table-cell office:value-type="float" office:value="18.397067067067098" table:style-name="ce2">
            <text:p>18.39706707</text:p>
          </table:table-cell>
          <table:table-cell office:value-type="float" office:value="6293.5200000000304" table:style-name="ce2">
            <text:p>6293.52</text:p>
          </table:table-cell>
          <table:table-cell table:number-columns-repeated="16382"/>
        </table:table-row>
        <table:table-row table:style-name="ro1">
          <table:table-cell office:value-type="float" office:value="18.421071071071101" table:style-name="ce2">
            <text:p>18.42107107</text:p>
          </table:table-cell>
          <table:table-cell office:value-type="float" office:value="6316.0800000000299" table:style-name="ce2">
            <text:p>6316.08</text:p>
          </table:table-cell>
          <table:table-cell table:number-columns-repeated="16382"/>
        </table:table-row>
        <table:table-row table:style-name="ro1">
          <table:table-cell office:value-type="float" office:value="18.445075075075099" table:style-name="ce2">
            <text:p>18.44507508</text:p>
          </table:table-cell>
          <table:table-cell office:value-type="float" office:value="6316.8000000000402" table:style-name="ce2">
            <text:p>6316.8</text:p>
          </table:table-cell>
          <table:table-cell table:number-columns-repeated="16382"/>
        </table:table-row>
        <table:table-row table:style-name="ro1">
          <table:table-cell office:value-type="float" office:value="18.469079079079101" table:style-name="ce2">
            <text:p>18.46907908</text:p>
          </table:table-cell>
          <table:table-cell office:value-type="float" office:value="6317.5200000000405" table:style-name="ce2">
            <text:p>6317.52</text:p>
          </table:table-cell>
          <table:table-cell table:number-columns-repeated="16382"/>
        </table:table-row>
        <table:table-row table:style-name="ro1">
          <table:table-cell office:value-type="float" office:value="18.4930830830831" table:style-name="ce2">
            <text:p>18.49308308</text:p>
          </table:table-cell>
          <table:table-cell office:value-type="float" office:value="6318.2400000000398" table:style-name="ce2">
            <text:p>6318.24</text:p>
          </table:table-cell>
          <table:table-cell table:number-columns-repeated="16382"/>
        </table:table-row>
        <table:table-row table:style-name="ro1">
          <table:table-cell office:value-type="float" office:value="18.517087087087098" table:style-name="ce2">
            <text:p>18.51708709</text:p>
          </table:table-cell>
          <table:table-cell office:value-type="float" office:value="6318.9600000000401" table:style-name="ce2">
            <text:p>6318.96</text:p>
          </table:table-cell>
          <table:table-cell table:number-columns-repeated="16382"/>
        </table:table-row>
        <table:table-row table:style-name="ro1">
          <table:table-cell office:value-type="float" office:value="18.541091091091101" table:style-name="ce2">
            <text:p>18.54109109</text:p>
          </table:table-cell>
          <table:table-cell office:value-type="float" office:value="6319.6800000000403" table:style-name="ce2">
            <text:p>6319.68</text:p>
          </table:table-cell>
          <table:table-cell table:number-columns-repeated="16382"/>
        </table:table-row>
        <table:table-row table:style-name="ro1">
          <table:table-cell office:value-type="float" office:value="18.565095095095099" table:style-name="ce2">
            <text:p>18.5650951</text:p>
          </table:table-cell>
          <table:table-cell office:value-type="float" office:value="6320.4000000000397" table:style-name="ce2">
            <text:p>6320.4</text:p>
          </table:table-cell>
          <table:table-cell table:number-columns-repeated="16382"/>
        </table:table-row>
        <table:table-row table:style-name="ro1">
          <table:table-cell office:value-type="float" office:value="18.589099099099101" table:style-name="ce2">
            <text:p>18.5890991</text:p>
          </table:table-cell>
          <table:table-cell office:value-type="float" office:value="6321.1200000000399" table:style-name="ce2">
            <text:p>6321.12</text:p>
          </table:table-cell>
          <table:table-cell table:number-columns-repeated="16382"/>
        </table:table-row>
        <table:table-row table:style-name="ro1">
          <table:table-cell office:value-type="float" office:value="18.6131031031031" table:style-name="ce2">
            <text:p>18.6131031</text:p>
          </table:table-cell>
          <table:table-cell office:value-type="float" office:value="6321.8400000000402" table:style-name="ce2">
            <text:p>6321.84</text:p>
          </table:table-cell>
          <table:table-cell table:number-columns-repeated="16382"/>
        </table:table-row>
        <table:table-row table:style-name="ro1">
          <table:table-cell office:value-type="float" office:value="18.637107107107099" table:style-name="ce2">
            <text:p>18.63710711</text:p>
          </table:table-cell>
          <table:table-cell office:value-type="float" office:value="6322.5600000000404" table:style-name="ce2">
            <text:p>6322.56</text:p>
          </table:table-cell>
          <table:table-cell table:number-columns-repeated="16382"/>
        </table:table-row>
        <table:table-row table:style-name="ro1">
          <table:table-cell office:value-type="float" office:value="18.661111111111101" table:style-name="ce2">
            <text:p>18.66111111</text:p>
          </table:table-cell>
          <table:table-cell office:value-type="float" office:value="6323.2800000000398" table:style-name="ce2">
            <text:p>6323.28</text:p>
          </table:table-cell>
          <table:table-cell table:number-columns-repeated="16382"/>
        </table:table-row>
        <table:table-row table:style-name="ro1">
          <table:table-cell office:value-type="float" office:value="18.685115115115099" table:style-name="ce2">
            <text:p>18.68511512</text:p>
          </table:table-cell>
          <table:table-cell office:value-type="float" office:value="6345.8400000000402" table:style-name="ce2">
            <text:p>6345.84</text:p>
          </table:table-cell>
          <table:table-cell table:number-columns-repeated="16382"/>
        </table:table-row>
        <table:table-row table:style-name="ro1">
          <table:table-cell office:value-type="float" office:value="18.709119119119102" table:style-name="ce2">
            <text:p>18.70911912</text:p>
          </table:table-cell>
          <table:table-cell office:value-type="float" office:value="6368.4000000000397" table:style-name="ce2">
            <text:p>6368.4</text:p>
          </table:table-cell>
          <table:table-cell table:number-columns-repeated="16382"/>
        </table:table-row>
        <table:table-row table:style-name="ro1">
          <table:table-cell office:value-type="float" office:value="18.7331231231231" table:style-name="ce2">
            <text:p>18.73312312</text:p>
          </table:table-cell>
          <table:table-cell office:value-type="float" office:value="6390.9600000000401" table:style-name="ce2">
            <text:p>6390.96</text:p>
          </table:table-cell>
          <table:table-cell table:number-columns-repeated="16382"/>
        </table:table-row>
        <table:table-row table:style-name="ro1">
          <table:table-cell office:value-type="float" office:value="18.757127127127099" table:style-name="ce2">
            <text:p>18.75712713</text:p>
          </table:table-cell>
          <table:table-cell office:value-type="float" office:value="6413.5200000000405" table:style-name="ce2">
            <text:p>6413.52</text:p>
          </table:table-cell>
          <table:table-cell table:number-columns-repeated="16382"/>
        </table:table-row>
        <table:table-row table:style-name="ro1">
          <table:table-cell office:value-type="float" office:value="18.781131131131101" table:style-name="ce2">
            <text:p>18.78113113</text:p>
          </table:table-cell>
          <table:table-cell office:value-type="float" office:value="6436.0800000000399" table:style-name="ce2">
            <text:p>6436.08</text:p>
          </table:table-cell>
          <table:table-cell table:number-columns-repeated="16382"/>
        </table:table-row>
        <table:table-row table:style-name="ro1">
          <table:table-cell office:value-type="float" office:value="18.805135135135099" table:style-name="ce2">
            <text:p>18.80513514</text:p>
          </table:table-cell>
          <table:table-cell office:value-type="float" office:value="6480.4800000000396" table:style-name="ce2">
            <text:p>6480.48</text:p>
          </table:table-cell>
          <table:table-cell table:number-columns-repeated="16382"/>
        </table:table-row>
        <table:table-row table:style-name="ro1">
          <table:table-cell office:value-type="float" office:value="18.829139139139102" table:style-name="ce2">
            <text:p>18.82913914</text:p>
          </table:table-cell>
          <table:table-cell office:value-type="float" office:value="6524.8800000000401" table:style-name="ce2">
            <text:p>6524.88</text:p>
          </table:table-cell>
          <table:table-cell table:number-columns-repeated="16382"/>
        </table:table-row>
        <table:table-row table:style-name="ro1">
          <table:table-cell office:value-type="float" office:value="18.8531431431431" table:style-name="ce2">
            <text:p>18.85314314</text:p>
          </table:table-cell>
          <table:table-cell office:value-type="float" office:value="6547.4400000000396" table:style-name="ce2">
            <text:p>6547.44</text:p>
          </table:table-cell>
          <table:table-cell table:number-columns-repeated="16382"/>
        </table:table-row>
        <table:table-row table:style-name="ro1">
          <table:table-cell office:value-type="float" office:value="18.877147147147099" table:style-name="ce2">
            <text:p>18.87714715</text:p>
          </table:table-cell>
          <table:table-cell office:value-type="float" office:value="6570.00000000004" table:style-name="ce2">
            <text:p>6570</text:p>
          </table:table-cell>
          <table:table-cell table:number-columns-repeated="16382"/>
        </table:table-row>
        <table:table-row table:style-name="ro1">
          <table:table-cell office:value-type="float" office:value="18.9011511511512" table:style-name="ce2">
            <text:p>18.90115115</text:p>
          </table:table-cell>
          <table:table-cell office:value-type="float" office:value="6570.7200000000403" table:style-name="ce2">
            <text:p>6570.72</text:p>
          </table:table-cell>
          <table:table-cell table:number-columns-repeated="16382"/>
        </table:table-row>
        <table:table-row table:style-name="ro1">
          <table:table-cell office:value-type="float" office:value="18.925155155155199" table:style-name="ce2">
            <text:p>18.92515516</text:p>
          </table:table-cell>
          <table:table-cell office:value-type="float" office:value="6571.4400000000396" table:style-name="ce2">
            <text:p>6571.44</text:p>
          </table:table-cell>
          <table:table-cell table:number-columns-repeated="16382"/>
        </table:table-row>
        <table:table-row table:style-name="ro1">
          <table:table-cell office:value-type="float" office:value="18.949159159159201" table:style-name="ce2">
            <text:p>18.94915916</text:p>
          </table:table-cell>
          <table:table-cell office:value-type="float" office:value="6572.1600000000399" table:style-name="ce2">
            <text:p>6572.16</text:p>
          </table:table-cell>
          <table:table-cell table:number-columns-repeated="16382"/>
        </table:table-row>
        <table:table-row table:style-name="ro1">
          <table:table-cell office:value-type="float" office:value="18.9731631631632" table:style-name="ce2">
            <text:p>18.97316316</text:p>
          </table:table-cell>
          <table:table-cell office:value-type="float" office:value="6572.8800000000401" table:style-name="ce2">
            <text:p>6572.88</text:p>
          </table:table-cell>
          <table:table-cell table:number-columns-repeated="16382"/>
        </table:table-row>
        <table:table-row table:style-name="ro1">
          <table:table-cell office:value-type="float" office:value="18.997167167167198" table:style-name="ce2">
            <text:p>18.99716717</text:p>
          </table:table-cell>
          <table:table-cell office:value-type="float" office:value="6573.6000000000404" table:style-name="ce2">
            <text:p>6573.6</text:p>
          </table:table-cell>
          <table:table-cell table:number-columns-repeated="16382"/>
        </table:table-row>
        <table:table-row table:style-name="ro1">
          <table:table-cell office:value-type="float" office:value="19.021171171171201" table:style-name="ce2">
            <text:p>19.02117117</text:p>
          </table:table-cell>
          <table:table-cell office:value-type="float" office:value="6574.3200000000397" table:style-name="ce2">
            <text:p>6574.32</text:p>
          </table:table-cell>
          <table:table-cell table:number-columns-repeated="16382"/>
        </table:table-row>
        <table:table-row table:style-name="ro1">
          <table:table-cell office:value-type="float" office:value="19.045175175175199" table:style-name="ce2">
            <text:p>19.04517518</text:p>
          </table:table-cell>
          <table:table-cell office:value-type="float" office:value="6575.04000000004" table:style-name="ce2">
            <text:p>6575.04</text:p>
          </table:table-cell>
          <table:table-cell table:number-columns-repeated="16382"/>
        </table:table-row>
        <table:table-row table:style-name="ro1">
          <table:table-cell office:value-type="float" office:value="19.069179179179201" table:style-name="ce2">
            <text:p>19.06917918</text:p>
          </table:table-cell>
          <table:table-cell office:value-type="float" office:value="6576.4800000000396" table:style-name="ce2">
            <text:p>6576.48</text:p>
          </table:table-cell>
          <table:table-cell table:number-columns-repeated="16382"/>
        </table:table-row>
        <table:table-row table:style-name="ro1">
          <table:table-cell office:value-type="float" office:value="19.0931831831832" table:style-name="ce2">
            <text:p>19.09318318</text:p>
          </table:table-cell>
          <table:table-cell office:value-type="float" office:value="6577.9200000000401" table:style-name="ce2">
            <text:p>6577.92</text:p>
          </table:table-cell>
          <table:table-cell table:number-columns-repeated="16382"/>
        </table:table-row>
        <table:table-row table:style-name="ro1">
          <table:table-cell office:value-type="float" office:value="19.117187187187199" table:style-name="ce2">
            <text:p>19.11718719</text:p>
          </table:table-cell>
          <table:table-cell office:value-type="float" office:value="6579.3600000000397" table:style-name="ce2">
            <text:p>6579.36</text:p>
          </table:table-cell>
          <table:table-cell table:number-columns-repeated="16382"/>
        </table:table-row>
        <table:table-row table:style-name="ro1">
          <table:table-cell office:value-type="float" office:value="19.141191191191201" table:style-name="ce2">
            <text:p>19.14119119</text:p>
          </table:table-cell>
          <table:table-cell office:value-type="float" office:value="6580.8000000000502" table:style-name="ce2">
            <text:p>6580.8</text:p>
          </table:table-cell>
          <table:table-cell table:number-columns-repeated="16382"/>
        </table:table-row>
        <table:table-row table:style-name="ro1">
          <table:table-cell office:value-type="float" office:value="19.165195195195199" table:style-name="ce2">
            <text:p>19.1651952</text:p>
          </table:table-cell>
          <table:table-cell office:value-type="float" office:value="6582.2400000000498" table:style-name="ce2">
            <text:p>6582.24</text:p>
          </table:table-cell>
          <table:table-cell table:number-columns-repeated="16382"/>
        </table:table-row>
        <table:table-row table:style-name="ro1">
          <table:table-cell office:value-type="float" office:value="19.189199199199201" table:style-name="ce2">
            <text:p>19.1891992</text:p>
          </table:table-cell>
          <table:table-cell office:value-type="float" office:value="6583.6800000000503" table:style-name="ce2">
            <text:p>6583.68</text:p>
          </table:table-cell>
          <table:table-cell table:number-columns-repeated="16382"/>
        </table:table-row>
        <table:table-row table:style-name="ro1">
          <table:table-cell office:value-type="float" office:value="19.2132032032032" table:style-name="ce2">
            <text:p>19.2132032</text:p>
          </table:table-cell>
          <table:table-cell office:value-type="float" office:value="6585.1200000000499" table:style-name="ce2">
            <text:p>6585.12</text:p>
          </table:table-cell>
          <table:table-cell table:number-columns-repeated="16382"/>
        </table:table-row>
        <table:table-row table:style-name="ro1">
          <table:table-cell office:value-type="float" office:value="19.237207207207199" table:style-name="ce2">
            <text:p>19.23720721</text:p>
          </table:table-cell>
          <table:table-cell office:value-type="float" office:value="6586.5600000000504" table:style-name="ce2">
            <text:p>6586.56</text:p>
          </table:table-cell>
          <table:table-cell table:number-columns-repeated="16382"/>
        </table:table-row>
        <table:table-row table:style-name="ro1">
          <table:table-cell office:value-type="float" office:value="19.261211211211201" table:style-name="ce2">
            <text:p>19.26121121</text:p>
          </table:table-cell>
          <table:table-cell office:value-type="float" office:value="6588.00000000005" table:style-name="ce2">
            <text:p>6588</text:p>
          </table:table-cell>
          <table:table-cell table:number-columns-repeated="16382"/>
        </table:table-row>
        <table:table-row table:style-name="ro1">
          <table:table-cell office:value-type="float" office:value="19.285215215215199" table:style-name="ce2">
            <text:p>19.28521522</text:p>
          </table:table-cell>
          <table:table-cell office:value-type="float" office:value="6589.4400000000496" table:style-name="ce2">
            <text:p>6589.44</text:p>
          </table:table-cell>
          <table:table-cell table:number-columns-repeated="16382"/>
        </table:table-row>
        <table:table-row table:style-name="ro1">
          <table:table-cell office:value-type="float" office:value="19.309219219219202" table:style-name="ce2">
            <text:p>19.30921922</text:p>
          </table:table-cell>
          <table:table-cell office:value-type="float" office:value="6590.8800000000501" table:style-name="ce2">
            <text:p>6590.88</text:p>
          </table:table-cell>
          <table:table-cell table:number-columns-repeated="16382"/>
        </table:table-row>
        <table:table-row table:style-name="ro1">
          <table:table-cell office:value-type="float" office:value="19.3332232232232" table:style-name="ce2">
            <text:p>19.33322322</text:p>
          </table:table-cell>
          <table:table-cell office:value-type="float" office:value="6592.3200000000497" table:style-name="ce2">
            <text:p>6592.32</text:p>
          </table:table-cell>
          <table:table-cell table:number-columns-repeated="16382"/>
        </table:table-row>
        <table:table-row table:style-name="ro1">
          <table:table-cell office:value-type="float" office:value="19.357227227227199" table:style-name="ce2">
            <text:p>19.35722723</text:p>
          </table:table-cell>
          <table:table-cell office:value-type="float" office:value="6593.7600000000502" table:style-name="ce2">
            <text:p>6593.76</text:p>
          </table:table-cell>
          <table:table-cell table:number-columns-repeated="16382"/>
        </table:table-row>
        <table:table-row table:style-name="ro1">
          <table:table-cell office:value-type="float" office:value="19.381231231231201" table:style-name="ce2">
            <text:p>19.38123123</text:p>
          </table:table-cell>
          <table:table-cell office:value-type="float" office:value="6595.2000000000498" table:style-name="ce2">
            <text:p>6595.2</text:p>
          </table:table-cell>
          <table:table-cell table:number-columns-repeated="16382"/>
        </table:table-row>
        <table:table-row table:style-name="ro1">
          <table:table-cell office:value-type="float" office:value="19.4052352352352" table:style-name="ce2">
            <text:p>19.40523524</text:p>
          </table:table-cell>
          <table:table-cell office:value-type="float" office:value="6596.6400000000503" table:style-name="ce2">
            <text:p>6596.64</text:p>
          </table:table-cell>
          <table:table-cell table:number-columns-repeated="16382"/>
        </table:table-row>
        <table:table-row table:style-name="ro1">
          <table:table-cell office:value-type="float" office:value="19.429239239239202" table:style-name="ce2">
            <text:p>19.42923924</text:p>
          </table:table-cell>
          <table:table-cell office:value-type="float" office:value="6598.0800000000499" table:style-name="ce2">
            <text:p>6598.08</text:p>
          </table:table-cell>
          <table:table-cell table:number-columns-repeated="16382"/>
        </table:table-row>
        <table:table-row table:style-name="ro1">
          <table:table-cell office:value-type="float" office:value="19.4532432432432" table:style-name="ce2">
            <text:p>19.45324324</text:p>
          </table:table-cell>
          <table:table-cell office:value-type="float" office:value="6599.5200000000495" table:style-name="ce2">
            <text:p>6599.52</text:p>
          </table:table-cell>
          <table:table-cell table:number-columns-repeated="16382"/>
        </table:table-row>
        <table:table-row table:style-name="ro1">
          <table:table-cell office:value-type="float" office:value="19.477247247247199" table:style-name="ce2">
            <text:p>19.47724725</text:p>
          </table:table-cell>
          <table:table-cell office:value-type="float" office:value="6622.8000000000502" table:style-name="ce2">
            <text:p>6622.8</text:p>
          </table:table-cell>
          <table:table-cell table:number-columns-repeated="16382"/>
        </table:table-row>
        <table:table-row table:style-name="ro1">
          <table:table-cell office:value-type="float" office:value="19.501251251251301" table:style-name="ce2">
            <text:p>19.50125125</text:p>
          </table:table-cell>
          <table:table-cell office:value-type="float" office:value="6646.0800000000499" table:style-name="ce2">
            <text:p>6646.08</text:p>
          </table:table-cell>
          <table:table-cell table:number-columns-repeated="16382"/>
        </table:table-row>
        <table:table-row table:style-name="ro1">
          <table:table-cell office:value-type="float" office:value="19.525255255255299" table:style-name="ce2">
            <text:p>19.52525526</text:p>
          </table:table-cell>
          <table:table-cell office:value-type="float" office:value="6669.3600000000497" table:style-name="ce2">
            <text:p>6669.36</text:p>
          </table:table-cell>
          <table:table-cell table:number-columns-repeated="16382"/>
        </table:table-row>
        <table:table-row table:style-name="ro1">
          <table:table-cell office:value-type="float" office:value="19.549259259259301" table:style-name="ce2">
            <text:p>19.54925926</text:p>
          </table:table-cell>
          <table:table-cell office:value-type="float" office:value="6691.9200000000501" table:style-name="ce2">
            <text:p>6691.92</text:p>
          </table:table-cell>
          <table:table-cell table:number-columns-repeated="16382"/>
        </table:table-row>
        <table:table-row table:style-name="ro1">
          <table:table-cell office:value-type="float" office:value="19.5732632632633" table:style-name="ce2">
            <text:p>19.57326326</text:p>
          </table:table-cell>
          <table:table-cell office:value-type="float" office:value="6714.4800000000496" table:style-name="ce2">
            <text:p>6714.48</text:p>
          </table:table-cell>
          <table:table-cell table:number-columns-repeated="16382"/>
        </table:table-row>
        <table:table-row table:style-name="ro1">
          <table:table-cell office:value-type="float" office:value="19.597267267267299" table:style-name="ce2">
            <text:p>19.59726727</text:p>
          </table:table-cell>
          <table:table-cell office:value-type="float" office:value="6737.04000000005" table:style-name="ce2">
            <text:p>6737.04</text:p>
          </table:table-cell>
          <table:table-cell table:number-columns-repeated="16382"/>
        </table:table-row>
        <table:table-row table:style-name="ro1">
          <table:table-cell office:value-type="float" office:value="19.621271271271301" table:style-name="ce2">
            <text:p>19.62127127</text:p>
          </table:table-cell>
          <table:table-cell office:value-type="float" office:value="6759.6000000000604" table:style-name="ce2">
            <text:p>6759.6</text:p>
          </table:table-cell>
          <table:table-cell table:number-columns-repeated="16382"/>
        </table:table-row>
        <table:table-row table:style-name="ro1">
          <table:table-cell office:value-type="float" office:value="19.645275275275299" table:style-name="ce2">
            <text:p>19.64527528</text:p>
          </table:table-cell>
          <table:table-cell office:value-type="float" office:value="6760.3200000000597" table:style-name="ce2">
            <text:p>6760.32</text:p>
          </table:table-cell>
          <table:table-cell table:number-columns-repeated="16382"/>
        </table:table-row>
        <table:table-row table:style-name="ro1">
          <table:table-cell office:value-type="float" office:value="19.669279279279301" table:style-name="ce2">
            <text:p>19.66927928</text:p>
          </table:table-cell>
          <table:table-cell office:value-type="float" office:value="6761.04000000006" table:style-name="ce2">
            <text:p>6761.04</text:p>
          </table:table-cell>
          <table:table-cell table:number-columns-repeated="16382"/>
        </table:table-row>
        <table:table-row table:style-name="ro1">
          <table:table-cell office:value-type="float" office:value="19.6932832832833" table:style-name="ce2">
            <text:p>19.69328328</text:p>
          </table:table-cell>
          <table:table-cell office:value-type="float" office:value="6761.7600000000602" table:style-name="ce2">
            <text:p>6761.76</text:p>
          </table:table-cell>
          <table:table-cell table:number-columns-repeated="16382"/>
        </table:table-row>
        <table:table-row table:style-name="ro1">
          <table:table-cell office:value-type="float" office:value="19.717287287287299" table:style-name="ce2">
            <text:p>19.71728729</text:p>
          </table:table-cell>
          <table:table-cell office:value-type="float" office:value="6761.7600000000602" table:style-name="ce2">
            <text:p>6761.76</text:p>
          </table:table-cell>
          <table:table-cell table:number-columns-repeated="16382"/>
        </table:table-row>
        <table:table-row table:style-name="ro1">
          <table:table-cell office:value-type="float" office:value="19.741291291291301" table:style-name="ce2">
            <text:p>19.74129129</text:p>
          </table:table-cell>
          <table:table-cell office:value-type="float" office:value="6761.7600000000602" table:style-name="ce2">
            <text:p>6761.76</text:p>
          </table:table-cell>
          <table:table-cell table:number-columns-repeated="16382"/>
        </table:table-row>
        <table:table-row table:style-name="ro1">
          <table:table-cell office:value-type="float" office:value="19.765295295295299" table:style-name="ce2">
            <text:p>19.7652953</text:p>
          </table:table-cell>
          <table:table-cell office:value-type="float" office:value="6762.4800000000596" table:style-name="ce2">
            <text:p>6762.48</text:p>
          </table:table-cell>
          <table:table-cell table:number-columns-repeated="16382"/>
        </table:table-row>
        <table:table-row table:style-name="ro1">
          <table:table-cell office:value-type="float" office:value="19.789299299299302" table:style-name="ce2">
            <text:p>19.7892993</text:p>
          </table:table-cell>
          <table:table-cell office:value-type="float" office:value="6763.2000000000598" table:style-name="ce2">
            <text:p>6763.2</text:p>
          </table:table-cell>
          <table:table-cell table:number-columns-repeated="16382"/>
        </table:table-row>
        <table:table-row table:style-name="ro1">
          <table:table-cell office:value-type="float" office:value="19.8133033033033" table:style-name="ce2">
            <text:p>19.8133033</text:p>
          </table:table-cell>
          <table:table-cell office:value-type="float" office:value="6785.7600000000602" table:style-name="ce2">
            <text:p>6785.76</text:p>
          </table:table-cell>
          <table:table-cell table:number-columns-repeated="16382"/>
        </table:table-row>
        <table:table-row table:style-name="ro1">
          <table:table-cell office:value-type="float" office:value="19.837307307307299" table:style-name="ce2">
            <text:p>19.83730731</text:p>
          </table:table-cell>
          <table:table-cell office:value-type="float" office:value="6808.3200000000597" table:style-name="ce2">
            <text:p>6808.32</text:p>
          </table:table-cell>
          <table:table-cell table:number-columns-repeated="16382"/>
        </table:table-row>
        <table:table-row table:style-name="ro1">
          <table:table-cell office:value-type="float" office:value="19.861311311311301" table:style-name="ce2">
            <text:p>19.86131131</text:p>
          </table:table-cell>
          <table:table-cell office:value-type="float" office:value="6830.8800000000601" table:style-name="ce2">
            <text:p>6830.88</text:p>
          </table:table-cell>
          <table:table-cell table:number-columns-repeated="16382"/>
        </table:table-row>
        <table:table-row table:style-name="ro1">
          <table:table-cell office:value-type="float" office:value="19.8853153153153" table:style-name="ce2">
            <text:p>19.88531532</text:p>
          </table:table-cell>
          <table:table-cell office:value-type="float" office:value="6853.4400000000596" table:style-name="ce2">
            <text:p>6853.44</text:p>
          </table:table-cell>
          <table:table-cell table:number-columns-repeated="16382"/>
        </table:table-row>
        <table:table-row table:style-name="ro1">
          <table:table-cell office:value-type="float" office:value="19.909319319319302" table:style-name="ce2">
            <text:p>19.90931932</text:p>
          </table:table-cell>
          <table:table-cell office:value-type="float" office:value="6876.00000000006" table:style-name="ce2">
            <text:p>6876</text:p>
          </table:table-cell>
          <table:table-cell table:number-columns-repeated="16382"/>
        </table:table-row>
        <table:table-row table:style-name="ro1">
          <table:table-cell office:value-type="float" office:value="19.9333233233233" table:style-name="ce2">
            <text:p>19.93332332</text:p>
          </table:table-cell>
          <table:table-cell office:value-type="float" office:value="6898.5600000000604" table:style-name="ce2">
            <text:p>6898.56</text:p>
          </table:table-cell>
          <table:table-cell table:number-columns-repeated="16382"/>
        </table:table-row>
        <table:table-row table:style-name="ro1">
          <table:table-cell office:value-type="float" office:value="19.957327327327299" table:style-name="ce2">
            <text:p>19.95732733</text:p>
          </table:table-cell>
          <table:table-cell office:value-type="float" office:value="6921.1200000000599" table:style-name="ce2">
            <text:p>6921.12</text:p>
          </table:table-cell>
          <table:table-cell table:number-columns-repeated="16382"/>
        </table:table-row>
        <table:table-row table:style-name="ro1">
          <table:table-cell office:value-type="float" office:value="19.981331331331301" table:style-name="ce2">
            <text:p>19.98133133</text:p>
          </table:table-cell>
          <table:table-cell office:value-type="float" office:value="6943.6800000000603" table:style-name="ce2">
            <text:p>6943.68</text:p>
          </table:table-cell>
          <table:table-cell table:number-columns-repeated="16382"/>
        </table:table-row>
        <table:table-row table:style-name="ro1">
          <table:table-cell office:value-type="float" office:value="20.0053353353353" table:style-name="ce2">
            <text:p>20.00533534</text:p>
          </table:table-cell>
          <table:table-cell office:value-type="float" office:value="6966.2400000000598" table:style-name="ce2">
            <text:p>6966.24</text:p>
          </table:table-cell>
          <table:table-cell table:number-columns-repeated="16382"/>
        </table:table-row>
        <table:table-row table:style-name="ro1">
          <table:table-cell office:value-type="float" office:value="20.029339339339302" table:style-name="ce2">
            <text:p>20.02933934</text:p>
          </table:table-cell>
          <table:table-cell office:value-type="float" office:value="6988.8000000000602" table:style-name="ce2">
            <text:p>6988.8</text:p>
          </table:table-cell>
          <table:table-cell table:number-columns-repeated="16382"/>
        </table:table-row>
        <table:table-row table:style-name="ro1">
          <table:table-cell office:value-type="float" office:value="20.0533433433433" table:style-name="ce2">
            <text:p>20.05334334</text:p>
          </table:table-cell>
          <table:table-cell office:value-type="float" office:value="7011.3600000000597" table:style-name="ce2">
            <text:p>7011.36</text:p>
          </table:table-cell>
          <table:table-cell table:number-columns-repeated="16382"/>
        </table:table-row>
        <table:table-row table:style-name="ro1">
          <table:table-cell office:value-type="float" office:value="20.077347347347299" table:style-name="ce2">
            <text:p>20.07734735</text:p>
          </table:table-cell>
          <table:table-cell office:value-type="float" office:value="7033.9200000000601" table:style-name="ce2">
            <text:p>7033.92</text:p>
          </table:table-cell>
          <table:table-cell table:number-columns-repeated="16382"/>
        </table:table-row>
        <table:table-row table:style-name="ro1">
          <table:table-cell office:value-type="float" office:value="20.101351351351401" table:style-name="ce2">
            <text:p>20.10135135</text:p>
          </table:table-cell>
          <table:table-cell office:value-type="float" office:value="7034.6400000000604" table:style-name="ce2">
            <text:p>7034.64</text:p>
          </table:table-cell>
          <table:table-cell table:number-columns-repeated="16382"/>
        </table:table-row>
        <table:table-row table:style-name="ro1">
          <table:table-cell office:value-type="float" office:value="20.125355355355399" table:style-name="ce2">
            <text:p>20.12535536</text:p>
          </table:table-cell>
          <table:table-cell office:value-type="float" office:value="7035.3600000000597" table:style-name="ce2">
            <text:p>7035.36</text:p>
          </table:table-cell>
          <table:table-cell table:number-columns-repeated="16382"/>
        </table:table-row>
        <table:table-row table:style-name="ro1">
          <table:table-cell office:value-type="float" office:value="20.149359359359401" table:style-name="ce2">
            <text:p>20.14935936</text:p>
          </table:table-cell>
          <table:table-cell office:value-type="float" office:value="7036.08000000006" table:style-name="ce2">
            <text:p>7036.08</text:p>
          </table:table-cell>
          <table:table-cell table:number-columns-repeated="16382"/>
        </table:table-row>
        <table:table-row table:style-name="ro1">
          <table:table-cell office:value-type="float" office:value="20.1733633633634" table:style-name="ce2">
            <text:p>20.17336336</text:p>
          </table:table-cell>
          <table:table-cell office:value-type="float" office:value="7036.8000000000602" table:style-name="ce2">
            <text:p>7036.8</text:p>
          </table:table-cell>
          <table:table-cell table:number-columns-repeated="16382"/>
        </table:table-row>
        <table:table-row table:style-name="ro1">
          <table:table-cell office:value-type="float" office:value="20.197367367367399" table:style-name="ce2">
            <text:p>20.19736737</text:p>
          </table:table-cell>
          <table:table-cell office:value-type="float" office:value="7037.5200000000596" table:style-name="ce2">
            <text:p>7037.52</text:p>
          </table:table-cell>
          <table:table-cell table:number-columns-repeated="16382"/>
        </table:table-row>
        <table:table-row table:style-name="ro1">
          <table:table-cell office:value-type="float" office:value="20.221371371371401" table:style-name="ce2">
            <text:p>20.22137137</text:p>
          </table:table-cell>
          <table:table-cell office:value-type="float" office:value="7038.2400000000598" table:style-name="ce2">
            <text:p>7038.24</text:p>
          </table:table-cell>
          <table:table-cell table:number-columns-repeated="16382"/>
        </table:table-row>
        <table:table-row table:style-name="ro1">
          <table:table-cell office:value-type="float" office:value="20.245375375375399" table:style-name="ce2">
            <text:p>20.24537538</text:p>
          </table:table-cell>
          <table:table-cell office:value-type="float" office:value="7038.9600000000601" table:style-name="ce2">
            <text:p>7038.96</text:p>
          </table:table-cell>
          <table:table-cell table:number-columns-repeated="16382"/>
        </table:table-row>
        <table:table-row table:style-name="ro1">
          <table:table-cell office:value-type="float" office:value="20.269379379379401" table:style-name="ce2">
            <text:p>20.26937938</text:p>
          </table:table-cell>
          <table:table-cell office:value-type="float" office:value="7061.5200000000596" table:style-name="ce2">
            <text:p>7061.52</text:p>
          </table:table-cell>
          <table:table-cell table:number-columns-repeated="16382"/>
        </table:table-row>
        <table:table-row table:style-name="ro1">
          <table:table-cell office:value-type="float" office:value="20.2933833833834" table:style-name="ce2">
            <text:p>20.29338338</text:p>
          </table:table-cell>
          <table:table-cell office:value-type="float" office:value="7084.08000000006" table:style-name="ce2">
            <text:p>7084.08</text:p>
          </table:table-cell>
          <table:table-cell table:number-columns-repeated="16382"/>
        </table:table-row>
        <table:table-row table:style-name="ro1">
          <table:table-cell office:value-type="float" office:value="20.317387387387399" table:style-name="ce2">
            <text:p>20.31738739</text:p>
          </table:table-cell>
          <table:table-cell office:value-type="float" office:value="7106.6400000000604" table:style-name="ce2">
            <text:p>7106.64</text:p>
          </table:table-cell>
          <table:table-cell table:number-columns-repeated="16382"/>
        </table:table-row>
        <table:table-row table:style-name="ro1">
          <table:table-cell office:value-type="float" office:value="20.341391391391401" table:style-name="ce2">
            <text:p>20.34139139</text:p>
          </table:table-cell>
          <table:table-cell office:value-type="float" office:value="7107.3600000000597" table:style-name="ce2">
            <text:p>7107.36</text:p>
          </table:table-cell>
          <table:table-cell table:number-columns-repeated="16382"/>
        </table:table-row>
        <table:table-row table:style-name="ro1">
          <table:table-cell office:value-type="float" office:value="20.365395395395399" table:style-name="ce2">
            <text:p>20.3653954</text:p>
          </table:table-cell>
          <table:table-cell office:value-type="float" office:value="7108.08000000006" table:style-name="ce2">
            <text:p>7108.08</text:p>
          </table:table-cell>
          <table:table-cell table:number-columns-repeated="16382"/>
        </table:table-row>
        <table:table-row table:style-name="ro1">
          <table:table-cell office:value-type="float" office:value="20.389399399399402" table:style-name="ce2">
            <text:p>20.3893994</text:p>
          </table:table-cell>
          <table:table-cell office:value-type="float" office:value="7108.8000000000702" table:style-name="ce2">
            <text:p>7108.8</text:p>
          </table:table-cell>
          <table:table-cell table:number-columns-repeated="16382"/>
        </table:table-row>
        <table:table-row table:style-name="ro1">
          <table:table-cell office:value-type="float" office:value="20.4134034034034" table:style-name="ce2">
            <text:p>20.4134034</text:p>
          </table:table-cell>
          <table:table-cell office:value-type="float" office:value="7109.5200000000696" table:style-name="ce2">
            <text:p>7109.52</text:p>
          </table:table-cell>
          <table:table-cell table:number-columns-repeated="16382"/>
        </table:table-row>
        <table:table-row table:style-name="ro1">
          <table:table-cell office:value-type="float" office:value="20.437407407407399" table:style-name="ce2">
            <text:p>20.43740741</text:p>
          </table:table-cell>
          <table:table-cell office:value-type="float" office:value="7110.2400000000698" table:style-name="ce2">
            <text:p>7110.24</text:p>
          </table:table-cell>
          <table:table-cell table:number-columns-repeated="16382"/>
        </table:table-row>
        <table:table-row table:style-name="ro1">
          <table:table-cell office:value-type="float" office:value="20.461411411411401" table:style-name="ce2">
            <text:p>20.46141141</text:p>
          </table:table-cell>
          <table:table-cell office:value-type="float" office:value="7111.6800000000703" table:style-name="ce2">
            <text:p>7111.68</text:p>
          </table:table-cell>
          <table:table-cell table:number-columns-repeated="16382"/>
        </table:table-row>
        <table:table-row table:style-name="ro1">
          <table:table-cell office:value-type="float" office:value="20.4854154154154" table:style-name="ce2">
            <text:p>20.48541542</text:p>
          </table:table-cell>
          <table:table-cell office:value-type="float" office:value="7113.1200000000699" table:style-name="ce2">
            <text:p>7113.12</text:p>
          </table:table-cell>
          <table:table-cell table:number-columns-repeated="16382"/>
        </table:table-row>
        <table:table-row table:style-name="ro1">
          <table:table-cell office:value-type="float" office:value="20.509419419419402" table:style-name="ce2">
            <text:p>20.50941942</text:p>
          </table:table-cell>
          <table:table-cell office:value-type="float" office:value="7114.5600000000704" table:style-name="ce2">
            <text:p>7114.56</text:p>
          </table:table-cell>
          <table:table-cell table:number-columns-repeated="16382"/>
        </table:table-row>
        <table:table-row table:style-name="ro1">
          <table:table-cell office:value-type="float" office:value="20.5334234234234" table:style-name="ce2">
            <text:p>20.53342342</text:p>
          </table:table-cell>
          <table:table-cell office:value-type="float" office:value="7116.00000000007" table:style-name="ce2">
            <text:p>7116</text:p>
          </table:table-cell>
          <table:table-cell table:number-columns-repeated="16382"/>
        </table:table-row>
        <table:table-row table:style-name="ro1">
          <table:table-cell office:value-type="float" office:value="20.557427427427399" table:style-name="ce2">
            <text:p>20.55742743</text:p>
          </table:table-cell>
          <table:table-cell office:value-type="float" office:value="7117.4400000000696" table:style-name="ce2">
            <text:p>7117.44</text:p>
          </table:table-cell>
          <table:table-cell table:number-columns-repeated="16382"/>
        </table:table-row>
        <table:table-row table:style-name="ro1">
          <table:table-cell office:value-type="float" office:value="20.581431431431401" table:style-name="ce2">
            <text:p>20.58143143</text:p>
          </table:table-cell>
          <table:table-cell office:value-type="float" office:value="7118.8800000000701" table:style-name="ce2">
            <text:p>7118.88</text:p>
          </table:table-cell>
          <table:table-cell table:number-columns-repeated="16382"/>
        </table:table-row>
        <table:table-row table:style-name="ro1">
          <table:table-cell office:value-type="float" office:value="20.6054354354354" table:style-name="ce2">
            <text:p>20.60543544</text:p>
          </table:table-cell>
          <table:table-cell office:value-type="float" office:value="7120.3200000000697" table:style-name="ce2">
            <text:p>7120.32</text:p>
          </table:table-cell>
          <table:table-cell table:number-columns-repeated="16382"/>
        </table:table-row>
        <table:table-row table:style-name="ro1">
          <table:table-cell office:value-type="float" office:value="20.629439439439398" table:style-name="ce2">
            <text:p>20.62943944</text:p>
          </table:table-cell>
          <table:table-cell office:value-type="float" office:value="7121.7600000000702" table:style-name="ce2">
            <text:p>7121.76</text:p>
          </table:table-cell>
          <table:table-cell table:number-columns-repeated="16382"/>
        </table:table-row>
        <table:table-row table:style-name="ro1">
          <table:table-cell office:value-type="float" office:value="20.6534434434434" table:style-name="ce2">
            <text:p>20.65344344</text:p>
          </table:table-cell>
          <table:table-cell office:value-type="float" office:value="7122.4800000000696" table:style-name="ce2">
            <text:p>7122.48</text:p>
          </table:table-cell>
          <table:table-cell table:number-columns-repeated="16382"/>
        </table:table-row>
        <table:table-row table:style-name="ro1">
          <table:table-cell office:value-type="float" office:value="20.677447447447399" table:style-name="ce2">
            <text:p>20.67744745</text:p>
          </table:table-cell>
          <table:table-cell office:value-type="float" office:value="7123.2000000000698" table:style-name="ce2">
            <text:p>7123.2</text:p>
          </table:table-cell>
          <table:table-cell table:number-columns-repeated="16382"/>
        </table:table-row>
        <table:table-row table:style-name="ro1">
          <table:table-cell office:value-type="float" office:value="20.701451451451501" table:style-name="ce2">
            <text:p>20.70145145</text:p>
          </table:table-cell>
          <table:table-cell office:value-type="float" office:value="7123.9200000000701" table:style-name="ce2">
            <text:p>7123.92</text:p>
          </table:table-cell>
          <table:table-cell table:number-columns-repeated="16382"/>
        </table:table-row>
        <table:table-row table:style-name="ro1">
          <table:table-cell office:value-type="float" office:value="20.725455455455499" table:style-name="ce2">
            <text:p>20.72545546</text:p>
          </table:table-cell>
          <table:table-cell office:value-type="float" office:value="7124.6400000000704" table:style-name="ce2">
            <text:p>7124.64</text:p>
          </table:table-cell>
          <table:table-cell table:number-columns-repeated="16382"/>
        </table:table-row>
        <table:table-row table:style-name="ro1">
          <table:table-cell office:value-type="float" office:value="20.749459459459501" table:style-name="ce2">
            <text:p>20.74945946</text:p>
          </table:table-cell>
          <table:table-cell office:value-type="float" office:value="7125.3600000000697" table:style-name="ce2">
            <text:p>7125.36</text:p>
          </table:table-cell>
          <table:table-cell table:number-columns-repeated="16382"/>
        </table:table-row>
        <table:table-row table:style-name="ro1">
          <table:table-cell office:value-type="float" office:value="20.7734634634635" table:style-name="ce2">
            <text:p>20.77346346</text:p>
          </table:table-cell>
          <table:table-cell office:value-type="float" office:value="7126.08000000007" table:style-name="ce2">
            <text:p>7126.08</text:p>
          </table:table-cell>
          <table:table-cell table:number-columns-repeated="16382"/>
        </table:table-row>
        <table:table-row table:style-name="ro1">
          <table:table-cell office:value-type="float" office:value="20.797467467467499" table:style-name="ce2">
            <text:p>20.79746747</text:p>
          </table:table-cell>
          <table:table-cell office:value-type="float" office:value="7126.8000000000702" table:style-name="ce2">
            <text:p>7126.8</text:p>
          </table:table-cell>
          <table:table-cell table:number-columns-repeated="16382"/>
        </table:table-row>
        <table:table-row table:style-name="ro1">
          <table:table-cell office:value-type="float" office:value="20.821471471471501" table:style-name="ce2">
            <text:p>20.82147147</text:p>
          </table:table-cell>
          <table:table-cell office:value-type="float" office:value="7127.5200000000696" table:style-name="ce2">
            <text:p>7127.52</text:p>
          </table:table-cell>
          <table:table-cell table:number-columns-repeated="16382"/>
        </table:table-row>
        <table:table-row table:style-name="ro1">
          <table:table-cell office:value-type="float" office:value="20.845475475475499" table:style-name="ce2">
            <text:p>20.84547548</text:p>
          </table:table-cell>
          <table:table-cell office:value-type="float" office:value="7128.2400000000698" table:style-name="ce2">
            <text:p>7128.24</text:p>
          </table:table-cell>
          <table:table-cell table:number-columns-repeated="16382"/>
        </table:table-row>
        <table:table-row table:style-name="ro1">
          <table:table-cell office:value-type="float" office:value="20.869479479479502" table:style-name="ce2">
            <text:p>20.86947948</text:p>
          </table:table-cell>
          <table:table-cell office:value-type="float" office:value="7128.9600000000701" table:style-name="ce2">
            <text:p>7128.96</text:p>
          </table:table-cell>
          <table:table-cell table:number-columns-repeated="16382"/>
        </table:table-row>
        <table:table-row table:style-name="ro1">
          <table:table-cell office:value-type="float" office:value="20.8934834834835" table:style-name="ce2">
            <text:p>20.89348348</text:p>
          </table:table-cell>
          <table:table-cell office:value-type="float" office:value="7129.6800000000703" table:style-name="ce2">
            <text:p>7129.68</text:p>
          </table:table-cell>
          <table:table-cell table:number-columns-repeated="16382"/>
        </table:table-row>
        <table:table-row table:style-name="ro1">
          <table:table-cell office:value-type="float" office:value="20.917487487487499" table:style-name="ce2">
            <text:p>20.91748749</text:p>
          </table:table-cell>
          <table:table-cell office:value-type="float" office:value="7152.2400000000698" table:style-name="ce2">
            <text:p>7152.24</text:p>
          </table:table-cell>
          <table:table-cell table:number-columns-repeated="16382"/>
        </table:table-row>
        <table:table-row table:style-name="ro1">
          <table:table-cell office:value-type="float" office:value="20.941491491491501" table:style-name="ce2">
            <text:p>20.94149149</text:p>
          </table:table-cell>
          <table:table-cell office:value-type="float" office:value="7174.8000000000702" table:style-name="ce2">
            <text:p>7174.8</text:p>
          </table:table-cell>
          <table:table-cell table:number-columns-repeated="16382"/>
        </table:table-row>
        <table:table-row table:style-name="ro1">
          <table:table-cell office:value-type="float" office:value="20.9654954954955" table:style-name="ce2">
            <text:p>20.9654955</text:p>
          </table:table-cell>
          <table:table-cell office:value-type="float" office:value="7197.3600000000697" table:style-name="ce2">
            <text:p>7197.36</text:p>
          </table:table-cell>
          <table:table-cell table:number-columns-repeated="16382"/>
        </table:table-row>
        <table:table-row table:style-name="ro1">
          <table:table-cell office:value-type="float" office:value="20.989499499499502" table:style-name="ce2">
            <text:p>20.9894995</text:p>
          </table:table-cell>
          <table:table-cell office:value-type="float" office:value="7219.9200000000701" table:style-name="ce2">
            <text:p>7219.92</text:p>
          </table:table-cell>
          <table:table-cell table:number-columns-repeated="16382"/>
        </table:table-row>
        <table:table-row table:style-name="ro1">
          <table:table-cell office:value-type="float" office:value="21.0135035035035" table:style-name="ce2">
            <text:p>21.0135035</text:p>
          </table:table-cell>
          <table:table-cell office:value-type="float" office:value="7242.4800000000696" table:style-name="ce2">
            <text:p>7242.48</text:p>
          </table:table-cell>
          <table:table-cell table:number-columns-repeated="16382"/>
        </table:table-row>
        <table:table-row table:style-name="ro1">
          <table:table-cell office:value-type="float" office:value="21.037507507507499" table:style-name="ce2">
            <text:p>21.03750751</text:p>
          </table:table-cell>
          <table:table-cell office:value-type="float" office:value="7265.04000000007" table:style-name="ce2">
            <text:p>7265.04</text:p>
          </table:table-cell>
          <table:table-cell table:number-columns-repeated="16382"/>
        </table:table-row>
        <table:table-row table:style-name="ro1">
          <table:table-cell office:value-type="float" office:value="21.061511511511501" table:style-name="ce2">
            <text:p>21.06151151</text:p>
          </table:table-cell>
          <table:table-cell office:value-type="float" office:value="7287.6000000000804" table:style-name="ce2">
            <text:p>7287.6</text:p>
          </table:table-cell>
          <table:table-cell table:number-columns-repeated="16382"/>
        </table:table-row>
        <table:table-row table:style-name="ro1">
          <table:table-cell office:value-type="float" office:value="21.0855155155155" table:style-name="ce2">
            <text:p>21.08551552</text:p>
          </table:table-cell>
          <table:table-cell office:value-type="float" office:value="7332.00000000008" table:style-name="ce2">
            <text:p>7332</text:p>
          </table:table-cell>
          <table:table-cell table:number-columns-repeated="16382"/>
        </table:table-row>
        <table:table-row table:style-name="ro1">
          <table:table-cell office:value-type="float" office:value="21.109519519519498" table:style-name="ce2">
            <text:p>21.10951952</text:p>
          </table:table-cell>
          <table:table-cell office:value-type="float" office:value="7376.4000000000797" table:style-name="ce2">
            <text:p>7376.4</text:p>
          </table:table-cell>
          <table:table-cell table:number-columns-repeated="16382"/>
        </table:table-row>
        <table:table-row table:style-name="ro1">
          <table:table-cell office:value-type="float" office:value="21.1335235235235" table:style-name="ce2">
            <text:p>21.13352352</text:p>
          </table:table-cell>
          <table:table-cell office:value-type="float" office:value="7420.8000000000802" table:style-name="ce2">
            <text:p>7420.8</text:p>
          </table:table-cell>
          <table:table-cell table:number-columns-repeated="16382"/>
        </table:table-row>
        <table:table-row table:style-name="ro1">
          <table:table-cell office:value-type="float" office:value="21.157527527527499" table:style-name="ce2">
            <text:p>21.15752753</text:p>
          </table:table-cell>
          <table:table-cell office:value-type="float" office:value="7465.2000000000799" table:style-name="ce2">
            <text:p>7465.2</text:p>
          </table:table-cell>
          <table:table-cell table:number-columns-repeated="16382"/>
        </table:table-row>
        <table:table-row table:style-name="ro1">
          <table:table-cell office:value-type="float" office:value="21.181531531531501" table:style-name="ce2">
            <text:p>21.18153153</text:p>
          </table:table-cell>
          <table:table-cell office:value-type="float" office:value="7509.6000000000804" table:style-name="ce2">
            <text:p>7509.6</text:p>
          </table:table-cell>
          <table:table-cell table:number-columns-repeated="16382"/>
        </table:table-row>
        <table:table-row table:style-name="ro1">
          <table:table-cell office:value-type="float" office:value="21.2055355355355" table:style-name="ce2">
            <text:p>21.20553554</text:p>
          </table:table-cell>
          <table:table-cell office:value-type="float" office:value="7554.7200000000803" table:style-name="ce2">
            <text:p>7554.72</text:p>
          </table:table-cell>
          <table:table-cell table:number-columns-repeated="16382"/>
        </table:table-row>
        <table:table-row table:style-name="ro1">
          <table:table-cell office:value-type="float" office:value="21.229539539539498" table:style-name="ce2">
            <text:p>21.22953954</text:p>
          </table:table-cell>
          <table:table-cell office:value-type="float" office:value="7599.8400000000802" table:style-name="ce2">
            <text:p>7599.84</text:p>
          </table:table-cell>
          <table:table-cell table:number-columns-repeated="16382"/>
        </table:table-row>
        <table:table-row table:style-name="ro1">
          <table:table-cell office:value-type="float" office:value="21.253543543543501" table:style-name="ce2">
            <text:p>21.25354354</text:p>
          </table:table-cell>
          <table:table-cell office:value-type="float" office:value="7644.9600000000801" table:style-name="ce2">
            <text:p>7644.96</text:p>
          </table:table-cell>
          <table:table-cell table:number-columns-repeated="16382"/>
        </table:table-row>
        <table:table-row table:style-name="ro1">
          <table:table-cell office:value-type="float" office:value="21.277547547547499" table:style-name="ce2">
            <text:p>21.27754755</text:p>
          </table:table-cell>
          <table:table-cell office:value-type="float" office:value="7690.08000000008" table:style-name="ce2">
            <text:p>7690.08</text:p>
          </table:table-cell>
          <table:table-cell table:number-columns-repeated="16382"/>
        </table:table-row>
        <table:table-row table:style-name="ro1">
          <table:table-cell office:value-type="float" office:value="21.301551551551601" table:style-name="ce2">
            <text:p>21.30155155</text:p>
          </table:table-cell>
          <table:table-cell office:value-type="float" office:value="7735.2000000000799" table:style-name="ce2">
            <text:p>7735.2</text:p>
          </table:table-cell>
          <table:table-cell table:number-columns-repeated="16382"/>
        </table:table-row>
        <table:table-row table:style-name="ro1">
          <table:table-cell office:value-type="float" office:value="21.325555555555599" table:style-name="ce2">
            <text:p>21.32555556</text:p>
          </table:table-cell>
          <table:table-cell office:value-type="float" office:value="7758.4800000000796" table:style-name="ce2">
            <text:p>7758.48</text:p>
          </table:table-cell>
          <table:table-cell table:number-columns-repeated="16382"/>
        </table:table-row>
        <table:table-row table:style-name="ro1">
          <table:table-cell office:value-type="float" office:value="21.349559559559601" table:style-name="ce2">
            <text:p>21.34955956</text:p>
          </table:table-cell>
          <table:table-cell office:value-type="float" office:value="7759.9200000000801" table:style-name="ce2">
            <text:p>7759.92</text:p>
          </table:table-cell>
          <table:table-cell table:number-columns-repeated="16382"/>
        </table:table-row>
        <table:table-row table:style-name="ro1">
          <table:table-cell office:value-type="float" office:value="21.3735635635636" table:style-name="ce2">
            <text:p>21.37356356</text:p>
          </table:table-cell>
          <table:table-cell office:value-type="float" office:value="7761.3600000000797" table:style-name="ce2">
            <text:p>7761.36</text:p>
          </table:table-cell>
          <table:table-cell table:number-columns-repeated="16382"/>
        </table:table-row>
        <table:table-row table:style-name="ro1">
          <table:table-cell office:value-type="float" office:value="21.397567567567599" table:style-name="ce2">
            <text:p>21.39756757</text:p>
          </table:table-cell>
          <table:table-cell office:value-type="float" office:value="7762.8000000000802" table:style-name="ce2">
            <text:p>7762.8</text:p>
          </table:table-cell>
          <table:table-cell table:number-columns-repeated="16382"/>
        </table:table-row>
        <table:table-row table:style-name="ro1">
          <table:table-cell office:value-type="float" office:value="21.421571571571601" table:style-name="ce2">
            <text:p>21.42157157</text:p>
          </table:table-cell>
          <table:table-cell office:value-type="float" office:value="7764.2400000000798" table:style-name="ce2">
            <text:p>7764.24</text:p>
          </table:table-cell>
          <table:table-cell table:number-columns-repeated="16382"/>
        </table:table-row>
        <table:table-row table:style-name="ro1">
          <table:table-cell office:value-type="float" office:value="21.445575575575599" table:style-name="ce2">
            <text:p>21.44557558</text:p>
          </table:table-cell>
          <table:table-cell office:value-type="float" office:value="7765.6800000000903" table:style-name="ce2">
            <text:p>7765.68</text:p>
          </table:table-cell>
          <table:table-cell table:number-columns-repeated="16382"/>
        </table:table-row>
        <table:table-row table:style-name="ro1">
          <table:table-cell office:value-type="float" office:value="21.469579579579602" table:style-name="ce2">
            <text:p>21.46957958</text:p>
          </table:table-cell>
          <table:table-cell office:value-type="float" office:value="7767.1200000000899" table:style-name="ce2">
            <text:p>7767.12</text:p>
          </table:table-cell>
          <table:table-cell table:number-columns-repeated="16382"/>
        </table:table-row>
        <table:table-row table:style-name="ro1">
          <table:table-cell office:value-type="float" office:value="21.4935835835836" table:style-name="ce2">
            <text:p>21.49358358</text:p>
          </table:table-cell>
          <table:table-cell office:value-type="float" office:value="7768.5600000000904" table:style-name="ce2">
            <text:p>7768.56</text:p>
          </table:table-cell>
          <table:table-cell table:number-columns-repeated="16382"/>
        </table:table-row>
        <table:table-row table:style-name="ro1">
          <table:table-cell office:value-type="float" office:value="21.517587587587599" table:style-name="ce2">
            <text:p>21.51758759</text:p>
          </table:table-cell>
          <table:table-cell office:value-type="float" office:value="7770.00000000009" table:style-name="ce2">
            <text:p>7770</text:p>
          </table:table-cell>
          <table:table-cell table:number-columns-repeated="16382"/>
        </table:table-row>
        <table:table-row table:style-name="ro1">
          <table:table-cell office:value-type="float" office:value="21.541591591591601" table:style-name="ce2">
            <text:p>21.54159159</text:p>
          </table:table-cell>
          <table:table-cell office:value-type="float" office:value="7771.4400000000896" table:style-name="ce2">
            <text:p>7771.44</text:p>
          </table:table-cell>
          <table:table-cell table:number-columns-repeated="16382"/>
        </table:table-row>
        <table:table-row table:style-name="ro1">
          <table:table-cell office:value-type="float" office:value="21.5655955955956" table:style-name="ce2">
            <text:p>21.5655956</text:p>
          </table:table-cell>
          <table:table-cell office:value-type="float" office:value="7772.8800000000901" table:style-name="ce2">
            <text:p>7772.88</text:p>
          </table:table-cell>
          <table:table-cell table:number-columns-repeated="16382"/>
        </table:table-row>
        <table:table-row table:style-name="ro1">
          <table:table-cell office:value-type="float" office:value="21.589599599599602" table:style-name="ce2">
            <text:p>21.5895996</text:p>
          </table:table-cell>
          <table:table-cell office:value-type="float" office:value="7796.1600000000899" table:style-name="ce2">
            <text:p>7796.16</text:p>
          </table:table-cell>
          <table:table-cell table:number-columns-repeated="16382"/>
        </table:table-row>
        <table:table-row table:style-name="ro1">
          <table:table-cell office:value-type="float" office:value="21.6136036036036" table:style-name="ce2">
            <text:p>21.6136036</text:p>
          </table:table-cell>
          <table:table-cell office:value-type="float" office:value="7819.4400000000896" table:style-name="ce2">
            <text:p>7819.44</text:p>
          </table:table-cell>
          <table:table-cell table:number-columns-repeated="16382"/>
        </table:table-row>
        <table:table-row table:style-name="ro1">
          <table:table-cell office:value-type="float" office:value="21.637607607607599" table:style-name="ce2">
            <text:p>21.63760761</text:p>
          </table:table-cell>
          <table:table-cell office:value-type="float" office:value="7820.8800000000901" table:style-name="ce2">
            <text:p>7820.88</text:p>
          </table:table-cell>
          <table:table-cell table:number-columns-repeated="16382"/>
        </table:table-row>
        <table:table-row table:style-name="ro1">
          <table:table-cell office:value-type="float" office:value="21.661611611611601" table:style-name="ce2">
            <text:p>21.66161161</text:p>
          </table:table-cell>
          <table:table-cell office:value-type="float" office:value="7822.3200000000897" table:style-name="ce2">
            <text:p>7822.32</text:p>
          </table:table-cell>
          <table:table-cell table:number-columns-repeated="16382"/>
        </table:table-row>
        <table:table-row table:style-name="ro1">
          <table:table-cell office:value-type="float" office:value="21.6856156156156" table:style-name="ce2">
            <text:p>21.68561562</text:p>
          </table:table-cell>
          <table:table-cell office:value-type="float" office:value="7823.7600000000903" table:style-name="ce2">
            <text:p>7823.76</text:p>
          </table:table-cell>
          <table:table-cell table:number-columns-repeated="16382"/>
        </table:table-row>
        <table:table-row table:style-name="ro1">
          <table:table-cell office:value-type="float" office:value="21.709619619619598" table:style-name="ce2">
            <text:p>21.70961962</text:p>
          </table:table-cell>
          <table:table-cell office:value-type="float" office:value="7825.2000000000899" table:style-name="ce2">
            <text:p>7825.2</text:p>
          </table:table-cell>
          <table:table-cell table:number-columns-repeated="16382"/>
        </table:table-row>
        <table:table-row table:style-name="ro1">
          <table:table-cell office:value-type="float" office:value="21.7336236236236" table:style-name="ce2">
            <text:p>21.73362362</text:p>
          </table:table-cell>
          <table:table-cell office:value-type="float" office:value="7826.6400000000904" table:style-name="ce2">
            <text:p>7826.64</text:p>
          </table:table-cell>
          <table:table-cell table:number-columns-repeated="16382"/>
        </table:table-row>
        <table:table-row table:style-name="ro1">
          <table:table-cell office:value-type="float" office:value="21.757627627627599" table:style-name="ce2">
            <text:p>21.75762763</text:p>
          </table:table-cell>
          <table:table-cell office:value-type="float" office:value="7828.08000000009" table:style-name="ce2">
            <text:p>7828.08</text:p>
          </table:table-cell>
          <table:table-cell table:number-columns-repeated="16382"/>
        </table:table-row>
        <table:table-row table:style-name="ro1">
          <table:table-cell office:value-type="float" office:value="21.781631631631601" table:style-name="ce2">
            <text:p>21.78163163</text:p>
          </table:table-cell>
          <table:table-cell office:value-type="float" office:value="7829.5200000000896" table:style-name="ce2">
            <text:p>7829.52</text:p>
          </table:table-cell>
          <table:table-cell table:number-columns-repeated="16382"/>
        </table:table-row>
        <table:table-row table:style-name="ro1">
          <table:table-cell office:value-type="float" office:value="21.8056356356356" table:style-name="ce2">
            <text:p>21.80563564</text:p>
          </table:table-cell>
          <table:table-cell office:value-type="float" office:value="7853.5200000000896" table:style-name="ce2">
            <text:p>7853.52</text:p>
          </table:table-cell>
          <table:table-cell table:number-columns-repeated="16382"/>
        </table:table-row>
        <table:table-row table:style-name="ro1">
          <table:table-cell office:value-type="float" office:value="21.829639639639598" table:style-name="ce2">
            <text:p>21.82963964</text:p>
          </table:table-cell>
          <table:table-cell office:value-type="float" office:value="7877.5200000000896" table:style-name="ce2">
            <text:p>7877.52</text:p>
          </table:table-cell>
          <table:table-cell table:number-columns-repeated="16382"/>
        </table:table-row>
        <table:table-row table:style-name="ro1">
          <table:table-cell office:value-type="float" office:value="21.853643643643601" table:style-name="ce2">
            <text:p>21.85364364</text:p>
          </table:table-cell>
          <table:table-cell office:value-type="float" office:value="7901.5200000000996" table:style-name="ce2">
            <text:p>7901.52</text:p>
          </table:table-cell>
          <table:table-cell table:number-columns-repeated="16382"/>
        </table:table-row>
        <table:table-row table:style-name="ro1">
          <table:table-cell office:value-type="float" office:value="21.877647647647599" table:style-name="ce2">
            <text:p>21.87764765</text:p>
          </table:table-cell>
          <table:table-cell office:value-type="float" office:value="7924.8000000001002" table:style-name="ce2">
            <text:p>7924.8</text:p>
          </table:table-cell>
          <table:table-cell table:number-columns-repeated="16382"/>
        </table:table-row>
        <table:table-row table:style-name="ro1">
          <table:table-cell office:value-type="float" office:value="21.901651651651701" table:style-name="ce2">
            <text:p>21.90165165</text:p>
          </table:table-cell>
          <table:table-cell office:value-type="float" office:value="7948.0800000001" table:style-name="ce2">
            <text:p>7948.08</text:p>
          </table:table-cell>
          <table:table-cell table:number-columns-repeated="16382"/>
        </table:table-row>
        <table:table-row table:style-name="ro1">
          <table:table-cell office:value-type="float" office:value="21.925655655655699" table:style-name="ce2">
            <text:p>21.92565566</text:p>
          </table:table-cell>
          <table:table-cell office:value-type="float" office:value="7971.3600000000997" table:style-name="ce2">
            <text:p>7971.36</text:p>
          </table:table-cell>
          <table:table-cell table:number-columns-repeated="16382"/>
        </table:table-row>
        <table:table-row table:style-name="ro1">
          <table:table-cell office:value-type="float" office:value="21.949659659659702" table:style-name="ce2">
            <text:p>21.94965966</text:p>
          </table:table-cell>
          <table:table-cell office:value-type="float" office:value="7994.6400000001004" table:style-name="ce2">
            <text:p>7994.64</text:p>
          </table:table-cell>
          <table:table-cell table:number-columns-repeated="16382"/>
        </table:table-row>
        <table:table-row table:style-name="ro1">
          <table:table-cell office:value-type="float" office:value="21.9736636636637" table:style-name="ce2">
            <text:p>21.97366366</text:p>
          </table:table-cell>
          <table:table-cell office:value-type="float" office:value="7996.0800000001" table:style-name="ce2">
            <text:p>7996.08</text:p>
          </table:table-cell>
          <table:table-cell table:number-columns-repeated="16382"/>
        </table:table-row>
        <table:table-row table:style-name="ro1">
          <table:table-cell office:value-type="float" office:value="21.997667667667699" table:style-name="ce2">
            <text:p>21.99766767</text:p>
          </table:table-cell>
          <table:table-cell office:value-type="float" office:value="8018.6400000001004" table:style-name="ce2">
            <text:p>8018.64</text:p>
          </table:table-cell>
          <table:table-cell table:number-columns-repeated="16382"/>
        </table:table-row>
        <table:table-row table:style-name="ro1">
          <table:table-cell office:value-type="float" office:value="22.021671671671701" table:style-name="ce2">
            <text:p>22.02167167</text:p>
          </table:table-cell>
          <table:table-cell office:value-type="float" office:value="8041.2000000000999" table:style-name="ce2">
            <text:p>8041.2</text:p>
          </table:table-cell>
          <table:table-cell table:number-columns-repeated="16382"/>
        </table:table-row>
        <table:table-row table:style-name="ro1">
          <table:table-cell office:value-type="float" office:value="22.0456756756757" table:style-name="ce2">
            <text:p>22.04567568</text:p>
          </table:table-cell>
          <table:table-cell office:value-type="float" office:value="8063.7600000001003" table:style-name="ce2">
            <text:p>8063.76</text:p>
          </table:table-cell>
          <table:table-cell table:number-columns-repeated="16382"/>
        </table:table-row>
        <table:table-row table:style-name="ro1">
          <table:table-cell office:value-type="float" office:value="22.069679679679702" table:style-name="ce2">
            <text:p>22.06967968</text:p>
          </table:table-cell>
          <table:table-cell office:value-type="float" office:value="8086.3200000000998" table:style-name="ce2">
            <text:p>8086.32</text:p>
          </table:table-cell>
          <table:table-cell table:number-columns-repeated="16382"/>
        </table:table-row>
        <table:table-row table:style-name="ro1">
          <table:table-cell office:value-type="float" office:value="22.0936836836837" table:style-name="ce2">
            <text:p>22.09368368</text:p>
          </table:table-cell>
          <table:table-cell office:value-type="float" office:value="8108.8800000001002" table:style-name="ce2">
            <text:p>8108.88</text:p>
          </table:table-cell>
          <table:table-cell table:number-columns-repeated="16382"/>
        </table:table-row>
        <table:table-row table:style-name="ro1">
          <table:table-cell office:value-type="float" office:value="22.117687687687699" table:style-name="ce2">
            <text:p>22.11768769</text:p>
          </table:table-cell>
          <table:table-cell office:value-type="float" office:value="8131.4400000000996" table:style-name="ce2">
            <text:p>8131.44</text:p>
          </table:table-cell>
          <table:table-cell table:number-columns-repeated="16382"/>
        </table:table-row>
        <table:table-row table:style-name="ro1">
          <table:table-cell office:value-type="float" office:value="22.141691691691701" table:style-name="ce2">
            <text:p>22.14169169</text:p>
          </table:table-cell>
          <table:table-cell office:value-type="float" office:value="8154.0000000001" table:style-name="ce2">
            <text:p>8154</text:p>
          </table:table-cell>
          <table:table-cell table:number-columns-repeated="16382"/>
        </table:table-row>
        <table:table-row table:style-name="ro1">
          <table:table-cell office:value-type="float" office:value="22.1656956956957" table:style-name="ce2">
            <text:p>22.1656957</text:p>
          </table:table-cell>
          <table:table-cell office:value-type="float" office:value="8176.5600000001004" table:style-name="ce2">
            <text:p>8176.56</text:p>
          </table:table-cell>
          <table:table-cell table:number-columns-repeated="16382"/>
        </table:table-row>
        <table:table-row table:style-name="ro1">
          <table:table-cell office:value-type="float" office:value="22.189699699699698" table:style-name="ce2">
            <text:p>22.1896997</text:p>
          </table:table-cell>
          <table:table-cell office:value-type="float" office:value="8199.1200000001008" table:style-name="ce2">
            <text:p>8199.12</text:p>
          </table:table-cell>
          <table:table-cell table:number-columns-repeated="16382"/>
        </table:table-row>
        <table:table-row table:style-name="ro1">
          <table:table-cell office:value-type="float" office:value="22.2137037037037" table:style-name="ce2">
            <text:p>22.2137037</text:p>
          </table:table-cell>
          <table:table-cell office:value-type="float" office:value="8199.8400000001002" table:style-name="ce2">
            <text:p>8199.84</text:p>
          </table:table-cell>
          <table:table-cell table:number-columns-repeated="16382"/>
        </table:table-row>
        <table:table-row table:style-name="ro1">
          <table:table-cell office:value-type="float" office:value="22.237707707707699" table:style-name="ce2">
            <text:p>22.23770771</text:p>
          </table:table-cell>
          <table:table-cell office:value-type="float" office:value="8200.5600000000995" table:style-name="ce2">
            <text:p>8200.56</text:p>
          </table:table-cell>
          <table:table-cell table:number-columns-repeated="16382"/>
        </table:table-row>
        <table:table-row table:style-name="ro1">
          <table:table-cell office:value-type="float" office:value="22.261711711711701" table:style-name="ce2">
            <text:p>22.26171171</text:p>
          </table:table-cell>
          <table:table-cell office:value-type="float" office:value="8201.2800000001007" table:style-name="ce2">
            <text:p>8201.28</text:p>
          </table:table-cell>
          <table:table-cell table:number-columns-repeated="16382"/>
        </table:table-row>
        <table:table-row table:style-name="ro1">
          <table:table-cell office:value-type="float" office:value="22.2857157157157" table:style-name="ce2">
            <text:p>22.28571572</text:p>
          </table:table-cell>
          <table:table-cell office:value-type="float" office:value="8202.0000000001" table:style-name="ce2">
            <text:p>8202</text:p>
          </table:table-cell>
          <table:table-cell table:number-columns-repeated="16382"/>
        </table:table-row>
        <table:table-row table:style-name="ro1">
          <table:table-cell office:value-type="float" office:value="22.309719719719698" table:style-name="ce2">
            <text:p>22.30971972</text:p>
          </table:table-cell>
          <table:table-cell office:value-type="float" office:value="8202.7200000000994" table:style-name="ce2">
            <text:p>8202.72</text:p>
          </table:table-cell>
          <table:table-cell table:number-columns-repeated="16382"/>
        </table:table-row>
        <table:table-row table:style-name="ro1">
          <table:table-cell office:value-type="float" office:value="22.333723723723701" table:style-name="ce2">
            <text:p>22.33372372</text:p>
          </table:table-cell>
          <table:table-cell office:value-type="float" office:value="8224.5600000000995" table:style-name="ce2">
            <text:p>8224.56</text:p>
          </table:table-cell>
          <table:table-cell table:number-columns-repeated="16382"/>
        </table:table-row>
        <table:table-row table:style-name="ro1">
          <table:table-cell office:value-type="float" office:value="22.357727727727699" table:style-name="ce2">
            <text:p>22.35772773</text:p>
          </table:table-cell>
          <table:table-cell office:value-type="float" office:value="8246.4000000000997" table:style-name="ce2">
            <text:p>8246.4</text:p>
          </table:table-cell>
          <table:table-cell table:number-columns-repeated="16382"/>
        </table:table-row>
        <table:table-row table:style-name="ro1">
          <table:table-cell office:value-type="float" office:value="22.381731731731701" table:style-name="ce2">
            <text:p>22.38173173</text:p>
          </table:table-cell>
          <table:table-cell office:value-type="float" office:value="8268.2400000000998" table:style-name="ce2">
            <text:p>8268.24</text:p>
          </table:table-cell>
          <table:table-cell table:number-columns-repeated="16382"/>
        </table:table-row>
        <table:table-row table:style-name="ro1">
          <table:table-cell office:value-type="float" office:value="22.4057357357357" table:style-name="ce2">
            <text:p>22.40573574</text:p>
          </table:table-cell>
          <table:table-cell office:value-type="float" office:value="8290.0800000001" table:style-name="ce2">
            <text:p>8290.08</text:p>
          </table:table-cell>
          <table:table-cell table:number-columns-repeated="16382"/>
        </table:table-row>
        <table:table-row table:style-name="ro1">
          <table:table-cell office:value-type="float" office:value="22.429739739739698" table:style-name="ce2">
            <text:p>22.42973974</text:p>
          </table:table-cell>
          <table:table-cell office:value-type="float" office:value="8311.9200000001001" table:style-name="ce2">
            <text:p>8311.92</text:p>
          </table:table-cell>
          <table:table-cell table:number-columns-repeated="16382"/>
        </table:table-row>
        <table:table-row table:style-name="ro1">
          <table:table-cell office:value-type="float" office:value="22.453743743743701" table:style-name="ce2">
            <text:p>22.45374374</text:p>
          </table:table-cell>
          <table:table-cell office:value-type="float" office:value="8333.7600000001003" table:style-name="ce2">
            <text:p>8333.76</text:p>
          </table:table-cell>
          <table:table-cell table:number-columns-repeated="16382"/>
        </table:table-row>
        <table:table-row table:style-name="ro1">
          <table:table-cell office:value-type="float" office:value="22.477747747747699" table:style-name="ce2">
            <text:p>22.47774775</text:p>
          </table:table-cell>
          <table:table-cell office:value-type="float" office:value="8356.3200000000998" table:style-name="ce2">
            <text:p>8356.32</text:p>
          </table:table-cell>
          <table:table-cell table:number-columns-repeated="16382"/>
        </table:table-row>
        <table:table-row table:style-name="ro1">
          <table:table-cell office:value-type="float" office:value="22.501751751751801" table:style-name="ce2">
            <text:p>22.50175175</text:p>
          </table:table-cell>
          <table:table-cell office:value-type="float" office:value="8378.8800000000992" table:style-name="ce2">
            <text:p>8378.88</text:p>
          </table:table-cell>
          <table:table-cell table:number-columns-repeated="16382"/>
        </table:table-row>
        <table:table-row table:style-name="ro1">
          <table:table-cell office:value-type="float" office:value="22.525755755755799" table:style-name="ce2">
            <text:p>22.52575576</text:p>
          </table:table-cell>
          <table:table-cell office:value-type="float" office:value="8401.4400000001006" table:style-name="ce2">
            <text:p>8401.44</text:p>
          </table:table-cell>
          <table:table-cell table:number-columns-repeated="16382"/>
        </table:table-row>
        <table:table-row table:style-name="ro1">
          <table:table-cell office:value-type="float" office:value="22.549759759759802" table:style-name="ce2">
            <text:p>22.54975976</text:p>
          </table:table-cell>
          <table:table-cell office:value-type="float" office:value="8424.0000000001" table:style-name="ce2">
            <text:p>8424</text:p>
          </table:table-cell>
          <table:table-cell table:number-columns-repeated="16382"/>
        </table:table-row>
        <table:table-row table:style-name="ro1">
          <table:table-cell office:value-type="float" office:value="22.5737637637638" table:style-name="ce2">
            <text:p>22.57376376</text:p>
          </table:table-cell>
          <table:table-cell office:value-type="float" office:value="8424.7200000000994" table:style-name="ce2">
            <text:p>8424.72</text:p>
          </table:table-cell>
          <table:table-cell table:number-columns-repeated="16382"/>
        </table:table-row>
        <table:table-row table:style-name="ro1">
          <table:table-cell office:value-type="float" office:value="22.597767767767799" table:style-name="ce2">
            <text:p>22.59776777</text:p>
          </table:table-cell>
          <table:table-cell office:value-type="float" office:value="8425.4400000001006" table:style-name="ce2">
            <text:p>8425.44</text:p>
          </table:table-cell>
          <table:table-cell table:number-columns-repeated="16382"/>
        </table:table-row>
        <table:table-row table:style-name="ro1">
          <table:table-cell office:value-type="float" office:value="22.621771771771801" table:style-name="ce2">
            <text:p>22.62177177</text:p>
          </table:table-cell>
          <table:table-cell office:value-type="float" office:value="8426.1600000000908" table:style-name="ce2">
            <text:p>8426.16</text:p>
          </table:table-cell>
          <table:table-cell table:number-columns-repeated="16382"/>
        </table:table-row>
        <table:table-row table:style-name="ro1">
          <table:table-cell office:value-type="float" office:value="22.6457757757758" table:style-name="ce2">
            <text:p>22.64577578</text:p>
          </table:table-cell>
          <table:table-cell office:value-type="float" office:value="8426.8800000000901" table:style-name="ce2">
            <text:p>8426.88</text:p>
          </table:table-cell>
          <table:table-cell table:number-columns-repeated="16382"/>
        </table:table-row>
        <table:table-row table:style-name="ro1">
          <table:table-cell office:value-type="float" office:value="22.669779779779802" table:style-name="ce2">
            <text:p>22.66977978</text:p>
          </table:table-cell>
          <table:table-cell office:value-type="float" office:value="8426.8800000000901" table:style-name="ce2">
            <text:p>8426.88</text:p>
          </table:table-cell>
          <table:table-cell table:number-columns-repeated="16382"/>
        </table:table-row>
        <table:table-row table:style-name="ro1">
          <table:table-cell office:value-type="float" office:value="22.6937837837838" table:style-name="ce2">
            <text:p>22.69378378</text:p>
          </table:table-cell>
          <table:table-cell office:value-type="float" office:value="8426.8800000000901" table:style-name="ce2">
            <text:p>8426.88</text:p>
          </table:table-cell>
          <table:table-cell table:number-columns-repeated="16382"/>
        </table:table-row>
        <table:table-row table:style-name="ro1">
          <table:table-cell office:value-type="float" office:value="22.717787787787799" table:style-name="ce2">
            <text:p>22.71778779</text:p>
          </table:table-cell>
          <table:table-cell office:value-type="float" office:value="8426.8800000000901" table:style-name="ce2">
            <text:p>8426.88</text:p>
          </table:table-cell>
          <table:table-cell table:number-columns-repeated="16382"/>
        </table:table-row>
        <table:table-row table:style-name="ro1">
          <table:table-cell office:value-type="float" office:value="22.741791791791801" table:style-name="ce2">
            <text:p>22.74179179</text:p>
          </table:table-cell>
          <table:table-cell office:value-type="float" office:value="8426.8800000000901" table:style-name="ce2">
            <text:p>8426.88</text:p>
          </table:table-cell>
          <table:table-cell table:number-columns-repeated="16382"/>
        </table:table-row>
        <table:table-row table:style-name="ro1">
          <table:table-cell office:value-type="float" office:value="22.7657957957958" table:style-name="ce2">
            <text:p>22.7657958</text:p>
          </table:table-cell>
          <table:table-cell office:value-type="float" office:value="8426.8800000000901" table:style-name="ce2">
            <text:p>8426.88</text:p>
          </table:table-cell>
          <table:table-cell table:number-columns-repeated="16382"/>
        </table:table-row>
        <table:table-row table:style-name="ro1">
          <table:table-cell office:value-type="float" office:value="22.789799799799798" table:style-name="ce2">
            <text:p>22.7897998</text:p>
          </table:table-cell>
          <table:table-cell office:value-type="float" office:value="8426.8800000000901" table:style-name="ce2">
            <text:p>8426.88</text:p>
          </table:table-cell>
          <table:table-cell table:number-columns-repeated="16382"/>
        </table:table-row>
        <table:table-row table:style-name="ro1">
          <table:table-cell office:value-type="float" office:value="22.8138038038038" table:style-name="ce2">
            <text:p>22.8138038</text:p>
          </table:table-cell>
          <table:table-cell office:value-type="float" office:value="8427.6000000000895" table:style-name="ce2">
            <text:p>8427.6</text:p>
          </table:table-cell>
          <table:table-cell table:number-columns-repeated="16382"/>
        </table:table-row>
        <table:table-row table:style-name="ro1">
          <table:table-cell office:value-type="float" office:value="22.837807807807799" table:style-name="ce2">
            <text:p>22.83780781</text:p>
          </table:table-cell>
          <table:table-cell office:value-type="float" office:value="8428.3200000000907" table:style-name="ce2">
            <text:p>8428.32</text:p>
          </table:table-cell>
          <table:table-cell table:number-columns-repeated="16382"/>
        </table:table-row>
        <table:table-row table:style-name="ro1">
          <table:table-cell office:value-type="float" office:value="22.861811811811801" table:style-name="ce2">
            <text:p>22.86181181</text:p>
          </table:table-cell>
          <table:table-cell office:value-type="float" office:value="8429.04000000009" table:style-name="ce2">
            <text:p>8429.04</text:p>
          </table:table-cell>
          <table:table-cell table:number-columns-repeated="16382"/>
        </table:table-row>
        <table:table-row table:style-name="ro1">
          <table:table-cell office:value-type="float" office:value="22.8858158158158" table:style-name="ce2">
            <text:p>22.88581582</text:p>
          </table:table-cell>
          <table:table-cell office:value-type="float" office:value="8429.7600000000893" table:style-name="ce2">
            <text:p>8429.76</text:p>
          </table:table-cell>
          <table:table-cell table:number-columns-repeated="16382"/>
        </table:table-row>
        <table:table-row table:style-name="ro1">
          <table:table-cell office:value-type="float" office:value="22.909819819819798" table:style-name="ce2">
            <text:p>22.90981982</text:p>
          </table:table-cell>
          <table:table-cell office:value-type="float" office:value="8430.4800000000905" table:style-name="ce2">
            <text:p>8430.48</text:p>
          </table:table-cell>
          <table:table-cell table:number-columns-repeated="16382"/>
        </table:table-row>
        <table:table-row table:style-name="ro1">
          <table:table-cell office:value-type="float" office:value="22.933823823823801" table:style-name="ce2">
            <text:p>22.93382382</text:p>
          </table:table-cell>
          <table:table-cell office:value-type="float" office:value="8431.2000000000899" table:style-name="ce2">
            <text:p>8431.2</text:p>
          </table:table-cell>
          <table:table-cell table:number-columns-repeated="16382"/>
        </table:table-row>
        <table:table-row table:style-name="ro1">
          <table:table-cell office:value-type="float" office:value="22.957827827827799" table:style-name="ce2">
            <text:p>22.95782783</text:p>
          </table:table-cell>
          <table:table-cell office:value-type="float" office:value="8431.9200000000892" table:style-name="ce2">
            <text:p>8431.92</text:p>
          </table:table-cell>
          <table:table-cell table:number-columns-repeated="16382"/>
        </table:table-row>
        <table:table-row table:style-name="ro1">
          <table:table-cell office:value-type="float" office:value="22.981831831831801" table:style-name="ce2">
            <text:p>22.98183183</text:p>
          </table:table-cell>
          <table:table-cell office:value-type="float" office:value="8432.6400000000904" table:style-name="ce2">
            <text:p>8432.64</text:p>
          </table:table-cell>
          <table:table-cell table:number-columns-repeated="16382"/>
        </table:table-row>
        <table:table-row table:style-name="ro1">
          <table:table-cell office:value-type="float" office:value="23.0058358358358" table:style-name="ce2">
            <text:p>23.00583584</text:p>
          </table:table-cell>
          <table:table-cell office:value-type="float" office:value="8432.6400000000904" table:style-name="ce2">
            <text:p>8432.64</text:p>
          </table:table-cell>
          <table:table-cell table:number-columns-repeated="16382"/>
        </table:table-row>
        <table:table-row table:style-name="ro1">
          <table:table-cell office:value-type="float" office:value="23.029839839839799" table:style-name="ce2">
            <text:p>23.02983984</text:p>
          </table:table-cell>
          <table:table-cell office:value-type="float" office:value="8432.6400000000904" table:style-name="ce2">
            <text:p>8432.64</text:p>
          </table:table-cell>
          <table:table-cell table:number-columns-repeated="16382"/>
        </table:table-row>
        <table:table-row table:style-name="ro1">
          <table:table-cell office:value-type="float" office:value="23.053843843843801" table:style-name="ce2">
            <text:p>23.05384384</text:p>
          </table:table-cell>
          <table:table-cell office:value-type="float" office:value="8432.6400000000904" table:style-name="ce2">
            <text:p>8432.64</text:p>
          </table:table-cell>
          <table:table-cell table:number-columns-repeated="16382"/>
        </table:table-row>
        <table:table-row table:style-name="ro1">
          <table:table-cell office:value-type="float" office:value="23.077847847847799" table:style-name="ce2">
            <text:p>23.07784785</text:p>
          </table:table-cell>
          <table:table-cell office:value-type="float" office:value="8432.6400000000904" table:style-name="ce2">
            <text:p>8432.64</text:p>
          </table:table-cell>
          <table:table-cell table:number-columns-repeated="16382"/>
        </table:table-row>
        <table:table-row table:style-name="ro1">
          <table:table-cell office:value-type="float" office:value="23.101851851851901" table:style-name="ce2">
            <text:p>23.10185185</text:p>
          </table:table-cell>
          <table:table-cell office:value-type="float" office:value="8432.6400000000904" table:style-name="ce2">
            <text:p>8432.64</text:p>
          </table:table-cell>
          <table:table-cell table:number-columns-repeated="16382"/>
        </table:table-row>
        <table:table-row table:style-name="ro1">
          <table:table-cell office:value-type="float" office:value="23.1258558558559" table:style-name="ce2">
            <text:p>23.12585586</text:p>
          </table:table-cell>
          <table:table-cell office:value-type="float" office:value="8432.6400000000904" table:style-name="ce2">
            <text:p>8432.64</text:p>
          </table:table-cell>
          <table:table-cell table:number-columns-repeated="16382"/>
        </table:table-row>
        <table:table-row table:style-name="ro1">
          <table:table-cell office:value-type="float" office:value="23.149859859859902" table:style-name="ce2">
            <text:p>23.14985986</text:p>
          </table:table-cell>
          <table:table-cell office:value-type="float" office:value="8432.6400000000904" table:style-name="ce2">
            <text:p>8432.64</text:p>
          </table:table-cell>
          <table:table-cell table:number-columns-repeated="16382"/>
        </table:table-row>
        <table:table-row table:style-name="ro1">
          <table:table-cell office:value-type="float" office:value="23.1738638638639" table:style-name="ce2">
            <text:p>23.17386386</text:p>
          </table:table-cell>
          <table:table-cell office:value-type="float" office:value="8432.6400000000904" table:style-name="ce2">
            <text:p>8432.64</text:p>
          </table:table-cell>
          <table:table-cell table:number-columns-repeated="16382"/>
        </table:table-row>
        <table:table-row table:style-name="ro1">
          <table:table-cell office:value-type="float" office:value="23.197867867867899" table:style-name="ce2">
            <text:p>23.19786787</text:p>
          </table:table-cell>
          <table:table-cell office:value-type="float" office:value="8432.6400000000904" table:style-name="ce2">
            <text:p>8432.64</text:p>
          </table:table-cell>
          <table:table-cell table:number-columns-repeated="16382"/>
        </table:table-row>
        <table:table-row table:style-name="ro1">
          <table:table-cell office:value-type="float" office:value="23.221871871871901" table:style-name="ce2">
            <text:p>23.22187187</text:p>
          </table:table-cell>
          <table:table-cell office:value-type="float" office:value="8432.6400000000904" table:style-name="ce2">
            <text:p>8432.64</text:p>
          </table:table-cell>
          <table:table-cell table:number-columns-repeated="16382"/>
        </table:table-row>
        <table:table-row table:style-name="ro1">
          <table:table-cell office:value-type="float" office:value="23.2458758758759" table:style-name="ce2">
            <text:p>23.24587588</text:p>
          </table:table-cell>
          <table:table-cell office:value-type="float" office:value="8432.6400000000904" table:style-name="ce2">
            <text:p>8432.64</text:p>
          </table:table-cell>
          <table:table-cell table:number-columns-repeated="16382"/>
        </table:table-row>
        <table:table-row table:style-name="ro1">
          <table:table-cell office:value-type="float" office:value="23.269879879879898" table:style-name="ce2">
            <text:p>23.26987988</text:p>
          </table:table-cell>
          <table:table-cell office:value-type="float" office:value="8432.6400000000904" table:style-name="ce2">
            <text:p>8432.64</text:p>
          </table:table-cell>
          <table:table-cell table:number-columns-repeated="16382"/>
        </table:table-row>
        <table:table-row table:style-name="ro1">
          <table:table-cell office:value-type="float" office:value="23.2938838838839" table:style-name="ce2">
            <text:p>23.29388388</text:p>
          </table:table-cell>
          <table:table-cell office:value-type="float" office:value="8432.6400000000904" table:style-name="ce2">
            <text:p>8432.64</text:p>
          </table:table-cell>
          <table:table-cell table:number-columns-repeated="16382"/>
        </table:table-row>
        <table:table-row table:style-name="ro1">
          <table:table-cell office:value-type="float" office:value="23.317887887887899" table:style-name="ce2">
            <text:p>23.31788789</text:p>
          </table:table-cell>
          <table:table-cell office:value-type="float" office:value="8432.6400000000904" table:style-name="ce2">
            <text:p>8432.64</text:p>
          </table:table-cell>
          <table:table-cell table:number-columns-repeated="16382"/>
        </table:table-row>
        <table:table-row table:style-name="ro1">
          <table:table-cell office:value-type="float" office:value="23.341891891891901" table:style-name="ce2">
            <text:p>23.34189189</text:p>
          </table:table-cell>
          <table:table-cell office:value-type="float" office:value="8432.6400000000904" table:style-name="ce2">
            <text:p>8432.64</text:p>
          </table:table-cell>
          <table:table-cell table:number-columns-repeated="16382"/>
        </table:table-row>
        <table:table-row table:style-name="ro1">
          <table:table-cell office:value-type="float" office:value="23.3658958958959" table:style-name="ce2">
            <text:p>23.3658959</text:p>
          </table:table-cell>
          <table:table-cell office:value-type="float" office:value="8432.6400000000904" table:style-name="ce2">
            <text:p>8432.64</text:p>
          </table:table-cell>
          <table:table-cell table:number-columns-repeated="16382"/>
        </table:table-row>
        <table:table-row table:style-name="ro1">
          <table:table-cell office:value-type="float" office:value="23.389899899899898" table:style-name="ce2">
            <text:p>23.3898999</text:p>
          </table:table-cell>
          <table:table-cell office:value-type="float" office:value="8432.6400000000904" table:style-name="ce2">
            <text:p>8432.64</text:p>
          </table:table-cell>
          <table:table-cell table:number-columns-repeated="16382"/>
        </table:table-row>
        <table:table-row table:style-name="ro1">
          <table:table-cell office:value-type="float" office:value="23.413903903903901" table:style-name="ce2">
            <text:p>23.4139039</text:p>
          </table:table-cell>
          <table:table-cell office:value-type="float" office:value="8432.6400000000904" table:style-name="ce2">
            <text:p>8432.64</text:p>
          </table:table-cell>
          <table:table-cell table:number-columns-repeated="16382"/>
        </table:table-row>
        <table:table-row table:style-name="ro1">
          <table:table-cell office:value-type="float" office:value="23.437907907907899" table:style-name="ce2">
            <text:p>23.43790791</text:p>
          </table:table-cell>
          <table:table-cell office:value-type="float" office:value="8432.6400000000904" table:style-name="ce2">
            <text:p>8432.64</text:p>
          </table:table-cell>
          <table:table-cell table:number-columns-repeated="16382"/>
        </table:table-row>
        <table:table-row table:style-name="ro1">
          <table:table-cell office:value-type="float" office:value="23.461911911911901" table:style-name="ce2">
            <text:p>23.46191191</text:p>
          </table:table-cell>
          <table:table-cell office:value-type="float" office:value="8432.6400000000904" table:style-name="ce2">
            <text:p>8432.64</text:p>
          </table:table-cell>
          <table:table-cell table:number-columns-repeated="16382"/>
        </table:table-row>
        <table:table-row table:style-name="ro1">
          <table:table-cell office:value-type="float" office:value="23.4859159159159" table:style-name="ce2">
            <text:p>23.48591592</text:p>
          </table:table-cell>
          <table:table-cell office:value-type="float" office:value="8432.6400000000904" table:style-name="ce2">
            <text:p>8432.64</text:p>
          </table:table-cell>
          <table:table-cell table:number-columns-repeated="16382"/>
        </table:table-row>
        <table:table-row table:style-name="ro1">
          <table:table-cell office:value-type="float" office:value="23.509919919919898" table:style-name="ce2">
            <text:p>23.50991992</text:p>
          </table:table-cell>
          <table:table-cell office:value-type="float" office:value="8432.6400000000904" table:style-name="ce2">
            <text:p>8432.64</text:p>
          </table:table-cell>
          <table:table-cell table:number-columns-repeated="16382"/>
        </table:table-row>
        <table:table-row table:style-name="ro1">
          <table:table-cell office:value-type="float" office:value="23.533923923923901" table:style-name="ce2">
            <text:p>23.53392392</text:p>
          </table:table-cell>
          <table:table-cell office:value-type="float" office:value="8432.6400000000904" table:style-name="ce2">
            <text:p>8432.64</text:p>
          </table:table-cell>
          <table:table-cell table:number-columns-repeated="16382"/>
        </table:table-row>
        <table:table-row table:style-name="ro1">
          <table:table-cell office:value-type="float" office:value="23.557927927927899" table:style-name="ce2">
            <text:p>23.55792793</text:p>
          </table:table-cell>
          <table:table-cell office:value-type="float" office:value="8432.6400000000904" table:style-name="ce2">
            <text:p>8432.64</text:p>
          </table:table-cell>
          <table:table-cell table:number-columns-repeated="16382"/>
        </table:table-row>
        <table:table-row table:style-name="ro1">
          <table:table-cell office:value-type="float" office:value="23.581931931931901" table:style-name="ce2">
            <text:p>23.58193193</text:p>
          </table:table-cell>
          <table:table-cell office:value-type="float" office:value="8432.6400000000904" table:style-name="ce2">
            <text:p>8432.64</text:p>
          </table:table-cell>
          <table:table-cell table:number-columns-repeated="16382"/>
        </table:table-row>
        <table:table-row table:style-name="ro1">
          <table:table-cell office:value-type="float" office:value="23.6059359359359" table:style-name="ce2">
            <text:p>23.60593594</text:p>
          </table:table-cell>
          <table:table-cell office:value-type="float" office:value="8432.6400000000904" table:style-name="ce2">
            <text:p>8432.64</text:p>
          </table:table-cell>
          <table:table-cell table:number-columns-repeated="16382"/>
        </table:table-row>
        <table:table-row table:style-name="ro1">
          <table:table-cell office:value-type="float" office:value="23.629939939939899" table:style-name="ce2">
            <text:p>23.62993994</text:p>
          </table:table-cell>
          <table:table-cell office:value-type="float" office:value="8432.6400000000904" table:style-name="ce2">
            <text:p>8432.64</text:p>
          </table:table-cell>
          <table:table-cell table:number-columns-repeated="16382"/>
        </table:table-row>
        <table:table-row table:style-name="ro1">
          <table:table-cell office:value-type="float" office:value="23.653943943943901" table:style-name="ce2">
            <text:p>23.65394394</text:p>
          </table:table-cell>
          <table:table-cell office:value-type="float" office:value="8432.6400000000904" table:style-name="ce2">
            <text:p>8432.64</text:p>
          </table:table-cell>
          <table:table-cell table:number-columns-repeated="16382"/>
        </table:table-row>
        <table:table-row table:style-name="ro1">
          <table:table-cell office:value-type="float" office:value="23.677947947947899" table:style-name="ce2">
            <text:p>23.67794795</text:p>
          </table:table-cell>
          <table:table-cell office:value-type="float" office:value="8432.6400000000904" table:style-name="ce2">
            <text:p>8432.64</text:p>
          </table:table-cell>
          <table:table-cell table:number-columns-repeated="16382"/>
        </table:table-row>
        <table:table-row table:style-name="ro1">
          <table:table-cell office:value-type="float" office:value="23.701951951952001" table:style-name="ce2">
            <text:p>23.70195195</text:p>
          </table:table-cell>
          <table:table-cell office:value-type="float" office:value="8432.6400000000904" table:style-name="ce2">
            <text:p>8432.64</text:p>
          </table:table-cell>
          <table:table-cell table:number-columns-repeated="16382"/>
        </table:table-row>
        <table:table-row table:style-name="ro1">
          <table:table-cell office:value-type="float" office:value="23.725955955956" table:style-name="ce2">
            <text:p>23.72595596</text:p>
          </table:table-cell>
          <table:table-cell office:value-type="float" office:value="8432.6400000000904" table:style-name="ce2">
            <text:p>8432.64</text:p>
          </table:table-cell>
          <table:table-cell table:number-columns-repeated="16382"/>
        </table:table-row>
        <table:table-row table:style-name="ro1">
          <table:table-cell office:value-type="float" office:value="23.749959959960002" table:style-name="ce2">
            <text:p>23.74995996</text:p>
          </table:table-cell>
          <table:table-cell office:value-type="float" office:value="8432.6400000000904" table:style-name="ce2">
            <text:p>8432.64</text:p>
          </table:table-cell>
          <table:table-cell table:number-columns-repeated="16382"/>
        </table:table-row>
        <table:table-row table:style-name="ro1">
          <table:table-cell office:value-type="float" office:value="23.773963963964" table:style-name="ce2">
            <text:p>23.77396396</text:p>
          </table:table-cell>
          <table:table-cell office:value-type="float" office:value="8432.6400000000904" table:style-name="ce2">
            <text:p>8432.64</text:p>
          </table:table-cell>
          <table:table-cell table:number-columns-repeated="16382"/>
        </table:table-row>
        <table:table-row table:style-name="ro1">
          <table:table-cell office:value-type="float" office:value="23.797967967967999" table:style-name="ce2">
            <text:p>23.79796797</text:p>
          </table:table-cell>
          <table:table-cell office:value-type="float" office:value="8432.6400000000904" table:style-name="ce2">
            <text:p>8432.64</text:p>
          </table:table-cell>
          <table:table-cell table:number-columns-repeated="16382"/>
        </table:table-row>
        <table:table-row table:style-name="ro1">
          <table:table-cell office:value-type="float" office:value="23.821971971972001" table:style-name="ce2">
            <text:p>23.82197197</text:p>
          </table:table-cell>
          <table:table-cell office:value-type="float" office:value="8432.6400000000904" table:style-name="ce2">
            <text:p>8432.64</text:p>
          </table:table-cell>
          <table:table-cell table:number-columns-repeated="16382"/>
        </table:table-row>
        <table:table-row table:style-name="ro1">
          <table:table-cell office:value-type="float" office:value="23.845975975976" table:style-name="ce2">
            <text:p>23.84597598</text:p>
          </table:table-cell>
          <table:table-cell office:value-type="float" office:value="8432.6400000000904" table:style-name="ce2">
            <text:p>8432.64</text:p>
          </table:table-cell>
          <table:table-cell table:number-columns-repeated="16382"/>
        </table:table-row>
        <table:table-row table:style-name="ro1">
          <table:table-cell office:value-type="float" office:value="23.869979979979998" table:style-name="ce2">
            <text:p>23.86997998</text:p>
          </table:table-cell>
          <table:table-cell office:value-type="float" office:value="8432.6400000000904" table:style-name="ce2">
            <text:p>8432.64</text:p>
          </table:table-cell>
          <table:table-cell table:number-columns-repeated="16382"/>
        </table:table-row>
        <table:table-row table:style-name="ro1">
          <table:table-cell office:value-type="float" office:value="23.893983983984" table:style-name="ce2">
            <text:p>23.89398398</text:p>
          </table:table-cell>
          <table:table-cell office:value-type="float" office:value="8432.6400000000904" table:style-name="ce2">
            <text:p>8432.64</text:p>
          </table:table-cell>
          <table:table-cell table:number-columns-repeated="16382"/>
        </table:table-row>
        <table:table-row table:style-name="ro1">
          <table:table-cell office:value-type="float" office:value="23.917987987987999" table:style-name="ce2">
            <text:p>23.91798799</text:p>
          </table:table-cell>
          <table:table-cell office:value-type="float" office:value="8432.6400000000904" table:style-name="ce2">
            <text:p>8432.64</text:p>
          </table:table-cell>
          <table:table-cell table:number-columns-repeated="16382"/>
        </table:table-row>
        <table:table-row table:style-name="ro1">
          <table:table-cell office:value-type="float" office:value="23.941991991992001" table:style-name="ce2">
            <text:p>23.94199199</text:p>
          </table:table-cell>
          <table:table-cell office:value-type="float" office:value="8432.6400000000904" table:style-name="ce2">
            <text:p>8432.64</text:p>
          </table:table-cell>
          <table:table-cell table:number-columns-repeated="16382"/>
        </table:table-row>
        <table:table-row table:style-name="ro1">
          <table:table-cell office:value-type="float" office:value="23.965995995996" table:style-name="ce2">
            <text:p>23.965996</text:p>
          </table:table-cell>
          <table:table-cell office:value-type="float" office:value="8432.6400000000904" table:style-name="ce2">
            <text:p>8432.64</text:p>
          </table:table-cell>
          <table:table-cell table:number-columns-repeated="16382"/>
        </table:table-row>
        <table:table-row table:style-name="ro1">
          <table:table-cell office:value-type="float" office:value="23.99" table:style-name="ce2">
            <text:p>23.99</text:p>
          </table:table-cell>
          <table:table-cell office:value-type="float" office:value="8432.6400000000904" table:style-name="ce2">
            <text:p>8432.64</text:p>
          </table:table-cell>
          <table:table-cell table:number-columns-repeated="16382"/>
        </table:table-row>
        <table:table-row table:number-rows-repeated="1047575" table:style-name="ro1">
          <table:table-cell table:number-columns-repeated="16384"/>
        </table:table-row>
      </table:table>
      <table:table table:name="sa-exhaustive-acc-energy-usage" table:style-name="ta1">
        <table:table-column table:style-name="co5" table:default-cell-style-name="ce1"/>
        <table:table-column table:style-name="co6" table:default-cell-style-name="ce1"/>
        <table:table-column table:style-name="co2" table:number-columns-repeated="16382" table:default-cell-style-name="ce1"/>
        <table:table-row table:style-name="ro1">
          <table:table-cell office:value-type="string" table:style-name="ce1">
            <text:p>time</text:p>
          </table:table-cell>
          <table:table-cell office:value-type="string" table:style-name="ce1">
            <text:p>power</text:p>
          </table:table-cell>
          <table:table-cell table:number-columns-repeated="16382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2.4E-2" table:style-name="ce1">
            <text:p>0.024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4.8000000000000001E-2" table:style-name="ce1">
            <text:p>0.048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7.1999999999999995E-2" table:style-name="ce1">
            <text:p>0.072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9.6000000000000002E-2" table:style-name="ce1">
            <text:p>0.096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0.12000000500000001" table:style-name="ce1">
            <text:p>0.120000005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0.14399999999999999" table:style-name="ce1">
            <text:p>0.144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0.16800000000000001" table:style-name="ce1">
            <text:p>0.168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0.192" table:style-name="ce1">
            <text:p>0.192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0.216" table:style-name="ce1">
            <text:p>0.216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0.24000001000000001" table:style-name="ce1">
            <text:p>0.24000001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0.26400000000000001" table:style-name="ce1">
            <text:p>0.264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0.28799999999999998" table:style-name="ce1">
            <text:p>0.288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0.312" table:style-name="ce1">
            <text:p>0.312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0.33600000000000002" table:style-name="ce1">
            <text:p>0.336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0.36" table:style-name="ce1">
            <text:p>0.36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0.38400000000000001" table:style-name="ce1">
            <text:p>0.384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0.40799999999999997" table:style-name="ce1">
            <text:p>0.408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0.432" table:style-name="ce1">
            <text:p>0.432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0.45600000000000002" table:style-name="ce1">
            <text:p>0.456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0.48000002000000003" table:style-name="ce1">
            <text:p>0.48000002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0.504" table:style-name="ce1">
            <text:p>0.504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0.52800000000000002" table:style-name="ce1">
            <text:p>0.528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0.55200000000000005" table:style-name="ce1">
            <text:p>0.552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0.57599999999999996" table:style-name="ce1">
            <text:p>0.576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0.6" table:style-name="ce1">
            <text:p>0.6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0.624" table:style-name="ce1">
            <text:p>0.624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0.64800000000000002" table:style-name="ce1">
            <text:p>0.648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0.67200000000000004" table:style-name="ce1">
            <text:p>0.672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0.69599999999999995" table:style-name="ce1">
            <text:p>0.696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0.72" table:style-name="ce1">
            <text:p>0.72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0.74399999999999999" table:style-name="ce1">
            <text:p>0.744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0.76800000000000002" table:style-name="ce1">
            <text:p>0.768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0.79200000000000004" table:style-name="ce1">
            <text:p>0.792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0.81599999999999995" table:style-name="ce1">
            <text:p>0.816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0.84000003000000001" table:style-name="ce1">
            <text:p>0.84000003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0.86399999999999999" table:style-name="ce1">
            <text:p>0.864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0.88800000000000001" table:style-name="ce1">
            <text:p>0.888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0.91200000000000003" table:style-name="ce1">
            <text:p>0.912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0.93600000000000005" table:style-name="ce1">
            <text:p>0.936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0.96000004000000005" table:style-name="ce1">
            <text:p>0.96000004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0.98399999999999999" table:style-name="ce1">
            <text:p>0.984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1.008" table:style-name="ce1">
            <text:p>1.008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1.0320001000000001" table:style-name="ce1">
            <text:p>1.0320001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1.056" table:style-name="ce1">
            <text:p>1.056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1.08" table:style-name="ce1">
            <text:p>1.08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1.1040000000000001" table:style-name="ce1">
            <text:p>1.104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1.1279999999999999" table:style-name="ce1">
            <text:p>1.128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1.1519999999999999" table:style-name="ce1">
            <text:p>1.152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1.1759999999999999" table:style-name="ce1">
            <text:p>1.176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1.2" table:style-name="ce1">
            <text:p>1.2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1.224" table:style-name="ce1">
            <text:p>1.224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1.248" table:style-name="ce1">
            <text:p>1.248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1.272" table:style-name="ce1">
            <text:p>1.272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1.296" table:style-name="ce1">
            <text:p>1.296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1.32" table:style-name="ce1">
            <text:p>1.32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1.3440000000000001" table:style-name="ce1">
            <text:p>1.344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1.3680000000000001" table:style-name="ce1">
            <text:p>1.368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1.3919999999999999" table:style-name="ce1">
            <text:p>1.392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1.4159999999999999" table:style-name="ce1">
            <text:p>1.416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1.44" table:style-name="ce1">
            <text:p>1.44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1.464" table:style-name="ce1">
            <text:p>1.464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1.488" table:style-name="ce1">
            <text:p>1.488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1.512" table:style-name="ce1">
            <text:p>1.512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1.536" table:style-name="ce1">
            <text:p>1.536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1.5600000999999999" table:style-name="ce1">
            <text:p>1.5600001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1.5840000000000001" table:style-name="ce1">
            <text:p>1.584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1.6080000000000001" table:style-name="ce1">
            <text:p>1.608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1.6319999999999999" table:style-name="ce1">
            <text:p>1.632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1.6559999999999999" table:style-name="ce1">
            <text:p>1.656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1.6800001" table:style-name="ce1">
            <text:p>1.6800001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1.704" table:style-name="ce1">
            <text:p>1.704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1.728" table:style-name="ce1">
            <text:p>1.728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1.752" table:style-name="ce1">
            <text:p>1.752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1.776" table:style-name="ce1">
            <text:p>1.776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1.8000001000000001" table:style-name="ce1">
            <text:p>1.8000001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1.8240000000000001" table:style-name="ce1">
            <text:p>1.824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1.8480000000000001" table:style-name="ce1">
            <text:p>1.848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1.8720000000000001" table:style-name="ce1">
            <text:p>1.872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1.8959999999999999" table:style-name="ce1">
            <text:p>1.896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1.9200001" table:style-name="ce1">
            <text:p>1.9200001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1.944" table:style-name="ce1">
            <text:p>1.944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1.968" table:style-name="ce1">
            <text:p>1.968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1.992" table:style-name="ce1">
            <text:p>1.992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2.016" table:style-name="ce1">
            <text:p>2.016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2.04" table:style-name="ce1">
            <text:p>2.04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2.0640000999999999" table:style-name="ce1">
            <text:p>2.0640001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2.0880000000000001" table:style-name="ce1">
            <text:p>2.088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2.1120000000000001" table:style-name="ce1">
            <text:p>2.112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2.1360000000000001" table:style-name="ce1">
            <text:p>2.136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2.16" table:style-name="ce1">
            <text:p>2.16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2.1840000000000002" table:style-name="ce1">
            <text:p>2.184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2.2080000000000002" table:style-name="ce1">
            <text:p>2.208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2.2320000000000002" table:style-name="ce1">
            <text:p>2.232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2.2559999999999998" table:style-name="ce1">
            <text:p>2.256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2.2799999999999998" table:style-name="ce1">
            <text:p>2.28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2.3039999999999998" table:style-name="ce1">
            <text:p>2.304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2.3279999999999998" table:style-name="ce1">
            <text:p>2.328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2.3519999999999999" table:style-name="ce1">
            <text:p>2.352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2.3759999999999999" table:style-name="ce1">
            <text:p>2.376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2.4" table:style-name="ce1">
            <text:p>2.4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2.4239999999999999" table:style-name="ce1">
            <text:p>2.424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2.448" table:style-name="ce1">
            <text:p>2.448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2.4720000999999998" table:style-name="ce1">
            <text:p>2.4720001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2.496" table:style-name="ce1">
            <text:p>2.496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2.52" table:style-name="ce1">
            <text:p>2.52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2.544" table:style-name="ce1">
            <text:p>2.544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2.5680000000000001" table:style-name="ce1">
            <text:p>2.568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2.5920000000000001" table:style-name="ce1">
            <text:p>2.592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2.6160000000000001" table:style-name="ce1">
            <text:p>2.616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2.64" table:style-name="ce1">
            <text:p>2.64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2.6640000000000001" table:style-name="ce1">
            <text:p>2.664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2.6880000000000002" table:style-name="ce1">
            <text:p>2.688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2.7120001" table:style-name="ce1">
            <text:p>2.7120001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2.7360000000000002" table:style-name="ce1">
            <text:p>2.736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2.76" table:style-name="ce1">
            <text:p>2.76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2.7839999999999998" table:style-name="ce1">
            <text:p>2.784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2.8079999999999998" table:style-name="ce1">
            <text:p>2.808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2.8319999999999999" table:style-name="ce1">
            <text:p>2.832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2.8559999999999999" table:style-name="ce1">
            <text:p>2.856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2.88" table:style-name="ce1">
            <text:p>2.88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2.9039999999999999" table:style-name="ce1">
            <text:p>2.904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2.9279999999999999" table:style-name="ce1">
            <text:p>2.928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2.9520000999999998" table:style-name="ce1">
            <text:p>2.9520001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2.976" table:style-name="ce1">
            <text:p>2.976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3.024" table:style-name="ce1">
            <text:p>3.024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3.048" table:style-name="ce1">
            <text:p>3.048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3.0720000000000001" table:style-name="ce1">
            <text:p>3.072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3.0960000000000001" table:style-name="ce1">
            <text:p>3.096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3.1200000999999999" table:style-name="ce1">
            <text:p>3.1200001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3.1440000000000001" table:style-name="ce1">
            <text:p>3.144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3.1680000000000001" table:style-name="ce1">
            <text:p>3.168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3.1920000000000002" table:style-name="ce1">
            <text:p>3.192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3.2160000000000002" table:style-name="ce1">
            <text:p>3.216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3.24" table:style-name="ce1">
            <text:p>3.24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3.2639999999999998" table:style-name="ce1">
            <text:p>3.264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3.2879999999999998" table:style-name="ce1">
            <text:p>3.288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3.3119999999999998" table:style-name="ce1">
            <text:p>3.312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3.3359999999999999" table:style-name="ce1">
            <text:p>3.336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3.3600001000000002" table:style-name="ce1">
            <text:p>3.3600001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3.3839999999999999" table:style-name="ce1">
            <text:p>3.384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3.4079999999999999" table:style-name="ce1">
            <text:p>3.408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3.4319999999999999" table:style-name="ce1">
            <text:p>3.432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3.456" table:style-name="ce1">
            <text:p>3.456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3.48" table:style-name="ce1">
            <text:p>3.48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3.504" table:style-name="ce1">
            <text:p>3.504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3.528" table:style-name="ce1">
            <text:p>3.528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3.552" table:style-name="ce1">
            <text:p>3.552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3.5760000000000001" table:style-name="ce1">
            <text:p>3.576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3.6000000999999999" table:style-name="ce1">
            <text:p>3.6000001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3.6240000000000001" table:style-name="ce1">
            <text:p>3.624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3.6480000000000001" table:style-name="ce1">
            <text:p>3.648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3.6720000000000002" table:style-name="ce1">
            <text:p>3.672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3.6960000000000002" table:style-name="ce1">
            <text:p>3.696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3.72" table:style-name="ce1">
            <text:p>3.72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3.7440000000000002" table:style-name="ce1">
            <text:p>3.744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3.7680001000000001" table:style-name="ce1">
            <text:p>3.7680001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3.7919999999999998" table:style-name="ce1">
            <text:p>3.792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3.8159999999999998" table:style-name="ce1">
            <text:p>3.816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3.8400002" table:style-name="ce1">
            <text:p>3.8400002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3.8639999999999999" table:style-name="ce1">
            <text:p>3.864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3.8879999999999999" table:style-name="ce1">
            <text:p>3.888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3.9119999999999999" table:style-name="ce1">
            <text:p>3.912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3.9359999999999999" table:style-name="ce1">
            <text:p>3.936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3.96" table:style-name="ce1">
            <text:p>3.96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3.984" table:style-name="ce1">
            <text:p>3.984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4.008" table:style-name="ce1">
            <text:p>4.008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4.032" table:style-name="ce1">
            <text:p>4.032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4.056" table:style-name="ce1">
            <text:p>4.056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4.08" table:style-name="ce1">
            <text:p>4.08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4.1040000000000001" table:style-name="ce1">
            <text:p>4.104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4.1280003000000001" table:style-name="ce1">
            <text:p>4.1280003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4.1520000000000001" table:style-name="ce1">
            <text:p>4.152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4.1760000000000002" table:style-name="ce1">
            <text:p>4.176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4.2" table:style-name="ce1">
            <text:p>4.2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4.2240000000000002" table:style-name="ce1">
            <text:p>4.224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4.2480000000000002" table:style-name="ce1">
            <text:p>4.248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4.2720000000000002" table:style-name="ce1">
            <text:p>4.272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4.2960000000000003" table:style-name="ce1">
            <text:p>4.296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4.32" table:style-name="ce1">
            <text:p>4.32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4.3440000000000003" table:style-name="ce1">
            <text:p>4.344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4.3680000000000003" table:style-name="ce1">
            <text:p>4.368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4.3920000000000003" table:style-name="ce1">
            <text:p>4.392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4.4160000000000004" table:style-name="ce1">
            <text:p>4.416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4.4400000000000004" table:style-name="ce1">
            <text:p>4.44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4.4640000000000004" table:style-name="ce1">
            <text:p>4.464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4.4880000000000004" table:style-name="ce1">
            <text:p>4.488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4.5119999999999996" table:style-name="ce1">
            <text:p>4.512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4.5360003000000004" table:style-name="ce1">
            <text:p>4.5360003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4.5599999999999996" table:style-name="ce1">
            <text:p>4.56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4.5839999999999996" table:style-name="ce1">
            <text:p>4.584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4.6079999999999997" table:style-name="ce1">
            <text:p>4.608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4.6319999999999997" table:style-name="ce1">
            <text:p>4.632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4.6559999999999997" table:style-name="ce1">
            <text:p>4.656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4.68" table:style-name="ce1">
            <text:p>4.68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4.7039999999999997" table:style-name="ce1">
            <text:p>4.704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4.7279999999999998" table:style-name="ce1">
            <text:p>4.728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4.7519999999999998" table:style-name="ce1">
            <text:p>4.752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4.7759999999999998" table:style-name="ce1">
            <text:p>4.776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4.8" table:style-name="ce1">
            <text:p>4.8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4.8239999999999998" table:style-name="ce1">
            <text:p>4.824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4.8479999999999999" table:style-name="ce1">
            <text:p>4.848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4.8719999999999999" table:style-name="ce1">
            <text:p>4.872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4.8959999999999999" table:style-name="ce1">
            <text:p>4.896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4.92" table:style-name="ce1">
            <text:p>4.92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4.9440001999999996" table:style-name="ce1">
            <text:p>4.9440002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4.968" table:style-name="ce1">
            <text:p>4.968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4.992" table:style-name="ce1">
            <text:p>4.992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5.0160003" table:style-name="ce1">
            <text:p>5.0160003</text:p>
          </table:table-cell>
          <table:table-cell office:value-type="float" office:value="2.16" table:style-name="ce1">
            <text:p>2.16</text:p>
          </table:table-cell>
          <table:table-cell table:number-columns-repeated="16382"/>
        </table:table-row>
        <table:table-row table:style-name="ro1">
          <table:table-cell office:value-type="float" office:value="5.04" table:style-name="ce1">
            <text:p>5.04</text:p>
          </table:table-cell>
          <table:table-cell office:value-type="float" office:value="2.88" table:style-name="ce1">
            <text:p>2.88</text:p>
          </table:table-cell>
          <table:table-cell table:number-columns-repeated="16382"/>
        </table:table-row>
        <table:table-row table:style-name="ro1">
          <table:table-cell office:value-type="float" office:value="5.0640000000000001" table:style-name="ce1">
            <text:p>5.064</text:p>
          </table:table-cell>
          <table:table-cell office:value-type="float" office:value="3.6000000999999999" table:style-name="ce1">
            <text:p>3.6000001</text:p>
          </table:table-cell>
          <table:table-cell table:number-columns-repeated="16382"/>
        </table:table-row>
        <table:table-row table:style-name="ro1">
          <table:table-cell office:value-type="float" office:value="5.0880000000000001" table:style-name="ce1">
            <text:p>5.088</text:p>
          </table:table-cell>
          <table:table-cell office:value-type="float" office:value="4.32" table:style-name="ce1">
            <text:p>4.32</text:p>
          </table:table-cell>
          <table:table-cell table:number-columns-repeated="16382"/>
        </table:table-row>
        <table:table-row table:style-name="ro1">
          <table:table-cell office:value-type="float" office:value="5.1120000000000001" table:style-name="ce1">
            <text:p>5.112</text:p>
          </table:table-cell>
          <table:table-cell office:value-type="float" office:value="5.04" table:style-name="ce1">
            <text:p>5.04</text:p>
          </table:table-cell>
          <table:table-cell table:number-columns-repeated="16382"/>
        </table:table-row>
        <table:table-row table:style-name="ro1">
          <table:table-cell office:value-type="float" office:value="5.1360000000000001" table:style-name="ce1">
            <text:p>5.136</text:p>
          </table:table-cell>
          <table:table-cell office:value-type="float" office:value="5.76" table:style-name="ce1">
            <text:p>5.76</text:p>
          </table:table-cell>
          <table:table-cell table:number-columns-repeated="16382"/>
        </table:table-row>
        <table:table-row table:style-name="ro1">
          <table:table-cell office:value-type="float" office:value="5.16" table:style-name="ce1">
            <text:p>5.16</text:p>
          </table:table-cell>
          <table:table-cell office:value-type="float" office:value="6.4800005000000001" table:style-name="ce1">
            <text:p>6.4800005</text:p>
          </table:table-cell>
          <table:table-cell table:number-columns-repeated="16382"/>
        </table:table-row>
        <table:table-row table:style-name="ro1">
          <table:table-cell office:value-type="float" office:value="5.1840000000000002" table:style-name="ce1">
            <text:p>5.184</text:p>
          </table:table-cell>
          <table:table-cell office:value-type="float" office:value="7.2000010000000003" table:style-name="ce1">
            <text:p>7.200001</text:p>
          </table:table-cell>
          <table:table-cell table:number-columns-repeated="16382"/>
        </table:table-row>
        <table:table-row table:style-name="ro1">
          <table:table-cell office:value-type="float" office:value="5.2080000000000002" table:style-name="ce1">
            <text:p>5.208</text:p>
          </table:table-cell>
          <table:table-cell office:value-type="float" office:value="7.9200010000000001" table:style-name="ce1">
            <text:p>7.920001</text:p>
          </table:table-cell>
          <table:table-cell table:number-columns-repeated="16382"/>
        </table:table-row>
        <table:table-row table:style-name="ro1">
          <table:table-cell office:value-type="float" office:value="5.2320000000000002" table:style-name="ce1">
            <text:p>5.232</text:p>
          </table:table-cell>
          <table:table-cell office:value-type="float" office:value="8.6400009999999998" table:style-name="ce1">
            <text:p>8.640001</text:p>
          </table:table-cell>
          <table:table-cell table:number-columns-repeated="16382"/>
        </table:table-row>
        <table:table-row table:style-name="ro1">
          <table:table-cell office:value-type="float" office:value="5.2560000000000002" table:style-name="ce1">
            <text:p>5.256</text:p>
          </table:table-cell>
          <table:table-cell office:value-type="float" office:value="9.3600019999999997" table:style-name="ce1">
            <text:p>9.360002</text:p>
          </table:table-cell>
          <table:table-cell table:number-columns-repeated="16382"/>
        </table:table-row>
        <table:table-row table:style-name="ro1">
          <table:table-cell office:value-type="float" office:value="5.28" table:style-name="ce1">
            <text:p>5.28</text:p>
          </table:table-cell>
          <table:table-cell office:value-type="float" office:value="10.800001999999999" table:style-name="ce1">
            <text:p>10.800002</text:p>
          </table:table-cell>
          <table:table-cell table:number-columns-repeated="16382"/>
        </table:table-row>
        <table:table-row table:style-name="ro1">
          <table:table-cell office:value-type="float" office:value="5.3040000000000003" table:style-name="ce1">
            <text:p>5.304</text:p>
          </table:table-cell>
          <table:table-cell office:value-type="float" office:value="12.240003" table:style-name="ce1">
            <text:p>12.240003</text:p>
          </table:table-cell>
          <table:table-cell table:number-columns-repeated="16382"/>
        </table:table-row>
        <table:table-row table:style-name="ro1">
          <table:table-cell office:value-type="float" office:value="5.3280000000000003" table:style-name="ce1">
            <text:p>5.328</text:p>
          </table:table-cell>
          <table:table-cell office:value-type="float" office:value="13.680002999999999" table:style-name="ce1">
            <text:p>13.680003</text:p>
          </table:table-cell>
          <table:table-cell table:number-columns-repeated="16382"/>
        </table:table-row>
        <table:table-row table:style-name="ro1">
          <table:table-cell office:value-type="float" office:value="5.3520000000000003" table:style-name="ce1">
            <text:p>5.352</text:p>
          </table:table-cell>
          <table:table-cell office:value-type="float" office:value="15.120004" table:style-name="ce1">
            <text:p>15.120004</text:p>
          </table:table-cell>
          <table:table-cell table:number-columns-repeated="16382"/>
        </table:table-row>
        <table:table-row table:style-name="ro1">
          <table:table-cell office:value-type="float" office:value="5.3760000000000003" table:style-name="ce1">
            <text:p>5.376</text:p>
          </table:table-cell>
          <table:table-cell office:value-type="float" office:value="16.560002999999998" table:style-name="ce1">
            <text:p>16.560003</text:p>
          </table:table-cell>
          <table:table-cell table:number-columns-repeated="16382"/>
        </table:table-row>
        <table:table-row table:style-name="ro1">
          <table:table-cell office:value-type="float" office:value="5.4" table:style-name="ce1">
            <text:p>5.4</text:p>
          </table:table-cell>
          <table:table-cell office:value-type="float" office:value="18.000001999999999" table:style-name="ce1">
            <text:p>18.000002</text:p>
          </table:table-cell>
          <table:table-cell table:number-columns-repeated="16382"/>
        </table:table-row>
        <table:table-row table:style-name="ro1">
          <table:table-cell office:value-type="float" office:value="5.4240003000000003" table:style-name="ce1">
            <text:p>5.4240003</text:p>
          </table:table-cell>
          <table:table-cell office:value-type="float" office:value="19.440000000000001" table:style-name="ce1">
            <text:p>19.44</text:p>
          </table:table-cell>
          <table:table-cell table:number-columns-repeated="16382"/>
        </table:table-row>
        <table:table-row table:style-name="ro1">
          <table:table-cell office:value-type="float" office:value="5.4480000000000004" table:style-name="ce1">
            <text:p>5.448</text:p>
          </table:table-cell>
          <table:table-cell office:value-type="float" office:value="20.88" table:style-name="ce1">
            <text:p>20.88</text:p>
          </table:table-cell>
          <table:table-cell table:number-columns-repeated="16382"/>
        </table:table-row>
        <table:table-row table:style-name="ro1">
          <table:table-cell office:value-type="float" office:value="5.4720000000000004" table:style-name="ce1">
            <text:p>5.472</text:p>
          </table:table-cell>
          <table:table-cell office:value-type="float" office:value="22.319997999999998" table:style-name="ce1">
            <text:p>22.319998</text:p>
          </table:table-cell>
          <table:table-cell table:number-columns-repeated="16382"/>
        </table:table-row>
        <table:table-row table:style-name="ro1">
          <table:table-cell office:value-type="float" office:value="5.4960000000000004" table:style-name="ce1">
            <text:p>5.496</text:p>
          </table:table-cell>
          <table:table-cell office:value-type="float" office:value="23.759996000000001" table:style-name="ce1">
            <text:p>23.759996</text:p>
          </table:table-cell>
          <table:table-cell table:number-columns-repeated="16382"/>
        </table:table-row>
        <table:table-row table:style-name="ro1">
          <table:table-cell office:value-type="float" office:value="5.52" table:style-name="ce1">
            <text:p>5.52</text:p>
          </table:table-cell>
          <table:table-cell office:value-type="float" office:value="25.199995000000001" table:style-name="ce1">
            <text:p>25.199995</text:p>
          </table:table-cell>
          <table:table-cell table:number-columns-repeated="16382"/>
        </table:table-row>
        <table:table-row table:style-name="ro1">
          <table:table-cell office:value-type="float" office:value="5.5439999999999996" table:style-name="ce1">
            <text:p>5.544</text:p>
          </table:table-cell>
          <table:table-cell office:value-type="float" office:value="26.639994000000002" table:style-name="ce1">
            <text:p>26.639994</text:p>
          </table:table-cell>
          <table:table-cell table:number-columns-repeated="16382"/>
        </table:table-row>
        <table:table-row table:style-name="ro1">
          <table:table-cell office:value-type="float" office:value="5.5679999999999996" table:style-name="ce1">
            <text:p>5.568</text:p>
          </table:table-cell>
          <table:table-cell office:value-type="float" office:value="28.079992000000001" table:style-name="ce1">
            <text:p>28.079992</text:p>
          </table:table-cell>
          <table:table-cell table:number-columns-repeated="16382"/>
        </table:table-row>
        <table:table-row table:style-name="ro1">
          <table:table-cell office:value-type="float" office:value="5.5919999999999996" table:style-name="ce1">
            <text:p>5.592</text:p>
          </table:table-cell>
          <table:table-cell office:value-type="float" office:value="29.51999" table:style-name="ce1">
            <text:p>29.51999</text:p>
          </table:table-cell>
          <table:table-cell table:number-columns-repeated="16382"/>
        </table:table-row>
        <table:table-row table:style-name="ro1">
          <table:table-cell office:value-type="float" office:value="5.6159999999999997" table:style-name="ce1">
            <text:p>5.616</text:p>
          </table:table-cell>
          <table:table-cell office:value-type="float" office:value="30.959990000000001" table:style-name="ce1">
            <text:p>30.95999</text:p>
          </table:table-cell>
          <table:table-cell table:number-columns-repeated="16382"/>
        </table:table-row>
        <table:table-row table:style-name="ro1">
          <table:table-cell office:value-type="float" office:value="5.64" table:style-name="ce1">
            <text:p>5.64</text:p>
          </table:table-cell>
          <table:table-cell office:value-type="float" office:value="32.399990000000003" table:style-name="ce1">
            <text:p>32.39999</text:p>
          </table:table-cell>
          <table:table-cell table:number-columns-repeated="16382"/>
        </table:table-row>
        <table:table-row table:style-name="ro1">
          <table:table-cell office:value-type="float" office:value="5.6639999999999997" table:style-name="ce1">
            <text:p>5.664</text:p>
          </table:table-cell>
          <table:table-cell office:value-type="float" office:value="34.559994000000003" table:style-name="ce1">
            <text:p>34.559994</text:p>
          </table:table-cell>
          <table:table-cell table:number-columns-repeated="16382"/>
        </table:table-row>
        <table:table-row table:style-name="ro1">
          <table:table-cell office:value-type="float" office:value="5.6879999999999997" table:style-name="ce1">
            <text:p>5.688</text:p>
          </table:table-cell>
          <table:table-cell office:value-type="float" office:value="37.44" table:style-name="ce1">
            <text:p>37.44</text:p>
          </table:table-cell>
          <table:table-cell table:number-columns-repeated="16382"/>
        </table:table-row>
        <table:table-row table:style-name="ro1">
          <table:table-cell office:value-type="float" office:value="5.7119999999999997" table:style-name="ce1">
            <text:p>5.712</text:p>
          </table:table-cell>
          <table:table-cell office:value-type="float" office:value="39.600002000000003" table:style-name="ce1">
            <text:p>39.600002</text:p>
          </table:table-cell>
          <table:table-cell table:number-columns-repeated="16382"/>
        </table:table-row>
        <table:table-row table:style-name="ro1">
          <table:table-cell office:value-type="float" office:value="5.7359999999999998" table:style-name="ce1">
            <text:p>5.736</text:p>
          </table:table-cell>
          <table:table-cell office:value-type="float" office:value="41.760005999999997" table:style-name="ce1">
            <text:p>41.760006</text:p>
          </table:table-cell>
          <table:table-cell table:number-columns-repeated="16382"/>
        </table:table-row>
        <table:table-row table:style-name="ro1">
          <table:table-cell office:value-type="float" office:value="5.76" table:style-name="ce1">
            <text:p>5.76</text:p>
          </table:table-cell>
          <table:table-cell office:value-type="float" office:value="43.920009999999998" table:style-name="ce1">
            <text:p>43.92001</text:p>
          </table:table-cell>
          <table:table-cell table:number-columns-repeated="16382"/>
        </table:table-row>
        <table:table-row table:style-name="ro1">
          <table:table-cell office:value-type="float" office:value="5.7839999999999998" table:style-name="ce1">
            <text:p>5.784</text:p>
          </table:table-cell>
          <table:table-cell office:value-type="float" office:value="46.080013000000001" table:style-name="ce1">
            <text:p>46.080013</text:p>
          </table:table-cell>
          <table:table-cell table:number-columns-repeated="16382"/>
        </table:table-row>
        <table:table-row table:style-name="ro1">
          <table:table-cell office:value-type="float" office:value="5.8079999999999998" table:style-name="ce1">
            <text:p>5.808</text:p>
          </table:table-cell>
          <table:table-cell office:value-type="float" office:value="48.240017000000002" table:style-name="ce1">
            <text:p>48.240017</text:p>
          </table:table-cell>
          <table:table-cell table:number-columns-repeated="16382"/>
        </table:table-row>
        <table:table-row table:style-name="ro1">
          <table:table-cell office:value-type="float" office:value="5.8320002999999998" table:style-name="ce1">
            <text:p>5.8320003</text:p>
          </table:table-cell>
          <table:table-cell office:value-type="float" office:value="50.400019999999998" table:style-name="ce1">
            <text:p>50.40002</text:p>
          </table:table-cell>
          <table:table-cell table:number-columns-repeated="16382"/>
        </table:table-row>
        <table:table-row table:style-name="ro1">
          <table:table-cell office:value-type="float" office:value="5.8559999999999999" table:style-name="ce1">
            <text:p>5.856</text:p>
          </table:table-cell>
          <table:table-cell office:value-type="float" office:value="52.560023999999999" table:style-name="ce1">
            <text:p>52.560024</text:p>
          </table:table-cell>
          <table:table-cell table:number-columns-repeated="16382"/>
        </table:table-row>
        <table:table-row table:style-name="ro1">
          <table:table-cell office:value-type="float" office:value="5.88" table:style-name="ce1">
            <text:p>5.88</text:p>
          </table:table-cell>
          <table:table-cell office:value-type="float" office:value="54.720027999999999" table:style-name="ce1">
            <text:p>54.720028</text:p>
          </table:table-cell>
          <table:table-cell table:number-columns-repeated="16382"/>
        </table:table-row>
        <table:table-row table:style-name="ro1">
          <table:table-cell office:value-type="float" office:value="5.9040002999999999" table:style-name="ce1">
            <text:p>5.9040003</text:p>
          </table:table-cell>
          <table:table-cell office:value-type="float" office:value="56.880029999999998" table:style-name="ce1">
            <text:p>56.88003</text:p>
          </table:table-cell>
          <table:table-cell table:number-columns-repeated="16382"/>
        </table:table-row>
        <table:table-row table:style-name="ro1">
          <table:table-cell office:value-type="float" office:value="5.9279999999999999" table:style-name="ce1">
            <text:p>5.928</text:p>
          </table:table-cell>
          <table:table-cell office:value-type="float" office:value="59.040035000000003" table:style-name="ce1">
            <text:p>59.040035</text:p>
          </table:table-cell>
          <table:table-cell table:number-columns-repeated="16382"/>
        </table:table-row>
        <table:table-row table:style-name="ro1">
          <table:table-cell office:value-type="float" office:value="5.952" table:style-name="ce1">
            <text:p>5.952</text:p>
          </table:table-cell>
          <table:table-cell office:value-type="float" office:value="83.062836000000004" table:style-name="ce1">
            <text:p>83.062836</text:p>
          </table:table-cell>
          <table:table-cell table:number-columns-repeated="16382"/>
        </table:table-row>
        <table:table-row table:style-name="ro1">
          <table:table-cell office:value-type="float" office:value="5.976" table:style-name="ce1">
            <text:p>5.976</text:p>
          </table:table-cell>
          <table:table-cell office:value-type="float" office:value="107.08564" table:style-name="ce1">
            <text:p>107.08564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31.10844" table:style-name="ce1">
            <text:p>131.10844</text:p>
          </table:table-cell>
          <table:table-cell table:number-columns-repeated="16382"/>
        </table:table-row>
        <table:table-row table:style-name="ro1">
          <table:table-cell office:value-type="float" office:value="6.024" table:style-name="ce1">
            <text:p>6.024</text:p>
          </table:table-cell>
          <table:table-cell office:value-type="float" office:value="155.13126" table:style-name="ce1">
            <text:p>155.13126</text:p>
          </table:table-cell>
          <table:table-cell table:number-columns-repeated="16382"/>
        </table:table-row>
        <table:table-row table:style-name="ro1">
          <table:table-cell office:value-type="float" office:value="6.048" table:style-name="ce1">
            <text:p>6.048</text:p>
          </table:table-cell>
          <table:table-cell office:value-type="float" office:value="179.15405000000001" table:style-name="ce1">
            <text:p>179.15405</text:p>
          </table:table-cell>
          <table:table-cell table:number-columns-repeated="16382"/>
        </table:table-row>
        <table:table-row table:style-name="ro1">
          <table:table-cell office:value-type="float" office:value="6.0720000000000001" table:style-name="ce1">
            <text:p>6.072</text:p>
          </table:table-cell>
          <table:table-cell office:value-type="float" office:value="181.31406000000001" table:style-name="ce1">
            <text:p>181.31406</text:p>
          </table:table-cell>
          <table:table-cell table:number-columns-repeated="16382"/>
        </table:table-row>
        <table:table-row table:style-name="ro1">
          <table:table-cell office:value-type="float" office:value="6.0960000000000001" table:style-name="ce1">
            <text:p>6.096</text:p>
          </table:table-cell>
          <table:table-cell office:value-type="float" office:value="183.47406000000001" table:style-name="ce1">
            <text:p>183.47406</text:p>
          </table:table-cell>
          <table:table-cell table:number-columns-repeated="16382"/>
        </table:table-row>
        <table:table-row table:style-name="ro1">
          <table:table-cell office:value-type="float" office:value="6.12" table:style-name="ce1">
            <text:p>6.12</text:p>
          </table:table-cell>
          <table:table-cell office:value-type="float" office:value="185.63406000000001" table:style-name="ce1">
            <text:p>185.63406</text:p>
          </table:table-cell>
          <table:table-cell table:number-columns-repeated="16382"/>
        </table:table-row>
        <table:table-row table:style-name="ro1">
          <table:table-cell office:value-type="float" office:value="6.1440000000000001" table:style-name="ce1">
            <text:p>6.144</text:p>
          </table:table-cell>
          <table:table-cell office:value-type="float" office:value="187.79407" table:style-name="ce1">
            <text:p>187.79407</text:p>
          </table:table-cell>
          <table:table-cell table:number-columns-repeated="16382"/>
        </table:table-row>
        <table:table-row table:style-name="ro1">
          <table:table-cell office:value-type="float" office:value="6.1680000000000001" table:style-name="ce1">
            <text:p>6.168</text:p>
          </table:table-cell>
          <table:table-cell office:value-type="float" office:value="189.95407" table:style-name="ce1">
            <text:p>189.95407</text:p>
          </table:table-cell>
          <table:table-cell table:number-columns-repeated="16382"/>
        </table:table-row>
        <table:table-row table:style-name="ro1">
          <table:table-cell office:value-type="float" office:value="6.1920000000000002" table:style-name="ce1">
            <text:p>6.192</text:p>
          </table:table-cell>
          <table:table-cell office:value-type="float" office:value="192.11407" table:style-name="ce1">
            <text:p>192.11407</text:p>
          </table:table-cell>
          <table:table-cell table:number-columns-repeated="16382"/>
        </table:table-row>
        <table:table-row table:style-name="ro1">
          <table:table-cell office:value-type="float" office:value="6.2160000000000002" table:style-name="ce1">
            <text:p>6.216</text:p>
          </table:table-cell>
          <table:table-cell office:value-type="float" office:value="194.27408" table:style-name="ce1">
            <text:p>194.27408</text:p>
          </table:table-cell>
          <table:table-cell table:number-columns-repeated="16382"/>
        </table:table-row>
        <table:table-row table:style-name="ro1">
          <table:table-cell office:value-type="float" office:value="6.2400001999999999" table:style-name="ce1">
            <text:p>6.2400002</text:p>
          </table:table-cell>
          <table:table-cell office:value-type="float" office:value="196.43407999999999" table:style-name="ce1">
            <text:p>196.43408</text:p>
          </table:table-cell>
          <table:table-cell table:number-columns-repeated="16382"/>
        </table:table-row>
        <table:table-row table:style-name="ro1">
          <table:table-cell office:value-type="float" office:value="6.2640000000000002" table:style-name="ce1">
            <text:p>6.264</text:p>
          </table:table-cell>
          <table:table-cell office:value-type="float" office:value="199.31408999999999" table:style-name="ce1">
            <text:p>199.31409</text:p>
          </table:table-cell>
          <table:table-cell table:number-columns-repeated="16382"/>
        </table:table-row>
        <table:table-row table:style-name="ro1">
          <table:table-cell office:value-type="float" office:value="6.2880000000000003" table:style-name="ce1">
            <text:p>6.288</text:p>
          </table:table-cell>
          <table:table-cell office:value-type="float" office:value="202.19408999999999" table:style-name="ce1">
            <text:p>202.19409</text:p>
          </table:table-cell>
          <table:table-cell table:number-columns-repeated="16382"/>
        </table:table-row>
        <table:table-row table:style-name="ro1">
          <table:table-cell office:value-type="float" office:value="6.3120003000000002" table:style-name="ce1">
            <text:p>6.3120003</text:p>
          </table:table-cell>
          <table:table-cell office:value-type="float" office:value="205.07409999999999" table:style-name="ce1">
            <text:p>205.0741</text:p>
          </table:table-cell>
          <table:table-cell table:number-columns-repeated="16382"/>
        </table:table-row>
        <table:table-row table:style-name="ro1">
          <table:table-cell office:value-type="float" office:value="6.3360000000000003" table:style-name="ce1">
            <text:p>6.336</text:p>
          </table:table-cell>
          <table:table-cell office:value-type="float" office:value="207.95410000000001" table:style-name="ce1">
            <text:p>207.9541</text:p>
          </table:table-cell>
          <table:table-cell table:number-columns-repeated="16382"/>
        </table:table-row>
        <table:table-row table:style-name="ro1">
          <table:table-cell office:value-type="float" office:value="6.36" table:style-name="ce1">
            <text:p>6.36</text:p>
          </table:table-cell>
          <table:table-cell office:value-type="float" office:value="231.9769" table:style-name="ce1">
            <text:p>231.9769</text:p>
          </table:table-cell>
          <table:table-cell table:number-columns-repeated="16382"/>
        </table:table-row>
        <table:table-row table:style-name="ro1">
          <table:table-cell office:value-type="float" office:value="6.3840000000000003" table:style-name="ce1">
            <text:p>6.384</text:p>
          </table:table-cell>
          <table:table-cell office:value-type="float" office:value="277.86250000000001" table:style-name="ce1">
            <text:p>277.8625</text:p>
          </table:table-cell>
          <table:table-cell table:number-columns-repeated="16382"/>
        </table:table-row>
        <table:table-row table:style-name="ro1">
          <table:table-cell office:value-type="float" office:value="6.4080000000000004" table:style-name="ce1">
            <text:p>6.408</text:p>
          </table:table-cell>
          <table:table-cell office:value-type="float" office:value="323.74808000000002" table:style-name="ce1">
            <text:p>323.74808</text:p>
          </table:table-cell>
          <table:table-cell table:number-columns-repeated="16382"/>
        </table:table-row>
        <table:table-row table:style-name="ro1">
          <table:table-cell office:value-type="float" office:value="6.4320000000000004" table:style-name="ce1">
            <text:p>6.432</text:p>
          </table:table-cell>
          <table:table-cell office:value-type="float" office:value="348.49088" table:style-name="ce1">
            <text:p>348.49088</text:p>
          </table:table-cell>
          <table:table-cell table:number-columns-repeated="16382"/>
        </table:table-row>
        <table:table-row table:style-name="ro1">
          <table:table-cell office:value-type="float" office:value="6.4560000000000004" table:style-name="ce1">
            <text:p>6.456</text:p>
          </table:table-cell>
          <table:table-cell office:value-type="float" office:value="373.23367000000002" table:style-name="ce1">
            <text:p>373.23367</text:p>
          </table:table-cell>
          <table:table-cell table:number-columns-repeated="16382"/>
        </table:table-row>
        <table:table-row table:style-name="ro1">
          <table:table-cell office:value-type="float" office:value="6.48" table:style-name="ce1">
            <text:p>6.48</text:p>
          </table:table-cell>
          <table:table-cell office:value-type="float" office:value="397.97647000000001" table:style-name="ce1">
            <text:p>397.97647</text:p>
          </table:table-cell>
          <table:table-cell table:number-columns-repeated="16382"/>
        </table:table-row>
        <table:table-row table:style-name="ro1">
          <table:table-cell office:value-type="float" office:value="6.5039999999999996" table:style-name="ce1">
            <text:p>6.504</text:p>
          </table:table-cell>
          <table:table-cell office:value-type="float" office:value="422.71926999999999" table:style-name="ce1">
            <text:p>422.71927</text:p>
          </table:table-cell>
          <table:table-cell table:number-columns-repeated="16382"/>
        </table:table-row>
        <table:table-row table:style-name="ro1">
          <table:table-cell office:value-type="float" office:value="6.5279999999999996" table:style-name="ce1">
            <text:p>6.528</text:p>
          </table:table-cell>
          <table:table-cell office:value-type="float" office:value="447.46206999999998" table:style-name="ce1">
            <text:p>447.46207</text:p>
          </table:table-cell>
          <table:table-cell table:number-columns-repeated="16382"/>
        </table:table-row>
        <table:table-row table:style-name="ro1">
          <table:table-cell office:value-type="float" office:value="6.5519999999999996" table:style-name="ce1">
            <text:p>6.552</text:p>
          </table:table-cell>
          <table:table-cell office:value-type="float" office:value="494.06765999999999" table:style-name="ce1">
            <text:p>494.06766</text:p>
          </table:table-cell>
          <table:table-cell table:number-columns-repeated="16382"/>
        </table:table-row>
        <table:table-row table:style-name="ro1">
          <table:table-cell office:value-type="float" office:value="6.5759999999999996" table:style-name="ce1">
            <text:p>6.576</text:p>
          </table:table-cell>
          <table:table-cell office:value-type="float" office:value="518.81039999999996" table:style-name="ce1">
            <text:p>518.8104</text:p>
          </table:table-cell>
          <table:table-cell table:number-columns-repeated="16382"/>
        </table:table-row>
        <table:table-row table:style-name="ro1">
          <table:table-cell office:value-type="float" office:value="6.6" table:style-name="ce1">
            <text:p>6.6</text:p>
          </table:table-cell>
          <table:table-cell office:value-type="float" office:value="543.55309999999997" table:style-name="ce1">
            <text:p>543.5531</text:p>
          </table:table-cell>
          <table:table-cell table:number-columns-repeated="16382"/>
        </table:table-row>
        <table:table-row table:style-name="ro1">
          <table:table-cell office:value-type="float" office:value="6.6239999999999997" table:style-name="ce1">
            <text:p>6.624</text:p>
          </table:table-cell>
          <table:table-cell office:value-type="float" office:value="545.71299999999997" table:style-name="ce1">
            <text:p>545.713</text:p>
          </table:table-cell>
          <table:table-cell table:number-columns-repeated="16382"/>
        </table:table-row>
        <table:table-row table:style-name="ro1">
          <table:table-cell office:value-type="float" office:value="6.6480002000000002" table:style-name="ce1">
            <text:p>6.6480002</text:p>
          </table:table-cell>
          <table:table-cell office:value-type="float" office:value="547.87289999999996" table:style-name="ce1">
            <text:p>547.8729</text:p>
          </table:table-cell>
          <table:table-cell table:number-columns-repeated="16382"/>
        </table:table-row>
        <table:table-row table:style-name="ro1">
          <table:table-cell office:value-type="float" office:value="6.6719999999999997" table:style-name="ce1">
            <text:p>6.672</text:p>
          </table:table-cell>
          <table:table-cell office:value-type="float" office:value="550.75279999999998" table:style-name="ce1">
            <text:p>550.7528</text:p>
          </table:table-cell>
          <table:table-cell table:number-columns-repeated="16382"/>
        </table:table-row>
        <table:table-row table:style-name="ro1">
          <table:table-cell office:value-type="float" office:value="6.6959999999999997" table:style-name="ce1">
            <text:p>6.696</text:p>
          </table:table-cell>
          <table:table-cell office:value-type="float" office:value="552.91269999999997" table:style-name="ce1">
            <text:p>552.9127</text:p>
          </table:table-cell>
          <table:table-cell table:number-columns-repeated="16382"/>
        </table:table-row>
        <table:table-row table:style-name="ro1">
          <table:table-cell office:value-type="float" office:value="6.7200002999999997" table:style-name="ce1">
            <text:p>6.7200003</text:p>
          </table:table-cell>
          <table:table-cell office:value-type="float" office:value="555.07263" table:style-name="ce1">
            <text:p>555.07263</text:p>
          </table:table-cell>
          <table:table-cell table:number-columns-repeated="16382"/>
        </table:table-row>
        <table:table-row table:style-name="ro1">
          <table:table-cell office:value-type="float" office:value="6.7439999999999998" table:style-name="ce1">
            <text:p>6.744</text:p>
          </table:table-cell>
          <table:table-cell office:value-type="float" office:value="557.23253999999997" table:style-name="ce1">
            <text:p>557.23254</text:p>
          </table:table-cell>
          <table:table-cell table:number-columns-repeated="16382"/>
        </table:table-row>
        <table:table-row table:style-name="ro1">
          <table:table-cell office:value-type="float" office:value="6.7679999999999998" table:style-name="ce1">
            <text:p>6.768</text:p>
          </table:table-cell>
          <table:table-cell office:value-type="float" office:value="559.39246000000003" table:style-name="ce1">
            <text:p>559.39246</text:p>
          </table:table-cell>
          <table:table-cell table:number-columns-repeated="16382"/>
        </table:table-row>
        <table:table-row table:style-name="ro1">
          <table:table-cell office:value-type="float" office:value="6.7920002999999998" table:style-name="ce1">
            <text:p>6.7920003</text:p>
          </table:table-cell>
          <table:table-cell office:value-type="float" office:value="561.55237" table:style-name="ce1">
            <text:p>561.55237</text:p>
          </table:table-cell>
          <table:table-cell table:number-columns-repeated="16382"/>
        </table:table-row>
        <table:table-row table:style-name="ro1">
          <table:table-cell office:value-type="float" office:value="6.8159999999999998" table:style-name="ce1">
            <text:p>6.816</text:p>
          </table:table-cell>
          <table:table-cell office:value-type="float" office:value="563.71230000000003" table:style-name="ce1">
            <text:p>563.7123</text:p>
          </table:table-cell>
          <table:table-cell table:number-columns-repeated="16382"/>
        </table:table-row>
        <table:table-row table:style-name="ro1">
          <table:table-cell office:value-type="float" office:value="6.84" table:style-name="ce1">
            <text:p>6.84</text:p>
          </table:table-cell>
          <table:table-cell office:value-type="float" office:value="565.87220000000002" table:style-name="ce1">
            <text:p>565.8722</text:p>
          </table:table-cell>
          <table:table-cell table:number-columns-repeated="16382"/>
        </table:table-row>
        <table:table-row table:style-name="ro1">
          <table:table-cell office:value-type="float" office:value="6.8639999999999999" table:style-name="ce1">
            <text:p>6.864</text:p>
          </table:table-cell>
          <table:table-cell office:value-type="float" office:value="568.03210000000001" table:style-name="ce1">
            <text:p>568.0321</text:p>
          </table:table-cell>
          <table:table-cell table:number-columns-repeated="16382"/>
        </table:table-row>
        <table:table-row table:style-name="ro1">
          <table:table-cell office:value-type="float" office:value="6.8879999999999999" table:style-name="ce1">
            <text:p>6.888</text:p>
          </table:table-cell>
          <table:table-cell office:value-type="float" office:value="570.19200000000001" table:style-name="ce1">
            <text:p>570.192</text:p>
          </table:table-cell>
          <table:table-cell table:number-columns-repeated="16382"/>
        </table:table-row>
        <table:table-row table:style-name="ro1">
          <table:table-cell office:value-type="float" office:value="6.9119999999999999" table:style-name="ce1">
            <text:p>6.912</text:p>
          </table:table-cell>
          <table:table-cell office:value-type="float" office:value="572.3519" table:style-name="ce1">
            <text:p>572.3519</text:p>
          </table:table-cell>
          <table:table-cell table:number-columns-repeated="16382"/>
        </table:table-row>
        <table:table-row table:style-name="ro1">
          <table:table-cell office:value-type="float" office:value="6.9359999999999999" table:style-name="ce1">
            <text:p>6.936</text:p>
          </table:table-cell>
          <table:table-cell office:value-type="float" office:value="575.23180000000002" table:style-name="ce1">
            <text:p>575.2318</text:p>
          </table:table-cell>
          <table:table-cell table:number-columns-repeated="16382"/>
        </table:table-row>
        <table:table-row table:style-name="ro1">
          <table:table-cell office:value-type="float" office:value="6.96" table:style-name="ce1">
            <text:p>6.96</text:p>
          </table:table-cell>
          <table:table-cell office:value-type="float" office:value="578.11170000000004" table:style-name="ce1">
            <text:p>578.1117</text:p>
          </table:table-cell>
          <table:table-cell table:number-columns-repeated="16382"/>
        </table:table-row>
        <table:table-row table:style-name="ro1">
          <table:table-cell office:value-type="float" office:value="6.984" table:style-name="ce1">
            <text:p>6.984</text:p>
          </table:table-cell>
          <table:table-cell office:value-type="float" office:value="580.99159999999995" table:style-name="ce1">
            <text:p>580.9916</text:p>
          </table:table-cell>
          <table:table-cell table:number-columns-repeated="16382"/>
        </table:table-row>
        <table:table-row table:style-name="ro1">
          <table:table-cell office:value-type="float" office:value="7.008" table:style-name="ce1">
            <text:p>7.008</text:p>
          </table:table-cell>
          <table:table-cell office:value-type="float" office:value="583.15150000000006" table:style-name="ce1">
            <text:p>583.1515</text:p>
          </table:table-cell>
          <table:table-cell table:number-columns-repeated="16382"/>
        </table:table-row>
        <table:table-row table:style-name="ro1">
          <table:table-cell office:value-type="float" office:value="7.032" table:style-name="ce1">
            <text:p>7.032</text:p>
          </table:table-cell>
          <table:table-cell office:value-type="float" office:value="585.31140000000005" table:style-name="ce1">
            <text:p>585.3114</text:p>
          </table:table-cell>
          <table:table-cell table:number-columns-repeated="16382"/>
        </table:table-row>
        <table:table-row table:style-name="ro1">
          <table:table-cell office:value-type="float" office:value="7.056" table:style-name="ce1">
            <text:p>7.056</text:p>
          </table:table-cell>
          <table:table-cell office:value-type="float" office:value="587.47130000000004" table:style-name="ce1">
            <text:p>587.4713</text:p>
          </table:table-cell>
          <table:table-cell table:number-columns-repeated="16382"/>
        </table:table-row>
        <table:table-row table:style-name="ro1">
          <table:table-cell office:value-type="float" office:value="7.08" table:style-name="ce1">
            <text:p>7.08</text:p>
          </table:table-cell>
          <table:table-cell office:value-type="float" office:value="589.63120000000004" table:style-name="ce1">
            <text:p>589.6312</text:p>
          </table:table-cell>
          <table:table-cell table:number-columns-repeated="16382"/>
        </table:table-row>
        <table:table-row table:style-name="ro1">
          <table:table-cell office:value-type="float" office:value="7.1040000000000001" table:style-name="ce1">
            <text:p>7.104</text:p>
          </table:table-cell>
          <table:table-cell office:value-type="float" office:value="591.79114000000004" table:style-name="ce1">
            <text:p>591.79114</text:p>
          </table:table-cell>
          <table:table-cell table:number-columns-repeated="16382"/>
        </table:table-row>
        <table:table-row table:style-name="ro1">
          <table:table-cell office:value-type="float" office:value="7.1280003000000001" table:style-name="ce1">
            <text:p>7.1280003</text:p>
          </table:table-cell>
          <table:table-cell office:value-type="float" office:value="593.95105000000001" table:style-name="ce1">
            <text:p>593.95105</text:p>
          </table:table-cell>
          <table:table-cell table:number-columns-repeated="16382"/>
        </table:table-row>
        <table:table-row table:style-name="ro1">
          <table:table-cell office:value-type="float" office:value="7.1520000000000001" table:style-name="ce1">
            <text:p>7.152</text:p>
          </table:table-cell>
          <table:table-cell office:value-type="float" office:value="596.11095999999998" table:style-name="ce1">
            <text:p>596.11096</text:p>
          </table:table-cell>
          <table:table-cell table:number-columns-repeated="16382"/>
        </table:table-row>
        <table:table-row table:style-name="ro1">
          <table:table-cell office:value-type="float" office:value="7.1760000000000002" table:style-name="ce1">
            <text:p>7.176</text:p>
          </table:table-cell>
          <table:table-cell office:value-type="float" office:value="598.27089999999998" table:style-name="ce1">
            <text:p>598.2709</text:p>
          </table:table-cell>
          <table:table-cell table:number-columns-repeated="16382"/>
        </table:table-row>
        <table:table-row table:style-name="ro1">
          <table:table-cell office:value-type="float" office:value="7.2000003000000001" table:style-name="ce1">
            <text:p>7.2000003</text:p>
          </table:table-cell>
          <table:table-cell office:value-type="float" office:value="601.15075999999999" table:style-name="ce1">
            <text:p>601.15076</text:p>
          </table:table-cell>
          <table:table-cell table:number-columns-repeated="16382"/>
        </table:table-row>
        <table:table-row table:style-name="ro1">
          <table:table-cell office:value-type="float" office:value="7.2240000000000002" table:style-name="ce1">
            <text:p>7.224</text:p>
          </table:table-cell>
          <table:table-cell office:value-type="float" office:value="625.89342999999997" table:style-name="ce1">
            <text:p>625.89343</text:p>
          </table:table-cell>
          <table:table-cell table:number-columns-repeated="16382"/>
        </table:table-row>
        <table:table-row table:style-name="ro1">
          <table:table-cell office:value-type="float" office:value="7.2480000000000002" table:style-name="ce1">
            <text:p>7.248</text:p>
          </table:table-cell>
          <table:table-cell office:value-type="float" office:value="650.63610000000006" table:style-name="ce1">
            <text:p>650.6361</text:p>
          </table:table-cell>
          <table:table-cell table:number-columns-repeated="16382"/>
        </table:table-row>
        <table:table-row table:style-name="ro1">
          <table:table-cell office:value-type="float" office:value="7.2720000000000002" table:style-name="ce1">
            <text:p>7.272</text:p>
          </table:table-cell>
          <table:table-cell office:value-type="float" office:value="674.65880000000004" table:style-name="ce1">
            <text:p>674.6588</text:p>
          </table:table-cell>
          <table:table-cell table:number-columns-repeated="16382"/>
        </table:table-row>
        <table:table-row table:style-name="ro1">
          <table:table-cell office:value-type="float" office:value="7.2960000000000003" table:style-name="ce1">
            <text:p>7.296</text:p>
          </table:table-cell>
          <table:table-cell office:value-type="float" office:value="720.54430000000002" table:style-name="ce1">
            <text:p>720.5443</text:p>
          </table:table-cell>
          <table:table-cell table:number-columns-repeated="16382"/>
        </table:table-row>
        <table:table-row table:style-name="ro1">
          <table:table-cell office:value-type="float" office:value="7.32" table:style-name="ce1">
            <text:p>7.32</text:p>
          </table:table-cell>
          <table:table-cell office:value-type="float" office:value="766.4298" table:style-name="ce1">
            <text:p>766.4298</text:p>
          </table:table-cell>
          <table:table-cell table:number-columns-repeated="16382"/>
        </table:table-row>
        <table:table-row table:style-name="ro1">
          <table:table-cell office:value-type="float" office:value="7.3440000000000003" table:style-name="ce1">
            <text:p>7.344</text:p>
          </table:table-cell>
          <table:table-cell office:value-type="float" office:value="812.31529999999998" table:style-name="ce1">
            <text:p>812.3153</text:p>
          </table:table-cell>
          <table:table-cell table:number-columns-repeated="16382"/>
        </table:table-row>
        <table:table-row table:style-name="ro1">
          <table:table-cell office:value-type="float" office:value="7.3680000000000003" table:style-name="ce1">
            <text:p>7.368</text:p>
          </table:table-cell>
          <table:table-cell office:value-type="float" office:value="858.20079999999996" table:style-name="ce1">
            <text:p>858.2008</text:p>
          </table:table-cell>
          <table:table-cell table:number-columns-repeated="16382"/>
        </table:table-row>
        <table:table-row table:style-name="ro1">
          <table:table-cell office:value-type="float" office:value="7.3920000000000003" table:style-name="ce1">
            <text:p>7.392</text:p>
          </table:table-cell>
          <table:table-cell office:value-type="float" office:value="904.08630000000005" table:style-name="ce1">
            <text:p>904.0863</text:p>
          </table:table-cell>
          <table:table-cell table:number-columns-repeated="16382"/>
        </table:table-row>
        <table:table-row table:style-name="ro1">
          <table:table-cell office:value-type="float" office:value="7.4160000000000004" table:style-name="ce1">
            <text:p>7.416</text:p>
          </table:table-cell>
          <table:table-cell office:value-type="float" office:value="949.97180000000003" table:style-name="ce1">
            <text:p>949.9718</text:p>
          </table:table-cell>
          <table:table-cell table:number-columns-repeated="16382"/>
        </table:table-row>
        <table:table-row table:style-name="ro1">
          <table:table-cell office:value-type="float" office:value="7.44" table:style-name="ce1">
            <text:p>7.44</text:p>
          </table:table-cell>
          <table:table-cell office:value-type="float" office:value="995.85730000000001" table:style-name="ce1">
            <text:p>995.8573</text:p>
          </table:table-cell>
          <table:table-cell table:number-columns-repeated="16382"/>
        </table:table-row>
        <table:table-row table:style-name="ro1">
          <table:table-cell office:value-type="float" office:value="7.4640000000000004" table:style-name="ce1">
            <text:p>7.464</text:p>
          </table:table-cell>
          <table:table-cell office:value-type="float" office:value="1041.7428" table:style-name="ce1">
            <text:p>1041.7428</text:p>
          </table:table-cell>
          <table:table-cell table:number-columns-repeated="16382"/>
        </table:table-row>
        <table:table-row table:style-name="ro1">
          <table:table-cell office:value-type="float" office:value="7.4880000000000004" table:style-name="ce1">
            <text:p>7.488</text:p>
          </table:table-cell>
          <table:table-cell office:value-type="float" office:value="1087.6283000000001" table:style-name="ce1">
            <text:p>1087.6283</text:p>
          </table:table-cell>
          <table:table-cell table:number-columns-repeated="16382"/>
        </table:table-row>
        <table:table-row table:style-name="ro1">
          <table:table-cell office:value-type="float" office:value="7.5119999999999996" table:style-name="ce1">
            <text:p>7.512</text:p>
          </table:table-cell>
          <table:table-cell office:value-type="float" office:value="1133.5137999999999" table:style-name="ce1">
            <text:p>1133.5138</text:p>
          </table:table-cell>
          <table:table-cell table:number-columns-repeated="16382"/>
        </table:table-row>
        <table:table-row table:style-name="ro1">
          <table:table-cell office:value-type="float" office:value="7.5360003000000004" table:style-name="ce1">
            <text:p>7.5360003</text:p>
          </table:table-cell>
          <table:table-cell office:value-type="float" office:value="1179.3993" table:style-name="ce1">
            <text:p>1179.3993</text:p>
          </table:table-cell>
          <table:table-cell table:number-columns-repeated="16382"/>
        </table:table-row>
        <table:table-row table:style-name="ro1">
          <table:table-cell office:value-type="float" office:value="7.56" table:style-name="ce1">
            <text:p>7.56</text:p>
          </table:table-cell>
          <table:table-cell office:value-type="float" office:value="1203.422" table:style-name="ce1">
            <text:p>1203.422</text:p>
          </table:table-cell>
          <table:table-cell table:number-columns-repeated="16382"/>
        </table:table-row>
        <table:table-row table:style-name="ro1">
          <table:table-cell office:value-type="float" office:value="7.5839999999999996" table:style-name="ce1">
            <text:p>7.584</text:p>
          </table:table-cell>
          <table:table-cell office:value-type="float" office:value="1227.4447" table:style-name="ce1">
            <text:p>1227.4447</text:p>
          </table:table-cell>
          <table:table-cell table:number-columns-repeated="16382"/>
        </table:table-row>
        <table:table-row table:style-name="ro1">
          <table:table-cell office:value-type="float" office:value="7.6080002999999996" table:style-name="ce1">
            <text:p>7.6080003</text:p>
          </table:table-cell>
          <table:table-cell office:value-type="float" office:value="1273.3302000000001" table:style-name="ce1">
            <text:p>1273.3302</text:p>
          </table:table-cell>
          <table:table-cell table:number-columns-repeated="16382"/>
        </table:table-row>
        <table:table-row table:style-name="ro1">
          <table:table-cell office:value-type="float" office:value="7.6319999999999997" table:style-name="ce1">
            <text:p>7.632</text:p>
          </table:table-cell>
          <table:table-cell office:value-type="float" office:value="1319.2157" table:style-name="ce1">
            <text:p>1319.2157</text:p>
          </table:table-cell>
          <table:table-cell table:number-columns-repeated="16382"/>
        </table:table-row>
        <table:table-row table:style-name="ro1">
          <table:table-cell office:value-type="float" office:value="7.6559999999999997" table:style-name="ce1">
            <text:p>7.656</text:p>
          </table:table-cell>
          <table:table-cell office:value-type="float" office:value="1343.2384" table:style-name="ce1">
            <text:p>1343.2384</text:p>
          </table:table-cell>
          <table:table-cell table:number-columns-repeated="16382"/>
        </table:table-row>
        <table:table-row table:style-name="ro1">
          <table:table-cell office:value-type="float" office:value="7.6800002999999997" table:style-name="ce1">
            <text:p>7.6800003</text:p>
          </table:table-cell>
          <table:table-cell office:value-type="float" office:value="1367.2610999999999" table:style-name="ce1">
            <text:p>1367.2611</text:p>
          </table:table-cell>
          <table:table-cell table:number-columns-repeated="16382"/>
        </table:table-row>
        <table:table-row table:style-name="ro1">
          <table:table-cell office:value-type="float" office:value="7.7039999999999997" table:style-name="ce1">
            <text:p>7.704</text:p>
          </table:table-cell>
          <table:table-cell office:value-type="float" office:value="1413.1466" table:style-name="ce1">
            <text:p>1413.1466</text:p>
          </table:table-cell>
          <table:table-cell table:number-columns-repeated="16382"/>
        </table:table-row>
        <table:table-row table:style-name="ro1">
          <table:table-cell office:value-type="float" office:value="7.7279999999999998" table:style-name="ce1">
            <text:p>7.728</text:p>
          </table:table-cell>
          <table:table-cell office:value-type="float" office:value="1437.1693" table:style-name="ce1">
            <text:p>1437.1693</text:p>
          </table:table-cell>
          <table:table-cell table:number-columns-repeated="16382"/>
        </table:table-row>
        <table:table-row table:style-name="ro1">
          <table:table-cell office:value-type="float" office:value="7.7519999999999998" table:style-name="ce1">
            <text:p>7.752</text:p>
          </table:table-cell>
          <table:table-cell office:value-type="float" office:value="1461.912" table:style-name="ce1">
            <text:p>1461.912</text:p>
          </table:table-cell>
          <table:table-cell table:number-columns-repeated="16382"/>
        </table:table-row>
        <table:table-row table:style-name="ro1">
          <table:table-cell office:value-type="float" office:value="7.7759999999999998" table:style-name="ce1">
            <text:p>7.776</text:p>
          </table:table-cell>
          <table:table-cell office:value-type="float" office:value="1486.6547" table:style-name="ce1">
            <text:p>1486.6547</text:p>
          </table:table-cell>
          <table:table-cell table:number-columns-repeated="16382"/>
        </table:table-row>
        <table:table-row table:style-name="ro1">
          <table:table-cell office:value-type="float" office:value="7.8" table:style-name="ce1">
            <text:p>7.8</text:p>
          </table:table-cell>
          <table:table-cell office:value-type="float" office:value="1488.8145999999999" table:style-name="ce1">
            <text:p>1488.8146</text:p>
          </table:table-cell>
          <table:table-cell table:number-columns-repeated="16382"/>
        </table:table-row>
        <table:table-row table:style-name="ro1">
          <table:table-cell office:value-type="float" office:value="7.8239999999999998" table:style-name="ce1">
            <text:p>7.824</text:p>
          </table:table-cell>
          <table:table-cell office:value-type="float" office:value="1490.9745" table:style-name="ce1">
            <text:p>1490.9745</text:p>
          </table:table-cell>
          <table:table-cell table:number-columns-repeated="16382"/>
        </table:table-row>
        <table:table-row table:style-name="ro1">
          <table:table-cell office:value-type="float" office:value="7.8479999999999999" table:style-name="ce1">
            <text:p>7.848</text:p>
          </table:table-cell>
          <table:table-cell office:value-type="float" office:value="1493.1343999999999" table:style-name="ce1">
            <text:p>1493.1344</text:p>
          </table:table-cell>
          <table:table-cell table:number-columns-repeated="16382"/>
        </table:table-row>
        <table:table-row table:style-name="ro1">
          <table:table-cell office:value-type="float" office:value="7.8719999999999999" table:style-name="ce1">
            <text:p>7.872</text:p>
          </table:table-cell>
          <table:table-cell office:value-type="float" office:value="1495.2943" table:style-name="ce1">
            <text:p>1495.2943</text:p>
          </table:table-cell>
          <table:table-cell table:number-columns-repeated="16382"/>
        </table:table-row>
        <table:table-row table:style-name="ro1">
          <table:table-cell office:value-type="float" office:value="7.8959999999999999" table:style-name="ce1">
            <text:p>7.896</text:p>
          </table:table-cell>
          <table:table-cell office:value-type="float" office:value="1497.4541999999999" table:style-name="ce1">
            <text:p>1497.4542</text:p>
          </table:table-cell>
          <table:table-cell table:number-columns-repeated="16382"/>
        </table:table-row>
        <table:table-row table:style-name="ro1">
          <table:table-cell office:value-type="float" office:value="7.92" table:style-name="ce1">
            <text:p>7.92</text:p>
          </table:table-cell>
          <table:table-cell office:value-type="float" office:value="1521.4768999999999" table:style-name="ce1">
            <text:p>1521.4769</text:p>
          </table:table-cell>
          <table:table-cell table:number-columns-repeated="16382"/>
        </table:table-row>
        <table:table-row table:style-name="ro1">
          <table:table-cell office:value-type="float" office:value="7.9440001999999996" table:style-name="ce1">
            <text:p>7.9440002</text:p>
          </table:table-cell>
          <table:table-cell office:value-type="float" office:value="1545.4996000000001" table:style-name="ce1">
            <text:p>1545.4996</text:p>
          </table:table-cell>
          <table:table-cell table:number-columns-repeated="16382"/>
        </table:table-row>
        <table:table-row table:style-name="ro1">
          <table:table-cell office:value-type="float" office:value="7.968" table:style-name="ce1">
            <text:p>7.968</text:p>
          </table:table-cell>
          <table:table-cell office:value-type="float" office:value="1570.2422999999999" table:style-name="ce1">
            <text:p>1570.2423</text:p>
          </table:table-cell>
          <table:table-cell table:number-columns-repeated="16382"/>
        </table:table-row>
        <table:table-row table:style-name="ro1">
          <table:table-cell office:value-type="float" office:value="7.992" table:style-name="ce1">
            <text:p>7.992</text:p>
          </table:table-cell>
          <table:table-cell office:value-type="float" office:value="1594.9849999999999" table:style-name="ce1">
            <text:p>1594.985</text:p>
          </table:table-cell>
          <table:table-cell table:number-columns-repeated="16382"/>
        </table:table-row>
        <table:table-row table:style-name="ro1">
          <table:table-cell office:value-type="float" office:value="8.016" table:style-name="ce1">
            <text:p>8.016</text:p>
          </table:table-cell>
          <table:table-cell office:value-type="float" office:value="1619.7276999999999" table:style-name="ce1">
            <text:p>1619.7277</text:p>
          </table:table-cell>
          <table:table-cell table:number-columns-repeated="16382"/>
        </table:table-row>
        <table:table-row table:style-name="ro1">
          <table:table-cell office:value-type="float" office:value="8.0399999999999991" table:style-name="ce1">
            <text:p>8.04</text:p>
          </table:table-cell>
          <table:table-cell office:value-type="float" office:value="1622.6075000000001" table:style-name="ce1">
            <text:p>1622.6075</text:p>
          </table:table-cell>
          <table:table-cell table:number-columns-repeated="16382"/>
        </table:table-row>
        <table:table-row table:style-name="ro1">
          <table:table-cell office:value-type="float" office:value="8.0640000000000001" table:style-name="ce1">
            <text:p>8.064</text:p>
          </table:table-cell>
          <table:table-cell office:value-type="float" office:value="1625.4874" table:style-name="ce1">
            <text:p>1625.4874</text:p>
          </table:table-cell>
          <table:table-cell table:number-columns-repeated="16382"/>
        </table:table-row>
        <table:table-row table:style-name="ro1">
          <table:table-cell office:value-type="float" office:value="8.0879999999999992" table:style-name="ce1">
            <text:p>8.088</text:p>
          </table:table-cell>
          <table:table-cell office:value-type="float" office:value="1628.3672999999999" table:style-name="ce1">
            <text:p>1628.3673</text:p>
          </table:table-cell>
          <table:table-cell table:number-columns-repeated="16382"/>
        </table:table-row>
        <table:table-row table:style-name="ro1">
          <table:table-cell office:value-type="float" office:value="8.1120000000000001" table:style-name="ce1">
            <text:p>8.112</text:p>
          </table:table-cell>
          <table:table-cell office:value-type="float" office:value="1631.2472" table:style-name="ce1">
            <text:p>1631.2472</text:p>
          </table:table-cell>
          <table:table-cell table:number-columns-repeated="16382"/>
        </table:table-row>
        <table:table-row table:style-name="ro1">
          <table:table-cell office:value-type="float" office:value="8.1359999999999992" table:style-name="ce1">
            <text:p>8.136</text:p>
          </table:table-cell>
          <table:table-cell office:value-type="float" office:value="1634.1270999999999" table:style-name="ce1">
            <text:p>1634.1271</text:p>
          </table:table-cell>
          <table:table-cell table:number-columns-repeated="16382"/>
        </table:table-row>
        <table:table-row table:style-name="ro1">
          <table:table-cell office:value-type="float" office:value="8.16" table:style-name="ce1">
            <text:p>8.16</text:p>
          </table:table-cell>
          <table:table-cell office:value-type="float" office:value="1637.7268999999999" table:style-name="ce1">
            <text:p>1637.7269</text:p>
          </table:table-cell>
          <table:table-cell table:number-columns-repeated="16382"/>
        </table:table-row>
        <table:table-row table:style-name="ro1">
          <table:table-cell office:value-type="float" office:value="8.1839999999999993" table:style-name="ce1">
            <text:p>8.184</text:p>
          </table:table-cell>
          <table:table-cell office:value-type="float" office:value="1641.3268" table:style-name="ce1">
            <text:p>1641.3268</text:p>
          </table:table-cell>
          <table:table-cell table:number-columns-repeated="16382"/>
        </table:table-row>
        <table:table-row table:style-name="ro1">
          <table:table-cell office:value-type="float" office:value="8.2080000000000002" table:style-name="ce1">
            <text:p>8.208</text:p>
          </table:table-cell>
          <table:table-cell office:value-type="float" office:value="1644.9266" table:style-name="ce1">
            <text:p>1644.9266</text:p>
          </table:table-cell>
          <table:table-cell table:number-columns-repeated="16382"/>
        </table:table-row>
        <table:table-row table:style-name="ro1">
          <table:table-cell office:value-type="float" office:value="8.2319999999999993" table:style-name="ce1">
            <text:p>8.232</text:p>
          </table:table-cell>
          <table:table-cell office:value-type="float" office:value="1647.8064999999999" table:style-name="ce1">
            <text:p>1647.8065</text:p>
          </table:table-cell>
          <table:table-cell table:number-columns-repeated="16382"/>
        </table:table-row>
        <table:table-row table:style-name="ro1">
          <table:table-cell office:value-type="float" office:value="8.2560005000000007" table:style-name="ce1">
            <text:p>8.2560005</text:p>
          </table:table-cell>
          <table:table-cell office:value-type="float" office:value="1650.6864" table:style-name="ce1">
            <text:p>1650.6864</text:p>
          </table:table-cell>
          <table:table-cell table:number-columns-repeated="16382"/>
        </table:table-row>
        <table:table-row table:style-name="ro1">
          <table:table-cell office:value-type="float" office:value="8.2799999999999994" table:style-name="ce1">
            <text:p>8.28</text:p>
          </table:table-cell>
          <table:table-cell office:value-type="float" office:value="1675.4291000000001" table:style-name="ce1">
            <text:p>1675.4291</text:p>
          </table:table-cell>
          <table:table-cell table:number-columns-repeated="16382"/>
        </table:table-row>
        <table:table-row table:style-name="ro1">
          <table:table-cell office:value-type="float" office:value="8.3040000000000003" table:style-name="ce1">
            <text:p>8.304</text:p>
          </table:table-cell>
          <table:table-cell office:value-type="float" office:value="1700.1718000000001" table:style-name="ce1">
            <text:p>1700.1718</text:p>
          </table:table-cell>
          <table:table-cell table:number-columns-repeated="16382"/>
        </table:table-row>
        <table:table-row table:style-name="ro1">
          <table:table-cell office:value-type="float" office:value="8.3279999999999994" table:style-name="ce1">
            <text:p>8.328</text:p>
          </table:table-cell>
          <table:table-cell office:value-type="float" office:value="1724.9143999999999" table:style-name="ce1">
            <text:p>1724.9144</text:p>
          </table:table-cell>
          <table:table-cell table:number-columns-repeated="16382"/>
        </table:table-row>
        <table:table-row table:style-name="ro1">
          <table:table-cell office:value-type="float" office:value="8.3520000000000003" table:style-name="ce1">
            <text:p>8.352</text:p>
          </table:table-cell>
          <table:table-cell office:value-type="float" office:value="1749.6570999999999" table:style-name="ce1">
            <text:p>1749.6571</text:p>
          </table:table-cell>
          <table:table-cell table:number-columns-repeated="16382"/>
        </table:table-row>
        <table:table-row table:style-name="ro1">
          <table:table-cell office:value-type="float" office:value="8.3759999999999994" table:style-name="ce1">
            <text:p>8.376</text:p>
          </table:table-cell>
          <table:table-cell office:value-type="float" office:value="1774.3997999999999" table:style-name="ce1">
            <text:p>1774.3998</text:p>
          </table:table-cell>
          <table:table-cell table:number-columns-repeated="16382"/>
        </table:table-row>
        <table:table-row table:style-name="ro1">
          <table:table-cell office:value-type="float" office:value="8.4" table:style-name="ce1">
            <text:p>8.4</text:p>
          </table:table-cell>
          <table:table-cell office:value-type="float" office:value="1798.4224999999999" table:style-name="ce1">
            <text:p>1798.4225</text:p>
          </table:table-cell>
          <table:table-cell table:number-columns-repeated="16382"/>
        </table:table-row>
        <table:table-row table:style-name="ro1">
          <table:table-cell office:value-type="float" office:value="8.4239999999999995" table:style-name="ce1">
            <text:p>8.424</text:p>
          </table:table-cell>
          <table:table-cell office:value-type="float" office:value="1822.4452000000001" table:style-name="ce1">
            <text:p>1822.4452</text:p>
          </table:table-cell>
          <table:table-cell table:number-columns-repeated="16382"/>
        </table:table-row>
        <table:table-row table:style-name="ro1">
          <table:table-cell office:value-type="float" office:value="8.4480000000000004" table:style-name="ce1">
            <text:p>8.448</text:p>
          </table:table-cell>
          <table:table-cell office:value-type="float" office:value="1846.4679000000001" table:style-name="ce1">
            <text:p>1846.4679</text:p>
          </table:table-cell>
          <table:table-cell table:number-columns-repeated="16382"/>
        </table:table-row>
        <table:table-row table:style-name="ro1">
          <table:table-cell office:value-type="float" office:value="8.4719999999999995" table:style-name="ce1">
            <text:p>8.472</text:p>
          </table:table-cell>
          <table:table-cell office:value-type="float" office:value="1870.4906000000001" table:style-name="ce1">
            <text:p>1870.4906</text:p>
          </table:table-cell>
          <table:table-cell table:number-columns-repeated="16382"/>
        </table:table-row>
        <table:table-row table:style-name="ro1">
          <table:table-cell office:value-type="float" office:value="8.4960000000000004" table:style-name="ce1">
            <text:p>8.496</text:p>
          </table:table-cell>
          <table:table-cell office:value-type="float" office:value="1894.5133000000001" table:style-name="ce1">
            <text:p>1894.5133</text:p>
          </table:table-cell>
          <table:table-cell table:number-columns-repeated="16382"/>
        </table:table-row>
        <table:table-row table:style-name="ro1">
          <table:table-cell office:value-type="float" office:value="8.52" table:style-name="ce1">
            <text:p>8.52</text:p>
          </table:table-cell>
          <table:table-cell office:value-type="float" office:value="1896.6732" table:style-name="ce1">
            <text:p>1896.6732</text:p>
          </table:table-cell>
          <table:table-cell table:number-columns-repeated="16382"/>
        </table:table-row>
        <table:table-row table:style-name="ro1">
          <table:table-cell office:value-type="float" office:value="8.5440000000000005" table:style-name="ce1">
            <text:p>8.544</text:p>
          </table:table-cell>
          <table:table-cell office:value-type="float" office:value="1898.8331000000001" table:style-name="ce1">
            <text:p>1898.8331</text:p>
          </table:table-cell>
          <table:table-cell table:number-columns-repeated="16382"/>
        </table:table-row>
        <table:table-row table:style-name="ro1">
          <table:table-cell office:value-type="float" office:value="8.5679999999999996" table:style-name="ce1">
            <text:p>8.568</text:p>
          </table:table-cell>
          <table:table-cell office:value-type="float" office:value="1900.9929999999999" table:style-name="ce1">
            <text:p>1900.993</text:p>
          </table:table-cell>
          <table:table-cell table:number-columns-repeated="16382"/>
        </table:table-row>
        <table:table-row table:style-name="ro1">
          <table:table-cell office:value-type="float" office:value="8.5920000000000005" table:style-name="ce1">
            <text:p>8.592</text:p>
          </table:table-cell>
          <table:table-cell office:value-type="float" office:value="1925.0156999999999" table:style-name="ce1">
            <text:p>1925.0157</text:p>
          </table:table-cell>
          <table:table-cell table:number-columns-repeated="16382"/>
        </table:table-row>
        <table:table-row table:style-name="ro1">
          <table:table-cell office:value-type="float" office:value="8.6159999999999997" table:style-name="ce1">
            <text:p>8.616</text:p>
          </table:table-cell>
          <table:table-cell office:value-type="float" office:value="1949.0385000000001" table:style-name="ce1">
            <text:p>1949.0385</text:p>
          </table:table-cell>
          <table:table-cell table:number-columns-repeated="16382"/>
        </table:table-row>
        <table:table-row table:style-name="ro1">
          <table:table-cell office:value-type="float" office:value="8.64" table:style-name="ce1">
            <text:p>8.64</text:p>
          </table:table-cell>
          <table:table-cell office:value-type="float" office:value="1973.0612000000001" table:style-name="ce1">
            <text:p>1973.0612</text:p>
          </table:table-cell>
          <table:table-cell table:number-columns-repeated="16382"/>
        </table:table-row>
        <table:table-row table:style-name="ro1">
          <table:table-cell office:value-type="float" office:value="8.6640005000000002" table:style-name="ce1">
            <text:p>8.6640005</text:p>
          </table:table-cell>
          <table:table-cell office:value-type="float" office:value="1997.0839000000001" table:style-name="ce1">
            <text:p>1997.0839</text:p>
          </table:table-cell>
          <table:table-cell table:number-columns-repeated="16382"/>
        </table:table-row>
        <table:table-row table:style-name="ro1">
          <table:table-cell office:value-type="float" office:value="8.6880000000000006" table:style-name="ce1">
            <text:p>8.688</text:p>
          </table:table-cell>
          <table:table-cell office:value-type="float" office:value="2021.1066000000001" table:style-name="ce1">
            <text:p>2021.1066</text:p>
          </table:table-cell>
          <table:table-cell table:number-columns-repeated="16382"/>
        </table:table-row>
        <table:table-row table:style-name="ro1">
          <table:table-cell office:value-type="float" office:value="8.7119999999999997" table:style-name="ce1">
            <text:p>8.712</text:p>
          </table:table-cell>
          <table:table-cell office:value-type="float" office:value="2045.1293000000001" table:style-name="ce1">
            <text:p>2045.1293</text:p>
          </table:table-cell>
          <table:table-cell table:number-columns-repeated="16382"/>
        </table:table-row>
        <table:table-row table:style-name="ro1">
          <table:table-cell office:value-type="float" office:value="8.7360000000000007" table:style-name="ce1">
            <text:p>8.736</text:p>
          </table:table-cell>
          <table:table-cell office:value-type="float" office:value="2070.5920000000001" table:style-name="ce1">
            <text:p>2070.592</text:p>
          </table:table-cell>
          <table:table-cell table:number-columns-repeated="16382"/>
        </table:table-row>
        <table:table-row table:style-name="ro1">
          <table:table-cell office:value-type="float" office:value="8.76" table:style-name="ce1">
            <text:p>8.76</text:p>
          </table:table-cell>
          <table:table-cell office:value-type="float" office:value="2096.0547000000001" table:style-name="ce1">
            <text:p>2096.0547</text:p>
          </table:table-cell>
          <table:table-cell table:number-columns-repeated="16382"/>
        </table:table-row>
        <table:table-row table:style-name="ro1">
          <table:table-cell office:value-type="float" office:value="8.7840000000000007" table:style-name="ce1">
            <text:p>8.784</text:p>
          </table:table-cell>
          <table:table-cell office:value-type="float" office:value="2121.5173" table:style-name="ce1">
            <text:p>2121.5173</text:p>
          </table:table-cell>
          <table:table-cell table:number-columns-repeated="16382"/>
        </table:table-row>
        <table:table-row table:style-name="ro1">
          <table:table-cell office:value-type="float" office:value="8.8079999999999998" table:style-name="ce1">
            <text:p>8.808</text:p>
          </table:table-cell>
          <table:table-cell office:value-type="float" office:value="2146.98" table:style-name="ce1">
            <text:p>2146.98</text:p>
          </table:table-cell>
          <table:table-cell table:number-columns-repeated="16382"/>
        </table:table-row>
        <table:table-row table:style-name="ro1">
          <table:table-cell office:value-type="float" office:value="8.8320000000000007" table:style-name="ce1">
            <text:p>8.832</text:p>
          </table:table-cell>
          <table:table-cell office:value-type="float" office:value="2172.4425999999999" table:style-name="ce1">
            <text:p>2172.4426</text:p>
          </table:table-cell>
          <table:table-cell table:number-columns-repeated="16382"/>
        </table:table-row>
        <table:table-row table:style-name="ro1">
          <table:table-cell office:value-type="float" office:value="8.8559999999999999" table:style-name="ce1">
            <text:p>8.856</text:p>
          </table:table-cell>
          <table:table-cell office:value-type="float" office:value="2197.9052999999999" table:style-name="ce1">
            <text:p>2197.9053</text:p>
          </table:table-cell>
          <table:table-cell table:number-columns-repeated="16382"/>
        </table:table-row>
        <table:table-row table:style-name="ro1">
          <table:table-cell office:value-type="float" office:value="8.8800000000000008" table:style-name="ce1">
            <text:p>8.88</text:p>
          </table:table-cell>
          <table:table-cell office:value-type="float" office:value="2245.2307000000001" table:style-name="ce1">
            <text:p>2245.2307</text:p>
          </table:table-cell>
          <table:table-cell table:number-columns-repeated="16382"/>
        </table:table-row>
        <table:table-row table:style-name="ro1">
          <table:table-cell office:value-type="float" office:value="8.9039999999999999" table:style-name="ce1">
            <text:p>8.904</text:p>
          </table:table-cell>
          <table:table-cell office:value-type="float" office:value="2292.5562" table:style-name="ce1">
            <text:p>2292.5562</text:p>
          </table:table-cell>
          <table:table-cell table:number-columns-repeated="16382"/>
        </table:table-row>
        <table:table-row table:style-name="ro1">
          <table:table-cell office:value-type="float" office:value="8.9280000000000008" table:style-name="ce1">
            <text:p>8.928</text:p>
          </table:table-cell>
          <table:table-cell office:value-type="float" office:value="2339.8816000000002" table:style-name="ce1">
            <text:p>2339.8816</text:p>
          </table:table-cell>
          <table:table-cell table:number-columns-repeated="16382"/>
        </table:table-row>
        <table:table-row table:style-name="ro1">
          <table:table-cell office:value-type="float" office:value="8.952" table:style-name="ce1">
            <text:p>8.952</text:p>
          </table:table-cell>
          <table:table-cell office:value-type="float" office:value="2386.4870000000001" table:style-name="ce1">
            <text:p>2386.487</text:p>
          </table:table-cell>
          <table:table-cell table:number-columns-repeated="16382"/>
        </table:table-row>
        <table:table-row table:style-name="ro1">
          <table:table-cell office:value-type="float" office:value="8.9760000000000009" table:style-name="ce1">
            <text:p>8.976</text:p>
          </table:table-cell>
          <table:table-cell office:value-type="float" office:value="2433.0925000000002" table:style-name="ce1">
            <text:p>2433.0925</text:p>
          </table:table-cell>
          <table:table-cell table:number-columns-repeated="1638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457.8352" table:style-name="ce1">
            <text:p>2457.8352</text:p>
          </table:table-cell>
          <table:table-cell table:number-columns-repeated="16382"/>
        </table:table-row>
        <table:table-row table:style-name="ro1">
          <table:table-cell office:value-type="float" office:value="9.0239999999999991" table:style-name="ce1">
            <text:p>9.024</text:p>
          </table:table-cell>
          <table:table-cell office:value-type="float" office:value="2483.2979" table:style-name="ce1">
            <text:p>2483.2979</text:p>
          </table:table-cell>
          <table:table-cell table:number-columns-repeated="16382"/>
        </table:table-row>
        <table:table-row table:style-name="ro1">
          <table:table-cell office:value-type="float" office:value="9.048" table:style-name="ce1">
            <text:p>9.048</text:p>
          </table:table-cell>
          <table:table-cell office:value-type="float" office:value="2508.7604999999999" table:style-name="ce1">
            <text:p>2508.7605</text:p>
          </table:table-cell>
          <table:table-cell table:number-columns-repeated="16382"/>
        </table:table-row>
        <table:table-row table:style-name="ro1">
          <table:table-cell office:value-type="float" office:value="9.0720004999999997" table:style-name="ce1">
            <text:p>9.0720005</text:p>
          </table:table-cell>
          <table:table-cell office:value-type="float" office:value="2555.366" table:style-name="ce1">
            <text:p>2555.366</text:p>
          </table:table-cell>
          <table:table-cell table:number-columns-repeated="16382"/>
        </table:table-row>
        <table:table-row table:style-name="ro1">
          <table:table-cell office:value-type="float" office:value="9.0960000000000001" table:style-name="ce1">
            <text:p>9.096</text:p>
          </table:table-cell>
          <table:table-cell office:value-type="float" office:value="2601.9713999999999" table:style-name="ce1">
            <text:p>2601.9714</text:p>
          </table:table-cell>
          <table:table-cell table:number-columns-repeated="16382"/>
        </table:table-row>
        <table:table-row table:style-name="ro1">
          <table:table-cell office:value-type="float" office:value="9.1199999999999992" table:style-name="ce1">
            <text:p>9.12</text:p>
          </table:table-cell>
          <table:table-cell office:value-type="float" office:value="2649.2968999999998" table:style-name="ce1">
            <text:p>2649.2969</text:p>
          </table:table-cell>
          <table:table-cell table:number-columns-repeated="16382"/>
        </table:table-row>
        <table:table-row table:style-name="ro1">
          <table:table-cell office:value-type="float" office:value="9.1440000000000001" table:style-name="ce1">
            <text:p>9.144</text:p>
          </table:table-cell>
          <table:table-cell office:value-type="float" office:value="2674.0396000000001" table:style-name="ce1">
            <text:p>2674.0396</text:p>
          </table:table-cell>
          <table:table-cell table:number-columns-repeated="16382"/>
        </table:table-row>
        <table:table-row table:style-name="ro1">
          <table:table-cell office:value-type="float" office:value="9.1679999999999993" table:style-name="ce1">
            <text:p>9.168</text:p>
          </table:table-cell>
          <table:table-cell office:value-type="float" office:value="2698.7822000000001" table:style-name="ce1">
            <text:p>2698.7822</text:p>
          </table:table-cell>
          <table:table-cell table:number-columns-repeated="16382"/>
        </table:table-row>
        <table:table-row table:style-name="ro1">
          <table:table-cell office:value-type="float" office:value="9.1920000000000002" table:style-name="ce1">
            <text:p>9.192</text:p>
          </table:table-cell>
          <table:table-cell office:value-type="float" office:value="2723.5250000000001" table:style-name="ce1">
            <text:p>2723.525</text:p>
          </table:table-cell>
          <table:table-cell table:number-columns-repeated="16382"/>
        </table:table-row>
        <table:table-row table:style-name="ro1">
          <table:table-cell office:value-type="float" office:value="9.2159999999999993" table:style-name="ce1">
            <text:p>9.216</text:p>
          </table:table-cell>
          <table:table-cell office:value-type="float" office:value="2748.2676000000001" table:style-name="ce1">
            <text:p>2748.2676</text:p>
          </table:table-cell>
          <table:table-cell table:number-columns-repeated="16382"/>
        </table:table-row>
        <table:table-row table:style-name="ro1">
          <table:table-cell office:value-type="float" office:value="9.24" table:style-name="ce1">
            <text:p>9.24</text:p>
          </table:table-cell>
          <table:table-cell office:value-type="float" office:value="2794.873" table:style-name="ce1">
            <text:p>2794.873</text:p>
          </table:table-cell>
          <table:table-cell table:number-columns-repeated="16382"/>
        </table:table-row>
        <table:table-row table:style-name="ro1">
          <table:table-cell office:value-type="float" office:value="9.2639999999999993" table:style-name="ce1">
            <text:p>9.264</text:p>
          </table:table-cell>
          <table:table-cell office:value-type="float" office:value="2840.7584999999999" table:style-name="ce1">
            <text:p>2840.7585</text:p>
          </table:table-cell>
          <table:table-cell table:number-columns-repeated="16382"/>
        </table:table-row>
        <table:table-row table:style-name="ro1">
          <table:table-cell office:value-type="float" office:value="9.2880000000000003" table:style-name="ce1">
            <text:p>9.288</text:p>
          </table:table-cell>
          <table:table-cell office:value-type="float" office:value="2886.6439999999998" table:style-name="ce1">
            <text:p>2886.644</text:p>
          </table:table-cell>
          <table:table-cell table:number-columns-repeated="16382"/>
        </table:table-row>
        <table:table-row table:style-name="ro1">
          <table:table-cell office:value-type="float" office:value="9.3119999999999994" table:style-name="ce1">
            <text:p>9.312</text:p>
          </table:table-cell>
          <table:table-cell office:value-type="float" office:value="2910.6667000000002" table:style-name="ce1">
            <text:p>2910.6667</text:p>
          </table:table-cell>
          <table:table-cell table:number-columns-repeated="16382"/>
        </table:table-row>
        <table:table-row table:style-name="ro1">
          <table:table-cell office:value-type="float" office:value="9.3360000000000003" table:style-name="ce1">
            <text:p>9.336</text:p>
          </table:table-cell>
          <table:table-cell office:value-type="float" office:value="2935.4094" table:style-name="ce1">
            <text:p>2935.4094</text:p>
          </table:table-cell>
          <table:table-cell table:number-columns-repeated="16382"/>
        </table:table-row>
        <table:table-row table:style-name="ro1">
          <table:table-cell office:value-type="float" office:value="9.36" table:style-name="ce1">
            <text:p>9.36</text:p>
          </table:table-cell>
          <table:table-cell office:value-type="float" office:value="2938.2892999999999" table:style-name="ce1">
            <text:p>2938.2893</text:p>
          </table:table-cell>
          <table:table-cell table:number-columns-repeated="16382"/>
        </table:table-row>
        <table:table-row table:style-name="ro1">
          <table:table-cell office:value-type="float" office:value="9.3840000000000003" table:style-name="ce1">
            <text:p>9.384</text:p>
          </table:table-cell>
          <table:table-cell office:value-type="float" office:value="2941.1691999999998" table:style-name="ce1">
            <text:p>2941.1692</text:p>
          </table:table-cell>
          <table:table-cell table:number-columns-repeated="16382"/>
        </table:table-row>
        <table:table-row table:style-name="ro1">
          <table:table-cell office:value-type="float" office:value="9.4079999999999995" table:style-name="ce1">
            <text:p>9.408</text:p>
          </table:table-cell>
          <table:table-cell office:value-type="float" office:value="2944.049" table:style-name="ce1">
            <text:p>2944.049</text:p>
          </table:table-cell>
          <table:table-cell table:number-columns-repeated="16382"/>
        </table:table-row>
        <table:table-row table:style-name="ro1">
          <table:table-cell office:value-type="float" office:value="9.4320000000000004" table:style-name="ce1">
            <text:p>9.432</text:p>
          </table:table-cell>
          <table:table-cell office:value-type="float" office:value="2946.9290000000001" table:style-name="ce1">
            <text:p>2946.929</text:p>
          </table:table-cell>
          <table:table-cell table:number-columns-repeated="16382"/>
        </table:table-row>
        <table:table-row table:style-name="ro1">
          <table:table-cell office:value-type="float" office:value="9.4559999999999995" table:style-name="ce1">
            <text:p>9.456</text:p>
          </table:table-cell>
          <table:table-cell office:value-type="float" office:value="2949.8087999999998" table:style-name="ce1">
            <text:p>2949.8088</text:p>
          </table:table-cell>
          <table:table-cell table:number-columns-repeated="16382"/>
        </table:table-row>
        <table:table-row table:style-name="ro1">
          <table:table-cell office:value-type="float" office:value="9.4800004999999992" table:style-name="ce1">
            <text:p>9.4800005</text:p>
          </table:table-cell>
          <table:table-cell office:value-type="float" office:value="2953.4087" table:style-name="ce1">
            <text:p>2953.4087</text:p>
          </table:table-cell>
          <table:table-cell table:number-columns-repeated="16382"/>
        </table:table-row>
        <table:table-row table:style-name="ro1">
          <table:table-cell office:value-type="float" office:value="9.5039999999999996" table:style-name="ce1">
            <text:p>9.504</text:p>
          </table:table-cell>
          <table:table-cell office:value-type="float" office:value="2957.0084999999999" table:style-name="ce1">
            <text:p>2957.0085</text:p>
          </table:table-cell>
          <table:table-cell table:number-columns-repeated="16382"/>
        </table:table-row>
        <table:table-row table:style-name="ro1">
          <table:table-cell office:value-type="float" office:value="9.5280000000000005" table:style-name="ce1">
            <text:p>9.528</text:p>
          </table:table-cell>
          <table:table-cell office:value-type="float" office:value="2959.8883999999998" table:style-name="ce1">
            <text:p>2959.8884</text:p>
          </table:table-cell>
          <table:table-cell table:number-columns-repeated="16382"/>
        </table:table-row>
        <table:table-row table:style-name="ro1">
          <table:table-cell office:value-type="float" office:value="9.5519999999999996" table:style-name="ce1">
            <text:p>9.552</text:p>
          </table:table-cell>
          <table:table-cell office:value-type="float" office:value="2962.7683000000002" table:style-name="ce1">
            <text:p>2962.7683</text:p>
          </table:table-cell>
          <table:table-cell table:number-columns-repeated="16382"/>
        </table:table-row>
        <table:table-row table:style-name="ro1">
          <table:table-cell office:value-type="float" office:value="9.5760000000000005" table:style-name="ce1">
            <text:p>9.576</text:p>
          </table:table-cell>
          <table:table-cell office:value-type="float" office:value="2965.6482000000001" table:style-name="ce1">
            <text:p>2965.6482</text:p>
          </table:table-cell>
          <table:table-cell table:number-columns-repeated="16382"/>
        </table:table-row>
        <table:table-row table:style-name="ro1">
          <table:table-cell office:value-type="float" office:value="9.6" table:style-name="ce1">
            <text:p>9.6</text:p>
          </table:table-cell>
          <table:table-cell office:value-type="float" office:value="2968.5279999999998" table:style-name="ce1">
            <text:p>2968.528</text:p>
          </table:table-cell>
          <table:table-cell table:number-columns-repeated="16382"/>
        </table:table-row>
        <table:table-row table:style-name="ro1">
          <table:table-cell office:value-type="float" office:value="9.6240009999999998" table:style-name="ce1">
            <text:p>9.624001</text:p>
          </table:table-cell>
          <table:table-cell office:value-type="float" office:value="2971.4079999999999" table:style-name="ce1">
            <text:p>2971.408</text:p>
          </table:table-cell>
          <table:table-cell table:number-columns-repeated="16382"/>
        </table:table-row>
        <table:table-row table:style-name="ro1">
          <table:table-cell office:value-type="float" office:value="9.6479999999999997" table:style-name="ce1">
            <text:p>9.648</text:p>
          </table:table-cell>
          <table:table-cell office:value-type="float" office:value="2974.2878000000001" table:style-name="ce1">
            <text:p>2974.2878</text:p>
          </table:table-cell>
          <table:table-cell table:number-columns-repeated="16382"/>
        </table:table-row>
        <table:table-row table:style-name="ro1">
          <table:table-cell office:value-type="float" office:value="9.6720000000000006" table:style-name="ce1">
            <text:p>9.672</text:p>
          </table:table-cell>
          <table:table-cell office:value-type="float" office:value="2977.8877000000002" table:style-name="ce1">
            <text:p>2977.8877</text:p>
          </table:table-cell>
          <table:table-cell table:number-columns-repeated="16382"/>
        </table:table-row>
        <table:table-row table:style-name="ro1">
          <table:table-cell office:value-type="float" office:value="9.6959999999999997" table:style-name="ce1">
            <text:p>9.696</text:p>
          </table:table-cell>
          <table:table-cell office:value-type="float" office:value="2981.4875000000002" table:style-name="ce1">
            <text:p>2981.4875</text:p>
          </table:table-cell>
          <table:table-cell table:number-columns-repeated="16382"/>
        </table:table-row>
        <table:table-row table:style-name="ro1">
          <table:table-cell office:value-type="float" office:value="9.7200000000000006" table:style-name="ce1">
            <text:p>9.72</text:p>
          </table:table-cell>
          <table:table-cell office:value-type="float" office:value="2985.0873999999999" table:style-name="ce1">
            <text:p>2985.0874</text:p>
          </table:table-cell>
          <table:table-cell table:number-columns-repeated="16382"/>
        </table:table-row>
        <table:table-row table:style-name="ro1">
          <table:table-cell office:value-type="float" office:value="9.7439999999999998" table:style-name="ce1">
            <text:p>9.744</text:p>
          </table:table-cell>
          <table:table-cell office:value-type="float" office:value="2987.9672999999998" table:style-name="ce1">
            <text:p>2987.9673</text:p>
          </table:table-cell>
          <table:table-cell table:number-columns-repeated="16382"/>
        </table:table-row>
        <table:table-row table:style-name="ro1">
          <table:table-cell office:value-type="float" office:value="9.7680000000000007" table:style-name="ce1">
            <text:p>9.768</text:p>
          </table:table-cell>
          <table:table-cell office:value-type="float" office:value="3012.71" table:style-name="ce1">
            <text:p>3012.71</text:p>
          </table:table-cell>
          <table:table-cell table:number-columns-repeated="16382"/>
        </table:table-row>
        <table:table-row table:style-name="ro1">
          <table:table-cell office:value-type="float" office:value="9.7919999999999998" table:style-name="ce1">
            <text:p>9.792</text:p>
          </table:table-cell>
          <table:table-cell office:value-type="float" office:value="3037.4526000000001" table:style-name="ce1">
            <text:p>3037.4526</text:p>
          </table:table-cell>
          <table:table-cell table:number-columns-repeated="16382"/>
        </table:table-row>
        <table:table-row table:style-name="ro1">
          <table:table-cell office:value-type="float" office:value="9.8160000000000007" table:style-name="ce1">
            <text:p>9.816</text:p>
          </table:table-cell>
          <table:table-cell office:value-type="float" office:value="3061.4753000000001" table:style-name="ce1">
            <text:p>3061.4753</text:p>
          </table:table-cell>
          <table:table-cell table:number-columns-repeated="16382"/>
        </table:table-row>
        <table:table-row table:style-name="ro1">
          <table:table-cell office:value-type="float" office:value="9.84" table:style-name="ce1">
            <text:p>9.84</text:p>
          </table:table-cell>
          <table:table-cell office:value-type="float" office:value="3086.2179999999998" table:style-name="ce1">
            <text:p>3086.218</text:p>
          </table:table-cell>
          <table:table-cell table:number-columns-repeated="16382"/>
        </table:table-row>
        <table:table-row table:style-name="ro1">
          <table:table-cell office:value-type="float" office:value="9.8640000000000008" table:style-name="ce1">
            <text:p>9.864</text:p>
          </table:table-cell>
          <table:table-cell office:value-type="float" office:value="3110.9607000000001" table:style-name="ce1">
            <text:p>3110.9607</text:p>
          </table:table-cell>
          <table:table-cell table:number-columns-repeated="16382"/>
        </table:table-row>
        <table:table-row table:style-name="ro1">
          <table:table-cell office:value-type="float" office:value="9.8880005000000004" table:style-name="ce1">
            <text:p>9.8880005</text:p>
          </table:table-cell>
          <table:table-cell office:value-type="float" office:value="3135.7033999999999" table:style-name="ce1">
            <text:p>3135.7034</text:p>
          </table:table-cell>
          <table:table-cell table:number-columns-repeated="16382"/>
        </table:table-row>
        <table:table-row table:style-name="ro1">
          <table:table-cell office:value-type="float" office:value="9.9120000000000008" table:style-name="ce1">
            <text:p>9.912</text:p>
          </table:table-cell>
          <table:table-cell office:value-type="float" office:value="3160.4459999999999" table:style-name="ce1">
            <text:p>3160.446</text:p>
          </table:table-cell>
          <table:table-cell table:number-columns-repeated="16382"/>
        </table:table-row>
        <table:table-row table:style-name="ro1">
          <table:table-cell office:value-type="float" office:value="9.9359999999999999" table:style-name="ce1">
            <text:p>9.936</text:p>
          </table:table-cell>
          <table:table-cell office:value-type="float" office:value="3185.1887000000002" table:style-name="ce1">
            <text:p>3185.1887</text:p>
          </table:table-cell>
          <table:table-cell table:number-columns-repeated="16382"/>
        </table:table-row>
        <table:table-row table:style-name="ro1">
          <table:table-cell office:value-type="float" office:value="9.9600000000000009" table:style-name="ce1">
            <text:p>9.96</text:p>
          </table:table-cell>
          <table:table-cell office:value-type="float" office:value="3209.9313999999999" table:style-name="ce1">
            <text:p>3209.9314</text:p>
          </table:table-cell>
          <table:table-cell table:number-columns-repeated="16382"/>
        </table:table-row>
        <table:table-row table:style-name="ro1">
          <table:table-cell office:value-type="float" office:value="9.984" table:style-name="ce1">
            <text:p>9.984</text:p>
          </table:table-cell>
          <table:table-cell office:value-type="float" office:value="3234.674" table:style-name="ce1">
            <text:p>3234.674</text:p>
          </table:table-cell>
          <table:table-cell table:number-columns-repeated="16382"/>
        </table:table-row>
        <table:table-row table:style-name="ro1">
          <table:table-cell office:value-type="float" office:value="10.007999999999999" table:style-name="ce1">
            <text:p>10.008</text:p>
          </table:table-cell>
          <table:table-cell office:value-type="float" office:value="3260.1367" table:style-name="ce1">
            <text:p>3260.1367</text:p>
          </table:table-cell>
          <table:table-cell table:number-columns-repeated="16382"/>
        </table:table-row>
        <table:table-row table:style-name="ro1">
          <table:table-cell office:value-type="float" office:value="10.032000999999999" table:style-name="ce1">
            <text:p>10.032001</text:p>
          </table:table-cell>
          <table:table-cell office:value-type="float" office:value="3285.5994000000001" table:style-name="ce1">
            <text:p>3285.5994</text:p>
          </table:table-cell>
          <table:table-cell table:number-columns-repeated="16382"/>
        </table:table-row>
        <table:table-row table:style-name="ro1">
          <table:table-cell office:value-type="float" office:value="10.055999999999999" table:style-name="ce1">
            <text:p>10.056</text:p>
          </table:table-cell>
          <table:table-cell office:value-type="float" office:value="3289.9191999999998" table:style-name="ce1">
            <text:p>3289.9192</text:p>
          </table:table-cell>
          <table:table-cell table:number-columns-repeated="16382"/>
        </table:table-row>
        <table:table-row table:style-name="ro1">
          <table:table-cell office:value-type="float" office:value="10.08" table:style-name="ce1">
            <text:p>10.08</text:p>
          </table:table-cell>
          <table:table-cell office:value-type="float" office:value="3293.5189999999998" table:style-name="ce1">
            <text:p>3293.519</text:p>
          </table:table-cell>
          <table:table-cell table:number-columns-repeated="16382"/>
        </table:table-row>
        <table:table-row table:style-name="ro1">
          <table:table-cell office:value-type="float" office:value="10.103999999999999" table:style-name="ce1">
            <text:p>10.104</text:p>
          </table:table-cell>
          <table:table-cell office:value-type="float" office:value="3318.2617" table:style-name="ce1">
            <text:p>3318.2617</text:p>
          </table:table-cell>
          <table:table-cell table:number-columns-repeated="16382"/>
        </table:table-row>
        <table:table-row table:style-name="ro1">
          <table:table-cell office:value-type="float" office:value="10.128" table:style-name="ce1">
            <text:p>10.128</text:p>
          </table:table-cell>
          <table:table-cell office:value-type="float" office:value="3343.0043999999998" table:style-name="ce1">
            <text:p>3343.0044</text:p>
          </table:table-cell>
          <table:table-cell table:number-columns-repeated="16382"/>
        </table:table-row>
        <table:table-row table:style-name="ro1">
          <table:table-cell office:value-type="float" office:value="10.151999999999999" table:style-name="ce1">
            <text:p>10.152</text:p>
          </table:table-cell>
          <table:table-cell office:value-type="float" office:value="3367.7469999999998" table:style-name="ce1">
            <text:p>3367.747</text:p>
          </table:table-cell>
          <table:table-cell table:number-columns-repeated="16382"/>
        </table:table-row>
        <table:table-row table:style-name="ro1">
          <table:table-cell office:value-type="float" office:value="10.176" table:style-name="ce1">
            <text:p>10.176</text:p>
          </table:table-cell>
          <table:table-cell office:value-type="float" office:value="3392.4897000000001" table:style-name="ce1">
            <text:p>3392.4897</text:p>
          </table:table-cell>
          <table:table-cell table:number-columns-repeated="16382"/>
        </table:table-row>
        <table:table-row table:style-name="ro1">
          <table:table-cell office:value-type="float" office:value="10.199999999999999" table:style-name="ce1">
            <text:p>10.2</text:p>
          </table:table-cell>
          <table:table-cell office:value-type="float" office:value="3416.5124999999998" table:style-name="ce1">
            <text:p>3416.5125</text:p>
          </table:table-cell>
          <table:table-cell table:number-columns-repeated="16382"/>
        </table:table-row>
        <table:table-row table:style-name="ro1">
          <table:table-cell office:value-type="float" office:value="10.224" table:style-name="ce1">
            <text:p>10.224</text:p>
          </table:table-cell>
          <table:table-cell office:value-type="float" office:value="3440.5351999999998" table:style-name="ce1">
            <text:p>3440.5352</text:p>
          </table:table-cell>
          <table:table-cell table:number-columns-repeated="16382"/>
        </table:table-row>
        <table:table-row table:style-name="ro1">
          <table:table-cell office:value-type="float" office:value="10.247999999999999" table:style-name="ce1">
            <text:p>10.248</text:p>
          </table:table-cell>
          <table:table-cell office:value-type="float" office:value="3464.5578999999998" table:style-name="ce1">
            <text:p>3464.5579</text:p>
          </table:table-cell>
          <table:table-cell table:number-columns-repeated="16382"/>
        </table:table-row>
        <table:table-row table:style-name="ro1">
          <table:table-cell office:value-type="float" office:value="10.272" table:style-name="ce1">
            <text:p>10.272</text:p>
          </table:table-cell>
          <table:table-cell office:value-type="float" office:value="3488.5805999999998" table:style-name="ce1">
            <text:p>3488.5806</text:p>
          </table:table-cell>
          <table:table-cell table:number-columns-repeated="16382"/>
        </table:table-row>
        <table:table-row table:style-name="ro1">
          <table:table-cell office:value-type="float" office:value="10.2960005" table:style-name="ce1">
            <text:p>10.2960005</text:p>
          </table:table-cell>
          <table:table-cell office:value-type="float" office:value="3512.6033000000002" table:style-name="ce1">
            <text:p>3512.6033</text:p>
          </table:table-cell>
          <table:table-cell table:number-columns-repeated="16382"/>
        </table:table-row>
        <table:table-row table:style-name="ro1">
          <table:table-cell office:value-type="float" office:value="10.32" table:style-name="ce1">
            <text:p>10.32</text:p>
          </table:table-cell>
          <table:table-cell office:value-type="float" office:value="3536.6260000000002" table:style-name="ce1">
            <text:p>3536.626</text:p>
          </table:table-cell>
          <table:table-cell table:number-columns-repeated="16382"/>
        </table:table-row>
        <table:table-row table:style-name="ro1">
          <table:table-cell office:value-type="float" office:value="10.343999999999999" table:style-name="ce1">
            <text:p>10.344</text:p>
          </table:table-cell>
          <table:table-cell office:value-type="float" office:value="3560.6487000000002" table:style-name="ce1">
            <text:p>3560.6487</text:p>
          </table:table-cell>
          <table:table-cell table:number-columns-repeated="16382"/>
        </table:table-row>
        <table:table-row table:style-name="ro1">
          <table:table-cell office:value-type="float" office:value="10.368" table:style-name="ce1">
            <text:p>10.368</text:p>
          </table:table-cell>
          <table:table-cell office:value-type="float" office:value="3584.6714000000002" table:style-name="ce1">
            <text:p>3584.6714</text:p>
          </table:table-cell>
          <table:table-cell table:number-columns-repeated="16382"/>
        </table:table-row>
        <table:table-row table:style-name="ro1">
          <table:table-cell office:value-type="float" office:value="10.391999999999999" table:style-name="ce1">
            <text:p>10.392</text:p>
          </table:table-cell>
          <table:table-cell office:value-type="float" office:value="3587.5513000000001" table:style-name="ce1">
            <text:p>3587.5513</text:p>
          </table:table-cell>
          <table:table-cell table:number-columns-repeated="16382"/>
        </table:table-row>
        <table:table-row table:style-name="ro1">
          <table:table-cell office:value-type="float" office:value="10.416" table:style-name="ce1">
            <text:p>10.416</text:p>
          </table:table-cell>
          <table:table-cell office:value-type="float" office:value="3591.1511" table:style-name="ce1">
            <text:p>3591.1511</text:p>
          </table:table-cell>
          <table:table-cell table:number-columns-repeated="16382"/>
        </table:table-row>
        <table:table-row table:style-name="ro1">
          <table:table-cell office:value-type="float" office:value="10.440001000000001" table:style-name="ce1">
            <text:p>10.440001</text:p>
          </table:table-cell>
          <table:table-cell office:value-type="float" office:value="3594.7510000000002" table:style-name="ce1">
            <text:p>3594.751</text:p>
          </table:table-cell>
          <table:table-cell table:number-columns-repeated="16382"/>
        </table:table-row>
        <table:table-row table:style-name="ro1">
          <table:table-cell office:value-type="float" office:value="10.464" table:style-name="ce1">
            <text:p>10.464</text:p>
          </table:table-cell>
          <table:table-cell office:value-type="float" office:value="3598.3508000000002" table:style-name="ce1">
            <text:p>3598.3508</text:p>
          </table:table-cell>
          <table:table-cell table:number-columns-repeated="16382"/>
        </table:table-row>
        <table:table-row table:style-name="ro1">
          <table:table-cell office:value-type="float" office:value="10.488" table:style-name="ce1">
            <text:p>10.488</text:p>
          </table:table-cell>
          <table:table-cell office:value-type="float" office:value="3624.5333999999998" table:style-name="ce1">
            <text:p>3624.5334</text:p>
          </table:table-cell>
          <table:table-cell table:number-columns-repeated="16382"/>
        </table:table-row>
        <table:table-row table:style-name="ro1">
          <table:table-cell office:value-type="float" office:value="10.512" table:style-name="ce1">
            <text:p>10.512</text:p>
          </table:table-cell>
          <table:table-cell office:value-type="float" office:value="3650.7159999999999" table:style-name="ce1">
            <text:p>3650.716</text:p>
          </table:table-cell>
          <table:table-cell table:number-columns-repeated="16382"/>
        </table:table-row>
        <table:table-row table:style-name="ro1">
          <table:table-cell office:value-type="float" office:value="10.536" table:style-name="ce1">
            <text:p>10.536</text:p>
          </table:table-cell>
          <table:table-cell office:value-type="float" office:value="3676.1786999999999" table:style-name="ce1">
            <text:p>3676.1787</text:p>
          </table:table-cell>
          <table:table-cell table:number-columns-repeated="16382"/>
        </table:table-row>
        <table:table-row table:style-name="ro1">
          <table:table-cell office:value-type="float" office:value="10.56" table:style-name="ce1">
            <text:p>10.56</text:p>
          </table:table-cell>
          <table:table-cell office:value-type="float" office:value="3701.6414" table:style-name="ce1">
            <text:p>3701.6414</text:p>
          </table:table-cell>
          <table:table-cell table:number-columns-repeated="16382"/>
        </table:table-row>
        <table:table-row table:style-name="ro1">
          <table:table-cell office:value-type="float" office:value="10.584" table:style-name="ce1">
            <text:p>10.584</text:p>
          </table:table-cell>
          <table:table-cell office:value-type="float" office:value="3727.1039999999998" table:style-name="ce1">
            <text:p>3727.104</text:p>
          </table:table-cell>
          <table:table-cell table:number-columns-repeated="16382"/>
        </table:table-row>
        <table:table-row table:style-name="ro1">
          <table:table-cell office:value-type="float" office:value="10.608000000000001" table:style-name="ce1">
            <text:p>10.608</text:p>
          </table:table-cell>
          <table:table-cell office:value-type="float" office:value="3751.8467000000001" table:style-name="ce1">
            <text:p>3751.8467</text:p>
          </table:table-cell>
          <table:table-cell table:number-columns-repeated="16382"/>
        </table:table-row>
        <table:table-row table:style-name="ro1">
          <table:table-cell office:value-type="float" office:value="10.632" table:style-name="ce1">
            <text:p>10.632</text:p>
          </table:table-cell>
          <table:table-cell office:value-type="float" office:value="3776.5893999999998" table:style-name="ce1">
            <text:p>3776.5894</text:p>
          </table:table-cell>
          <table:table-cell table:number-columns-repeated="16382"/>
        </table:table-row>
        <table:table-row table:style-name="ro1">
          <table:table-cell office:value-type="float" office:value="10.656000000000001" table:style-name="ce1">
            <text:p>10.656</text:p>
          </table:table-cell>
          <table:table-cell office:value-type="float" office:value="3801.3319999999999" table:style-name="ce1">
            <text:p>3801.332</text:p>
          </table:table-cell>
          <table:table-cell table:number-columns-repeated="16382"/>
        </table:table-row>
        <table:table-row table:style-name="ro1">
          <table:table-cell office:value-type="float" office:value="10.68" table:style-name="ce1">
            <text:p>10.68</text:p>
          </table:table-cell>
          <table:table-cell office:value-type="float" office:value="3804.212" table:style-name="ce1">
            <text:p>3804.212</text:p>
          </table:table-cell>
          <table:table-cell table:number-columns-repeated="16382"/>
        </table:table-row>
        <table:table-row table:style-name="ro1">
          <table:table-cell office:value-type="float" office:value="10.704000000000001" table:style-name="ce1">
            <text:p>10.704</text:p>
          </table:table-cell>
          <table:table-cell office:value-type="float" office:value="3807.0918000000001" table:style-name="ce1">
            <text:p>3807.0918</text:p>
          </table:table-cell>
          <table:table-cell table:number-columns-repeated="16382"/>
        </table:table-row>
        <table:table-row table:style-name="ro1">
          <table:table-cell office:value-type="float" office:value="10.728" table:style-name="ce1">
            <text:p>10.728</text:p>
          </table:table-cell>
          <table:table-cell office:value-type="float" office:value="3809.9717000000001" table:style-name="ce1">
            <text:p>3809.9717</text:p>
          </table:table-cell>
          <table:table-cell table:number-columns-repeated="16382"/>
        </table:table-row>
        <table:table-row table:style-name="ro1">
          <table:table-cell office:value-type="float" office:value="10.752000000000001" table:style-name="ce1">
            <text:p>10.752</text:p>
          </table:table-cell>
          <table:table-cell office:value-type="float" office:value="3812.8516" table:style-name="ce1">
            <text:p>3812.8516</text:p>
          </table:table-cell>
          <table:table-cell table:number-columns-repeated="16382"/>
        </table:table-row>
        <table:table-row table:style-name="ro1">
          <table:table-cell office:value-type="float" office:value="10.776" table:style-name="ce1">
            <text:p>10.776</text:p>
          </table:table-cell>
          <table:table-cell office:value-type="float" office:value="3815.7314000000001" table:style-name="ce1">
            <text:p>3815.7314</text:p>
          </table:table-cell>
          <table:table-cell table:number-columns-repeated="16382"/>
        </table:table-row>
        <table:table-row table:style-name="ro1">
          <table:table-cell office:value-type="float" office:value="10.8" table:style-name="ce1">
            <text:p>10.8</text:p>
          </table:table-cell>
          <table:table-cell office:value-type="float" office:value="3840.4740000000002" table:style-name="ce1">
            <text:p>3840.474</text:p>
          </table:table-cell>
          <table:table-cell table:number-columns-repeated="16382"/>
        </table:table-row>
        <table:table-row table:style-name="ro1">
          <table:table-cell office:value-type="float" office:value="10.824" table:style-name="ce1">
            <text:p>10.824</text:p>
          </table:table-cell>
          <table:table-cell office:value-type="float" office:value="3865.2168000000001" table:style-name="ce1">
            <text:p>3865.2168</text:p>
          </table:table-cell>
          <table:table-cell table:number-columns-repeated="16382"/>
        </table:table-row>
        <table:table-row table:style-name="ro1">
          <table:table-cell office:value-type="float" office:value="10.848001" table:style-name="ce1">
            <text:p>10.848001</text:p>
          </table:table-cell>
          <table:table-cell office:value-type="float" office:value="3889.9594999999999" table:style-name="ce1">
            <text:p>3889.9595</text:p>
          </table:table-cell>
          <table:table-cell table:number-columns-repeated="16382"/>
        </table:table-row>
        <table:table-row table:style-name="ro1">
          <table:table-cell office:value-type="float" office:value="10.872" table:style-name="ce1">
            <text:p>10.872</text:p>
          </table:table-cell>
          <table:table-cell office:value-type="float" office:value="3914.7021" table:style-name="ce1">
            <text:p>3914.7021</text:p>
          </table:table-cell>
          <table:table-cell table:number-columns-repeated="16382"/>
        </table:table-row>
        <table:table-row table:style-name="ro1">
          <table:table-cell office:value-type="float" office:value="10.896000000000001" table:style-name="ce1">
            <text:p>10.896</text:p>
          </table:table-cell>
          <table:table-cell office:value-type="float" office:value="3939.4448000000002" table:style-name="ce1">
            <text:p>3939.4448</text:p>
          </table:table-cell>
          <table:table-cell table:number-columns-repeated="16382"/>
        </table:table-row>
        <table:table-row table:style-name="ro1">
          <table:table-cell office:value-type="float" office:value="10.92" table:style-name="ce1">
            <text:p>10.92</text:p>
          </table:table-cell>
          <table:table-cell office:value-type="float" office:value="3964.1875" table:style-name="ce1">
            <text:p>3964.1875</text:p>
          </table:table-cell>
          <table:table-cell table:number-columns-repeated="16382"/>
        </table:table-row>
        <table:table-row table:style-name="ro1">
          <table:table-cell office:value-type="float" office:value="10.944000000000001" table:style-name="ce1">
            <text:p>10.944</text:p>
          </table:table-cell>
          <table:table-cell office:value-type="float" office:value="3988.9301999999998" table:style-name="ce1">
            <text:p>3988.9302</text:p>
          </table:table-cell>
          <table:table-cell table:number-columns-repeated="16382"/>
        </table:table-row>
        <table:table-row table:style-name="ro1">
          <table:table-cell office:value-type="float" office:value="10.968" table:style-name="ce1">
            <text:p>10.968</text:p>
          </table:table-cell>
          <table:table-cell office:value-type="float" office:value="4013.6729" table:style-name="ce1">
            <text:p>4013.6729</text:p>
          </table:table-cell>
          <table:table-cell table:number-columns-repeated="16382"/>
        </table:table-row>
        <table:table-row table:style-name="ro1">
          <table:table-cell office:value-type="float" office:value="10.992000000000001" table:style-name="ce1">
            <text:p>10.992</text:p>
          </table:table-cell>
          <table:table-cell office:value-type="float" office:value="4038.4155000000001" table:style-name="ce1">
            <text:p>4038.4155</text:p>
          </table:table-cell>
          <table:table-cell table:number-columns-repeated="16382"/>
        </table:table-row>
        <table:table-row table:style-name="ro1">
          <table:table-cell office:value-type="float" office:value="11.016" table:style-name="ce1">
            <text:p>11.016</text:p>
          </table:table-cell>
          <table:table-cell office:value-type="float" office:value="4062.4382000000001" table:style-name="ce1">
            <text:p>4062.4382</text:p>
          </table:table-cell>
          <table:table-cell table:number-columns-repeated="16382"/>
        </table:table-row>
        <table:table-row table:style-name="ro1">
          <table:table-cell office:value-type="float" office:value="11.04" table:style-name="ce1">
            <text:p>11.04</text:p>
          </table:table-cell>
          <table:table-cell office:value-type="float" office:value="4065.3180000000002" table:style-name="ce1">
            <text:p>4065.318</text:p>
          </table:table-cell>
          <table:table-cell table:number-columns-repeated="16382"/>
        </table:table-row>
        <table:table-row table:style-name="ro1">
          <table:table-cell office:value-type="float" office:value="11.064" table:style-name="ce1">
            <text:p>11.064</text:p>
          </table:table-cell>
          <table:table-cell office:value-type="float" office:value="4068.1979999999999" table:style-name="ce1">
            <text:p>4068.198</text:p>
          </table:table-cell>
          <table:table-cell table:number-columns-repeated="16382"/>
        </table:table-row>
        <table:table-row table:style-name="ro1">
          <table:table-cell office:value-type="float" office:value="11.087999999999999" table:style-name="ce1">
            <text:p>11.088</text:p>
          </table:table-cell>
          <table:table-cell office:value-type="float" office:value="4071.078" table:style-name="ce1">
            <text:p>4071.078</text:p>
          </table:table-cell>
          <table:table-cell table:number-columns-repeated="16382"/>
        </table:table-row>
        <table:table-row table:style-name="ro1">
          <table:table-cell office:value-type="float" office:value="11.112" table:style-name="ce1">
            <text:p>11.112</text:p>
          </table:table-cell>
          <table:table-cell office:value-type="float" office:value="4095.8206" table:style-name="ce1">
            <text:p>4095.8206</text:p>
          </table:table-cell>
          <table:table-cell table:number-columns-repeated="16382"/>
        </table:table-row>
        <table:table-row table:style-name="ro1">
          <table:table-cell office:value-type="float" office:value="11.135999999999999" table:style-name="ce1">
            <text:p>11.136</text:p>
          </table:table-cell>
          <table:table-cell office:value-type="float" office:value="4120.5640000000003" table:style-name="ce1">
            <text:p>4120.564</text:p>
          </table:table-cell>
          <table:table-cell table:number-columns-repeated="16382"/>
        </table:table-row>
        <table:table-row table:style-name="ro1">
          <table:table-cell office:value-type="float" office:value="11.16" table:style-name="ce1">
            <text:p>11.16</text:p>
          </table:table-cell>
          <table:table-cell office:value-type="float" office:value="4123.4449999999997" table:style-name="ce1">
            <text:p>4123.445</text:p>
          </table:table-cell>
          <table:table-cell table:number-columns-repeated="16382"/>
        </table:table-row>
        <table:table-row table:style-name="ro1">
          <table:table-cell office:value-type="float" office:value="11.183999999999999" table:style-name="ce1">
            <text:p>11.184</text:p>
          </table:table-cell>
          <table:table-cell office:value-type="float" office:value="4126.3257000000003" table:style-name="ce1">
            <text:p>4126.3257</text:p>
          </table:table-cell>
          <table:table-cell table:number-columns-repeated="16382"/>
        </table:table-row>
        <table:table-row table:style-name="ro1">
          <table:table-cell office:value-type="float" office:value="11.208" table:style-name="ce1">
            <text:p>11.208</text:p>
          </table:table-cell>
          <table:table-cell office:value-type="float" office:value="4129.2065000000002" table:style-name="ce1">
            <text:p>4129.2065</text:p>
          </table:table-cell>
          <table:table-cell table:number-columns-repeated="16382"/>
        </table:table-row>
        <table:table-row table:style-name="ro1">
          <table:table-cell office:value-type="float" office:value="11.231999999999999" table:style-name="ce1">
            <text:p>11.232</text:p>
          </table:table-cell>
          <table:table-cell office:value-type="float" office:value="4132.0874000000003" table:style-name="ce1">
            <text:p>4132.0874</text:p>
          </table:table-cell>
          <table:table-cell table:number-columns-repeated="16382"/>
        </table:table-row>
        <table:table-row table:style-name="ro1">
          <table:table-cell office:value-type="float" office:value="11.256000500000001" table:style-name="ce1">
            <text:p>11.2560005</text:p>
          </table:table-cell>
          <table:table-cell office:value-type="float" office:value="4135.6885000000002" table:style-name="ce1">
            <text:p>4135.6885</text:p>
          </table:table-cell>
          <table:table-cell table:number-columns-repeated="16382"/>
        </table:table-row>
        <table:table-row table:style-name="ro1">
          <table:table-cell office:value-type="float" office:value="11.28" table:style-name="ce1">
            <text:p>11.28</text:p>
          </table:table-cell>
          <table:table-cell office:value-type="float" office:value="4139.2896000000001" table:style-name="ce1">
            <text:p>4139.2896</text:p>
          </table:table-cell>
          <table:table-cell table:number-columns-repeated="16382"/>
        </table:table-row>
        <table:table-row table:style-name="ro1">
          <table:table-cell office:value-type="float" office:value="11.304" table:style-name="ce1">
            <text:p>11.304</text:p>
          </table:table-cell>
          <table:table-cell office:value-type="float" office:value="4142.1704" table:style-name="ce1">
            <text:p>4142.1704</text:p>
          </table:table-cell>
          <table:table-cell table:number-columns-repeated="16382"/>
        </table:table-row>
        <table:table-row table:style-name="ro1">
          <table:table-cell office:value-type="float" office:value="11.327999999999999" table:style-name="ce1">
            <text:p>11.328</text:p>
          </table:table-cell>
          <table:table-cell office:value-type="float" office:value="4145.7714999999998" table:style-name="ce1">
            <text:p>4145.7715</text:p>
          </table:table-cell>
          <table:table-cell table:number-columns-repeated="16382"/>
        </table:table-row>
        <table:table-row table:style-name="ro1">
          <table:table-cell office:value-type="float" office:value="11.352" table:style-name="ce1">
            <text:p>11.352</text:p>
          </table:table-cell>
          <table:table-cell office:value-type="float" office:value="4149.3725999999997" table:style-name="ce1">
            <text:p>4149.3726</text:p>
          </table:table-cell>
          <table:table-cell table:number-columns-repeated="16382"/>
        </table:table-row>
        <table:table-row table:style-name="ro1">
          <table:table-cell office:value-type="float" office:value="11.375999999999999" table:style-name="ce1">
            <text:p>11.376</text:p>
          </table:table-cell>
          <table:table-cell office:value-type="float" office:value="4152.9736000000003" table:style-name="ce1">
            <text:p>4152.9736</text:p>
          </table:table-cell>
          <table:table-cell table:number-columns-repeated="16382"/>
        </table:table-row>
        <table:table-row table:style-name="ro1">
          <table:table-cell office:value-type="float" office:value="11.400001" table:style-name="ce1">
            <text:p>11.400001</text:p>
          </table:table-cell>
          <table:table-cell office:value-type="float" office:value="4156.5747000000001" table:style-name="ce1">
            <text:p>4156.5747</text:p>
          </table:table-cell>
          <table:table-cell table:number-columns-repeated="16382"/>
        </table:table-row>
        <table:table-row table:style-name="ro1">
          <table:table-cell office:value-type="float" office:value="11.423999999999999" table:style-name="ce1">
            <text:p>11.424</text:p>
          </table:table-cell>
          <table:table-cell office:value-type="float" office:value="4160.1760000000004" table:style-name="ce1">
            <text:p>4160.176</text:p>
          </table:table-cell>
          <table:table-cell table:number-columns-repeated="16382"/>
        </table:table-row>
        <table:table-row table:style-name="ro1">
          <table:table-cell office:value-type="float" office:value="11.448" table:style-name="ce1">
            <text:p>11.448</text:p>
          </table:table-cell>
          <table:table-cell office:value-type="float" office:value="4163.777" table:style-name="ce1">
            <text:p>4163.777</text:p>
          </table:table-cell>
          <table:table-cell table:number-columns-repeated="16382"/>
        </table:table-row>
        <table:table-row table:style-name="ro1">
          <table:table-cell office:value-type="float" office:value="11.472" table:style-name="ce1">
            <text:p>11.472</text:p>
          </table:table-cell>
          <table:table-cell office:value-type="float" office:value="4166.6576999999997" table:style-name="ce1">
            <text:p>4166.6577</text:p>
          </table:table-cell>
          <table:table-cell table:number-columns-repeated="16382"/>
        </table:table-row>
        <table:table-row table:style-name="ro1">
          <table:table-cell office:value-type="float" office:value="11.496" table:style-name="ce1">
            <text:p>11.496</text:p>
          </table:table-cell>
          <table:table-cell office:value-type="float" office:value="4169.5385999999999" table:style-name="ce1">
            <text:p>4169.5386</text:p>
          </table:table-cell>
          <table:table-cell table:number-columns-repeated="16382"/>
        </table:table-row>
        <table:table-row table:style-name="ro1">
          <table:table-cell office:value-type="float" office:value="11.52" table:style-name="ce1">
            <text:p>11.52</text:p>
          </table:table-cell>
          <table:table-cell office:value-type="float" office:value="4172.4193999999998" table:style-name="ce1">
            <text:p>4172.4194</text:p>
          </table:table-cell>
          <table:table-cell table:number-columns-repeated="16382"/>
        </table:table-row>
        <table:table-row table:style-name="ro1">
          <table:table-cell office:value-type="float" office:value="11.544" table:style-name="ce1">
            <text:p>11.544</text:p>
          </table:table-cell>
          <table:table-cell office:value-type="float" office:value="4175.3002999999999" table:style-name="ce1">
            <text:p>4175.3003</text:p>
          </table:table-cell>
          <table:table-cell table:number-columns-repeated="16382"/>
        </table:table-row>
        <table:table-row table:style-name="ro1">
          <table:table-cell office:value-type="float" office:value="11.568" table:style-name="ce1">
            <text:p>11.568</text:p>
          </table:table-cell>
          <table:table-cell office:value-type="float" office:value="4178.1809999999996" table:style-name="ce1">
            <text:p>4178.181</text:p>
          </table:table-cell>
          <table:table-cell table:number-columns-repeated="16382"/>
        </table:table-row>
        <table:table-row table:style-name="ro1">
          <table:table-cell office:value-type="float" office:value="11.592000000000001" table:style-name="ce1">
            <text:p>11.592</text:p>
          </table:table-cell>
          <table:table-cell office:value-type="float" office:value="4181.0619999999999" table:style-name="ce1">
            <text:p>4181.062</text:p>
          </table:table-cell>
          <table:table-cell table:number-columns-repeated="16382"/>
        </table:table-row>
        <table:table-row table:style-name="ro1">
          <table:table-cell office:value-type="float" office:value="11.616" table:style-name="ce1">
            <text:p>11.616</text:p>
          </table:table-cell>
          <table:table-cell office:value-type="float" office:value="4183.9430000000002" table:style-name="ce1">
            <text:p>4183.943</text:p>
          </table:table-cell>
          <table:table-cell table:number-columns-repeated="16382"/>
        </table:table-row>
        <table:table-row table:style-name="ro1">
          <table:table-cell office:value-type="float" office:value="11.64" table:style-name="ce1">
            <text:p>11.64</text:p>
          </table:table-cell>
          <table:table-cell office:value-type="float" office:value="4186.8236999999999" table:style-name="ce1">
            <text:p>4186.8237</text:p>
          </table:table-cell>
          <table:table-cell table:number-columns-repeated="16382"/>
        </table:table-row>
        <table:table-row table:style-name="ro1">
          <table:table-cell office:value-type="float" office:value="11.6640005" table:style-name="ce1">
            <text:p>11.6640005</text:p>
          </table:table-cell>
          <table:table-cell office:value-type="float" office:value="4189.7046" table:style-name="ce1">
            <text:p>4189.7046</text:p>
          </table:table-cell>
          <table:table-cell table:number-columns-repeated="16382"/>
        </table:table-row>
        <table:table-row table:style-name="ro1">
          <table:table-cell office:value-type="float" office:value="11.688000000000001" table:style-name="ce1">
            <text:p>11.688</text:p>
          </table:table-cell>
          <table:table-cell office:value-type="float" office:value="4192.5853999999999" table:style-name="ce1">
            <text:p>4192.5854</text:p>
          </table:table-cell>
          <table:table-cell table:number-columns-repeated="16382"/>
        </table:table-row>
        <table:table-row table:style-name="ro1">
          <table:table-cell office:value-type="float" office:value="11.712" table:style-name="ce1">
            <text:p>11.712</text:p>
          </table:table-cell>
          <table:table-cell office:value-type="float" office:value="4195.4663" table:style-name="ce1">
            <text:p>4195.4663</text:p>
          </table:table-cell>
          <table:table-cell table:number-columns-repeated="16382"/>
        </table:table-row>
        <table:table-row table:style-name="ro1">
          <table:table-cell office:value-type="float" office:value="11.736000000000001" table:style-name="ce1">
            <text:p>11.736</text:p>
          </table:table-cell>
          <table:table-cell office:value-type="float" office:value="4198.3469999999998" table:style-name="ce1">
            <text:p>4198.347</text:p>
          </table:table-cell>
          <table:table-cell table:number-columns-repeated="16382"/>
        </table:table-row>
        <table:table-row table:style-name="ro1">
          <table:table-cell office:value-type="float" office:value="11.76" table:style-name="ce1">
            <text:p>11.76</text:p>
          </table:table-cell>
          <table:table-cell office:value-type="float" office:value="4201.2280000000001" table:style-name="ce1">
            <text:p>4201.228</text:p>
          </table:table-cell>
          <table:table-cell table:number-columns-repeated="16382"/>
        </table:table-row>
        <table:table-row table:style-name="ro1">
          <table:table-cell office:value-type="float" office:value="11.784000000000001" table:style-name="ce1">
            <text:p>11.784</text:p>
          </table:table-cell>
          <table:table-cell office:value-type="float" office:value="4225.9717000000001" table:style-name="ce1">
            <text:p>4225.9717</text:p>
          </table:table-cell>
          <table:table-cell table:number-columns-repeated="16382"/>
        </table:table-row>
        <table:table-row table:style-name="ro1">
          <table:table-cell office:value-type="float" office:value="11.808001000000001" table:style-name="ce1">
            <text:p>11.808001</text:p>
          </table:table-cell>
          <table:table-cell office:value-type="float" office:value="4228.8525" table:style-name="ce1">
            <text:p>4228.8525</text:p>
          </table:table-cell>
          <table:table-cell table:number-columns-repeated="16382"/>
        </table:table-row>
        <table:table-row table:style-name="ro1">
          <table:table-cell office:value-type="float" office:value="11.832000000000001" table:style-name="ce1">
            <text:p>11.832</text:p>
          </table:table-cell>
          <table:table-cell office:value-type="float" office:value="4231.7334000000001" table:style-name="ce1">
            <text:p>4231.7334</text:p>
          </table:table-cell>
          <table:table-cell table:number-columns-repeated="16382"/>
        </table:table-row>
        <table:table-row table:style-name="ro1">
          <table:table-cell office:value-type="float" office:value="11.856" table:style-name="ce1">
            <text:p>11.856</text:p>
          </table:table-cell>
          <table:table-cell office:value-type="float" office:value="4234.6143000000002" table:style-name="ce1">
            <text:p>4234.6143</text:p>
          </table:table-cell>
          <table:table-cell table:number-columns-repeated="16382"/>
        </table:table-row>
        <table:table-row table:style-name="ro1">
          <table:table-cell office:value-type="float" office:value="11.88" table:style-name="ce1">
            <text:p>11.88</text:p>
          </table:table-cell>
          <table:table-cell office:value-type="float" office:value="4237.4949999999999" table:style-name="ce1">
            <text:p>4237.495</text:p>
          </table:table-cell>
          <table:table-cell table:number-columns-repeated="16382"/>
        </table:table-row>
        <table:table-row table:style-name="ro1">
          <table:table-cell office:value-type="float" office:value="11.904" table:style-name="ce1">
            <text:p>11.904</text:p>
          </table:table-cell>
          <table:table-cell office:value-type="float" office:value="4240.3760000000002" table:style-name="ce1">
            <text:p>4240.376</text:p>
          </table:table-cell>
          <table:table-cell table:number-columns-repeated="16382"/>
        </table:table-row>
        <table:table-row table:style-name="ro1">
          <table:table-cell office:value-type="float" office:value="11.928000000000001" table:style-name="ce1">
            <text:p>11.928</text:p>
          </table:table-cell>
          <table:table-cell office:value-type="float" office:value="4243.2569999999996" table:style-name="ce1">
            <text:p>4243.257</text:p>
          </table:table-cell>
          <table:table-cell table:number-columns-repeated="16382"/>
        </table:table-row>
        <table:table-row table:style-name="ro1">
          <table:table-cell office:value-type="float" office:value="11.952" table:style-name="ce1">
            <text:p>11.952</text:p>
          </table:table-cell>
          <table:table-cell office:value-type="float" office:value="4246.1377000000002" table:style-name="ce1">
            <text:p>4246.1377</text:p>
          </table:table-cell>
          <table:table-cell table:number-columns-repeated="16382"/>
        </table:table-row>
        <table:table-row table:style-name="ro1">
          <table:table-cell office:value-type="float" office:value="11.976000000000001" table:style-name="ce1">
            <text:p>11.976</text:p>
          </table:table-cell>
          <table:table-cell office:value-type="float" office:value="4249.0186000000003" table:style-name="ce1">
            <text:p>4249.0186</text:p>
          </table:table-cell>
          <table:table-cell table:number-columns-repeated="1638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4251.8994000000002" table:style-name="ce1">
            <text:p>4251.8994</text:p>
          </table:table-cell>
          <table:table-cell table:number-columns-repeated="16382"/>
        </table:table-row>
        <table:table-row table:style-name="ro1">
          <table:table-cell office:value-type="float" office:value="12.023999999999999" table:style-name="ce1">
            <text:p>12.024</text:p>
          </table:table-cell>
          <table:table-cell office:value-type="float" office:value="4254.7803000000004" table:style-name="ce1">
            <text:p>4254.7803</text:p>
          </table:table-cell>
          <table:table-cell table:number-columns-repeated="16382"/>
        </table:table-row>
        <table:table-row table:style-name="ro1">
          <table:table-cell office:value-type="float" office:value="12.048" table:style-name="ce1">
            <text:p>12.048</text:p>
          </table:table-cell>
          <table:table-cell office:value-type="float" office:value="4257.6610000000001" table:style-name="ce1">
            <text:p>4257.661</text:p>
          </table:table-cell>
          <table:table-cell table:number-columns-repeated="16382"/>
        </table:table-row>
        <table:table-row table:style-name="ro1">
          <table:table-cell office:value-type="float" office:value="12.0720005" table:style-name="ce1">
            <text:p>12.0720005</text:p>
          </table:table-cell>
          <table:table-cell office:value-type="float" office:value="4260.5420000000004" table:style-name="ce1">
            <text:p>4260.542</text:p>
          </table:table-cell>
          <table:table-cell table:number-columns-repeated="16382"/>
        </table:table-row>
        <table:table-row table:style-name="ro1">
          <table:table-cell office:value-type="float" office:value="12.096" table:style-name="ce1">
            <text:p>12.096</text:p>
          </table:table-cell>
          <table:table-cell office:value-type="float" office:value="4263.4229999999998" table:style-name="ce1">
            <text:p>4263.423</text:p>
          </table:table-cell>
          <table:table-cell table:number-columns-repeated="16382"/>
        </table:table-row>
        <table:table-row table:style-name="ro1">
          <table:table-cell office:value-type="float" office:value="12.12" table:style-name="ce1">
            <text:p>12.12</text:p>
          </table:table-cell>
          <table:table-cell office:value-type="float" office:value="4266.3037000000004" table:style-name="ce1">
            <text:p>4266.3037</text:p>
          </table:table-cell>
          <table:table-cell table:number-columns-repeated="16382"/>
        </table:table-row>
        <table:table-row table:style-name="ro1">
          <table:table-cell office:value-type="float" office:value="12.144" table:style-name="ce1">
            <text:p>12.144</text:p>
          </table:table-cell>
          <table:table-cell office:value-type="float" office:value="4269.1845999999996" table:style-name="ce1">
            <text:p>4269.1846</text:p>
          </table:table-cell>
          <table:table-cell table:number-columns-repeated="16382"/>
        </table:table-row>
        <table:table-row table:style-name="ro1">
          <table:table-cell office:value-type="float" office:value="12.167999999999999" table:style-name="ce1">
            <text:p>12.168</text:p>
          </table:table-cell>
          <table:table-cell office:value-type="float" office:value="4272.0654000000004" table:style-name="ce1">
            <text:p>4272.0654</text:p>
          </table:table-cell>
          <table:table-cell table:number-columns-repeated="16382"/>
        </table:table-row>
        <table:table-row table:style-name="ro1">
          <table:table-cell office:value-type="float" office:value="12.192" table:style-name="ce1">
            <text:p>12.192</text:p>
          </table:table-cell>
          <table:table-cell office:value-type="float" office:value="4274.9462999999996" table:style-name="ce1">
            <text:p>4274.9463</text:p>
          </table:table-cell>
          <table:table-cell table:number-columns-repeated="16382"/>
        </table:table-row>
        <table:table-row table:style-name="ro1">
          <table:table-cell office:value-type="float" office:value="12.216001" table:style-name="ce1">
            <text:p>12.216001</text:p>
          </table:table-cell>
          <table:table-cell office:value-type="float" office:value="4277.8270000000002" table:style-name="ce1">
            <text:p>4277.827</text:p>
          </table:table-cell>
          <table:table-cell table:number-columns-repeated="16382"/>
        </table:table-row>
        <table:table-row table:style-name="ro1">
          <table:table-cell office:value-type="float" office:value="12.24" table:style-name="ce1">
            <text:p>12.24</text:p>
          </table:table-cell>
          <table:table-cell office:value-type="float" office:value="4280.7079999999996" table:style-name="ce1">
            <text:p>4280.708</text:p>
          </table:table-cell>
          <table:table-cell table:number-columns-repeated="16382"/>
        </table:table-row>
        <table:table-row table:style-name="ro1">
          <table:table-cell office:value-type="float" office:value="12.263999999999999" table:style-name="ce1">
            <text:p>12.264</text:p>
          </table:table-cell>
          <table:table-cell office:value-type="float" office:value="4283.5889999999999" table:style-name="ce1">
            <text:p>4283.589</text:p>
          </table:table-cell>
          <table:table-cell table:number-columns-repeated="16382"/>
        </table:table-row>
        <table:table-row table:style-name="ro1">
          <table:table-cell office:value-type="float" office:value="12.288" table:style-name="ce1">
            <text:p>12.288</text:p>
          </table:table-cell>
          <table:table-cell office:value-type="float" office:value="4286.4696999999996" table:style-name="ce1">
            <text:p>4286.4697</text:p>
          </table:table-cell>
          <table:table-cell table:number-columns-repeated="16382"/>
        </table:table-row>
        <table:table-row table:style-name="ro1">
          <table:table-cell office:value-type="float" office:value="12.311999999999999" table:style-name="ce1">
            <text:p>12.312</text:p>
          </table:table-cell>
          <table:table-cell office:value-type="float" office:value="4289.3505999999998" table:style-name="ce1">
            <text:p>4289.3506</text:p>
          </table:table-cell>
          <table:table-cell table:number-columns-repeated="16382"/>
        </table:table-row>
        <table:table-row table:style-name="ro1">
          <table:table-cell office:value-type="float" office:value="12.336" table:style-name="ce1">
            <text:p>12.336</text:p>
          </table:table-cell>
          <table:table-cell office:value-type="float" office:value="4292.2313999999997" table:style-name="ce1">
            <text:p>4292.2314</text:p>
          </table:table-cell>
          <table:table-cell table:number-columns-repeated="16382"/>
        </table:table-row>
        <table:table-row table:style-name="ro1">
          <table:table-cell office:value-type="float" office:value="12.36" table:style-name="ce1">
            <text:p>12.36</text:p>
          </table:table-cell>
          <table:table-cell office:value-type="float" office:value="4295.1122999999998" table:style-name="ce1">
            <text:p>4295.1123</text:p>
          </table:table-cell>
          <table:table-cell table:number-columns-repeated="16382"/>
        </table:table-row>
        <table:table-row table:style-name="ro1">
          <table:table-cell office:value-type="float" office:value="12.384" table:style-name="ce1">
            <text:p>12.384</text:p>
          </table:table-cell>
          <table:table-cell office:value-type="float" office:value="4297.9930000000004" table:style-name="ce1">
            <text:p>4297.993</text:p>
          </table:table-cell>
          <table:table-cell table:number-columns-repeated="16382"/>
        </table:table-row>
        <table:table-row table:style-name="ro1">
          <table:table-cell office:value-type="float" office:value="12.407999999999999" table:style-name="ce1">
            <text:p>12.408</text:p>
          </table:table-cell>
          <table:table-cell office:value-type="float" office:value="4300.8739999999998" table:style-name="ce1">
            <text:p>4300.874</text:p>
          </table:table-cell>
          <table:table-cell table:number-columns-repeated="16382"/>
        </table:table-row>
        <table:table-row table:style-name="ro1">
          <table:table-cell office:value-type="float" office:value="12.432" table:style-name="ce1">
            <text:p>12.432</text:p>
          </table:table-cell>
          <table:table-cell office:value-type="float" office:value="4303.7550000000001" table:style-name="ce1">
            <text:p>4303.755</text:p>
          </table:table-cell>
          <table:table-cell table:number-columns-repeated="16382"/>
        </table:table-row>
        <table:table-row table:style-name="ro1">
          <table:table-cell office:value-type="float" office:value="12.456" table:style-name="ce1">
            <text:p>12.456</text:p>
          </table:table-cell>
          <table:table-cell office:value-type="float" office:value="4306.6356999999998" table:style-name="ce1">
            <text:p>4306.6357</text:p>
          </table:table-cell>
          <table:table-cell table:number-columns-repeated="16382"/>
        </table:table-row>
        <table:table-row table:style-name="ro1">
          <table:table-cell office:value-type="float" office:value="12.480000499999999" table:style-name="ce1">
            <text:p>12.4800005</text:p>
          </table:table-cell>
          <table:table-cell office:value-type="float" office:value="4309.5165999999999" table:style-name="ce1">
            <text:p>4309.5166</text:p>
          </table:table-cell>
          <table:table-cell table:number-columns-repeated="16382"/>
        </table:table-row>
        <table:table-row table:style-name="ro1">
          <table:table-cell office:value-type="float" office:value="12.504" table:style-name="ce1">
            <text:p>12.504</text:p>
          </table:table-cell>
          <table:table-cell office:value-type="float" office:value="4312.3975" table:style-name="ce1">
            <text:p>4312.3975</text:p>
          </table:table-cell>
          <table:table-cell table:number-columns-repeated="16382"/>
        </table:table-row>
        <table:table-row table:style-name="ro1">
          <table:table-cell office:value-type="float" office:value="12.528" table:style-name="ce1">
            <text:p>12.528</text:p>
          </table:table-cell>
          <table:table-cell office:value-type="float" office:value="4315.2782999999999" table:style-name="ce1">
            <text:p>4315.2783</text:p>
          </table:table-cell>
          <table:table-cell table:number-columns-repeated="16382"/>
        </table:table-row>
        <table:table-row table:style-name="ro1">
          <table:table-cell office:value-type="float" office:value="12.552" table:style-name="ce1">
            <text:p>12.552</text:p>
          </table:table-cell>
          <table:table-cell office:value-type="float" office:value="4318.1589999999997" table:style-name="ce1">
            <text:p>4318.159</text:p>
          </table:table-cell>
          <table:table-cell table:number-columns-repeated="16382"/>
        </table:table-row>
        <table:table-row table:style-name="ro1">
          <table:table-cell office:value-type="float" office:value="12.576000000000001" table:style-name="ce1">
            <text:p>12.576</text:p>
          </table:table-cell>
          <table:table-cell office:value-type="float" office:value="4321.04" table:style-name="ce1">
            <text:p>4321.04</text:p>
          </table:table-cell>
          <table:table-cell table:number-columns-repeated="16382"/>
        </table:table-row>
        <table:table-row table:style-name="ro1">
          <table:table-cell office:value-type="float" office:value="12.6" table:style-name="ce1">
            <text:p>12.6</text:p>
          </table:table-cell>
          <table:table-cell office:value-type="float" office:value="4323.9210000000003" table:style-name="ce1">
            <text:p>4323.921</text:p>
          </table:table-cell>
          <table:table-cell table:number-columns-repeated="16382"/>
        </table:table-row>
        <table:table-row table:style-name="ro1">
          <table:table-cell office:value-type="float" office:value="12.624001" table:style-name="ce1">
            <text:p>12.624001</text:p>
          </table:table-cell>
          <table:table-cell office:value-type="float" office:value="4326.0815000000002" table:style-name="ce1">
            <text:p>4326.0815</text:p>
          </table:table-cell>
          <table:table-cell table:number-columns-repeated="16382"/>
        </table:table-row>
        <table:table-row table:style-name="ro1">
          <table:table-cell office:value-type="float" office:value="12.648" table:style-name="ce1">
            <text:p>12.648</text:p>
          </table:table-cell>
          <table:table-cell office:value-type="float" office:value="4328.2420000000002" table:style-name="ce1">
            <text:p>4328.242</text:p>
          </table:table-cell>
          <table:table-cell table:number-columns-repeated="16382"/>
        </table:table-row>
        <table:table-row table:style-name="ro1">
          <table:table-cell office:value-type="float" office:value="12.672000000000001" table:style-name="ce1">
            <text:p>12.672</text:p>
          </table:table-cell>
          <table:table-cell office:value-type="float" office:value="4331.1229999999996" table:style-name="ce1">
            <text:p>4331.123</text:p>
          </table:table-cell>
          <table:table-cell table:number-columns-repeated="16382"/>
        </table:table-row>
        <table:table-row table:style-name="ro1">
          <table:table-cell office:value-type="float" office:value="12.696" table:style-name="ce1">
            <text:p>12.696</text:p>
          </table:table-cell>
          <table:table-cell office:value-type="float" office:value="4333.2837" table:style-name="ce1">
            <text:p>4333.2837</text:p>
          </table:table-cell>
          <table:table-cell table:number-columns-repeated="16382"/>
        </table:table-row>
        <table:table-row table:style-name="ro1">
          <table:table-cell office:value-type="float" office:value="12.72" table:style-name="ce1">
            <text:p>12.72</text:p>
          </table:table-cell>
          <table:table-cell office:value-type="float" office:value="4335.4443000000001" table:style-name="ce1">
            <text:p>4335.4443</text:p>
          </table:table-cell>
          <table:table-cell table:number-columns-repeated="16382"/>
        </table:table-row>
        <table:table-row table:style-name="ro1">
          <table:table-cell office:value-type="float" office:value="12.744" table:style-name="ce1">
            <text:p>12.744</text:p>
          </table:table-cell>
          <table:table-cell office:value-type="float" office:value="4337.6049999999996" table:style-name="ce1">
            <text:p>4337.605</text:p>
          </table:table-cell>
          <table:table-cell table:number-columns-repeated="16382"/>
        </table:table-row>
        <table:table-row table:style-name="ro1">
          <table:table-cell office:value-type="float" office:value="12.768000000000001" table:style-name="ce1">
            <text:p>12.768</text:p>
          </table:table-cell>
          <table:table-cell office:value-type="float" office:value="4339.7655999999997" table:style-name="ce1">
            <text:p>4339.7656</text:p>
          </table:table-cell>
          <table:table-cell table:number-columns-repeated="16382"/>
        </table:table-row>
        <table:table-row table:style-name="ro1">
          <table:table-cell office:value-type="float" office:value="12.792" table:style-name="ce1">
            <text:p>12.792</text:p>
          </table:table-cell>
          <table:table-cell office:value-type="float" office:value="4341.9263000000001" table:style-name="ce1">
            <text:p>4341.9263</text:p>
          </table:table-cell>
          <table:table-cell table:number-columns-repeated="16382"/>
        </table:table-row>
        <table:table-row table:style-name="ro1">
          <table:table-cell office:value-type="float" office:value="12.816000000000001" table:style-name="ce1">
            <text:p>12.816</text:p>
          </table:table-cell>
          <table:table-cell office:value-type="float" office:value="4344.0870000000004" table:style-name="ce1">
            <text:p>4344.087</text:p>
          </table:table-cell>
          <table:table-cell table:number-columns-repeated="16382"/>
        </table:table-row>
        <table:table-row table:style-name="ro1">
          <table:table-cell office:value-type="float" office:value="12.84" table:style-name="ce1">
            <text:p>12.84</text:p>
          </table:table-cell>
          <table:table-cell office:value-type="float" office:value="4346.2475999999997" table:style-name="ce1">
            <text:p>4346.2476</text:p>
          </table:table-cell>
          <table:table-cell table:number-columns-repeated="16382"/>
        </table:table-row>
        <table:table-row table:style-name="ro1">
          <table:table-cell office:value-type="float" office:value="12.864000000000001" table:style-name="ce1">
            <text:p>12.864</text:p>
          </table:table-cell>
          <table:table-cell office:value-type="float" office:value="4348.4080000000004" table:style-name="ce1">
            <text:p>4348.408</text:p>
          </table:table-cell>
          <table:table-cell table:number-columns-repeated="16382"/>
        </table:table-row>
        <table:table-row table:style-name="ro1">
          <table:table-cell office:value-type="float" office:value="12.8880005" table:style-name="ce1">
            <text:p>12.8880005</text:p>
          </table:table-cell>
          <table:table-cell office:value-type="float" office:value="4350.5690000000004" table:style-name="ce1">
            <text:p>4350.569</text:p>
          </table:table-cell>
          <table:table-cell table:number-columns-repeated="16382"/>
        </table:table-row>
        <table:table-row table:style-name="ro1">
          <table:table-cell office:value-type="float" office:value="12.912000000000001" table:style-name="ce1">
            <text:p>12.912</text:p>
          </table:table-cell>
          <table:table-cell office:value-type="float" office:value="4352.7295000000004" table:style-name="ce1">
            <text:p>4352.7295</text:p>
          </table:table-cell>
          <table:table-cell table:number-columns-repeated="16382"/>
        </table:table-row>
        <table:table-row table:style-name="ro1">
          <table:table-cell office:value-type="float" office:value="12.936" table:style-name="ce1">
            <text:p>12.936</text:p>
          </table:table-cell>
          <table:table-cell office:value-type="float" office:value="4354.8900000000003" table:style-name="ce1">
            <text:p>4354.89</text:p>
          </table:table-cell>
          <table:table-cell table:number-columns-repeated="16382"/>
        </table:table-row>
        <table:table-row table:style-name="ro1">
          <table:table-cell office:value-type="float" office:value="12.96" table:style-name="ce1">
            <text:p>12.96</text:p>
          </table:table-cell>
          <table:table-cell office:value-type="float" office:value="4357.0510000000004" table:style-name="ce1">
            <text:p>4357.051</text:p>
          </table:table-cell>
          <table:table-cell table:number-columns-repeated="16382"/>
        </table:table-row>
        <table:table-row table:style-name="ro1">
          <table:table-cell office:value-type="float" office:value="12.984" table:style-name="ce1">
            <text:p>12.984</text:p>
          </table:table-cell>
          <table:table-cell office:value-type="float" office:value="4359.9315999999999" table:style-name="ce1">
            <text:p>4359.9316</text:p>
          </table:table-cell>
          <table:table-cell table:number-columns-repeated="16382"/>
        </table:table-row>
        <table:table-row table:style-name="ro1">
          <table:table-cell office:value-type="float" office:value="13.007999999999999" table:style-name="ce1">
            <text:p>13.008</text:p>
          </table:table-cell>
          <table:table-cell office:value-type="float" office:value="4362.8125" table:style-name="ce1">
            <text:p>4362.8125</text:p>
          </table:table-cell>
          <table:table-cell table:number-columns-repeated="16382"/>
        </table:table-row>
        <table:table-row table:style-name="ro1">
          <table:table-cell office:value-type="float" office:value="13.032000999999999" table:style-name="ce1">
            <text:p>13.032001</text:p>
          </table:table-cell>
          <table:table-cell office:value-type="float" office:value="4364.973" table:style-name="ce1">
            <text:p>4364.973</text:p>
          </table:table-cell>
          <table:table-cell table:number-columns-repeated="16382"/>
        </table:table-row>
        <table:table-row table:style-name="ro1">
          <table:table-cell office:value-type="float" office:value="13.055999999999999" table:style-name="ce1">
            <text:p>13.056</text:p>
          </table:table-cell>
          <table:table-cell office:value-type="float" office:value="4367.134" table:style-name="ce1">
            <text:p>4367.134</text:p>
          </table:table-cell>
          <table:table-cell table:number-columns-repeated="16382"/>
        </table:table-row>
        <table:table-row table:style-name="ro1">
          <table:table-cell office:value-type="float" office:value="13.08" table:style-name="ce1">
            <text:p>13.08</text:p>
          </table:table-cell>
          <table:table-cell office:value-type="float" office:value="4369.2943999999998" table:style-name="ce1">
            <text:p>4369.2944</text:p>
          </table:table-cell>
          <table:table-cell table:number-columns-repeated="16382"/>
        </table:table-row>
        <table:table-row table:style-name="ro1">
          <table:table-cell office:value-type="float" office:value="13.103999999999999" table:style-name="ce1">
            <text:p>13.104</text:p>
          </table:table-cell>
          <table:table-cell office:value-type="float" office:value="4371.4549999999999" table:style-name="ce1">
            <text:p>4371.455</text:p>
          </table:table-cell>
          <table:table-cell table:number-columns-repeated="16382"/>
        </table:table-row>
        <table:table-row table:style-name="ro1">
          <table:table-cell office:value-type="float" office:value="13.128" table:style-name="ce1">
            <text:p>13.128</text:p>
          </table:table-cell>
          <table:table-cell office:value-type="float" office:value="4372.8954999999996" table:style-name="ce1">
            <text:p>4372.8955</text:p>
          </table:table-cell>
          <table:table-cell table:number-columns-repeated="16382"/>
        </table:table-row>
        <table:table-row table:style-name="ro1">
          <table:table-cell office:value-type="float" office:value="13.151999999999999" table:style-name="ce1">
            <text:p>13.152</text:p>
          </table:table-cell>
          <table:table-cell office:value-type="float" office:value="4374.3360000000002" table:style-name="ce1">
            <text:p>4374.336</text:p>
          </table:table-cell>
          <table:table-cell table:number-columns-repeated="16382"/>
        </table:table-row>
        <table:table-row table:style-name="ro1">
          <table:table-cell office:value-type="float" office:value="13.176" table:style-name="ce1">
            <text:p>13.176</text:p>
          </table:table-cell>
          <table:table-cell office:value-type="float" office:value="4375.7763999999997" table:style-name="ce1">
            <text:p>4375.7764</text:p>
          </table:table-cell>
          <table:table-cell table:number-columns-repeated="16382"/>
        </table:table-row>
        <table:table-row table:style-name="ro1">
          <table:table-cell office:value-type="float" office:value="13.2" table:style-name="ce1">
            <text:p>13.2</text:p>
          </table:table-cell>
          <table:table-cell office:value-type="float" office:value="4377.2169999999996" table:style-name="ce1">
            <text:p>4377.217</text:p>
          </table:table-cell>
          <table:table-cell table:number-columns-repeated="16382"/>
        </table:table-row>
        <table:table-row table:style-name="ro1">
          <table:table-cell office:value-type="float" office:value="13.224" table:style-name="ce1">
            <text:p>13.224</text:p>
          </table:table-cell>
          <table:table-cell office:value-type="float" office:value="4378.6570000000002" table:style-name="ce1">
            <text:p>4378.657</text:p>
          </table:table-cell>
          <table:table-cell table:number-columns-repeated="16382"/>
        </table:table-row>
        <table:table-row table:style-name="ro1">
          <table:table-cell office:value-type="float" office:value="13.247999999999999" table:style-name="ce1">
            <text:p>13.248</text:p>
          </table:table-cell>
          <table:table-cell office:value-type="float" office:value="4380.0977000000003" table:style-name="ce1">
            <text:p>4380.0977</text:p>
          </table:table-cell>
          <table:table-cell table:number-columns-repeated="16382"/>
        </table:table-row>
        <table:table-row table:style-name="ro1">
          <table:table-cell office:value-type="float" office:value="13.272" table:style-name="ce1">
            <text:p>13.272</text:p>
          </table:table-cell>
          <table:table-cell office:value-type="float" office:value="4381.5379999999996" table:style-name="ce1">
            <text:p>4381.538</text:p>
          </table:table-cell>
          <table:table-cell table:number-columns-repeated="16382"/>
        </table:table-row>
        <table:table-row table:style-name="ro1">
          <table:table-cell office:value-type="float" office:value="13.2960005" table:style-name="ce1">
            <text:p>13.2960005</text:p>
          </table:table-cell>
          <table:table-cell office:value-type="float" office:value="4382.9785000000002" table:style-name="ce1">
            <text:p>4382.9785</text:p>
          </table:table-cell>
          <table:table-cell table:number-columns-repeated="16382"/>
        </table:table-row>
        <table:table-row table:style-name="ro1">
          <table:table-cell office:value-type="float" office:value="13.32" table:style-name="ce1">
            <text:p>13.32</text:p>
          </table:table-cell>
          <table:table-cell office:value-type="float" office:value="4384.4189999999999" table:style-name="ce1">
            <text:p>4384.419</text:p>
          </table:table-cell>
          <table:table-cell table:number-columns-repeated="16382"/>
        </table:table-row>
        <table:table-row table:style-name="ro1">
          <table:table-cell office:value-type="float" office:value="13.343999999999999" table:style-name="ce1">
            <text:p>13.344</text:p>
          </table:table-cell>
          <table:table-cell office:value-type="float" office:value="4385.8594000000003" table:style-name="ce1">
            <text:p>4385.8594</text:p>
          </table:table-cell>
          <table:table-cell table:number-columns-repeated="16382"/>
        </table:table-row>
        <table:table-row table:style-name="ro1">
          <table:table-cell office:value-type="float" office:value="13.368" table:style-name="ce1">
            <text:p>13.368</text:p>
          </table:table-cell>
          <table:table-cell office:value-type="float" office:value="4387.3" table:style-name="ce1">
            <text:p>4387.3</text:p>
          </table:table-cell>
          <table:table-cell table:number-columns-repeated="16382"/>
        </table:table-row>
        <table:table-row table:style-name="ro1">
          <table:table-cell office:value-type="float" office:value="13.391999999999999" table:style-name="ce1">
            <text:p>13.392</text:p>
          </table:table-cell>
          <table:table-cell office:value-type="float" office:value="4388.74" table:style-name="ce1">
            <text:p>4388.74</text:p>
          </table:table-cell>
          <table:table-cell table:number-columns-repeated="16382"/>
        </table:table-row>
        <table:table-row table:style-name="ro1">
          <table:table-cell office:value-type="float" office:value="13.416" table:style-name="ce1">
            <text:p>13.416</text:p>
          </table:table-cell>
          <table:table-cell office:value-type="float" office:value="4390.1806999999999" table:style-name="ce1">
            <text:p>4390.1807</text:p>
          </table:table-cell>
          <table:table-cell table:number-columns-repeated="16382"/>
        </table:table-row>
        <table:table-row table:style-name="ro1">
          <table:table-cell office:value-type="float" office:value="13.440001000000001" table:style-name="ce1">
            <text:p>13.440001</text:p>
          </table:table-cell>
          <table:table-cell office:value-type="float" office:value="4391.6210000000001" table:style-name="ce1">
            <text:p>4391.621</text:p>
          </table:table-cell>
          <table:table-cell table:number-columns-repeated="16382"/>
        </table:table-row>
        <table:table-row table:style-name="ro1">
          <table:table-cell office:value-type="float" office:value="13.464" table:style-name="ce1">
            <text:p>13.464</text:p>
          </table:table-cell>
          <table:table-cell office:value-type="float" office:value="4393.0614999999998" table:style-name="ce1">
            <text:p>4393.0615</text:p>
          </table:table-cell>
          <table:table-cell table:number-columns-repeated="16382"/>
        </table:table-row>
        <table:table-row table:style-name="ro1">
          <table:table-cell office:value-type="float" office:value="13.488" table:style-name="ce1">
            <text:p>13.488</text:p>
          </table:table-cell>
          <table:table-cell office:value-type="float" office:value="4395.2219999999998" table:style-name="ce1">
            <text:p>4395.222</text:p>
          </table:table-cell>
          <table:table-cell table:number-columns-repeated="16382"/>
        </table:table-row>
        <table:table-row table:style-name="ro1">
          <table:table-cell office:value-type="float" office:value="13.512" table:style-name="ce1">
            <text:p>13.512</text:p>
          </table:table-cell>
          <table:table-cell office:value-type="float" office:value="4419.2456000000002" table:style-name="ce1">
            <text:p>4419.2456</text:p>
          </table:table-cell>
          <table:table-cell table:number-columns-repeated="16382"/>
        </table:table-row>
        <table:table-row table:style-name="ro1">
          <table:table-cell office:value-type="float" office:value="13.536" table:style-name="ce1">
            <text:p>13.536</text:p>
          </table:table-cell>
          <table:table-cell office:value-type="float" office:value="4443.2690000000002" table:style-name="ce1">
            <text:p>4443.269</text:p>
          </table:table-cell>
          <table:table-cell table:number-columns-repeated="16382"/>
        </table:table-row>
        <table:table-row table:style-name="ro1">
          <table:table-cell office:value-type="float" office:value="13.56" table:style-name="ce1">
            <text:p>13.56</text:p>
          </table:table-cell>
          <table:table-cell office:value-type="float" office:value="4467.2924999999996" table:style-name="ce1">
            <text:p>4467.2925</text:p>
          </table:table-cell>
          <table:table-cell table:number-columns-repeated="16382"/>
        </table:table-row>
        <table:table-row table:style-name="ro1">
          <table:table-cell office:value-type="float" office:value="13.584001000000001" table:style-name="ce1">
            <text:p>13.584001</text:p>
          </table:table-cell>
          <table:table-cell office:value-type="float" office:value="4469.4530000000004" table:style-name="ce1">
            <text:p>4469.453</text:p>
          </table:table-cell>
          <table:table-cell table:number-columns-repeated="16382"/>
        </table:table-row>
        <table:table-row table:style-name="ro1">
          <table:table-cell office:value-type="float" office:value="13.608000000000001" table:style-name="ce1">
            <text:p>13.608</text:p>
          </table:table-cell>
          <table:table-cell office:value-type="float" office:value="4471.6139999999996" table:style-name="ce1">
            <text:p>4471.614</text:p>
          </table:table-cell>
          <table:table-cell table:number-columns-repeated="16382"/>
        </table:table-row>
        <table:table-row table:style-name="ro1">
          <table:table-cell office:value-type="float" office:value="13.632" table:style-name="ce1">
            <text:p>13.632</text:p>
          </table:table-cell>
          <table:table-cell office:value-type="float" office:value="4473.7744000000002" table:style-name="ce1">
            <text:p>4473.7744</text:p>
          </table:table-cell>
          <table:table-cell table:number-columns-repeated="16382"/>
        </table:table-row>
        <table:table-row table:style-name="ro1">
          <table:table-cell office:value-type="float" office:value="13.656000000000001" table:style-name="ce1">
            <text:p>13.656</text:p>
          </table:table-cell>
          <table:table-cell office:value-type="float" office:value="4476.6553000000004" table:style-name="ce1">
            <text:p>4476.6553</text:p>
          </table:table-cell>
          <table:table-cell table:number-columns-repeated="16382"/>
        </table:table-row>
        <table:table-row table:style-name="ro1">
          <table:table-cell office:value-type="float" office:value="13.68" table:style-name="ce1">
            <text:p>13.68</text:p>
          </table:table-cell>
          <table:table-cell office:value-type="float" office:value="4479.5360000000001" table:style-name="ce1">
            <text:p>4479.536</text:p>
          </table:table-cell>
          <table:table-cell table:number-columns-repeated="16382"/>
        </table:table-row>
        <table:table-row table:style-name="ro1">
          <table:table-cell office:value-type="float" office:value="13.704000000000001" table:style-name="ce1">
            <text:p>13.704</text:p>
          </table:table-cell>
          <table:table-cell office:value-type="float" office:value="4504.28" table:style-name="ce1">
            <text:p>4504.28</text:p>
          </table:table-cell>
          <table:table-cell table:number-columns-repeated="16382"/>
        </table:table-row>
        <table:table-row table:style-name="ro1">
          <table:table-cell office:value-type="float" office:value="13.728" table:style-name="ce1">
            <text:p>13.728</text:p>
          </table:table-cell>
          <table:table-cell office:value-type="float" office:value="4529.0234" table:style-name="ce1">
            <text:p>4529.0234</text:p>
          </table:table-cell>
          <table:table-cell table:number-columns-repeated="16382"/>
        </table:table-row>
        <table:table-row table:style-name="ro1">
          <table:table-cell office:value-type="float" office:value="13.752000000000001" table:style-name="ce1">
            <text:p>13.752</text:p>
          </table:table-cell>
          <table:table-cell office:value-type="float" office:value="4553.7669999999998" table:style-name="ce1">
            <text:p>4553.767</text:p>
          </table:table-cell>
          <table:table-cell table:number-columns-repeated="16382"/>
        </table:table-row>
        <table:table-row table:style-name="ro1">
          <table:table-cell office:value-type="float" office:value="13.776" table:style-name="ce1">
            <text:p>13.776</text:p>
          </table:table-cell>
          <table:table-cell office:value-type="float" office:value="4578.5106999999998" table:style-name="ce1">
            <text:p>4578.5107</text:p>
          </table:table-cell>
          <table:table-cell table:number-columns-repeated="16382"/>
        </table:table-row>
        <table:table-row table:style-name="ro1">
          <table:table-cell office:value-type="float" office:value="13.8" table:style-name="ce1">
            <text:p>13.8</text:p>
          </table:table-cell>
          <table:table-cell office:value-type="float" office:value="4603.9745999999996" table:style-name="ce1">
            <text:p>4603.9746</text:p>
          </table:table-cell>
          <table:table-cell table:number-columns-repeated="16382"/>
        </table:table-row>
        <table:table-row table:style-name="ro1">
          <table:table-cell office:value-type="float" office:value="13.824" table:style-name="ce1">
            <text:p>13.824</text:p>
          </table:table-cell>
          <table:table-cell office:value-type="float" office:value="4629.4385000000002" table:style-name="ce1">
            <text:p>4629.4385</text:p>
          </table:table-cell>
          <table:table-cell table:number-columns-repeated="16382"/>
        </table:table-row>
        <table:table-row table:style-name="ro1">
          <table:table-cell office:value-type="float" office:value="13.848001" table:style-name="ce1">
            <text:p>13.848001</text:p>
          </table:table-cell>
          <table:table-cell office:value-type="float" office:value="4654.9022999999997" table:style-name="ce1">
            <text:p>4654.9023</text:p>
          </table:table-cell>
          <table:table-cell table:number-columns-repeated="16382"/>
        </table:table-row>
        <table:table-row table:style-name="ro1">
          <table:table-cell office:value-type="float" office:value="13.872" table:style-name="ce1">
            <text:p>13.872</text:p>
          </table:table-cell>
          <table:table-cell office:value-type="float" office:value="4680.366" table:style-name="ce1">
            <text:p>4680.366</text:p>
          </table:table-cell>
          <table:table-cell table:number-columns-repeated="16382"/>
        </table:table-row>
        <table:table-row table:style-name="ro1">
          <table:table-cell office:value-type="float" office:value="13.896000000000001" table:style-name="ce1">
            <text:p>13.896</text:p>
          </table:table-cell>
          <table:table-cell office:value-type="float" office:value="4705.83" table:style-name="ce1">
            <text:p>4705.83</text:p>
          </table:table-cell>
          <table:table-cell table:number-columns-repeated="16382"/>
        </table:table-row>
        <table:table-row table:style-name="ro1">
          <table:table-cell office:value-type="float" office:value="13.92" table:style-name="ce1">
            <text:p>13.92</text:p>
          </table:table-cell>
          <table:table-cell office:value-type="float" office:value="4731.2939999999999" table:style-name="ce1">
            <text:p>4731.294</text:p>
          </table:table-cell>
          <table:table-cell table:number-columns-repeated="16382"/>
        </table:table-row>
        <table:table-row table:style-name="ro1">
          <table:table-cell office:value-type="float" office:value="13.944000000000001" table:style-name="ce1">
            <text:p>13.944</text:p>
          </table:table-cell>
          <table:table-cell office:value-type="float" office:value="4756.7579999999998" table:style-name="ce1">
            <text:p>4756.758</text:p>
          </table:table-cell>
          <table:table-cell table:number-columns-repeated="16382"/>
        </table:table-row>
        <table:table-row table:style-name="ro1">
          <table:table-cell office:value-type="float" office:value="13.968" table:style-name="ce1">
            <text:p>13.968</text:p>
          </table:table-cell>
          <table:table-cell office:value-type="float" office:value="4782.2217000000001" table:style-name="ce1">
            <text:p>4782.2217</text:p>
          </table:table-cell>
          <table:table-cell table:number-columns-repeated="16382"/>
        </table:table-row>
        <table:table-row table:style-name="ro1">
          <table:table-cell office:value-type="float" office:value="13.992001" table:style-name="ce1">
            <text:p>13.992001</text:p>
          </table:table-cell>
          <table:table-cell office:value-type="float" office:value="4785.8227999999999" table:style-name="ce1">
            <text:p>4785.8228</text:p>
          </table:table-cell>
          <table:table-cell table:number-columns-repeated="16382"/>
        </table:table-row>
        <table:table-row table:style-name="ro1">
          <table:table-cell office:value-type="float" office:value="14.016" table:style-name="ce1">
            <text:p>14.016</text:p>
          </table:table-cell>
          <table:table-cell office:value-type="float" office:value="4790.1440000000002" table:style-name="ce1">
            <text:p>4790.144</text:p>
          </table:table-cell>
          <table:table-cell table:number-columns-repeated="16382"/>
        </table:table-row>
        <table:table-row table:style-name="ro1">
          <table:table-cell office:value-type="float" office:value="14.04" table:style-name="ce1">
            <text:p>14.04</text:p>
          </table:table-cell>
          <table:table-cell office:value-type="float" office:value="4794.4652999999998" table:style-name="ce1">
            <text:p>4794.4653</text:p>
          </table:table-cell>
          <table:table-cell table:number-columns-repeated="16382"/>
        </table:table-row>
        <table:table-row table:style-name="ro1">
          <table:table-cell office:value-type="float" office:value="14.064" table:style-name="ce1">
            <text:p>14.064</text:p>
          </table:table-cell>
          <table:table-cell office:value-type="float" office:value="4798.7866000000004" table:style-name="ce1">
            <text:p>4798.7866</text:p>
          </table:table-cell>
          <table:table-cell table:number-columns-repeated="16382"/>
        </table:table-row>
        <table:table-row table:style-name="ro1">
          <table:table-cell office:value-type="float" office:value="14.087999999999999" table:style-name="ce1">
            <text:p>14.088</text:p>
          </table:table-cell>
          <table:table-cell office:value-type="float" office:value="4803.1080000000002" table:style-name="ce1">
            <text:p>4803.108</text:p>
          </table:table-cell>
          <table:table-cell table:number-columns-repeated="16382"/>
        </table:table-row>
        <table:table-row table:style-name="ro1">
          <table:table-cell office:value-type="float" office:value="14.112" table:style-name="ce1">
            <text:p>14.112</text:p>
          </table:table-cell>
          <table:table-cell office:value-type="float" office:value="4807.4290000000001" table:style-name="ce1">
            <text:p>4807.429</text:p>
          </table:table-cell>
          <table:table-cell table:number-columns-repeated="16382"/>
        </table:table-row>
        <table:table-row table:style-name="ro1">
          <table:table-cell office:value-type="float" office:value="14.135999999999999" table:style-name="ce1">
            <text:p>14.136</text:p>
          </table:table-cell>
          <table:table-cell office:value-type="float" office:value="4811.0303000000004" table:style-name="ce1">
            <text:p>4811.0303</text:p>
          </table:table-cell>
          <table:table-cell table:number-columns-repeated="16382"/>
        </table:table-row>
        <table:table-row table:style-name="ro1">
          <table:table-cell office:value-type="float" office:value="14.16" table:style-name="ce1">
            <text:p>14.16</text:p>
          </table:table-cell>
          <table:table-cell office:value-type="float" office:value="4814.6313" table:style-name="ce1">
            <text:p>4814.6313</text:p>
          </table:table-cell>
          <table:table-cell table:number-columns-repeated="16382"/>
        </table:table-row>
        <table:table-row table:style-name="ro1">
          <table:table-cell office:value-type="float" office:value="14.183999999999999" table:style-name="ce1">
            <text:p>14.184</text:p>
          </table:table-cell>
          <table:table-cell office:value-type="float" office:value="4818.2323999999999" table:style-name="ce1">
            <text:p>4818.2324</text:p>
          </table:table-cell>
          <table:table-cell table:number-columns-repeated="16382"/>
        </table:table-row>
        <table:table-row table:style-name="ro1">
          <table:table-cell office:value-type="float" office:value="14.208" table:style-name="ce1">
            <text:p>14.208</text:p>
          </table:table-cell>
          <table:table-cell office:value-type="float" office:value="4822.5537000000004" table:style-name="ce1">
            <text:p>4822.5537</text:p>
          </table:table-cell>
          <table:table-cell table:number-columns-repeated="16382"/>
        </table:table-row>
        <table:table-row table:style-name="ro1">
          <table:table-cell office:value-type="float" office:value="14.231999999999999" table:style-name="ce1">
            <text:p>14.232</text:p>
          </table:table-cell>
          <table:table-cell office:value-type="float" office:value="4826.875" table:style-name="ce1">
            <text:p>4826.875</text:p>
          </table:table-cell>
          <table:table-cell table:number-columns-repeated="16382"/>
        </table:table-row>
        <table:table-row table:style-name="ro1">
          <table:table-cell office:value-type="float" office:value="14.256000500000001" table:style-name="ce1">
            <text:p>14.2560005</text:p>
          </table:table-cell>
          <table:table-cell office:value-type="float" office:value="4831.1962999999996" table:style-name="ce1">
            <text:p>4831.1963</text:p>
          </table:table-cell>
          <table:table-cell table:number-columns-repeated="16382"/>
        </table:table-row>
        <table:table-row table:style-name="ro1">
          <table:table-cell office:value-type="float" office:value="14.28" table:style-name="ce1">
            <text:p>14.28</text:p>
          </table:table-cell>
          <table:table-cell office:value-type="float" office:value="4834.7974000000004" table:style-name="ce1">
            <text:p>4834.7974</text:p>
          </table:table-cell>
          <table:table-cell table:number-columns-repeated="16382"/>
        </table:table-row>
        <table:table-row table:style-name="ro1">
          <table:table-cell office:value-type="float" office:value="14.304" table:style-name="ce1">
            <text:p>14.304</text:p>
          </table:table-cell>
          <table:table-cell office:value-type="float" office:value="4838.3984" table:style-name="ce1">
            <text:p>4838.3984</text:p>
          </table:table-cell>
          <table:table-cell table:number-columns-repeated="16382"/>
        </table:table-row>
        <table:table-row table:style-name="ro1">
          <table:table-cell office:value-type="float" office:value="14.327999999999999" table:style-name="ce1">
            <text:p>14.328</text:p>
          </table:table-cell>
          <table:table-cell office:value-type="float" office:value="4841.9994999999999" table:style-name="ce1">
            <text:p>4841.9995</text:p>
          </table:table-cell>
          <table:table-cell table:number-columns-repeated="16382"/>
        </table:table-row>
        <table:table-row table:style-name="ro1">
          <table:table-cell office:value-type="float" office:value="14.352" table:style-name="ce1">
            <text:p>14.352</text:p>
          </table:table-cell>
          <table:table-cell office:value-type="float" office:value="4867.4633999999996" table:style-name="ce1">
            <text:p>4867.4634</text:p>
          </table:table-cell>
          <table:table-cell table:number-columns-repeated="16382"/>
        </table:table-row>
        <table:table-row table:style-name="ro1">
          <table:table-cell office:value-type="float" office:value="14.375999999999999" table:style-name="ce1">
            <text:p>14.376</text:p>
          </table:table-cell>
          <table:table-cell office:value-type="float" office:value="4892.9272000000001" table:style-name="ce1">
            <text:p>4892.9272</text:p>
          </table:table-cell>
          <table:table-cell table:number-columns-repeated="16382"/>
        </table:table-row>
        <table:table-row table:style-name="ro1">
          <table:table-cell office:value-type="float" office:value="14.400001" table:style-name="ce1">
            <text:p>14.400001</text:p>
          </table:table-cell>
          <table:table-cell office:value-type="float" office:value="4918.3909999999996" table:style-name="ce1">
            <text:p>4918.391</text:p>
          </table:table-cell>
          <table:table-cell table:number-columns-repeated="16382"/>
        </table:table-row>
        <table:table-row table:style-name="ro1">
          <table:table-cell office:value-type="float" office:value="14.423999999999999" table:style-name="ce1">
            <text:p>14.424</text:p>
          </table:table-cell>
          <table:table-cell office:value-type="float" office:value="4943.8549999999996" table:style-name="ce1">
            <text:p>4943.855</text:p>
          </table:table-cell>
          <table:table-cell table:number-columns-repeated="16382"/>
        </table:table-row>
        <table:table-row table:style-name="ro1">
          <table:table-cell office:value-type="float" office:value="14.448" table:style-name="ce1">
            <text:p>14.448</text:p>
          </table:table-cell>
          <table:table-cell office:value-type="float" office:value="4969.3190000000004" table:style-name="ce1">
            <text:p>4969.319</text:p>
          </table:table-cell>
          <table:table-cell table:number-columns-repeated="16382"/>
        </table:table-row>
        <table:table-row table:style-name="ro1">
          <table:table-cell office:value-type="float" office:value="14.472" table:style-name="ce1">
            <text:p>14.472</text:p>
          </table:table-cell>
          <table:table-cell office:value-type="float" office:value="4994.7826999999997" table:style-name="ce1">
            <text:p>4994.7827</text:p>
          </table:table-cell>
          <table:table-cell table:number-columns-repeated="16382"/>
        </table:table-row>
        <table:table-row table:style-name="ro1">
          <table:table-cell office:value-type="float" office:value="14.496" table:style-name="ce1">
            <text:p>14.496</text:p>
          </table:table-cell>
          <table:table-cell office:value-type="float" office:value="5020.2466000000004" table:style-name="ce1">
            <text:p>5020.2466</text:p>
          </table:table-cell>
          <table:table-cell table:number-columns-repeated="16382"/>
        </table:table-row>
        <table:table-row table:style-name="ro1">
          <table:table-cell office:value-type="float" office:value="14.52" table:style-name="ce1">
            <text:p>14.52</text:p>
          </table:table-cell>
          <table:table-cell office:value-type="float" office:value="5045.7103999999999" table:style-name="ce1">
            <text:p>5045.7104</text:p>
          </table:table-cell>
          <table:table-cell table:number-columns-repeated="16382"/>
        </table:table-row>
        <table:table-row table:style-name="ro1">
          <table:table-cell office:value-type="float" office:value="14.544" table:style-name="ce1">
            <text:p>14.544</text:p>
          </table:table-cell>
          <table:table-cell office:value-type="float" office:value="5071.1742999999997" table:style-name="ce1">
            <text:p>5071.1743</text:p>
          </table:table-cell>
          <table:table-cell table:number-columns-repeated="16382"/>
        </table:table-row>
        <table:table-row table:style-name="ro1">
          <table:table-cell office:value-type="float" office:value="14.568" table:style-name="ce1">
            <text:p>14.568</text:p>
          </table:table-cell>
          <table:table-cell office:value-type="float" office:value="5096.6379999999999" table:style-name="ce1">
            <text:p>5096.638</text:p>
          </table:table-cell>
          <table:table-cell table:number-columns-repeated="16382"/>
        </table:table-row>
        <table:table-row table:style-name="ro1">
          <table:table-cell office:value-type="float" office:value="14.592000000000001" table:style-name="ce1">
            <text:p>14.592</text:p>
          </table:table-cell>
          <table:table-cell office:value-type="float" office:value="5122.1019999999999" table:style-name="ce1">
            <text:p>5122.102</text:p>
          </table:table-cell>
          <table:table-cell table:number-columns-repeated="16382"/>
        </table:table-row>
        <table:table-row table:style-name="ro1">
          <table:table-cell office:value-type="float" office:value="14.616" table:style-name="ce1">
            <text:p>14.616</text:p>
          </table:table-cell>
          <table:table-cell office:value-type="float" office:value="5147.5659999999998" table:style-name="ce1">
            <text:p>5147.566</text:p>
          </table:table-cell>
          <table:table-cell table:number-columns-repeated="16382"/>
        </table:table-row>
        <table:table-row table:style-name="ro1">
          <table:table-cell office:value-type="float" office:value="14.64" table:style-name="ce1">
            <text:p>14.64</text:p>
          </table:table-cell>
          <table:table-cell office:value-type="float" office:value="5173.03" table:style-name="ce1">
            <text:p>5173.03</text:p>
          </table:table-cell>
          <table:table-cell table:number-columns-repeated="16382"/>
        </table:table-row>
        <table:table-row table:style-name="ro1">
          <table:table-cell office:value-type="float" office:value="14.6640005" table:style-name="ce1">
            <text:p>14.6640005</text:p>
          </table:table-cell>
          <table:table-cell office:value-type="float" office:value="5198.4937" table:style-name="ce1">
            <text:p>5198.4937</text:p>
          </table:table-cell>
          <table:table-cell table:number-columns-repeated="16382"/>
        </table:table-row>
        <table:table-row table:style-name="ro1">
          <table:table-cell office:value-type="float" office:value="14.688000000000001" table:style-name="ce1">
            <text:p>14.688</text:p>
          </table:table-cell>
          <table:table-cell office:value-type="float" office:value="5202.0946999999996" table:style-name="ce1">
            <text:p>5202.0947</text:p>
          </table:table-cell>
          <table:table-cell table:number-columns-repeated="16382"/>
        </table:table-row>
        <table:table-row table:style-name="ro1">
          <table:table-cell office:value-type="float" office:value="14.712" table:style-name="ce1">
            <text:p>14.712</text:p>
          </table:table-cell>
          <table:table-cell office:value-type="float" office:value="5205.6959999999999" table:style-name="ce1">
            <text:p>5205.696</text:p>
          </table:table-cell>
          <table:table-cell table:number-columns-repeated="16382"/>
        </table:table-row>
        <table:table-row table:style-name="ro1">
          <table:table-cell office:value-type="float" office:value="14.736000000000001" table:style-name="ce1">
            <text:p>14.736</text:p>
          </table:table-cell>
          <table:table-cell office:value-type="float" office:value="5209.2969999999996" table:style-name="ce1">
            <text:p>5209.297</text:p>
          </table:table-cell>
          <table:table-cell table:number-columns-repeated="16382"/>
        </table:table-row>
        <table:table-row table:style-name="ro1">
          <table:table-cell office:value-type="float" office:value="14.76" table:style-name="ce1">
            <text:p>14.76</text:p>
          </table:table-cell>
          <table:table-cell office:value-type="float" office:value="5212.8980000000001" table:style-name="ce1">
            <text:p>5212.898</text:p>
          </table:table-cell>
          <table:table-cell table:number-columns-repeated="16382"/>
        </table:table-row>
        <table:table-row table:style-name="ro1">
          <table:table-cell office:value-type="float" office:value="14.784000000000001" table:style-name="ce1">
            <text:p>14.784</text:p>
          </table:table-cell>
          <table:table-cell office:value-type="float" office:value="5216.4989999999998" table:style-name="ce1">
            <text:p>5216.499</text:p>
          </table:table-cell>
          <table:table-cell table:number-columns-repeated="16382"/>
        </table:table-row>
        <table:table-row table:style-name="ro1">
          <table:table-cell office:value-type="float" office:value="14.808001000000001" table:style-name="ce1">
            <text:p>14.808001</text:p>
          </table:table-cell>
          <table:table-cell office:value-type="float" office:value="5220.1000000000004" table:style-name="ce1">
            <text:p>5220.1</text:p>
          </table:table-cell>
          <table:table-cell table:number-columns-repeated="16382"/>
        </table:table-row>
        <table:table-row table:style-name="ro1">
          <table:table-cell office:value-type="float" office:value="14.832000000000001" table:style-name="ce1">
            <text:p>14.832</text:p>
          </table:table-cell>
          <table:table-cell office:value-type="float" office:value="5223.701" table:style-name="ce1">
            <text:p>5223.701</text:p>
          </table:table-cell>
          <table:table-cell table:number-columns-repeated="16382"/>
        </table:table-row>
        <table:table-row table:style-name="ro1">
          <table:table-cell office:value-type="float" office:value="14.856" table:style-name="ce1">
            <text:p>14.856</text:p>
          </table:table-cell>
          <table:table-cell office:value-type="float" office:value="5227.3022000000001" table:style-name="ce1">
            <text:p>5227.3022</text:p>
          </table:table-cell>
          <table:table-cell table:number-columns-repeated="16382"/>
        </table:table-row>
        <table:table-row table:style-name="ro1">
          <table:table-cell office:value-type="float" office:value="14.88" table:style-name="ce1">
            <text:p>14.88</text:p>
          </table:table-cell>
          <table:table-cell office:value-type="float" office:value="5229.4629999999997" table:style-name="ce1">
            <text:p>5229.463</text:p>
          </table:table-cell>
          <table:table-cell table:number-columns-repeated="16382"/>
        </table:table-row>
        <table:table-row table:style-name="ro1">
          <table:table-cell office:value-type="float" office:value="14.904" table:style-name="ce1">
            <text:p>14.904</text:p>
          </table:table-cell>
          <table:table-cell office:value-type="float" office:value="5231.6234999999997" table:style-name="ce1">
            <text:p>5231.6235</text:p>
          </table:table-cell>
          <table:table-cell table:number-columns-repeated="16382"/>
        </table:table-row>
        <table:table-row table:style-name="ro1">
          <table:table-cell office:value-type="float" office:value="14.928000000000001" table:style-name="ce1">
            <text:p>14.928</text:p>
          </table:table-cell>
          <table:table-cell office:value-type="float" office:value="5233.7839999999997" table:style-name="ce1">
            <text:p>5233.784</text:p>
          </table:table-cell>
          <table:table-cell table:number-columns-repeated="16382"/>
        </table:table-row>
        <table:table-row table:style-name="ro1">
          <table:table-cell office:value-type="float" office:value="14.952" table:style-name="ce1">
            <text:p>14.952</text:p>
          </table:table-cell>
          <table:table-cell office:value-type="float" office:value="5235.9449999999997" table:style-name="ce1">
            <text:p>5235.945</text:p>
          </table:table-cell>
          <table:table-cell table:number-columns-repeated="16382"/>
        </table:table-row>
        <table:table-row table:style-name="ro1">
          <table:table-cell office:value-type="float" office:value="14.976000000000001" table:style-name="ce1">
            <text:p>14.976</text:p>
          </table:table-cell>
          <table:table-cell office:value-type="float" office:value="5238.1054999999997" table:style-name="ce1">
            <text:p>5238.1055</text:p>
          </table:table-cell>
          <table:table-cell table:number-columns-repeated="16382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5240.2659999999996" table:style-name="ce1">
            <text:p>5240.266</text:p>
          </table:table-cell>
          <table:table-cell table:number-columns-repeated="16382"/>
        </table:table-row>
        <table:table-row table:style-name="ro1">
          <table:table-cell office:value-type="float" office:value="15.023999999999999" table:style-name="ce1">
            <text:p>15.024</text:p>
          </table:table-cell>
          <table:table-cell office:value-type="float" office:value="5242.4269999999997" table:style-name="ce1">
            <text:p>5242.427</text:p>
          </table:table-cell>
          <table:table-cell table:number-columns-repeated="16382"/>
        </table:table-row>
        <table:table-row table:style-name="ro1">
          <table:table-cell office:value-type="float" office:value="15.048" table:style-name="ce1">
            <text:p>15.048</text:p>
          </table:table-cell>
          <table:table-cell office:value-type="float" office:value="5245.3076000000001" table:style-name="ce1">
            <text:p>5245.3076</text:p>
          </table:table-cell>
          <table:table-cell table:number-columns-repeated="16382"/>
        </table:table-row>
        <table:table-row table:style-name="ro1">
          <table:table-cell office:value-type="float" office:value="15.0720005" table:style-name="ce1">
            <text:p>15.0720005</text:p>
          </table:table-cell>
          <table:table-cell office:value-type="float" office:value="5248.1885000000002" table:style-name="ce1">
            <text:p>5248.1885</text:p>
          </table:table-cell>
          <table:table-cell table:number-columns-repeated="16382"/>
        </table:table-row>
        <table:table-row table:style-name="ro1">
          <table:table-cell office:value-type="float" office:value="15.096" table:style-name="ce1">
            <text:p>15.096</text:p>
          </table:table-cell>
          <table:table-cell office:value-type="float" office:value="5251.0693000000001" table:style-name="ce1">
            <text:p>5251.0693</text:p>
          </table:table-cell>
          <table:table-cell table:number-columns-repeated="16382"/>
        </table:table-row>
        <table:table-row table:style-name="ro1">
          <table:table-cell office:value-type="float" office:value="15.12" table:style-name="ce1">
            <text:p>15.12</text:p>
          </table:table-cell>
          <table:table-cell office:value-type="float" office:value="5253.95" table:style-name="ce1">
            <text:p>5253.95</text:p>
          </table:table-cell>
          <table:table-cell table:number-columns-repeated="16382"/>
        </table:table-row>
        <table:table-row table:style-name="ro1">
          <table:table-cell office:value-type="float" office:value="15.144" table:style-name="ce1">
            <text:p>15.144</text:p>
          </table:table-cell>
          <table:table-cell office:value-type="float" office:value="5278.6940000000004" table:style-name="ce1">
            <text:p>5278.694</text:p>
          </table:table-cell>
          <table:table-cell table:number-columns-repeated="16382"/>
        </table:table-row>
        <table:table-row table:style-name="ro1">
          <table:table-cell office:value-type="float" office:value="15.167999999999999" table:style-name="ce1">
            <text:p>15.168</text:p>
          </table:table-cell>
          <table:table-cell office:value-type="float" office:value="5281.5747000000001" table:style-name="ce1">
            <text:p>5281.5747</text:p>
          </table:table-cell>
          <table:table-cell table:number-columns-repeated="16382"/>
        </table:table-row>
        <table:table-row table:style-name="ro1">
          <table:table-cell office:value-type="float" office:value="15.192" table:style-name="ce1">
            <text:p>15.192</text:p>
          </table:table-cell>
          <table:table-cell office:value-type="float" office:value="5284.4556000000002" table:style-name="ce1">
            <text:p>5284.4556</text:p>
          </table:table-cell>
          <table:table-cell table:number-columns-repeated="16382"/>
        </table:table-row>
        <table:table-row table:style-name="ro1">
          <table:table-cell office:value-type="float" office:value="15.216001" table:style-name="ce1">
            <text:p>15.216001</text:p>
          </table:table-cell>
          <table:table-cell office:value-type="float" office:value="5287.3364000000001" table:style-name="ce1">
            <text:p>5287.3364</text:p>
          </table:table-cell>
          <table:table-cell table:number-columns-repeated="16382"/>
        </table:table-row>
        <table:table-row table:style-name="ro1">
          <table:table-cell office:value-type="float" office:value="15.24" table:style-name="ce1">
            <text:p>15.24</text:p>
          </table:table-cell>
          <table:table-cell office:value-type="float" office:value="5290.2173000000003" table:style-name="ce1">
            <text:p>5290.2173</text:p>
          </table:table-cell>
          <table:table-cell table:number-columns-repeated="16382"/>
        </table:table-row>
        <table:table-row table:style-name="ro1">
          <table:table-cell office:value-type="float" office:value="15.263999999999999" table:style-name="ce1">
            <text:p>15.264</text:p>
          </table:table-cell>
          <table:table-cell office:value-type="float" office:value="5293.098" table:style-name="ce1">
            <text:p>5293.098</text:p>
          </table:table-cell>
          <table:table-cell table:number-columns-repeated="16382"/>
        </table:table-row>
        <table:table-row table:style-name="ro1">
          <table:table-cell office:value-type="float" office:value="15.288" table:style-name="ce1">
            <text:p>15.288</text:p>
          </table:table-cell>
          <table:table-cell office:value-type="float" office:value="5296.6989999999996" table:style-name="ce1">
            <text:p>5296.699</text:p>
          </table:table-cell>
          <table:table-cell table:number-columns-repeated="16382"/>
        </table:table-row>
        <table:table-row table:style-name="ro1">
          <table:table-cell office:value-type="float" office:value="15.311999999999999" table:style-name="ce1">
            <text:p>15.312</text:p>
          </table:table-cell>
          <table:table-cell office:value-type="float" office:value="5300.3002999999999" table:style-name="ce1">
            <text:p>5300.3003</text:p>
          </table:table-cell>
          <table:table-cell table:number-columns-repeated="16382"/>
        </table:table-row>
        <table:table-row table:style-name="ro1">
          <table:table-cell office:value-type="float" office:value="15.336" table:style-name="ce1">
            <text:p>15.336</text:p>
          </table:table-cell>
          <table:table-cell office:value-type="float" office:value="5303.9013999999997" table:style-name="ce1">
            <text:p>5303.9014</text:p>
          </table:table-cell>
          <table:table-cell table:number-columns-repeated="16382"/>
        </table:table-row>
        <table:table-row table:style-name="ro1">
          <table:table-cell office:value-type="float" office:value="15.360001" table:style-name="ce1">
            <text:p>15.360001</text:p>
          </table:table-cell>
          <table:table-cell office:value-type="float" office:value="5307.5024000000003" table:style-name="ce1">
            <text:p>5307.5024</text:p>
          </table:table-cell>
          <table:table-cell table:number-columns-repeated="16382"/>
        </table:table-row>
        <table:table-row table:style-name="ro1">
          <table:table-cell office:value-type="float" office:value="15.384" table:style-name="ce1">
            <text:p>15.384</text:p>
          </table:table-cell>
          <table:table-cell office:value-type="float" office:value="5311.1035000000002" table:style-name="ce1">
            <text:p>5311.1035</text:p>
          </table:table-cell>
          <table:table-cell table:number-columns-repeated="16382"/>
        </table:table-row>
        <table:table-row table:style-name="ro1">
          <table:table-cell office:value-type="float" office:value="15.407999999999999" table:style-name="ce1">
            <text:p>15.408</text:p>
          </table:table-cell>
          <table:table-cell office:value-type="float" office:value="5314.7046" table:style-name="ce1">
            <text:p>5314.7046</text:p>
          </table:table-cell>
          <table:table-cell table:number-columns-repeated="16382"/>
        </table:table-row>
        <table:table-row table:style-name="ro1">
          <table:table-cell office:value-type="float" office:value="15.432" table:style-name="ce1">
            <text:p>15.432</text:p>
          </table:table-cell>
          <table:table-cell office:value-type="float" office:value="5318.3056999999999" table:style-name="ce1">
            <text:p>5318.3057</text:p>
          </table:table-cell>
          <table:table-cell table:number-columns-repeated="16382"/>
        </table:table-row>
        <table:table-row table:style-name="ro1">
          <table:table-cell office:value-type="float" office:value="15.456" table:style-name="ce1">
            <text:p>15.456</text:p>
          </table:table-cell>
          <table:table-cell office:value-type="float" office:value="5321.9066999999995" table:style-name="ce1">
            <text:p>5321.9067</text:p>
          </table:table-cell>
          <table:table-cell table:number-columns-repeated="16382"/>
        </table:table-row>
        <table:table-row table:style-name="ro1">
          <table:table-cell office:value-type="float" office:value="15.480000499999999" table:style-name="ce1">
            <text:p>15.4800005</text:p>
          </table:table-cell>
          <table:table-cell office:value-type="float" office:value="5325.5079999999998" table:style-name="ce1">
            <text:p>5325.508</text:p>
          </table:table-cell>
          <table:table-cell table:number-columns-repeated="16382"/>
        </table:table-row>
        <table:table-row table:style-name="ro1">
          <table:table-cell office:value-type="float" office:value="15.504" table:style-name="ce1">
            <text:p>15.504</text:p>
          </table:table-cell>
          <table:table-cell office:value-type="float" office:value="5329.1090000000004" table:style-name="ce1">
            <text:p>5329.109</text:p>
          </table:table-cell>
          <table:table-cell table:number-columns-repeated="16382"/>
        </table:table-row>
        <table:table-row table:style-name="ro1">
          <table:table-cell office:value-type="float" office:value="15.528" table:style-name="ce1">
            <text:p>15.528</text:p>
          </table:table-cell>
          <table:table-cell office:value-type="float" office:value="5332.71" table:style-name="ce1">
            <text:p>5332.71</text:p>
          </table:table-cell>
          <table:table-cell table:number-columns-repeated="16382"/>
        </table:table-row>
        <table:table-row table:style-name="ro1">
          <table:table-cell office:value-type="float" office:value="15.552" table:style-name="ce1">
            <text:p>15.552</text:p>
          </table:table-cell>
          <table:table-cell office:value-type="float" office:value="5336.3109999999997" table:style-name="ce1">
            <text:p>5336.311</text:p>
          </table:table-cell>
          <table:table-cell table:number-columns-repeated="16382"/>
        </table:table-row>
        <table:table-row table:style-name="ro1">
          <table:table-cell office:value-type="float" office:value="15.576000000000001" table:style-name="ce1">
            <text:p>15.576</text:p>
          </table:table-cell>
          <table:table-cell office:value-type="float" office:value="5339.9120000000003" table:style-name="ce1">
            <text:p>5339.912</text:p>
          </table:table-cell>
          <table:table-cell table:number-columns-repeated="16382"/>
        </table:table-row>
        <table:table-row table:style-name="ro1">
          <table:table-cell office:value-type="float" office:value="15.6" table:style-name="ce1">
            <text:p>15.6</text:p>
          </table:table-cell>
          <table:table-cell office:value-type="float" office:value="5343.5129999999999" table:style-name="ce1">
            <text:p>5343.513</text:p>
          </table:table-cell>
          <table:table-cell table:number-columns-repeated="16382"/>
        </table:table-row>
        <table:table-row table:style-name="ro1">
          <table:table-cell office:value-type="float" office:value="15.624001" table:style-name="ce1">
            <text:p>15.624001</text:p>
          </table:table-cell>
          <table:table-cell office:value-type="float" office:value="5347.8344999999999" table:style-name="ce1">
            <text:p>5347.8345</text:p>
          </table:table-cell>
          <table:table-cell table:number-columns-repeated="16382"/>
        </table:table-row>
        <table:table-row table:style-name="ro1">
          <table:table-cell office:value-type="float" office:value="15.648" table:style-name="ce1">
            <text:p>15.648</text:p>
          </table:table-cell>
          <table:table-cell office:value-type="float" office:value="5351.4354999999996" table:style-name="ce1">
            <text:p>5351.4355</text:p>
          </table:table-cell>
          <table:table-cell table:number-columns-repeated="16382"/>
        </table:table-row>
        <table:table-row table:style-name="ro1">
          <table:table-cell office:value-type="float" office:value="15.672000000000001" table:style-name="ce1">
            <text:p>15.672</text:p>
          </table:table-cell>
          <table:table-cell office:value-type="float" office:value="5355.0366000000004" table:style-name="ce1">
            <text:p>5355.0366</text:p>
          </table:table-cell>
          <table:table-cell table:number-columns-repeated="16382"/>
        </table:table-row>
        <table:table-row table:style-name="ro1">
          <table:table-cell office:value-type="float" office:value="15.696" table:style-name="ce1">
            <text:p>15.696</text:p>
          </table:table-cell>
          <table:table-cell office:value-type="float" office:value="5358.6377000000002" table:style-name="ce1">
            <text:p>5358.6377</text:p>
          </table:table-cell>
          <table:table-cell table:number-columns-repeated="16382"/>
        </table:table-row>
        <table:table-row table:style-name="ro1">
          <table:table-cell office:value-type="float" office:value="15.72" table:style-name="ce1">
            <text:p>15.72</text:p>
          </table:table-cell>
          <table:table-cell office:value-type="float" office:value="5362.2389999999996" table:style-name="ce1">
            <text:p>5362.239</text:p>
          </table:table-cell>
          <table:table-cell table:number-columns-repeated="16382"/>
        </table:table-row>
        <table:table-row table:style-name="ro1">
          <table:table-cell office:value-type="float" office:value="15.744" table:style-name="ce1">
            <text:p>15.744</text:p>
          </table:table-cell>
          <table:table-cell office:value-type="float" office:value="5387.7025999999996" table:style-name="ce1">
            <text:p>5387.7026</text:p>
          </table:table-cell>
          <table:table-cell table:number-columns-repeated="16382"/>
        </table:table-row>
        <table:table-row table:style-name="ro1">
          <table:table-cell office:value-type="float" office:value="15.768001" table:style-name="ce1">
            <text:p>15.768001</text:p>
          </table:table-cell>
          <table:table-cell office:value-type="float" office:value="5391.3037000000004" table:style-name="ce1">
            <text:p>5391.3037</text:p>
          </table:table-cell>
          <table:table-cell table:number-columns-repeated="16382"/>
        </table:table-row>
        <table:table-row table:style-name="ro1">
          <table:table-cell office:value-type="float" office:value="15.792" table:style-name="ce1">
            <text:p>15.792</text:p>
          </table:table-cell>
          <table:table-cell office:value-type="float" office:value="5394.9049999999997" table:style-name="ce1">
            <text:p>5394.905</text:p>
          </table:table-cell>
          <table:table-cell table:number-columns-repeated="16382"/>
        </table:table-row>
        <table:table-row table:style-name="ro1">
          <table:table-cell office:value-type="float" office:value="15.816000000000001" table:style-name="ce1">
            <text:p>15.816</text:p>
          </table:table-cell>
          <table:table-cell office:value-type="float" office:value="5397.7856000000002" table:style-name="ce1">
            <text:p>5397.7856</text:p>
          </table:table-cell>
          <table:table-cell table:number-columns-repeated="16382"/>
        </table:table-row>
        <table:table-row table:style-name="ro1">
          <table:table-cell office:value-type="float" office:value="15.84" table:style-name="ce1">
            <text:p>15.84</text:p>
          </table:table-cell>
          <table:table-cell office:value-type="float" office:value="5400.6665000000003" table:style-name="ce1">
            <text:p>5400.6665</text:p>
          </table:table-cell>
          <table:table-cell table:number-columns-repeated="16382"/>
        </table:table-row>
        <table:table-row table:style-name="ro1">
          <table:table-cell office:value-type="float" office:value="15.864000000000001" table:style-name="ce1">
            <text:p>15.864</text:p>
          </table:table-cell>
          <table:table-cell office:value-type="float" office:value="5403.5474000000004" table:style-name="ce1">
            <text:p>5403.5474</text:p>
          </table:table-cell>
          <table:table-cell table:number-columns-repeated="16382"/>
        </table:table-row>
        <table:table-row table:style-name="ro1">
          <table:table-cell office:value-type="float" office:value="15.8880005" table:style-name="ce1">
            <text:p>15.8880005</text:p>
          </table:table-cell>
          <table:table-cell office:value-type="float" office:value="5406.4279999999999" table:style-name="ce1">
            <text:p>5406.428</text:p>
          </table:table-cell>
          <table:table-cell table:number-columns-repeated="16382"/>
        </table:table-row>
        <table:table-row table:style-name="ro1">
          <table:table-cell office:value-type="float" office:value="15.912000000000001" table:style-name="ce1">
            <text:p>15.912</text:p>
          </table:table-cell>
          <table:table-cell office:value-type="float" office:value="5409.3090000000002" table:style-name="ce1">
            <text:p>5409.309</text:p>
          </table:table-cell>
          <table:table-cell table:number-columns-repeated="16382"/>
        </table:table-row>
        <table:table-row table:style-name="ro1">
          <table:table-cell office:value-type="float" office:value="15.936" table:style-name="ce1">
            <text:p>15.936</text:p>
          </table:table-cell>
          <table:table-cell office:value-type="float" office:value="5411.4696999999996" table:style-name="ce1">
            <text:p>5411.4697</text:p>
          </table:table-cell>
          <table:table-cell table:number-columns-repeated="16382"/>
        </table:table-row>
        <table:table-row table:style-name="ro1">
          <table:table-cell office:value-type="float" office:value="15.96" table:style-name="ce1">
            <text:p>15.96</text:p>
          </table:table-cell>
          <table:table-cell office:value-type="float" office:value="5413.6304" table:style-name="ce1">
            <text:p>5413.6304</text:p>
          </table:table-cell>
          <table:table-cell table:number-columns-repeated="16382"/>
        </table:table-row>
        <table:table-row table:style-name="ro1">
          <table:table-cell office:value-type="float" office:value="15.984" table:style-name="ce1">
            <text:p>15.984</text:p>
          </table:table-cell>
          <table:table-cell office:value-type="float" office:value="5415.7910000000002" table:style-name="ce1">
            <text:p>5415.791</text:p>
          </table:table-cell>
          <table:table-cell table:number-columns-repeated="16382"/>
        </table:table-row>
        <table:table-row table:style-name="ro1">
          <table:table-cell office:value-type="float" office:value="16.007999999999999" table:style-name="ce1">
            <text:p>16.008</text:p>
          </table:table-cell>
          <table:table-cell office:value-type="float" office:value="5417.9516999999996" table:style-name="ce1">
            <text:p>5417.9517</text:p>
          </table:table-cell>
          <table:table-cell table:number-columns-repeated="16382"/>
        </table:table-row>
        <table:table-row table:style-name="ro1">
          <table:table-cell office:value-type="float" office:value="16.032" table:style-name="ce1">
            <text:p>16.032</text:p>
          </table:table-cell>
          <table:table-cell office:value-type="float" office:value="5420.1122999999998" table:style-name="ce1">
            <text:p>5420.1123</text:p>
          </table:table-cell>
          <table:table-cell table:number-columns-repeated="16382"/>
        </table:table-row>
        <table:table-row table:style-name="ro1">
          <table:table-cell office:value-type="float" office:value="16.056000000000001" table:style-name="ce1">
            <text:p>16.056</text:p>
          </table:table-cell>
          <table:table-cell office:value-type="float" office:value="5422.2730000000001" table:style-name="ce1">
            <text:p>5422.273</text:p>
          </table:table-cell>
          <table:table-cell table:number-columns-repeated="16382"/>
        </table:table-row>
        <table:table-row table:style-name="ro1">
          <table:table-cell office:value-type="float" office:value="16.079999999999998" table:style-name="ce1">
            <text:p>16.08</text:p>
          </table:table-cell>
          <table:table-cell office:value-type="float" office:value="5424.4336000000003" table:style-name="ce1">
            <text:p>5424.4336</text:p>
          </table:table-cell>
          <table:table-cell table:number-columns-repeated="16382"/>
        </table:table-row>
        <table:table-row table:style-name="ro1">
          <table:table-cell office:value-type="float" office:value="16.103999999999999" table:style-name="ce1">
            <text:p>16.104</text:p>
          </table:table-cell>
          <table:table-cell office:value-type="float" office:value="5426.5940000000001" table:style-name="ce1">
            <text:p>5426.594</text:p>
          </table:table-cell>
          <table:table-cell table:number-columns-repeated="16382"/>
        </table:table-row>
        <table:table-row table:style-name="ro1">
          <table:table-cell office:value-type="float" office:value="16.128" table:style-name="ce1">
            <text:p>16.128</text:p>
          </table:table-cell>
          <table:table-cell office:value-type="float" office:value="5428.7550000000001" table:style-name="ce1">
            <text:p>5428.755</text:p>
          </table:table-cell>
          <table:table-cell table:number-columns-repeated="16382"/>
        </table:table-row>
        <table:table-row table:style-name="ro1">
          <table:table-cell office:value-type="float" office:value="16.152000000000001" table:style-name="ce1">
            <text:p>16.152</text:p>
          </table:table-cell>
          <table:table-cell office:value-type="float" office:value="5430.9155000000001" table:style-name="ce1">
            <text:p>5430.9155</text:p>
          </table:table-cell>
          <table:table-cell table:number-columns-repeated="16382"/>
        </table:table-row>
        <table:table-row table:style-name="ro1">
          <table:table-cell office:value-type="float" office:value="16.175999999999998" table:style-name="ce1">
            <text:p>16.176</text:p>
          </table:table-cell>
          <table:table-cell office:value-type="float" office:value="5433.076" table:style-name="ce1">
            <text:p>5433.076</text:p>
          </table:table-cell>
          <table:table-cell table:number-columns-repeated="16382"/>
        </table:table-row>
        <table:table-row table:style-name="ro1">
          <table:table-cell office:value-type="float" office:value="16.2" table:style-name="ce1">
            <text:p>16.2</text:p>
          </table:table-cell>
          <table:table-cell office:value-type="float" office:value="5435.2370000000001" table:style-name="ce1">
            <text:p>5435.237</text:p>
          </table:table-cell>
          <table:table-cell table:number-columns-repeated="16382"/>
        </table:table-row>
        <table:table-row table:style-name="ro1">
          <table:table-cell office:value-type="float" office:value="16.224" table:style-name="ce1">
            <text:p>16.224</text:p>
          </table:table-cell>
          <table:table-cell office:value-type="float" office:value="5436.6772000000001" table:style-name="ce1">
            <text:p>5436.6772</text:p>
          </table:table-cell>
          <table:table-cell table:number-columns-repeated="16382"/>
        </table:table-row>
        <table:table-row table:style-name="ro1">
          <table:table-cell office:value-type="float" office:value="16.248000000000001" table:style-name="ce1">
            <text:p>16.248</text:p>
          </table:table-cell>
          <table:table-cell office:value-type="float" office:value="5459.9804999999997" table:style-name="ce1">
            <text:p>5459.9805</text:p>
          </table:table-cell>
          <table:table-cell table:number-columns-repeated="16382"/>
        </table:table-row>
        <table:table-row table:style-name="ro1">
          <table:table-cell office:value-type="float" office:value="16.271999999999998" table:style-name="ce1">
            <text:p>16.272</text:p>
          </table:table-cell>
          <table:table-cell office:value-type="float" office:value="5461.4210000000003" table:style-name="ce1">
            <text:p>5461.421</text:p>
          </table:table-cell>
          <table:table-cell table:number-columns-repeated="16382"/>
        </table:table-row>
        <table:table-row table:style-name="ro1">
          <table:table-cell office:value-type="float" office:value="16.295999999999999" table:style-name="ce1">
            <text:p>16.296</text:p>
          </table:table-cell>
          <table:table-cell office:value-type="float" office:value="5484.7240000000002" table:style-name="ce1">
            <text:p>5484.724</text:p>
          </table:table-cell>
          <table:table-cell table:number-columns-repeated="16382"/>
        </table:table-row>
        <table:table-row table:style-name="ro1">
          <table:table-cell office:value-type="float" office:value="16.32" table:style-name="ce1">
            <text:p>16.32</text:p>
          </table:table-cell>
          <table:table-cell office:value-type="float" office:value="5508.0272999999997" table:style-name="ce1">
            <text:p>5508.0273</text:p>
          </table:table-cell>
          <table:table-cell table:number-columns-repeated="16382"/>
        </table:table-row>
        <table:table-row table:style-name="ro1">
          <table:table-cell office:value-type="float" office:value="16.344000000000001" table:style-name="ce1">
            <text:p>16.344</text:p>
          </table:table-cell>
          <table:table-cell office:value-type="float" office:value="5531.3306000000002" table:style-name="ce1">
            <text:p>5531.3306</text:p>
          </table:table-cell>
          <table:table-cell table:number-columns-repeated="16382"/>
        </table:table-row>
        <table:table-row table:style-name="ro1">
          <table:table-cell office:value-type="float" office:value="16.367999999999999" table:style-name="ce1">
            <text:p>16.368</text:p>
          </table:table-cell>
          <table:table-cell office:value-type="float" office:value="5532.7709999999997" table:style-name="ce1">
            <text:p>5532.771</text:p>
          </table:table-cell>
          <table:table-cell table:number-columns-repeated="16382"/>
        </table:table-row>
        <table:table-row table:style-name="ro1">
          <table:table-cell office:value-type="float" office:value="16.391999999999999" table:style-name="ce1">
            <text:p>16.392</text:p>
          </table:table-cell>
          <table:table-cell office:value-type="float" office:value="5534.2114000000001" table:style-name="ce1">
            <text:p>5534.2114</text:p>
          </table:table-cell>
          <table:table-cell table:number-columns-repeated="16382"/>
        </table:table-row>
        <table:table-row table:style-name="ro1">
          <table:table-cell office:value-type="float" office:value="16.416" table:style-name="ce1">
            <text:p>16.416</text:p>
          </table:table-cell>
          <table:table-cell office:value-type="float" office:value="5535.652" table:style-name="ce1">
            <text:p>5535.652</text:p>
          </table:table-cell>
          <table:table-cell table:number-columns-repeated="16382"/>
        </table:table-row>
        <table:table-row table:style-name="ro1">
          <table:table-cell office:value-type="float" office:value="16.440000000000001" table:style-name="ce1">
            <text:p>16.44</text:p>
          </table:table-cell>
          <table:table-cell office:value-type="float" office:value="5537.0923000000003" table:style-name="ce1">
            <text:p>5537.0923</text:p>
          </table:table-cell>
          <table:table-cell table:number-columns-repeated="16382"/>
        </table:table-row>
        <table:table-row table:style-name="ro1">
          <table:table-cell office:value-type="float" office:value="16.463999999999999" table:style-name="ce1">
            <text:p>16.464</text:p>
          </table:table-cell>
          <table:table-cell office:value-type="float" office:value="5538.5326999999997" table:style-name="ce1">
            <text:p>5538.5327</text:p>
          </table:table-cell>
          <table:table-cell table:number-columns-repeated="16382"/>
        </table:table-row>
        <table:table-row table:style-name="ro1">
          <table:table-cell office:value-type="float" office:value="16.488" table:style-name="ce1">
            <text:p>16.488</text:p>
          </table:table-cell>
          <table:table-cell office:value-type="float" office:value="5539.973" table:style-name="ce1">
            <text:p>5539.973</text:p>
          </table:table-cell>
          <table:table-cell table:number-columns-repeated="16382"/>
        </table:table-row>
        <table:table-row table:style-name="ro1">
          <table:table-cell office:value-type="float" office:value="16.512001000000001" table:style-name="ce1">
            <text:p>16.512001</text:p>
          </table:table-cell>
          <table:table-cell office:value-type="float" office:value="5541.4135999999999" table:style-name="ce1">
            <text:p>5541.4136</text:p>
          </table:table-cell>
          <table:table-cell table:number-columns-repeated="16382"/>
        </table:table-row>
        <table:table-row table:style-name="ro1">
          <table:table-cell office:value-type="float" office:value="16.536000000000001" table:style-name="ce1">
            <text:p>16.536</text:p>
          </table:table-cell>
          <table:table-cell office:value-type="float" office:value="5542.8540000000003" table:style-name="ce1">
            <text:p>5542.854</text:p>
          </table:table-cell>
          <table:table-cell table:number-columns-repeated="16382"/>
        </table:table-row>
        <table:table-row table:style-name="ro1">
          <table:table-cell office:value-type="float" office:value="16.559999999999999" table:style-name="ce1">
            <text:p>16.56</text:p>
          </table:table-cell>
          <table:table-cell office:value-type="float" office:value="5544.2943999999998" table:style-name="ce1">
            <text:p>5544.2944</text:p>
          </table:table-cell>
          <table:table-cell table:number-columns-repeated="16382"/>
        </table:table-row>
        <table:table-row table:style-name="ro1">
          <table:table-cell office:value-type="float" office:value="16.584" table:style-name="ce1">
            <text:p>16.584</text:p>
          </table:table-cell>
          <table:table-cell office:value-type="float" office:value="5545.7349999999997" table:style-name="ce1">
            <text:p>5545.735</text:p>
          </table:table-cell>
          <table:table-cell table:number-columns-repeated="16382"/>
        </table:table-row>
        <table:table-row table:style-name="ro1">
          <table:table-cell office:value-type="float" office:value="16.608000000000001" table:style-name="ce1">
            <text:p>16.608</text:p>
          </table:table-cell>
          <table:table-cell office:value-type="float" office:value="5547.1752999999999" table:style-name="ce1">
            <text:p>5547.1753</text:p>
          </table:table-cell>
          <table:table-cell table:number-columns-repeated="16382"/>
        </table:table-row>
        <table:table-row table:style-name="ro1">
          <table:table-cell office:value-type="float" office:value="16.632000000000001" table:style-name="ce1">
            <text:p>16.632</text:p>
          </table:table-cell>
          <table:table-cell office:value-type="float" office:value="5548.6157000000003" table:style-name="ce1">
            <text:p>5548.6157</text:p>
          </table:table-cell>
          <table:table-cell table:number-columns-repeated="16382"/>
        </table:table-row>
        <table:table-row table:style-name="ro1">
          <table:table-cell office:value-type="float" office:value="16.655999999999999" table:style-name="ce1">
            <text:p>16.656</text:p>
          </table:table-cell>
          <table:table-cell office:value-type="float" office:value="5550.0559999999996" table:style-name="ce1">
            <text:p>5550.056</text:p>
          </table:table-cell>
          <table:table-cell table:number-columns-repeated="16382"/>
        </table:table-row>
        <table:table-row table:style-name="ro1">
          <table:table-cell office:value-type="float" office:value="16.68" table:style-name="ce1">
            <text:p>16.68</text:p>
          </table:table-cell>
          <table:table-cell office:value-type="float" office:value="5551.4966000000004" table:style-name="ce1">
            <text:p>5551.4966</text:p>
          </table:table-cell>
          <table:table-cell table:number-columns-repeated="16382"/>
        </table:table-row>
        <table:table-row table:style-name="ro1">
          <table:table-cell office:value-type="float" office:value="16.704000000000001" table:style-name="ce1">
            <text:p>16.704</text:p>
          </table:table-cell>
          <table:table-cell office:value-type="float" office:value="5552.9369999999999" table:style-name="ce1">
            <text:p>5552.937</text:p>
          </table:table-cell>
          <table:table-cell table:number-columns-repeated="16382"/>
        </table:table-row>
        <table:table-row table:style-name="ro1">
          <table:table-cell office:value-type="float" office:value="16.728000000000002" table:style-name="ce1">
            <text:p>16.728</text:p>
          </table:table-cell>
          <table:table-cell office:value-type="float" office:value="5554.3774000000003" table:style-name="ce1">
            <text:p>5554.3774</text:p>
          </table:table-cell>
          <table:table-cell table:number-columns-repeated="16382"/>
        </table:table-row>
        <table:table-row table:style-name="ro1">
          <table:table-cell office:value-type="float" office:value="16.751999999999999" table:style-name="ce1">
            <text:p>16.752</text:p>
          </table:table-cell>
          <table:table-cell office:value-type="float" office:value="5555.8180000000002" table:style-name="ce1">
            <text:p>5555.818</text:p>
          </table:table-cell>
          <table:table-cell table:number-columns-repeated="16382"/>
        </table:table-row>
        <table:table-row table:style-name="ro1">
          <table:table-cell office:value-type="float" office:value="16.776001000000001" table:style-name="ce1">
            <text:p>16.776001</text:p>
          </table:table-cell>
          <table:table-cell office:value-type="float" office:value="5557.2583000000004" table:style-name="ce1">
            <text:p>5557.2583</text:p>
          </table:table-cell>
          <table:table-cell table:number-columns-repeated="16382"/>
        </table:table-row>
        <table:table-row table:style-name="ro1">
          <table:table-cell office:value-type="float" office:value="16.8" table:style-name="ce1">
            <text:p>16.8</text:p>
          </table:table-cell>
          <table:table-cell office:value-type="float" office:value="5558.6986999999999" table:style-name="ce1">
            <text:p>5558.6987</text:p>
          </table:table-cell>
          <table:table-cell table:number-columns-repeated="16382"/>
        </table:table-row>
        <table:table-row table:style-name="ro1">
          <table:table-cell office:value-type="float" office:value="16.824000000000002" table:style-name="ce1">
            <text:p>16.824</text:p>
          </table:table-cell>
          <table:table-cell office:value-type="float" office:value="5560.1390000000001" table:style-name="ce1">
            <text:p>5560.139</text:p>
          </table:table-cell>
          <table:table-cell table:number-columns-repeated="16382"/>
        </table:table-row>
        <table:table-row table:style-name="ro1">
          <table:table-cell office:value-type="float" office:value="16.847999999999999" table:style-name="ce1">
            <text:p>16.848</text:p>
          </table:table-cell>
          <table:table-cell office:value-type="float" office:value="5561.5796" table:style-name="ce1">
            <text:p>5561.5796</text:p>
          </table:table-cell>
          <table:table-cell table:number-columns-repeated="16382"/>
        </table:table-row>
        <table:table-row table:style-name="ro1">
          <table:table-cell office:value-type="float" office:value="16.872" table:style-name="ce1">
            <text:p>16.872</text:p>
          </table:table-cell>
          <table:table-cell office:value-type="float" office:value="5563.02" table:style-name="ce1">
            <text:p>5563.02</text:p>
          </table:table-cell>
          <table:table-cell table:number-columns-repeated="16382"/>
        </table:table-row>
        <table:table-row table:style-name="ro1">
          <table:table-cell office:value-type="float" office:value="16.896000000000001" table:style-name="ce1">
            <text:p>16.896</text:p>
          </table:table-cell>
          <table:table-cell office:value-type="float" office:value="5564.4603999999999" table:style-name="ce1">
            <text:p>5564.4604</text:p>
          </table:table-cell>
          <table:table-cell table:number-columns-repeated="16382"/>
        </table:table-row>
        <table:table-row table:style-name="ro1">
          <table:table-cell office:value-type="float" office:value="16.920000000000002" table:style-name="ce1">
            <text:p>16.92</text:p>
          </table:table-cell>
          <table:table-cell office:value-type="float" office:value="5565.9009999999998" table:style-name="ce1">
            <text:p>5565.901</text:p>
          </table:table-cell>
          <table:table-cell table:number-columns-repeated="16382"/>
        </table:table-row>
        <table:table-row table:style-name="ro1">
          <table:table-cell office:value-type="float" office:value="16.943999999999999" table:style-name="ce1">
            <text:p>16.944</text:p>
          </table:table-cell>
          <table:table-cell office:value-type="float" office:value="5567.3413" table:style-name="ce1">
            <text:p>5567.3413</text:p>
          </table:table-cell>
          <table:table-cell table:number-columns-repeated="16382"/>
        </table:table-row>
        <table:table-row table:style-name="ro1">
          <table:table-cell office:value-type="float" office:value="16.968" table:style-name="ce1">
            <text:p>16.968</text:p>
          </table:table-cell>
          <table:table-cell office:value-type="float" office:value="5568.7816999999995" table:style-name="ce1">
            <text:p>5568.7817</text:p>
          </table:table-cell>
          <table:table-cell table:number-columns-repeated="16382"/>
        </table:table-row>
        <table:table-row table:style-name="ro1">
          <table:table-cell office:value-type="float" office:value="16.992000000000001" table:style-name="ce1">
            <text:p>16.992</text:p>
          </table:table-cell>
          <table:table-cell office:value-type="float" office:value="5570.2219999999998" table:style-name="ce1">
            <text:p>5570.222</text:p>
          </table:table-cell>
          <table:table-cell table:number-columns-repeated="16382"/>
        </table:table-row>
        <table:table-row table:style-name="ro1">
          <table:table-cell office:value-type="float" office:value="17.015999999999998" table:style-name="ce1">
            <text:p>17.016</text:p>
          </table:table-cell>
          <table:table-cell office:value-type="float" office:value="5571.6625999999997" table:style-name="ce1">
            <text:p>5571.6626</text:p>
          </table:table-cell>
          <table:table-cell table:number-columns-repeated="16382"/>
        </table:table-row>
        <table:table-row table:style-name="ro1">
          <table:table-cell office:value-type="float" office:value="17.04" table:style-name="ce1">
            <text:p>17.04</text:p>
          </table:table-cell>
          <table:table-cell office:value-type="float" office:value="5594.9660000000003" table:style-name="ce1">
            <text:p>5594.966</text:p>
          </table:table-cell>
          <table:table-cell table:number-columns-repeated="16382"/>
        </table:table-row>
        <table:table-row table:style-name="ro1">
          <table:table-cell office:value-type="float" office:value="17.064001000000001" table:style-name="ce1">
            <text:p>17.064001</text:p>
          </table:table-cell>
          <table:table-cell office:value-type="float" office:value="5618.2690000000002" table:style-name="ce1">
            <text:p>5618.269</text:p>
          </table:table-cell>
          <table:table-cell table:number-columns-repeated="16382"/>
        </table:table-row>
        <table:table-row table:style-name="ro1">
          <table:table-cell office:value-type="float" office:value="17.088000000000001" table:style-name="ce1">
            <text:p>17.088</text:p>
          </table:table-cell>
          <table:table-cell office:value-type="float" office:value="5641.5722999999998" table:style-name="ce1">
            <text:p>5641.5723</text:p>
          </table:table-cell>
          <table:table-cell table:number-columns-repeated="16382"/>
        </table:table-row>
        <table:table-row table:style-name="ro1">
          <table:table-cell office:value-type="float" office:value="17.111999999999998" table:style-name="ce1">
            <text:p>17.112</text:p>
          </table:table-cell>
          <table:table-cell office:value-type="float" office:value="5664.8755000000001" table:style-name="ce1">
            <text:p>5664.8755</text:p>
          </table:table-cell>
          <table:table-cell table:number-columns-repeated="16382"/>
        </table:table-row>
        <table:table-row table:style-name="ro1">
          <table:table-cell office:value-type="float" office:value="17.135999999999999" table:style-name="ce1">
            <text:p>17.136</text:p>
          </table:table-cell>
          <table:table-cell office:value-type="float" office:value="5688.1787000000004" table:style-name="ce1">
            <text:p>5688.1787</text:p>
          </table:table-cell>
          <table:table-cell table:number-columns-repeated="16382"/>
        </table:table-row>
        <table:table-row table:style-name="ro1">
          <table:table-cell office:value-type="float" office:value="17.16" table:style-name="ce1">
            <text:p>17.16</text:p>
          </table:table-cell>
          <table:table-cell office:value-type="float" office:value="5711.482" table:style-name="ce1">
            <text:p>5711.482</text:p>
          </table:table-cell>
          <table:table-cell table:number-columns-repeated="16382"/>
        </table:table-row>
        <table:table-row table:style-name="ro1">
          <table:table-cell office:value-type="float" office:value="17.184000000000001" table:style-name="ce1">
            <text:p>17.184</text:p>
          </table:table-cell>
          <table:table-cell office:value-type="float" office:value="5734.7849999999999" table:style-name="ce1">
            <text:p>5734.785</text:p>
          </table:table-cell>
          <table:table-cell table:number-columns-repeated="16382"/>
        </table:table-row>
        <table:table-row table:style-name="ro1">
          <table:table-cell office:value-type="float" office:value="17.207999999999998" table:style-name="ce1">
            <text:p>17.208</text:p>
          </table:table-cell>
          <table:table-cell office:value-type="float" office:value="5758.0883999999996" table:style-name="ce1">
            <text:p>5758.0884</text:p>
          </table:table-cell>
          <table:table-cell table:number-columns-repeated="16382"/>
        </table:table-row>
        <table:table-row table:style-name="ro1">
          <table:table-cell office:value-type="float" office:value="17.231999999999999" table:style-name="ce1">
            <text:p>17.232</text:p>
          </table:table-cell>
          <table:table-cell office:value-type="float" office:value="5781.3915999999999" table:style-name="ce1">
            <text:p>5781.3916</text:p>
          </table:table-cell>
          <table:table-cell table:number-columns-repeated="16382"/>
        </table:table-row>
        <table:table-row table:style-name="ro1">
          <table:table-cell office:value-type="float" office:value="17.256" table:style-name="ce1">
            <text:p>17.256</text:p>
          </table:table-cell>
          <table:table-cell office:value-type="float" office:value="5782.8320000000003" table:style-name="ce1">
            <text:p>5782.832</text:p>
          </table:table-cell>
          <table:table-cell table:number-columns-repeated="16382"/>
        </table:table-row>
        <table:table-row table:style-name="ro1">
          <table:table-cell office:value-type="float" office:value="17.28" table:style-name="ce1">
            <text:p>17.28</text:p>
          </table:table-cell>
          <table:table-cell office:value-type="float" office:value="5784.2725" table:style-name="ce1">
            <text:p>5784.2725</text:p>
          </table:table-cell>
          <table:table-cell table:number-columns-repeated="16382"/>
        </table:table-row>
        <table:table-row table:style-name="ro1">
          <table:table-cell office:value-type="float" office:value="17.303999999999998" table:style-name="ce1">
            <text:p>17.304</text:p>
          </table:table-cell>
          <table:table-cell office:value-type="float" office:value="5785.7129999999997" table:style-name="ce1">
            <text:p>5785.713</text:p>
          </table:table-cell>
          <table:table-cell table:number-columns-repeated="16382"/>
        </table:table-row>
        <table:table-row table:style-name="ro1">
          <table:table-cell office:value-type="float" office:value="17.328001" table:style-name="ce1">
            <text:p>17.328001</text:p>
          </table:table-cell>
          <table:table-cell office:value-type="float" office:value="5787.1532999999999" table:style-name="ce1">
            <text:p>5787.1533</text:p>
          </table:table-cell>
          <table:table-cell table:number-columns-repeated="16382"/>
        </table:table-row>
        <table:table-row table:style-name="ro1">
          <table:table-cell office:value-type="float" office:value="17.352" table:style-name="ce1">
            <text:p>17.352</text:p>
          </table:table-cell>
          <table:table-cell office:value-type="float" office:value="5788.5937999999996" table:style-name="ce1">
            <text:p>5788.5938</text:p>
          </table:table-cell>
          <table:table-cell table:number-columns-repeated="16382"/>
        </table:table-row>
        <table:table-row table:style-name="ro1">
          <table:table-cell office:value-type="float" office:value="17.376000000000001" table:style-name="ce1">
            <text:p>17.376</text:p>
          </table:table-cell>
          <table:table-cell office:value-type="float" office:value="5790.0339999999997" table:style-name="ce1">
            <text:p>5790.034</text:p>
          </table:table-cell>
          <table:table-cell table:number-columns-repeated="16382"/>
        </table:table-row>
        <table:table-row table:style-name="ro1">
          <table:table-cell office:value-type="float" office:value="17.399999999999999" table:style-name="ce1">
            <text:p>17.4</text:p>
          </table:table-cell>
          <table:table-cell office:value-type="float" office:value="5791.4745999999996" table:style-name="ce1">
            <text:p>5791.4746</text:p>
          </table:table-cell>
          <table:table-cell table:number-columns-repeated="16382"/>
        </table:table-row>
        <table:table-row table:style-name="ro1">
          <table:table-cell office:value-type="float" office:value="17.423999999999999" table:style-name="ce1">
            <text:p>17.424</text:p>
          </table:table-cell>
          <table:table-cell office:value-type="float" office:value="5792.915" table:style-name="ce1">
            <text:p>5792.915</text:p>
          </table:table-cell>
          <table:table-cell table:number-columns-repeated="16382"/>
        </table:table-row>
        <table:table-row table:style-name="ro1">
          <table:table-cell office:value-type="float" office:value="17.448" table:style-name="ce1">
            <text:p>17.448</text:p>
          </table:table-cell>
          <table:table-cell office:value-type="float" office:value="5794.3554999999997" table:style-name="ce1">
            <text:p>5794.3555</text:p>
          </table:table-cell>
          <table:table-cell table:number-columns-repeated="16382"/>
        </table:table-row>
        <table:table-row table:style-name="ro1">
          <table:table-cell office:value-type="float" office:value="17.472000000000001" table:style-name="ce1">
            <text:p>17.472</text:p>
          </table:table-cell>
          <table:table-cell office:value-type="float" office:value="5795.7960000000003" table:style-name="ce1">
            <text:p>5795.796</text:p>
          </table:table-cell>
          <table:table-cell table:number-columns-repeated="16382"/>
        </table:table-row>
        <table:table-row table:style-name="ro1">
          <table:table-cell office:value-type="float" office:value="17.495999999999999" table:style-name="ce1">
            <text:p>17.496</text:p>
          </table:table-cell>
          <table:table-cell office:value-type="float" office:value="5797.2362999999996" table:style-name="ce1">
            <text:p>5797.2363</text:p>
          </table:table-cell>
          <table:table-cell table:number-columns-repeated="16382"/>
        </table:table-row>
        <table:table-row table:style-name="ro1">
          <table:table-cell office:value-type="float" office:value="17.52" table:style-name="ce1">
            <text:p>17.52</text:p>
          </table:table-cell>
          <table:table-cell office:value-type="float" office:value="5799.3969999999999" table:style-name="ce1">
            <text:p>5799.397</text:p>
          </table:table-cell>
          <table:table-cell table:number-columns-repeated="16382"/>
        </table:table-row>
        <table:table-row table:style-name="ro1">
          <table:table-cell office:value-type="float" office:value="17.544" table:style-name="ce1">
            <text:p>17.544</text:p>
          </table:table-cell>
          <table:table-cell office:value-type="float" office:value="5801.5576000000001" table:style-name="ce1">
            <text:p>5801.5576</text:p>
          </table:table-cell>
          <table:table-cell table:number-columns-repeated="16382"/>
        </table:table-row>
        <table:table-row table:style-name="ro1">
          <table:table-cell office:value-type="float" office:value="17.568000000000001" table:style-name="ce1">
            <text:p>17.568</text:p>
          </table:table-cell>
          <table:table-cell office:value-type="float" office:value="5803.7183000000005" table:style-name="ce1">
            <text:p>5803.7183</text:p>
          </table:table-cell>
          <table:table-cell table:number-columns-repeated="16382"/>
        </table:table-row>
        <table:table-row table:style-name="ro1">
          <table:table-cell office:value-type="float" office:value="17.592001" table:style-name="ce1">
            <text:p>17.592001</text:p>
          </table:table-cell>
          <table:table-cell office:value-type="float" office:value="5805.1587" table:style-name="ce1">
            <text:p>5805.1587</text:p>
          </table:table-cell>
          <table:table-cell table:number-columns-repeated="16382"/>
        </table:table-row>
        <table:table-row table:style-name="ro1">
          <table:table-cell office:value-type="float" office:value="17.616" table:style-name="ce1">
            <text:p>17.616</text:p>
          </table:table-cell>
          <table:table-cell office:value-type="float" office:value="5806.5990000000002" table:style-name="ce1">
            <text:p>5806.599</text:p>
          </table:table-cell>
          <table:table-cell table:number-columns-repeated="16382"/>
        </table:table-row>
        <table:table-row table:style-name="ro1">
          <table:table-cell office:value-type="float" office:value="17.64" table:style-name="ce1">
            <text:p>17.64</text:p>
          </table:table-cell>
          <table:table-cell office:value-type="float" office:value="5808.0396000000001" table:style-name="ce1">
            <text:p>5808.0396</text:p>
          </table:table-cell>
          <table:table-cell table:number-columns-repeated="16382"/>
        </table:table-row>
        <table:table-row table:style-name="ro1">
          <table:table-cell office:value-type="float" office:value="17.664000000000001" table:style-name="ce1">
            <text:p>17.664</text:p>
          </table:table-cell>
          <table:table-cell office:value-type="float" office:value="5809.48" table:style-name="ce1">
            <text:p>5809.48</text:p>
          </table:table-cell>
          <table:table-cell table:number-columns-repeated="16382"/>
        </table:table-row>
        <table:table-row table:style-name="ro1">
          <table:table-cell office:value-type="float" office:value="17.687999999999999" table:style-name="ce1">
            <text:p>17.688</text:p>
          </table:table-cell>
          <table:table-cell office:value-type="float" office:value="5810.9204" table:style-name="ce1">
            <text:p>5810.9204</text:p>
          </table:table-cell>
          <table:table-cell table:number-columns-repeated="16382"/>
        </table:table-row>
        <table:table-row table:style-name="ro1">
          <table:table-cell office:value-type="float" office:value="17.712" table:style-name="ce1">
            <text:p>17.712</text:p>
          </table:table-cell>
          <table:table-cell office:value-type="float" office:value="5812.3609999999999" table:style-name="ce1">
            <text:p>5812.361</text:p>
          </table:table-cell>
          <table:table-cell table:number-columns-repeated="16382"/>
        </table:table-row>
        <table:table-row table:style-name="ro1">
          <table:table-cell office:value-type="float" office:value="17.736000000000001" table:style-name="ce1">
            <text:p>17.736</text:p>
          </table:table-cell>
          <table:table-cell office:value-type="float" office:value="5813.8013000000001" table:style-name="ce1">
            <text:p>5813.8013</text:p>
          </table:table-cell>
          <table:table-cell table:number-columns-repeated="16382"/>
        </table:table-row>
        <table:table-row table:style-name="ro1">
          <table:table-cell office:value-type="float" office:value="17.760000000000002" table:style-name="ce1">
            <text:p>17.76</text:p>
          </table:table-cell>
          <table:table-cell office:value-type="float" office:value="5815.2416999999996" table:style-name="ce1">
            <text:p>5815.2417</text:p>
          </table:table-cell>
          <table:table-cell table:number-columns-repeated="16382"/>
        </table:table-row>
        <table:table-row table:style-name="ro1">
          <table:table-cell office:value-type="float" office:value="17.783999999999999" table:style-name="ce1">
            <text:p>17.784</text:p>
          </table:table-cell>
          <table:table-cell office:value-type="float" office:value="5816.6819999999998" table:style-name="ce1">
            <text:p>5816.682</text:p>
          </table:table-cell>
          <table:table-cell table:number-columns-repeated="16382"/>
        </table:table-row>
        <table:table-row table:style-name="ro1">
          <table:table-cell office:value-type="float" office:value="17.808" table:style-name="ce1">
            <text:p>17.808</text:p>
          </table:table-cell>
          <table:table-cell office:value-type="float" office:value="5818.1225999999997" table:style-name="ce1">
            <text:p>5818.1226</text:p>
          </table:table-cell>
          <table:table-cell table:number-columns-repeated="16382"/>
        </table:table-row>
        <table:table-row table:style-name="ro1">
          <table:table-cell office:value-type="float" office:value="17.832000000000001" table:style-name="ce1">
            <text:p>17.832</text:p>
          </table:table-cell>
          <table:table-cell office:value-type="float" office:value="5819.5630000000001" table:style-name="ce1">
            <text:p>5819.563</text:p>
          </table:table-cell>
          <table:table-cell table:number-columns-repeated="16382"/>
        </table:table-row>
        <table:table-row table:style-name="ro1">
          <table:table-cell office:value-type="float" office:value="17.856000000000002" table:style-name="ce1">
            <text:p>17.856</text:p>
          </table:table-cell>
          <table:table-cell office:value-type="float" office:value="5821.0033999999996" table:style-name="ce1">
            <text:p>5821.0034</text:p>
          </table:table-cell>
          <table:table-cell table:number-columns-repeated="16382"/>
        </table:table-row>
        <table:table-row table:style-name="ro1">
          <table:table-cell office:value-type="float" office:value="17.880001" table:style-name="ce1">
            <text:p>17.880001</text:p>
          </table:table-cell>
          <table:table-cell office:value-type="float" office:value="5822.4440000000004" table:style-name="ce1">
            <text:p>5822.444</text:p>
          </table:table-cell>
          <table:table-cell table:number-columns-repeated="16382"/>
        </table:table-row>
        <table:table-row table:style-name="ro1">
          <table:table-cell office:value-type="float" office:value="17.904" table:style-name="ce1">
            <text:p>17.904</text:p>
          </table:table-cell>
          <table:table-cell office:value-type="float" office:value="5823.8842999999997" table:style-name="ce1">
            <text:p>5823.8843</text:p>
          </table:table-cell>
          <table:table-cell table:number-columns-repeated="16382"/>
        </table:table-row>
        <table:table-row table:style-name="ro1">
          <table:table-cell office:value-type="float" office:value="17.928000000000001" table:style-name="ce1">
            <text:p>17.928</text:p>
          </table:table-cell>
          <table:table-cell office:value-type="float" office:value="5825.3247000000001" table:style-name="ce1">
            <text:p>5825.3247</text:p>
          </table:table-cell>
          <table:table-cell table:number-columns-repeated="16382"/>
        </table:table-row>
        <table:table-row table:style-name="ro1">
          <table:table-cell office:value-type="float" office:value="17.952000000000002" table:style-name="ce1">
            <text:p>17.952</text:p>
          </table:table-cell>
          <table:table-cell office:value-type="float" office:value="5826.7650000000003" table:style-name="ce1">
            <text:p>5826.765</text:p>
          </table:table-cell>
          <table:table-cell table:number-columns-repeated="16382"/>
        </table:table-row>
        <table:table-row table:style-name="ro1">
          <table:table-cell office:value-type="float" office:value="17.975999999999999" table:style-name="ce1">
            <text:p>17.976</text:p>
          </table:table-cell>
          <table:table-cell office:value-type="float" office:value="5828.2056000000002" table:style-name="ce1">
            <text:p>5828.2056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5829.6459999999997" table:style-name="ce1">
            <text:p>5829.646</text:p>
          </table:table-cell>
          <table:table-cell table:number-columns-repeated="16382"/>
        </table:table-row>
        <table:table-row table:style-name="ro1">
          <table:table-cell office:value-type="float" office:value="18.024000000000001" table:style-name="ce1">
            <text:p>18.024</text:p>
          </table:table-cell>
          <table:table-cell office:value-type="float" office:value="5831.0864000000001" table:style-name="ce1">
            <text:p>5831.0864</text:p>
          </table:table-cell>
          <table:table-cell table:number-columns-repeated="16382"/>
        </table:table-row>
        <table:table-row table:style-name="ro1">
          <table:table-cell office:value-type="float" office:value="18.047999999999998" table:style-name="ce1">
            <text:p>18.048</text:p>
          </table:table-cell>
          <table:table-cell office:value-type="float" office:value="5833.2470000000003" table:style-name="ce1">
            <text:p>5833.247</text:p>
          </table:table-cell>
          <table:table-cell table:number-columns-repeated="16382"/>
        </table:table-row>
        <table:table-row table:style-name="ro1">
          <table:table-cell office:value-type="float" office:value="18.071999999999999" table:style-name="ce1">
            <text:p>18.072</text:p>
          </table:table-cell>
          <table:table-cell office:value-type="float" office:value="5835.4076999999997" table:style-name="ce1">
            <text:p>5835.4077</text:p>
          </table:table-cell>
          <table:table-cell table:number-columns-repeated="16382"/>
        </table:table-row>
        <table:table-row table:style-name="ro1">
          <table:table-cell office:value-type="float" office:value="18.096" table:style-name="ce1">
            <text:p>18.096</text:p>
          </table:table-cell>
          <table:table-cell office:value-type="float" office:value="5837.5684000000001" table:style-name="ce1">
            <text:p>5837.5684</text:p>
          </table:table-cell>
          <table:table-cell table:number-columns-repeated="16382"/>
        </table:table-row>
        <table:table-row table:style-name="ro1">
          <table:table-cell office:value-type="float" office:value="18.12" table:style-name="ce1">
            <text:p>18.12</text:p>
          </table:table-cell>
          <table:table-cell office:value-type="float" office:value="5839.7290000000003" table:style-name="ce1">
            <text:p>5839.729</text:p>
          </table:table-cell>
          <table:table-cell table:number-columns-repeated="16382"/>
        </table:table-row>
        <table:table-row table:style-name="ro1">
          <table:table-cell office:value-type="float" office:value="18.144000999999999" table:style-name="ce1">
            <text:p>18.144001</text:p>
          </table:table-cell>
          <table:table-cell office:value-type="float" office:value="5841.1693999999998" table:style-name="ce1">
            <text:p>5841.1694</text:p>
          </table:table-cell>
          <table:table-cell table:number-columns-repeated="16382"/>
        </table:table-row>
        <table:table-row table:style-name="ro1">
          <table:table-cell office:value-type="float" office:value="18.167999999999999" table:style-name="ce1">
            <text:p>18.168</text:p>
          </table:table-cell>
          <table:table-cell office:value-type="float" office:value="5842.61" table:style-name="ce1">
            <text:p>5842.61</text:p>
          </table:table-cell>
          <table:table-cell table:number-columns-repeated="16382"/>
        </table:table-row>
        <table:table-row table:style-name="ro1">
          <table:table-cell office:value-type="float" office:value="18.192" table:style-name="ce1">
            <text:p>18.192</text:p>
          </table:table-cell>
          <table:table-cell office:value-type="float" office:value="5844.0502999999999" table:style-name="ce1">
            <text:p>5844.0503</text:p>
          </table:table-cell>
          <table:table-cell table:number-columns-repeated="16382"/>
        </table:table-row>
        <table:table-row table:style-name="ro1">
          <table:table-cell office:value-type="float" office:value="18.216000000000001" table:style-name="ce1">
            <text:p>18.216</text:p>
          </table:table-cell>
          <table:table-cell office:value-type="float" office:value="5845.4907000000003" table:style-name="ce1">
            <text:p>5845.4907</text:p>
          </table:table-cell>
          <table:table-cell table:number-columns-repeated="16382"/>
        </table:table-row>
        <table:table-row table:style-name="ro1">
          <table:table-cell office:value-type="float" office:value="18.239999999999998" table:style-name="ce1">
            <text:p>18.24</text:p>
          </table:table-cell>
          <table:table-cell office:value-type="float" office:value="5846.9309999999996" table:style-name="ce1">
            <text:p>5846.931</text:p>
          </table:table-cell>
          <table:table-cell table:number-columns-repeated="16382"/>
        </table:table-row>
        <table:table-row table:style-name="ro1">
          <table:table-cell office:value-type="float" office:value="18.263999999999999" table:style-name="ce1">
            <text:p>18.264</text:p>
          </table:table-cell>
          <table:table-cell office:value-type="float" office:value="5848.3716000000004" table:style-name="ce1">
            <text:p>5848.3716</text:p>
          </table:table-cell>
          <table:table-cell table:number-columns-repeated="16382"/>
        </table:table-row>
        <table:table-row table:style-name="ro1">
          <table:table-cell office:value-type="float" office:value="18.288" table:style-name="ce1">
            <text:p>18.288</text:p>
          </table:table-cell>
          <table:table-cell office:value-type="float" office:value="5849.8119999999999" table:style-name="ce1">
            <text:p>5849.812</text:p>
          </table:table-cell>
          <table:table-cell table:number-columns-repeated="16382"/>
        </table:table-row>
        <table:table-row table:style-name="ro1">
          <table:table-cell office:value-type="float" office:value="18.312000000000001" table:style-name="ce1">
            <text:p>18.312</text:p>
          </table:table-cell>
          <table:table-cell office:value-type="float" office:value="5851.2524000000003" table:style-name="ce1">
            <text:p>5851.2524</text:p>
          </table:table-cell>
          <table:table-cell table:number-columns-repeated="16382"/>
        </table:table-row>
        <table:table-row table:style-name="ro1">
          <table:table-cell office:value-type="float" office:value="18.335999999999999" table:style-name="ce1">
            <text:p>18.336</text:p>
          </table:table-cell>
          <table:table-cell office:value-type="float" office:value="5852.6930000000002" table:style-name="ce1">
            <text:p>5852.693</text:p>
          </table:table-cell>
          <table:table-cell table:number-columns-repeated="16382"/>
        </table:table-row>
        <table:table-row table:style-name="ro1">
          <table:table-cell office:value-type="float" office:value="18.36" table:style-name="ce1">
            <text:p>18.36</text:p>
          </table:table-cell>
          <table:table-cell office:value-type="float" office:value="5853.4129999999996" table:style-name="ce1">
            <text:p>5853.413</text:p>
          </table:table-cell>
          <table:table-cell table:number-columns-repeated="16382"/>
        </table:table-row>
        <table:table-row table:style-name="ro1">
          <table:table-cell office:value-type="float" office:value="18.384" table:style-name="ce1">
            <text:p>18.384</text:p>
          </table:table-cell>
          <table:table-cell office:value-type="float" office:value="5854.8535000000002" table:style-name="ce1">
            <text:p>5854.8535</text:p>
          </table:table-cell>
          <table:table-cell table:number-columns-repeated="16382"/>
        </table:table-row>
        <table:table-row table:style-name="ro1">
          <table:table-cell office:value-type="float" office:value="18.408000000000001" table:style-name="ce1">
            <text:p>18.408</text:p>
          </table:table-cell>
          <table:table-cell office:value-type="float" office:value="5856.2939999999999" table:style-name="ce1">
            <text:p>5856.294</text:p>
          </table:table-cell>
          <table:table-cell table:number-columns-repeated="16382"/>
        </table:table-row>
        <table:table-row table:style-name="ro1">
          <table:table-cell office:value-type="float" office:value="18.431999999999999" table:style-name="ce1">
            <text:p>18.432</text:p>
          </table:table-cell>
          <table:table-cell office:value-type="float" office:value="5857.7344000000003" table:style-name="ce1">
            <text:p>5857.7344</text:p>
          </table:table-cell>
          <table:table-cell table:number-columns-repeated="16382"/>
        </table:table-row>
        <table:table-row table:style-name="ro1">
          <table:table-cell office:value-type="float" office:value="18.456" table:style-name="ce1">
            <text:p>18.456</text:p>
          </table:table-cell>
          <table:table-cell office:value-type="float" office:value="5859.1750000000002" table:style-name="ce1">
            <text:p>5859.175</text:p>
          </table:table-cell>
          <table:table-cell table:number-columns-repeated="16382"/>
        </table:table-row>
        <table:table-row table:style-name="ro1">
          <table:table-cell office:value-type="float" office:value="18.48" table:style-name="ce1">
            <text:p>18.48</text:p>
          </table:table-cell>
          <table:table-cell office:value-type="float" office:value="5860.6149999999998" table:style-name="ce1">
            <text:p>5860.615</text:p>
          </table:table-cell>
          <table:table-cell table:number-columns-repeated="16382"/>
        </table:table-row>
        <table:table-row table:style-name="ro1">
          <table:table-cell office:value-type="float" office:value="18.504000000000001" table:style-name="ce1">
            <text:p>18.504</text:p>
          </table:table-cell>
          <table:table-cell office:value-type="float" office:value="5862.0556999999999" table:style-name="ce1">
            <text:p>5862.0557</text:p>
          </table:table-cell>
          <table:table-cell table:number-columns-repeated="16382"/>
        </table:table-row>
        <table:table-row table:style-name="ro1">
          <table:table-cell office:value-type="float" office:value="18.527999999999999" table:style-name="ce1">
            <text:p>18.528</text:p>
          </table:table-cell>
          <table:table-cell office:value-type="float" office:value="5862.7759999999998" table:style-name="ce1">
            <text:p>5862.776</text:p>
          </table:table-cell>
          <table:table-cell table:number-columns-repeated="16382"/>
        </table:table-row>
        <table:table-row table:style-name="ro1">
          <table:table-cell office:value-type="float" office:value="18.552" table:style-name="ce1">
            <text:p>18.552</text:p>
          </table:table-cell>
          <table:table-cell office:value-type="float" office:value="5863.4960000000001" table:style-name="ce1">
            <text:p>5863.496</text:p>
          </table:table-cell>
          <table:table-cell table:number-columns-repeated="16382"/>
        </table:table-row>
        <table:table-row table:style-name="ro1">
          <table:table-cell office:value-type="float" office:value="18.576000000000001" table:style-name="ce1">
            <text:p>18.576</text:p>
          </table:table-cell>
          <table:table-cell office:value-type="float" office:value="5864.2163" table:style-name="ce1">
            <text:p>5864.2163</text:p>
          </table:table-cell>
          <table:table-cell table:number-columns-repeated="16382"/>
        </table:table-row>
        <table:table-row table:style-name="ro1">
          <table:table-cell office:value-type="float" office:value="18.600000000000001" table:style-name="ce1">
            <text:p>18.6</text:p>
          </table:table-cell>
          <table:table-cell office:value-type="float" office:value="5864.9364999999998" table:style-name="ce1">
            <text:p>5864.9365</text:p>
          </table:table-cell>
          <table:table-cell table:number-columns-repeated="16382"/>
        </table:table-row>
        <table:table-row table:style-name="ro1">
          <table:table-cell office:value-type="float" office:value="18.623999999999999" table:style-name="ce1">
            <text:p>18.624</text:p>
          </table:table-cell>
          <table:table-cell office:value-type="float" office:value="5865.6566999999995" table:style-name="ce1">
            <text:p>5865.6567</text:p>
          </table:table-cell>
          <table:table-cell table:number-columns-repeated="16382"/>
        </table:table-row>
        <table:table-row table:style-name="ro1">
          <table:table-cell office:value-type="float" office:value="18.648" table:style-name="ce1">
            <text:p>18.648</text:p>
          </table:table-cell>
          <table:table-cell office:value-type="float" office:value="5866.3770000000004" table:style-name="ce1">
            <text:p>5866.377</text:p>
          </table:table-cell>
          <table:table-cell table:number-columns-repeated="16382"/>
        </table:table-row>
        <table:table-row table:style-name="ro1">
          <table:table-cell office:value-type="float" office:value="18.672000000000001" table:style-name="ce1">
            <text:p>18.672</text:p>
          </table:table-cell>
          <table:table-cell office:value-type="float" office:value="5867.0969999999998" table:style-name="ce1">
            <text:p>5867.097</text:p>
          </table:table-cell>
          <table:table-cell table:number-columns-repeated="16382"/>
        </table:table-row>
        <table:table-row table:style-name="ro1">
          <table:table-cell office:value-type="float" office:value="18.696000999999999" table:style-name="ce1">
            <text:p>18.696001</text:p>
          </table:table-cell>
          <table:table-cell office:value-type="float" office:value="5867.8173999999999" table:style-name="ce1">
            <text:p>5867.8174</text:p>
          </table:table-cell>
          <table:table-cell table:number-columns-repeated="16382"/>
        </table:table-row>
        <table:table-row table:style-name="ro1">
          <table:table-cell office:value-type="float" office:value="18.72" table:style-name="ce1">
            <text:p>18.72</text:p>
          </table:table-cell>
          <table:table-cell office:value-type="float" office:value="5868.5375999999997" table:style-name="ce1">
            <text:p>5868.5376</text:p>
          </table:table-cell>
          <table:table-cell table:number-columns-repeated="16382"/>
        </table:table-row>
        <table:table-row table:style-name="ro1">
          <table:table-cell office:value-type="float" office:value="18.744" table:style-name="ce1">
            <text:p>18.744</text:p>
          </table:table-cell>
          <table:table-cell office:value-type="float" office:value="5891.1206000000002" table:style-name="ce1">
            <text:p>5891.1206</text:p>
          </table:table-cell>
          <table:table-cell table:number-columns-repeated="16382"/>
        </table:table-row>
        <table:table-row table:style-name="ro1">
          <table:table-cell office:value-type="float" office:value="18.768000000000001" table:style-name="ce1">
            <text:p>18.768</text:p>
          </table:table-cell>
          <table:table-cell office:value-type="float" office:value="5913.7035999999998" table:style-name="ce1">
            <text:p>5913.7036</text:p>
          </table:table-cell>
          <table:table-cell table:number-columns-repeated="16382"/>
        </table:table-row>
        <table:table-row table:style-name="ro1">
          <table:table-cell office:value-type="float" office:value="18.792000000000002" table:style-name="ce1">
            <text:p>18.792</text:p>
          </table:table-cell>
          <table:table-cell office:value-type="float" office:value="5936.2866000000004" table:style-name="ce1">
            <text:p>5936.2866</text:p>
          </table:table-cell>
          <table:table-cell table:number-columns-repeated="16382"/>
        </table:table-row>
        <table:table-row table:style-name="ro1">
          <table:table-cell office:value-type="float" office:value="18.815999999999999" table:style-name="ce1">
            <text:p>18.816</text:p>
          </table:table-cell>
          <table:table-cell office:value-type="float" office:value="5937.0069999999996" table:style-name="ce1">
            <text:p>5937.007</text:p>
          </table:table-cell>
          <table:table-cell table:number-columns-repeated="16382"/>
        </table:table-row>
        <table:table-row table:style-name="ro1">
          <table:table-cell office:value-type="float" office:value="18.84" table:style-name="ce1">
            <text:p>18.84</text:p>
          </table:table-cell>
          <table:table-cell office:value-type="float" office:value="5937.7269999999999" table:style-name="ce1">
            <text:p>5937.727</text:p>
          </table:table-cell>
          <table:table-cell table:number-columns-repeated="16382"/>
        </table:table-row>
        <table:table-row table:style-name="ro1">
          <table:table-cell office:value-type="float" office:value="18.864000000000001" table:style-name="ce1">
            <text:p>18.864</text:p>
          </table:table-cell>
          <table:table-cell office:value-type="float" office:value="5939.1674999999996" table:style-name="ce1">
            <text:p>5939.1675</text:p>
          </table:table-cell>
          <table:table-cell table:number-columns-repeated="16382"/>
        </table:table-row>
        <table:table-row table:style-name="ro1">
          <table:table-cell office:value-type="float" office:value="18.888000000000002" table:style-name="ce1">
            <text:p>18.888</text:p>
          </table:table-cell>
          <table:table-cell office:value-type="float" office:value="5941.3280000000004" table:style-name="ce1">
            <text:p>5941.328</text:p>
          </table:table-cell>
          <table:table-cell table:number-columns-repeated="16382"/>
        </table:table-row>
        <table:table-row table:style-name="ro1">
          <table:table-cell office:value-type="float" office:value="18.911999999999999" table:style-name="ce1">
            <text:p>18.912</text:p>
          </table:table-cell>
          <table:table-cell office:value-type="float" office:value="5943.4889999999996" table:style-name="ce1">
            <text:p>5943.489</text:p>
          </table:table-cell>
          <table:table-cell table:number-columns-repeated="16382"/>
        </table:table-row>
        <table:table-row table:style-name="ro1">
          <table:table-cell office:value-type="float" office:value="18.936" table:style-name="ce1">
            <text:p>18.936</text:p>
          </table:table-cell>
          <table:table-cell office:value-type="float" office:value="5944.9290000000001" table:style-name="ce1">
            <text:p>5944.929</text:p>
          </table:table-cell>
          <table:table-cell table:number-columns-repeated="16382"/>
        </table:table-row>
        <table:table-row table:style-name="ro1">
          <table:table-cell office:value-type="float" office:value="18.960000999999998" table:style-name="ce1">
            <text:p>18.960001</text:p>
          </table:table-cell>
          <table:table-cell office:value-type="float" office:value="5946.3696" table:style-name="ce1">
            <text:p>5946.3696</text:p>
          </table:table-cell>
          <table:table-cell table:number-columns-repeated="16382"/>
        </table:table-row>
        <table:table-row table:style-name="ro1">
          <table:table-cell office:value-type="float" office:value="18.984000000000002" table:style-name="ce1">
            <text:p>18.984</text:p>
          </table:table-cell>
          <table:table-cell office:value-type="float" office:value="5947.81" table:style-name="ce1">
            <text:p>5947.81</text:p>
          </table:table-cell>
          <table:table-cell table:number-columns-repeated="16382"/>
        </table:table-row>
        <table:table-row table:style-name="ro1">
          <table:table-cell office:value-type="float" office:value="19.007999999999999" table:style-name="ce1">
            <text:p>19.008</text:p>
          </table:table-cell>
          <table:table-cell office:value-type="float" office:value="5948.5303000000004" table:style-name="ce1">
            <text:p>5948.5303</text:p>
          </table:table-cell>
          <table:table-cell table:number-columns-repeated="16382"/>
        </table:table-row>
        <table:table-row table:style-name="ro1">
          <table:table-cell office:value-type="float" office:value="19.032" table:style-name="ce1">
            <text:p>19.032</text:p>
          </table:table-cell>
          <table:table-cell office:value-type="float" office:value="5949.2505000000001" table:style-name="ce1">
            <text:p>5949.2505</text:p>
          </table:table-cell>
          <table:table-cell table:number-columns-repeated="16382"/>
        </table:table-row>
        <table:table-row table:style-name="ro1">
          <table:table-cell office:value-type="float" office:value="19.056000000000001" table:style-name="ce1">
            <text:p>19.056</text:p>
          </table:table-cell>
          <table:table-cell office:value-type="float" office:value="5971.8334999999997" table:style-name="ce1">
            <text:p>5971.8335</text:p>
          </table:table-cell>
          <table:table-cell table:number-columns-repeated="16382"/>
        </table:table-row>
        <table:table-row table:style-name="ro1">
          <table:table-cell office:value-type="float" office:value="19.079999999999998" table:style-name="ce1">
            <text:p>19.08</text:p>
          </table:table-cell>
          <table:table-cell office:value-type="float" office:value="5972.5537000000004" table:style-name="ce1">
            <text:p>5972.5537</text:p>
          </table:table-cell>
          <table:table-cell table:number-columns-repeated="16382"/>
        </table:table-row>
        <table:table-row table:style-name="ro1">
          <table:table-cell office:value-type="float" office:value="19.103999999999999" table:style-name="ce1">
            <text:p>19.104</text:p>
          </table:table-cell>
          <table:table-cell office:value-type="float" office:value="5973.2740000000003" table:style-name="ce1">
            <text:p>5973.274</text:p>
          </table:table-cell>
          <table:table-cell table:number-columns-repeated="16382"/>
        </table:table-row>
        <table:table-row table:style-name="ro1">
          <table:table-cell office:value-type="float" office:value="19.128" table:style-name="ce1">
            <text:p>19.128</text:p>
          </table:table-cell>
          <table:table-cell office:value-type="float" office:value="5973.9939999999997" table:style-name="ce1">
            <text:p>5973.994</text:p>
          </table:table-cell>
          <table:table-cell table:number-columns-repeated="16382"/>
        </table:table-row>
        <table:table-row table:style-name="ro1">
          <table:table-cell office:value-type="float" office:value="19.152000000000001" table:style-name="ce1">
            <text:p>19.152</text:p>
          </table:table-cell>
          <table:table-cell office:value-type="float" office:value="5974.7143999999998" table:style-name="ce1">
            <text:p>5974.7144</text:p>
          </table:table-cell>
          <table:table-cell table:number-columns-repeated="16382"/>
        </table:table-row>
        <table:table-row table:style-name="ro1">
          <table:table-cell office:value-type="float" office:value="19.175999999999998" table:style-name="ce1">
            <text:p>19.176</text:p>
          </table:table-cell>
          <table:table-cell office:value-type="float" office:value="5975.4345999999996" table:style-name="ce1">
            <text:p>5975.4346</text:p>
          </table:table-cell>
          <table:table-cell table:number-columns-repeated="16382"/>
        </table:table-row>
        <table:table-row table:style-name="ro1">
          <table:table-cell office:value-type="float" office:value="19.2" table:style-name="ce1">
            <text:p>19.2</text:p>
          </table:table-cell>
          <table:table-cell office:value-type="float" office:value="5976.1549999999997" table:style-name="ce1">
            <text:p>5976.155</text:p>
          </table:table-cell>
          <table:table-cell table:number-columns-repeated="16382"/>
        </table:table-row>
        <table:table-row table:style-name="ro1">
          <table:table-cell office:value-type="float" office:value="19.224" table:style-name="ce1">
            <text:p>19.224</text:p>
          </table:table-cell>
          <table:table-cell office:value-type="float" office:value="5977.5950000000003" table:style-name="ce1">
            <text:p>5977.595</text:p>
          </table:table-cell>
          <table:table-cell table:number-columns-repeated="16382"/>
        </table:table-row>
        <table:table-row table:style-name="ro1">
          <table:table-cell office:value-type="float" office:value="19.248000999999999" table:style-name="ce1">
            <text:p>19.248001</text:p>
          </table:table-cell>
          <table:table-cell office:value-type="float" office:value="5978.3154000000004" table:style-name="ce1">
            <text:p>5978.3154</text:p>
          </table:table-cell>
          <table:table-cell table:number-columns-repeated="16382"/>
        </table:table-row>
        <table:table-row table:style-name="ro1">
          <table:table-cell office:value-type="float" office:value="19.271999999999998" table:style-name="ce1">
            <text:p>19.272</text:p>
          </table:table-cell>
          <table:table-cell office:value-type="float" office:value="5979.0356000000002" table:style-name="ce1">
            <text:p>5979.0356</text:p>
          </table:table-cell>
          <table:table-cell table:number-columns-repeated="16382"/>
        </table:table-row>
        <table:table-row table:style-name="ro1">
          <table:table-cell office:value-type="float" office:value="19.295999999999999" table:style-name="ce1">
            <text:p>19.296</text:p>
          </table:table-cell>
          <table:table-cell office:value-type="float" office:value="5979.7560000000003" table:style-name="ce1">
            <text:p>5979.756</text:p>
          </table:table-cell>
          <table:table-cell table:number-columns-repeated="16382"/>
        </table:table-row>
        <table:table-row table:style-name="ro1">
          <table:table-cell office:value-type="float" office:value="19.32" table:style-name="ce1">
            <text:p>19.32</text:p>
          </table:table-cell>
          <table:table-cell office:value-type="float" office:value="6002.3389999999999" table:style-name="ce1">
            <text:p>6002.339</text:p>
          </table:table-cell>
          <table:table-cell table:number-columns-repeated="16382"/>
        </table:table-row>
        <table:table-row table:style-name="ro1">
          <table:table-cell office:value-type="float" office:value="19.344000000000001" table:style-name="ce1">
            <text:p>19.344</text:p>
          </table:table-cell>
          <table:table-cell office:value-type="float" office:value="6024.9219999999996" table:style-name="ce1">
            <text:p>6024.922</text:p>
          </table:table-cell>
          <table:table-cell table:number-columns-repeated="16382"/>
        </table:table-row>
        <table:table-row table:style-name="ro1">
          <table:table-cell office:value-type="float" office:value="19.367999999999999" table:style-name="ce1">
            <text:p>19.368</text:p>
          </table:table-cell>
          <table:table-cell office:value-type="float" office:value="6047.5050000000001" table:style-name="ce1">
            <text:p>6047.505</text:p>
          </table:table-cell>
          <table:table-cell table:number-columns-repeated="16382"/>
        </table:table-row>
        <table:table-row table:style-name="ro1">
          <table:table-cell office:value-type="float" office:value="19.391999999999999" table:style-name="ce1">
            <text:p>19.392</text:p>
          </table:table-cell>
          <table:table-cell office:value-type="float" office:value="6048.2250000000004" table:style-name="ce1">
            <text:p>6048.225</text:p>
          </table:table-cell>
          <table:table-cell table:number-columns-repeated="16382"/>
        </table:table-row>
        <table:table-row table:style-name="ro1">
          <table:table-cell office:value-type="float" office:value="19.416" table:style-name="ce1">
            <text:p>19.416</text:p>
          </table:table-cell>
          <table:table-cell office:value-type="float" office:value="6049.6655000000001" table:style-name="ce1">
            <text:p>6049.6655</text:p>
          </table:table-cell>
          <table:table-cell table:number-columns-repeated="16382"/>
        </table:table-row>
        <table:table-row table:style-name="ro1">
          <table:table-cell office:value-type="float" office:value="19.440000000000001" table:style-name="ce1">
            <text:p>19.44</text:p>
          </table:table-cell>
          <table:table-cell office:value-type="float" office:value="6051.1059999999998" table:style-name="ce1">
            <text:p>6051.106</text:p>
          </table:table-cell>
          <table:table-cell table:number-columns-repeated="16382"/>
        </table:table-row>
        <table:table-row table:style-name="ro1">
          <table:table-cell office:value-type="float" office:value="19.463999999999999" table:style-name="ce1">
            <text:p>19.464</text:p>
          </table:table-cell>
          <table:table-cell office:value-type="float" office:value="6052.5464000000002" table:style-name="ce1">
            <text:p>6052.5464</text:p>
          </table:table-cell>
          <table:table-cell table:number-columns-repeated="16382"/>
        </table:table-row>
        <table:table-row table:style-name="ro1">
          <table:table-cell office:value-type="float" office:value="19.488" table:style-name="ce1">
            <text:p>19.488</text:p>
          </table:table-cell>
          <table:table-cell office:value-type="float" office:value="6053.9870000000001" table:style-name="ce1">
            <text:p>6053.987</text:p>
          </table:table-cell>
          <table:table-cell table:number-columns-repeated="16382"/>
        </table:table-row>
        <table:table-row table:style-name="ro1">
          <table:table-cell office:value-type="float" office:value="19.512001000000001" table:style-name="ce1">
            <text:p>19.512001</text:p>
          </table:table-cell>
          <table:table-cell office:value-type="float" office:value="6054.7070000000003" table:style-name="ce1">
            <text:p>6054.707</text:p>
          </table:table-cell>
          <table:table-cell table:number-columns-repeated="16382"/>
        </table:table-row>
        <table:table-row table:style-name="ro1">
          <table:table-cell office:value-type="float" office:value="19.536000000000001" table:style-name="ce1">
            <text:p>19.536</text:p>
          </table:table-cell>
          <table:table-cell office:value-type="float" office:value="6055.4272000000001" table:style-name="ce1">
            <text:p>6055.4272</text:p>
          </table:table-cell>
          <table:table-cell table:number-columns-repeated="16382"/>
        </table:table-row>
        <table:table-row table:style-name="ro1">
          <table:table-cell office:value-type="float" office:value="19.559999999999999" table:style-name="ce1">
            <text:p>19.56</text:p>
          </table:table-cell>
          <table:table-cell office:value-type="float" office:value="6056.1475" table:style-name="ce1">
            <text:p>6056.1475</text:p>
          </table:table-cell>
          <table:table-cell table:number-columns-repeated="16382"/>
        </table:table-row>
        <table:table-row table:style-name="ro1">
          <table:table-cell office:value-type="float" office:value="19.584" table:style-name="ce1">
            <text:p>19.584</text:p>
          </table:table-cell>
          <table:table-cell office:value-type="float" office:value="6056.1475" table:style-name="ce1">
            <text:p>6056.1475</text:p>
          </table:table-cell>
          <table:table-cell table:number-columns-repeated="16382"/>
        </table:table-row>
        <table:table-row table:style-name="ro1">
          <table:table-cell office:value-type="float" office:value="19.608000000000001" table:style-name="ce1">
            <text:p>19.608</text:p>
          </table:table-cell>
          <table:table-cell office:value-type="float" office:value="6056.1475" table:style-name="ce1">
            <text:p>6056.1475</text:p>
          </table:table-cell>
          <table:table-cell table:number-columns-repeated="16382"/>
        </table:table-row>
        <table:table-row table:style-name="ro1">
          <table:table-cell office:value-type="float" office:value="19.632000000000001" table:style-name="ce1">
            <text:p>19.632</text:p>
          </table:table-cell>
          <table:table-cell office:value-type="float" office:value="6056.1475" table:style-name="ce1">
            <text:p>6056.1475</text:p>
          </table:table-cell>
          <table:table-cell table:number-columns-repeated="16382"/>
        </table:table-row>
        <table:table-row table:style-name="ro1">
          <table:table-cell office:value-type="float" office:value="19.655999999999999" table:style-name="ce1">
            <text:p>19.656</text:p>
          </table:table-cell>
          <table:table-cell office:value-type="float" office:value="6078.0102999999999" table:style-name="ce1">
            <text:p>6078.0103</text:p>
          </table:table-cell>
          <table:table-cell table:number-columns-repeated="16382"/>
        </table:table-row>
        <table:table-row table:style-name="ro1">
          <table:table-cell office:value-type="float" office:value="19.68" table:style-name="ce1">
            <text:p>19.68</text:p>
          </table:table-cell>
          <table:table-cell office:value-type="float" office:value="6078.0102999999999" table:style-name="ce1">
            <text:p>6078.0103</text:p>
          </table:table-cell>
          <table:table-cell table:number-columns-repeated="16382"/>
        </table:table-row>
        <table:table-row table:style-name="ro1">
          <table:table-cell office:value-type="float" office:value="19.704000000000001" table:style-name="ce1">
            <text:p>19.704</text:p>
          </table:table-cell>
          <table:table-cell office:value-type="float" office:value="6078.0102999999999" table:style-name="ce1">
            <text:p>6078.0103</text:p>
          </table:table-cell>
          <table:table-cell table:number-columns-repeated="16382"/>
        </table:table-row>
        <table:table-row table:style-name="ro1">
          <table:table-cell office:value-type="float" office:value="19.728000000000002" table:style-name="ce1">
            <text:p>19.728</text:p>
          </table:table-cell>
          <table:table-cell office:value-type="float" office:value="6078.0102999999999" table:style-name="ce1">
            <text:p>6078.0103</text:p>
          </table:table-cell>
          <table:table-cell table:number-columns-repeated="16382"/>
        </table:table-row>
        <table:table-row table:style-name="ro1">
          <table:table-cell office:value-type="float" office:value="19.751999999999999" table:style-name="ce1">
            <text:p>19.752</text:p>
          </table:table-cell>
          <table:table-cell office:value-type="float" office:value="6078.0102999999999" table:style-name="ce1">
            <text:p>6078.0103</text:p>
          </table:table-cell>
          <table:table-cell table:number-columns-repeated="16382"/>
        </table:table-row>
        <table:table-row table:style-name="ro1">
          <table:table-cell office:value-type="float" office:value="19.776001000000001" table:style-name="ce1">
            <text:p>19.776001</text:p>
          </table:table-cell>
          <table:table-cell office:value-type="float" office:value="6078.0102999999999" table:style-name="ce1">
            <text:p>6078.0103</text:p>
          </table:table-cell>
          <table:table-cell table:number-columns-repeated="16382"/>
        </table:table-row>
        <table:table-row table:style-name="ro1">
          <table:table-cell office:value-type="float" office:value="19.8" table:style-name="ce1">
            <text:p>19.8</text:p>
          </table:table-cell>
          <table:table-cell office:value-type="float" office:value="6078.0102999999999" table:style-name="ce1">
            <text:p>6078.0103</text:p>
          </table:table-cell>
          <table:table-cell table:number-columns-repeated="16382"/>
        </table:table-row>
        <table:table-row table:style-name="ro1">
          <table:table-cell office:value-type="float" office:value="19.824000000000002" table:style-name="ce1">
            <text:p>19.824</text:p>
          </table:table-cell>
          <table:table-cell office:value-type="float" office:value="6078.0102999999999" table:style-name="ce1">
            <text:p>6078.0103</text:p>
          </table:table-cell>
          <table:table-cell table:number-columns-repeated="16382"/>
        </table:table-row>
        <table:table-row table:style-name="ro1">
          <table:table-cell office:value-type="float" office:value="19.847999999999999" table:style-name="ce1">
            <text:p>19.848</text:p>
          </table:table-cell>
          <table:table-cell office:value-type="float" office:value="6078.0102999999999" table:style-name="ce1">
            <text:p>6078.0103</text:p>
          </table:table-cell>
          <table:table-cell table:number-columns-repeated="16382"/>
        </table:table-row>
        <table:table-row table:style-name="ro1">
          <table:table-cell office:value-type="float" office:value="19.872" table:style-name="ce1">
            <text:p>19.872</text:p>
          </table:table-cell>
          <table:table-cell office:value-type="float" office:value="6078.0102999999999" table:style-name="ce1">
            <text:p>6078.0103</text:p>
          </table:table-cell>
          <table:table-cell table:number-columns-repeated="16382"/>
        </table:table-row>
        <table:table-row table:style-name="ro1">
          <table:table-cell office:value-type="float" office:value="19.896000000000001" table:style-name="ce1">
            <text:p>19.896</text:p>
          </table:table-cell>
          <table:table-cell office:value-type="float" office:value="6078.0102999999999" table:style-name="ce1">
            <text:p>6078.0103</text:p>
          </table:table-cell>
          <table:table-cell table:number-columns-repeated="16382"/>
        </table:table-row>
        <table:table-row table:style-name="ro1">
          <table:table-cell office:value-type="float" office:value="19.920000000000002" table:style-name="ce1">
            <text:p>19.92</text:p>
          </table:table-cell>
          <table:table-cell office:value-type="float" office:value="6078.0102999999999" table:style-name="ce1">
            <text:p>6078.0103</text:p>
          </table:table-cell>
          <table:table-cell table:number-columns-repeated="16382"/>
        </table:table-row>
        <table:table-row table:style-name="ro1">
          <table:table-cell office:value-type="float" office:value="19.943999999999999" table:style-name="ce1">
            <text:p>19.944</text:p>
          </table:table-cell>
          <table:table-cell office:value-type="float" office:value="6078.0102999999999" table:style-name="ce1">
            <text:p>6078.0103</text:p>
          </table:table-cell>
          <table:table-cell table:number-columns-repeated="16382"/>
        </table:table-row>
        <table:table-row table:style-name="ro1">
          <table:table-cell office:value-type="float" office:value="19.968" table:style-name="ce1">
            <text:p>19.968</text:p>
          </table:table-cell>
          <table:table-cell office:value-type="float" office:value="6099.8729999999996" table:style-name="ce1">
            <text:p>6099.873</text:p>
          </table:table-cell>
          <table:table-cell table:number-columns-repeated="16382"/>
        </table:table-row>
        <table:table-row table:style-name="ro1">
          <table:table-cell office:value-type="float" office:value="19.992000000000001" table:style-name="ce1">
            <text:p>19.992</text:p>
          </table:table-cell>
          <table:table-cell office:value-type="float" office:value="6099.8729999999996" table:style-name="ce1">
            <text:p>6099.873</text:p>
          </table:table-cell>
          <table:table-cell table:number-columns-repeated="16382"/>
        </table:table-row>
        <table:table-row table:style-name="ro1">
          <table:table-cell office:value-type="float" office:value="20.015999999999998" table:style-name="ce1">
            <text:p>20.016</text:p>
          </table:table-cell>
          <table:table-cell office:value-type="float" office:value="6100.5933000000005" table:style-name="ce1">
            <text:p>6100.5933</text:p>
          </table:table-cell>
          <table:table-cell table:number-columns-repeated="16382"/>
        </table:table-row>
        <table:table-row table:style-name="ro1">
          <table:table-cell office:value-type="float" office:value="20.04" table:style-name="ce1">
            <text:p>20.04</text:p>
          </table:table-cell>
          <table:table-cell office:value-type="float" office:value="6101.3135000000002" table:style-name="ce1">
            <text:p>6101.3135</text:p>
          </table:table-cell>
          <table:table-cell table:number-columns-repeated="16382"/>
        </table:table-row>
        <table:table-row table:style-name="ro1">
          <table:table-cell office:value-type="float" office:value="20.064001000000001" table:style-name="ce1">
            <text:p>20.064001</text:p>
          </table:table-cell>
          <table:table-cell office:value-type="float" office:value="6102.7539999999999" table:style-name="ce1">
            <text:p>6102.754</text:p>
          </table:table-cell>
          <table:table-cell table:number-columns-repeated="16382"/>
        </table:table-row>
        <table:table-row table:style-name="ro1">
          <table:table-cell office:value-type="float" office:value="20.088000000000001" table:style-name="ce1">
            <text:p>20.088</text:p>
          </table:table-cell>
          <table:table-cell office:value-type="float" office:value="6103.4740000000002" table:style-name="ce1">
            <text:p>6103.474</text:p>
          </table:table-cell>
          <table:table-cell table:number-columns-repeated="16382"/>
        </table:table-row>
        <table:table-row table:style-name="ro1">
          <table:table-cell office:value-type="float" office:value="20.111999999999998" table:style-name="ce1">
            <text:p>20.112</text:p>
          </table:table-cell>
          <table:table-cell office:value-type="float" office:value="6104.1943000000001" table:style-name="ce1">
            <text:p>6104.1943</text:p>
          </table:table-cell>
          <table:table-cell table:number-columns-repeated="16382"/>
        </table:table-row>
        <table:table-row table:style-name="ro1">
          <table:table-cell office:value-type="float" office:value="20.135999999999999" table:style-name="ce1">
            <text:p>20.136</text:p>
          </table:table-cell>
          <table:table-cell office:value-type="float" office:value="6104.9146000000001" table:style-name="ce1">
            <text:p>6104.9146</text:p>
          </table:table-cell>
          <table:table-cell table:number-columns-repeated="16382"/>
        </table:table-row>
        <table:table-row table:style-name="ro1">
          <table:table-cell office:value-type="float" office:value="20.16" table:style-name="ce1">
            <text:p>20.16</text:p>
          </table:table-cell>
          <table:table-cell office:value-type="float" office:value="6105.6350000000002" table:style-name="ce1">
            <text:p>6105.635</text:p>
          </table:table-cell>
          <table:table-cell table:number-columns-repeated="16382"/>
        </table:table-row>
        <table:table-row table:style-name="ro1">
          <table:table-cell office:value-type="float" office:value="20.184000000000001" table:style-name="ce1">
            <text:p>20.184</text:p>
          </table:table-cell>
          <table:table-cell office:value-type="float" office:value="6107.0749999999998" table:style-name="ce1">
            <text:p>6107.075</text:p>
          </table:table-cell>
          <table:table-cell table:number-columns-repeated="16382"/>
        </table:table-row>
        <table:table-row table:style-name="ro1">
          <table:table-cell office:value-type="float" office:value="20.207999999999998" table:style-name="ce1">
            <text:p>20.208</text:p>
          </table:table-cell>
          <table:table-cell office:value-type="float" office:value="6107.7954" table:style-name="ce1">
            <text:p>6107.7954</text:p>
          </table:table-cell>
          <table:table-cell table:number-columns-repeated="16382"/>
        </table:table-row>
        <table:table-row table:style-name="ro1">
          <table:table-cell office:value-type="float" office:value="20.231999999999999" table:style-name="ce1">
            <text:p>20.232</text:p>
          </table:table-cell>
          <table:table-cell office:value-type="float" office:value="6108.5155999999997" table:style-name="ce1">
            <text:p>6108.5156</text:p>
          </table:table-cell>
          <table:table-cell table:number-columns-repeated="16382"/>
        </table:table-row>
        <table:table-row table:style-name="ro1">
          <table:table-cell office:value-type="float" office:value="20.256" table:style-name="ce1">
            <text:p>20.256</text:p>
          </table:table-cell>
          <table:table-cell office:value-type="float" office:value="6109.2359999999999" table:style-name="ce1">
            <text:p>6109.236</text:p>
          </table:table-cell>
          <table:table-cell table:number-columns-repeated="16382"/>
        </table:table-row>
        <table:table-row table:style-name="ro1">
          <table:table-cell office:value-type="float" office:value="20.28" table:style-name="ce1">
            <text:p>20.28</text:p>
          </table:table-cell>
          <table:table-cell office:value-type="float" office:value="6109.9560000000001" table:style-name="ce1">
            <text:p>6109.956</text:p>
          </table:table-cell>
          <table:table-cell table:number-columns-repeated="16382"/>
        </table:table-row>
        <table:table-row table:style-name="ro1">
          <table:table-cell office:value-type="float" office:value="20.303999999999998" table:style-name="ce1">
            <text:p>20.304</text:p>
          </table:table-cell>
          <table:table-cell office:value-type="float" office:value="6111.3964999999998" table:style-name="ce1">
            <text:p>6111.3965</text:p>
          </table:table-cell>
          <table:table-cell table:number-columns-repeated="16382"/>
        </table:table-row>
        <table:table-row table:style-name="ro1">
          <table:table-cell office:value-type="float" office:value="20.328001" table:style-name="ce1">
            <text:p>20.328001</text:p>
          </table:table-cell>
          <table:table-cell office:value-type="float" office:value="6112.8370000000004" table:style-name="ce1">
            <text:p>6112.837</text:p>
          </table:table-cell>
          <table:table-cell table:number-columns-repeated="16382"/>
        </table:table-row>
        <table:table-row table:style-name="ro1">
          <table:table-cell office:value-type="float" office:value="20.352" table:style-name="ce1">
            <text:p>20.352</text:p>
          </table:table-cell>
          <table:table-cell office:value-type="float" office:value="6114.2772999999997" table:style-name="ce1">
            <text:p>6114.2773</text:p>
          </table:table-cell>
          <table:table-cell table:number-columns-repeated="16382"/>
        </table:table-row>
        <table:table-row table:style-name="ro1">
          <table:table-cell office:value-type="float" office:value="20.376000000000001" table:style-name="ce1">
            <text:p>20.376</text:p>
          </table:table-cell>
          <table:table-cell office:value-type="float" office:value="6137.5806000000002" table:style-name="ce1">
            <text:p>6137.5806</text:p>
          </table:table-cell>
          <table:table-cell table:number-columns-repeated="16382"/>
        </table:table-row>
        <table:table-row table:style-name="ro1">
          <table:table-cell office:value-type="float" office:value="20.399999999999999" table:style-name="ce1">
            <text:p>20.4</text:p>
          </table:table-cell>
          <table:table-cell office:value-type="float" office:value="6160.1635999999999" table:style-name="ce1">
            <text:p>6160.1636</text:p>
          </table:table-cell>
          <table:table-cell table:number-columns-repeated="16382"/>
        </table:table-row>
        <table:table-row table:style-name="ro1">
          <table:table-cell office:value-type="float" office:value="20.423999999999999" table:style-name="ce1">
            <text:p>20.424</text:p>
          </table:table-cell>
          <table:table-cell office:value-type="float" office:value="6161.6040000000003" table:style-name="ce1">
            <text:p>6161.604</text:p>
          </table:table-cell>
          <table:table-cell table:number-columns-repeated="16382"/>
        </table:table-row>
        <table:table-row table:style-name="ro1">
          <table:table-cell office:value-type="float" office:value="20.448" table:style-name="ce1">
            <text:p>20.448</text:p>
          </table:table-cell>
          <table:table-cell office:value-type="float" office:value="6163.0443999999998" table:style-name="ce1">
            <text:p>6163.0444</text:p>
          </table:table-cell>
          <table:table-cell table:number-columns-repeated="16382"/>
        </table:table-row>
        <table:table-row table:style-name="ro1">
          <table:table-cell office:value-type="float" office:value="20.472000000000001" table:style-name="ce1">
            <text:p>20.472</text:p>
          </table:table-cell>
          <table:table-cell office:value-type="float" office:value="6164.4849999999997" table:style-name="ce1">
            <text:p>6164.485</text:p>
          </table:table-cell>
          <table:table-cell table:number-columns-repeated="16382"/>
        </table:table-row>
        <table:table-row table:style-name="ro1">
          <table:table-cell office:value-type="float" office:value="20.495999999999999" table:style-name="ce1">
            <text:p>20.496</text:p>
          </table:table-cell>
          <table:table-cell office:value-type="float" office:value="6165.9252999999999" table:style-name="ce1">
            <text:p>6165.9253</text:p>
          </table:table-cell>
          <table:table-cell table:number-columns-repeated="16382"/>
        </table:table-row>
        <table:table-row table:style-name="ro1">
          <table:table-cell office:value-type="float" office:value="20.52" table:style-name="ce1">
            <text:p>20.52</text:p>
          </table:table-cell>
          <table:table-cell office:value-type="float" office:value="6167.3657000000003" table:style-name="ce1">
            <text:p>6167.3657</text:p>
          </table:table-cell>
          <table:table-cell table:number-columns-repeated="16382"/>
        </table:table-row>
        <table:table-row table:style-name="ro1">
          <table:table-cell office:value-type="float" office:value="20.544" table:style-name="ce1">
            <text:p>20.544</text:p>
          </table:table-cell>
          <table:table-cell office:value-type="float" office:value="6168.8059999999996" table:style-name="ce1">
            <text:p>6168.806</text:p>
          </table:table-cell>
          <table:table-cell table:number-columns-repeated="16382"/>
        </table:table-row>
        <table:table-row table:style-name="ro1">
          <table:table-cell office:value-type="float" office:value="20.568000000000001" table:style-name="ce1">
            <text:p>20.568</text:p>
          </table:table-cell>
          <table:table-cell office:value-type="float" office:value="6170.2466000000004" table:style-name="ce1">
            <text:p>6170.2466</text:p>
          </table:table-cell>
          <table:table-cell table:number-columns-repeated="16382"/>
        </table:table-row>
        <table:table-row table:style-name="ro1">
          <table:table-cell office:value-type="float" office:value="20.592001" table:style-name="ce1">
            <text:p>20.592001</text:p>
          </table:table-cell>
          <table:table-cell office:value-type="float" office:value="6171.6869999999999" table:style-name="ce1">
            <text:p>6171.687</text:p>
          </table:table-cell>
          <table:table-cell table:number-columns-repeated="16382"/>
        </table:table-row>
        <table:table-row table:style-name="ro1">
          <table:table-cell office:value-type="float" office:value="20.616001000000001" table:style-name="ce1">
            <text:p>20.616001</text:p>
          </table:table-cell>
          <table:table-cell office:value-type="float" office:value="6173.1274000000003" table:style-name="ce1">
            <text:p>6173.1274</text:p>
          </table:table-cell>
          <table:table-cell table:number-columns-repeated="16382"/>
        </table:table-row>
        <table:table-row table:style-name="ro1">
          <table:table-cell office:value-type="float" office:value="20.64" table:style-name="ce1">
            <text:p>20.64</text:p>
          </table:table-cell>
          <table:table-cell office:value-type="float" office:value="6173.8477000000003" table:style-name="ce1">
            <text:p>6173.8477</text:p>
          </table:table-cell>
          <table:table-cell table:number-columns-repeated="16382"/>
        </table:table-row>
        <table:table-row table:style-name="ro1">
          <table:table-cell office:value-type="float" office:value="20.664000000000001" table:style-name="ce1">
            <text:p>20.664</text:p>
          </table:table-cell>
          <table:table-cell office:value-type="float" office:value="6174.5680000000002" table:style-name="ce1">
            <text:p>6174.568</text:p>
          </table:table-cell>
          <table:table-cell table:number-columns-repeated="16382"/>
        </table:table-row>
        <table:table-row table:style-name="ro1">
          <table:table-cell office:value-type="float" office:value="20.687999999999999" table:style-name="ce1">
            <text:p>20.688</text:p>
          </table:table-cell>
          <table:table-cell office:value-type="float" office:value="6175.2879999999996" table:style-name="ce1">
            <text:p>6175.288</text:p>
          </table:table-cell>
          <table:table-cell table:number-columns-repeated="16382"/>
        </table:table-row>
        <table:table-row table:style-name="ro1">
          <table:table-cell office:value-type="float" office:value="20.712" table:style-name="ce1">
            <text:p>20.712</text:p>
          </table:table-cell>
          <table:table-cell office:value-type="float" office:value="6176.0083000000004" table:style-name="ce1">
            <text:p>6176.0083</text:p>
          </table:table-cell>
          <table:table-cell table:number-columns-repeated="16382"/>
        </table:table-row>
        <table:table-row table:style-name="ro1">
          <table:table-cell office:value-type="float" office:value="20.736000000000001" table:style-name="ce1">
            <text:p>20.736</text:p>
          </table:table-cell>
          <table:table-cell office:value-type="float" office:value="6176.7285000000002" table:style-name="ce1">
            <text:p>6176.7285</text:p>
          </table:table-cell>
          <table:table-cell table:number-columns-repeated="16382"/>
        </table:table-row>
        <table:table-row table:style-name="ro1">
          <table:table-cell office:value-type="float" office:value="20.76" table:style-name="ce1">
            <text:p>20.76</text:p>
          </table:table-cell>
          <table:table-cell office:value-type="float" office:value="6177.4486999999999" table:style-name="ce1">
            <text:p>6177.4487</text:p>
          </table:table-cell>
          <table:table-cell table:number-columns-repeated="16382"/>
        </table:table-row>
        <table:table-row table:style-name="ro1">
          <table:table-cell office:value-type="float" office:value="20.783999999999999" table:style-name="ce1">
            <text:p>20.784</text:p>
          </table:table-cell>
          <table:table-cell office:value-type="float" office:value="6177.4486999999999" table:style-name="ce1">
            <text:p>6177.4487</text:p>
          </table:table-cell>
          <table:table-cell table:number-columns-repeated="16382"/>
        </table:table-row>
        <table:table-row table:style-name="ro1">
          <table:table-cell office:value-type="float" office:value="20.808" table:style-name="ce1">
            <text:p>20.808</text:p>
          </table:table-cell>
          <table:table-cell office:value-type="float" office:value="6177.4486999999999" table:style-name="ce1">
            <text:p>6177.4487</text:p>
          </table:table-cell>
          <table:table-cell table:number-columns-repeated="16382"/>
        </table:table-row>
        <table:table-row table:style-name="ro1">
          <table:table-cell office:value-type="float" office:value="20.832000000000001" table:style-name="ce1">
            <text:p>20.832</text:p>
          </table:table-cell>
          <table:table-cell office:value-type="float" office:value="6177.4486999999999" table:style-name="ce1">
            <text:p>6177.4487</text:p>
          </table:table-cell>
          <table:table-cell table:number-columns-repeated="16382"/>
        </table:table-row>
        <table:table-row table:style-name="ro1">
          <table:table-cell office:value-type="float" office:value="20.856000000000002" table:style-name="ce1">
            <text:p>20.856</text:p>
          </table:table-cell>
          <table:table-cell office:value-type="float" office:value="6177.4486999999999" table:style-name="ce1">
            <text:p>6177.4487</text:p>
          </table:table-cell>
          <table:table-cell table:number-columns-repeated="16382"/>
        </table:table-row>
        <table:table-row table:style-name="ro1">
          <table:table-cell office:value-type="float" office:value="20.880001" table:style-name="ce1">
            <text:p>20.880001</text:p>
          </table:table-cell>
          <table:table-cell office:value-type="float" office:value="6177.4486999999999" table:style-name="ce1">
            <text:p>6177.4487</text:p>
          </table:table-cell>
          <table:table-cell table:number-columns-repeated="16382"/>
        </table:table-row>
        <table:table-row table:style-name="ro1">
          <table:table-cell office:value-type="float" office:value="20.904" table:style-name="ce1">
            <text:p>20.904</text:p>
          </table:table-cell>
          <table:table-cell office:value-type="float" office:value="6177.4486999999999" table:style-name="ce1">
            <text:p>6177.4487</text:p>
          </table:table-cell>
          <table:table-cell table:number-columns-repeated="16382"/>
        </table:table-row>
        <table:table-row table:style-name="ro1">
          <table:table-cell office:value-type="float" office:value="20.928000000000001" table:style-name="ce1">
            <text:p>20.928</text:p>
          </table:table-cell>
          <table:table-cell office:value-type="float" office:value="6178.1689999999999" table:style-name="ce1">
            <text:p>6178.169</text:p>
          </table:table-cell>
          <table:table-cell table:number-columns-repeated="16382"/>
        </table:table-row>
        <table:table-row table:style-name="ro1">
          <table:table-cell office:value-type="float" office:value="20.952000000000002" table:style-name="ce1">
            <text:p>20.952</text:p>
          </table:table-cell>
          <table:table-cell office:value-type="float" office:value="6178.1689999999999" table:style-name="ce1">
            <text:p>6178.169</text:p>
          </table:table-cell>
          <table:table-cell table:number-columns-repeated="16382"/>
        </table:table-row>
        <table:table-row table:style-name="ro1">
          <table:table-cell office:value-type="float" office:value="20.975999999999999" table:style-name="ce1">
            <text:p>20.976</text:p>
          </table:table-cell>
          <table:table-cell office:value-type="float" office:value="6178.1689999999999" table:style-name="ce1">
            <text:p>6178.169</text:p>
          </table:table-cell>
          <table:table-cell table:number-columns-repeated="16382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6178.1689999999999" table:style-name="ce1">
            <text:p>6178.169</text:p>
          </table:table-cell>
          <table:table-cell table:number-columns-repeated="16382"/>
        </table:table-row>
        <table:table-row table:style-name="ro1">
          <table:table-cell office:value-type="float" office:value="21.024000000000001" table:style-name="ce1">
            <text:p>21.024</text:p>
          </table:table-cell>
          <table:table-cell office:value-type="float" office:value="6178.8890000000001" table:style-name="ce1">
            <text:p>6178.889</text:p>
          </table:table-cell>
          <table:table-cell table:number-columns-repeated="16382"/>
        </table:table-row>
        <table:table-row table:style-name="ro1">
          <table:table-cell office:value-type="float" office:value="21.047999999999998" table:style-name="ce1">
            <text:p>21.048</text:p>
          </table:table-cell>
          <table:table-cell office:value-type="float" office:value="6179.6094000000003" table:style-name="ce1">
            <text:p>6179.6094</text:p>
          </table:table-cell>
          <table:table-cell table:number-columns-repeated="16382"/>
        </table:table-row>
        <table:table-row table:style-name="ro1">
          <table:table-cell office:value-type="float" office:value="21.071999999999999" table:style-name="ce1">
            <text:p>21.072</text:p>
          </table:table-cell>
          <table:table-cell office:value-type="float" office:value="6179.6094000000003" table:style-name="ce1">
            <text:p>6179.6094</text:p>
          </table:table-cell>
          <table:table-cell table:number-columns-repeated="16382"/>
        </table:table-row>
        <table:table-row table:style-name="ro1">
          <table:table-cell office:value-type="float" office:value="21.096" table:style-name="ce1">
            <text:p>21.096</text:p>
          </table:table-cell>
          <table:table-cell office:value-type="float" office:value="6180.3296" table:style-name="ce1">
            <text:p>6180.3296</text:p>
          </table:table-cell>
          <table:table-cell table:number-columns-repeated="16382"/>
        </table:table-row>
        <table:table-row table:style-name="ro1">
          <table:table-cell office:value-type="float" office:value="21.12" table:style-name="ce1">
            <text:p>21.12</text:p>
          </table:table-cell>
          <table:table-cell office:value-type="float" office:value="6181.05" table:style-name="ce1">
            <text:p>6181.05</text:p>
          </table:table-cell>
          <table:table-cell table:number-columns-repeated="16382"/>
        </table:table-row>
        <table:table-row table:style-name="ro1">
          <table:table-cell office:value-type="float" office:value="21.144000999999999" table:style-name="ce1">
            <text:p>21.144001</text:p>
          </table:table-cell>
          <table:table-cell office:value-type="float" office:value="6181.77" table:style-name="ce1">
            <text:p>6181.77</text:p>
          </table:table-cell>
          <table:table-cell table:number-columns-repeated="16382"/>
        </table:table-row>
        <table:table-row table:style-name="ro1">
          <table:table-cell office:value-type="float" office:value="21.167999999999999" table:style-name="ce1">
            <text:p>21.168</text:p>
          </table:table-cell>
          <table:table-cell office:value-type="float" office:value="6182.49" table:style-name="ce1">
            <text:p>6182.49</text:p>
          </table:table-cell>
          <table:table-cell table:number-columns-repeated="16382"/>
        </table:table-row>
        <table:table-row table:style-name="ro1">
          <table:table-cell office:value-type="float" office:value="21.192" table:style-name="ce1">
            <text:p>21.192</text:p>
          </table:table-cell>
          <table:table-cell office:value-type="float" office:value="6182.49" table:style-name="ce1">
            <text:p>6182.49</text:p>
          </table:table-cell>
          <table:table-cell table:number-columns-repeated="16382"/>
        </table:table-row>
        <table:table-row table:style-name="ro1">
          <table:table-cell office:value-type="float" office:value="21.216000000000001" table:style-name="ce1">
            <text:p>21.216</text:p>
          </table:table-cell>
          <table:table-cell office:value-type="float" office:value="6183.2103999999999" table:style-name="ce1">
            <text:p>6183.2104</text:p>
          </table:table-cell>
          <table:table-cell table:number-columns-repeated="16382"/>
        </table:table-row>
        <table:table-row table:style-name="ro1">
          <table:table-cell office:value-type="float" office:value="21.24" table:style-name="ce1">
            <text:p>21.24</text:p>
          </table:table-cell>
          <table:table-cell office:value-type="float" office:value="6183.9306999999999" table:style-name="ce1">
            <text:p>6183.9307</text:p>
          </table:table-cell>
          <table:table-cell table:number-columns-repeated="16382"/>
        </table:table-row>
        <table:table-row table:style-name="ro1">
          <table:table-cell office:value-type="float" office:value="21.263999999999999" table:style-name="ce1">
            <text:p>21.264</text:p>
          </table:table-cell>
          <table:table-cell office:value-type="float" office:value="6183.9306999999999" table:style-name="ce1">
            <text:p>6183.9307</text:p>
          </table:table-cell>
          <table:table-cell table:number-columns-repeated="16382"/>
        </table:table-row>
        <table:table-row table:style-name="ro1">
          <table:table-cell office:value-type="float" office:value="21.288" table:style-name="ce1">
            <text:p>21.288</text:p>
          </table:table-cell>
          <table:table-cell office:value-type="float" office:value="6183.9306999999999" table:style-name="ce1">
            <text:p>6183.9307</text:p>
          </table:table-cell>
          <table:table-cell table:number-columns-repeated="16382"/>
        </table:table-row>
        <table:table-row table:style-name="ro1">
          <table:table-cell office:value-type="float" office:value="21.312000000000001" table:style-name="ce1">
            <text:p>21.312</text:p>
          </table:table-cell>
          <table:table-cell office:value-type="float" office:value="6183.9306999999999" table:style-name="ce1">
            <text:p>6183.9307</text:p>
          </table:table-cell>
          <table:table-cell table:number-columns-repeated="16382"/>
        </table:table-row>
        <table:table-row table:style-name="ro1">
          <table:table-cell office:value-type="float" office:value="21.335999999999999" table:style-name="ce1">
            <text:p>21.336</text:p>
          </table:table-cell>
          <table:table-cell office:value-type="float" office:value="6205.7934999999998" table:style-name="ce1">
            <text:p>6205.7935</text:p>
          </table:table-cell>
          <table:table-cell table:number-columns-repeated="16382"/>
        </table:table-row>
        <table:table-row table:style-name="ro1">
          <table:table-cell office:value-type="float" office:value="21.36" table:style-name="ce1">
            <text:p>21.36</text:p>
          </table:table-cell>
          <table:table-cell office:value-type="float" office:value="6205.7934999999998" table:style-name="ce1">
            <text:p>6205.7935</text:p>
          </table:table-cell>
          <table:table-cell table:number-columns-repeated="16382"/>
        </table:table-row>
        <table:table-row table:style-name="ro1">
          <table:table-cell office:value-type="float" office:value="21.384" table:style-name="ce1">
            <text:p>21.384</text:p>
          </table:table-cell>
          <table:table-cell office:value-type="float" office:value="6205.7934999999998" table:style-name="ce1">
            <text:p>6205.7935</text:p>
          </table:table-cell>
          <table:table-cell table:number-columns-repeated="16382"/>
        </table:table-row>
        <table:table-row table:style-name="ro1">
          <table:table-cell office:value-type="float" office:value="21.408000000000001" table:style-name="ce1">
            <text:p>21.408</text:p>
          </table:table-cell>
          <table:table-cell office:value-type="float" office:value="6205.7934999999998" table:style-name="ce1">
            <text:p>6205.7935</text:p>
          </table:table-cell>
          <table:table-cell table:number-columns-repeated="16382"/>
        </table:table-row>
        <table:table-row table:style-name="ro1">
          <table:table-cell office:value-type="float" office:value="21.432001" table:style-name="ce1">
            <text:p>21.432001</text:p>
          </table:table-cell>
          <table:table-cell office:value-type="float" office:value="6205.7934999999998" table:style-name="ce1">
            <text:p>6205.7935</text:p>
          </table:table-cell>
          <table:table-cell table:number-columns-repeated="16382"/>
        </table:table-row>
        <table:table-row table:style-name="ro1">
          <table:table-cell office:value-type="float" office:value="21.456" table:style-name="ce1">
            <text:p>21.456</text:p>
          </table:table-cell>
          <table:table-cell office:value-type="float" office:value="6228.3765000000003" table:style-name="ce1">
            <text:p>6228.3765</text:p>
          </table:table-cell>
          <table:table-cell table:number-columns-repeated="16382"/>
        </table:table-row>
        <table:table-row table:style-name="ro1">
          <table:table-cell office:value-type="float" office:value="21.48" table:style-name="ce1">
            <text:p>21.48</text:p>
          </table:table-cell>
          <table:table-cell office:value-type="float" office:value="6250.9594999999999" table:style-name="ce1">
            <text:p>6250.9595</text:p>
          </table:table-cell>
          <table:table-cell table:number-columns-repeated="16382"/>
        </table:table-row>
        <table:table-row table:style-name="ro1">
          <table:table-cell office:value-type="float" office:value="21.504000000000001" table:style-name="ce1">
            <text:p>21.504</text:p>
          </table:table-cell>
          <table:table-cell office:value-type="float" office:value="6273.5424999999996" table:style-name="ce1">
            <text:p>6273.5425</text:p>
          </table:table-cell>
          <table:table-cell table:number-columns-repeated="16382"/>
        </table:table-row>
        <table:table-row table:style-name="ro1">
          <table:table-cell office:value-type="float" office:value="21.527999999999999" table:style-name="ce1">
            <text:p>21.528</text:p>
          </table:table-cell>
          <table:table-cell office:value-type="float" office:value="6295.4053000000004" table:style-name="ce1">
            <text:p>6295.4053</text:p>
          </table:table-cell>
          <table:table-cell table:number-columns-repeated="16382"/>
        </table:table-row>
        <table:table-row table:style-name="ro1">
          <table:table-cell office:value-type="float" office:value="21.552" table:style-name="ce1">
            <text:p>21.552</text:p>
          </table:table-cell>
          <table:table-cell office:value-type="float" office:value="6317.268" table:style-name="ce1">
            <text:p>6317.268</text:p>
          </table:table-cell>
          <table:table-cell table:number-columns-repeated="16382"/>
        </table:table-row>
        <table:table-row table:style-name="ro1">
          <table:table-cell office:value-type="float" office:value="21.576000000000001" table:style-name="ce1">
            <text:p>21.576</text:p>
          </table:table-cell>
          <table:table-cell office:value-type="float" office:value="6339.1310000000003" table:style-name="ce1">
            <text:p>6339.131</text:p>
          </table:table-cell>
          <table:table-cell table:number-columns-repeated="16382"/>
        </table:table-row>
        <table:table-row table:style-name="ro1">
          <table:table-cell office:value-type="float" office:value="21.6" table:style-name="ce1">
            <text:p>21.6</text:p>
          </table:table-cell>
          <table:table-cell office:value-type="float" office:value="6361.7139999999999" table:style-name="ce1">
            <text:p>6361.714</text:p>
          </table:table-cell>
          <table:table-cell table:number-columns-repeated="16382"/>
        </table:table-row>
        <table:table-row table:style-name="ro1">
          <table:table-cell office:value-type="float" office:value="21.623999999999999" table:style-name="ce1">
            <text:p>21.624</text:p>
          </table:table-cell>
          <table:table-cell office:value-type="float" office:value="6384.2969999999996" table:style-name="ce1">
            <text:p>6384.297</text:p>
          </table:table-cell>
          <table:table-cell table:number-columns-repeated="16382"/>
        </table:table-row>
        <table:table-row table:style-name="ro1">
          <table:table-cell office:value-type="float" office:value="21.648" table:style-name="ce1">
            <text:p>21.648</text:p>
          </table:table-cell>
          <table:table-cell office:value-type="float" office:value="6406.1597000000002" table:style-name="ce1">
            <text:p>6406.1597</text:p>
          </table:table-cell>
          <table:table-cell table:number-columns-repeated="16382"/>
        </table:table-row>
        <table:table-row table:style-name="ro1">
          <table:table-cell office:value-type="float" office:value="21.672000000000001" table:style-name="ce1">
            <text:p>21.672</text:p>
          </table:table-cell>
          <table:table-cell office:value-type="float" office:value="6428.0225" table:style-name="ce1">
            <text:p>6428.0225</text:p>
          </table:table-cell>
          <table:table-cell table:number-columns-repeated="16382"/>
        </table:table-row>
        <table:table-row table:style-name="ro1">
          <table:table-cell office:value-type="float" office:value="21.696000999999999" table:style-name="ce1">
            <text:p>21.696001</text:p>
          </table:table-cell>
          <table:table-cell office:value-type="float" office:value="6449.8852999999999" table:style-name="ce1">
            <text:p>6449.8853</text:p>
          </table:table-cell>
          <table:table-cell table:number-columns-repeated="16382"/>
        </table:table-row>
        <table:table-row table:style-name="ro1">
          <table:table-cell office:value-type="float" office:value="21.72" table:style-name="ce1">
            <text:p>21.72</text:p>
          </table:table-cell>
          <table:table-cell office:value-type="float" office:value="6449.8852999999999" table:style-name="ce1">
            <text:p>6449.8853</text:p>
          </table:table-cell>
          <table:table-cell table:number-columns-repeated="16382"/>
        </table:table-row>
        <table:table-row table:style-name="ro1">
          <table:table-cell office:value-type="float" office:value="21.744" table:style-name="ce1">
            <text:p>21.744</text:p>
          </table:table-cell>
          <table:table-cell office:value-type="float" office:value="6449.8852999999999" table:style-name="ce1">
            <text:p>6449.8853</text:p>
          </table:table-cell>
          <table:table-cell table:number-columns-repeated="16382"/>
        </table:table-row>
        <table:table-row table:style-name="ro1">
          <table:table-cell office:value-type="float" office:value="21.768000000000001" table:style-name="ce1">
            <text:p>21.768</text:p>
          </table:table-cell>
          <table:table-cell office:value-type="float" office:value="6449.8852999999999" table:style-name="ce1">
            <text:p>6449.8853</text:p>
          </table:table-cell>
          <table:table-cell table:number-columns-repeated="16382"/>
        </table:table-row>
        <table:table-row table:style-name="ro1">
          <table:table-cell office:value-type="float" office:value="21.792000000000002" table:style-name="ce1">
            <text:p>21.792</text:p>
          </table:table-cell>
          <table:table-cell office:value-type="float" office:value="6449.8852999999999" table:style-name="ce1">
            <text:p>6449.8853</text:p>
          </table:table-cell>
          <table:table-cell table:number-columns-repeated="16382"/>
        </table:table-row>
        <table:table-row table:style-name="ro1">
          <table:table-cell office:value-type="float" office:value="21.815999999999999" table:style-name="ce1">
            <text:p>21.816</text:p>
          </table:table-cell>
          <table:table-cell office:value-type="float" office:value="6449.8852999999999" table:style-name="ce1">
            <text:p>6449.8853</text:p>
          </table:table-cell>
          <table:table-cell table:number-columns-repeated="16382"/>
        </table:table-row>
        <table:table-row table:style-name="ro1">
          <table:table-cell office:value-type="float" office:value="21.84" table:style-name="ce1">
            <text:p>21.84</text:p>
          </table:table-cell>
          <table:table-cell office:value-type="float" office:value="6449.8852999999999" table:style-name="ce1">
            <text:p>6449.8853</text:p>
          </table:table-cell>
          <table:table-cell table:number-columns-repeated="16382"/>
        </table:table-row>
        <table:table-row table:style-name="ro1">
          <table:table-cell office:value-type="float" office:value="21.864000000000001" table:style-name="ce1">
            <text:p>21.864</text:p>
          </table:table-cell>
          <table:table-cell office:value-type="float" office:value="6449.8852999999999" table:style-name="ce1">
            <text:p>6449.8853</text:p>
          </table:table-cell>
          <table:table-cell table:number-columns-repeated="16382"/>
        </table:table-row>
        <table:table-row table:style-name="ro1">
          <table:table-cell office:value-type="float" office:value="21.888000000000002" table:style-name="ce1">
            <text:p>21.888</text:p>
          </table:table-cell>
          <table:table-cell office:value-type="float" office:value="6449.8852999999999" table:style-name="ce1">
            <text:p>6449.8853</text:p>
          </table:table-cell>
          <table:table-cell table:number-columns-repeated="16382"/>
        </table:table-row>
        <table:table-row table:style-name="ro1">
          <table:table-cell office:value-type="float" office:value="21.911999999999999" table:style-name="ce1">
            <text:p>21.912</text:p>
          </table:table-cell>
          <table:table-cell office:value-type="float" office:value="6449.8852999999999" table:style-name="ce1">
            <text:p>6449.8853</text:p>
          </table:table-cell>
          <table:table-cell table:number-columns-repeated="16382"/>
        </table:table-row>
        <table:table-row table:style-name="ro1">
          <table:table-cell office:value-type="float" office:value="21.936" table:style-name="ce1">
            <text:p>21.936</text:p>
          </table:table-cell>
          <table:table-cell office:value-type="float" office:value="6449.8852999999999" table:style-name="ce1">
            <text:p>6449.8853</text:p>
          </table:table-cell>
          <table:table-cell table:number-columns-repeated="16382"/>
        </table:table-row>
        <table:table-row table:style-name="ro1">
          <table:table-cell office:value-type="float" office:value="21.960000999999998" table:style-name="ce1">
            <text:p>21.960001</text:p>
          </table:table-cell>
          <table:table-cell office:value-type="float" office:value="6449.8852999999999" table:style-name="ce1">
            <text:p>6449.8853</text:p>
          </table:table-cell>
          <table:table-cell table:number-columns-repeated="16382"/>
        </table:table-row>
        <table:table-row table:style-name="ro1">
          <table:table-cell office:value-type="float" office:value="21.984000000000002" table:style-name="ce1">
            <text:p>21.984</text:p>
          </table:table-cell>
          <table:table-cell office:value-type="float" office:value="6449.8852999999999" table:style-name="ce1">
            <text:p>6449.8853</text:p>
          </table:table-cell>
          <table:table-cell table:number-columns-repeated="16382"/>
        </table:table-row>
        <table:table-row table:style-name="ro1">
          <table:table-cell office:value-type="float" office:value="22.007999999999999" table:style-name="ce1">
            <text:p>22.008</text:p>
          </table:table-cell>
          <table:table-cell office:value-type="float" office:value="6449.8852999999999" table:style-name="ce1">
            <text:p>6449.8853</text:p>
          </table:table-cell>
          <table:table-cell table:number-columns-repeated="16382"/>
        </table:table-row>
        <table:table-row table:style-name="ro1">
          <table:table-cell office:value-type="float" office:value="22.032" table:style-name="ce1">
            <text:p>22.032</text:p>
          </table:table-cell>
          <table:table-cell office:value-type="float" office:value="6449.8852999999999" table:style-name="ce1">
            <text:p>6449.8853</text:p>
          </table:table-cell>
          <table:table-cell table:number-columns-repeated="16382"/>
        </table:table-row>
        <table:table-row table:style-name="ro1">
          <table:table-cell office:value-type="float" office:value="22.056000000000001" table:style-name="ce1">
            <text:p>22.056</text:p>
          </table:table-cell>
          <table:table-cell office:value-type="float" office:value="6449.8852999999999" table:style-name="ce1">
            <text:p>6449.8853</text:p>
          </table:table-cell>
          <table:table-cell table:number-columns-repeated="16382"/>
        </table:table-row>
        <table:table-row table:style-name="ro1">
          <table:table-cell office:value-type="float" office:value="22.08" table:style-name="ce1">
            <text:p>22.08</text:p>
          </table:table-cell>
          <table:table-cell office:value-type="float" office:value="6449.8852999999999" table:style-name="ce1">
            <text:p>6449.8853</text:p>
          </table:table-cell>
          <table:table-cell table:number-columns-repeated="16382"/>
        </table:table-row>
        <table:table-row table:style-name="ro1">
          <table:table-cell office:value-type="float" office:value="22.103999999999999" table:style-name="ce1">
            <text:p>22.104</text:p>
          </table:table-cell>
          <table:table-cell office:value-type="float" office:value="6449.8852999999999" table:style-name="ce1">
            <text:p>6449.8853</text:p>
          </table:table-cell>
          <table:table-cell table:number-columns-repeated="16382"/>
        </table:table-row>
        <table:table-row table:style-name="ro1">
          <table:table-cell office:value-type="float" office:value="22.128" table:style-name="ce1">
            <text:p>22.128</text:p>
          </table:table-cell>
          <table:table-cell office:value-type="float" office:value="6449.8852999999999" table:style-name="ce1">
            <text:p>6449.8853</text:p>
          </table:table-cell>
          <table:table-cell table:number-columns-repeated="16382"/>
        </table:table-row>
        <table:table-row table:style-name="ro1">
          <table:table-cell office:value-type="float" office:value="22.152000000000001" table:style-name="ce1">
            <text:p>22.152</text:p>
          </table:table-cell>
          <table:table-cell office:value-type="float" office:value="6449.8852999999999" table:style-name="ce1">
            <text:p>6449.8853</text:p>
          </table:table-cell>
          <table:table-cell table:number-columns-repeated="16382"/>
        </table:table-row>
        <table:table-row table:style-name="ro1">
          <table:table-cell office:value-type="float" office:value="22.175999999999998" table:style-name="ce1">
            <text:p>22.176</text:p>
          </table:table-cell>
          <table:table-cell office:value-type="float" office:value="6449.8852999999999" table:style-name="ce1">
            <text:p>6449.8853</text:p>
          </table:table-cell>
          <table:table-cell table:number-columns-repeated="16382"/>
        </table:table-row>
        <table:table-row table:style-name="ro1">
          <table:table-cell office:value-type="float" office:value="22.2" table:style-name="ce1">
            <text:p>22.2</text:p>
          </table:table-cell>
          <table:table-cell office:value-type="float" office:value="6472.4683000000005" table:style-name="ce1">
            <text:p>6472.4683</text:p>
          </table:table-cell>
          <table:table-cell table:number-columns-repeated="16382"/>
        </table:table-row>
        <table:table-row table:style-name="ro1">
          <table:table-cell office:value-type="float" office:value="22.224" table:style-name="ce1">
            <text:p>22.224</text:p>
          </table:table-cell>
          <table:table-cell office:value-type="float" office:value="6473.1885000000002" table:style-name="ce1">
            <text:p>6473.1885</text:p>
          </table:table-cell>
          <table:table-cell table:number-columns-repeated="16382"/>
        </table:table-row>
        <table:table-row table:style-name="ro1">
          <table:table-cell office:value-type="float" office:value="22.248000999999999" table:style-name="ce1">
            <text:p>22.248001</text:p>
          </table:table-cell>
          <table:table-cell office:value-type="float" office:value="6473.1885000000002" table:style-name="ce1">
            <text:p>6473.1885</text:p>
          </table:table-cell>
          <table:table-cell table:number-columns-repeated="16382"/>
        </table:table-row>
        <table:table-row table:style-name="ro1">
          <table:table-cell office:value-type="float" office:value="22.271999999999998" table:style-name="ce1">
            <text:p>22.272</text:p>
          </table:table-cell>
          <table:table-cell office:value-type="float" office:value="6473.1885000000002" table:style-name="ce1">
            <text:p>6473.1885</text:p>
          </table:table-cell>
          <table:table-cell table:number-columns-repeated="16382"/>
        </table:table-row>
        <table:table-row table:style-name="ro1">
          <table:table-cell office:value-type="float" office:value="22.295999999999999" table:style-name="ce1">
            <text:p>22.296</text:p>
          </table:table-cell>
          <table:table-cell office:value-type="float" office:value="6473.1885000000002" table:style-name="ce1">
            <text:p>6473.1885</text:p>
          </table:table-cell>
          <table:table-cell table:number-columns-repeated="16382"/>
        </table:table-row>
        <table:table-row table:style-name="ro1">
          <table:table-cell office:value-type="float" office:value="22.32" table:style-name="ce1">
            <text:p>22.32</text:p>
          </table:table-cell>
          <table:table-cell office:value-type="float" office:value="6473.1885000000002" table:style-name="ce1">
            <text:p>6473.1885</text:p>
          </table:table-cell>
          <table:table-cell table:number-columns-repeated="16382"/>
        </table:table-row>
        <table:table-row table:style-name="ro1">
          <table:table-cell office:value-type="float" office:value="22.344000000000001" table:style-name="ce1">
            <text:p>22.344</text:p>
          </table:table-cell>
          <table:table-cell office:value-type="float" office:value="6473.1885000000002" table:style-name="ce1">
            <text:p>6473.1885</text:p>
          </table:table-cell>
          <table:table-cell table:number-columns-repeated="16382"/>
        </table:table-row>
        <table:table-row table:style-name="ro1">
          <table:table-cell office:value-type="float" office:value="22.367999999999999" table:style-name="ce1">
            <text:p>22.368</text:p>
          </table:table-cell>
          <table:table-cell office:value-type="float" office:value="6473.1885000000002" table:style-name="ce1">
            <text:p>6473.1885</text:p>
          </table:table-cell>
          <table:table-cell table:number-columns-repeated="16382"/>
        </table:table-row>
        <table:table-row table:style-name="ro1">
          <table:table-cell office:value-type="float" office:value="22.391999999999999" table:style-name="ce1">
            <text:p>22.392</text:p>
          </table:table-cell>
          <table:table-cell office:value-type="float" office:value="6473.1885000000002" table:style-name="ce1">
            <text:p>6473.1885</text:p>
          </table:table-cell>
          <table:table-cell table:number-columns-repeated="16382"/>
        </table:table-row>
        <table:table-row table:style-name="ro1">
          <table:table-cell office:value-type="float" office:value="22.416" table:style-name="ce1">
            <text:p>22.416</text:p>
          </table:table-cell>
          <table:table-cell office:value-type="float" office:value="6473.1885000000002" table:style-name="ce1">
            <text:p>6473.1885</text:p>
          </table:table-cell>
          <table:table-cell table:number-columns-repeated="16382"/>
        </table:table-row>
        <table:table-row table:style-name="ro1">
          <table:table-cell office:value-type="float" office:value="22.44" table:style-name="ce1">
            <text:p>22.44</text:p>
          </table:table-cell>
          <table:table-cell office:value-type="float" office:value="6473.1885000000002" table:style-name="ce1">
            <text:p>6473.1885</text:p>
          </table:table-cell>
          <table:table-cell table:number-columns-repeated="16382"/>
        </table:table-row>
        <table:table-row table:style-name="ro1">
          <table:table-cell office:value-type="float" office:value="22.463999999999999" table:style-name="ce1">
            <text:p>22.464</text:p>
          </table:table-cell>
          <table:table-cell office:value-type="float" office:value="6473.1885000000002" table:style-name="ce1">
            <text:p>6473.1885</text:p>
          </table:table-cell>
          <table:table-cell table:number-columns-repeated="16382"/>
        </table:table-row>
        <table:table-row table:style-name="ro1">
          <table:table-cell office:value-type="float" office:value="22.488" table:style-name="ce1">
            <text:p>22.488</text:p>
          </table:table-cell>
          <table:table-cell office:value-type="float" office:value="6473.1885000000002" table:style-name="ce1">
            <text:p>6473.1885</text:p>
          </table:table-cell>
          <table:table-cell table:number-columns-repeated="16382"/>
        </table:table-row>
        <table:table-row table:style-name="ro1">
          <table:table-cell office:value-type="float" office:value="22.512001000000001" table:style-name="ce1">
            <text:p>22.512001</text:p>
          </table:table-cell>
          <table:table-cell office:value-type="float" office:value="6473.1885000000002" table:style-name="ce1">
            <text:p>6473.1885</text:p>
          </table:table-cell>
          <table:table-cell table:number-columns-repeated="16382"/>
        </table:table-row>
        <table:table-row table:style-name="ro1">
          <table:table-cell office:value-type="float" office:value="22.536000000000001" table:style-name="ce1">
            <text:p>22.536</text:p>
          </table:table-cell>
          <table:table-cell office:value-type="float" office:value="6473.1885000000002" table:style-name="ce1">
            <text:p>6473.1885</text:p>
          </table:table-cell>
          <table:table-cell table:number-columns-repeated="16382"/>
        </table:table-row>
        <table:table-row table:style-name="ro1">
          <table:table-cell office:value-type="float" office:value="22.56" table:style-name="ce1">
            <text:p>22.56</text:p>
          </table:table-cell>
          <table:table-cell office:value-type="float" office:value="6473.1885000000002" table:style-name="ce1">
            <text:p>6473.1885</text:p>
          </table:table-cell>
          <table:table-cell table:number-columns-repeated="16382"/>
        </table:table-row>
        <table:table-row table:style-name="ro1">
          <table:table-cell office:value-type="float" office:value="22.584" table:style-name="ce1">
            <text:p>22.584</text:p>
          </table:table-cell>
          <table:table-cell office:value-type="float" office:value="6473.1885000000002" table:style-name="ce1">
            <text:p>6473.1885</text:p>
          </table:table-cell>
          <table:table-cell table:number-columns-repeated="16382"/>
        </table:table-row>
        <table:table-row table:style-name="ro1">
          <table:table-cell office:value-type="float" office:value="22.608000000000001" table:style-name="ce1">
            <text:p>22.608</text:p>
          </table:table-cell>
          <table:table-cell office:value-type="float" office:value="6473.1885000000002" table:style-name="ce1">
            <text:p>6473.1885</text:p>
          </table:table-cell>
          <table:table-cell table:number-columns-repeated="16382"/>
        </table:table-row>
        <table:table-row table:style-name="ro1">
          <table:table-cell office:value-type="float" office:value="22.632000000000001" table:style-name="ce1">
            <text:p>22.632</text:p>
          </table:table-cell>
          <table:table-cell office:value-type="float" office:value="6473.1885000000002" table:style-name="ce1">
            <text:p>6473.1885</text:p>
          </table:table-cell>
          <table:table-cell table:number-columns-repeated="16382"/>
        </table:table-row>
        <table:table-row table:style-name="ro1">
          <table:table-cell office:value-type="float" office:value="22.655999999999999" table:style-name="ce1">
            <text:p>22.656</text:p>
          </table:table-cell>
          <table:table-cell office:value-type="float" office:value="6473.1885000000002" table:style-name="ce1">
            <text:p>6473.1885</text:p>
          </table:table-cell>
          <table:table-cell table:number-columns-repeated="16382"/>
        </table:table-row>
        <table:table-row table:style-name="ro1">
          <table:table-cell office:value-type="float" office:value="22.68" table:style-name="ce1">
            <text:p>22.68</text:p>
          </table:table-cell>
          <table:table-cell office:value-type="float" office:value="6473.1885000000002" table:style-name="ce1">
            <text:p>6473.1885</text:p>
          </table:table-cell>
          <table:table-cell table:number-columns-repeated="16382"/>
        </table:table-row>
        <table:table-row table:style-name="ro1">
          <table:table-cell office:value-type="float" office:value="22.704000000000001" table:style-name="ce1">
            <text:p>22.704</text:p>
          </table:table-cell>
          <table:table-cell office:value-type="float" office:value="6473.9087" table:style-name="ce1">
            <text:p>6473.9087</text:p>
          </table:table-cell>
          <table:table-cell table:number-columns-repeated="16382"/>
        </table:table-row>
        <table:table-row table:style-name="ro1">
          <table:table-cell office:value-type="float" office:value="22.728000000000002" table:style-name="ce1">
            <text:p>22.728</text:p>
          </table:table-cell>
          <table:table-cell office:value-type="float" office:value="6474.6289999999999" table:style-name="ce1">
            <text:p>6474.629</text:p>
          </table:table-cell>
          <table:table-cell table:number-columns-repeated="16382"/>
        </table:table-row>
        <table:table-row table:style-name="ro1">
          <table:table-cell office:value-type="float" office:value="22.751999999999999" table:style-name="ce1">
            <text:p>22.752</text:p>
          </table:table-cell>
          <table:table-cell office:value-type="float" office:value="6475.3490000000002" table:style-name="ce1">
            <text:p>6475.349</text:p>
          </table:table-cell>
          <table:table-cell table:number-columns-repeated="16382"/>
        </table:table-row>
        <table:table-row table:style-name="ro1">
          <table:table-cell office:value-type="float" office:value="22.776001000000001" table:style-name="ce1">
            <text:p>22.776001</text:p>
          </table:table-cell>
          <table:table-cell office:value-type="float" office:value="6476.0693000000001" table:style-name="ce1">
            <text:p>6476.0693</text:p>
          </table:table-cell>
          <table:table-cell table:number-columns-repeated="16382"/>
        </table:table-row>
        <table:table-row table:style-name="ro1">
          <table:table-cell office:value-type="float" office:value="22.800001000000002" table:style-name="ce1">
            <text:p>22.800001</text:p>
          </table:table-cell>
          <table:table-cell office:value-type="float" office:value="6476.7896000000001" table:style-name="ce1">
            <text:p>6476.7896</text:p>
          </table:table-cell>
          <table:table-cell table:number-columns-repeated="16382"/>
        </table:table-row>
        <table:table-row table:style-name="ro1">
          <table:table-cell office:value-type="float" office:value="22.824000000000002" table:style-name="ce1">
            <text:p>22.824</text:p>
          </table:table-cell>
          <table:table-cell office:value-type="float" office:value="6477.51" table:style-name="ce1">
            <text:p>6477.51</text:p>
          </table:table-cell>
          <table:table-cell table:number-columns-repeated="16382"/>
        </table:table-row>
        <table:table-row table:style-name="ro1">
          <table:table-cell office:value-type="float" office:value="22.847999999999999" table:style-name="ce1">
            <text:p>22.848</text:p>
          </table:table-cell>
          <table:table-cell office:value-type="float" office:value="6478.23" table:style-name="ce1">
            <text:p>6478.23</text:p>
          </table:table-cell>
          <table:table-cell table:number-columns-repeated="16382"/>
        </table:table-row>
        <table:table-row table:style-name="ro1">
          <table:table-cell office:value-type="float" office:value="22.872" table:style-name="ce1">
            <text:p>22.872</text:p>
          </table:table-cell>
          <table:table-cell office:value-type="float" office:value="6478.95" table:style-name="ce1">
            <text:p>6478.95</text:p>
          </table:table-cell>
          <table:table-cell table:number-columns-repeated="16382"/>
        </table:table-row>
        <table:table-row table:style-name="ro1">
          <table:table-cell office:value-type="float" office:value="22.896000000000001" table:style-name="ce1">
            <text:p>22.896</text:p>
          </table:table-cell>
          <table:table-cell office:value-type="float" office:value="6479.6704" table:style-name="ce1">
            <text:p>6479.6704</text:p>
          </table:table-cell>
          <table:table-cell table:number-columns-repeated="16382"/>
        </table:table-row>
        <table:table-row table:style-name="ro1">
          <table:table-cell office:value-type="float" office:value="22.92" table:style-name="ce1">
            <text:p>22.92</text:p>
          </table:table-cell>
          <table:table-cell office:value-type="float" office:value="6480.3905999999997" table:style-name="ce1">
            <text:p>6480.3906</text:p>
          </table:table-cell>
          <table:table-cell table:number-columns-repeated="16382"/>
        </table:table-row>
        <table:table-row table:style-name="ro1">
          <table:table-cell office:value-type="float" office:value="22.943999999999999" table:style-name="ce1">
            <text:p>22.944</text:p>
          </table:table-cell>
          <table:table-cell office:value-type="float" office:value="6481.1109999999999" table:style-name="ce1">
            <text:p>6481.111</text:p>
          </table:table-cell>
          <table:table-cell table:number-columns-repeated="16382"/>
        </table:table-row>
        <table:table-row table:style-name="ro1">
          <table:table-cell office:value-type="float" office:value="22.968" table:style-name="ce1">
            <text:p>22.968</text:p>
          </table:table-cell>
          <table:table-cell office:value-type="float" office:value="6481.8310000000001" table:style-name="ce1">
            <text:p>6481.831</text:p>
          </table:table-cell>
          <table:table-cell table:number-columns-repeated="16382"/>
        </table:table-row>
        <table:table-row table:style-name="ro1">
          <table:table-cell office:value-type="float" office:value="22.992000000000001" table:style-name="ce1">
            <text:p>22.992</text:p>
          </table:table-cell>
          <table:table-cell office:value-type="float" office:value="6482.5513000000001" table:style-name="ce1">
            <text:p>6482.5513</text:p>
          </table:table-cell>
          <table:table-cell table:number-columns-repeated="16382"/>
        </table:table-row>
        <table:table-row table:style-name="ro1">
          <table:table-cell office:value-type="float" office:value="23.015999999999998" table:style-name="ce1">
            <text:p>23.016</text:p>
          </table:table-cell>
          <table:table-cell office:value-type="float" office:value="6482.5513000000001" table:style-name="ce1">
            <text:p>6482.5513</text:p>
          </table:table-cell>
          <table:table-cell table:number-columns-repeated="16382"/>
        </table:table-row>
        <table:table-row table:style-name="ro1">
          <table:table-cell office:value-type="float" office:value="23.04" table:style-name="ce1">
            <text:p>23.04</text:p>
          </table:table-cell>
          <table:table-cell office:value-type="float" office:value="6482.5513000000001" table:style-name="ce1">
            <text:p>6482.5513</text:p>
          </table:table-cell>
          <table:table-cell table:number-columns-repeated="16382"/>
        </table:table-row>
        <table:table-row table:style-name="ro1">
          <table:table-cell office:value-type="float" office:value="23.064001000000001" table:style-name="ce1">
            <text:p>23.064001</text:p>
          </table:table-cell>
          <table:table-cell office:value-type="float" office:value="6482.5513000000001" table:style-name="ce1">
            <text:p>6482.5513</text:p>
          </table:table-cell>
          <table:table-cell table:number-columns-repeated="16382"/>
        </table:table-row>
        <table:table-row table:style-name="ro1">
          <table:table-cell office:value-type="float" office:value="23.088000000000001" table:style-name="ce1">
            <text:p>23.088</text:p>
          </table:table-cell>
          <table:table-cell office:value-type="float" office:value="6482.5513000000001" table:style-name="ce1">
            <text:p>6482.5513</text:p>
          </table:table-cell>
          <table:table-cell table:number-columns-repeated="16382"/>
        </table:table-row>
        <table:table-row table:style-name="ro1">
          <table:table-cell office:value-type="float" office:value="23.111999999999998" table:style-name="ce1">
            <text:p>23.112</text:p>
          </table:table-cell>
          <table:table-cell office:value-type="float" office:value="6482.5513000000001" table:style-name="ce1">
            <text:p>6482.5513</text:p>
          </table:table-cell>
          <table:table-cell table:number-columns-repeated="16382"/>
        </table:table-row>
        <table:table-row table:style-name="ro1">
          <table:table-cell office:value-type="float" office:value="23.135999999999999" table:style-name="ce1">
            <text:p>23.136</text:p>
          </table:table-cell>
          <table:table-cell office:value-type="float" office:value="6482.5513000000001" table:style-name="ce1">
            <text:p>6482.5513</text:p>
          </table:table-cell>
          <table:table-cell table:number-columns-repeated="16382"/>
        </table:table-row>
        <table:table-row table:style-name="ro1">
          <table:table-cell office:value-type="float" office:value="23.16" table:style-name="ce1">
            <text:p>23.16</text:p>
          </table:table-cell>
          <table:table-cell office:value-type="float" office:value="6482.5513000000001" table:style-name="ce1">
            <text:p>6482.5513</text:p>
          </table:table-cell>
          <table:table-cell table:number-columns-repeated="16382"/>
        </table:table-row>
        <table:table-row table:style-name="ro1">
          <table:table-cell office:value-type="float" office:value="23.184000000000001" table:style-name="ce1">
            <text:p>23.184</text:p>
          </table:table-cell>
          <table:table-cell office:value-type="float" office:value="6482.5513000000001" table:style-name="ce1">
            <text:p>6482.5513</text:p>
          </table:table-cell>
          <table:table-cell table:number-columns-repeated="16382"/>
        </table:table-row>
        <table:table-row table:style-name="ro1">
          <table:table-cell office:value-type="float" office:value="23.207999999999998" table:style-name="ce1">
            <text:p>23.208</text:p>
          </table:table-cell>
          <table:table-cell office:value-type="float" office:value="6482.5513000000001" table:style-name="ce1">
            <text:p>6482.5513</text:p>
          </table:table-cell>
          <table:table-cell table:number-columns-repeated="16382"/>
        </table:table-row>
        <table:table-row table:style-name="ro1">
          <table:table-cell office:value-type="float" office:value="23.231999999999999" table:style-name="ce1">
            <text:p>23.232</text:p>
          </table:table-cell>
          <table:table-cell office:value-type="float" office:value="6482.5513000000001" table:style-name="ce1">
            <text:p>6482.5513</text:p>
          </table:table-cell>
          <table:table-cell table:number-columns-repeated="16382"/>
        </table:table-row>
        <table:table-row table:style-name="ro1">
          <table:table-cell office:value-type="float" office:value="23.256" table:style-name="ce1">
            <text:p>23.256</text:p>
          </table:table-cell>
          <table:table-cell office:value-type="float" office:value="6482.5513000000001" table:style-name="ce1">
            <text:p>6482.5513</text:p>
          </table:table-cell>
          <table:table-cell table:number-columns-repeated="16382"/>
        </table:table-row>
        <table:table-row table:style-name="ro1">
          <table:table-cell office:value-type="float" office:value="23.28" table:style-name="ce1">
            <text:p>23.28</text:p>
          </table:table-cell>
          <table:table-cell office:value-type="float" office:value="6482.5513000000001" table:style-name="ce1">
            <text:p>6482.5513</text:p>
          </table:table-cell>
          <table:table-cell table:number-columns-repeated="16382"/>
        </table:table-row>
        <table:table-row table:style-name="ro1">
          <table:table-cell office:value-type="float" office:value="23.303999999999998" table:style-name="ce1">
            <text:p>23.304</text:p>
          </table:table-cell>
          <table:table-cell office:value-type="float" office:value="6482.5513000000001" table:style-name="ce1">
            <text:p>6482.5513</text:p>
          </table:table-cell>
          <table:table-cell table:number-columns-repeated="16382"/>
        </table:table-row>
        <table:table-row table:style-name="ro1">
          <table:table-cell office:value-type="float" office:value="23.328001" table:style-name="ce1">
            <text:p>23.328001</text:p>
          </table:table-cell>
          <table:table-cell office:value-type="float" office:value="6482.5513000000001" table:style-name="ce1">
            <text:p>6482.5513</text:p>
          </table:table-cell>
          <table:table-cell table:number-columns-repeated="16382"/>
        </table:table-row>
        <table:table-row table:style-name="ro1">
          <table:table-cell office:value-type="float" office:value="23.352" table:style-name="ce1">
            <text:p>23.352</text:p>
          </table:table-cell>
          <table:table-cell office:value-type="float" office:value="6482.5513000000001" table:style-name="ce1">
            <text:p>6482.5513</text:p>
          </table:table-cell>
          <table:table-cell table:number-columns-repeated="16382"/>
        </table:table-row>
        <table:table-row table:style-name="ro1">
          <table:table-cell office:value-type="float" office:value="23.376000000000001" table:style-name="ce1">
            <text:p>23.376</text:p>
          </table:table-cell>
          <table:table-cell office:value-type="float" office:value="6482.5513000000001" table:style-name="ce1">
            <text:p>6482.5513</text:p>
          </table:table-cell>
          <table:table-cell table:number-columns-repeated="16382"/>
        </table:table-row>
        <table:table-row table:style-name="ro1">
          <table:table-cell office:value-type="float" office:value="23.4" table:style-name="ce1">
            <text:p>23.4</text:p>
          </table:table-cell>
          <table:table-cell office:value-type="float" office:value="6482.5513000000001" table:style-name="ce1">
            <text:p>6482.5513</text:p>
          </table:table-cell>
          <table:table-cell table:number-columns-repeated="16382"/>
        </table:table-row>
        <table:table-row table:style-name="ro1">
          <table:table-cell office:value-type="float" office:value="23.423999999999999" table:style-name="ce1">
            <text:p>23.424</text:p>
          </table:table-cell>
          <table:table-cell office:value-type="float" office:value="6482.5513000000001" table:style-name="ce1">
            <text:p>6482.5513</text:p>
          </table:table-cell>
          <table:table-cell table:number-columns-repeated="16382"/>
        </table:table-row>
        <table:table-row table:style-name="ro1">
          <table:table-cell office:value-type="float" office:value="23.448" table:style-name="ce1">
            <text:p>23.448</text:p>
          </table:table-cell>
          <table:table-cell office:value-type="float" office:value="6482.5513000000001" table:style-name="ce1">
            <text:p>6482.5513</text:p>
          </table:table-cell>
          <table:table-cell table:number-columns-repeated="16382"/>
        </table:table-row>
        <table:table-row table:style-name="ro1">
          <table:table-cell office:value-type="float" office:value="23.472000000000001" table:style-name="ce1">
            <text:p>23.472</text:p>
          </table:table-cell>
          <table:table-cell office:value-type="float" office:value="6482.5513000000001" table:style-name="ce1">
            <text:p>6482.5513</text:p>
          </table:table-cell>
          <table:table-cell table:number-columns-repeated="16382"/>
        </table:table-row>
        <table:table-row table:style-name="ro1">
          <table:table-cell office:value-type="float" office:value="23.495999999999999" table:style-name="ce1">
            <text:p>23.496</text:p>
          </table:table-cell>
          <table:table-cell office:value-type="float" office:value="6482.5513000000001" table:style-name="ce1">
            <text:p>6482.5513</text:p>
          </table:table-cell>
          <table:table-cell table:number-columns-repeated="16382"/>
        </table:table-row>
        <table:table-row table:style-name="ro1">
          <table:table-cell office:value-type="float" office:value="23.52" table:style-name="ce1">
            <text:p>23.52</text:p>
          </table:table-cell>
          <table:table-cell office:value-type="float" office:value="6482.5513000000001" table:style-name="ce1">
            <text:p>6482.5513</text:p>
          </table:table-cell>
          <table:table-cell table:number-columns-repeated="16382"/>
        </table:table-row>
        <table:table-row table:style-name="ro1">
          <table:table-cell office:value-type="float" office:value="23.544" table:style-name="ce1">
            <text:p>23.544</text:p>
          </table:table-cell>
          <table:table-cell office:value-type="float" office:value="6482.5513000000001" table:style-name="ce1">
            <text:p>6482.5513</text:p>
          </table:table-cell>
          <table:table-cell table:number-columns-repeated="16382"/>
        </table:table-row>
        <table:table-row table:style-name="ro1">
          <table:table-cell office:value-type="float" office:value="23.568000000000001" table:style-name="ce1">
            <text:p>23.568</text:p>
          </table:table-cell>
          <table:table-cell office:value-type="float" office:value="6482.5513000000001" table:style-name="ce1">
            <text:p>6482.5513</text:p>
          </table:table-cell>
          <table:table-cell table:number-columns-repeated="16382"/>
        </table:table-row>
        <table:table-row table:style-name="ro1">
          <table:table-cell office:value-type="float" office:value="23.592001" table:style-name="ce1">
            <text:p>23.592001</text:p>
          </table:table-cell>
          <table:table-cell office:value-type="float" office:value="6482.5513000000001" table:style-name="ce1">
            <text:p>6482.5513</text:p>
          </table:table-cell>
          <table:table-cell table:number-columns-repeated="16382"/>
        </table:table-row>
        <table:table-row table:style-name="ro1">
          <table:table-cell office:value-type="float" office:value="23.616001000000001" table:style-name="ce1">
            <text:p>23.616001</text:p>
          </table:table-cell>
          <table:table-cell office:value-type="float" office:value="6482.5513000000001" table:style-name="ce1">
            <text:p>6482.5513</text:p>
          </table:table-cell>
          <table:table-cell table:number-columns-repeated="16382"/>
        </table:table-row>
        <table:table-row table:style-name="ro1">
          <table:table-cell office:value-type="float" office:value="23.64" table:style-name="ce1">
            <text:p>23.64</text:p>
          </table:table-cell>
          <table:table-cell office:value-type="float" office:value="6482.5513000000001" table:style-name="ce1">
            <text:p>6482.5513</text:p>
          </table:table-cell>
          <table:table-cell table:number-columns-repeated="16382"/>
        </table:table-row>
        <table:table-row table:style-name="ro1">
          <table:table-cell office:value-type="float" office:value="23.664000000000001" table:style-name="ce1">
            <text:p>23.664</text:p>
          </table:table-cell>
          <table:table-cell office:value-type="float" office:value="6482.5513000000001" table:style-name="ce1">
            <text:p>6482.5513</text:p>
          </table:table-cell>
          <table:table-cell table:number-columns-repeated="16382"/>
        </table:table-row>
        <table:table-row table:style-name="ro1">
          <table:table-cell office:value-type="float" office:value="23.687999999999999" table:style-name="ce1">
            <text:p>23.688</text:p>
          </table:table-cell>
          <table:table-cell office:value-type="float" office:value="6482.5513000000001" table:style-name="ce1">
            <text:p>6482.5513</text:p>
          </table:table-cell>
          <table:table-cell table:number-columns-repeated="16382"/>
        </table:table-row>
        <table:table-row table:style-name="ro1">
          <table:table-cell office:value-type="float" office:value="23.712" table:style-name="ce1">
            <text:p>23.712</text:p>
          </table:table-cell>
          <table:table-cell office:value-type="float" office:value="6482.5513000000001" table:style-name="ce1">
            <text:p>6482.5513</text:p>
          </table:table-cell>
          <table:table-cell table:number-columns-repeated="16382"/>
        </table:table-row>
        <table:table-row table:style-name="ro1">
          <table:table-cell office:value-type="float" office:value="23.736000000000001" table:style-name="ce1">
            <text:p>23.736</text:p>
          </table:table-cell>
          <table:table-cell office:value-type="float" office:value="6482.5513000000001" table:style-name="ce1">
            <text:p>6482.5513</text:p>
          </table:table-cell>
          <table:table-cell table:number-columns-repeated="16382"/>
        </table:table-row>
        <table:table-row table:style-name="ro1">
          <table:table-cell office:value-type="float" office:value="23.76" table:style-name="ce1">
            <text:p>23.76</text:p>
          </table:table-cell>
          <table:table-cell office:value-type="float" office:value="6482.5513000000001" table:style-name="ce1">
            <text:p>6482.5513</text:p>
          </table:table-cell>
          <table:table-cell table:number-columns-repeated="16382"/>
        </table:table-row>
        <table:table-row table:style-name="ro1">
          <table:table-cell office:value-type="float" office:value="23.783999999999999" table:style-name="ce1">
            <text:p>23.784</text:p>
          </table:table-cell>
          <table:table-cell office:value-type="float" office:value="6482.5513000000001" table:style-name="ce1">
            <text:p>6482.5513</text:p>
          </table:table-cell>
          <table:table-cell table:number-columns-repeated="16382"/>
        </table:table-row>
        <table:table-row table:style-name="ro1">
          <table:table-cell office:value-type="float" office:value="23.808" table:style-name="ce1">
            <text:p>23.808</text:p>
          </table:table-cell>
          <table:table-cell office:value-type="float" office:value="6482.5513000000001" table:style-name="ce1">
            <text:p>6482.5513</text:p>
          </table:table-cell>
          <table:table-cell table:number-columns-repeated="16382"/>
        </table:table-row>
        <table:table-row table:style-name="ro1">
          <table:table-cell office:value-type="float" office:value="23.832000000000001" table:style-name="ce1">
            <text:p>23.832</text:p>
          </table:table-cell>
          <table:table-cell office:value-type="float" office:value="6482.5513000000001" table:style-name="ce1">
            <text:p>6482.5513</text:p>
          </table:table-cell>
          <table:table-cell table:number-columns-repeated="16382"/>
        </table:table-row>
        <table:table-row table:style-name="ro1">
          <table:table-cell office:value-type="float" office:value="23.856000000000002" table:style-name="ce1">
            <text:p>23.856</text:p>
          </table:table-cell>
          <table:table-cell office:value-type="float" office:value="6482.5513000000001" table:style-name="ce1">
            <text:p>6482.5513</text:p>
          </table:table-cell>
          <table:table-cell table:number-columns-repeated="16382"/>
        </table:table-row>
        <table:table-row table:style-name="ro1">
          <table:table-cell office:value-type="float" office:value="23.880001" table:style-name="ce1">
            <text:p>23.880001</text:p>
          </table:table-cell>
          <table:table-cell office:value-type="float" office:value="6482.5513000000001" table:style-name="ce1">
            <text:p>6482.5513</text:p>
          </table:table-cell>
          <table:table-cell table:number-columns-repeated="16382"/>
        </table:table-row>
        <table:table-row table:style-name="ro1">
          <table:table-cell office:value-type="float" office:value="23.904" table:style-name="ce1">
            <text:p>23.904</text:p>
          </table:table-cell>
          <table:table-cell office:value-type="float" office:value="6482.5513000000001" table:style-name="ce1">
            <text:p>6482.5513</text:p>
          </table:table-cell>
          <table:table-cell table:number-columns-repeated="16382"/>
        </table:table-row>
        <table:table-row table:style-name="ro1">
          <table:table-cell office:value-type="float" office:value="23.928000000000001" table:style-name="ce1">
            <text:p>23.928</text:p>
          </table:table-cell>
          <table:table-cell office:value-type="float" office:value="6482.5513000000001" table:style-name="ce1">
            <text:p>6482.5513</text:p>
          </table:table-cell>
          <table:table-cell table:number-columns-repeated="16382"/>
        </table:table-row>
        <table:table-row table:style-name="ro1">
          <table:table-cell office:value-type="float" office:value="23.952000000000002" table:style-name="ce1">
            <text:p>23.952</text:p>
          </table:table-cell>
          <table:table-cell office:value-type="float" office:value="6482.5513000000001" table:style-name="ce1">
            <text:p>6482.5513</text:p>
          </table:table-cell>
          <table:table-cell table:number-columns-repeated="16382"/>
        </table:table-row>
        <table:table-row table:style-name="ro1">
          <table:table-cell office:value-type="float" office:value="23.975999999999999" table:style-name="ce1">
            <text:p>23.976</text:p>
          </table:table-cell>
          <table:table-cell office:value-type="float" office:value="6482.5513000000001" table:style-name="ce1">
            <text:p>6482.5513</text:p>
          </table:table-cell>
          <table:table-cell table:number-columns-repeated="16382"/>
        </table:table-row>
        <table:table-row table:number-rows-repeated="1047575" table:style-name="ro1">
          <table:table-cell table:number-columns-repeated="16384"/>
        </table:table-row>
      </table:table>
      <table:table table:name="sa-quick-acc-energy-usage" table:style-name="ta1">
        <table:table-column table:style-name="co5" table:default-cell-style-name="ce1"/>
        <table:table-column table:style-name="co6" table:default-cell-style-name="ce1"/>
        <table:table-column table:style-name="co2" table:number-columns-repeated="16382" table:default-cell-style-name="ce1"/>
        <table:table-row table:style-name="ro1">
          <table:table-cell office:value-type="string" table:style-name="ce2">
            <text:p>time</text:p>
          </table:table-cell>
          <table:table-cell office:value-type="string" table:style-name="ce2">
            <text:p>power</text:p>
          </table:table-cell>
          <table:table-cell table:number-columns-repeated="16382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2.4E-2" table:style-name="ce2">
            <text:p>0.024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4.8000000000000001E-2" table:style-name="ce2">
            <text:p>0.048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7.1999999999999995E-2" table:style-name="ce2">
            <text:p>0.072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9.6000000000000002E-2" table:style-name="ce2">
            <text:p>0.096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0.12000000500000001" table:style-name="ce2">
            <text:p>0.120000005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0.14399999999999999" table:style-name="ce2">
            <text:p>0.144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0.16800000000000001" table:style-name="ce2">
            <text:p>0.168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0.192" table:style-name="ce2">
            <text:p>0.192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0.216" table:style-name="ce2">
            <text:p>0.216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0.24000001000000001" table:style-name="ce2">
            <text:p>0.24000001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0.26400000000000001" table:style-name="ce2">
            <text:p>0.264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0.28799999999999998" table:style-name="ce2">
            <text:p>0.288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0.312" table:style-name="ce2">
            <text:p>0.312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0.33600000000000002" table:style-name="ce2">
            <text:p>0.336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0.36" table:style-name="ce2">
            <text:p>0.36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0.38400000000000001" table:style-name="ce2">
            <text:p>0.384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0.40799999999999997" table:style-name="ce2">
            <text:p>0.408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0.432" table:style-name="ce2">
            <text:p>0.432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0.45600000000000002" table:style-name="ce2">
            <text:p>0.456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0.48000002000000003" table:style-name="ce2">
            <text:p>0.48000002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0.504" table:style-name="ce2">
            <text:p>0.504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0.52800000000000002" table:style-name="ce2">
            <text:p>0.528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0.55200000000000005" table:style-name="ce2">
            <text:p>0.552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0.57599999999999996" table:style-name="ce2">
            <text:p>0.576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0.6" table:style-name="ce2">
            <text:p>0.6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0.624" table:style-name="ce2">
            <text:p>0.624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0.64800000000000002" table:style-name="ce2">
            <text:p>0.648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0.67200000000000004" table:style-name="ce2">
            <text:p>0.672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0.69599999999999995" table:style-name="ce2">
            <text:p>0.696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0.72" table:style-name="ce2">
            <text:p>0.72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0.74399999999999999" table:style-name="ce2">
            <text:p>0.744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0.76800000000000002" table:style-name="ce2">
            <text:p>0.768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0.79200000000000004" table:style-name="ce2">
            <text:p>0.792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0.81599999999999995" table:style-name="ce2">
            <text:p>0.816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0.84000003000000001" table:style-name="ce2">
            <text:p>0.84000003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0.86399999999999999" table:style-name="ce2">
            <text:p>0.864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0.88800000000000001" table:style-name="ce2">
            <text:p>0.888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0.91200000000000003" table:style-name="ce2">
            <text:p>0.912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0.93600000000000005" table:style-name="ce2">
            <text:p>0.936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0.96000004000000005" table:style-name="ce2">
            <text:p>0.96000004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0.98399999999999999" table:style-name="ce2">
            <text:p>0.984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1.008" table:style-name="ce2">
            <text:p>1.008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1.0320001000000001" table:style-name="ce2">
            <text:p>1.0320001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1.056" table:style-name="ce2">
            <text:p>1.056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1.08" table:style-name="ce2">
            <text:p>1.08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1.1040000000000001" table:style-name="ce2">
            <text:p>1.104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1.1279999999999999" table:style-name="ce2">
            <text:p>1.128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1.1519999999999999" table:style-name="ce2">
            <text:p>1.152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1.1759999999999999" table:style-name="ce2">
            <text:p>1.176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1.2" table:style-name="ce2">
            <text:p>1.2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1.224" table:style-name="ce2">
            <text:p>1.224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1.248" table:style-name="ce2">
            <text:p>1.248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1.272" table:style-name="ce2">
            <text:p>1.272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1.296" table:style-name="ce2">
            <text:p>1.296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1.32" table:style-name="ce2">
            <text:p>1.32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1.3440000000000001" table:style-name="ce2">
            <text:p>1.344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1.3680000000000001" table:style-name="ce2">
            <text:p>1.368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1.3919999999999999" table:style-name="ce2">
            <text:p>1.392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1.4159999999999999" table:style-name="ce2">
            <text:p>1.416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1.44" table:style-name="ce2">
            <text:p>1.44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1.464" table:style-name="ce2">
            <text:p>1.464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1.488" table:style-name="ce2">
            <text:p>1.488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1.512" table:style-name="ce2">
            <text:p>1.512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1.536" table:style-name="ce2">
            <text:p>1.536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1.5600000999999999" table:style-name="ce2">
            <text:p>1.5600001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1.5840000000000001" table:style-name="ce2">
            <text:p>1.584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1.6080000000000001" table:style-name="ce2">
            <text:p>1.608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1.6319999999999999" table:style-name="ce2">
            <text:p>1.632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1.6559999999999999" table:style-name="ce2">
            <text:p>1.656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1.6800001" table:style-name="ce2">
            <text:p>1.6800001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1.704" table:style-name="ce2">
            <text:p>1.704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1.728" table:style-name="ce2">
            <text:p>1.728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1.752" table:style-name="ce2">
            <text:p>1.752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1.776" table:style-name="ce2">
            <text:p>1.776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1.8000001000000001" table:style-name="ce2">
            <text:p>1.8000001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1.8240000000000001" table:style-name="ce2">
            <text:p>1.824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1.8480000000000001" table:style-name="ce2">
            <text:p>1.848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1.8720000000000001" table:style-name="ce2">
            <text:p>1.872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1.8959999999999999" table:style-name="ce2">
            <text:p>1.896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1.9200001" table:style-name="ce2">
            <text:p>1.9200001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1.944" table:style-name="ce2">
            <text:p>1.944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1.968" table:style-name="ce2">
            <text:p>1.968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1.992" table:style-name="ce2">
            <text:p>1.992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2.016" table:style-name="ce2">
            <text:p>2.016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2.04" table:style-name="ce2">
            <text:p>2.04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2.0640000999999999" table:style-name="ce2">
            <text:p>2.0640001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2.0880000000000001" table:style-name="ce2">
            <text:p>2.088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2.1120000000000001" table:style-name="ce2">
            <text:p>2.112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2.1360000000000001" table:style-name="ce2">
            <text:p>2.136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2.16" table:style-name="ce2">
            <text:p>2.16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2.1840000000000002" table:style-name="ce2">
            <text:p>2.184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2.2080000000000002" table:style-name="ce2">
            <text:p>2.208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2.2320000000000002" table:style-name="ce2">
            <text:p>2.232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2.2559999999999998" table:style-name="ce2">
            <text:p>2.256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2.2799999999999998" table:style-name="ce2">
            <text:p>2.28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2.3039999999999998" table:style-name="ce2">
            <text:p>2.304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2.3279999999999998" table:style-name="ce2">
            <text:p>2.328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2.3519999999999999" table:style-name="ce2">
            <text:p>2.352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2.3759999999999999" table:style-name="ce2">
            <text:p>2.376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2.4" table:style-name="ce2">
            <text:p>2.4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2.4239999999999999" table:style-name="ce2">
            <text:p>2.424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2.448" table:style-name="ce2">
            <text:p>2.448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2.4720000999999998" table:style-name="ce2">
            <text:p>2.4720001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2.496" table:style-name="ce2">
            <text:p>2.496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2.52" table:style-name="ce2">
            <text:p>2.52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2.544" table:style-name="ce2">
            <text:p>2.544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2.5680000000000001" table:style-name="ce2">
            <text:p>2.568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2.5920000000000001" table:style-name="ce2">
            <text:p>2.592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2.6160000000000001" table:style-name="ce2">
            <text:p>2.616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2.64" table:style-name="ce2">
            <text:p>2.64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2.6640000000000001" table:style-name="ce2">
            <text:p>2.664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2.6880000000000002" table:style-name="ce2">
            <text:p>2.688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2.7120001" table:style-name="ce2">
            <text:p>2.7120001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2.7360000000000002" table:style-name="ce2">
            <text:p>2.736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2.76" table:style-name="ce2">
            <text:p>2.76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2.7839999999999998" table:style-name="ce2">
            <text:p>2.784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2.8079999999999998" table:style-name="ce2">
            <text:p>2.808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2.8319999999999999" table:style-name="ce2">
            <text:p>2.832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2.8559999999999999" table:style-name="ce2">
            <text:p>2.856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2.88" table:style-name="ce2">
            <text:p>2.88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2.9039999999999999" table:style-name="ce2">
            <text:p>2.904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2.9279999999999999" table:style-name="ce2">
            <text:p>2.928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2.9520000999999998" table:style-name="ce2">
            <text:p>2.9520001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2.976" table:style-name="ce2">
            <text:p>2.976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3.024" table:style-name="ce2">
            <text:p>3.024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3.048" table:style-name="ce2">
            <text:p>3.048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3.0720000000000001" table:style-name="ce2">
            <text:p>3.072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3.0960000000000001" table:style-name="ce2">
            <text:p>3.096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3.1200000999999999" table:style-name="ce2">
            <text:p>3.1200001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3.1440000000000001" table:style-name="ce2">
            <text:p>3.144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3.1680000000000001" table:style-name="ce2">
            <text:p>3.168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3.1920000000000002" table:style-name="ce2">
            <text:p>3.192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3.2160000000000002" table:style-name="ce2">
            <text:p>3.216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3.24" table:style-name="ce2">
            <text:p>3.24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3.2639999999999998" table:style-name="ce2">
            <text:p>3.264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3.2879999999999998" table:style-name="ce2">
            <text:p>3.288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3.3119999999999998" table:style-name="ce2">
            <text:p>3.312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3.3359999999999999" table:style-name="ce2">
            <text:p>3.336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3.3600001000000002" table:style-name="ce2">
            <text:p>3.3600001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3.3839999999999999" table:style-name="ce2">
            <text:p>3.384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3.4079999999999999" table:style-name="ce2">
            <text:p>3.408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3.4319999999999999" table:style-name="ce2">
            <text:p>3.432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3.456" table:style-name="ce2">
            <text:p>3.456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3.48" table:style-name="ce2">
            <text:p>3.48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3.504" table:style-name="ce2">
            <text:p>3.504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3.528" table:style-name="ce2">
            <text:p>3.528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3.552" table:style-name="ce2">
            <text:p>3.552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3.5760000000000001" table:style-name="ce2">
            <text:p>3.576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3.6000000999999999" table:style-name="ce2">
            <text:p>3.6000001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3.6240000000000001" table:style-name="ce2">
            <text:p>3.624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3.6480000000000001" table:style-name="ce2">
            <text:p>3.648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3.6720000000000002" table:style-name="ce2">
            <text:p>3.672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3.6960000000000002" table:style-name="ce2">
            <text:p>3.696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3.72" table:style-name="ce2">
            <text:p>3.72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3.7440000000000002" table:style-name="ce2">
            <text:p>3.744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3.7680001000000001" table:style-name="ce2">
            <text:p>3.7680001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3.7919999999999998" table:style-name="ce2">
            <text:p>3.792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3.8159999999999998" table:style-name="ce2">
            <text:p>3.816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3.8400002" table:style-name="ce2">
            <text:p>3.8400002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3.8639999999999999" table:style-name="ce2">
            <text:p>3.864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3.8879999999999999" table:style-name="ce2">
            <text:p>3.888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3.9119999999999999" table:style-name="ce2">
            <text:p>3.912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3.9359999999999999" table:style-name="ce2">
            <text:p>3.936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3.96" table:style-name="ce2">
            <text:p>3.96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3.984" table:style-name="ce2">
            <text:p>3.984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4.008" table:style-name="ce2">
            <text:p>4.008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4.032" table:style-name="ce2">
            <text:p>4.032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4.056" table:style-name="ce2">
            <text:p>4.056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4.08" table:style-name="ce2">
            <text:p>4.08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4.1040000000000001" table:style-name="ce2">
            <text:p>4.104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4.1280003000000001" table:style-name="ce2">
            <text:p>4.1280003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4.1520000000000001" table:style-name="ce2">
            <text:p>4.152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4.1760000000000002" table:style-name="ce2">
            <text:p>4.176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4.2" table:style-name="ce2">
            <text:p>4.2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4.2240000000000002" table:style-name="ce2">
            <text:p>4.224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4.2480000000000002" table:style-name="ce2">
            <text:p>4.248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4.2720000000000002" table:style-name="ce2">
            <text:p>4.272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4.2960000000000003" table:style-name="ce2">
            <text:p>4.296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4.32" table:style-name="ce2">
            <text:p>4.32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4.3440000000000003" table:style-name="ce2">
            <text:p>4.344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4.3680000000000003" table:style-name="ce2">
            <text:p>4.368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4.3920000000000003" table:style-name="ce2">
            <text:p>4.392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4.4160000000000004" table:style-name="ce2">
            <text:p>4.416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4.4400000000000004" table:style-name="ce2">
            <text:p>4.44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4.4640000000000004" table:style-name="ce2">
            <text:p>4.464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4.4880000000000004" table:style-name="ce2">
            <text:p>4.488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4.5119999999999996" table:style-name="ce2">
            <text:p>4.512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4.5360003000000004" table:style-name="ce2">
            <text:p>4.5360003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4.5599999999999996" table:style-name="ce2">
            <text:p>4.56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4.5839999999999996" table:style-name="ce2">
            <text:p>4.584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4.6079999999999997" table:style-name="ce2">
            <text:p>4.608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4.6319999999999997" table:style-name="ce2">
            <text:p>4.632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4.6559999999999997" table:style-name="ce2">
            <text:p>4.656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4.68" table:style-name="ce2">
            <text:p>4.68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4.7039999999999997" table:style-name="ce2">
            <text:p>4.704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4.7279999999999998" table:style-name="ce2">
            <text:p>4.728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4.7519999999999998" table:style-name="ce2">
            <text:p>4.752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4.7759999999999998" table:style-name="ce2">
            <text:p>4.776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4.8" table:style-name="ce2">
            <text:p>4.8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4.8239999999999998" table:style-name="ce2">
            <text:p>4.824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4.8479999999999999" table:style-name="ce2">
            <text:p>4.848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4.8719999999999999" table:style-name="ce2">
            <text:p>4.872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4.8959999999999999" table:style-name="ce2">
            <text:p>4.896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4.92" table:style-name="ce2">
            <text:p>4.92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4.9440001999999996" table:style-name="ce2">
            <text:p>4.9440002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4.968" table:style-name="ce2">
            <text:p>4.968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4.992" table:style-name="ce2">
            <text:p>4.992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5.0160003" table:style-name="ce2">
            <text:p>5.0160003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5.04" table:style-name="ce2">
            <text:p>5.04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5.0640000000000001" table:style-name="ce2">
            <text:p>5.064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5.0880000000000001" table:style-name="ce2">
            <text:p>5.088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5.1120000000000001" table:style-name="ce2">
            <text:p>5.112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5.1360000000000001" table:style-name="ce2">
            <text:p>5.136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5.16" table:style-name="ce2">
            <text:p>5.16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5.1840000000000002" table:style-name="ce2">
            <text:p>5.184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5.2080000000000002" table:style-name="ce2">
            <text:p>5.208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5.2320000000000002" table:style-name="ce2">
            <text:p>5.232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5.2560000000000002" table:style-name="ce2">
            <text:p>5.256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5.28" table:style-name="ce2">
            <text:p>5.28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5.3040000000000003" table:style-name="ce2">
            <text:p>5.304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5.3280000000000003" table:style-name="ce2">
            <text:p>5.328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5.3520000000000003" table:style-name="ce2">
            <text:p>5.352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5.3760000000000003" table:style-name="ce2">
            <text:p>5.376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5.4" table:style-name="ce2">
            <text:p>5.4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5.4240003000000003" table:style-name="ce2">
            <text:p>5.4240003</text:p>
          </table:table-cell>
          <table:table-cell office:value-type="float" office:value="115.07401" table:style-name="ce2">
            <text:p>115.07401</text:p>
          </table:table-cell>
          <table:table-cell table:number-columns-repeated="16382"/>
        </table:table-row>
        <table:table-row table:style-name="ro1">
          <table:table-cell office:value-type="float" office:value="5.4480000000000004" table:style-name="ce2">
            <text:p>5.448</text:p>
          </table:table-cell>
          <table:table-cell office:value-type="float" office:value="115.794014" table:style-name="ce2">
            <text:p>115.794014</text:p>
          </table:table-cell>
          <table:table-cell table:number-columns-repeated="16382"/>
        </table:table-row>
        <table:table-row table:style-name="ro1">
          <table:table-cell office:value-type="float" office:value="5.4720000000000004" table:style-name="ce2">
            <text:p>5.472</text:p>
          </table:table-cell>
          <table:table-cell office:value-type="float" office:value="116.514015" table:style-name="ce2">
            <text:p>116.514015</text:p>
          </table:table-cell>
          <table:table-cell table:number-columns-repeated="16382"/>
        </table:table-row>
        <table:table-row table:style-name="ro1">
          <table:table-cell office:value-type="float" office:value="5.4960000000000004" table:style-name="ce2">
            <text:p>5.496</text:p>
          </table:table-cell>
          <table:table-cell office:value-type="float" office:value="117.23402" table:style-name="ce2">
            <text:p>117.23402</text:p>
          </table:table-cell>
          <table:table-cell table:number-columns-repeated="16382"/>
        </table:table-row>
        <table:table-row table:style-name="ro1">
          <table:table-cell office:value-type="float" office:value="5.52" table:style-name="ce2">
            <text:p>5.52</text:p>
          </table:table-cell>
          <table:table-cell office:value-type="float" office:value="117.95402" table:style-name="ce2">
            <text:p>117.95402</text:p>
          </table:table-cell>
          <table:table-cell table:number-columns-repeated="16382"/>
        </table:table-row>
        <table:table-row table:style-name="ro1">
          <table:table-cell office:value-type="float" office:value="5.5439999999999996" table:style-name="ce2">
            <text:p>5.544</text:p>
          </table:table-cell>
          <table:table-cell office:value-type="float" office:value="118.67402" table:style-name="ce2">
            <text:p>118.67402</text:p>
          </table:table-cell>
          <table:table-cell table:number-columns-repeated="16382"/>
        </table:table-row>
        <table:table-row table:style-name="ro1">
          <table:table-cell office:value-type="float" office:value="5.5679999999999996" table:style-name="ce2">
            <text:p>5.568</text:p>
          </table:table-cell>
          <table:table-cell office:value-type="float" office:value="118.67402" table:style-name="ce2">
            <text:p>118.67402</text:p>
          </table:table-cell>
          <table:table-cell table:number-columns-repeated="16382"/>
        </table:table-row>
        <table:table-row table:style-name="ro1">
          <table:table-cell office:value-type="float" office:value="5.5919999999999996" table:style-name="ce2">
            <text:p>5.592</text:p>
          </table:table-cell>
          <table:table-cell office:value-type="float" office:value="118.67402" table:style-name="ce2">
            <text:p>118.67402</text:p>
          </table:table-cell>
          <table:table-cell table:number-columns-repeated="16382"/>
        </table:table-row>
        <table:table-row table:style-name="ro1">
          <table:table-cell office:value-type="float" office:value="5.6159999999999997" table:style-name="ce2">
            <text:p>5.616</text:p>
          </table:table-cell>
          <table:table-cell office:value-type="float" office:value="118.67402" table:style-name="ce2">
            <text:p>118.67402</text:p>
          </table:table-cell>
          <table:table-cell table:number-columns-repeated="16382"/>
        </table:table-row>
        <table:table-row table:style-name="ro1">
          <table:table-cell office:value-type="float" office:value="5.64" table:style-name="ce2">
            <text:p>5.64</text:p>
          </table:table-cell>
          <table:table-cell office:value-type="float" office:value="118.67402" table:style-name="ce2">
            <text:p>118.67402</text:p>
          </table:table-cell>
          <table:table-cell table:number-columns-repeated="16382"/>
        </table:table-row>
        <table:table-row table:style-name="ro1">
          <table:table-cell office:value-type="float" office:value="5.6639999999999997" table:style-name="ce2">
            <text:p>5.664</text:p>
          </table:table-cell>
          <table:table-cell office:value-type="float" office:value="118.67402" table:style-name="ce2">
            <text:p>118.67402</text:p>
          </table:table-cell>
          <table:table-cell table:number-columns-repeated="16382"/>
        </table:table-row>
        <table:table-row table:style-name="ro1">
          <table:table-cell office:value-type="float" office:value="5.6879999999999997" table:style-name="ce2">
            <text:p>5.688</text:p>
          </table:table-cell>
          <table:table-cell office:value-type="float" office:value="118.67402" table:style-name="ce2">
            <text:p>118.67402</text:p>
          </table:table-cell>
          <table:table-cell table:number-columns-repeated="16382"/>
        </table:table-row>
        <table:table-row table:style-name="ro1">
          <table:table-cell office:value-type="float" office:value="5.7119999999999997" table:style-name="ce2">
            <text:p>5.712</text:p>
          </table:table-cell>
          <table:table-cell office:value-type="float" office:value="118.67402" table:style-name="ce2">
            <text:p>118.67402</text:p>
          </table:table-cell>
          <table:table-cell table:number-columns-repeated="16382"/>
        </table:table-row>
        <table:table-row table:style-name="ro1">
          <table:table-cell office:value-type="float" office:value="5.7359999999999998" table:style-name="ce2">
            <text:p>5.736</text:p>
          </table:table-cell>
          <table:table-cell office:value-type="float" office:value="118.67402" table:style-name="ce2">
            <text:p>118.67402</text:p>
          </table:table-cell>
          <table:table-cell table:number-columns-repeated="16382"/>
        </table:table-row>
        <table:table-row table:style-name="ro1">
          <table:table-cell office:value-type="float" office:value="5.76" table:style-name="ce2">
            <text:p>5.76</text:p>
          </table:table-cell>
          <table:table-cell office:value-type="float" office:value="118.67402" table:style-name="ce2">
            <text:p>118.67402</text:p>
          </table:table-cell>
          <table:table-cell table:number-columns-repeated="16382"/>
        </table:table-row>
        <table:table-row table:style-name="ro1">
          <table:table-cell office:value-type="float" office:value="5.7839999999999998" table:style-name="ce2">
            <text:p>5.784</text:p>
          </table:table-cell>
          <table:table-cell office:value-type="float" office:value="118.67402" table:style-name="ce2">
            <text:p>118.67402</text:p>
          </table:table-cell>
          <table:table-cell table:number-columns-repeated="16382"/>
        </table:table-row>
        <table:table-row table:style-name="ro1">
          <table:table-cell office:value-type="float" office:value="5.8079999999999998" table:style-name="ce2">
            <text:p>5.808</text:p>
          </table:table-cell>
          <table:table-cell office:value-type="float" office:value="118.67402" table:style-name="ce2">
            <text:p>118.67402</text:p>
          </table:table-cell>
          <table:table-cell table:number-columns-repeated="16382"/>
        </table:table-row>
        <table:table-row table:style-name="ro1">
          <table:table-cell office:value-type="float" office:value="5.8320002999999998" table:style-name="ce2">
            <text:p>5.8320003</text:p>
          </table:table-cell>
          <table:table-cell office:value-type="float" office:value="119.39402" table:style-name="ce2">
            <text:p>119.39402</text:p>
          </table:table-cell>
          <table:table-cell table:number-columns-repeated="16382"/>
        </table:table-row>
        <table:table-row table:style-name="ro1">
          <table:table-cell office:value-type="float" office:value="5.8559999999999999" table:style-name="ce2">
            <text:p>5.856</text:p>
          </table:table-cell>
          <table:table-cell office:value-type="float" office:value="120.11402" table:style-name="ce2">
            <text:p>120.11402</text:p>
          </table:table-cell>
          <table:table-cell table:number-columns-repeated="16382"/>
        </table:table-row>
        <table:table-row table:style-name="ro1">
          <table:table-cell office:value-type="float" office:value="5.88" table:style-name="ce2">
            <text:p>5.88</text:p>
          </table:table-cell>
          <table:table-cell office:value-type="float" office:value="120.83402" table:style-name="ce2">
            <text:p>120.83402</text:p>
          </table:table-cell>
          <table:table-cell table:number-columns-repeated="16382"/>
        </table:table-row>
        <table:table-row table:style-name="ro1">
          <table:table-cell office:value-type="float" office:value="5.9040002999999999" table:style-name="ce2">
            <text:p>5.9040003</text:p>
          </table:table-cell>
          <table:table-cell office:value-type="float" office:value="121.55401999999999" table:style-name="ce2">
            <text:p>121.55402</text:p>
          </table:table-cell>
          <table:table-cell table:number-columns-repeated="16382"/>
        </table:table-row>
        <table:table-row table:style-name="ro1">
          <table:table-cell office:value-type="float" office:value="5.9279999999999999" table:style-name="ce2">
            <text:p>5.928</text:p>
          </table:table-cell>
          <table:table-cell office:value-type="float" office:value="144.13683" table:style-name="ce2">
            <text:p>144.13683</text:p>
          </table:table-cell>
          <table:table-cell table:number-columns-repeated="16382"/>
        </table:table-row>
        <table:table-row table:style-name="ro1">
          <table:table-cell office:value-type="float" office:value="5.952" table:style-name="ce2">
            <text:p>5.952</text:p>
          </table:table-cell>
          <table:table-cell office:value-type="float" office:value="144.85683" table:style-name="ce2">
            <text:p>144.85683</text:p>
          </table:table-cell>
          <table:table-cell table:number-columns-repeated="16382"/>
        </table:table-row>
        <table:table-row table:style-name="ro1">
          <table:table-cell office:value-type="float" office:value="5.976" table:style-name="ce2">
            <text:p>5.976</text:p>
          </table:table-cell>
          <table:table-cell office:value-type="float" office:value="144.85683" table:style-name="ce2">
            <text:p>144.85683</text:p>
          </table:table-cell>
          <table:table-cell table:number-columns-repeated="1638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44.85683" table:style-name="ce2">
            <text:p>144.85683</text:p>
          </table:table-cell>
          <table:table-cell table:number-columns-repeated="16382"/>
        </table:table-row>
        <table:table-row table:style-name="ro1">
          <table:table-cell office:value-type="float" office:value="6.024" table:style-name="ce2">
            <text:p>6.024</text:p>
          </table:table-cell>
          <table:table-cell office:value-type="float" office:value="166.71964" table:style-name="ce2">
            <text:p>166.71964</text:p>
          </table:table-cell>
          <table:table-cell table:number-columns-repeated="16382"/>
        </table:table-row>
        <table:table-row table:style-name="ro1">
          <table:table-cell office:value-type="float" office:value="6.048" table:style-name="ce2">
            <text:p>6.048</text:p>
          </table:table-cell>
          <table:table-cell office:value-type="float" office:value="188.58242999999999" table:style-name="ce2">
            <text:p>188.58243</text:p>
          </table:table-cell>
          <table:table-cell table:number-columns-repeated="16382"/>
        </table:table-row>
        <table:table-row table:style-name="ro1">
          <table:table-cell office:value-type="float" office:value="6.0720000000000001" table:style-name="ce2">
            <text:p>6.072</text:p>
          </table:table-cell>
          <table:table-cell office:value-type="float" office:value="211.16522000000001" table:style-name="ce2">
            <text:p>211.16522</text:p>
          </table:table-cell>
          <table:table-cell table:number-columns-repeated="16382"/>
        </table:table-row>
        <table:table-row table:style-name="ro1">
          <table:table-cell office:value-type="float" office:value="6.0960000000000001" table:style-name="ce2">
            <text:p>6.096</text:p>
          </table:table-cell>
          <table:table-cell office:value-type="float" office:value="233.74802" table:style-name="ce2">
            <text:p>233.74802</text:p>
          </table:table-cell>
          <table:table-cell table:number-columns-repeated="16382"/>
        </table:table-row>
        <table:table-row table:style-name="ro1">
          <table:table-cell office:value-type="float" office:value="6.12" table:style-name="ce2">
            <text:p>6.12</text:p>
          </table:table-cell>
          <table:table-cell office:value-type="float" office:value="278.1936" table:style-name="ce2">
            <text:p>278.1936</text:p>
          </table:table-cell>
          <table:table-cell table:number-columns-repeated="16382"/>
        </table:table-row>
        <table:table-row table:style-name="ro1">
          <table:table-cell office:value-type="float" office:value="6.1440000000000001" table:style-name="ce2">
            <text:p>6.144</text:p>
          </table:table-cell>
          <table:table-cell office:value-type="float" office:value="300.77640000000002" table:style-name="ce2">
            <text:p>300.7764</text:p>
          </table:table-cell>
          <table:table-cell table:number-columns-repeated="16382"/>
        </table:table-row>
        <table:table-row table:style-name="ro1">
          <table:table-cell office:value-type="float" office:value="6.1680000000000001" table:style-name="ce2">
            <text:p>6.168</text:p>
          </table:table-cell>
          <table:table-cell office:value-type="float" office:value="323.35919999999999" table:style-name="ce2">
            <text:p>323.3592</text:p>
          </table:table-cell>
          <table:table-cell table:number-columns-repeated="16382"/>
        </table:table-row>
        <table:table-row table:style-name="ro1">
          <table:table-cell office:value-type="float" office:value="6.1920000000000002" table:style-name="ce2">
            <text:p>6.192</text:p>
          </table:table-cell>
          <table:table-cell office:value-type="float" office:value="345.94200000000001" table:style-name="ce2">
            <text:p>345.942</text:p>
          </table:table-cell>
          <table:table-cell table:number-columns-repeated="16382"/>
        </table:table-row>
        <table:table-row table:style-name="ro1">
          <table:table-cell office:value-type="float" office:value="6.2160000000000002" table:style-name="ce2">
            <text:p>6.216</text:p>
          </table:table-cell>
          <table:table-cell office:value-type="float" office:value="346.66199999999998" table:style-name="ce2">
            <text:p>346.662</text:p>
          </table:table-cell>
          <table:table-cell table:number-columns-repeated="16382"/>
        </table:table-row>
        <table:table-row table:style-name="ro1">
          <table:table-cell office:value-type="float" office:value="6.2400001999999999" table:style-name="ce2">
            <text:p>6.2400002</text:p>
          </table:table-cell>
          <table:table-cell office:value-type="float" office:value="347.38200000000001" table:style-name="ce2">
            <text:p>347.382</text:p>
          </table:table-cell>
          <table:table-cell table:number-columns-repeated="16382"/>
        </table:table-row>
        <table:table-row table:style-name="ro1">
          <table:table-cell office:value-type="float" office:value="6.2640000000000002" table:style-name="ce2">
            <text:p>6.264</text:p>
          </table:table-cell>
          <table:table-cell office:value-type="float" office:value="348.10199999999998" table:style-name="ce2">
            <text:p>348.102</text:p>
          </table:table-cell>
          <table:table-cell table:number-columns-repeated="16382"/>
        </table:table-row>
        <table:table-row table:style-name="ro1">
          <table:table-cell office:value-type="float" office:value="6.2880000000000003" table:style-name="ce2">
            <text:p>6.288</text:p>
          </table:table-cell>
          <table:table-cell office:value-type="float" office:value="348.822" table:style-name="ce2">
            <text:p>348.822</text:p>
          </table:table-cell>
          <table:table-cell table:number-columns-repeated="16382"/>
        </table:table-row>
        <table:table-row table:style-name="ro1">
          <table:table-cell office:value-type="float" office:value="6.3120003000000002" table:style-name="ce2">
            <text:p>6.3120003</text:p>
          </table:table-cell>
          <table:table-cell office:value-type="float" office:value="350.262" table:style-name="ce2">
            <text:p>350.262</text:p>
          </table:table-cell>
          <table:table-cell table:number-columns-repeated="16382"/>
        </table:table-row>
        <table:table-row table:style-name="ro1">
          <table:table-cell office:value-type="float" office:value="6.3360000000000003" table:style-name="ce2">
            <text:p>6.336</text:p>
          </table:table-cell>
          <table:table-cell office:value-type="float" office:value="350.98200000000003" table:style-name="ce2">
            <text:p>350.982</text:p>
          </table:table-cell>
          <table:table-cell table:number-columns-repeated="16382"/>
        </table:table-row>
        <table:table-row table:style-name="ro1">
          <table:table-cell office:value-type="float" office:value="6.36" table:style-name="ce2">
            <text:p>6.36</text:p>
          </table:table-cell>
          <table:table-cell office:value-type="float" office:value="351.702" table:style-name="ce2">
            <text:p>351.702</text:p>
          </table:table-cell>
          <table:table-cell table:number-columns-repeated="16382"/>
        </table:table-row>
        <table:table-row table:style-name="ro1">
          <table:table-cell office:value-type="float" office:value="6.3840000000000003" table:style-name="ce2">
            <text:p>6.384</text:p>
          </table:table-cell>
          <table:table-cell office:value-type="float" office:value="352.42200000000003" table:style-name="ce2">
            <text:p>352.422</text:p>
          </table:table-cell>
          <table:table-cell table:number-columns-repeated="16382"/>
        </table:table-row>
        <table:table-row table:style-name="ro1">
          <table:table-cell office:value-type="float" office:value="6.4080000000000004" table:style-name="ce2">
            <text:p>6.408</text:p>
          </table:table-cell>
          <table:table-cell office:value-type="float" office:value="353.142" table:style-name="ce2">
            <text:p>353.142</text:p>
          </table:table-cell>
          <table:table-cell table:number-columns-repeated="16382"/>
        </table:table-row>
        <table:table-row table:style-name="ro1">
          <table:table-cell office:value-type="float" office:value="6.4320000000000004" table:style-name="ce2">
            <text:p>6.432</text:p>
          </table:table-cell>
          <table:table-cell office:value-type="float" office:value="353.86200000000002" table:style-name="ce2">
            <text:p>353.862</text:p>
          </table:table-cell>
          <table:table-cell table:number-columns-repeated="16382"/>
        </table:table-row>
        <table:table-row table:style-name="ro1">
          <table:table-cell office:value-type="float" office:value="6.4560000000000004" table:style-name="ce2">
            <text:p>6.456</text:p>
          </table:table-cell>
          <table:table-cell office:value-type="float" office:value="354.58199999999999" table:style-name="ce2">
            <text:p>354.582</text:p>
          </table:table-cell>
          <table:table-cell table:number-columns-repeated="16382"/>
        </table:table-row>
        <table:table-row table:style-name="ro1">
          <table:table-cell office:value-type="float" office:value="6.48" table:style-name="ce2">
            <text:p>6.48</text:p>
          </table:table-cell>
          <table:table-cell office:value-type="float" office:value="356.02199999999999" table:style-name="ce2">
            <text:p>356.022</text:p>
          </table:table-cell>
          <table:table-cell table:number-columns-repeated="16382"/>
        </table:table-row>
        <table:table-row table:style-name="ro1">
          <table:table-cell office:value-type="float" office:value="6.5039999999999996" table:style-name="ce2">
            <text:p>6.504</text:p>
          </table:table-cell>
          <table:table-cell office:value-type="float" office:value="357.46199999999999" table:style-name="ce2">
            <text:p>357.462</text:p>
          </table:table-cell>
          <table:table-cell table:number-columns-repeated="16382"/>
        </table:table-row>
        <table:table-row table:style-name="ro1">
          <table:table-cell office:value-type="float" office:value="6.5279999999999996" table:style-name="ce2">
            <text:p>6.528</text:p>
          </table:table-cell>
          <table:table-cell office:value-type="float" office:value="358.90199999999999" table:style-name="ce2">
            <text:p>358.902</text:p>
          </table:table-cell>
          <table:table-cell table:number-columns-repeated="16382"/>
        </table:table-row>
        <table:table-row table:style-name="ro1">
          <table:table-cell office:value-type="float" office:value="6.5519999999999996" table:style-name="ce2">
            <text:p>6.552</text:p>
          </table:table-cell>
          <table:table-cell office:value-type="float" office:value="361.78199999999998" table:style-name="ce2">
            <text:p>361.782</text:p>
          </table:table-cell>
          <table:table-cell table:number-columns-repeated="16382"/>
        </table:table-row>
        <table:table-row table:style-name="ro1">
          <table:table-cell office:value-type="float" office:value="6.5759999999999996" table:style-name="ce2">
            <text:p>6.576</text:p>
          </table:table-cell>
          <table:table-cell office:value-type="float" office:value="363.94202000000001" table:style-name="ce2">
            <text:p>363.94202</text:p>
          </table:table-cell>
          <table:table-cell table:number-columns-repeated="16382"/>
        </table:table-row>
        <table:table-row table:style-name="ro1">
          <table:table-cell office:value-type="float" office:value="6.6" table:style-name="ce2">
            <text:p>6.6</text:p>
          </table:table-cell>
          <table:table-cell office:value-type="float" office:value="366.10201999999998" table:style-name="ce2">
            <text:p>366.10202</text:p>
          </table:table-cell>
          <table:table-cell table:number-columns-repeated="16382"/>
        </table:table-row>
        <table:table-row table:style-name="ro1">
          <table:table-cell office:value-type="float" office:value="6.6239999999999997" table:style-name="ce2">
            <text:p>6.624</text:p>
          </table:table-cell>
          <table:table-cell office:value-type="float" office:value="368.26202000000001" table:style-name="ce2">
            <text:p>368.26202</text:p>
          </table:table-cell>
          <table:table-cell table:number-columns-repeated="16382"/>
        </table:table-row>
        <table:table-row table:style-name="ro1">
          <table:table-cell office:value-type="float" office:value="6.6480002000000002" table:style-name="ce2">
            <text:p>6.6480002</text:p>
          </table:table-cell>
          <table:table-cell office:value-type="float" office:value="369.70202999999998" table:style-name="ce2">
            <text:p>369.70203</text:p>
          </table:table-cell>
          <table:table-cell table:number-columns-repeated="16382"/>
        </table:table-row>
        <table:table-row table:style-name="ro1">
          <table:table-cell office:value-type="float" office:value="6.6719999999999997" table:style-name="ce2">
            <text:p>6.672</text:p>
          </table:table-cell>
          <table:table-cell office:value-type="float" office:value="371.14202999999998" table:style-name="ce2">
            <text:p>371.14203</text:p>
          </table:table-cell>
          <table:table-cell table:number-columns-repeated="16382"/>
        </table:table-row>
        <table:table-row table:style-name="ro1">
          <table:table-cell office:value-type="float" office:value="6.6959999999999997" table:style-name="ce2">
            <text:p>6.696</text:p>
          </table:table-cell>
          <table:table-cell office:value-type="float" office:value="394.44481999999999" table:style-name="ce2">
            <text:p>394.44482</text:p>
          </table:table-cell>
          <table:table-cell table:number-columns-repeated="16382"/>
        </table:table-row>
        <table:table-row table:style-name="ro1">
          <table:table-cell office:value-type="float" office:value="6.7200002999999997" table:style-name="ce2">
            <text:p>6.7200003</text:p>
          </table:table-cell>
          <table:table-cell office:value-type="float" office:value="417.74761999999998" table:style-name="ce2">
            <text:p>417.74762</text:p>
          </table:table-cell>
          <table:table-cell table:number-columns-repeated="16382"/>
        </table:table-row>
        <table:table-row table:style-name="ro1">
          <table:table-cell office:value-type="float" office:value="6.7439999999999998" table:style-name="ce2">
            <text:p>6.744</text:p>
          </table:table-cell>
          <table:table-cell office:value-type="float" office:value="441.05040000000002" table:style-name="ce2">
            <text:p>441.0504</text:p>
          </table:table-cell>
          <table:table-cell table:number-columns-repeated="16382"/>
        </table:table-row>
        <table:table-row table:style-name="ro1">
          <table:table-cell office:value-type="float" office:value="6.7679999999999998" table:style-name="ce2">
            <text:p>6.768</text:p>
          </table:table-cell>
          <table:table-cell office:value-type="float" office:value="464.35320000000002" table:style-name="ce2">
            <text:p>464.3532</text:p>
          </table:table-cell>
          <table:table-cell table:number-columns-repeated="16382"/>
        </table:table-row>
        <table:table-row table:style-name="ro1">
          <table:table-cell office:value-type="float" office:value="6.7920002999999998" table:style-name="ce2">
            <text:p>6.7920003</text:p>
          </table:table-cell>
          <table:table-cell office:value-type="float" office:value="509.5188" table:style-name="ce2">
            <text:p>509.5188</text:p>
          </table:table-cell>
          <table:table-cell table:number-columns-repeated="16382"/>
        </table:table-row>
        <table:table-row table:style-name="ro1">
          <table:table-cell office:value-type="float" office:value="6.8159999999999998" table:style-name="ce2">
            <text:p>6.816</text:p>
          </table:table-cell>
          <table:table-cell office:value-type="float" office:value="554.68430000000001" table:style-name="ce2">
            <text:p>554.6843</text:p>
          </table:table-cell>
          <table:table-cell table:number-columns-repeated="16382"/>
        </table:table-row>
        <table:table-row table:style-name="ro1">
          <table:table-cell office:value-type="float" office:value="6.84" table:style-name="ce2">
            <text:p>6.84</text:p>
          </table:table-cell>
          <table:table-cell office:value-type="float" office:value="599.84984999999995" table:style-name="ce2">
            <text:p>599.84985</text:p>
          </table:table-cell>
          <table:table-cell table:number-columns-repeated="16382"/>
        </table:table-row>
        <table:table-row table:style-name="ro1">
          <table:table-cell office:value-type="float" office:value="6.8639999999999999" table:style-name="ce2">
            <text:p>6.864</text:p>
          </table:table-cell>
          <table:table-cell office:value-type="float" office:value="623.15260000000001" table:style-name="ce2">
            <text:p>623.1526</text:p>
          </table:table-cell>
          <table:table-cell table:number-columns-repeated="16382"/>
        </table:table-row>
        <table:table-row table:style-name="ro1">
          <table:table-cell office:value-type="float" office:value="6.8879999999999999" table:style-name="ce2">
            <text:p>6.888</text:p>
          </table:table-cell>
          <table:table-cell office:value-type="float" office:value="646.45529999999997" table:style-name="ce2">
            <text:p>646.4553</text:p>
          </table:table-cell>
          <table:table-cell table:number-columns-repeated="16382"/>
        </table:table-row>
        <table:table-row table:style-name="ro1">
          <table:table-cell office:value-type="float" office:value="6.9119999999999999" table:style-name="ce2">
            <text:p>6.912</text:p>
          </table:table-cell>
          <table:table-cell office:value-type="float" office:value="669.75806" table:style-name="ce2">
            <text:p>669.75806</text:p>
          </table:table-cell>
          <table:table-cell table:number-columns-repeated="16382"/>
        </table:table-row>
        <table:table-row table:style-name="ro1">
          <table:table-cell office:value-type="float" office:value="6.9359999999999999" table:style-name="ce2">
            <text:p>6.936</text:p>
          </table:table-cell>
          <table:table-cell office:value-type="float" office:value="693.06079999999997" table:style-name="ce2">
            <text:p>693.0608</text:p>
          </table:table-cell>
          <table:table-cell table:number-columns-repeated="16382"/>
        </table:table-row>
        <table:table-row table:style-name="ro1">
          <table:table-cell office:value-type="float" office:value="6.96" table:style-name="ce2">
            <text:p>6.96</text:p>
          </table:table-cell>
          <table:table-cell office:value-type="float" office:value="716.36350000000004" table:style-name="ce2">
            <text:p>716.3635</text:p>
          </table:table-cell>
          <table:table-cell table:number-columns-repeated="16382"/>
        </table:table-row>
        <table:table-row table:style-name="ro1">
          <table:table-cell office:value-type="float" office:value="6.984" table:style-name="ce2">
            <text:p>6.984</text:p>
          </table:table-cell>
          <table:table-cell office:value-type="float" office:value="739.66625999999997" table:style-name="ce2">
            <text:p>739.66626</text:p>
          </table:table-cell>
          <table:table-cell table:number-columns-repeated="16382"/>
        </table:table-row>
        <table:table-row table:style-name="ro1">
          <table:table-cell office:value-type="float" office:value="7.008" table:style-name="ce2">
            <text:p>7.008</text:p>
          </table:table-cell>
          <table:table-cell office:value-type="float" office:value="741.10619999999994" table:style-name="ce2">
            <text:p>741.1062</text:p>
          </table:table-cell>
          <table:table-cell table:number-columns-repeated="16382"/>
        </table:table-row>
        <table:table-row table:style-name="ro1">
          <table:table-cell office:value-type="float" office:value="7.032" table:style-name="ce2">
            <text:p>7.032</text:p>
          </table:table-cell>
          <table:table-cell office:value-type="float" office:value="741.82619999999997" table:style-name="ce2">
            <text:p>741.8262</text:p>
          </table:table-cell>
          <table:table-cell table:number-columns-repeated="16382"/>
        </table:table-row>
        <table:table-row table:style-name="ro1">
          <table:table-cell office:value-type="float" office:value="7.056" table:style-name="ce2">
            <text:p>7.056</text:p>
          </table:table-cell>
          <table:table-cell office:value-type="float" office:value="764.40894000000003" table:style-name="ce2">
            <text:p>764.40894</text:p>
          </table:table-cell>
          <table:table-cell table:number-columns-repeated="16382"/>
        </table:table-row>
        <table:table-row table:style-name="ro1">
          <table:table-cell office:value-type="float" office:value="7.08" table:style-name="ce2">
            <text:p>7.08</text:p>
          </table:table-cell>
          <table:table-cell office:value-type="float" office:value="786.99170000000004" table:style-name="ce2">
            <text:p>786.9917</text:p>
          </table:table-cell>
          <table:table-cell table:number-columns-repeated="16382"/>
        </table:table-row>
        <table:table-row table:style-name="ro1">
          <table:table-cell office:value-type="float" office:value="7.1040000000000001" table:style-name="ce2">
            <text:p>7.104</text:p>
          </table:table-cell>
          <table:table-cell office:value-type="float" office:value="809.57446000000004" table:style-name="ce2">
            <text:p>809.57446</text:p>
          </table:table-cell>
          <table:table-cell table:number-columns-repeated="16382"/>
        </table:table-row>
        <table:table-row table:style-name="ro1">
          <table:table-cell office:value-type="float" office:value="7.1280003000000001" table:style-name="ce2">
            <text:p>7.1280003</text:p>
          </table:table-cell>
          <table:table-cell office:value-type="float" office:value="832.15719999999999" table:style-name="ce2">
            <text:p>832.1572</text:p>
          </table:table-cell>
          <table:table-cell table:number-columns-repeated="16382"/>
        </table:table-row>
        <table:table-row table:style-name="ro1">
          <table:table-cell office:value-type="float" office:value="7.1520000000000001" table:style-name="ce2">
            <text:p>7.152</text:p>
          </table:table-cell>
          <table:table-cell office:value-type="float" office:value="854.74" table:style-name="ce2">
            <text:p>854.74</text:p>
          </table:table-cell>
          <table:table-cell table:number-columns-repeated="16382"/>
        </table:table-row>
        <table:table-row table:style-name="ro1">
          <table:table-cell office:value-type="float" office:value="7.1760000000000002" table:style-name="ce2">
            <text:p>7.176</text:p>
          </table:table-cell>
          <table:table-cell office:value-type="float" office:value="877.32275000000004" table:style-name="ce2">
            <text:p>877.32275</text:p>
          </table:table-cell>
          <table:table-cell table:number-columns-repeated="16382"/>
        </table:table-row>
        <table:table-row table:style-name="ro1">
          <table:table-cell office:value-type="float" office:value="7.2000003000000001" table:style-name="ce2">
            <text:p>7.2000003</text:p>
          </table:table-cell>
          <table:table-cell office:value-type="float" office:value="899.90549999999996" table:style-name="ce2">
            <text:p>899.9055</text:p>
          </table:table-cell>
          <table:table-cell table:number-columns-repeated="16382"/>
        </table:table-row>
        <table:table-row table:style-name="ro1">
          <table:table-cell office:value-type="float" office:value="7.2240000000000002" table:style-name="ce2">
            <text:p>7.224</text:p>
          </table:table-cell>
          <table:table-cell office:value-type="float" office:value="900.62549999999999" table:style-name="ce2">
            <text:p>900.6255</text:p>
          </table:table-cell>
          <table:table-cell table:number-columns-repeated="16382"/>
        </table:table-row>
        <table:table-row table:style-name="ro1">
          <table:table-cell office:value-type="float" office:value="7.2480000000000002" table:style-name="ce2">
            <text:p>7.248</text:p>
          </table:table-cell>
          <table:table-cell office:value-type="float" office:value="902.06539999999995" table:style-name="ce2">
            <text:p>902.0654</text:p>
          </table:table-cell>
          <table:table-cell table:number-columns-repeated="16382"/>
        </table:table-row>
        <table:table-row table:style-name="ro1">
          <table:table-cell office:value-type="float" office:value="7.2720000000000002" table:style-name="ce2">
            <text:p>7.272</text:p>
          </table:table-cell>
          <table:table-cell office:value-type="float" office:value="903.50540000000001" table:style-name="ce2">
            <text:p>903.5054</text:p>
          </table:table-cell>
          <table:table-cell table:number-columns-repeated="16382"/>
        </table:table-row>
        <table:table-row table:style-name="ro1">
          <table:table-cell office:value-type="float" office:value="7.2960000000000003" table:style-name="ce2">
            <text:p>7.296</text:p>
          </table:table-cell>
          <table:table-cell office:value-type="float" office:value="904.94529999999997" table:style-name="ce2">
            <text:p>904.9453</text:p>
          </table:table-cell>
          <table:table-cell table:number-columns-repeated="16382"/>
        </table:table-row>
        <table:table-row table:style-name="ro1">
          <table:table-cell office:value-type="float" office:value="7.32" table:style-name="ce2">
            <text:p>7.32</text:p>
          </table:table-cell>
          <table:table-cell office:value-type="float" office:value="906.38525000000004" table:style-name="ce2">
            <text:p>906.38525</text:p>
          </table:table-cell>
          <table:table-cell table:number-columns-repeated="16382"/>
        </table:table-row>
        <table:table-row table:style-name="ro1">
          <table:table-cell office:value-type="float" office:value="7.3440000000000003" table:style-name="ce2">
            <text:p>7.344</text:p>
          </table:table-cell>
          <table:table-cell office:value-type="float" office:value="907.8252" table:style-name="ce2">
            <text:p>907.8252</text:p>
          </table:table-cell>
          <table:table-cell table:number-columns-repeated="16382"/>
        </table:table-row>
        <table:table-row table:style-name="ro1">
          <table:table-cell office:value-type="float" office:value="7.3680000000000003" table:style-name="ce2">
            <text:p>7.368</text:p>
          </table:table-cell>
          <table:table-cell office:value-type="float" office:value="909.26513999999997" table:style-name="ce2">
            <text:p>909.26514</text:p>
          </table:table-cell>
          <table:table-cell table:number-columns-repeated="16382"/>
        </table:table-row>
        <table:table-row table:style-name="ro1">
          <table:table-cell office:value-type="float" office:value="7.3920000000000003" table:style-name="ce2">
            <text:p>7.392</text:p>
          </table:table-cell>
          <table:table-cell office:value-type="float" office:value="909.98509999999999" table:style-name="ce2">
            <text:p>909.9851</text:p>
          </table:table-cell>
          <table:table-cell table:number-columns-repeated="16382"/>
        </table:table-row>
        <table:table-row table:style-name="ro1">
          <table:table-cell office:value-type="float" office:value="7.4160000000000004" table:style-name="ce2">
            <text:p>7.416</text:p>
          </table:table-cell>
          <table:table-cell office:value-type="float" office:value="910.70510000000002" table:style-name="ce2">
            <text:p>910.7051</text:p>
          </table:table-cell>
          <table:table-cell table:number-columns-repeated="16382"/>
        </table:table-row>
        <table:table-row table:style-name="ro1">
          <table:table-cell office:value-type="float" office:value="7.44" table:style-name="ce2">
            <text:p>7.44</text:p>
          </table:table-cell>
          <table:table-cell office:value-type="float" office:value="911.42505000000006" table:style-name="ce2">
            <text:p>911.42505</text:p>
          </table:table-cell>
          <table:table-cell table:number-columns-repeated="16382"/>
        </table:table-row>
        <table:table-row table:style-name="ro1">
          <table:table-cell office:value-type="float" office:value="7.4640000000000004" table:style-name="ce2">
            <text:p>7.464</text:p>
          </table:table-cell>
          <table:table-cell office:value-type="float" office:value="912.14499999999998" table:style-name="ce2">
            <text:p>912.145</text:p>
          </table:table-cell>
          <table:table-cell table:number-columns-repeated="16382"/>
        </table:table-row>
        <table:table-row table:style-name="ro1">
          <table:table-cell office:value-type="float" office:value="7.4880000000000004" table:style-name="ce2">
            <text:p>7.488</text:p>
          </table:table-cell>
          <table:table-cell office:value-type="float" office:value="912.86500000000001" table:style-name="ce2">
            <text:p>912.865</text:p>
          </table:table-cell>
          <table:table-cell table:number-columns-repeated="16382"/>
        </table:table-row>
        <table:table-row table:style-name="ro1">
          <table:table-cell office:value-type="float" office:value="7.5119999999999996" table:style-name="ce2">
            <text:p>7.512</text:p>
          </table:table-cell>
          <table:table-cell office:value-type="float" office:value="914.30493000000001" table:style-name="ce2">
            <text:p>914.30493</text:p>
          </table:table-cell>
          <table:table-cell table:number-columns-repeated="16382"/>
        </table:table-row>
        <table:table-row table:style-name="ro1">
          <table:table-cell office:value-type="float" office:value="7.5360003000000004" table:style-name="ce2">
            <text:p>7.5360003</text:p>
          </table:table-cell>
          <table:table-cell office:value-type="float" office:value="915.74490000000003" table:style-name="ce2">
            <text:p>915.7449</text:p>
          </table:table-cell>
          <table:table-cell table:number-columns-repeated="16382"/>
        </table:table-row>
        <table:table-row table:style-name="ro1">
          <table:table-cell office:value-type="float" office:value="7.56" table:style-name="ce2">
            <text:p>7.56</text:p>
          </table:table-cell>
          <table:table-cell office:value-type="float" office:value="939.04759999999999" table:style-name="ce2">
            <text:p>939.0476</text:p>
          </table:table-cell>
          <table:table-cell table:number-columns-repeated="16382"/>
        </table:table-row>
        <table:table-row table:style-name="ro1">
          <table:table-cell office:value-type="float" office:value="7.5839999999999996" table:style-name="ce2">
            <text:p>7.584</text:p>
          </table:table-cell>
          <table:table-cell office:value-type="float" office:value="940.48755000000006" table:style-name="ce2">
            <text:p>940.48755</text:p>
          </table:table-cell>
          <table:table-cell table:number-columns-repeated="16382"/>
        </table:table-row>
        <table:table-row table:style-name="ro1">
          <table:table-cell office:value-type="float" office:value="7.6080002999999996" table:style-name="ce2">
            <text:p>7.6080003</text:p>
          </table:table-cell>
          <table:table-cell office:value-type="float" office:value="941.92750000000001" table:style-name="ce2">
            <text:p>941.9275</text:p>
          </table:table-cell>
          <table:table-cell table:number-columns-repeated="16382"/>
        </table:table-row>
        <table:table-row table:style-name="ro1">
          <table:table-cell office:value-type="float" office:value="7.6319999999999997" table:style-name="ce2">
            <text:p>7.632</text:p>
          </table:table-cell>
          <table:table-cell office:value-type="float" office:value="943.36743000000001" table:style-name="ce2">
            <text:p>943.36743</text:p>
          </table:table-cell>
          <table:table-cell table:number-columns-repeated="16382"/>
        </table:table-row>
        <table:table-row table:style-name="ro1">
          <table:table-cell office:value-type="float" office:value="7.6559999999999997" table:style-name="ce2">
            <text:p>7.656</text:p>
          </table:table-cell>
          <table:table-cell office:value-type="float" office:value="944.80740000000003" table:style-name="ce2">
            <text:p>944.8074</text:p>
          </table:table-cell>
          <table:table-cell table:number-columns-repeated="16382"/>
        </table:table-row>
        <table:table-row table:style-name="ro1">
          <table:table-cell office:value-type="float" office:value="7.6800002999999997" table:style-name="ce2">
            <text:p>7.6800003</text:p>
          </table:table-cell>
          <table:table-cell office:value-type="float" office:value="946.2473" table:style-name="ce2">
            <text:p>946.2473</text:p>
          </table:table-cell>
          <table:table-cell table:number-columns-repeated="16382"/>
        </table:table-row>
        <table:table-row table:style-name="ro1">
          <table:table-cell office:value-type="float" office:value="7.7039999999999997" table:style-name="ce2">
            <text:p>7.704</text:p>
          </table:table-cell>
          <table:table-cell office:value-type="float" office:value="947.68726000000004" table:style-name="ce2">
            <text:p>947.68726</text:p>
          </table:table-cell>
          <table:table-cell table:number-columns-repeated="16382"/>
        </table:table-row>
        <table:table-row table:style-name="ro1">
          <table:table-cell office:value-type="float" office:value="7.7279999999999998" table:style-name="ce2">
            <text:p>7.728</text:p>
          </table:table-cell>
          <table:table-cell office:value-type="float" office:value="949.12720000000002" table:style-name="ce2">
            <text:p>949.1272</text:p>
          </table:table-cell>
          <table:table-cell table:number-columns-repeated="16382"/>
        </table:table-row>
        <table:table-row table:style-name="ro1">
          <table:table-cell office:value-type="float" office:value="7.7519999999999998" table:style-name="ce2">
            <text:p>7.752</text:p>
          </table:table-cell>
          <table:table-cell office:value-type="float" office:value="950.56713999999999" table:style-name="ce2">
            <text:p>950.56714</text:p>
          </table:table-cell>
          <table:table-cell table:number-columns-repeated="16382"/>
        </table:table-row>
        <table:table-row table:style-name="ro1">
          <table:table-cell office:value-type="float" office:value="7.7759999999999998" table:style-name="ce2">
            <text:p>7.776</text:p>
          </table:table-cell>
          <table:table-cell office:value-type="float" office:value="952.00710000000004" table:style-name="ce2">
            <text:p>952.0071</text:p>
          </table:table-cell>
          <table:table-cell table:number-columns-repeated="16382"/>
        </table:table-row>
        <table:table-row table:style-name="ro1">
          <table:table-cell office:value-type="float" office:value="7.8" table:style-name="ce2">
            <text:p>7.8</text:p>
          </table:table-cell>
          <table:table-cell office:value-type="float" office:value="953.447" table:style-name="ce2">
            <text:p>953.447</text:p>
          </table:table-cell>
          <table:table-cell table:number-columns-repeated="16382"/>
        </table:table-row>
        <table:table-row table:style-name="ro1">
          <table:table-cell office:value-type="float" office:value="7.8239999999999998" table:style-name="ce2">
            <text:p>7.824</text:p>
          </table:table-cell>
          <table:table-cell office:value-type="float" office:value="976.74976000000004" table:style-name="ce2">
            <text:p>976.74976</text:p>
          </table:table-cell>
          <table:table-cell table:number-columns-repeated="16382"/>
        </table:table-row>
        <table:table-row table:style-name="ro1">
          <table:table-cell office:value-type="float" office:value="7.8479999999999999" table:style-name="ce2">
            <text:p>7.848</text:p>
          </table:table-cell>
          <table:table-cell office:value-type="float" office:value="1000.0525" table:style-name="ce2">
            <text:p>1000.0525</text:p>
          </table:table-cell>
          <table:table-cell table:number-columns-repeated="16382"/>
        </table:table-row>
        <table:table-row table:style-name="ro1">
          <table:table-cell office:value-type="float" office:value="7.8719999999999999" table:style-name="ce2">
            <text:p>7.872</text:p>
          </table:table-cell>
          <table:table-cell office:value-type="float" office:value="1022.63525" table:style-name="ce2">
            <text:p>1022.63525</text:p>
          </table:table-cell>
          <table:table-cell table:number-columns-repeated="16382"/>
        </table:table-row>
        <table:table-row table:style-name="ro1">
          <table:table-cell office:value-type="float" office:value="7.8959999999999999" table:style-name="ce2">
            <text:p>7.896</text:p>
          </table:table-cell>
          <table:table-cell office:value-type="float" office:value="1069.2407000000001" table:style-name="ce2">
            <text:p>1069.2407</text:p>
          </table:table-cell>
          <table:table-cell table:number-columns-repeated="16382"/>
        </table:table-row>
        <table:table-row table:style-name="ro1">
          <table:table-cell office:value-type="float" office:value="7.92" table:style-name="ce2">
            <text:p>7.92</text:p>
          </table:table-cell>
          <table:table-cell office:value-type="float" office:value="1114.4063000000001" table:style-name="ce2">
            <text:p>1114.4063</text:p>
          </table:table-cell>
          <table:table-cell table:number-columns-repeated="16382"/>
        </table:table-row>
        <table:table-row table:style-name="ro1">
          <table:table-cell office:value-type="float" office:value="7.9440001999999996" table:style-name="ce2">
            <text:p>7.9440002</text:p>
          </table:table-cell>
          <table:table-cell office:value-type="float" office:value="1159.5717999999999" table:style-name="ce2">
            <text:p>1159.5718</text:p>
          </table:table-cell>
          <table:table-cell table:number-columns-repeated="16382"/>
        </table:table-row>
        <table:table-row table:style-name="ro1">
          <table:table-cell office:value-type="float" office:value="7.968" table:style-name="ce2">
            <text:p>7.968</text:p>
          </table:table-cell>
          <table:table-cell office:value-type="float" office:value="1204.7373" table:style-name="ce2">
            <text:p>1204.7373</text:p>
          </table:table-cell>
          <table:table-cell table:number-columns-repeated="16382"/>
        </table:table-row>
        <table:table-row table:style-name="ro1">
          <table:table-cell office:value-type="float" office:value="7.992" table:style-name="ce2">
            <text:p>7.992</text:p>
          </table:table-cell>
          <table:table-cell office:value-type="float" office:value="1227.3200999999999" table:style-name="ce2">
            <text:p>1227.3201</text:p>
          </table:table-cell>
          <table:table-cell table:number-columns-repeated="16382"/>
        </table:table-row>
        <table:table-row table:style-name="ro1">
          <table:table-cell office:value-type="float" office:value="8.016" table:style-name="ce2">
            <text:p>8.016</text:p>
          </table:table-cell>
          <table:table-cell office:value-type="float" office:value="1250.6228000000001" table:style-name="ce2">
            <text:p>1250.6228</text:p>
          </table:table-cell>
          <table:table-cell table:number-columns-repeated="16382"/>
        </table:table-row>
        <table:table-row table:style-name="ro1">
          <table:table-cell office:value-type="float" office:value="8.0399999999999991" table:style-name="ce2">
            <text:p>8.04</text:p>
          </table:table-cell>
          <table:table-cell office:value-type="float" office:value="1273.9255000000001" table:style-name="ce2">
            <text:p>1273.9255</text:p>
          </table:table-cell>
          <table:table-cell table:number-columns-repeated="16382"/>
        </table:table-row>
        <table:table-row table:style-name="ro1">
          <table:table-cell office:value-type="float" office:value="8.0640000000000001" table:style-name="ce2">
            <text:p>8.064</text:p>
          </table:table-cell>
          <table:table-cell office:value-type="float" office:value="1297.2283" table:style-name="ce2">
            <text:p>1297.2283</text:p>
          </table:table-cell>
          <table:table-cell table:number-columns-repeated="16382"/>
        </table:table-row>
        <table:table-row table:style-name="ro1">
          <table:table-cell office:value-type="float" office:value="8.0879999999999992" table:style-name="ce2">
            <text:p>8.088</text:p>
          </table:table-cell>
          <table:table-cell office:value-type="float" office:value="1342.3938000000001" table:style-name="ce2">
            <text:p>1342.3938</text:p>
          </table:table-cell>
          <table:table-cell table:number-columns-repeated="16382"/>
        </table:table-row>
        <table:table-row table:style-name="ro1">
          <table:table-cell office:value-type="float" office:value="8.1120000000000001" table:style-name="ce2">
            <text:p>8.112</text:p>
          </table:table-cell>
          <table:table-cell office:value-type="float" office:value="1387.5592999999999" table:style-name="ce2">
            <text:p>1387.5593</text:p>
          </table:table-cell>
          <table:table-cell table:number-columns-repeated="16382"/>
        </table:table-row>
        <table:table-row table:style-name="ro1">
          <table:table-cell office:value-type="float" office:value="8.1359999999999992" table:style-name="ce2">
            <text:p>8.136</text:p>
          </table:table-cell>
          <table:table-cell office:value-type="float" office:value="1410.8620000000001" table:style-name="ce2">
            <text:p>1410.862</text:p>
          </table:table-cell>
          <table:table-cell table:number-columns-repeated="16382"/>
        </table:table-row>
        <table:table-row table:style-name="ro1">
          <table:table-cell office:value-type="float" office:value="8.16" table:style-name="ce2">
            <text:p>8.16</text:p>
          </table:table-cell>
          <table:table-cell office:value-type="float" office:value="1456.0275999999999" table:style-name="ce2">
            <text:p>1456.0276</text:p>
          </table:table-cell>
          <table:table-cell table:number-columns-repeated="16382"/>
        </table:table-row>
        <table:table-row table:style-name="ro1">
          <table:table-cell office:value-type="float" office:value="8.1839999999999993" table:style-name="ce2">
            <text:p>8.184</text:p>
          </table:table-cell>
          <table:table-cell office:value-type="float" office:value="1500.4730999999999" table:style-name="ce2">
            <text:p>1500.4731</text:p>
          </table:table-cell>
          <table:table-cell table:number-columns-repeated="16382"/>
        </table:table-row>
        <table:table-row table:style-name="ro1">
          <table:table-cell office:value-type="float" office:value="8.2080000000000002" table:style-name="ce2">
            <text:p>8.208</text:p>
          </table:table-cell>
          <table:table-cell office:value-type="float" office:value="1544.9186999999999" table:style-name="ce2">
            <text:p>1544.9187</text:p>
          </table:table-cell>
          <table:table-cell table:number-columns-repeated="16382"/>
        </table:table-row>
        <table:table-row table:style-name="ro1">
          <table:table-cell office:value-type="float" office:value="8.2319999999999993" table:style-name="ce2">
            <text:p>8.232</text:p>
          </table:table-cell>
          <table:table-cell office:value-type="float" office:value="1589.3643" table:style-name="ce2">
            <text:p>1589.3643</text:p>
          </table:table-cell>
          <table:table-cell table:number-columns-repeated="16382"/>
        </table:table-row>
        <table:table-row table:style-name="ro1">
          <table:table-cell office:value-type="float" office:value="8.2560005000000007" table:style-name="ce2">
            <text:p>8.2560005</text:p>
          </table:table-cell>
          <table:table-cell office:value-type="float" office:value="1633.8098" table:style-name="ce2">
            <text:p>1633.8098</text:p>
          </table:table-cell>
          <table:table-cell table:number-columns-repeated="16382"/>
        </table:table-row>
        <table:table-row table:style-name="ro1">
          <table:table-cell office:value-type="float" office:value="8.2799999999999994" table:style-name="ce2">
            <text:p>8.28</text:p>
          </table:table-cell>
          <table:table-cell office:value-type="float" office:value="1678.2554" table:style-name="ce2">
            <text:p>1678.2554</text:p>
          </table:table-cell>
          <table:table-cell table:number-columns-repeated="16382"/>
        </table:table-row>
        <table:table-row table:style-name="ro1">
          <table:table-cell office:value-type="float" office:value="8.3040000000000003" table:style-name="ce2">
            <text:p>8.304</text:p>
          </table:table-cell>
          <table:table-cell office:value-type="float" office:value="1722.7009" table:style-name="ce2">
            <text:p>1722.7009</text:p>
          </table:table-cell>
          <table:table-cell table:number-columns-repeated="16382"/>
        </table:table-row>
        <table:table-row table:style-name="ro1">
          <table:table-cell office:value-type="float" office:value="8.3279999999999994" table:style-name="ce2">
            <text:p>8.328</text:p>
          </table:table-cell>
          <table:table-cell office:value-type="float" office:value="1745.2837" table:style-name="ce2">
            <text:p>1745.2837</text:p>
          </table:table-cell>
          <table:table-cell table:number-columns-repeated="16382"/>
        </table:table-row>
        <table:table-row table:style-name="ro1">
          <table:table-cell office:value-type="float" office:value="8.3520000000000003" table:style-name="ce2">
            <text:p>8.352</text:p>
          </table:table-cell>
          <table:table-cell office:value-type="float" office:value="1767.8665000000001" table:style-name="ce2">
            <text:p>1767.8665</text:p>
          </table:table-cell>
          <table:table-cell table:number-columns-repeated="16382"/>
        </table:table-row>
        <table:table-row table:style-name="ro1">
          <table:table-cell office:value-type="float" office:value="8.3759999999999994" table:style-name="ce2">
            <text:p>8.376</text:p>
          </table:table-cell>
          <table:table-cell office:value-type="float" office:value="1790.4492" table:style-name="ce2">
            <text:p>1790.4492</text:p>
          </table:table-cell>
          <table:table-cell table:number-columns-repeated="16382"/>
        </table:table-row>
        <table:table-row table:style-name="ro1">
          <table:table-cell office:value-type="float" office:value="8.4" table:style-name="ce2">
            <text:p>8.4</text:p>
          </table:table-cell>
          <table:table-cell office:value-type="float" office:value="1812.3119999999999" table:style-name="ce2">
            <text:p>1812.312</text:p>
          </table:table-cell>
          <table:table-cell table:number-columns-repeated="16382"/>
        </table:table-row>
        <table:table-row table:style-name="ro1">
          <table:table-cell office:value-type="float" office:value="8.4239999999999995" table:style-name="ce2">
            <text:p>8.424</text:p>
          </table:table-cell>
          <table:table-cell office:value-type="float" office:value="1834.8948" table:style-name="ce2">
            <text:p>1834.8948</text:p>
          </table:table-cell>
          <table:table-cell table:number-columns-repeated="16382"/>
        </table:table-row>
        <table:table-row table:style-name="ro1">
          <table:table-cell office:value-type="float" office:value="8.4480000000000004" table:style-name="ce2">
            <text:p>8.448</text:p>
          </table:table-cell>
          <table:table-cell office:value-type="float" office:value="1835.6147000000001" table:style-name="ce2">
            <text:p>1835.6147</text:p>
          </table:table-cell>
          <table:table-cell table:number-columns-repeated="16382"/>
        </table:table-row>
        <table:table-row table:style-name="ro1">
          <table:table-cell office:value-type="float" office:value="8.4719999999999995" table:style-name="ce2">
            <text:p>8.472</text:p>
          </table:table-cell>
          <table:table-cell office:value-type="float" office:value="1836.3347000000001" table:style-name="ce2">
            <text:p>1836.3347</text:p>
          </table:table-cell>
          <table:table-cell table:number-columns-repeated="16382"/>
        </table:table-row>
        <table:table-row table:style-name="ro1">
          <table:table-cell office:value-type="float" office:value="8.4960000000000004" table:style-name="ce2">
            <text:p>8.496</text:p>
          </table:table-cell>
          <table:table-cell office:value-type="float" office:value="1858.9175" table:style-name="ce2">
            <text:p>1858.9175</text:p>
          </table:table-cell>
          <table:table-cell table:number-columns-repeated="16382"/>
        </table:table-row>
        <table:table-row table:style-name="ro1">
          <table:table-cell office:value-type="float" office:value="8.52" table:style-name="ce2">
            <text:p>8.52</text:p>
          </table:table-cell>
          <table:table-cell office:value-type="float" office:value="1882.2202" table:style-name="ce2">
            <text:p>1882.2202</text:p>
          </table:table-cell>
          <table:table-cell table:number-columns-repeated="16382"/>
        </table:table-row>
        <table:table-row table:style-name="ro1">
          <table:table-cell office:value-type="float" office:value="8.5440000000000005" table:style-name="ce2">
            <text:p>8.544</text:p>
          </table:table-cell>
          <table:table-cell office:value-type="float" office:value="1905.5229999999999" table:style-name="ce2">
            <text:p>1905.523</text:p>
          </table:table-cell>
          <table:table-cell table:number-columns-repeated="16382"/>
        </table:table-row>
        <table:table-row table:style-name="ro1">
          <table:table-cell office:value-type="float" office:value="8.5679999999999996" table:style-name="ce2">
            <text:p>8.568</text:p>
          </table:table-cell>
          <table:table-cell office:value-type="float" office:value="1929.5456999999999" table:style-name="ce2">
            <text:p>1929.5457</text:p>
          </table:table-cell>
          <table:table-cell table:number-columns-repeated="16382"/>
        </table:table-row>
        <table:table-row table:style-name="ro1">
          <table:table-cell office:value-type="float" office:value="8.5920000000000005" table:style-name="ce2">
            <text:p>8.592</text:p>
          </table:table-cell>
          <table:table-cell office:value-type="float" office:value="1953.5684000000001" table:style-name="ce2">
            <text:p>1953.5684</text:p>
          </table:table-cell>
          <table:table-cell table:number-columns-repeated="16382"/>
        </table:table-row>
        <table:table-row table:style-name="ro1">
          <table:table-cell office:value-type="float" office:value="8.6159999999999997" table:style-name="ce2">
            <text:p>8.616</text:p>
          </table:table-cell>
          <table:table-cell office:value-type="float" office:value="1977.5911000000001" table:style-name="ce2">
            <text:p>1977.5911</text:p>
          </table:table-cell>
          <table:table-cell table:number-columns-repeated="16382"/>
        </table:table-row>
        <table:table-row table:style-name="ro1">
          <table:table-cell office:value-type="float" office:value="8.64" table:style-name="ce2">
            <text:p>8.64</text:p>
          </table:table-cell>
          <table:table-cell office:value-type="float" office:value="2001.6138000000001" table:style-name="ce2">
            <text:p>2001.6138</text:p>
          </table:table-cell>
          <table:table-cell table:number-columns-repeated="16382"/>
        </table:table-row>
        <table:table-row table:style-name="ro1">
          <table:table-cell office:value-type="float" office:value="8.6640005000000002" table:style-name="ce2">
            <text:p>8.6640005</text:p>
          </table:table-cell>
          <table:table-cell office:value-type="float" office:value="2026.3563999999999" table:style-name="ce2">
            <text:p>2026.3564</text:p>
          </table:table-cell>
          <table:table-cell table:number-columns-repeated="16382"/>
        </table:table-row>
        <table:table-row table:style-name="ro1">
          <table:table-cell office:value-type="float" office:value="8.6880000000000006" table:style-name="ce2">
            <text:p>8.688</text:p>
          </table:table-cell>
          <table:table-cell office:value-type="float" office:value="2051.0990000000002" table:style-name="ce2">
            <text:p>2051.099</text:p>
          </table:table-cell>
          <table:table-cell table:number-columns-repeated="16382"/>
        </table:table-row>
        <table:table-row table:style-name="ro1">
          <table:table-cell office:value-type="float" office:value="8.7119999999999997" table:style-name="ce2">
            <text:p>8.712</text:p>
          </table:table-cell>
          <table:table-cell office:value-type="float" office:value="2075.1217999999999" table:style-name="ce2">
            <text:p>2075.1218</text:p>
          </table:table-cell>
          <table:table-cell table:number-columns-repeated="16382"/>
        </table:table-row>
        <table:table-row table:style-name="ro1">
          <table:table-cell office:value-type="float" office:value="8.7360000000000007" table:style-name="ce2">
            <text:p>8.736</text:p>
          </table:table-cell>
          <table:table-cell office:value-type="float" office:value="2099.1444999999999" table:style-name="ce2">
            <text:p>2099.1445</text:p>
          </table:table-cell>
          <table:table-cell table:number-columns-repeated="16382"/>
        </table:table-row>
        <table:table-row table:style-name="ro1">
          <table:table-cell office:value-type="float" office:value="8.76" table:style-name="ce2">
            <text:p>8.76</text:p>
          </table:table-cell>
          <table:table-cell office:value-type="float" office:value="2123.1671999999999" table:style-name="ce2">
            <text:p>2123.1672</text:p>
          </table:table-cell>
          <table:table-cell table:number-columns-repeated="16382"/>
        </table:table-row>
        <table:table-row table:style-name="ro1">
          <table:table-cell office:value-type="float" office:value="8.7840000000000007" table:style-name="ce2">
            <text:p>8.784</text:p>
          </table:table-cell>
          <table:table-cell office:value-type="float" office:value="2147.19" table:style-name="ce2">
            <text:p>2147.19</text:p>
          </table:table-cell>
          <table:table-cell table:number-columns-repeated="16382"/>
        </table:table-row>
        <table:table-row table:style-name="ro1">
          <table:table-cell office:value-type="float" office:value="8.8079999999999998" table:style-name="ce2">
            <text:p>8.808</text:p>
          </table:table-cell>
          <table:table-cell office:value-type="float" office:value="2171.2125999999998" table:style-name="ce2">
            <text:p>2171.2126</text:p>
          </table:table-cell>
          <table:table-cell table:number-columns-repeated="16382"/>
        </table:table-row>
        <table:table-row table:style-name="ro1">
          <table:table-cell office:value-type="float" office:value="8.8320000000000007" table:style-name="ce2">
            <text:p>8.832</text:p>
          </table:table-cell>
          <table:table-cell office:value-type="float" office:value="2195.2354" table:style-name="ce2">
            <text:p>2195.2354</text:p>
          </table:table-cell>
          <table:table-cell table:number-columns-repeated="16382"/>
        </table:table-row>
        <table:table-row table:style-name="ro1">
          <table:table-cell office:value-type="float" office:value="8.8559999999999999" table:style-name="ce2">
            <text:p>8.856</text:p>
          </table:table-cell>
          <table:table-cell office:value-type="float" office:value="2219.2579999999998" table:style-name="ce2">
            <text:p>2219.258</text:p>
          </table:table-cell>
          <table:table-cell table:number-columns-repeated="16382"/>
        </table:table-row>
        <table:table-row table:style-name="ro1">
          <table:table-cell office:value-type="float" office:value="8.8800000000000008" table:style-name="ce2">
            <text:p>8.88</text:p>
          </table:table-cell>
          <table:table-cell office:value-type="float" office:value="2265.1435999999999" table:style-name="ce2">
            <text:p>2265.1436</text:p>
          </table:table-cell>
          <table:table-cell table:number-columns-repeated="16382"/>
        </table:table-row>
        <table:table-row table:style-name="ro1">
          <table:table-cell office:value-type="float" office:value="8.9039999999999999" table:style-name="ce2">
            <text:p>8.904</text:p>
          </table:table-cell>
          <table:table-cell office:value-type="float" office:value="2311.029" table:style-name="ce2">
            <text:p>2311.029</text:p>
          </table:table-cell>
          <table:table-cell table:number-columns-repeated="16382"/>
        </table:table-row>
        <table:table-row table:style-name="ro1">
          <table:table-cell office:value-type="float" office:value="8.9280000000000008" table:style-name="ce2">
            <text:p>8.928</text:p>
          </table:table-cell>
          <table:table-cell office:value-type="float" office:value="2356.1945999999998" table:style-name="ce2">
            <text:p>2356.1946</text:p>
          </table:table-cell>
          <table:table-cell table:number-columns-repeated="16382"/>
        </table:table-row>
        <table:table-row table:style-name="ro1">
          <table:table-cell office:value-type="float" office:value="8.952" table:style-name="ce2">
            <text:p>8.952</text:p>
          </table:table-cell>
          <table:table-cell office:value-type="float" office:value="2401.36" table:style-name="ce2">
            <text:p>2401.36</text:p>
          </table:table-cell>
          <table:table-cell table:number-columns-repeated="16382"/>
        </table:table-row>
        <table:table-row table:style-name="ro1">
          <table:table-cell office:value-type="float" office:value="8.9760000000000009" table:style-name="ce2">
            <text:p>8.976</text:p>
          </table:table-cell>
          <table:table-cell office:value-type="float" office:value="2446.5255999999999" table:style-name="ce2">
            <text:p>2446.5256</text:p>
          </table:table-cell>
          <table:table-cell table:number-columns-repeated="16382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2491.6912000000002" table:style-name="ce2">
            <text:p>2491.6912</text:p>
          </table:table-cell>
          <table:table-cell table:number-columns-repeated="16382"/>
        </table:table-row>
        <table:table-row table:style-name="ro1">
          <table:table-cell office:value-type="float" office:value="9.0239999999999991" table:style-name="ce2">
            <text:p>9.024</text:p>
          </table:table-cell>
          <table:table-cell office:value-type="float" office:value="2536.8566999999998" table:style-name="ce2">
            <text:p>2536.8567</text:p>
          </table:table-cell>
          <table:table-cell table:number-columns-repeated="16382"/>
        </table:table-row>
        <table:table-row table:style-name="ro1">
          <table:table-cell office:value-type="float" office:value="9.048" table:style-name="ce2">
            <text:p>9.048</text:p>
          </table:table-cell>
          <table:table-cell office:value-type="float" office:value="2582.0221999999999" table:style-name="ce2">
            <text:p>2582.0222</text:p>
          </table:table-cell>
          <table:table-cell table:number-columns-repeated="16382"/>
        </table:table-row>
        <table:table-row table:style-name="ro1">
          <table:table-cell office:value-type="float" office:value="9.0720004999999997" table:style-name="ce2">
            <text:p>9.0720005</text:p>
          </table:table-cell>
          <table:table-cell office:value-type="float" office:value="2627.1876999999999" table:style-name="ce2">
            <text:p>2627.1877</text:p>
          </table:table-cell>
          <table:table-cell table:number-columns-repeated="16382"/>
        </table:table-row>
        <table:table-row table:style-name="ro1">
          <table:table-cell office:value-type="float" office:value="9.0960000000000001" table:style-name="ce2">
            <text:p>9.096</text:p>
          </table:table-cell>
          <table:table-cell office:value-type="float" office:value="2651.2103999999999" table:style-name="ce2">
            <text:p>2651.2104</text:p>
          </table:table-cell>
          <table:table-cell table:number-columns-repeated="16382"/>
        </table:table-row>
        <table:table-row table:style-name="ro1">
          <table:table-cell office:value-type="float" office:value="9.1199999999999992" table:style-name="ce2">
            <text:p>9.12</text:p>
          </table:table-cell>
          <table:table-cell office:value-type="float" office:value="2653.3703999999998" table:style-name="ce2">
            <text:p>2653.3704</text:p>
          </table:table-cell>
          <table:table-cell table:number-columns-repeated="16382"/>
        </table:table-row>
        <table:table-row table:style-name="ro1">
          <table:table-cell office:value-type="float" office:value="9.1440000000000001" table:style-name="ce2">
            <text:p>9.144</text:p>
          </table:table-cell>
          <table:table-cell office:value-type="float" office:value="2655.5302999999999" table:style-name="ce2">
            <text:p>2655.5303</text:p>
          </table:table-cell>
          <table:table-cell table:number-columns-repeated="16382"/>
        </table:table-row>
        <table:table-row table:style-name="ro1">
          <table:table-cell office:value-type="float" office:value="9.1679999999999993" table:style-name="ce2">
            <text:p>9.168</text:p>
          </table:table-cell>
          <table:table-cell office:value-type="float" office:value="2657.6902" table:style-name="ce2">
            <text:p>2657.6902</text:p>
          </table:table-cell>
          <table:table-cell table:number-columns-repeated="16382"/>
        </table:table-row>
        <table:table-row table:style-name="ro1">
          <table:table-cell office:value-type="float" office:value="9.1920000000000002" table:style-name="ce2">
            <text:p>9.192</text:p>
          </table:table-cell>
          <table:table-cell office:value-type="float" office:value="2659.85" table:style-name="ce2">
            <text:p>2659.85</text:p>
          </table:table-cell>
          <table:table-cell table:number-columns-repeated="16382"/>
        </table:table-row>
        <table:table-row table:style-name="ro1">
          <table:table-cell office:value-type="float" office:value="9.2159999999999993" table:style-name="ce2">
            <text:p>9.216</text:p>
          </table:table-cell>
          <table:table-cell office:value-type="float" office:value="2662.01" table:style-name="ce2">
            <text:p>2662.01</text:p>
          </table:table-cell>
          <table:table-cell table:number-columns-repeated="16382"/>
        </table:table-row>
        <table:table-row table:style-name="ro1">
          <table:table-cell office:value-type="float" office:value="9.24" table:style-name="ce2">
            <text:p>9.24</text:p>
          </table:table-cell>
          <table:table-cell office:value-type="float" office:value="2664.17" table:style-name="ce2">
            <text:p>2664.17</text:p>
          </table:table-cell>
          <table:table-cell table:number-columns-repeated="16382"/>
        </table:table-row>
        <table:table-row table:style-name="ro1">
          <table:table-cell office:value-type="float" office:value="9.2639999999999993" table:style-name="ce2">
            <text:p>9.264</text:p>
          </table:table-cell>
          <table:table-cell office:value-type="float" office:value="2667.0497999999998" table:style-name="ce2">
            <text:p>2667.0498</text:p>
          </table:table-cell>
          <table:table-cell table:number-columns-repeated="16382"/>
        </table:table-row>
        <table:table-row table:style-name="ro1">
          <table:table-cell office:value-type="float" office:value="9.2880000000000003" table:style-name="ce2">
            <text:p>9.288</text:p>
          </table:table-cell>
          <table:table-cell office:value-type="float" office:value="2669.9297000000001" table:style-name="ce2">
            <text:p>2669.9297</text:p>
          </table:table-cell>
          <table:table-cell table:number-columns-repeated="16382"/>
        </table:table-row>
        <table:table-row table:style-name="ro1">
          <table:table-cell office:value-type="float" office:value="9.3119999999999994" table:style-name="ce2">
            <text:p>9.312</text:p>
          </table:table-cell>
          <table:table-cell office:value-type="float" office:value="2673.5295000000001" table:style-name="ce2">
            <text:p>2673.5295</text:p>
          </table:table-cell>
          <table:table-cell table:number-columns-repeated="16382"/>
        </table:table-row>
        <table:table-row table:style-name="ro1">
          <table:table-cell office:value-type="float" office:value="9.3360000000000003" table:style-name="ce2">
            <text:p>9.336</text:p>
          </table:table-cell>
          <table:table-cell office:value-type="float" office:value="2677.1293999999998" table:style-name="ce2">
            <text:p>2677.1294</text:p>
          </table:table-cell>
          <table:table-cell table:number-columns-repeated="16382"/>
        </table:table-row>
        <table:table-row table:style-name="ro1">
          <table:table-cell office:value-type="float" office:value="9.36" table:style-name="ce2">
            <text:p>9.36</text:p>
          </table:table-cell>
          <table:table-cell office:value-type="float" office:value="2680.0093000000002" table:style-name="ce2">
            <text:p>2680.0093</text:p>
          </table:table-cell>
          <table:table-cell table:number-columns-repeated="16382"/>
        </table:table-row>
        <table:table-row table:style-name="ro1">
          <table:table-cell office:value-type="float" office:value="9.3840000000000003" table:style-name="ce2">
            <text:p>9.384</text:p>
          </table:table-cell>
          <table:table-cell office:value-type="float" office:value="2682.1691999999998" table:style-name="ce2">
            <text:p>2682.1692</text:p>
          </table:table-cell>
          <table:table-cell table:number-columns-repeated="16382"/>
        </table:table-row>
        <table:table-row table:style-name="ro1">
          <table:table-cell office:value-type="float" office:value="9.4079999999999995" table:style-name="ce2">
            <text:p>9.408</text:p>
          </table:table-cell>
          <table:table-cell office:value-type="float" office:value="2684.3290000000002" table:style-name="ce2">
            <text:p>2684.329</text:p>
          </table:table-cell>
          <table:table-cell table:number-columns-repeated="16382"/>
        </table:table-row>
        <table:table-row table:style-name="ro1">
          <table:table-cell office:value-type="float" office:value="9.4320000000000004" table:style-name="ce2">
            <text:p>9.432</text:p>
          </table:table-cell>
          <table:table-cell office:value-type="float" office:value="2686.489" table:style-name="ce2">
            <text:p>2686.489</text:p>
          </table:table-cell>
          <table:table-cell table:number-columns-repeated="16382"/>
        </table:table-row>
        <table:table-row table:style-name="ro1">
          <table:table-cell office:value-type="float" office:value="9.4559999999999995" table:style-name="ce2">
            <text:p>9.456</text:p>
          </table:table-cell>
          <table:table-cell office:value-type="float" office:value="2688.6489999999999" table:style-name="ce2">
            <text:p>2688.649</text:p>
          </table:table-cell>
          <table:table-cell table:number-columns-repeated="16382"/>
        </table:table-row>
        <table:table-row table:style-name="ro1">
          <table:table-cell office:value-type="float" office:value="9.4800004999999992" table:style-name="ce2">
            <text:p>9.4800005</text:p>
          </table:table-cell>
          <table:table-cell office:value-type="float" office:value="2690.8087999999998" table:style-name="ce2">
            <text:p>2690.8088</text:p>
          </table:table-cell>
          <table:table-cell table:number-columns-repeated="16382"/>
        </table:table-row>
        <table:table-row table:style-name="ro1">
          <table:table-cell office:value-type="float" office:value="9.5039999999999996" table:style-name="ce2">
            <text:p>9.504</text:p>
          </table:table-cell>
          <table:table-cell office:value-type="float" office:value="2692.9688000000001" table:style-name="ce2">
            <text:p>2692.9688</text:p>
          </table:table-cell>
          <table:table-cell table:number-columns-repeated="16382"/>
        </table:table-row>
        <table:table-row table:style-name="ro1">
          <table:table-cell office:value-type="float" office:value="9.5280000000000005" table:style-name="ce2">
            <text:p>9.528</text:p>
          </table:table-cell>
          <table:table-cell office:value-type="float" office:value="2695.1287000000002" table:style-name="ce2">
            <text:p>2695.1287</text:p>
          </table:table-cell>
          <table:table-cell table:number-columns-repeated="16382"/>
        </table:table-row>
        <table:table-row table:style-name="ro1">
          <table:table-cell office:value-type="float" office:value="9.5519999999999996" table:style-name="ce2">
            <text:p>9.552</text:p>
          </table:table-cell>
          <table:table-cell office:value-type="float" office:value="2719.1514000000002" table:style-name="ce2">
            <text:p>2719.1514</text:p>
          </table:table-cell>
          <table:table-cell table:number-columns-repeated="16382"/>
        </table:table-row>
        <table:table-row table:style-name="ro1">
          <table:table-cell office:value-type="float" office:value="9.5760000000000005" table:style-name="ce2">
            <text:p>9.576</text:p>
          </table:table-cell>
          <table:table-cell office:value-type="float" office:value="2743.174" table:style-name="ce2">
            <text:p>2743.174</text:p>
          </table:table-cell>
          <table:table-cell table:number-columns-repeated="16382"/>
        </table:table-row>
        <table:table-row table:style-name="ro1">
          <table:table-cell office:value-type="float" office:value="9.6" table:style-name="ce2">
            <text:p>9.6</text:p>
          </table:table-cell>
          <table:table-cell office:value-type="float" office:value="2767.1968000000002" table:style-name="ce2">
            <text:p>2767.1968</text:p>
          </table:table-cell>
          <table:table-cell table:number-columns-repeated="16382"/>
        </table:table-row>
        <table:table-row table:style-name="ro1">
          <table:table-cell office:value-type="float" office:value="9.6240009999999998" table:style-name="ce2">
            <text:p>9.624001</text:p>
          </table:table-cell>
          <table:table-cell office:value-type="float" office:value="2791.2195000000002" table:style-name="ce2">
            <text:p>2791.2195</text:p>
          </table:table-cell>
          <table:table-cell table:number-columns-repeated="16382"/>
        </table:table-row>
        <table:table-row table:style-name="ro1">
          <table:table-cell office:value-type="float" office:value="9.6479999999999997" table:style-name="ce2">
            <text:p>9.648</text:p>
          </table:table-cell>
          <table:table-cell office:value-type="float" office:value="2793.3793999999998" table:style-name="ce2">
            <text:p>2793.3794</text:p>
          </table:table-cell>
          <table:table-cell table:number-columns-repeated="16382"/>
        </table:table-row>
        <table:table-row table:style-name="ro1">
          <table:table-cell office:value-type="float" office:value="9.6720000000000006" table:style-name="ce2">
            <text:p>9.672</text:p>
          </table:table-cell>
          <table:table-cell office:value-type="float" office:value="2795.5392999999999" table:style-name="ce2">
            <text:p>2795.5393</text:p>
          </table:table-cell>
          <table:table-cell table:number-columns-repeated="16382"/>
        </table:table-row>
        <table:table-row table:style-name="ro1">
          <table:table-cell office:value-type="float" office:value="9.6959999999999997" table:style-name="ce2">
            <text:p>9.696</text:p>
          </table:table-cell>
          <table:table-cell office:value-type="float" office:value="2797.6992" table:style-name="ce2">
            <text:p>2797.6992</text:p>
          </table:table-cell>
          <table:table-cell table:number-columns-repeated="16382"/>
        </table:table-row>
        <table:table-row table:style-name="ro1">
          <table:table-cell office:value-type="float" office:value="9.7200000000000006" table:style-name="ce2">
            <text:p>9.72</text:p>
          </table:table-cell>
          <table:table-cell office:value-type="float" office:value="2821.7220000000002" table:style-name="ce2">
            <text:p>2821.722</text:p>
          </table:table-cell>
          <table:table-cell table:number-columns-repeated="16382"/>
        </table:table-row>
        <table:table-row table:style-name="ro1">
          <table:table-cell office:value-type="float" office:value="9.7439999999999998" table:style-name="ce2">
            <text:p>9.744</text:p>
          </table:table-cell>
          <table:table-cell office:value-type="float" office:value="2845.7446" table:style-name="ce2">
            <text:p>2845.7446</text:p>
          </table:table-cell>
          <table:table-cell table:number-columns-repeated="16382"/>
        </table:table-row>
        <table:table-row table:style-name="ro1">
          <table:table-cell office:value-type="float" office:value="9.7680000000000007" table:style-name="ce2">
            <text:p>9.768</text:p>
          </table:table-cell>
          <table:table-cell office:value-type="float" office:value="2869.7673" table:style-name="ce2">
            <text:p>2869.7673</text:p>
          </table:table-cell>
          <table:table-cell table:number-columns-repeated="16382"/>
        </table:table-row>
        <table:table-row table:style-name="ro1">
          <table:table-cell office:value-type="float" office:value="9.7919999999999998" table:style-name="ce2">
            <text:p>9.792</text:p>
          </table:table-cell>
          <table:table-cell office:value-type="float" office:value="2893.07" table:style-name="ce2">
            <text:p>2893.07</text:p>
          </table:table-cell>
          <table:table-cell table:number-columns-repeated="16382"/>
        </table:table-row>
        <table:table-row table:style-name="ro1">
          <table:table-cell office:value-type="float" office:value="9.8160000000000007" table:style-name="ce2">
            <text:p>9.816</text:p>
          </table:table-cell>
          <table:table-cell office:value-type="float" office:value="2915.6527999999998" table:style-name="ce2">
            <text:p>2915.6528</text:p>
          </table:table-cell>
          <table:table-cell table:number-columns-repeated="16382"/>
        </table:table-row>
        <table:table-row table:style-name="ro1">
          <table:table-cell office:value-type="float" office:value="9.84" table:style-name="ce2">
            <text:p>9.84</text:p>
          </table:table-cell>
          <table:table-cell office:value-type="float" office:value="2938.2356" table:style-name="ce2">
            <text:p>2938.2356</text:p>
          </table:table-cell>
          <table:table-cell table:number-columns-repeated="16382"/>
        </table:table-row>
        <table:table-row table:style-name="ro1">
          <table:table-cell office:value-type="float" office:value="9.8640000000000008" table:style-name="ce2">
            <text:p>9.864</text:p>
          </table:table-cell>
          <table:table-cell office:value-type="float" office:value="2960.8184000000001" table:style-name="ce2">
            <text:p>2960.8184</text:p>
          </table:table-cell>
          <table:table-cell table:number-columns-repeated="16382"/>
        </table:table-row>
        <table:table-row table:style-name="ro1">
          <table:table-cell office:value-type="float" office:value="9.8880005000000004" table:style-name="ce2">
            <text:p>9.8880005</text:p>
          </table:table-cell>
          <table:table-cell office:value-type="float" office:value="3005.9839999999999" table:style-name="ce2">
            <text:p>3005.984</text:p>
          </table:table-cell>
          <table:table-cell table:number-columns-repeated="16382"/>
        </table:table-row>
        <table:table-row table:style-name="ro1">
          <table:table-cell office:value-type="float" office:value="9.9120000000000008" table:style-name="ce2">
            <text:p>9.912</text:p>
          </table:table-cell>
          <table:table-cell office:value-type="float" office:value="3029.2865999999999" table:style-name="ce2">
            <text:p>3029.2866</text:p>
          </table:table-cell>
          <table:table-cell table:number-columns-repeated="16382"/>
        </table:table-row>
        <table:table-row table:style-name="ro1">
          <table:table-cell office:value-type="float" office:value="9.9359999999999999" table:style-name="ce2">
            <text:p>9.936</text:p>
          </table:table-cell>
          <table:table-cell office:value-type="float" office:value="3073.7321999999999" table:style-name="ce2">
            <text:p>3073.7322</text:p>
          </table:table-cell>
          <table:table-cell table:number-columns-repeated="16382"/>
        </table:table-row>
        <table:table-row table:style-name="ro1">
          <table:table-cell office:value-type="float" office:value="9.9600000000000009" table:style-name="ce2">
            <text:p>9.96</text:p>
          </table:table-cell>
          <table:table-cell office:value-type="float" office:value="3118.1777000000002" table:style-name="ce2">
            <text:p>3118.1777</text:p>
          </table:table-cell>
          <table:table-cell table:number-columns-repeated="16382"/>
        </table:table-row>
        <table:table-row table:style-name="ro1">
          <table:table-cell office:value-type="float" office:value="9.984" table:style-name="ce2">
            <text:p>9.984</text:p>
          </table:table-cell>
          <table:table-cell office:value-type="float" office:value="3162.6233000000002" table:style-name="ce2">
            <text:p>3162.6233</text:p>
          </table:table-cell>
          <table:table-cell table:number-columns-repeated="16382"/>
        </table:table-row>
        <table:table-row table:style-name="ro1">
          <table:table-cell office:value-type="float" office:value="10.007999999999999" table:style-name="ce2">
            <text:p>10.008</text:p>
          </table:table-cell>
          <table:table-cell office:value-type="float" office:value="3185.2060000000001" table:style-name="ce2">
            <text:p>3185.206</text:p>
          </table:table-cell>
          <table:table-cell table:number-columns-repeated="16382"/>
        </table:table-row>
        <table:table-row table:style-name="ro1">
          <table:table-cell office:value-type="float" office:value="10.032000999999999" table:style-name="ce2">
            <text:p>10.032001</text:p>
          </table:table-cell>
          <table:table-cell office:value-type="float" office:value="3207.7887999999998" table:style-name="ce2">
            <text:p>3207.7888</text:p>
          </table:table-cell>
          <table:table-cell table:number-columns-repeated="16382"/>
        </table:table-row>
        <table:table-row table:style-name="ro1">
          <table:table-cell office:value-type="float" office:value="10.055999999999999" table:style-name="ce2">
            <text:p>10.056</text:p>
          </table:table-cell>
          <table:table-cell office:value-type="float" office:value="3230.3715999999999" table:style-name="ce2">
            <text:p>3230.3716</text:p>
          </table:table-cell>
          <table:table-cell table:number-columns-repeated="16382"/>
        </table:table-row>
        <table:table-row table:style-name="ro1">
          <table:table-cell office:value-type="float" office:value="10.08" table:style-name="ce2">
            <text:p>10.08</text:p>
          </table:table-cell>
          <table:table-cell office:value-type="float" office:value="3253.6743000000001" table:style-name="ce2">
            <text:p>3253.6743</text:p>
          </table:table-cell>
          <table:table-cell table:number-columns-repeated="16382"/>
        </table:table-row>
        <table:table-row table:style-name="ro1">
          <table:table-cell office:value-type="float" office:value="10.103999999999999" table:style-name="ce2">
            <text:p>10.104</text:p>
          </table:table-cell>
          <table:table-cell office:value-type="float" office:value="3276.9769999999999" table:style-name="ce2">
            <text:p>3276.977</text:p>
          </table:table-cell>
          <table:table-cell table:number-columns-repeated="16382"/>
        </table:table-row>
        <table:table-row table:style-name="ro1">
          <table:table-cell office:value-type="float" office:value="10.128" table:style-name="ce2">
            <text:p>10.128</text:p>
          </table:table-cell>
          <table:table-cell office:value-type="float" office:value="3299.5598" table:style-name="ce2">
            <text:p>3299.5598</text:p>
          </table:table-cell>
          <table:table-cell table:number-columns-repeated="16382"/>
        </table:table-row>
        <table:table-row table:style-name="ro1">
          <table:table-cell office:value-type="float" office:value="10.151999999999999" table:style-name="ce2">
            <text:p>10.152</text:p>
          </table:table-cell>
          <table:table-cell office:value-type="float" office:value="3322.1426000000001" table:style-name="ce2">
            <text:p>3322.1426</text:p>
          </table:table-cell>
          <table:table-cell table:number-columns-repeated="16382"/>
        </table:table-row>
        <table:table-row table:style-name="ro1">
          <table:table-cell office:value-type="float" office:value="10.176" table:style-name="ce2">
            <text:p>10.176</text:p>
          </table:table-cell>
          <table:table-cell office:value-type="float" office:value="3345.4452999999999" table:style-name="ce2">
            <text:p>3345.4453</text:p>
          </table:table-cell>
          <table:table-cell table:number-columns-repeated="16382"/>
        </table:table-row>
        <table:table-row table:style-name="ro1">
          <table:table-cell office:value-type="float" office:value="10.199999999999999" table:style-name="ce2">
            <text:p>10.2</text:p>
          </table:table-cell>
          <table:table-cell office:value-type="float" office:value="3346.8852999999999" table:style-name="ce2">
            <text:p>3346.8853</text:p>
          </table:table-cell>
          <table:table-cell table:number-columns-repeated="16382"/>
        </table:table-row>
        <table:table-row table:style-name="ro1">
          <table:table-cell office:value-type="float" office:value="10.224" table:style-name="ce2">
            <text:p>10.224</text:p>
          </table:table-cell>
          <table:table-cell office:value-type="float" office:value="3349.0452" table:style-name="ce2">
            <text:p>3349.0452</text:p>
          </table:table-cell>
          <table:table-cell table:number-columns-repeated="16382"/>
        </table:table-row>
        <table:table-row table:style-name="ro1">
          <table:table-cell office:value-type="float" office:value="10.247999999999999" table:style-name="ce2">
            <text:p>10.248</text:p>
          </table:table-cell>
          <table:table-cell office:value-type="float" office:value="3350.4850000000001" table:style-name="ce2">
            <text:p>3350.485</text:p>
          </table:table-cell>
          <table:table-cell table:number-columns-repeated="16382"/>
        </table:table-row>
        <table:table-row table:style-name="ro1">
          <table:table-cell office:value-type="float" office:value="10.272" table:style-name="ce2">
            <text:p>10.272</text:p>
          </table:table-cell>
          <table:table-cell office:value-type="float" office:value="3351.9250000000002" table:style-name="ce2">
            <text:p>3351.925</text:p>
          </table:table-cell>
          <table:table-cell table:number-columns-repeated="16382"/>
        </table:table-row>
        <table:table-row table:style-name="ro1">
          <table:table-cell office:value-type="float" office:value="10.2960005" table:style-name="ce2">
            <text:p>10.2960005</text:p>
          </table:table-cell>
          <table:table-cell office:value-type="float" office:value="3353.3649999999998" table:style-name="ce2">
            <text:p>3353.365</text:p>
          </table:table-cell>
          <table:table-cell table:number-columns-repeated="16382"/>
        </table:table-row>
        <table:table-row table:style-name="ro1">
          <table:table-cell office:value-type="float" office:value="10.32" table:style-name="ce2">
            <text:p>10.32</text:p>
          </table:table-cell>
          <table:table-cell office:value-type="float" office:value="3354.8049999999998" table:style-name="ce2">
            <text:p>3354.805</text:p>
          </table:table-cell>
          <table:table-cell table:number-columns-repeated="16382"/>
        </table:table-row>
        <table:table-row table:style-name="ro1">
          <table:table-cell office:value-type="float" office:value="10.343999999999999" table:style-name="ce2">
            <text:p>10.344</text:p>
          </table:table-cell>
          <table:table-cell office:value-type="float" office:value="3356.2449000000001" table:style-name="ce2">
            <text:p>3356.2449</text:p>
          </table:table-cell>
          <table:table-cell table:number-columns-repeated="16382"/>
        </table:table-row>
        <table:table-row table:style-name="ro1">
          <table:table-cell office:value-type="float" office:value="10.368" table:style-name="ce2">
            <text:p>10.368</text:p>
          </table:table-cell>
          <table:table-cell office:value-type="float" office:value="3357.6848" table:style-name="ce2">
            <text:p>3357.6848</text:p>
          </table:table-cell>
          <table:table-cell table:number-columns-repeated="16382"/>
        </table:table-row>
        <table:table-row table:style-name="ro1">
          <table:table-cell office:value-type="float" office:value="10.391999999999999" table:style-name="ce2">
            <text:p>10.392</text:p>
          </table:table-cell>
          <table:table-cell office:value-type="float" office:value="3359.1248000000001" table:style-name="ce2">
            <text:p>3359.1248</text:p>
          </table:table-cell>
          <table:table-cell table:number-columns-repeated="16382"/>
        </table:table-row>
        <table:table-row table:style-name="ro1">
          <table:table-cell office:value-type="float" office:value="10.416" table:style-name="ce2">
            <text:p>10.416</text:p>
          </table:table-cell>
          <table:table-cell office:value-type="float" office:value="3360.5646999999999" table:style-name="ce2">
            <text:p>3360.5647</text:p>
          </table:table-cell>
          <table:table-cell table:number-columns-repeated="16382"/>
        </table:table-row>
        <table:table-row table:style-name="ro1">
          <table:table-cell office:value-type="float" office:value="10.440001000000001" table:style-name="ce2">
            <text:p>10.440001</text:p>
          </table:table-cell>
          <table:table-cell office:value-type="float" office:value="3361.2847000000002" table:style-name="ce2">
            <text:p>3361.2847</text:p>
          </table:table-cell>
          <table:table-cell table:number-columns-repeated="16382"/>
        </table:table-row>
        <table:table-row table:style-name="ro1">
          <table:table-cell office:value-type="float" office:value="10.464" table:style-name="ce2">
            <text:p>10.464</text:p>
          </table:table-cell>
          <table:table-cell office:value-type="float" office:value="3362.7246" table:style-name="ce2">
            <text:p>3362.7246</text:p>
          </table:table-cell>
          <table:table-cell table:number-columns-repeated="16382"/>
        </table:table-row>
        <table:table-row table:style-name="ro1">
          <table:table-cell office:value-type="float" office:value="10.488" table:style-name="ce2">
            <text:p>10.488</text:p>
          </table:table-cell>
          <table:table-cell office:value-type="float" office:value="3364.1646000000001" table:style-name="ce2">
            <text:p>3364.1646</text:p>
          </table:table-cell>
          <table:table-cell table:number-columns-repeated="16382"/>
        </table:table-row>
        <table:table-row table:style-name="ro1">
          <table:table-cell office:value-type="float" office:value="10.512" table:style-name="ce2">
            <text:p>10.512</text:p>
          </table:table-cell>
          <table:table-cell office:value-type="float" office:value="3365.6044999999999" table:style-name="ce2">
            <text:p>3365.6045</text:p>
          </table:table-cell>
          <table:table-cell table:number-columns-repeated="16382"/>
        </table:table-row>
        <table:table-row table:style-name="ro1">
          <table:table-cell office:value-type="float" office:value="10.536" table:style-name="ce2">
            <text:p>10.536</text:p>
          </table:table-cell>
          <table:table-cell office:value-type="float" office:value="3367.0444000000002" table:style-name="ce2">
            <text:p>3367.0444</text:p>
          </table:table-cell>
          <table:table-cell table:number-columns-repeated="16382"/>
        </table:table-row>
        <table:table-row table:style-name="ro1">
          <table:table-cell office:value-type="float" office:value="10.56" table:style-name="ce2">
            <text:p>10.56</text:p>
          </table:table-cell>
          <table:table-cell office:value-type="float" office:value="3368.4843999999998" table:style-name="ce2">
            <text:p>3368.4844</text:p>
          </table:table-cell>
          <table:table-cell table:number-columns-repeated="16382"/>
        </table:table-row>
        <table:table-row table:style-name="ro1">
          <table:table-cell office:value-type="float" office:value="10.584" table:style-name="ce2">
            <text:p>10.584</text:p>
          </table:table-cell>
          <table:table-cell office:value-type="float" office:value="3369.9243000000001" table:style-name="ce2">
            <text:p>3369.9243</text:p>
          </table:table-cell>
          <table:table-cell table:number-columns-repeated="16382"/>
        </table:table-row>
        <table:table-row table:style-name="ro1">
          <table:table-cell office:value-type="float" office:value="10.608000000000001" table:style-name="ce2">
            <text:p>10.608</text:p>
          </table:table-cell>
          <table:table-cell office:value-type="float" office:value="3371.3643000000002" table:style-name="ce2">
            <text:p>3371.3643</text:p>
          </table:table-cell>
          <table:table-cell table:number-columns-repeated="16382"/>
        </table:table-row>
        <table:table-row table:style-name="ro1">
          <table:table-cell office:value-type="float" office:value="10.632" table:style-name="ce2">
            <text:p>10.632</text:p>
          </table:table-cell>
          <table:table-cell office:value-type="float" office:value="3393.9470000000001" table:style-name="ce2">
            <text:p>3393.947</text:p>
          </table:table-cell>
          <table:table-cell table:number-columns-repeated="16382"/>
        </table:table-row>
        <table:table-row table:style-name="ro1">
          <table:table-cell office:value-type="float" office:value="10.656000000000001" table:style-name="ce2">
            <text:p>10.656</text:p>
          </table:table-cell>
          <table:table-cell office:value-type="float" office:value="3416.5297999999998" table:style-name="ce2">
            <text:p>3416.5298</text:p>
          </table:table-cell>
          <table:table-cell table:number-columns-repeated="16382"/>
        </table:table-row>
        <table:table-row table:style-name="ro1">
          <table:table-cell office:value-type="float" office:value="10.68" table:style-name="ce2">
            <text:p>10.68</text:p>
          </table:table-cell>
          <table:table-cell office:value-type="float" office:value="3439.1125000000002" table:style-name="ce2">
            <text:p>3439.1125</text:p>
          </table:table-cell>
          <table:table-cell table:number-columns-repeated="16382"/>
        </table:table-row>
        <table:table-row table:style-name="ro1">
          <table:table-cell office:value-type="float" office:value="10.704000000000001" table:style-name="ce2">
            <text:p>10.704</text:p>
          </table:table-cell>
          <table:table-cell office:value-type="float" office:value="3462.4153000000001" table:style-name="ce2">
            <text:p>3462.4153</text:p>
          </table:table-cell>
          <table:table-cell table:number-columns-repeated="16382"/>
        </table:table-row>
        <table:table-row table:style-name="ro1">
          <table:table-cell office:value-type="float" office:value="10.728" table:style-name="ce2">
            <text:p>10.728</text:p>
          </table:table-cell>
          <table:table-cell office:value-type="float" office:value="3485.7179999999998" table:style-name="ce2">
            <text:p>3485.718</text:p>
          </table:table-cell>
          <table:table-cell table:number-columns-repeated="16382"/>
        </table:table-row>
        <table:table-row table:style-name="ro1">
          <table:table-cell office:value-type="float" office:value="10.752000000000001" table:style-name="ce2">
            <text:p>10.752</text:p>
          </table:table-cell>
          <table:table-cell office:value-type="float" office:value="3509.7406999999998" table:style-name="ce2">
            <text:p>3509.7407</text:p>
          </table:table-cell>
          <table:table-cell table:number-columns-repeated="16382"/>
        </table:table-row>
        <table:table-row table:style-name="ro1">
          <table:table-cell office:value-type="float" office:value="10.776" table:style-name="ce2">
            <text:p>10.776</text:p>
          </table:table-cell>
          <table:table-cell office:value-type="float" office:value="3533.7633999999998" table:style-name="ce2">
            <text:p>3533.7634</text:p>
          </table:table-cell>
          <table:table-cell table:number-columns-repeated="16382"/>
        </table:table-row>
        <table:table-row table:style-name="ro1">
          <table:table-cell office:value-type="float" office:value="10.8" table:style-name="ce2">
            <text:p>10.8</text:p>
          </table:table-cell>
          <table:table-cell office:value-type="float" office:value="3557.7860999999998" table:style-name="ce2">
            <text:p>3557.7861</text:p>
          </table:table-cell>
          <table:table-cell table:number-columns-repeated="16382"/>
        </table:table-row>
        <table:table-row table:style-name="ro1">
          <table:table-cell office:value-type="float" office:value="10.824" table:style-name="ce2">
            <text:p>10.824</text:p>
          </table:table-cell>
          <table:table-cell office:value-type="float" office:value="3581.8087999999998" table:style-name="ce2">
            <text:p>3581.8088</text:p>
          </table:table-cell>
          <table:table-cell table:number-columns-repeated="16382"/>
        </table:table-row>
        <table:table-row table:style-name="ro1">
          <table:table-cell office:value-type="float" office:value="10.848001" table:style-name="ce2">
            <text:p>10.848001</text:p>
          </table:table-cell>
          <table:table-cell office:value-type="float" office:value="3605.8314999999998" table:style-name="ce2">
            <text:p>3605.8315</text:p>
          </table:table-cell>
          <table:table-cell table:number-columns-repeated="16382"/>
        </table:table-row>
        <table:table-row table:style-name="ro1">
          <table:table-cell office:value-type="float" office:value="10.872" table:style-name="ce2">
            <text:p>10.872</text:p>
          </table:table-cell>
          <table:table-cell office:value-type="float" office:value="3607.9915000000001" table:style-name="ce2">
            <text:p>3607.9915</text:p>
          </table:table-cell>
          <table:table-cell table:number-columns-repeated="16382"/>
        </table:table-row>
        <table:table-row table:style-name="ro1">
          <table:table-cell office:value-type="float" office:value="10.896000000000001" table:style-name="ce2">
            <text:p>10.896</text:p>
          </table:table-cell>
          <table:table-cell office:value-type="float" office:value="3610.1514000000002" table:style-name="ce2">
            <text:p>3610.1514</text:p>
          </table:table-cell>
          <table:table-cell table:number-columns-repeated="16382"/>
        </table:table-row>
        <table:table-row table:style-name="ro1">
          <table:table-cell office:value-type="float" office:value="10.92" table:style-name="ce2">
            <text:p>10.92</text:p>
          </table:table-cell>
          <table:table-cell office:value-type="float" office:value="3611.5913" table:style-name="ce2">
            <text:p>3611.5913</text:p>
          </table:table-cell>
          <table:table-cell table:number-columns-repeated="16382"/>
        </table:table-row>
        <table:table-row table:style-name="ro1">
          <table:table-cell office:value-type="float" office:value="10.944000000000001" table:style-name="ce2">
            <text:p>10.944</text:p>
          </table:table-cell>
          <table:table-cell office:value-type="float" office:value="3613.0313000000001" table:style-name="ce2">
            <text:p>3613.0313</text:p>
          </table:table-cell>
          <table:table-cell table:number-columns-repeated="16382"/>
        </table:table-row>
        <table:table-row table:style-name="ro1">
          <table:table-cell office:value-type="float" office:value="10.968" table:style-name="ce2">
            <text:p>10.968</text:p>
          </table:table-cell>
          <table:table-cell office:value-type="float" office:value="3614.4712" table:style-name="ce2">
            <text:p>3614.4712</text:p>
          </table:table-cell>
          <table:table-cell table:number-columns-repeated="16382"/>
        </table:table-row>
        <table:table-row table:style-name="ro1">
          <table:table-cell office:value-type="float" office:value="10.992000000000001" table:style-name="ce2">
            <text:p>10.992</text:p>
          </table:table-cell>
          <table:table-cell office:value-type="float" office:value="3615.9110999999998" table:style-name="ce2">
            <text:p>3615.9111</text:p>
          </table:table-cell>
          <table:table-cell table:number-columns-repeated="16382"/>
        </table:table-row>
        <table:table-row table:style-name="ro1">
          <table:table-cell office:value-type="float" office:value="11.016" table:style-name="ce2">
            <text:p>11.016</text:p>
          </table:table-cell>
          <table:table-cell office:value-type="float" office:value="3618.0709999999999" table:style-name="ce2">
            <text:p>3618.071</text:p>
          </table:table-cell>
          <table:table-cell table:number-columns-repeated="16382"/>
        </table:table-row>
        <table:table-row table:style-name="ro1">
          <table:table-cell office:value-type="float" office:value="11.04" table:style-name="ce2">
            <text:p>11.04</text:p>
          </table:table-cell>
          <table:table-cell office:value-type="float" office:value="3620.2310000000002" table:style-name="ce2">
            <text:p>3620.231</text:p>
          </table:table-cell>
          <table:table-cell table:number-columns-repeated="16382"/>
        </table:table-row>
        <table:table-row table:style-name="ro1">
          <table:table-cell office:value-type="float" office:value="11.064" table:style-name="ce2">
            <text:p>11.064</text:p>
          </table:table-cell>
          <table:table-cell office:value-type="float" office:value="3622.3908999999999" table:style-name="ce2">
            <text:p>3622.3909</text:p>
          </table:table-cell>
          <table:table-cell table:number-columns-repeated="16382"/>
        </table:table-row>
        <table:table-row table:style-name="ro1">
          <table:table-cell office:value-type="float" office:value="11.087999999999999" table:style-name="ce2">
            <text:p>11.088</text:p>
          </table:table-cell>
          <table:table-cell office:value-type="float" office:value="3624.5508" table:style-name="ce2">
            <text:p>3624.5508</text:p>
          </table:table-cell>
          <table:table-cell table:number-columns-repeated="16382"/>
        </table:table-row>
        <table:table-row table:style-name="ro1">
          <table:table-cell office:value-type="float" office:value="11.112" table:style-name="ce2">
            <text:p>11.112</text:p>
          </table:table-cell>
          <table:table-cell office:value-type="float" office:value="3626.7107000000001" table:style-name="ce2">
            <text:p>3626.7107</text:p>
          </table:table-cell>
          <table:table-cell table:number-columns-repeated="16382"/>
        </table:table-row>
        <table:table-row table:style-name="ro1">
          <table:table-cell office:value-type="float" office:value="11.135999999999999" table:style-name="ce2">
            <text:p>11.136</text:p>
          </table:table-cell>
          <table:table-cell office:value-type="float" office:value="3628.8706000000002" table:style-name="ce2">
            <text:p>3628.8706</text:p>
          </table:table-cell>
          <table:table-cell table:number-columns-repeated="16382"/>
        </table:table-row>
        <table:table-row table:style-name="ro1">
          <table:table-cell office:value-type="float" office:value="11.16" table:style-name="ce2">
            <text:p>11.16</text:p>
          </table:table-cell>
          <table:table-cell office:value-type="float" office:value="3631.7505000000001" table:style-name="ce2">
            <text:p>3631.7505</text:p>
          </table:table-cell>
          <table:table-cell table:number-columns-repeated="16382"/>
        </table:table-row>
        <table:table-row table:style-name="ro1">
          <table:table-cell office:value-type="float" office:value="11.183999999999999" table:style-name="ce2">
            <text:p>11.184</text:p>
          </table:table-cell>
          <table:table-cell office:value-type="float" office:value="3634.6304" table:style-name="ce2">
            <text:p>3634.6304</text:p>
          </table:table-cell>
          <table:table-cell table:number-columns-repeated="16382"/>
        </table:table-row>
        <table:table-row table:style-name="ro1">
          <table:table-cell office:value-type="float" office:value="11.208" table:style-name="ce2">
            <text:p>11.208</text:p>
          </table:table-cell>
          <table:table-cell office:value-type="float" office:value="3637.5102999999999" table:style-name="ce2">
            <text:p>3637.5103</text:p>
          </table:table-cell>
          <table:table-cell table:number-columns-repeated="16382"/>
        </table:table-row>
        <table:table-row table:style-name="ro1">
          <table:table-cell office:value-type="float" office:value="11.231999999999999" table:style-name="ce2">
            <text:p>11.232</text:p>
          </table:table-cell>
          <table:table-cell office:value-type="float" office:value="3640.3901000000001" table:style-name="ce2">
            <text:p>3640.3901</text:p>
          </table:table-cell>
          <table:table-cell table:number-columns-repeated="16382"/>
        </table:table-row>
        <table:table-row table:style-name="ro1">
          <table:table-cell office:value-type="float" office:value="11.256000500000001" table:style-name="ce2">
            <text:p>11.2560005</text:p>
          </table:table-cell>
          <table:table-cell office:value-type="float" office:value="3643.27" table:style-name="ce2">
            <text:p>3643.27</text:p>
          </table:table-cell>
          <table:table-cell table:number-columns-repeated="16382"/>
        </table:table-row>
        <table:table-row table:style-name="ro1">
          <table:table-cell office:value-type="float" office:value="11.28" table:style-name="ce2">
            <text:p>11.28</text:p>
          </table:table-cell>
          <table:table-cell office:value-type="float" office:value="3646.15" table:style-name="ce2">
            <text:p>3646.15</text:p>
          </table:table-cell>
          <table:table-cell table:number-columns-repeated="16382"/>
        </table:table-row>
        <table:table-row table:style-name="ro1">
          <table:table-cell office:value-type="float" office:value="11.304" table:style-name="ce2">
            <text:p>11.304</text:p>
          </table:table-cell>
          <table:table-cell office:value-type="float" office:value="3649.0297999999998" table:style-name="ce2">
            <text:p>3649.0298</text:p>
          </table:table-cell>
          <table:table-cell table:number-columns-repeated="16382"/>
        </table:table-row>
        <table:table-row table:style-name="ro1">
          <table:table-cell office:value-type="float" office:value="11.327999999999999" table:style-name="ce2">
            <text:p>11.328</text:p>
          </table:table-cell>
          <table:table-cell office:value-type="float" office:value="3651.9097000000002" table:style-name="ce2">
            <text:p>3651.9097</text:p>
          </table:table-cell>
          <table:table-cell table:number-columns-repeated="16382"/>
        </table:table-row>
        <table:table-row table:style-name="ro1">
          <table:table-cell office:value-type="float" office:value="11.352" table:style-name="ce2">
            <text:p>11.352</text:p>
          </table:table-cell>
          <table:table-cell office:value-type="float" office:value="3655.5095000000001" table:style-name="ce2">
            <text:p>3655.5095</text:p>
          </table:table-cell>
          <table:table-cell table:number-columns-repeated="16382"/>
        </table:table-row>
        <table:table-row table:style-name="ro1">
          <table:table-cell office:value-type="float" office:value="11.375999999999999" table:style-name="ce2">
            <text:p>11.376</text:p>
          </table:table-cell>
          <table:table-cell office:value-type="float" office:value="3659.1093999999998" table:style-name="ce2">
            <text:p>3659.1094</text:p>
          </table:table-cell>
          <table:table-cell table:number-columns-repeated="16382"/>
        </table:table-row>
        <table:table-row table:style-name="ro1">
          <table:table-cell office:value-type="float" office:value="11.400001" table:style-name="ce2">
            <text:p>11.400001</text:p>
          </table:table-cell>
          <table:table-cell office:value-type="float" office:value="3661.9893000000002" table:style-name="ce2">
            <text:p>3661.9893</text:p>
          </table:table-cell>
          <table:table-cell table:number-columns-repeated="16382"/>
        </table:table-row>
        <table:table-row table:style-name="ro1">
          <table:table-cell office:value-type="float" office:value="11.423999999999999" table:style-name="ce2">
            <text:p>11.424</text:p>
          </table:table-cell>
          <table:table-cell office:value-type="float" office:value="3664.8690999999999" table:style-name="ce2">
            <text:p>3664.8691</text:p>
          </table:table-cell>
          <table:table-cell table:number-columns-repeated="16382"/>
        </table:table-row>
        <table:table-row table:style-name="ro1">
          <table:table-cell office:value-type="float" office:value="11.448" table:style-name="ce2">
            <text:p>11.448</text:p>
          </table:table-cell>
          <table:table-cell office:value-type="float" office:value="3667.7489999999998" table:style-name="ce2">
            <text:p>3667.749</text:p>
          </table:table-cell>
          <table:table-cell table:number-columns-repeated="16382"/>
        </table:table-row>
        <table:table-row table:style-name="ro1">
          <table:table-cell office:value-type="float" office:value="11.472" table:style-name="ce2">
            <text:p>11.472</text:p>
          </table:table-cell>
          <table:table-cell office:value-type="float" office:value="3670.6289999999999" table:style-name="ce2">
            <text:p>3670.629</text:p>
          </table:table-cell>
          <table:table-cell table:number-columns-repeated="16382"/>
        </table:table-row>
        <table:table-row table:style-name="ro1">
          <table:table-cell office:value-type="float" office:value="11.496" table:style-name="ce2">
            <text:p>11.496</text:p>
          </table:table-cell>
          <table:table-cell office:value-type="float" office:value="3673.5088000000001" table:style-name="ce2">
            <text:p>3673.5088</text:p>
          </table:table-cell>
          <table:table-cell table:number-columns-repeated="16382"/>
        </table:table-row>
        <table:table-row table:style-name="ro1">
          <table:table-cell office:value-type="float" office:value="11.52" table:style-name="ce2">
            <text:p>11.52</text:p>
          </table:table-cell>
          <table:table-cell office:value-type="float" office:value="3676.3887" table:style-name="ce2">
            <text:p>3676.3887</text:p>
          </table:table-cell>
          <table:table-cell table:number-columns-repeated="16382"/>
        </table:table-row>
        <table:table-row table:style-name="ro1">
          <table:table-cell office:value-type="float" office:value="11.544" table:style-name="ce2">
            <text:p>11.544</text:p>
          </table:table-cell>
          <table:table-cell office:value-type="float" office:value="3679.2685999999999" table:style-name="ce2">
            <text:p>3679.2686</text:p>
          </table:table-cell>
          <table:table-cell table:number-columns-repeated="16382"/>
        </table:table-row>
        <table:table-row table:style-name="ro1">
          <table:table-cell office:value-type="float" office:value="11.568" table:style-name="ce2">
            <text:p>11.568</text:p>
          </table:table-cell>
          <table:table-cell office:value-type="float" office:value="3682.1484" table:style-name="ce2">
            <text:p>3682.1484</text:p>
          </table:table-cell>
          <table:table-cell table:number-columns-repeated="16382"/>
        </table:table-row>
        <table:table-row table:style-name="ro1">
          <table:table-cell office:value-type="float" office:value="11.592000000000001" table:style-name="ce2">
            <text:p>11.592</text:p>
          </table:table-cell>
          <table:table-cell office:value-type="float" office:value="3685.0282999999999" table:style-name="ce2">
            <text:p>3685.0283</text:p>
          </table:table-cell>
          <table:table-cell table:number-columns-repeated="16382"/>
        </table:table-row>
        <table:table-row table:style-name="ro1">
          <table:table-cell office:value-type="float" office:value="11.616" table:style-name="ce2">
            <text:p>11.616</text:p>
          </table:table-cell>
          <table:table-cell office:value-type="float" office:value="3687.9081999999999" table:style-name="ce2">
            <text:p>3687.9082</text:p>
          </table:table-cell>
          <table:table-cell table:number-columns-repeated="16382"/>
        </table:table-row>
        <table:table-row table:style-name="ro1">
          <table:table-cell office:value-type="float" office:value="11.64" table:style-name="ce2">
            <text:p>11.64</text:p>
          </table:table-cell>
          <table:table-cell office:value-type="float" office:value="3691.5079999999998" table:style-name="ce2">
            <text:p>3691.508</text:p>
          </table:table-cell>
          <table:table-cell table:number-columns-repeated="16382"/>
        </table:table-row>
        <table:table-row table:style-name="ro1">
          <table:table-cell office:value-type="float" office:value="11.6640005" table:style-name="ce2">
            <text:p>11.6640005</text:p>
          </table:table-cell>
          <table:table-cell office:value-type="float" office:value="3695.1080000000002" table:style-name="ce2">
            <text:p>3695.108</text:p>
          </table:table-cell>
          <table:table-cell table:number-columns-repeated="16382"/>
        </table:table-row>
        <table:table-row table:style-name="ro1">
          <table:table-cell office:value-type="float" office:value="11.688000000000001" table:style-name="ce2">
            <text:p>11.688</text:p>
          </table:table-cell>
          <table:table-cell office:value-type="float" office:value="3698.7078000000001" table:style-name="ce2">
            <text:p>3698.7078</text:p>
          </table:table-cell>
          <table:table-cell table:number-columns-repeated="16382"/>
        </table:table-row>
        <table:table-row table:style-name="ro1">
          <table:table-cell office:value-type="float" office:value="11.712" table:style-name="ce2">
            <text:p>11.712</text:p>
          </table:table-cell>
          <table:table-cell office:value-type="float" office:value="3702.3076000000001" table:style-name="ce2">
            <text:p>3702.3076</text:p>
          </table:table-cell>
          <table:table-cell table:number-columns-repeated="16382"/>
        </table:table-row>
        <table:table-row table:style-name="ro1">
          <table:table-cell office:value-type="float" office:value="11.736000000000001" table:style-name="ce2">
            <text:p>11.736</text:p>
          </table:table-cell>
          <table:table-cell office:value-type="float" office:value="3705.9074999999998" table:style-name="ce2">
            <text:p>3705.9075</text:p>
          </table:table-cell>
          <table:table-cell table:number-columns-repeated="16382"/>
        </table:table-row>
        <table:table-row table:style-name="ro1">
          <table:table-cell office:value-type="float" office:value="11.76" table:style-name="ce2">
            <text:p>11.76</text:p>
          </table:table-cell>
          <table:table-cell office:value-type="float" office:value="3709.5073000000002" table:style-name="ce2">
            <text:p>3709.5073</text:p>
          </table:table-cell>
          <table:table-cell table:number-columns-repeated="16382"/>
        </table:table-row>
        <table:table-row table:style-name="ro1">
          <table:table-cell office:value-type="float" office:value="11.784000000000001" table:style-name="ce2">
            <text:p>11.784</text:p>
          </table:table-cell>
          <table:table-cell office:value-type="float" office:value="3713.1071999999999" table:style-name="ce2">
            <text:p>3713.1072</text:p>
          </table:table-cell>
          <table:table-cell table:number-columns-repeated="16382"/>
        </table:table-row>
        <table:table-row table:style-name="ro1">
          <table:table-cell office:value-type="float" office:value="11.808001000000001" table:style-name="ce2">
            <text:p>11.808001</text:p>
          </table:table-cell>
          <table:table-cell office:value-type="float" office:value="3716.7069999999999" table:style-name="ce2">
            <text:p>3716.707</text:p>
          </table:table-cell>
          <table:table-cell table:number-columns-repeated="16382"/>
        </table:table-row>
        <table:table-row table:style-name="ro1">
          <table:table-cell office:value-type="float" office:value="11.832000000000001" table:style-name="ce2">
            <text:p>11.832</text:p>
          </table:table-cell>
          <table:table-cell office:value-type="float" office:value="3720.3069999999998" table:style-name="ce2">
            <text:p>3720.307</text:p>
          </table:table-cell>
          <table:table-cell table:number-columns-repeated="16382"/>
        </table:table-row>
        <table:table-row table:style-name="ro1">
          <table:table-cell office:value-type="float" office:value="11.856" table:style-name="ce2">
            <text:p>11.856</text:p>
          </table:table-cell>
          <table:table-cell office:value-type="float" office:value="3723.9067" table:style-name="ce2">
            <text:p>3723.9067</text:p>
          </table:table-cell>
          <table:table-cell table:number-columns-repeated="16382"/>
        </table:table-row>
        <table:table-row table:style-name="ro1">
          <table:table-cell office:value-type="float" office:value="11.88" table:style-name="ce2">
            <text:p>11.88</text:p>
          </table:table-cell>
          <table:table-cell office:value-type="float" office:value="3727.5066000000002" table:style-name="ce2">
            <text:p>3727.5066</text:p>
          </table:table-cell>
          <table:table-cell table:number-columns-repeated="16382"/>
        </table:table-row>
        <table:table-row table:style-name="ro1">
          <table:table-cell office:value-type="float" office:value="11.904" table:style-name="ce2">
            <text:p>11.904</text:p>
          </table:table-cell>
          <table:table-cell office:value-type="float" office:value="3731.1064000000001" table:style-name="ce2">
            <text:p>3731.1064</text:p>
          </table:table-cell>
          <table:table-cell table:number-columns-repeated="16382"/>
        </table:table-row>
        <table:table-row table:style-name="ro1">
          <table:table-cell office:value-type="float" office:value="11.928000000000001" table:style-name="ce2">
            <text:p>11.928</text:p>
          </table:table-cell>
          <table:table-cell office:value-type="float" office:value="3734.7062999999998" table:style-name="ce2">
            <text:p>3734.7063</text:p>
          </table:table-cell>
          <table:table-cell table:number-columns-repeated="16382"/>
        </table:table-row>
        <table:table-row table:style-name="ro1">
          <table:table-cell office:value-type="float" office:value="11.952" table:style-name="ce2">
            <text:p>11.952</text:p>
          </table:table-cell>
          <table:table-cell office:value-type="float" office:value="3738.3062" table:style-name="ce2">
            <text:p>3738.3062</text:p>
          </table:table-cell>
          <table:table-cell table:number-columns-repeated="16382"/>
        </table:table-row>
        <table:table-row table:style-name="ro1">
          <table:table-cell office:value-type="float" office:value="11.976000000000001" table:style-name="ce2">
            <text:p>11.976</text:p>
          </table:table-cell>
          <table:table-cell office:value-type="float" office:value="3741.9059999999999" table:style-name="ce2">
            <text:p>3741.906</text:p>
          </table:table-cell>
          <table:table-cell table:number-columns-repeated="16382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3745.5059000000001" table:style-name="ce2">
            <text:p>3745.5059</text:p>
          </table:table-cell>
          <table:table-cell table:number-columns-repeated="16382"/>
        </table:table-row>
        <table:table-row table:style-name="ro1">
          <table:table-cell office:value-type="float" office:value="12.023999999999999" table:style-name="ce2">
            <text:p>12.024</text:p>
          </table:table-cell>
          <table:table-cell office:value-type="float" office:value="3749.1057000000001" table:style-name="ce2">
            <text:p>3749.1057</text:p>
          </table:table-cell>
          <table:table-cell table:number-columns-repeated="16382"/>
        </table:table-row>
        <table:table-row table:style-name="ro1">
          <table:table-cell office:value-type="float" office:value="12.048" table:style-name="ce2">
            <text:p>12.048</text:p>
          </table:table-cell>
          <table:table-cell office:value-type="float" office:value="3774.5684000000001" table:style-name="ce2">
            <text:p>3774.5684</text:p>
          </table:table-cell>
          <table:table-cell table:number-columns-repeated="16382"/>
        </table:table-row>
        <table:table-row table:style-name="ro1">
          <table:table-cell office:value-type="float" office:value="12.0720005" table:style-name="ce2">
            <text:p>12.0720005</text:p>
          </table:table-cell>
          <table:table-cell office:value-type="float" office:value="3799.3110000000001" table:style-name="ce2">
            <text:p>3799.311</text:p>
          </table:table-cell>
          <table:table-cell table:number-columns-repeated="16382"/>
        </table:table-row>
        <table:table-row table:style-name="ro1">
          <table:table-cell office:value-type="float" office:value="12.096" table:style-name="ce2">
            <text:p>12.096</text:p>
          </table:table-cell>
          <table:table-cell office:value-type="float" office:value="3824.0536999999999" table:style-name="ce2">
            <text:p>3824.0537</text:p>
          </table:table-cell>
          <table:table-cell table:number-columns-repeated="16382"/>
        </table:table-row>
        <table:table-row table:style-name="ro1">
          <table:table-cell office:value-type="float" office:value="12.12" table:style-name="ce2">
            <text:p>12.12</text:p>
          </table:table-cell>
          <table:table-cell office:value-type="float" office:value="3848.7964000000002" table:style-name="ce2">
            <text:p>3848.7964</text:p>
          </table:table-cell>
          <table:table-cell table:number-columns-repeated="16382"/>
        </table:table-row>
        <table:table-row table:style-name="ro1">
          <table:table-cell office:value-type="float" office:value="12.144" table:style-name="ce2">
            <text:p>12.144</text:p>
          </table:table-cell>
          <table:table-cell office:value-type="float" office:value="3873.5390000000002" table:style-name="ce2">
            <text:p>3873.539</text:p>
          </table:table-cell>
          <table:table-cell table:number-columns-repeated="16382"/>
        </table:table-row>
        <table:table-row table:style-name="ro1">
          <table:table-cell office:value-type="float" office:value="12.167999999999999" table:style-name="ce2">
            <text:p>12.168</text:p>
          </table:table-cell>
          <table:table-cell office:value-type="float" office:value="3898.2817" table:style-name="ce2">
            <text:p>3898.2817</text:p>
          </table:table-cell>
          <table:table-cell table:number-columns-repeated="16382"/>
        </table:table-row>
        <table:table-row table:style-name="ro1">
          <table:table-cell office:value-type="float" office:value="12.192" table:style-name="ce2">
            <text:p>12.192</text:p>
          </table:table-cell>
          <table:table-cell office:value-type="float" office:value="3923.0243999999998" table:style-name="ce2">
            <text:p>3923.0244</text:p>
          </table:table-cell>
          <table:table-cell table:number-columns-repeated="16382"/>
        </table:table-row>
        <table:table-row table:style-name="ro1">
          <table:table-cell office:value-type="float" office:value="12.216001" table:style-name="ce2">
            <text:p>12.216001</text:p>
          </table:table-cell>
          <table:table-cell office:value-type="float" office:value="3947.7669999999998" table:style-name="ce2">
            <text:p>3947.767</text:p>
          </table:table-cell>
          <table:table-cell table:number-columns-repeated="16382"/>
        </table:table-row>
        <table:table-row table:style-name="ro1">
          <table:table-cell office:value-type="float" office:value="12.24" table:style-name="ce2">
            <text:p>12.24</text:p>
          </table:table-cell>
          <table:table-cell office:value-type="float" office:value="3971.7898" table:style-name="ce2">
            <text:p>3971.7898</text:p>
          </table:table-cell>
          <table:table-cell table:number-columns-repeated="16382"/>
        </table:table-row>
        <table:table-row table:style-name="ro1">
          <table:table-cell office:value-type="float" office:value="12.263999999999999" table:style-name="ce2">
            <text:p>12.264</text:p>
          </table:table-cell>
          <table:table-cell office:value-type="float" office:value="4017.6752999999999" table:style-name="ce2">
            <text:p>4017.6753</text:p>
          </table:table-cell>
          <table:table-cell table:number-columns-repeated="16382"/>
        </table:table-row>
        <table:table-row table:style-name="ro1">
          <table:table-cell office:value-type="float" office:value="12.288" table:style-name="ce2">
            <text:p>12.288</text:p>
          </table:table-cell>
          <table:table-cell office:value-type="float" office:value="4042.4180000000001" table:style-name="ce2">
            <text:p>4042.418</text:p>
          </table:table-cell>
          <table:table-cell table:number-columns-repeated="16382"/>
        </table:table-row>
        <table:table-row table:style-name="ro1">
          <table:table-cell office:value-type="float" office:value="12.311999999999999" table:style-name="ce2">
            <text:p>12.312</text:p>
          </table:table-cell>
          <table:table-cell office:value-type="float" office:value="4067.1606000000002" table:style-name="ce2">
            <text:p>4067.1606</text:p>
          </table:table-cell>
          <table:table-cell table:number-columns-repeated="16382"/>
        </table:table-row>
        <table:table-row table:style-name="ro1">
          <table:table-cell office:value-type="float" office:value="12.336" table:style-name="ce2">
            <text:p>12.336</text:p>
          </table:table-cell>
          <table:table-cell office:value-type="float" office:value="4091.9032999999999" table:style-name="ce2">
            <text:p>4091.9033</text:p>
          </table:table-cell>
          <table:table-cell table:number-columns-repeated="16382"/>
        </table:table-row>
        <table:table-row table:style-name="ro1">
          <table:table-cell office:value-type="float" office:value="12.36" table:style-name="ce2">
            <text:p>12.36</text:p>
          </table:table-cell>
          <table:table-cell office:value-type="float" office:value="4116.6464999999998" table:style-name="ce2">
            <text:p>4116.6465</text:p>
          </table:table-cell>
          <table:table-cell table:number-columns-repeated="16382"/>
        </table:table-row>
        <table:table-row table:style-name="ro1">
          <table:table-cell office:value-type="float" office:value="12.384" table:style-name="ce2">
            <text:p>12.384</text:p>
          </table:table-cell>
          <table:table-cell office:value-type="float" office:value="4141.3900000000003" table:style-name="ce2">
            <text:p>4141.39</text:p>
          </table:table-cell>
          <table:table-cell table:number-columns-repeated="16382"/>
        </table:table-row>
        <table:table-row table:style-name="ro1">
          <table:table-cell office:value-type="float" office:value="12.407999999999999" table:style-name="ce2">
            <text:p>12.408</text:p>
          </table:table-cell>
          <table:table-cell office:value-type="float" office:value="4166.134" table:style-name="ce2">
            <text:p>4166.134</text:p>
          </table:table-cell>
          <table:table-cell table:number-columns-repeated="16382"/>
        </table:table-row>
        <table:table-row table:style-name="ro1">
          <table:table-cell office:value-type="float" office:value="12.432" table:style-name="ce2">
            <text:p>12.432</text:p>
          </table:table-cell>
          <table:table-cell office:value-type="float" office:value="4190.8774000000003" table:style-name="ce2">
            <text:p>4190.8774</text:p>
          </table:table-cell>
          <table:table-cell table:number-columns-repeated="16382"/>
        </table:table-row>
        <table:table-row table:style-name="ro1">
          <table:table-cell office:value-type="float" office:value="12.456" table:style-name="ce2">
            <text:p>12.456</text:p>
          </table:table-cell>
          <table:table-cell office:value-type="float" office:value="4215.6210000000001" table:style-name="ce2">
            <text:p>4215.621</text:p>
          </table:table-cell>
          <table:table-cell table:number-columns-repeated="16382"/>
        </table:table-row>
        <table:table-row table:style-name="ro1">
          <table:table-cell office:value-type="float" office:value="12.480000499999999" table:style-name="ce2">
            <text:p>12.4800005</text:p>
          </table:table-cell>
          <table:table-cell office:value-type="float" office:value="4240.3647000000001" table:style-name="ce2">
            <text:p>4240.3647</text:p>
          </table:table-cell>
          <table:table-cell table:number-columns-repeated="16382"/>
        </table:table-row>
        <table:table-row table:style-name="ro1">
          <table:table-cell office:value-type="float" office:value="12.504" table:style-name="ce2">
            <text:p>12.504</text:p>
          </table:table-cell>
          <table:table-cell office:value-type="float" office:value="4265.1084000000001" table:style-name="ce2">
            <text:p>4265.1084</text:p>
          </table:table-cell>
          <table:table-cell table:number-columns-repeated="16382"/>
        </table:table-row>
        <table:table-row table:style-name="ro1">
          <table:table-cell office:value-type="float" office:value="12.528" table:style-name="ce2">
            <text:p>12.528</text:p>
          </table:table-cell>
          <table:table-cell office:value-type="float" office:value="4290.5722999999998" table:style-name="ce2">
            <text:p>4290.5723</text:p>
          </table:table-cell>
          <table:table-cell table:number-columns-repeated="16382"/>
        </table:table-row>
        <table:table-row table:style-name="ro1">
          <table:table-cell office:value-type="float" office:value="12.552" table:style-name="ce2">
            <text:p>12.552</text:p>
          </table:table-cell>
          <table:table-cell office:value-type="float" office:value="4294.1733000000004" table:style-name="ce2">
            <text:p>4294.1733</text:p>
          </table:table-cell>
          <table:table-cell table:number-columns-repeated="16382"/>
        </table:table-row>
        <table:table-row table:style-name="ro1">
          <table:table-cell office:value-type="float" office:value="12.576000000000001" table:style-name="ce2">
            <text:p>12.576</text:p>
          </table:table-cell>
          <table:table-cell office:value-type="float" office:value="4297.7744000000002" table:style-name="ce2">
            <text:p>4297.7744</text:p>
          </table:table-cell>
          <table:table-cell table:number-columns-repeated="16382"/>
        </table:table-row>
        <table:table-row table:style-name="ro1">
          <table:table-cell office:value-type="float" office:value="12.6" table:style-name="ce2">
            <text:p>12.6</text:p>
          </table:table-cell>
          <table:table-cell office:value-type="float" office:value="4301.3755000000001" table:style-name="ce2">
            <text:p>4301.3755</text:p>
          </table:table-cell>
          <table:table-cell table:number-columns-repeated="16382"/>
        </table:table-row>
        <table:table-row table:style-name="ro1">
          <table:table-cell office:value-type="float" office:value="12.624001" table:style-name="ce2">
            <text:p>12.624001</text:p>
          </table:table-cell>
          <table:table-cell office:value-type="float" office:value="4304.9766" table:style-name="ce2">
            <text:p>4304.9766</text:p>
          </table:table-cell>
          <table:table-cell table:number-columns-repeated="16382"/>
        </table:table-row>
        <table:table-row table:style-name="ro1">
          <table:table-cell office:value-type="float" office:value="12.648" table:style-name="ce2">
            <text:p>12.648</text:p>
          </table:table-cell>
          <table:table-cell office:value-type="float" office:value="4308.5775999999996" table:style-name="ce2">
            <text:p>4308.5776</text:p>
          </table:table-cell>
          <table:table-cell table:number-columns-repeated="16382"/>
        </table:table-row>
        <table:table-row table:style-name="ro1">
          <table:table-cell office:value-type="float" office:value="12.672000000000001" table:style-name="ce2">
            <text:p>12.672</text:p>
          </table:table-cell>
          <table:table-cell office:value-type="float" office:value="4312.1787000000004" table:style-name="ce2">
            <text:p>4312.1787</text:p>
          </table:table-cell>
          <table:table-cell table:number-columns-repeated="16382"/>
        </table:table-row>
        <table:table-row table:style-name="ro1">
          <table:table-cell office:value-type="float" office:value="12.696" table:style-name="ce2">
            <text:p>12.696</text:p>
          </table:table-cell>
          <table:table-cell office:value-type="float" office:value="4315.78" table:style-name="ce2">
            <text:p>4315.78</text:p>
          </table:table-cell>
          <table:table-cell table:number-columns-repeated="16382"/>
        </table:table-row>
        <table:table-row table:style-name="ro1">
          <table:table-cell office:value-type="float" office:value="12.72" table:style-name="ce2">
            <text:p>12.72</text:p>
          </table:table-cell>
          <table:table-cell office:value-type="float" office:value="4319.3810000000003" table:style-name="ce2">
            <text:p>4319.381</text:p>
          </table:table-cell>
          <table:table-cell table:number-columns-repeated="16382"/>
        </table:table-row>
        <table:table-row table:style-name="ro1">
          <table:table-cell office:value-type="float" office:value="12.744" table:style-name="ce2">
            <text:p>12.744</text:p>
          </table:table-cell>
          <table:table-cell office:value-type="float" office:value="4322.982" table:style-name="ce2">
            <text:p>4322.982</text:p>
          </table:table-cell>
          <table:table-cell table:number-columns-repeated="16382"/>
        </table:table-row>
        <table:table-row table:style-name="ro1">
          <table:table-cell office:value-type="float" office:value="12.768000000000001" table:style-name="ce2">
            <text:p>12.768</text:p>
          </table:table-cell>
          <table:table-cell office:value-type="float" office:value="4325.8630000000003" table:style-name="ce2">
            <text:p>4325.863</text:p>
          </table:table-cell>
          <table:table-cell table:number-columns-repeated="16382"/>
        </table:table-row>
        <table:table-row table:style-name="ro1">
          <table:table-cell office:value-type="float" office:value="12.792" table:style-name="ce2">
            <text:p>12.792</text:p>
          </table:table-cell>
          <table:table-cell office:value-type="float" office:value="4328.7437" table:style-name="ce2">
            <text:p>4328.7437</text:p>
          </table:table-cell>
          <table:table-cell table:number-columns-repeated="16382"/>
        </table:table-row>
        <table:table-row table:style-name="ro1">
          <table:table-cell office:value-type="float" office:value="12.816000000000001" table:style-name="ce2">
            <text:p>12.816</text:p>
          </table:table-cell>
          <table:table-cell office:value-type="float" office:value="4331.6244999999999" table:style-name="ce2">
            <text:p>4331.6245</text:p>
          </table:table-cell>
          <table:table-cell table:number-columns-repeated="16382"/>
        </table:table-row>
        <table:table-row table:style-name="ro1">
          <table:table-cell office:value-type="float" office:value="12.84" table:style-name="ce2">
            <text:p>12.84</text:p>
          </table:table-cell>
          <table:table-cell office:value-type="float" office:value="4334.5054" table:style-name="ce2">
            <text:p>4334.5054</text:p>
          </table:table-cell>
          <table:table-cell table:number-columns-repeated="16382"/>
        </table:table-row>
        <table:table-row table:style-name="ro1">
          <table:table-cell office:value-type="float" office:value="12.864000000000001" table:style-name="ce2">
            <text:p>12.864</text:p>
          </table:table-cell>
          <table:table-cell office:value-type="float" office:value="4337.3860000000004" table:style-name="ce2">
            <text:p>4337.386</text:p>
          </table:table-cell>
          <table:table-cell table:number-columns-repeated="16382"/>
        </table:table-row>
        <table:table-row table:style-name="ro1">
          <table:table-cell office:value-type="float" office:value="12.8880005" table:style-name="ce2">
            <text:p>12.8880005</text:p>
          </table:table-cell>
          <table:table-cell office:value-type="float" office:value="4340.2669999999998" table:style-name="ce2">
            <text:p>4340.267</text:p>
          </table:table-cell>
          <table:table-cell table:number-columns-repeated="16382"/>
        </table:table-row>
        <table:table-row table:style-name="ro1">
          <table:table-cell office:value-type="float" office:value="12.912000000000001" table:style-name="ce2">
            <text:p>12.912</text:p>
          </table:table-cell>
          <table:table-cell office:value-type="float" office:value="4343.1480000000001" table:style-name="ce2">
            <text:p>4343.148</text:p>
          </table:table-cell>
          <table:table-cell table:number-columns-repeated="16382"/>
        </table:table-row>
        <table:table-row table:style-name="ro1">
          <table:table-cell office:value-type="float" office:value="12.936" table:style-name="ce2">
            <text:p>12.936</text:p>
          </table:table-cell>
          <table:table-cell office:value-type="float" office:value="4346.0290000000005" table:style-name="ce2">
            <text:p>4346.029</text:p>
          </table:table-cell>
          <table:table-cell table:number-columns-repeated="16382"/>
        </table:table-row>
        <table:table-row table:style-name="ro1">
          <table:table-cell office:value-type="float" office:value="12.96" table:style-name="ce2">
            <text:p>12.96</text:p>
          </table:table-cell>
          <table:table-cell office:value-type="float" office:value="4348.9097000000002" table:style-name="ce2">
            <text:p>4348.9097</text:p>
          </table:table-cell>
          <table:table-cell table:number-columns-repeated="16382"/>
        </table:table-row>
        <table:table-row table:style-name="ro1">
          <table:table-cell office:value-type="float" office:value="12.984" table:style-name="ce2">
            <text:p>12.984</text:p>
          </table:table-cell>
          <table:table-cell office:value-type="float" office:value="4351.7905000000001" table:style-name="ce2">
            <text:p>4351.7905</text:p>
          </table:table-cell>
          <table:table-cell table:number-columns-repeated="16382"/>
        </table:table-row>
        <table:table-row table:style-name="ro1">
          <table:table-cell office:value-type="float" office:value="13.007999999999999" table:style-name="ce2">
            <text:p>13.008</text:p>
          </table:table-cell>
          <table:table-cell office:value-type="float" office:value="4354.6714000000002" table:style-name="ce2">
            <text:p>4354.6714</text:p>
          </table:table-cell>
          <table:table-cell table:number-columns-repeated="16382"/>
        </table:table-row>
        <table:table-row table:style-name="ro1">
          <table:table-cell office:value-type="float" office:value="13.032000999999999" table:style-name="ce2">
            <text:p>13.032001</text:p>
          </table:table-cell>
          <table:table-cell office:value-type="float" office:value="4357.5522000000001" table:style-name="ce2">
            <text:p>4357.5522</text:p>
          </table:table-cell>
          <table:table-cell table:number-columns-repeated="16382"/>
        </table:table-row>
        <table:table-row table:style-name="ro1">
          <table:table-cell office:value-type="float" office:value="13.055999999999999" table:style-name="ce2">
            <text:p>13.056</text:p>
          </table:table-cell>
          <table:table-cell office:value-type="float" office:value="4360.433" table:style-name="ce2">
            <text:p>4360.433</text:p>
          </table:table-cell>
          <table:table-cell table:number-columns-repeated="16382"/>
        </table:table-row>
        <table:table-row table:style-name="ro1">
          <table:table-cell office:value-type="float" office:value="13.08" table:style-name="ce2">
            <text:p>13.08</text:p>
          </table:table-cell>
          <table:table-cell office:value-type="float" office:value="4363.3140000000003" table:style-name="ce2">
            <text:p>4363.314</text:p>
          </table:table-cell>
          <table:table-cell table:number-columns-repeated="16382"/>
        </table:table-row>
        <table:table-row table:style-name="ro1">
          <table:table-cell office:value-type="float" office:value="13.103999999999999" table:style-name="ce2">
            <text:p>13.104</text:p>
          </table:table-cell>
          <table:table-cell office:value-type="float" office:value="4366.1949999999997" table:style-name="ce2">
            <text:p>4366.195</text:p>
          </table:table-cell>
          <table:table-cell table:number-columns-repeated="16382"/>
        </table:table-row>
        <table:table-row table:style-name="ro1">
          <table:table-cell office:value-type="float" office:value="13.128" table:style-name="ce2">
            <text:p>13.128</text:p>
          </table:table-cell>
          <table:table-cell office:value-type="float" office:value="4368.3554999999997" table:style-name="ce2">
            <text:p>4368.3555</text:p>
          </table:table-cell>
          <table:table-cell table:number-columns-repeated="16382"/>
        </table:table-row>
        <table:table-row table:style-name="ro1">
          <table:table-cell office:value-type="float" office:value="13.151999999999999" table:style-name="ce2">
            <text:p>13.152</text:p>
          </table:table-cell>
          <table:table-cell office:value-type="float" office:value="4370.5159999999996" table:style-name="ce2">
            <text:p>4370.516</text:p>
          </table:table-cell>
          <table:table-cell table:number-columns-repeated="16382"/>
        </table:table-row>
        <table:table-row table:style-name="ro1">
          <table:table-cell office:value-type="float" office:value="13.176" table:style-name="ce2">
            <text:p>13.176</text:p>
          </table:table-cell>
          <table:table-cell office:value-type="float" office:value="4393.0990000000002" table:style-name="ce2">
            <text:p>4393.099</text:p>
          </table:table-cell>
          <table:table-cell table:number-columns-repeated="16382"/>
        </table:table-row>
        <table:table-row table:style-name="ro1">
          <table:table-cell office:value-type="float" office:value="13.2" table:style-name="ce2">
            <text:p>13.2</text:p>
          </table:table-cell>
          <table:table-cell office:value-type="float" office:value="4393.8193000000001" table:style-name="ce2">
            <text:p>4393.8193</text:p>
          </table:table-cell>
          <table:table-cell table:number-columns-repeated="16382"/>
        </table:table-row>
        <table:table-row table:style-name="ro1">
          <table:table-cell office:value-type="float" office:value="13.224" table:style-name="ce2">
            <text:p>13.224</text:p>
          </table:table-cell>
          <table:table-cell office:value-type="float" office:value="4394.5396000000001" table:style-name="ce2">
            <text:p>4394.5396</text:p>
          </table:table-cell>
          <table:table-cell table:number-columns-repeated="16382"/>
        </table:table-row>
        <table:table-row table:style-name="ro1">
          <table:table-cell office:value-type="float" office:value="13.247999999999999" table:style-name="ce2">
            <text:p>13.248</text:p>
          </table:table-cell>
          <table:table-cell office:value-type="float" office:value="4395.26" table:style-name="ce2">
            <text:p>4395.26</text:p>
          </table:table-cell>
          <table:table-cell table:number-columns-repeated="16382"/>
        </table:table-row>
        <table:table-row table:style-name="ro1">
          <table:table-cell office:value-type="float" office:value="13.272" table:style-name="ce2">
            <text:p>13.272</text:p>
          </table:table-cell>
          <table:table-cell office:value-type="float" office:value="4395.9799999999996" table:style-name="ce2">
            <text:p>4395.98</text:p>
          </table:table-cell>
          <table:table-cell table:number-columns-repeated="16382"/>
        </table:table-row>
        <table:table-row table:style-name="ro1">
          <table:table-cell office:value-type="float" office:value="13.2960005" table:style-name="ce2">
            <text:p>13.2960005</text:p>
          </table:table-cell>
          <table:table-cell office:value-type="float" office:value="4396.7" table:style-name="ce2">
            <text:p>4396.7</text:p>
          </table:table-cell>
          <table:table-cell table:number-columns-repeated="16382"/>
        </table:table-row>
        <table:table-row table:style-name="ro1">
          <table:table-cell office:value-type="float" office:value="13.32" table:style-name="ce2">
            <text:p>13.32</text:p>
          </table:table-cell>
          <table:table-cell office:value-type="float" office:value="4397.4204" table:style-name="ce2">
            <text:p>4397.4204</text:p>
          </table:table-cell>
          <table:table-cell table:number-columns-repeated="16382"/>
        </table:table-row>
        <table:table-row table:style-name="ro1">
          <table:table-cell office:value-type="float" office:value="13.343999999999999" table:style-name="ce2">
            <text:p>13.344</text:p>
          </table:table-cell>
          <table:table-cell office:value-type="float" office:value="4398.1405999999997" table:style-name="ce2">
            <text:p>4398.1406</text:p>
          </table:table-cell>
          <table:table-cell table:number-columns-repeated="16382"/>
        </table:table-row>
        <table:table-row table:style-name="ro1">
          <table:table-cell office:value-type="float" office:value="13.368" table:style-name="ce2">
            <text:p>13.368</text:p>
          </table:table-cell>
          <table:table-cell office:value-type="float" office:value="4399.5810000000001" table:style-name="ce2">
            <text:p>4399.581</text:p>
          </table:table-cell>
          <table:table-cell table:number-columns-repeated="16382"/>
        </table:table-row>
        <table:table-row table:style-name="ro1">
          <table:table-cell office:value-type="float" office:value="13.391999999999999" table:style-name="ce2">
            <text:p>13.392</text:p>
          </table:table-cell>
          <table:table-cell office:value-type="float" office:value="4401.0214999999998" table:style-name="ce2">
            <text:p>4401.0215</text:p>
          </table:table-cell>
          <table:table-cell table:number-columns-repeated="16382"/>
        </table:table-row>
        <table:table-row table:style-name="ro1">
          <table:table-cell office:value-type="float" office:value="13.416" table:style-name="ce2">
            <text:p>13.416</text:p>
          </table:table-cell>
          <table:table-cell office:value-type="float" office:value="4402.4620000000004" table:style-name="ce2">
            <text:p>4402.462</text:p>
          </table:table-cell>
          <table:table-cell table:number-columns-repeated="16382"/>
        </table:table-row>
        <table:table-row table:style-name="ro1">
          <table:table-cell office:value-type="float" office:value="13.440001000000001" table:style-name="ce2">
            <text:p>13.440001</text:p>
          </table:table-cell>
          <table:table-cell office:value-type="float" office:value="4403.9022999999997" table:style-name="ce2">
            <text:p>4403.9023</text:p>
          </table:table-cell>
          <table:table-cell table:number-columns-repeated="16382"/>
        </table:table-row>
        <table:table-row table:style-name="ro1">
          <table:table-cell office:value-type="float" office:value="13.464" table:style-name="ce2">
            <text:p>13.464</text:p>
          </table:table-cell>
          <table:table-cell office:value-type="float" office:value="4404.6225999999997" table:style-name="ce2">
            <text:p>4404.6226</text:p>
          </table:table-cell>
          <table:table-cell table:number-columns-repeated="16382"/>
        </table:table-row>
        <table:table-row table:style-name="ro1">
          <table:table-cell office:value-type="float" office:value="13.488" table:style-name="ce2">
            <text:p>13.488</text:p>
          </table:table-cell>
          <table:table-cell office:value-type="float" office:value="4405.3429999999998" table:style-name="ce2">
            <text:p>4405.343</text:p>
          </table:table-cell>
          <table:table-cell table:number-columns-repeated="16382"/>
        </table:table-row>
        <table:table-row table:style-name="ro1">
          <table:table-cell office:value-type="float" office:value="13.512" table:style-name="ce2">
            <text:p>13.512</text:p>
          </table:table-cell>
          <table:table-cell office:value-type="float" office:value="4406.0630000000001" table:style-name="ce2">
            <text:p>4406.063</text:p>
          </table:table-cell>
          <table:table-cell table:number-columns-repeated="16382"/>
        </table:table-row>
        <table:table-row table:style-name="ro1">
          <table:table-cell office:value-type="float" office:value="13.536" table:style-name="ce2">
            <text:p>13.536</text:p>
          </table:table-cell>
          <table:table-cell office:value-type="float" office:value="4406.7830000000004" table:style-name="ce2">
            <text:p>4406.783</text:p>
          </table:table-cell>
          <table:table-cell table:number-columns-repeated="16382"/>
        </table:table-row>
        <table:table-row table:style-name="ro1">
          <table:table-cell office:value-type="float" office:value="13.56" table:style-name="ce2">
            <text:p>13.56</text:p>
          </table:table-cell>
          <table:table-cell office:value-type="float" office:value="4407.5033999999996" table:style-name="ce2">
            <text:p>4407.5034</text:p>
          </table:table-cell>
          <table:table-cell table:number-columns-repeated="16382"/>
        </table:table-row>
        <table:table-row table:style-name="ro1">
          <table:table-cell office:value-type="float" office:value="13.584001000000001" table:style-name="ce2">
            <text:p>13.584001</text:p>
          </table:table-cell>
          <table:table-cell office:value-type="float" office:value="4430.0864000000001" table:style-name="ce2">
            <text:p>4430.0864</text:p>
          </table:table-cell>
          <table:table-cell table:number-columns-repeated="16382"/>
        </table:table-row>
        <table:table-row table:style-name="ro1">
          <table:table-cell office:value-type="float" office:value="13.608000000000001" table:style-name="ce2">
            <text:p>13.608</text:p>
          </table:table-cell>
          <table:table-cell office:value-type="float" office:value="4430.8065999999999" table:style-name="ce2">
            <text:p>4430.8066</text:p>
          </table:table-cell>
          <table:table-cell table:number-columns-repeated="16382"/>
        </table:table-row>
        <table:table-row table:style-name="ro1">
          <table:table-cell office:value-type="float" office:value="13.632" table:style-name="ce2">
            <text:p>13.632</text:p>
          </table:table-cell>
          <table:table-cell office:value-type="float" office:value="4431.527" table:style-name="ce2">
            <text:p>4431.527</text:p>
          </table:table-cell>
          <table:table-cell table:number-columns-repeated="16382"/>
        </table:table-row>
        <table:table-row table:style-name="ro1">
          <table:table-cell office:value-type="float" office:value="13.656000000000001" table:style-name="ce2">
            <text:p>13.656</text:p>
          </table:table-cell>
          <table:table-cell office:value-type="float" office:value="4431.527" table:style-name="ce2">
            <text:p>4431.527</text:p>
          </table:table-cell>
          <table:table-cell table:number-columns-repeated="16382"/>
        </table:table-row>
        <table:table-row table:style-name="ro1">
          <table:table-cell office:value-type="float" office:value="13.68" table:style-name="ce2">
            <text:p>13.68</text:p>
          </table:table-cell>
          <table:table-cell office:value-type="float" office:value="4431.527" table:style-name="ce2">
            <text:p>4431.527</text:p>
          </table:table-cell>
          <table:table-cell table:number-columns-repeated="16382"/>
        </table:table-row>
        <table:table-row table:style-name="ro1">
          <table:table-cell office:value-type="float" office:value="13.704000000000001" table:style-name="ce2">
            <text:p>13.704</text:p>
          </table:table-cell>
          <table:table-cell office:value-type="float" office:value="4431.527" table:style-name="ce2">
            <text:p>4431.527</text:p>
          </table:table-cell>
          <table:table-cell table:number-columns-repeated="16382"/>
        </table:table-row>
        <table:table-row table:style-name="ro1">
          <table:table-cell office:value-type="float" office:value="13.728" table:style-name="ce2">
            <text:p>13.728</text:p>
          </table:table-cell>
          <table:table-cell office:value-type="float" office:value="4432.2470000000003" table:style-name="ce2">
            <text:p>4432.247</text:p>
          </table:table-cell>
          <table:table-cell table:number-columns-repeated="16382"/>
        </table:table-row>
        <table:table-row table:style-name="ro1">
          <table:table-cell office:value-type="float" office:value="13.752000000000001" table:style-name="ce2">
            <text:p>13.752</text:p>
          </table:table-cell>
          <table:table-cell office:value-type="float" office:value="4432.9673000000003" table:style-name="ce2">
            <text:p>4432.9673</text:p>
          </table:table-cell>
          <table:table-cell table:number-columns-repeated="16382"/>
        </table:table-row>
        <table:table-row table:style-name="ro1">
          <table:table-cell office:value-type="float" office:value="13.776" table:style-name="ce2">
            <text:p>13.776</text:p>
          </table:table-cell>
          <table:table-cell office:value-type="float" office:value="4433.6875" table:style-name="ce2">
            <text:p>4433.6875</text:p>
          </table:table-cell>
          <table:table-cell table:number-columns-repeated="16382"/>
        </table:table-row>
        <table:table-row table:style-name="ro1">
          <table:table-cell office:value-type="float" office:value="13.8" table:style-name="ce2">
            <text:p>13.8</text:p>
          </table:table-cell>
          <table:table-cell office:value-type="float" office:value="4434.4076999999997" table:style-name="ce2">
            <text:p>4434.4077</text:p>
          </table:table-cell>
          <table:table-cell table:number-columns-repeated="16382"/>
        </table:table-row>
        <table:table-row table:style-name="ro1">
          <table:table-cell office:value-type="float" office:value="13.824" table:style-name="ce2">
            <text:p>13.824</text:p>
          </table:table-cell>
          <table:table-cell office:value-type="float" office:value="4435.1279999999997" table:style-name="ce2">
            <text:p>4435.128</text:p>
          </table:table-cell>
          <table:table-cell table:number-columns-repeated="16382"/>
        </table:table-row>
        <table:table-row table:style-name="ro1">
          <table:table-cell office:value-type="float" office:value="13.848001" table:style-name="ce2">
            <text:p>13.848001</text:p>
          </table:table-cell>
          <table:table-cell office:value-type="float" office:value="4435.848" table:style-name="ce2">
            <text:p>4435.848</text:p>
          </table:table-cell>
          <table:table-cell table:number-columns-repeated="16382"/>
        </table:table-row>
        <table:table-row table:style-name="ro1">
          <table:table-cell office:value-type="float" office:value="13.872" table:style-name="ce2">
            <text:p>13.872</text:p>
          </table:table-cell>
          <table:table-cell office:value-type="float" office:value="4436.5684000000001" table:style-name="ce2">
            <text:p>4436.5684</text:p>
          </table:table-cell>
          <table:table-cell table:number-columns-repeated="16382"/>
        </table:table-row>
        <table:table-row table:style-name="ro1">
          <table:table-cell office:value-type="float" office:value="13.896000000000001" table:style-name="ce2">
            <text:p>13.896</text:p>
          </table:table-cell>
          <table:table-cell office:value-type="float" office:value="4436.5684000000001" table:style-name="ce2">
            <text:p>4436.5684</text:p>
          </table:table-cell>
          <table:table-cell table:number-columns-repeated="16382"/>
        </table:table-row>
        <table:table-row table:style-name="ro1">
          <table:table-cell office:value-type="float" office:value="13.92" table:style-name="ce2">
            <text:p>13.92</text:p>
          </table:table-cell>
          <table:table-cell office:value-type="float" office:value="4459.1513999999997" table:style-name="ce2">
            <text:p>4459.1514</text:p>
          </table:table-cell>
          <table:table-cell table:number-columns-repeated="16382"/>
        </table:table-row>
        <table:table-row table:style-name="ro1">
          <table:table-cell office:value-type="float" office:value="13.944000000000001" table:style-name="ce2">
            <text:p>13.944</text:p>
          </table:table-cell>
          <table:table-cell office:value-type="float" office:value="4502.8770000000004" table:style-name="ce2">
            <text:p>4502.877</text:p>
          </table:table-cell>
          <table:table-cell table:number-columns-repeated="16382"/>
        </table:table-row>
        <table:table-row table:style-name="ro1">
          <table:table-cell office:value-type="float" office:value="13.968" table:style-name="ce2">
            <text:p>13.968</text:p>
          </table:table-cell>
          <table:table-cell office:value-type="float" office:value="4524.7397000000001" table:style-name="ce2">
            <text:p>4524.7397</text:p>
          </table:table-cell>
          <table:table-cell table:number-columns-repeated="16382"/>
        </table:table-row>
        <table:table-row table:style-name="ro1">
          <table:table-cell office:value-type="float" office:value="13.992001" table:style-name="ce2">
            <text:p>13.992001</text:p>
          </table:table-cell>
          <table:table-cell office:value-type="float" office:value="4546.6025" table:style-name="ce2">
            <text:p>4546.6025</text:p>
          </table:table-cell>
          <table:table-cell table:number-columns-repeated="16382"/>
        </table:table-row>
        <table:table-row table:style-name="ro1">
          <table:table-cell office:value-type="float" office:value="14.016" table:style-name="ce2">
            <text:p>14.016</text:p>
          </table:table-cell>
          <table:table-cell office:value-type="float" office:value="4568.4652999999998" table:style-name="ce2">
            <text:p>4568.4653</text:p>
          </table:table-cell>
          <table:table-cell table:number-columns-repeated="16382"/>
        </table:table-row>
        <table:table-row table:style-name="ro1">
          <table:table-cell office:value-type="float" office:value="14.04" table:style-name="ce2">
            <text:p>14.04</text:p>
          </table:table-cell>
          <table:table-cell office:value-type="float" office:value="4590.3280000000004" table:style-name="ce2">
            <text:p>4590.328</text:p>
          </table:table-cell>
          <table:table-cell table:number-columns-repeated="16382"/>
        </table:table-row>
        <table:table-row table:style-name="ro1">
          <table:table-cell office:value-type="float" office:value="14.064" table:style-name="ce2">
            <text:p>14.064</text:p>
          </table:table-cell>
          <table:table-cell office:value-type="float" office:value="4590.3280000000004" table:style-name="ce2">
            <text:p>4590.328</text:p>
          </table:table-cell>
          <table:table-cell table:number-columns-repeated="16382"/>
        </table:table-row>
        <table:table-row table:style-name="ro1">
          <table:table-cell office:value-type="float" office:value="14.087999999999999" table:style-name="ce2">
            <text:p>14.088</text:p>
          </table:table-cell>
          <table:table-cell office:value-type="float" office:value="4590.3280000000004" table:style-name="ce2">
            <text:p>4590.328</text:p>
          </table:table-cell>
          <table:table-cell table:number-columns-repeated="16382"/>
        </table:table-row>
        <table:table-row table:style-name="ro1">
          <table:table-cell office:value-type="float" office:value="14.112" table:style-name="ce2">
            <text:p>14.112</text:p>
          </table:table-cell>
          <table:table-cell office:value-type="float" office:value="4612.9110000000001" table:style-name="ce2">
            <text:p>4612.911</text:p>
          </table:table-cell>
          <table:table-cell table:number-columns-repeated="16382"/>
        </table:table-row>
        <table:table-row table:style-name="ro1">
          <table:table-cell office:value-type="float" office:value="14.135999999999999" table:style-name="ce2">
            <text:p>14.136</text:p>
          </table:table-cell>
          <table:table-cell office:value-type="float" office:value="4635.4939999999997" table:style-name="ce2">
            <text:p>4635.494</text:p>
          </table:table-cell>
          <table:table-cell table:number-columns-repeated="16382"/>
        </table:table-row>
        <table:table-row table:style-name="ro1">
          <table:table-cell office:value-type="float" office:value="14.16" table:style-name="ce2">
            <text:p>14.16</text:p>
          </table:table-cell>
          <table:table-cell office:value-type="float" office:value="4658.0770000000002" table:style-name="ce2">
            <text:p>4658.077</text:p>
          </table:table-cell>
          <table:table-cell table:number-columns-repeated="16382"/>
        </table:table-row>
        <table:table-row table:style-name="ro1">
          <table:table-cell office:value-type="float" office:value="14.183999999999999" table:style-name="ce2">
            <text:p>14.184</text:p>
          </table:table-cell>
          <table:table-cell office:value-type="float" office:value="4680.66" table:style-name="ce2">
            <text:p>4680.66</text:p>
          </table:table-cell>
          <table:table-cell table:number-columns-repeated="16382"/>
        </table:table-row>
        <table:table-row table:style-name="ro1">
          <table:table-cell office:value-type="float" office:value="14.208" table:style-name="ce2">
            <text:p>14.208</text:p>
          </table:table-cell>
          <table:table-cell office:value-type="float" office:value="4703.2430000000004" table:style-name="ce2">
            <text:p>4703.243</text:p>
          </table:table-cell>
          <table:table-cell table:number-columns-repeated="16382"/>
        </table:table-row>
        <table:table-row table:style-name="ro1">
          <table:table-cell office:value-type="float" office:value="14.231999999999999" table:style-name="ce2">
            <text:p>14.232</text:p>
          </table:table-cell>
          <table:table-cell office:value-type="float" office:value="4725.826" table:style-name="ce2">
            <text:p>4725.826</text:p>
          </table:table-cell>
          <table:table-cell table:number-columns-repeated="16382"/>
        </table:table-row>
        <table:table-row table:style-name="ro1">
          <table:table-cell office:value-type="float" office:value="14.256000500000001" table:style-name="ce2">
            <text:p>14.2560005</text:p>
          </table:table-cell>
          <table:table-cell office:value-type="float" office:value="4748.4089999999997" table:style-name="ce2">
            <text:p>4748.409</text:p>
          </table:table-cell>
          <table:table-cell table:number-columns-repeated="16382"/>
        </table:table-row>
        <table:table-row table:style-name="ro1">
          <table:table-cell office:value-type="float" office:value="14.28" table:style-name="ce2">
            <text:p>14.28</text:p>
          </table:table-cell>
          <table:table-cell office:value-type="float" office:value="4770.9920000000002" table:style-name="ce2">
            <text:p>4770.992</text:p>
          </table:table-cell>
          <table:table-cell table:number-columns-repeated="16382"/>
        </table:table-row>
        <table:table-row table:style-name="ro1">
          <table:table-cell office:value-type="float" office:value="14.304" table:style-name="ce2">
            <text:p>14.304</text:p>
          </table:table-cell>
          <table:table-cell office:value-type="float" office:value="4793.5749999999998" table:style-name="ce2">
            <text:p>4793.575</text:p>
          </table:table-cell>
          <table:table-cell table:number-columns-repeated="16382"/>
        </table:table-row>
        <table:table-row table:style-name="ro1">
          <table:table-cell office:value-type="float" office:value="14.327999999999999" table:style-name="ce2">
            <text:p>14.328</text:p>
          </table:table-cell>
          <table:table-cell office:value-type="float" office:value="4816.1580000000004" table:style-name="ce2">
            <text:p>4816.158</text:p>
          </table:table-cell>
          <table:table-cell table:number-columns-repeated="16382"/>
        </table:table-row>
        <table:table-row table:style-name="ro1">
          <table:table-cell office:value-type="float" office:value="14.352" table:style-name="ce2">
            <text:p>14.352</text:p>
          </table:table-cell>
          <table:table-cell office:value-type="float" office:value="4838.741" table:style-name="ce2">
            <text:p>4838.741</text:p>
          </table:table-cell>
          <table:table-cell table:number-columns-repeated="16382"/>
        </table:table-row>
        <table:table-row table:style-name="ro1">
          <table:table-cell office:value-type="float" office:value="14.375999999999999" table:style-name="ce2">
            <text:p>14.376</text:p>
          </table:table-cell>
          <table:table-cell office:value-type="float" office:value="4861.3239999999996" table:style-name="ce2">
            <text:p>4861.324</text:p>
          </table:table-cell>
          <table:table-cell table:number-columns-repeated="16382"/>
        </table:table-row>
        <table:table-row table:style-name="ro1">
          <table:table-cell office:value-type="float" office:value="14.400001" table:style-name="ce2">
            <text:p>14.400001</text:p>
          </table:table-cell>
          <table:table-cell office:value-type="float" office:value="4862.0443999999998" table:style-name="ce2">
            <text:p>4862.0444</text:p>
          </table:table-cell>
          <table:table-cell table:number-columns-repeated="16382"/>
        </table:table-row>
        <table:table-row table:style-name="ro1">
          <table:table-cell office:value-type="float" office:value="14.423999999999999" table:style-name="ce2">
            <text:p>14.424</text:p>
          </table:table-cell>
          <table:table-cell office:value-type="float" office:value="4862.7646000000004" table:style-name="ce2">
            <text:p>4862.7646</text:p>
          </table:table-cell>
          <table:table-cell table:number-columns-repeated="16382"/>
        </table:table-row>
        <table:table-row table:style-name="ro1">
          <table:table-cell office:value-type="float" office:value="14.448" table:style-name="ce2">
            <text:p>14.448</text:p>
          </table:table-cell>
          <table:table-cell office:value-type="float" office:value="4863.4849999999997" table:style-name="ce2">
            <text:p>4863.485</text:p>
          </table:table-cell>
          <table:table-cell table:number-columns-repeated="16382"/>
        </table:table-row>
        <table:table-row table:style-name="ro1">
          <table:table-cell office:value-type="float" office:value="14.472" table:style-name="ce2">
            <text:p>14.472</text:p>
          </table:table-cell>
          <table:table-cell office:value-type="float" office:value="4864.2049999999999" table:style-name="ce2">
            <text:p>4864.205</text:p>
          </table:table-cell>
          <table:table-cell table:number-columns-repeated="16382"/>
        </table:table-row>
        <table:table-row table:style-name="ro1">
          <table:table-cell office:value-type="float" office:value="14.496" table:style-name="ce2">
            <text:p>14.496</text:p>
          </table:table-cell>
          <table:table-cell office:value-type="float" office:value="4864.9252999999999" table:style-name="ce2">
            <text:p>4864.9253</text:p>
          </table:table-cell>
          <table:table-cell table:number-columns-repeated="16382"/>
        </table:table-row>
        <table:table-row table:style-name="ro1">
          <table:table-cell office:value-type="float" office:value="14.52" table:style-name="ce2">
            <text:p>14.52</text:p>
          </table:table-cell>
          <table:table-cell office:value-type="float" office:value="4865.6454999999996" table:style-name="ce2">
            <text:p>4865.6455</text:p>
          </table:table-cell>
          <table:table-cell table:number-columns-repeated="16382"/>
        </table:table-row>
        <table:table-row table:style-name="ro1">
          <table:table-cell office:value-type="float" office:value="14.544" table:style-name="ce2">
            <text:p>14.544</text:p>
          </table:table-cell>
          <table:table-cell office:value-type="float" office:value="4866.3657000000003" table:style-name="ce2">
            <text:p>4866.3657</text:p>
          </table:table-cell>
          <table:table-cell table:number-columns-repeated="16382"/>
        </table:table-row>
        <table:table-row table:style-name="ro1">
          <table:table-cell office:value-type="float" office:value="14.568" table:style-name="ce2">
            <text:p>14.568</text:p>
          </table:table-cell>
          <table:table-cell office:value-type="float" office:value="4867.0860000000002" table:style-name="ce2">
            <text:p>4867.086</text:p>
          </table:table-cell>
          <table:table-cell table:number-columns-repeated="16382"/>
        </table:table-row>
        <table:table-row table:style-name="ro1">
          <table:table-cell office:value-type="float" office:value="14.592000000000001" table:style-name="ce2">
            <text:p>14.592</text:p>
          </table:table-cell>
          <table:table-cell office:value-type="float" office:value="4867.8059999999996" table:style-name="ce2">
            <text:p>4867.806</text:p>
          </table:table-cell>
          <table:table-cell table:number-columns-repeated="16382"/>
        </table:table-row>
        <table:table-row table:style-name="ro1">
          <table:table-cell office:value-type="float" office:value="14.616" table:style-name="ce2">
            <text:p>14.616</text:p>
          </table:table-cell>
          <table:table-cell office:value-type="float" office:value="4868.5263999999997" table:style-name="ce2">
            <text:p>4868.5264</text:p>
          </table:table-cell>
          <table:table-cell table:number-columns-repeated="16382"/>
        </table:table-row>
        <table:table-row table:style-name="ro1">
          <table:table-cell office:value-type="float" office:value="14.64" table:style-name="ce2">
            <text:p>14.64</text:p>
          </table:table-cell>
          <table:table-cell office:value-type="float" office:value="4869.2466000000004" table:style-name="ce2">
            <text:p>4869.2466</text:p>
          </table:table-cell>
          <table:table-cell table:number-columns-repeated="16382"/>
        </table:table-row>
        <table:table-row table:style-name="ro1">
          <table:table-cell office:value-type="float" office:value="14.6640005" table:style-name="ce2">
            <text:p>14.6640005</text:p>
          </table:table-cell>
          <table:table-cell office:value-type="float" office:value="4869.9669999999996" table:style-name="ce2">
            <text:p>4869.967</text:p>
          </table:table-cell>
          <table:table-cell table:number-columns-repeated="16382"/>
        </table:table-row>
        <table:table-row table:style-name="ro1">
          <table:table-cell office:value-type="float" office:value="14.688000000000001" table:style-name="ce2">
            <text:p>14.688</text:p>
          </table:table-cell>
          <table:table-cell office:value-type="float" office:value="4870.6869999999999" table:style-name="ce2">
            <text:p>4870.687</text:p>
          </table:table-cell>
          <table:table-cell table:number-columns-repeated="16382"/>
        </table:table-row>
        <table:table-row table:style-name="ro1">
          <table:table-cell office:value-type="float" office:value="14.712" table:style-name="ce2">
            <text:p>14.712</text:p>
          </table:table-cell>
          <table:table-cell office:value-type="float" office:value="4871.4070000000002" table:style-name="ce2">
            <text:p>4871.407</text:p>
          </table:table-cell>
          <table:table-cell table:number-columns-repeated="16382"/>
        </table:table-row>
        <table:table-row table:style-name="ro1">
          <table:table-cell office:value-type="float" office:value="14.736000000000001" table:style-name="ce2">
            <text:p>14.736</text:p>
          </table:table-cell>
          <table:table-cell office:value-type="float" office:value="4872.1274000000003" table:style-name="ce2">
            <text:p>4872.1274</text:p>
          </table:table-cell>
          <table:table-cell table:number-columns-repeated="16382"/>
        </table:table-row>
        <table:table-row table:style-name="ro1">
          <table:table-cell office:value-type="float" office:value="14.76" table:style-name="ce2">
            <text:p>14.76</text:p>
          </table:table-cell>
          <table:table-cell office:value-type="float" office:value="4872.8477000000003" table:style-name="ce2">
            <text:p>4872.8477</text:p>
          </table:table-cell>
          <table:table-cell table:number-columns-repeated="16382"/>
        </table:table-row>
        <table:table-row table:style-name="ro1">
          <table:table-cell office:value-type="float" office:value="14.784000000000001" table:style-name="ce2">
            <text:p>14.784</text:p>
          </table:table-cell>
          <table:table-cell office:value-type="float" office:value="4873.5680000000002" table:style-name="ce2">
            <text:p>4873.568</text:p>
          </table:table-cell>
          <table:table-cell table:number-columns-repeated="16382"/>
        </table:table-row>
        <table:table-row table:style-name="ro1">
          <table:table-cell office:value-type="float" office:value="14.808001000000001" table:style-name="ce2">
            <text:p>14.808001</text:p>
          </table:table-cell>
          <table:table-cell office:value-type="float" office:value="4874.2879999999996" table:style-name="ce2">
            <text:p>4874.288</text:p>
          </table:table-cell>
          <table:table-cell table:number-columns-repeated="16382"/>
        </table:table-row>
        <table:table-row table:style-name="ro1">
          <table:table-cell office:value-type="float" office:value="14.832000000000001" table:style-name="ce2">
            <text:p>14.832</text:p>
          </table:table-cell>
          <table:table-cell office:value-type="float" office:value="4875.0083000000004" table:style-name="ce2">
            <text:p>4875.0083</text:p>
          </table:table-cell>
          <table:table-cell table:number-columns-repeated="16382"/>
        </table:table-row>
        <table:table-row table:style-name="ro1">
          <table:table-cell office:value-type="float" office:value="14.856" table:style-name="ce2">
            <text:p>14.856</text:p>
          </table:table-cell>
          <table:table-cell office:value-type="float" office:value="4875.0083000000004" table:style-name="ce2">
            <text:p>4875.0083</text:p>
          </table:table-cell>
          <table:table-cell table:number-columns-repeated="16382"/>
        </table:table-row>
        <table:table-row table:style-name="ro1">
          <table:table-cell office:value-type="float" office:value="14.88" table:style-name="ce2">
            <text:p>14.88</text:p>
          </table:table-cell>
          <table:table-cell office:value-type="float" office:value="4875.0083000000004" table:style-name="ce2">
            <text:p>4875.0083</text:p>
          </table:table-cell>
          <table:table-cell table:number-columns-repeated="16382"/>
        </table:table-row>
        <table:table-row table:style-name="ro1">
          <table:table-cell office:value-type="float" office:value="14.904" table:style-name="ce2">
            <text:p>14.904</text:p>
          </table:table-cell>
          <table:table-cell office:value-type="float" office:value="4875.0083000000004" table:style-name="ce2">
            <text:p>4875.0083</text:p>
          </table:table-cell>
          <table:table-cell table:number-columns-repeated="16382"/>
        </table:table-row>
        <table:table-row table:style-name="ro1">
          <table:table-cell office:value-type="float" office:value="14.928000000000001" table:style-name="ce2">
            <text:p>14.928</text:p>
          </table:table-cell>
          <table:table-cell office:value-type="float" office:value="4875.0083000000004" table:style-name="ce2">
            <text:p>4875.0083</text:p>
          </table:table-cell>
          <table:table-cell table:number-columns-repeated="16382"/>
        </table:table-row>
        <table:table-row table:style-name="ro1">
          <table:table-cell office:value-type="float" office:value="14.952" table:style-name="ce2">
            <text:p>14.952</text:p>
          </table:table-cell>
          <table:table-cell office:value-type="float" office:value="4875.0083000000004" table:style-name="ce2">
            <text:p>4875.0083</text:p>
          </table:table-cell>
          <table:table-cell table:number-columns-repeated="16382"/>
        </table:table-row>
        <table:table-row table:style-name="ro1">
          <table:table-cell office:value-type="float" office:value="14.976000000000001" table:style-name="ce2">
            <text:p>14.976</text:p>
          </table:table-cell>
          <table:table-cell office:value-type="float" office:value="4875.0083000000004" table:style-name="ce2">
            <text:p>4875.0083</text:p>
          </table:table-cell>
          <table:table-cell table:number-columns-repeated="16382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4875.0083000000004" table:style-name="ce2">
            <text:p>4875.0083</text:p>
          </table:table-cell>
          <table:table-cell table:number-columns-repeated="16382"/>
        </table:table-row>
        <table:table-row table:style-name="ro1">
          <table:table-cell office:value-type="float" office:value="15.023999999999999" table:style-name="ce2">
            <text:p>15.024</text:p>
          </table:table-cell>
          <table:table-cell office:value-type="float" office:value="4875.0083000000004" table:style-name="ce2">
            <text:p>4875.0083</text:p>
          </table:table-cell>
          <table:table-cell table:number-columns-repeated="16382"/>
        </table:table-row>
        <table:table-row table:style-name="ro1">
          <table:table-cell office:value-type="float" office:value="15.048" table:style-name="ce2">
            <text:p>15.048</text:p>
          </table:table-cell>
          <table:table-cell office:value-type="float" office:value="4876.4486999999999" table:style-name="ce2">
            <text:p>4876.4487</text:p>
          </table:table-cell>
          <table:table-cell table:number-columns-repeated="16382"/>
        </table:table-row>
        <table:table-row table:style-name="ro1">
          <table:table-cell office:value-type="float" office:value="15.0720005" table:style-name="ce2">
            <text:p>15.0720005</text:p>
          </table:table-cell>
          <table:table-cell office:value-type="float" office:value="4877.8890000000001" table:style-name="ce2">
            <text:p>4877.889</text:p>
          </table:table-cell>
          <table:table-cell table:number-columns-repeated="16382"/>
        </table:table-row>
        <table:table-row table:style-name="ro1">
          <table:table-cell office:value-type="float" office:value="15.096" table:style-name="ce2">
            <text:p>15.096</text:p>
          </table:table-cell>
          <table:table-cell office:value-type="float" office:value="4879.3296" table:style-name="ce2">
            <text:p>4879.3296</text:p>
          </table:table-cell>
          <table:table-cell table:number-columns-repeated="16382"/>
        </table:table-row>
        <table:table-row table:style-name="ro1">
          <table:table-cell office:value-type="float" office:value="15.12" table:style-name="ce2">
            <text:p>15.12</text:p>
          </table:table-cell>
          <table:table-cell office:value-type="float" office:value="4880.7700000000004" table:style-name="ce2">
            <text:p>4880.77</text:p>
          </table:table-cell>
          <table:table-cell table:number-columns-repeated="16382"/>
        </table:table-row>
        <table:table-row table:style-name="ro1">
          <table:table-cell office:value-type="float" office:value="15.144" table:style-name="ce2">
            <text:p>15.144</text:p>
          </table:table-cell>
          <table:table-cell office:value-type="float" office:value="4882.2103999999999" table:style-name="ce2">
            <text:p>4882.2104</text:p>
          </table:table-cell>
          <table:table-cell table:number-columns-repeated="16382"/>
        </table:table-row>
        <table:table-row table:style-name="ro1">
          <table:table-cell office:value-type="float" office:value="15.167999999999999" table:style-name="ce2">
            <text:p>15.168</text:p>
          </table:table-cell>
          <table:table-cell office:value-type="float" office:value="4883.6509999999998" table:style-name="ce2">
            <text:p>4883.651</text:p>
          </table:table-cell>
          <table:table-cell table:number-columns-repeated="16382"/>
        </table:table-row>
        <table:table-row table:style-name="ro1">
          <table:table-cell office:value-type="float" office:value="15.192" table:style-name="ce2">
            <text:p>15.192</text:p>
          </table:table-cell>
          <table:table-cell office:value-type="float" office:value="4885.0913" table:style-name="ce2">
            <text:p>4885.0913</text:p>
          </table:table-cell>
          <table:table-cell table:number-columns-repeated="16382"/>
        </table:table-row>
        <table:table-row table:style-name="ro1">
          <table:table-cell office:value-type="float" office:value="15.216001" table:style-name="ce2">
            <text:p>15.216001</text:p>
          </table:table-cell>
          <table:table-cell office:value-type="float" office:value="4886.5316999999995" table:style-name="ce2">
            <text:p>4886.5317</text:p>
          </table:table-cell>
          <table:table-cell table:number-columns-repeated="16382"/>
        </table:table-row>
        <table:table-row table:style-name="ro1">
          <table:table-cell office:value-type="float" office:value="15.24" table:style-name="ce2">
            <text:p>15.24</text:p>
          </table:table-cell>
          <table:table-cell office:value-type="float" office:value="4887.9719999999998" table:style-name="ce2">
            <text:p>4887.972</text:p>
          </table:table-cell>
          <table:table-cell table:number-columns-repeated="16382"/>
        </table:table-row>
        <table:table-row table:style-name="ro1">
          <table:table-cell office:value-type="float" office:value="15.263999999999999" table:style-name="ce2">
            <text:p>15.264</text:p>
          </table:table-cell>
          <table:table-cell office:value-type="float" office:value="4889.4125999999997" table:style-name="ce2">
            <text:p>4889.4126</text:p>
          </table:table-cell>
          <table:table-cell table:number-columns-repeated="16382"/>
        </table:table-row>
        <table:table-row table:style-name="ro1">
          <table:table-cell office:value-type="float" office:value="15.288" table:style-name="ce2">
            <text:p>15.288</text:p>
          </table:table-cell>
          <table:table-cell office:value-type="float" office:value="4890.8530000000001" table:style-name="ce2">
            <text:p>4890.853</text:p>
          </table:table-cell>
          <table:table-cell table:number-columns-repeated="16382"/>
        </table:table-row>
        <table:table-row table:style-name="ro1">
          <table:table-cell office:value-type="float" office:value="15.311999999999999" table:style-name="ce2">
            <text:p>15.312</text:p>
          </table:table-cell>
          <table:table-cell office:value-type="float" office:value="4892.2934999999998" table:style-name="ce2">
            <text:p>4892.2935</text:p>
          </table:table-cell>
          <table:table-cell table:number-columns-repeated="16382"/>
        </table:table-row>
        <table:table-row table:style-name="ro1">
          <table:table-cell office:value-type="float" office:value="15.336" table:style-name="ce2">
            <text:p>15.336</text:p>
          </table:table-cell>
          <table:table-cell office:value-type="float" office:value="4893.7340000000004" table:style-name="ce2">
            <text:p>4893.734</text:p>
          </table:table-cell>
          <table:table-cell table:number-columns-repeated="16382"/>
        </table:table-row>
        <table:table-row table:style-name="ro1">
          <table:table-cell office:value-type="float" office:value="15.360001" table:style-name="ce2">
            <text:p>15.360001</text:p>
          </table:table-cell>
          <table:table-cell office:value-type="float" office:value="4895.1742999999997" table:style-name="ce2">
            <text:p>4895.1743</text:p>
          </table:table-cell>
          <table:table-cell table:number-columns-repeated="16382"/>
        </table:table-row>
        <table:table-row table:style-name="ro1">
          <table:table-cell office:value-type="float" office:value="15.384" table:style-name="ce2">
            <text:p>15.384</text:p>
          </table:table-cell>
          <table:table-cell office:value-type="float" office:value="4896.6147000000001" table:style-name="ce2">
            <text:p>4896.6147</text:p>
          </table:table-cell>
          <table:table-cell table:number-columns-repeated="16382"/>
        </table:table-row>
        <table:table-row table:style-name="ro1">
          <table:table-cell office:value-type="float" office:value="15.407999999999999" table:style-name="ce2">
            <text:p>15.408</text:p>
          </table:table-cell>
          <table:table-cell office:value-type="float" office:value="4898.0550000000003" table:style-name="ce2">
            <text:p>4898.055</text:p>
          </table:table-cell>
          <table:table-cell table:number-columns-repeated="16382"/>
        </table:table-row>
        <table:table-row table:style-name="ro1">
          <table:table-cell office:value-type="float" office:value="15.432" table:style-name="ce2">
            <text:p>15.432</text:p>
          </table:table-cell>
          <table:table-cell office:value-type="float" office:value="4899.4956000000002" table:style-name="ce2">
            <text:p>4899.4956</text:p>
          </table:table-cell>
          <table:table-cell table:number-columns-repeated="16382"/>
        </table:table-row>
        <table:table-row table:style-name="ro1">
          <table:table-cell office:value-type="float" office:value="15.456" table:style-name="ce2">
            <text:p>15.456</text:p>
          </table:table-cell>
          <table:table-cell office:value-type="float" office:value="4900.9359999999997" table:style-name="ce2">
            <text:p>4900.936</text:p>
          </table:table-cell>
          <table:table-cell table:number-columns-repeated="16382"/>
        </table:table-row>
        <table:table-row table:style-name="ro1">
          <table:table-cell office:value-type="float" office:value="15.480000499999999" table:style-name="ce2">
            <text:p>15.4800005</text:p>
          </table:table-cell>
          <table:table-cell office:value-type="float" office:value="4903.0967000000001" table:style-name="ce2">
            <text:p>4903.0967</text:p>
          </table:table-cell>
          <table:table-cell table:number-columns-repeated="16382"/>
        </table:table-row>
        <table:table-row table:style-name="ro1">
          <table:table-cell office:value-type="float" office:value="15.504" table:style-name="ce2">
            <text:p>15.504</text:p>
          </table:table-cell>
          <table:table-cell office:value-type="float" office:value="4927.12" table:style-name="ce2">
            <text:p>4927.12</text:p>
          </table:table-cell>
          <table:table-cell table:number-columns-repeated="16382"/>
        </table:table-row>
        <table:table-row table:style-name="ro1">
          <table:table-cell office:value-type="float" office:value="15.528" table:style-name="ce2">
            <text:p>15.528</text:p>
          </table:table-cell>
          <table:table-cell office:value-type="float" office:value="4929.2809999999999" table:style-name="ce2">
            <text:p>4929.281</text:p>
          </table:table-cell>
          <table:table-cell table:number-columns-repeated="16382"/>
        </table:table-row>
        <table:table-row table:style-name="ro1">
          <table:table-cell office:value-type="float" office:value="15.552" table:style-name="ce2">
            <text:p>15.552</text:p>
          </table:table-cell>
          <table:table-cell office:value-type="float" office:value="4931.4413999999997" table:style-name="ce2">
            <text:p>4931.4414</text:p>
          </table:table-cell>
          <table:table-cell table:number-columns-repeated="16382"/>
        </table:table-row>
        <table:table-row table:style-name="ro1">
          <table:table-cell office:value-type="float" office:value="15.576000000000001" table:style-name="ce2">
            <text:p>15.576</text:p>
          </table:table-cell>
          <table:table-cell office:value-type="float" office:value="4932.8819999999996" table:style-name="ce2">
            <text:p>4932.882</text:p>
          </table:table-cell>
          <table:table-cell table:number-columns-repeated="16382"/>
        </table:table-row>
        <table:table-row table:style-name="ro1">
          <table:table-cell office:value-type="float" office:value="15.6" table:style-name="ce2">
            <text:p>15.6</text:p>
          </table:table-cell>
          <table:table-cell office:value-type="float" office:value="4956.1850000000004" table:style-name="ce2">
            <text:p>4956.185</text:p>
          </table:table-cell>
          <table:table-cell table:number-columns-repeated="16382"/>
        </table:table-row>
        <table:table-row table:style-name="ro1">
          <table:table-cell office:value-type="float" office:value="15.624001" table:style-name="ce2">
            <text:p>15.624001</text:p>
          </table:table-cell>
          <table:table-cell office:value-type="float" office:value="4979.4883" table:style-name="ce2">
            <text:p>4979.4883</text:p>
          </table:table-cell>
          <table:table-cell table:number-columns-repeated="16382"/>
        </table:table-row>
        <table:table-row table:style-name="ro1">
          <table:table-cell office:value-type="float" office:value="15.648" table:style-name="ce2">
            <text:p>15.648</text:p>
          </table:table-cell>
          <table:table-cell office:value-type="float" office:value="5002.7915000000003" table:style-name="ce2">
            <text:p>5002.7915</text:p>
          </table:table-cell>
          <table:table-cell table:number-columns-repeated="16382"/>
        </table:table-row>
        <table:table-row table:style-name="ro1">
          <table:table-cell office:value-type="float" office:value="15.672000000000001" table:style-name="ce2">
            <text:p>15.672</text:p>
          </table:table-cell>
          <table:table-cell office:value-type="float" office:value="5026.0946999999996" table:style-name="ce2">
            <text:p>5026.0947</text:p>
          </table:table-cell>
          <table:table-cell table:number-columns-repeated="16382"/>
        </table:table-row>
        <table:table-row table:style-name="ro1">
          <table:table-cell office:value-type="float" office:value="15.696" table:style-name="ce2">
            <text:p>15.696</text:p>
          </table:table-cell>
          <table:table-cell office:value-type="float" office:value="5048.6777000000002" table:style-name="ce2">
            <text:p>5048.6777</text:p>
          </table:table-cell>
          <table:table-cell table:number-columns-repeated="16382"/>
        </table:table-row>
        <table:table-row table:style-name="ro1">
          <table:table-cell office:value-type="float" office:value="15.72" table:style-name="ce2">
            <text:p>15.72</text:p>
          </table:table-cell>
          <table:table-cell office:value-type="float" office:value="5071.2606999999998" table:style-name="ce2">
            <text:p>5071.2607</text:p>
          </table:table-cell>
          <table:table-cell table:number-columns-repeated="16382"/>
        </table:table-row>
        <table:table-row table:style-name="ro1">
          <table:table-cell office:value-type="float" office:value="15.744" table:style-name="ce2">
            <text:p>15.744</text:p>
          </table:table-cell>
          <table:table-cell office:value-type="float" office:value="5093.8437999999996" table:style-name="ce2">
            <text:p>5093.8438</text:p>
          </table:table-cell>
          <table:table-cell table:number-columns-repeated="16382"/>
        </table:table-row>
        <table:table-row table:style-name="ro1">
          <table:table-cell office:value-type="float" office:value="15.768001" table:style-name="ce2">
            <text:p>15.768001</text:p>
          </table:table-cell>
          <table:table-cell office:value-type="float" office:value="5116.4269999999997" table:style-name="ce2">
            <text:p>5116.427</text:p>
          </table:table-cell>
          <table:table-cell table:number-columns-repeated="16382"/>
        </table:table-row>
        <table:table-row table:style-name="ro1">
          <table:table-cell office:value-type="float" office:value="15.792" table:style-name="ce2">
            <text:p>15.792</text:p>
          </table:table-cell>
          <table:table-cell office:value-type="float" office:value="5139.01" table:style-name="ce2">
            <text:p>5139.01</text:p>
          </table:table-cell>
          <table:table-cell table:number-columns-repeated="16382"/>
        </table:table-row>
        <table:table-row table:style-name="ro1">
          <table:table-cell office:value-type="float" office:value="15.816000000000001" table:style-name="ce2">
            <text:p>15.816</text:p>
          </table:table-cell>
          <table:table-cell office:value-type="float" office:value="5161.5929999999998" table:style-name="ce2">
            <text:p>5161.593</text:p>
          </table:table-cell>
          <table:table-cell table:number-columns-repeated="16382"/>
        </table:table-row>
        <table:table-row table:style-name="ro1">
          <table:table-cell office:value-type="float" office:value="15.84" table:style-name="ce2">
            <text:p>15.84</text:p>
          </table:table-cell>
          <table:table-cell office:value-type="float" office:value="5162.3130000000001" table:style-name="ce2">
            <text:p>5162.313</text:p>
          </table:table-cell>
          <table:table-cell table:number-columns-repeated="16382"/>
        </table:table-row>
        <table:table-row table:style-name="ro1">
          <table:table-cell office:value-type="float" office:value="15.864000000000001" table:style-name="ce2">
            <text:p>15.864</text:p>
          </table:table-cell>
          <table:table-cell office:value-type="float" office:value="5163.0330000000004" table:style-name="ce2">
            <text:p>5163.033</text:p>
          </table:table-cell>
          <table:table-cell table:number-columns-repeated="16382"/>
        </table:table-row>
        <table:table-row table:style-name="ro1">
          <table:table-cell office:value-type="float" office:value="15.8880005" table:style-name="ce2">
            <text:p>15.8880005</text:p>
          </table:table-cell>
          <table:table-cell office:value-type="float" office:value="5163.7533999999996" table:style-name="ce2">
            <text:p>5163.7534</text:p>
          </table:table-cell>
          <table:table-cell table:number-columns-repeated="16382"/>
        </table:table-row>
        <table:table-row table:style-name="ro1">
          <table:table-cell office:value-type="float" office:value="15.912000000000001" table:style-name="ce2">
            <text:p>15.912</text:p>
          </table:table-cell>
          <table:table-cell office:value-type="float" office:value="5164.4736000000003" table:style-name="ce2">
            <text:p>5164.4736</text:p>
          </table:table-cell>
          <table:table-cell table:number-columns-repeated="16382"/>
        </table:table-row>
        <table:table-row table:style-name="ro1">
          <table:table-cell office:value-type="float" office:value="15.936" table:style-name="ce2">
            <text:p>15.936</text:p>
          </table:table-cell>
          <table:table-cell office:value-type="float" office:value="5165.1940000000004" table:style-name="ce2">
            <text:p>5165.194</text:p>
          </table:table-cell>
          <table:table-cell table:number-columns-repeated="16382"/>
        </table:table-row>
        <table:table-row table:style-name="ro1">
          <table:table-cell office:value-type="float" office:value="15.96" table:style-name="ce2">
            <text:p>15.96</text:p>
          </table:table-cell>
          <table:table-cell office:value-type="float" office:value="5165.9139999999998" table:style-name="ce2">
            <text:p>5165.914</text:p>
          </table:table-cell>
          <table:table-cell table:number-columns-repeated="16382"/>
        </table:table-row>
        <table:table-row table:style-name="ro1">
          <table:table-cell office:value-type="float" office:value="15.984" table:style-name="ce2">
            <text:p>15.984</text:p>
          </table:table-cell>
          <table:table-cell office:value-type="float" office:value="5166.6342999999997" table:style-name="ce2">
            <text:p>5166.6343</text:p>
          </table:table-cell>
          <table:table-cell table:number-columns-repeated="16382"/>
        </table:table-row>
        <table:table-row table:style-name="ro1">
          <table:table-cell office:value-type="float" office:value="16.007999999999999" table:style-name="ce2">
            <text:p>16.008</text:p>
          </table:table-cell>
          <table:table-cell office:value-type="float" office:value="5167.3545000000004" table:style-name="ce2">
            <text:p>5167.3545</text:p>
          </table:table-cell>
          <table:table-cell table:number-columns-repeated="16382"/>
        </table:table-row>
        <table:table-row table:style-name="ro1">
          <table:table-cell office:value-type="float" office:value="16.032" table:style-name="ce2">
            <text:p>16.032</text:p>
          </table:table-cell>
          <table:table-cell office:value-type="float" office:value="5168.0747000000001" table:style-name="ce2">
            <text:p>5168.0747</text:p>
          </table:table-cell>
          <table:table-cell table:number-columns-repeated="16382"/>
        </table:table-row>
        <table:table-row table:style-name="ro1">
          <table:table-cell office:value-type="float" office:value="16.056000000000001" table:style-name="ce2">
            <text:p>16.056</text:p>
          </table:table-cell>
          <table:table-cell office:value-type="float" office:value="5168.7950000000001" table:style-name="ce2">
            <text:p>5168.795</text:p>
          </table:table-cell>
          <table:table-cell table:number-columns-repeated="16382"/>
        </table:table-row>
        <table:table-row table:style-name="ro1">
          <table:table-cell office:value-type="float" office:value="16.079999999999998" table:style-name="ce2">
            <text:p>16.08</text:p>
          </table:table-cell>
          <table:table-cell office:value-type="float" office:value="5169.5150000000003" table:style-name="ce2">
            <text:p>5169.515</text:p>
          </table:table-cell>
          <table:table-cell table:number-columns-repeated="16382"/>
        </table:table-row>
        <table:table-row table:style-name="ro1">
          <table:table-cell office:value-type="float" office:value="16.103999999999999" table:style-name="ce2">
            <text:p>16.104</text:p>
          </table:table-cell>
          <table:table-cell office:value-type="float" office:value="5170.2353999999996" table:style-name="ce2">
            <text:p>5170.2354</text:p>
          </table:table-cell>
          <table:table-cell table:number-columns-repeated="16382"/>
        </table:table-row>
        <table:table-row table:style-name="ro1">
          <table:table-cell office:value-type="float" office:value="16.128" table:style-name="ce2">
            <text:p>16.128</text:p>
          </table:table-cell>
          <table:table-cell office:value-type="float" office:value="5170.9556000000002" table:style-name="ce2">
            <text:p>5170.9556</text:p>
          </table:table-cell>
          <table:table-cell table:number-columns-repeated="16382"/>
        </table:table-row>
        <table:table-row table:style-name="ro1">
          <table:table-cell office:value-type="float" office:value="16.152000000000001" table:style-name="ce2">
            <text:p>16.152</text:p>
          </table:table-cell>
          <table:table-cell office:value-type="float" office:value="5171.6760000000004" table:style-name="ce2">
            <text:p>5171.676</text:p>
          </table:table-cell>
          <table:table-cell table:number-columns-repeated="16382"/>
        </table:table-row>
        <table:table-row table:style-name="ro1">
          <table:table-cell office:value-type="float" office:value="16.175999999999998" table:style-name="ce2">
            <text:p>16.176</text:p>
          </table:table-cell>
          <table:table-cell office:value-type="float" office:value="5194.259" table:style-name="ce2">
            <text:p>5194.259</text:p>
          </table:table-cell>
          <table:table-cell table:number-columns-repeated="16382"/>
        </table:table-row>
        <table:table-row table:style-name="ro1">
          <table:table-cell office:value-type="float" office:value="16.2" table:style-name="ce2">
            <text:p>16.2</text:p>
          </table:table-cell>
          <table:table-cell office:value-type="float" office:value="5216.8419999999996" table:style-name="ce2">
            <text:p>5216.842</text:p>
          </table:table-cell>
          <table:table-cell table:number-columns-repeated="16382"/>
        </table:table-row>
        <table:table-row table:style-name="ro1">
          <table:table-cell office:value-type="float" office:value="16.224" table:style-name="ce2">
            <text:p>16.224</text:p>
          </table:table-cell>
          <table:table-cell office:value-type="float" office:value="5217.5619999999999" table:style-name="ce2">
            <text:p>5217.562</text:p>
          </table:table-cell>
          <table:table-cell table:number-columns-repeated="16382"/>
        </table:table-row>
        <table:table-row table:style-name="ro1">
          <table:table-cell office:value-type="float" office:value="16.248000000000001" table:style-name="ce2">
            <text:p>16.248</text:p>
          </table:table-cell>
          <table:table-cell office:value-type="float" office:value="5218.2820000000002" table:style-name="ce2">
            <text:p>5218.282</text:p>
          </table:table-cell>
          <table:table-cell table:number-columns-repeated="16382"/>
        </table:table-row>
        <table:table-row table:style-name="ro1">
          <table:table-cell office:value-type="float" office:value="16.271999999999998" table:style-name="ce2">
            <text:p>16.272</text:p>
          </table:table-cell>
          <table:table-cell office:value-type="float" office:value="5219.0024000000003" table:style-name="ce2">
            <text:p>5219.0024</text:p>
          </table:table-cell>
          <table:table-cell table:number-columns-repeated="16382"/>
        </table:table-row>
        <table:table-row table:style-name="ro1">
          <table:table-cell office:value-type="float" office:value="16.295999999999999" table:style-name="ce2">
            <text:p>16.296</text:p>
          </table:table-cell>
          <table:table-cell office:value-type="float" office:value="5219.7227000000003" table:style-name="ce2">
            <text:p>5219.7227</text:p>
          </table:table-cell>
          <table:table-cell table:number-columns-repeated="16382"/>
        </table:table-row>
        <table:table-row table:style-name="ro1">
          <table:table-cell office:value-type="float" office:value="16.32" table:style-name="ce2">
            <text:p>16.32</text:p>
          </table:table-cell>
          <table:table-cell office:value-type="float" office:value="5220.4430000000002" table:style-name="ce2">
            <text:p>5220.443</text:p>
          </table:table-cell>
          <table:table-cell table:number-columns-repeated="16382"/>
        </table:table-row>
        <table:table-row table:style-name="ro1">
          <table:table-cell office:value-type="float" office:value="16.344000000000001" table:style-name="ce2">
            <text:p>16.344</text:p>
          </table:table-cell>
          <table:table-cell office:value-type="float" office:value="5221.1629999999996" table:style-name="ce2">
            <text:p>5221.163</text:p>
          </table:table-cell>
          <table:table-cell table:number-columns-repeated="16382"/>
        </table:table-row>
        <table:table-row table:style-name="ro1">
          <table:table-cell office:value-type="float" office:value="16.367999999999999" table:style-name="ce2">
            <text:p>16.368</text:p>
          </table:table-cell>
          <table:table-cell office:value-type="float" office:value="5221.8833000000004" table:style-name="ce2">
            <text:p>5221.8833</text:p>
          </table:table-cell>
          <table:table-cell table:number-columns-repeated="16382"/>
        </table:table-row>
        <table:table-row table:style-name="ro1">
          <table:table-cell office:value-type="float" office:value="16.391999999999999" table:style-name="ce2">
            <text:p>16.392</text:p>
          </table:table-cell>
          <table:table-cell office:value-type="float" office:value="5222.6035000000002" table:style-name="ce2">
            <text:p>5222.6035</text:p>
          </table:table-cell>
          <table:table-cell table:number-columns-repeated="16382"/>
        </table:table-row>
        <table:table-row table:style-name="ro1">
          <table:table-cell office:value-type="float" office:value="16.416" table:style-name="ce2">
            <text:p>16.416</text:p>
          </table:table-cell>
          <table:table-cell office:value-type="float" office:value="5223.3236999999999" table:style-name="ce2">
            <text:p>5223.3237</text:p>
          </table:table-cell>
          <table:table-cell table:number-columns-repeated="16382"/>
        </table:table-row>
        <table:table-row table:style-name="ro1">
          <table:table-cell office:value-type="float" office:value="16.440000000000001" table:style-name="ce2">
            <text:p>16.44</text:p>
          </table:table-cell>
          <table:table-cell office:value-type="float" office:value="5224.0439999999999" table:style-name="ce2">
            <text:p>5224.044</text:p>
          </table:table-cell>
          <table:table-cell table:number-columns-repeated="16382"/>
        </table:table-row>
        <table:table-row table:style-name="ro1">
          <table:table-cell office:value-type="float" office:value="16.463999999999999" table:style-name="ce2">
            <text:p>16.464</text:p>
          </table:table-cell>
          <table:table-cell office:value-type="float" office:value="5224.0439999999999" table:style-name="ce2">
            <text:p>5224.044</text:p>
          </table:table-cell>
          <table:table-cell table:number-columns-repeated="16382"/>
        </table:table-row>
        <table:table-row table:style-name="ro1">
          <table:table-cell office:value-type="float" office:value="16.488" table:style-name="ce2">
            <text:p>16.488</text:p>
          </table:table-cell>
          <table:table-cell office:value-type="float" office:value="5224.0439999999999" table:style-name="ce2">
            <text:p>5224.044</text:p>
          </table:table-cell>
          <table:table-cell table:number-columns-repeated="16382"/>
        </table:table-row>
        <table:table-row table:style-name="ro1">
          <table:table-cell office:value-type="float" office:value="16.512001000000001" table:style-name="ce2">
            <text:p>16.512001</text:p>
          </table:table-cell>
          <table:table-cell office:value-type="float" office:value="5224.0439999999999" table:style-name="ce2">
            <text:p>5224.044</text:p>
          </table:table-cell>
          <table:table-cell table:number-columns-repeated="16382"/>
        </table:table-row>
        <table:table-row table:style-name="ro1">
          <table:table-cell office:value-type="float" office:value="16.536000000000001" table:style-name="ce2">
            <text:p>16.536</text:p>
          </table:table-cell>
          <table:table-cell office:value-type="float" office:value="5224.7640000000001" table:style-name="ce2">
            <text:p>5224.764</text:p>
          </table:table-cell>
          <table:table-cell table:number-columns-repeated="16382"/>
        </table:table-row>
        <table:table-row table:style-name="ro1">
          <table:table-cell office:value-type="float" office:value="16.559999999999999" table:style-name="ce2">
            <text:p>16.56</text:p>
          </table:table-cell>
          <table:table-cell office:value-type="float" office:value="5226.2046" table:style-name="ce2">
            <text:p>5226.2046</text:p>
          </table:table-cell>
          <table:table-cell table:number-columns-repeated="16382"/>
        </table:table-row>
        <table:table-row table:style-name="ro1">
          <table:table-cell office:value-type="float" office:value="16.584" table:style-name="ce2">
            <text:p>16.584</text:p>
          </table:table-cell>
          <table:table-cell office:value-type="float" office:value="5226.9250000000002" table:style-name="ce2">
            <text:p>5226.925</text:p>
          </table:table-cell>
          <table:table-cell table:number-columns-repeated="16382"/>
        </table:table-row>
        <table:table-row table:style-name="ro1">
          <table:table-cell office:value-type="float" office:value="16.608000000000001" table:style-name="ce2">
            <text:p>16.608</text:p>
          </table:table-cell>
          <table:table-cell office:value-type="float" office:value="5227.6450000000004" table:style-name="ce2">
            <text:p>5227.645</text:p>
          </table:table-cell>
          <table:table-cell table:number-columns-repeated="16382"/>
        </table:table-row>
        <table:table-row table:style-name="ro1">
          <table:table-cell office:value-type="float" office:value="16.632000000000001" table:style-name="ce2">
            <text:p>16.632</text:p>
          </table:table-cell>
          <table:table-cell office:value-type="float" office:value="5228.3649999999998" table:style-name="ce2">
            <text:p>5228.365</text:p>
          </table:table-cell>
          <table:table-cell table:number-columns-repeated="16382"/>
        </table:table-row>
        <table:table-row table:style-name="ro1">
          <table:table-cell office:value-type="float" office:value="16.655999999999999" table:style-name="ce2">
            <text:p>16.656</text:p>
          </table:table-cell>
          <table:table-cell office:value-type="float" office:value="5229.8056999999999" table:style-name="ce2">
            <text:p>5229.8057</text:p>
          </table:table-cell>
          <table:table-cell table:number-columns-repeated="16382"/>
        </table:table-row>
        <table:table-row table:style-name="ro1">
          <table:table-cell office:value-type="float" office:value="16.68" table:style-name="ce2">
            <text:p>16.68</text:p>
          </table:table-cell>
          <table:table-cell office:value-type="float" office:value="5231.2460000000001" table:style-name="ce2">
            <text:p>5231.246</text:p>
          </table:table-cell>
          <table:table-cell table:number-columns-repeated="16382"/>
        </table:table-row>
        <table:table-row table:style-name="ro1">
          <table:table-cell office:value-type="float" office:value="16.704000000000001" table:style-name="ce2">
            <text:p>16.704</text:p>
          </table:table-cell>
          <table:table-cell office:value-type="float" office:value="5232.6864999999998" table:style-name="ce2">
            <text:p>5232.6865</text:p>
          </table:table-cell>
          <table:table-cell table:number-columns-repeated="16382"/>
        </table:table-row>
        <table:table-row table:style-name="ro1">
          <table:table-cell office:value-type="float" office:value="16.728000000000002" table:style-name="ce2">
            <text:p>16.728</text:p>
          </table:table-cell>
          <table:table-cell office:value-type="float" office:value="5234.1270000000004" table:style-name="ce2">
            <text:p>5234.127</text:p>
          </table:table-cell>
          <table:table-cell table:number-columns-repeated="16382"/>
        </table:table-row>
        <table:table-row table:style-name="ro1">
          <table:table-cell office:value-type="float" office:value="16.751999999999999" table:style-name="ce2">
            <text:p>16.752</text:p>
          </table:table-cell>
          <table:table-cell office:value-type="float" office:value="5235.5673999999999" table:style-name="ce2">
            <text:p>5235.5674</text:p>
          </table:table-cell>
          <table:table-cell table:number-columns-repeated="16382"/>
        </table:table-row>
        <table:table-row table:style-name="ro1">
          <table:table-cell office:value-type="float" office:value="16.776001000000001" table:style-name="ce2">
            <text:p>16.776001</text:p>
          </table:table-cell>
          <table:table-cell office:value-type="float" office:value="5237.0079999999998" table:style-name="ce2">
            <text:p>5237.008</text:p>
          </table:table-cell>
          <table:table-cell table:number-columns-repeated="16382"/>
        </table:table-row>
        <table:table-row table:style-name="ro1">
          <table:table-cell office:value-type="float" office:value="16.8" table:style-name="ce2">
            <text:p>16.8</text:p>
          </table:table-cell>
          <table:table-cell office:value-type="float" office:value="5238.4480000000003" table:style-name="ce2">
            <text:p>5238.448</text:p>
          </table:table-cell>
          <table:table-cell table:number-columns-repeated="16382"/>
        </table:table-row>
        <table:table-row table:style-name="ro1">
          <table:table-cell office:value-type="float" office:value="16.824000000000002" table:style-name="ce2">
            <text:p>16.824</text:p>
          </table:table-cell>
          <table:table-cell office:value-type="float" office:value="5239.1684999999998" table:style-name="ce2">
            <text:p>5239.1685</text:p>
          </table:table-cell>
          <table:table-cell table:number-columns-repeated="16382"/>
        </table:table-row>
        <table:table-row table:style-name="ro1">
          <table:table-cell office:value-type="float" office:value="16.847999999999999" table:style-name="ce2">
            <text:p>16.848</text:p>
          </table:table-cell>
          <table:table-cell office:value-type="float" office:value="5239.8887000000004" table:style-name="ce2">
            <text:p>5239.8887</text:p>
          </table:table-cell>
          <table:table-cell table:number-columns-repeated="16382"/>
        </table:table-row>
        <table:table-row table:style-name="ro1">
          <table:table-cell office:value-type="float" office:value="16.872" table:style-name="ce2">
            <text:p>16.872</text:p>
          </table:table-cell>
          <table:table-cell office:value-type="float" office:value="5240.6090000000004" table:style-name="ce2">
            <text:p>5240.609</text:p>
          </table:table-cell>
          <table:table-cell table:number-columns-repeated="16382"/>
        </table:table-row>
        <table:table-row table:style-name="ro1">
          <table:table-cell office:value-type="float" office:value="16.896000000000001" table:style-name="ce2">
            <text:p>16.896</text:p>
          </table:table-cell>
          <table:table-cell office:value-type="float" office:value="5241.3289999999997" table:style-name="ce2">
            <text:p>5241.329</text:p>
          </table:table-cell>
          <table:table-cell table:number-columns-repeated="16382"/>
        </table:table-row>
        <table:table-row table:style-name="ro1">
          <table:table-cell office:value-type="float" office:value="16.920000000000002" table:style-name="ce2">
            <text:p>16.92</text:p>
          </table:table-cell>
          <table:table-cell office:value-type="float" office:value="5242.0492999999997" table:style-name="ce2">
            <text:p>5242.0493</text:p>
          </table:table-cell>
          <table:table-cell table:number-columns-repeated="16382"/>
        </table:table-row>
        <table:table-row table:style-name="ro1">
          <table:table-cell office:value-type="float" office:value="16.943999999999999" table:style-name="ce2">
            <text:p>16.944</text:p>
          </table:table-cell>
          <table:table-cell office:value-type="float" office:value="5242.7695000000003" table:style-name="ce2">
            <text:p>5242.7695</text:p>
          </table:table-cell>
          <table:table-cell table:number-columns-repeated="16382"/>
        </table:table-row>
        <table:table-row table:style-name="ro1">
          <table:table-cell office:value-type="float" office:value="16.968" table:style-name="ce2">
            <text:p>16.968</text:p>
          </table:table-cell>
          <table:table-cell office:value-type="float" office:value="5243.4897000000001" table:style-name="ce2">
            <text:p>5243.4897</text:p>
          </table:table-cell>
          <table:table-cell table:number-columns-repeated="16382"/>
        </table:table-row>
        <table:table-row table:style-name="ro1">
          <table:table-cell office:value-type="float" office:value="16.992000000000001" table:style-name="ce2">
            <text:p>16.992</text:p>
          </table:table-cell>
          <table:table-cell office:value-type="float" office:value="5266.0727999999999" table:style-name="ce2">
            <text:p>5266.0728</text:p>
          </table:table-cell>
          <table:table-cell table:number-columns-repeated="16382"/>
        </table:table-row>
        <table:table-row table:style-name="ro1">
          <table:table-cell office:value-type="float" office:value="17.015999999999998" table:style-name="ce2">
            <text:p>17.016</text:p>
          </table:table-cell>
          <table:table-cell office:value-type="float" office:value="5288.6559999999999" table:style-name="ce2">
            <text:p>5288.656</text:p>
          </table:table-cell>
          <table:table-cell table:number-columns-repeated="16382"/>
        </table:table-row>
        <table:table-row table:style-name="ro1">
          <table:table-cell office:value-type="float" office:value="17.04" table:style-name="ce2">
            <text:p>17.04</text:p>
          </table:table-cell>
          <table:table-cell office:value-type="float" office:value="5311.2389999999996" table:style-name="ce2">
            <text:p>5311.239</text:p>
          </table:table-cell>
          <table:table-cell table:number-columns-repeated="16382"/>
        </table:table-row>
        <table:table-row table:style-name="ro1">
          <table:table-cell office:value-type="float" office:value="17.064001000000001" table:style-name="ce2">
            <text:p>17.064001</text:p>
          </table:table-cell>
          <table:table-cell office:value-type="float" office:value="5333.8220000000001" table:style-name="ce2">
            <text:p>5333.822</text:p>
          </table:table-cell>
          <table:table-cell table:number-columns-repeated="16382"/>
        </table:table-row>
        <table:table-row table:style-name="ro1">
          <table:table-cell office:value-type="float" office:value="17.088000000000001" table:style-name="ce2">
            <text:p>17.088</text:p>
          </table:table-cell>
          <table:table-cell office:value-type="float" office:value="5356.4049999999997" table:style-name="ce2">
            <text:p>5356.405</text:p>
          </table:table-cell>
          <table:table-cell table:number-columns-repeated="16382"/>
        </table:table-row>
        <table:table-row table:style-name="ro1">
          <table:table-cell office:value-type="float" office:value="17.111999999999998" table:style-name="ce2">
            <text:p>17.112</text:p>
          </table:table-cell>
          <table:table-cell office:value-type="float" office:value="5378.9880000000003" table:style-name="ce2">
            <text:p>5378.988</text:p>
          </table:table-cell>
          <table:table-cell table:number-columns-repeated="16382"/>
        </table:table-row>
        <table:table-row table:style-name="ro1">
          <table:table-cell office:value-type="float" office:value="17.135999999999999" table:style-name="ce2">
            <text:p>17.136</text:p>
          </table:table-cell>
          <table:table-cell office:value-type="float" office:value="5401.5709999999999" table:style-name="ce2">
            <text:p>5401.571</text:p>
          </table:table-cell>
          <table:table-cell table:number-columns-repeated="16382"/>
        </table:table-row>
        <table:table-row table:style-name="ro1">
          <table:table-cell office:value-type="float" office:value="17.16" table:style-name="ce2">
            <text:p>17.16</text:p>
          </table:table-cell>
          <table:table-cell office:value-type="float" office:value="5424.1540000000005" table:style-name="ce2">
            <text:p>5424.154</text:p>
          </table:table-cell>
          <table:table-cell table:number-columns-repeated="16382"/>
        </table:table-row>
        <table:table-row table:style-name="ro1">
          <table:table-cell office:value-type="float" office:value="17.184000000000001" table:style-name="ce2">
            <text:p>17.184</text:p>
          </table:table-cell>
          <table:table-cell office:value-type="float" office:value="5446.7370000000001" table:style-name="ce2">
            <text:p>5446.737</text:p>
          </table:table-cell>
          <table:table-cell table:number-columns-repeated="16382"/>
        </table:table-row>
        <table:table-row table:style-name="ro1">
          <table:table-cell office:value-type="float" office:value="17.207999999999998" table:style-name="ce2">
            <text:p>17.208</text:p>
          </table:table-cell>
          <table:table-cell office:value-type="float" office:value="5469.32" table:style-name="ce2">
            <text:p>5469.32</text:p>
          </table:table-cell>
          <table:table-cell table:number-columns-repeated="16382"/>
        </table:table-row>
        <table:table-row table:style-name="ro1">
          <table:table-cell office:value-type="float" office:value="17.231999999999999" table:style-name="ce2">
            <text:p>17.232</text:p>
          </table:table-cell>
          <table:table-cell office:value-type="float" office:value="5513.7655999999997" table:style-name="ce2">
            <text:p>5513.7656</text:p>
          </table:table-cell>
          <table:table-cell table:number-columns-repeated="16382"/>
        </table:table-row>
        <table:table-row table:style-name="ro1">
          <table:table-cell office:value-type="float" office:value="17.256" table:style-name="ce2">
            <text:p>17.256</text:p>
          </table:table-cell>
          <table:table-cell office:value-type="float" office:value="5536.3486000000003" table:style-name="ce2">
            <text:p>5536.3486</text:p>
          </table:table-cell>
          <table:table-cell table:number-columns-repeated="16382"/>
        </table:table-row>
        <table:table-row table:style-name="ro1">
          <table:table-cell office:value-type="float" office:value="17.28" table:style-name="ce2">
            <text:p>17.28</text:p>
          </table:table-cell>
          <table:table-cell office:value-type="float" office:value="5537.0690000000004" table:style-name="ce2">
            <text:p>5537.069</text:p>
          </table:table-cell>
          <table:table-cell table:number-columns-repeated="16382"/>
        </table:table-row>
        <table:table-row table:style-name="ro1">
          <table:table-cell office:value-type="float" office:value="17.303999999999998" table:style-name="ce2">
            <text:p>17.304</text:p>
          </table:table-cell>
          <table:table-cell office:value-type="float" office:value="5537.7889999999998" table:style-name="ce2">
            <text:p>5537.789</text:p>
          </table:table-cell>
          <table:table-cell table:number-columns-repeated="16382"/>
        </table:table-row>
        <table:table-row table:style-name="ro1">
          <table:table-cell office:value-type="float" office:value="17.328001" table:style-name="ce2">
            <text:p>17.328001</text:p>
          </table:table-cell>
          <table:table-cell office:value-type="float" office:value="5560.3720000000003" table:style-name="ce2">
            <text:p>5560.372</text:p>
          </table:table-cell>
          <table:table-cell table:number-columns-repeated="16382"/>
        </table:table-row>
        <table:table-row table:style-name="ro1">
          <table:table-cell office:value-type="float" office:value="17.352" table:style-name="ce2">
            <text:p>17.352</text:p>
          </table:table-cell>
          <table:table-cell office:value-type="float" office:value="5561.0923000000003" table:style-name="ce2">
            <text:p>5561.0923</text:p>
          </table:table-cell>
          <table:table-cell table:number-columns-repeated="16382"/>
        </table:table-row>
        <table:table-row table:style-name="ro1">
          <table:table-cell office:value-type="float" office:value="17.376000000000001" table:style-name="ce2">
            <text:p>17.376</text:p>
          </table:table-cell>
          <table:table-cell office:value-type="float" office:value="5561.8125" table:style-name="ce2">
            <text:p>5561.8125</text:p>
          </table:table-cell>
          <table:table-cell table:number-columns-repeated="16382"/>
        </table:table-row>
        <table:table-row table:style-name="ro1">
          <table:table-cell office:value-type="float" office:value="17.399999999999999" table:style-name="ce2">
            <text:p>17.4</text:p>
          </table:table-cell>
          <table:table-cell office:value-type="float" office:value="5562.5326999999997" table:style-name="ce2">
            <text:p>5562.5327</text:p>
          </table:table-cell>
          <table:table-cell table:number-columns-repeated="16382"/>
        </table:table-row>
        <table:table-row table:style-name="ro1">
          <table:table-cell office:value-type="float" office:value="17.423999999999999" table:style-name="ce2">
            <text:p>17.424</text:p>
          </table:table-cell>
          <table:table-cell office:value-type="float" office:value="5563.2529999999997" table:style-name="ce2">
            <text:p>5563.253</text:p>
          </table:table-cell>
          <table:table-cell table:number-columns-repeated="16382"/>
        </table:table-row>
        <table:table-row table:style-name="ro1">
          <table:table-cell office:value-type="float" office:value="17.448" table:style-name="ce2">
            <text:p>17.448</text:p>
          </table:table-cell>
          <table:table-cell office:value-type="float" office:value="5563.973" table:style-name="ce2">
            <text:p>5563.973</text:p>
          </table:table-cell>
          <table:table-cell table:number-columns-repeated="16382"/>
        </table:table-row>
        <table:table-row table:style-name="ro1">
          <table:table-cell office:value-type="float" office:value="17.472000000000001" table:style-name="ce2">
            <text:p>17.472</text:p>
          </table:table-cell>
          <table:table-cell office:value-type="float" office:value="5564.6934000000001" table:style-name="ce2">
            <text:p>5564.6934</text:p>
          </table:table-cell>
          <table:table-cell table:number-columns-repeated="16382"/>
        </table:table-row>
        <table:table-row table:style-name="ro1">
          <table:table-cell office:value-type="float" office:value="17.495999999999999" table:style-name="ce2">
            <text:p>17.496</text:p>
          </table:table-cell>
          <table:table-cell office:value-type="float" office:value="5565.4135999999999" table:style-name="ce2">
            <text:p>5565.4136</text:p>
          </table:table-cell>
          <table:table-cell table:number-columns-repeated="16382"/>
        </table:table-row>
        <table:table-row table:style-name="ro1">
          <table:table-cell office:value-type="float" office:value="17.52" table:style-name="ce2">
            <text:p>17.52</text:p>
          </table:table-cell>
          <table:table-cell office:value-type="float" office:value="5566.134" table:style-name="ce2">
            <text:p>5566.134</text:p>
          </table:table-cell>
          <table:table-cell table:number-columns-repeated="16382"/>
        </table:table-row>
        <table:table-row table:style-name="ro1">
          <table:table-cell office:value-type="float" office:value="17.544" table:style-name="ce2">
            <text:p>17.544</text:p>
          </table:table-cell>
          <table:table-cell office:value-type="float" office:value="5567.5739999999996" table:style-name="ce2">
            <text:p>5567.574</text:p>
          </table:table-cell>
          <table:table-cell table:number-columns-repeated="16382"/>
        </table:table-row>
        <table:table-row table:style-name="ro1">
          <table:table-cell office:value-type="float" office:value="17.568000000000001" table:style-name="ce2">
            <text:p>17.568</text:p>
          </table:table-cell>
          <table:table-cell office:value-type="float" office:value="5569.0146000000004" table:style-name="ce2">
            <text:p>5569.0146</text:p>
          </table:table-cell>
          <table:table-cell table:number-columns-repeated="16382"/>
        </table:table-row>
        <table:table-row table:style-name="ro1">
          <table:table-cell office:value-type="float" office:value="17.592001" table:style-name="ce2">
            <text:p>17.592001</text:p>
          </table:table-cell>
          <table:table-cell office:value-type="float" office:value="5570.4549999999999" table:style-name="ce2">
            <text:p>5570.455</text:p>
          </table:table-cell>
          <table:table-cell table:number-columns-repeated="16382"/>
        </table:table-row>
        <table:table-row table:style-name="ro1">
          <table:table-cell office:value-type="float" office:value="17.616" table:style-name="ce2">
            <text:p>17.616</text:p>
          </table:table-cell>
          <table:table-cell office:value-type="float" office:value="5571.8954999999996" table:style-name="ce2">
            <text:p>5571.8955</text:p>
          </table:table-cell>
          <table:table-cell table:number-columns-repeated="16382"/>
        </table:table-row>
        <table:table-row table:style-name="ro1">
          <table:table-cell office:value-type="float" office:value="17.64" table:style-name="ce2">
            <text:p>17.64</text:p>
          </table:table-cell>
          <table:table-cell office:value-type="float" office:value="5573.3360000000002" table:style-name="ce2">
            <text:p>5573.336</text:p>
          </table:table-cell>
          <table:table-cell table:number-columns-repeated="16382"/>
        </table:table-row>
        <table:table-row table:style-name="ro1">
          <table:table-cell office:value-type="float" office:value="17.664000000000001" table:style-name="ce2">
            <text:p>17.664</text:p>
          </table:table-cell>
          <table:table-cell office:value-type="float" office:value="5574.7763999999997" table:style-name="ce2">
            <text:p>5574.7764</text:p>
          </table:table-cell>
          <table:table-cell table:number-columns-repeated="16382"/>
        </table:table-row>
        <table:table-row table:style-name="ro1">
          <table:table-cell office:value-type="float" office:value="17.687999999999999" table:style-name="ce2">
            <text:p>17.688</text:p>
          </table:table-cell>
          <table:table-cell office:value-type="float" office:value="5576.2169999999996" table:style-name="ce2">
            <text:p>5576.217</text:p>
          </table:table-cell>
          <table:table-cell table:number-columns-repeated="16382"/>
        </table:table-row>
        <table:table-row table:style-name="ro1">
          <table:table-cell office:value-type="float" office:value="17.712" table:style-name="ce2">
            <text:p>17.712</text:p>
          </table:table-cell>
          <table:table-cell office:value-type="float" office:value="5577.6570000000002" table:style-name="ce2">
            <text:p>5577.657</text:p>
          </table:table-cell>
          <table:table-cell table:number-columns-repeated="16382"/>
        </table:table-row>
        <table:table-row table:style-name="ro1">
          <table:table-cell office:value-type="float" office:value="17.736000000000001" table:style-name="ce2">
            <text:p>17.736</text:p>
          </table:table-cell>
          <table:table-cell office:value-type="float" office:value="5579.0977000000003" table:style-name="ce2">
            <text:p>5579.0977</text:p>
          </table:table-cell>
          <table:table-cell table:number-columns-repeated="16382"/>
        </table:table-row>
        <table:table-row table:style-name="ro1">
          <table:table-cell office:value-type="float" office:value="17.760000000000002" table:style-name="ce2">
            <text:p>17.76</text:p>
          </table:table-cell>
          <table:table-cell office:value-type="float" office:value="5580.5379999999996" table:style-name="ce2">
            <text:p>5580.538</text:p>
          </table:table-cell>
          <table:table-cell table:number-columns-repeated="16382"/>
        </table:table-row>
        <table:table-row table:style-name="ro1">
          <table:table-cell office:value-type="float" office:value="17.783999999999999" table:style-name="ce2">
            <text:p>17.784</text:p>
          </table:table-cell>
          <table:table-cell office:value-type="float" office:value="5581.9785000000002" table:style-name="ce2">
            <text:p>5581.9785</text:p>
          </table:table-cell>
          <table:table-cell table:number-columns-repeated="16382"/>
        </table:table-row>
        <table:table-row table:style-name="ro1">
          <table:table-cell office:value-type="float" office:value="17.808" table:style-name="ce2">
            <text:p>17.808</text:p>
          </table:table-cell>
          <table:table-cell office:value-type="float" office:value="5583.4189999999999" table:style-name="ce2">
            <text:p>5583.419</text:p>
          </table:table-cell>
          <table:table-cell table:number-columns-repeated="16382"/>
        </table:table-row>
        <table:table-row table:style-name="ro1">
          <table:table-cell office:value-type="float" office:value="17.832000000000001" table:style-name="ce2">
            <text:p>17.832</text:p>
          </table:table-cell>
          <table:table-cell office:value-type="float" office:value="5584.8594000000003" table:style-name="ce2">
            <text:p>5584.8594</text:p>
          </table:table-cell>
          <table:table-cell table:number-columns-repeated="16382"/>
        </table:table-row>
        <table:table-row table:style-name="ro1">
          <table:table-cell office:value-type="float" office:value="17.856000000000002" table:style-name="ce2">
            <text:p>17.856</text:p>
          </table:table-cell>
          <table:table-cell office:value-type="float" office:value="5586.3" table:style-name="ce2">
            <text:p>5586.3</text:p>
          </table:table-cell>
          <table:table-cell table:number-columns-repeated="16382"/>
        </table:table-row>
        <table:table-row table:style-name="ro1">
          <table:table-cell office:value-type="float" office:value="17.880001" table:style-name="ce2">
            <text:p>17.880001</text:p>
          </table:table-cell>
          <table:table-cell office:value-type="float" office:value="5609.6030000000001" table:style-name="ce2">
            <text:p>5609.603</text:p>
          </table:table-cell>
          <table:table-cell table:number-columns-repeated="16382"/>
        </table:table-row>
        <table:table-row table:style-name="ro1">
          <table:table-cell office:value-type="float" office:value="17.904" table:style-name="ce2">
            <text:p>17.904</text:p>
          </table:table-cell>
          <table:table-cell office:value-type="float" office:value="5611.0434999999998" table:style-name="ce2">
            <text:p>5611.0435</text:p>
          </table:table-cell>
          <table:table-cell table:number-columns-repeated="16382"/>
        </table:table-row>
        <table:table-row table:style-name="ro1">
          <table:table-cell office:value-type="float" office:value="17.928000000000001" table:style-name="ce2">
            <text:p>17.928</text:p>
          </table:table-cell>
          <table:table-cell office:value-type="float" office:value="5612.4840000000004" table:style-name="ce2">
            <text:p>5612.484</text:p>
          </table:table-cell>
          <table:table-cell table:number-columns-repeated="16382"/>
        </table:table-row>
        <table:table-row table:style-name="ro1">
          <table:table-cell office:value-type="float" office:value="17.952000000000002" table:style-name="ce2">
            <text:p>17.952</text:p>
          </table:table-cell>
          <table:table-cell office:value-type="float" office:value="5613.9242999999997" table:style-name="ce2">
            <text:p>5613.9243</text:p>
          </table:table-cell>
          <table:table-cell table:number-columns-repeated="16382"/>
        </table:table-row>
        <table:table-row table:style-name="ro1">
          <table:table-cell office:value-type="float" office:value="17.975999999999999" table:style-name="ce2">
            <text:p>17.976</text:p>
          </table:table-cell>
          <table:table-cell office:value-type="float" office:value="5615.3647000000001" table:style-name="ce2">
            <text:p>5615.3647</text:p>
          </table:table-cell>
          <table:table-cell table:number-columns-repeated="16382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float" office:value="5638.6679999999997" table:style-name="ce2">
            <text:p>5638.668</text:p>
          </table:table-cell>
          <table:table-cell table:number-columns-repeated="16382"/>
        </table:table-row>
        <table:table-row table:style-name="ro1">
          <table:table-cell office:value-type="float" office:value="18.024000000000001" table:style-name="ce2">
            <text:p>18.024</text:p>
          </table:table-cell>
          <table:table-cell office:value-type="float" office:value="5661.9709999999995" table:style-name="ce2">
            <text:p>5661.971</text:p>
          </table:table-cell>
          <table:table-cell table:number-columns-repeated="16382"/>
        </table:table-row>
        <table:table-row table:style-name="ro1">
          <table:table-cell office:value-type="float" office:value="18.047999999999998" table:style-name="ce2">
            <text:p>18.048</text:p>
          </table:table-cell>
          <table:table-cell office:value-type="float" office:value="5685.2744000000002" table:style-name="ce2">
            <text:p>5685.2744</text:p>
          </table:table-cell>
          <table:table-cell table:number-columns-repeated="16382"/>
        </table:table-row>
        <table:table-row table:style-name="ro1">
          <table:table-cell office:value-type="float" office:value="18.071999999999999" table:style-name="ce2">
            <text:p>18.072</text:p>
          </table:table-cell>
          <table:table-cell office:value-type="float" office:value="5708.5775999999996" table:style-name="ce2">
            <text:p>5708.5776</text:p>
          </table:table-cell>
          <table:table-cell table:number-columns-repeated="16382"/>
        </table:table-row>
        <table:table-row table:style-name="ro1">
          <table:table-cell office:value-type="float" office:value="18.096" table:style-name="ce2">
            <text:p>18.096</text:p>
          </table:table-cell>
          <table:table-cell office:value-type="float" office:value="5731.8810000000003" table:style-name="ce2">
            <text:p>5731.881</text:p>
          </table:table-cell>
          <table:table-cell table:number-columns-repeated="16382"/>
        </table:table-row>
        <table:table-row table:style-name="ro1">
          <table:table-cell office:value-type="float" office:value="18.12" table:style-name="ce2">
            <text:p>18.12</text:p>
          </table:table-cell>
          <table:table-cell office:value-type="float" office:value="5755.1840000000002" table:style-name="ce2">
            <text:p>5755.184</text:p>
          </table:table-cell>
          <table:table-cell table:number-columns-repeated="16382"/>
        </table:table-row>
        <table:table-row table:style-name="ro1">
          <table:table-cell office:value-type="float" office:value="18.144000999999999" table:style-name="ce2">
            <text:p>18.144001</text:p>
          </table:table-cell>
          <table:table-cell office:value-type="float" office:value="5778.4872999999998" table:style-name="ce2">
            <text:p>5778.4873</text:p>
          </table:table-cell>
          <table:table-cell table:number-columns-repeated="16382"/>
        </table:table-row>
        <table:table-row table:style-name="ro1">
          <table:table-cell office:value-type="float" office:value="18.167999999999999" table:style-name="ce2">
            <text:p>18.168</text:p>
          </table:table-cell>
          <table:table-cell office:value-type="float" office:value="5801.0703000000003" table:style-name="ce2">
            <text:p>5801.0703</text:p>
          </table:table-cell>
          <table:table-cell table:number-columns-repeated="16382"/>
        </table:table-row>
        <table:table-row table:style-name="ro1">
          <table:table-cell office:value-type="float" office:value="18.192" table:style-name="ce2">
            <text:p>18.192</text:p>
          </table:table-cell>
          <table:table-cell office:value-type="float" office:value="5823.6532999999999" table:style-name="ce2">
            <text:p>5823.6533</text:p>
          </table:table-cell>
          <table:table-cell table:number-columns-repeated="16382"/>
        </table:table-row>
        <table:table-row table:style-name="ro1">
          <table:table-cell office:value-type="float" office:value="18.216000000000001" table:style-name="ce2">
            <text:p>18.216</text:p>
          </table:table-cell>
          <table:table-cell office:value-type="float" office:value="5846.2362999999996" table:style-name="ce2">
            <text:p>5846.2363</text:p>
          </table:table-cell>
          <table:table-cell table:number-columns-repeated="16382"/>
        </table:table-row>
        <table:table-row table:style-name="ro1">
          <table:table-cell office:value-type="float" office:value="18.239999999999998" table:style-name="ce2">
            <text:p>18.24</text:p>
          </table:table-cell>
          <table:table-cell office:value-type="float" office:value="5846.9565000000002" table:style-name="ce2">
            <text:p>5846.9565</text:p>
          </table:table-cell>
          <table:table-cell table:number-columns-repeated="16382"/>
        </table:table-row>
        <table:table-row table:style-name="ro1">
          <table:table-cell office:value-type="float" office:value="18.263999999999999" table:style-name="ce2">
            <text:p>18.264</text:p>
          </table:table-cell>
          <table:table-cell office:value-type="float" office:value="5869.5396000000001" table:style-name="ce2">
            <text:p>5869.5396</text:p>
          </table:table-cell>
          <table:table-cell table:number-columns-repeated="16382"/>
        </table:table-row>
        <table:table-row table:style-name="ro1">
          <table:table-cell office:value-type="float" office:value="18.288" table:style-name="ce2">
            <text:p>18.288</text:p>
          </table:table-cell>
          <table:table-cell office:value-type="float" office:value="5870.26" table:style-name="ce2">
            <text:p>5870.26</text:p>
          </table:table-cell>
          <table:table-cell table:number-columns-repeated="16382"/>
        </table:table-row>
        <table:table-row table:style-name="ro1">
          <table:table-cell office:value-type="float" office:value="18.312000000000001" table:style-name="ce2">
            <text:p>18.312</text:p>
          </table:table-cell>
          <table:table-cell office:value-type="float" office:value="5872.4204" table:style-name="ce2">
            <text:p>5872.4204</text:p>
          </table:table-cell>
          <table:table-cell table:number-columns-repeated="16382"/>
        </table:table-row>
        <table:table-row table:style-name="ro1">
          <table:table-cell office:value-type="float" office:value="18.335999999999999" table:style-name="ce2">
            <text:p>18.336</text:p>
          </table:table-cell>
          <table:table-cell office:value-type="float" office:value="5874.5810000000001" table:style-name="ce2">
            <text:p>5874.581</text:p>
          </table:table-cell>
          <table:table-cell table:number-columns-repeated="16382"/>
        </table:table-row>
        <table:table-row table:style-name="ro1">
          <table:table-cell office:value-type="float" office:value="18.36" table:style-name="ce2">
            <text:p>18.36</text:p>
          </table:table-cell>
          <table:table-cell office:value-type="float" office:value="5876.0214999999998" table:style-name="ce2">
            <text:p>5876.0215</text:p>
          </table:table-cell>
          <table:table-cell table:number-columns-repeated="16382"/>
        </table:table-row>
        <table:table-row table:style-name="ro1">
          <table:table-cell office:value-type="float" office:value="18.384" table:style-name="ce2">
            <text:p>18.384</text:p>
          </table:table-cell>
          <table:table-cell office:value-type="float" office:value="5877.4620000000004" table:style-name="ce2">
            <text:p>5877.462</text:p>
          </table:table-cell>
          <table:table-cell table:number-columns-repeated="16382"/>
        </table:table-row>
        <table:table-row table:style-name="ro1">
          <table:table-cell office:value-type="float" office:value="18.408000000000001" table:style-name="ce2">
            <text:p>18.408</text:p>
          </table:table-cell>
          <table:table-cell office:value-type="float" office:value="5878.9022999999997" table:style-name="ce2">
            <text:p>5878.9023</text:p>
          </table:table-cell>
          <table:table-cell table:number-columns-repeated="16382"/>
        </table:table-row>
        <table:table-row table:style-name="ro1">
          <table:table-cell office:value-type="float" office:value="18.431999999999999" table:style-name="ce2">
            <text:p>18.432</text:p>
          </table:table-cell>
          <table:table-cell office:value-type="float" office:value="5880.3429999999998" table:style-name="ce2">
            <text:p>5880.343</text:p>
          </table:table-cell>
          <table:table-cell table:number-columns-repeated="16382"/>
        </table:table-row>
        <table:table-row table:style-name="ro1">
          <table:table-cell office:value-type="float" office:value="18.456" table:style-name="ce2">
            <text:p>18.456</text:p>
          </table:table-cell>
          <table:table-cell office:value-type="float" office:value="5881.7830000000004" table:style-name="ce2">
            <text:p>5881.783</text:p>
          </table:table-cell>
          <table:table-cell table:number-columns-repeated="16382"/>
        </table:table-row>
        <table:table-row table:style-name="ro1">
          <table:table-cell office:value-type="float" office:value="18.48" table:style-name="ce2">
            <text:p>18.48</text:p>
          </table:table-cell>
          <table:table-cell office:value-type="float" office:value="5883.9440000000004" table:style-name="ce2">
            <text:p>5883.944</text:p>
          </table:table-cell>
          <table:table-cell table:number-columns-repeated="16382"/>
        </table:table-row>
        <table:table-row table:style-name="ro1">
          <table:table-cell office:value-type="float" office:value="18.504000000000001" table:style-name="ce2">
            <text:p>18.504</text:p>
          </table:table-cell>
          <table:table-cell office:value-type="float" office:value="5886.1045000000004" table:style-name="ce2">
            <text:p>5886.1045</text:p>
          </table:table-cell>
          <table:table-cell table:number-columns-repeated="16382"/>
        </table:table-row>
        <table:table-row table:style-name="ro1">
          <table:table-cell office:value-type="float" office:value="18.527999999999999" table:style-name="ce2">
            <text:p>18.528</text:p>
          </table:table-cell>
          <table:table-cell office:value-type="float" office:value="5888.2650000000003" table:style-name="ce2">
            <text:p>5888.265</text:p>
          </table:table-cell>
          <table:table-cell table:number-columns-repeated="16382"/>
        </table:table-row>
        <table:table-row table:style-name="ro1">
          <table:table-cell office:value-type="float" office:value="18.552" table:style-name="ce2">
            <text:p>18.552</text:p>
          </table:table-cell>
          <table:table-cell office:value-type="float" office:value="5890.4260000000004" table:style-name="ce2">
            <text:p>5890.426</text:p>
          </table:table-cell>
          <table:table-cell table:number-columns-repeated="16382"/>
        </table:table-row>
        <table:table-row table:style-name="ro1">
          <table:table-cell office:value-type="float" office:value="18.576000000000001" table:style-name="ce2">
            <text:p>18.576</text:p>
          </table:table-cell>
          <table:table-cell office:value-type="float" office:value="5892.5864000000001" table:style-name="ce2">
            <text:p>5892.5864</text:p>
          </table:table-cell>
          <table:table-cell table:number-columns-repeated="16382"/>
        </table:table-row>
        <table:table-row table:style-name="ro1">
          <table:table-cell office:value-type="float" office:value="18.600000000000001" table:style-name="ce2">
            <text:p>18.6</text:p>
          </table:table-cell>
          <table:table-cell office:value-type="float" office:value="5894.7470000000003" table:style-name="ce2">
            <text:p>5894.747</text:p>
          </table:table-cell>
          <table:table-cell table:number-columns-repeated="16382"/>
        </table:table-row>
        <table:table-row table:style-name="ro1">
          <table:table-cell office:value-type="float" office:value="18.623999999999999" table:style-name="ce2">
            <text:p>18.624</text:p>
          </table:table-cell>
          <table:table-cell office:value-type="float" office:value="5897.6279999999997" table:style-name="ce2">
            <text:p>5897.628</text:p>
          </table:table-cell>
          <table:table-cell table:number-columns-repeated="16382"/>
        </table:table-row>
        <table:table-row table:style-name="ro1">
          <table:table-cell office:value-type="float" office:value="18.648" table:style-name="ce2">
            <text:p>18.648</text:p>
          </table:table-cell>
          <table:table-cell office:value-type="float" office:value="5899.7885999999999" table:style-name="ce2">
            <text:p>5899.7886</text:p>
          </table:table-cell>
          <table:table-cell table:number-columns-repeated="16382"/>
        </table:table-row>
        <table:table-row table:style-name="ro1">
          <table:table-cell office:value-type="float" office:value="18.672000000000001" table:style-name="ce2">
            <text:p>18.672</text:p>
          </table:table-cell>
          <table:table-cell office:value-type="float" office:value="5901.9489999999996" table:style-name="ce2">
            <text:p>5901.949</text:p>
          </table:table-cell>
          <table:table-cell table:number-columns-repeated="16382"/>
        </table:table-row>
        <table:table-row table:style-name="ro1">
          <table:table-cell office:value-type="float" office:value="18.696000999999999" table:style-name="ce2">
            <text:p>18.696001</text:p>
          </table:table-cell>
          <table:table-cell office:value-type="float" office:value="5904.11" table:style-name="ce2">
            <text:p>5904.11</text:p>
          </table:table-cell>
          <table:table-cell table:number-columns-repeated="16382"/>
        </table:table-row>
        <table:table-row table:style-name="ro1">
          <table:table-cell office:value-type="float" office:value="18.72" table:style-name="ce2">
            <text:p>18.72</text:p>
          </table:table-cell>
          <table:table-cell office:value-type="float" office:value="5905.5502999999999" table:style-name="ce2">
            <text:p>5905.5503</text:p>
          </table:table-cell>
          <table:table-cell table:number-columns-repeated="16382"/>
        </table:table-row>
        <table:table-row table:style-name="ro1">
          <table:table-cell office:value-type="float" office:value="18.744" table:style-name="ce2">
            <text:p>18.744</text:p>
          </table:table-cell>
          <table:table-cell office:value-type="float" office:value="5906.9907000000003" table:style-name="ce2">
            <text:p>5906.9907</text:p>
          </table:table-cell>
          <table:table-cell table:number-columns-repeated="16382"/>
        </table:table-row>
        <table:table-row table:style-name="ro1">
          <table:table-cell office:value-type="float" office:value="18.768000000000001" table:style-name="ce2">
            <text:p>18.768</text:p>
          </table:table-cell>
          <table:table-cell office:value-type="float" office:value="5908.4309999999996" table:style-name="ce2">
            <text:p>5908.431</text:p>
          </table:table-cell>
          <table:table-cell table:number-columns-repeated="16382"/>
        </table:table-row>
        <table:table-row table:style-name="ro1">
          <table:table-cell office:value-type="float" office:value="18.792000000000002" table:style-name="ce2">
            <text:p>18.792</text:p>
          </table:table-cell>
          <table:table-cell office:value-type="float" office:value="5910.5919999999996" table:style-name="ce2">
            <text:p>5910.592</text:p>
          </table:table-cell>
          <table:table-cell table:number-columns-repeated="16382"/>
        </table:table-row>
        <table:table-row table:style-name="ro1">
          <table:table-cell office:value-type="float" office:value="18.815999999999999" table:style-name="ce2">
            <text:p>18.816</text:p>
          </table:table-cell>
          <table:table-cell office:value-type="float" office:value="5912.7524000000003" table:style-name="ce2">
            <text:p>5912.7524</text:p>
          </table:table-cell>
          <table:table-cell table:number-columns-repeated="16382"/>
        </table:table-row>
        <table:table-row table:style-name="ro1">
          <table:table-cell office:value-type="float" office:value="18.84" table:style-name="ce2">
            <text:p>18.84</text:p>
          </table:table-cell>
          <table:table-cell office:value-type="float" office:value="5914.9129999999996" table:style-name="ce2">
            <text:p>5914.913</text:p>
          </table:table-cell>
          <table:table-cell table:number-columns-repeated="16382"/>
        </table:table-row>
        <table:table-row table:style-name="ro1">
          <table:table-cell office:value-type="float" office:value="18.864000000000001" table:style-name="ce2">
            <text:p>18.864</text:p>
          </table:table-cell>
          <table:table-cell office:value-type="float" office:value="5918.5140000000001" table:style-name="ce2">
            <text:p>5918.514</text:p>
          </table:table-cell>
          <table:table-cell table:number-columns-repeated="16382"/>
        </table:table-row>
        <table:table-row table:style-name="ro1">
          <table:table-cell office:value-type="float" office:value="18.888000000000002" table:style-name="ce2">
            <text:p>18.888</text:p>
          </table:table-cell>
          <table:table-cell office:value-type="float" office:value="5921.3950000000004" table:style-name="ce2">
            <text:p>5921.395</text:p>
          </table:table-cell>
          <table:table-cell table:number-columns-repeated="16382"/>
        </table:table-row>
        <table:table-row table:style-name="ro1">
          <table:table-cell office:value-type="float" office:value="18.911999999999999" table:style-name="ce2">
            <text:p>18.912</text:p>
          </table:table-cell>
          <table:table-cell office:value-type="float" office:value="5924.2759999999998" table:style-name="ce2">
            <text:p>5924.276</text:p>
          </table:table-cell>
          <table:table-cell table:number-columns-repeated="16382"/>
        </table:table-row>
        <table:table-row table:style-name="ro1">
          <table:table-cell office:value-type="float" office:value="18.936" table:style-name="ce2">
            <text:p>18.936</text:p>
          </table:table-cell>
          <table:table-cell office:value-type="float" office:value="5927.1566999999995" table:style-name="ce2">
            <text:p>5927.1567</text:p>
          </table:table-cell>
          <table:table-cell table:number-columns-repeated="16382"/>
        </table:table-row>
        <table:table-row table:style-name="ro1">
          <table:table-cell office:value-type="float" office:value="18.960000999999998" table:style-name="ce2">
            <text:p>18.960001</text:p>
          </table:table-cell>
          <table:table-cell office:value-type="float" office:value="5930.0375999999997" table:style-name="ce2">
            <text:p>5930.0376</text:p>
          </table:table-cell>
          <table:table-cell table:number-columns-repeated="16382"/>
        </table:table-row>
        <table:table-row table:style-name="ro1">
          <table:table-cell office:value-type="float" office:value="18.984000000000002" table:style-name="ce2">
            <text:p>18.984</text:p>
          </table:table-cell>
          <table:table-cell office:value-type="float" office:value="5933.6387000000004" table:style-name="ce2">
            <text:p>5933.6387</text:p>
          </table:table-cell>
          <table:table-cell table:number-columns-repeated="16382"/>
        </table:table-row>
        <table:table-row table:style-name="ro1">
          <table:table-cell office:value-type="float" office:value="19.007999999999999" table:style-name="ce2">
            <text:p>19.008</text:p>
          </table:table-cell>
          <table:table-cell office:value-type="float" office:value="5937.2397000000001" table:style-name="ce2">
            <text:p>5937.2397</text:p>
          </table:table-cell>
          <table:table-cell table:number-columns-repeated="16382"/>
        </table:table-row>
        <table:table-row table:style-name="ro1">
          <table:table-cell office:value-type="float" office:value="19.032" table:style-name="ce2">
            <text:p>19.032</text:p>
          </table:table-cell>
          <table:table-cell office:value-type="float" office:value="5940.8410000000003" table:style-name="ce2">
            <text:p>5940.841</text:p>
          </table:table-cell>
          <table:table-cell table:number-columns-repeated="16382"/>
        </table:table-row>
        <table:table-row table:style-name="ro1">
          <table:table-cell office:value-type="float" office:value="19.056000000000001" table:style-name="ce2">
            <text:p>19.056</text:p>
          </table:table-cell>
          <table:table-cell office:value-type="float" office:value="5944.442" table:style-name="ce2">
            <text:p>5944.442</text:p>
          </table:table-cell>
          <table:table-cell table:number-columns-repeated="16382"/>
        </table:table-row>
        <table:table-row table:style-name="ro1">
          <table:table-cell office:value-type="float" office:value="19.079999999999998" table:style-name="ce2">
            <text:p>19.08</text:p>
          </table:table-cell>
          <table:table-cell office:value-type="float" office:value="5948.0429999999997" table:style-name="ce2">
            <text:p>5948.043</text:p>
          </table:table-cell>
          <table:table-cell table:number-columns-repeated="16382"/>
        </table:table-row>
        <table:table-row table:style-name="ro1">
          <table:table-cell office:value-type="float" office:value="19.103999999999999" table:style-name="ce2">
            <text:p>19.104</text:p>
          </table:table-cell>
          <table:table-cell office:value-type="float" office:value="5950.924" table:style-name="ce2">
            <text:p>5950.924</text:p>
          </table:table-cell>
          <table:table-cell table:number-columns-repeated="16382"/>
        </table:table-row>
        <table:table-row table:style-name="ro1">
          <table:table-cell office:value-type="float" office:value="19.128" table:style-name="ce2">
            <text:p>19.128</text:p>
          </table:table-cell>
          <table:table-cell office:value-type="float" office:value="5953.8046999999997" table:style-name="ce2">
            <text:p>5953.8047</text:p>
          </table:table-cell>
          <table:table-cell table:number-columns-repeated="16382"/>
        </table:table-row>
        <table:table-row table:style-name="ro1">
          <table:table-cell office:value-type="float" office:value="19.152000000000001" table:style-name="ce2">
            <text:p>19.152</text:p>
          </table:table-cell>
          <table:table-cell office:value-type="float" office:value="5956.6854999999996" table:style-name="ce2">
            <text:p>5956.6855</text:p>
          </table:table-cell>
          <table:table-cell table:number-columns-repeated="16382"/>
        </table:table-row>
        <table:table-row table:style-name="ro1">
          <table:table-cell office:value-type="float" office:value="19.175999999999998" table:style-name="ce2">
            <text:p>19.176</text:p>
          </table:table-cell>
          <table:table-cell office:value-type="float" office:value="5959.5663999999997" table:style-name="ce2">
            <text:p>5959.5664</text:p>
          </table:table-cell>
          <table:table-cell table:number-columns-repeated="16382"/>
        </table:table-row>
        <table:table-row table:style-name="ro1">
          <table:table-cell office:value-type="float" office:value="19.2" table:style-name="ce2">
            <text:p>19.2</text:p>
          </table:table-cell>
          <table:table-cell office:value-type="float" office:value="5962.4472999999998" table:style-name="ce2">
            <text:p>5962.4473</text:p>
          </table:table-cell>
          <table:table-cell table:number-columns-repeated="16382"/>
        </table:table-row>
        <table:table-row table:style-name="ro1">
          <table:table-cell office:value-type="float" office:value="19.224" table:style-name="ce2">
            <text:p>19.224</text:p>
          </table:table-cell>
          <table:table-cell office:value-type="float" office:value="5965.3280000000004" table:style-name="ce2">
            <text:p>5965.328</text:p>
          </table:table-cell>
          <table:table-cell table:number-columns-repeated="16382"/>
        </table:table-row>
        <table:table-row table:style-name="ro1">
          <table:table-cell office:value-type="float" office:value="19.248000999999999" table:style-name="ce2">
            <text:p>19.248001</text:p>
          </table:table-cell>
          <table:table-cell office:value-type="float" office:value="5967.4889999999996" table:style-name="ce2">
            <text:p>5967.489</text:p>
          </table:table-cell>
          <table:table-cell table:number-columns-repeated="16382"/>
        </table:table-row>
        <table:table-row table:style-name="ro1">
          <table:table-cell office:value-type="float" office:value="19.271999999999998" table:style-name="ce2">
            <text:p>19.272</text:p>
          </table:table-cell>
          <table:table-cell office:value-type="float" office:value="5990.7920000000004" table:style-name="ce2">
            <text:p>5990.792</text:p>
          </table:table-cell>
          <table:table-cell table:number-columns-repeated="16382"/>
        </table:table-row>
        <table:table-row table:style-name="ro1">
          <table:table-cell office:value-type="float" office:value="19.295999999999999" table:style-name="ce2">
            <text:p>19.296</text:p>
          </table:table-cell>
          <table:table-cell office:value-type="float" office:value="6014.0950000000003" table:style-name="ce2">
            <text:p>6014.095</text:p>
          </table:table-cell>
          <table:table-cell table:number-columns-repeated="16382"/>
        </table:table-row>
        <table:table-row table:style-name="ro1">
          <table:table-cell office:value-type="float" office:value="19.32" table:style-name="ce2">
            <text:p>19.32</text:p>
          </table:table-cell>
          <table:table-cell office:value-type="float" office:value="6037.3984" table:style-name="ce2">
            <text:p>6037.3984</text:p>
          </table:table-cell>
          <table:table-cell table:number-columns-repeated="16382"/>
        </table:table-row>
        <table:table-row table:style-name="ro1">
          <table:table-cell office:value-type="float" office:value="19.344000000000001" table:style-name="ce2">
            <text:p>19.344</text:p>
          </table:table-cell>
          <table:table-cell office:value-type="float" office:value="6060.7016999999996" table:style-name="ce2">
            <text:p>6060.7017</text:p>
          </table:table-cell>
          <table:table-cell table:number-columns-repeated="16382"/>
        </table:table-row>
        <table:table-row table:style-name="ro1">
          <table:table-cell office:value-type="float" office:value="19.367999999999999" table:style-name="ce2">
            <text:p>19.368</text:p>
          </table:table-cell>
          <table:table-cell office:value-type="float" office:value="6105.8676999999998" table:style-name="ce2">
            <text:p>6105.8677</text:p>
          </table:table-cell>
          <table:table-cell table:number-columns-repeated="16382"/>
        </table:table-row>
        <table:table-row table:style-name="ro1">
          <table:table-cell office:value-type="float" office:value="19.391999999999999" table:style-name="ce2">
            <text:p>19.392</text:p>
          </table:table-cell>
          <table:table-cell office:value-type="float" office:value="6151.0337" table:style-name="ce2">
            <text:p>6151.0337</text:p>
          </table:table-cell>
          <table:table-cell table:number-columns-repeated="16382"/>
        </table:table-row>
        <table:table-row table:style-name="ro1">
          <table:table-cell office:value-type="float" office:value="19.416" table:style-name="ce2">
            <text:p>19.416</text:p>
          </table:table-cell>
          <table:table-cell office:value-type="float" office:value="6174.3370000000004" table:style-name="ce2">
            <text:p>6174.337</text:p>
          </table:table-cell>
          <table:table-cell table:number-columns-repeated="16382"/>
        </table:table-row>
        <table:table-row table:style-name="ro1">
          <table:table-cell office:value-type="float" office:value="19.440000000000001" table:style-name="ce2">
            <text:p>19.44</text:p>
          </table:table-cell>
          <table:table-cell office:value-type="float" office:value="6197.64" table:style-name="ce2">
            <text:p>6197.64</text:p>
          </table:table-cell>
          <table:table-cell table:number-columns-repeated="16382"/>
        </table:table-row>
        <table:table-row table:style-name="ro1">
          <table:table-cell office:value-type="float" office:value="19.463999999999999" table:style-name="ce2">
            <text:p>19.464</text:p>
          </table:table-cell>
          <table:table-cell office:value-type="float" office:value="6220.9434000000001" table:style-name="ce2">
            <text:p>6220.9434</text:p>
          </table:table-cell>
          <table:table-cell table:number-columns-repeated="16382"/>
        </table:table-row>
        <table:table-row table:style-name="ro1">
          <table:table-cell office:value-type="float" office:value="19.488" table:style-name="ce2">
            <text:p>19.488</text:p>
          </table:table-cell>
          <table:table-cell office:value-type="float" office:value="6244.2466000000004" table:style-name="ce2">
            <text:p>6244.2466</text:p>
          </table:table-cell>
          <table:table-cell table:number-columns-repeated="16382"/>
        </table:table-row>
        <table:table-row table:style-name="ro1">
          <table:table-cell office:value-type="float" office:value="19.512001000000001" table:style-name="ce2">
            <text:p>19.512001</text:p>
          </table:table-cell>
          <table:table-cell office:value-type="float" office:value="6289.4125999999997" table:style-name="ce2">
            <text:p>6289.4126</text:p>
          </table:table-cell>
          <table:table-cell table:number-columns-repeated="16382"/>
        </table:table-row>
        <table:table-row table:style-name="ro1">
          <table:table-cell office:value-type="float" office:value="19.536000000000001" table:style-name="ce2">
            <text:p>19.536</text:p>
          </table:table-cell>
          <table:table-cell office:value-type="float" office:value="6334.5785999999998" table:style-name="ce2">
            <text:p>6334.5786</text:p>
          </table:table-cell>
          <table:table-cell table:number-columns-repeated="16382"/>
        </table:table-row>
        <table:table-row table:style-name="ro1">
          <table:table-cell office:value-type="float" office:value="19.559999999999999" table:style-name="ce2">
            <text:p>19.56</text:p>
          </table:table-cell>
          <table:table-cell office:value-type="float" office:value="6379.7446" table:style-name="ce2">
            <text:p>6379.7446</text:p>
          </table:table-cell>
          <table:table-cell table:number-columns-repeated="16382"/>
        </table:table-row>
        <table:table-row table:style-name="ro1">
          <table:table-cell office:value-type="float" office:value="19.584" table:style-name="ce2">
            <text:p>19.584</text:p>
          </table:table-cell>
          <table:table-cell office:value-type="float" office:value="6403.0479999999998" table:style-name="ce2">
            <text:p>6403.048</text:p>
          </table:table-cell>
          <table:table-cell table:number-columns-repeated="16382"/>
        </table:table-row>
        <table:table-row table:style-name="ro1">
          <table:table-cell office:value-type="float" office:value="19.608000000000001" table:style-name="ce2">
            <text:p>19.608</text:p>
          </table:table-cell>
          <table:table-cell office:value-type="float" office:value="6404.4883" table:style-name="ce2">
            <text:p>6404.4883</text:p>
          </table:table-cell>
          <table:table-cell table:number-columns-repeated="16382"/>
        </table:table-row>
        <table:table-row table:style-name="ro1">
          <table:table-cell office:value-type="float" office:value="19.632000000000001" table:style-name="ce2">
            <text:p>19.632</text:p>
          </table:table-cell>
          <table:table-cell office:value-type="float" office:value="6405.9287000000004" table:style-name="ce2">
            <text:p>6405.9287</text:p>
          </table:table-cell>
          <table:table-cell table:number-columns-repeated="16382"/>
        </table:table-row>
        <table:table-row table:style-name="ro1">
          <table:table-cell office:value-type="float" office:value="19.655999999999999" table:style-name="ce2">
            <text:p>19.656</text:p>
          </table:table-cell>
          <table:table-cell office:value-type="float" office:value="6407.3689999999997" table:style-name="ce2">
            <text:p>6407.369</text:p>
          </table:table-cell>
          <table:table-cell table:number-columns-repeated="16382"/>
        </table:table-row>
        <table:table-row table:style-name="ro1">
          <table:table-cell office:value-type="float" office:value="19.68" table:style-name="ce2">
            <text:p>19.68</text:p>
          </table:table-cell>
          <table:table-cell office:value-type="float" office:value="6408.8095999999996" table:style-name="ce2">
            <text:p>6408.8096</text:p>
          </table:table-cell>
          <table:table-cell table:number-columns-repeated="16382"/>
        </table:table-row>
        <table:table-row table:style-name="ro1">
          <table:table-cell office:value-type="float" office:value="19.704000000000001" table:style-name="ce2">
            <text:p>19.704</text:p>
          </table:table-cell>
          <table:table-cell office:value-type="float" office:value="6410.97" table:style-name="ce2">
            <text:p>6410.97</text:p>
          </table:table-cell>
          <table:table-cell table:number-columns-repeated="16382"/>
        </table:table-row>
        <table:table-row table:style-name="ro1">
          <table:table-cell office:value-type="float" office:value="19.728000000000002" table:style-name="ce2">
            <text:p>19.728</text:p>
          </table:table-cell>
          <table:table-cell office:value-type="float" office:value="6412.4106000000002" table:style-name="ce2">
            <text:p>6412.4106</text:p>
          </table:table-cell>
          <table:table-cell table:number-columns-repeated="16382"/>
        </table:table-row>
        <table:table-row table:style-name="ro1">
          <table:table-cell office:value-type="float" office:value="19.751999999999999" table:style-name="ce2">
            <text:p>19.752</text:p>
          </table:table-cell>
          <table:table-cell office:value-type="float" office:value="6413.8509999999997" table:style-name="ce2">
            <text:p>6413.851</text:p>
          </table:table-cell>
          <table:table-cell table:number-columns-repeated="16382"/>
        </table:table-row>
        <table:table-row table:style-name="ro1">
          <table:table-cell office:value-type="float" office:value="19.776001000000001" table:style-name="ce2">
            <text:p>19.776001</text:p>
          </table:table-cell>
          <table:table-cell office:value-type="float" office:value="6416.0117" table:style-name="ce2">
            <text:p>6416.0117</text:p>
          </table:table-cell>
          <table:table-cell table:number-columns-repeated="16382"/>
        </table:table-row>
        <table:table-row table:style-name="ro1">
          <table:table-cell office:value-type="float" office:value="19.8" table:style-name="ce2">
            <text:p>19.8</text:p>
          </table:table-cell>
          <table:table-cell office:value-type="float" office:value="6418.1724000000004" table:style-name="ce2">
            <text:p>6418.1724</text:p>
          </table:table-cell>
          <table:table-cell table:number-columns-repeated="16382"/>
        </table:table-row>
        <table:table-row table:style-name="ro1">
          <table:table-cell office:value-type="float" office:value="19.824000000000002" table:style-name="ce2">
            <text:p>19.824</text:p>
          </table:table-cell>
          <table:table-cell office:value-type="float" office:value="6420.3329999999996" table:style-name="ce2">
            <text:p>6420.333</text:p>
          </table:table-cell>
          <table:table-cell table:number-columns-repeated="16382"/>
        </table:table-row>
        <table:table-row table:style-name="ro1">
          <table:table-cell office:value-type="float" office:value="19.847999999999999" table:style-name="ce2">
            <text:p>19.848</text:p>
          </table:table-cell>
          <table:table-cell office:value-type="float" office:value="6421.7734" table:style-name="ce2">
            <text:p>6421.7734</text:p>
          </table:table-cell>
          <table:table-cell table:number-columns-repeated="16382"/>
        </table:table-row>
        <table:table-row table:style-name="ro1">
          <table:table-cell office:value-type="float" office:value="19.872" table:style-name="ce2">
            <text:p>19.872</text:p>
          </table:table-cell>
          <table:table-cell office:value-type="float" office:value="6423.2139999999999" table:style-name="ce2">
            <text:p>6423.214</text:p>
          </table:table-cell>
          <table:table-cell table:number-columns-repeated="16382"/>
        </table:table-row>
        <table:table-row table:style-name="ro1">
          <table:table-cell office:value-type="float" office:value="19.896000000000001" table:style-name="ce2">
            <text:p>19.896</text:p>
          </table:table-cell>
          <table:table-cell office:value-type="float" office:value="6424.6543000000001" table:style-name="ce2">
            <text:p>6424.6543</text:p>
          </table:table-cell>
          <table:table-cell table:number-columns-repeated="16382"/>
        </table:table-row>
        <table:table-row table:style-name="ro1">
          <table:table-cell office:value-type="float" office:value="19.920000000000002" table:style-name="ce2">
            <text:p>19.92</text:p>
          </table:table-cell>
          <table:table-cell office:value-type="float" office:value="6426.0946999999996" table:style-name="ce2">
            <text:p>6426.0947</text:p>
          </table:table-cell>
          <table:table-cell table:number-columns-repeated="16382"/>
        </table:table-row>
        <table:table-row table:style-name="ro1">
          <table:table-cell office:value-type="float" office:value="19.943999999999999" table:style-name="ce2">
            <text:p>19.944</text:p>
          </table:table-cell>
          <table:table-cell office:value-type="float" office:value="6449.3980000000001" table:style-name="ce2">
            <text:p>6449.398</text:p>
          </table:table-cell>
          <table:table-cell table:number-columns-repeated="16382"/>
        </table:table-row>
        <table:table-row table:style-name="ro1">
          <table:table-cell office:value-type="float" office:value="19.968" table:style-name="ce2">
            <text:p>19.968</text:p>
          </table:table-cell>
          <table:table-cell office:value-type="float" office:value="6471.9809999999998" table:style-name="ce2">
            <text:p>6471.981</text:p>
          </table:table-cell>
          <table:table-cell table:number-columns-repeated="16382"/>
        </table:table-row>
        <table:table-row table:style-name="ro1">
          <table:table-cell office:value-type="float" office:value="19.992000000000001" table:style-name="ce2">
            <text:p>19.992</text:p>
          </table:table-cell>
          <table:table-cell office:value-type="float" office:value="6495.2839999999997" table:style-name="ce2">
            <text:p>6495.284</text:p>
          </table:table-cell>
          <table:table-cell table:number-columns-repeated="16382"/>
        </table:table-row>
        <table:table-row table:style-name="ro1">
          <table:table-cell office:value-type="float" office:value="20.015999999999998" table:style-name="ce2">
            <text:p>20.016</text:p>
          </table:table-cell>
          <table:table-cell office:value-type="float" office:value="6517.8670000000002" table:style-name="ce2">
            <text:p>6517.867</text:p>
          </table:table-cell>
          <table:table-cell table:number-columns-repeated="16382"/>
        </table:table-row>
        <table:table-row table:style-name="ro1">
          <table:table-cell office:value-type="float" office:value="20.04" table:style-name="ce2">
            <text:p>20.04</text:p>
          </table:table-cell>
          <table:table-cell office:value-type="float" office:value="6540.45" table:style-name="ce2">
            <text:p>6540.45</text:p>
          </table:table-cell>
          <table:table-cell table:number-columns-repeated="16382"/>
        </table:table-row>
        <table:table-row table:style-name="ro1">
          <table:table-cell office:value-type="float" office:value="20.064001000000001" table:style-name="ce2">
            <text:p>20.064001</text:p>
          </table:table-cell>
          <table:table-cell office:value-type="float" office:value="6563.0330000000004" table:style-name="ce2">
            <text:p>6563.033</text:p>
          </table:table-cell>
          <table:table-cell table:number-columns-repeated="16382"/>
        </table:table-row>
        <table:table-row table:style-name="ro1">
          <table:table-cell office:value-type="float" office:value="20.088000000000001" table:style-name="ce2">
            <text:p>20.088</text:p>
          </table:table-cell>
          <table:table-cell office:value-type="float" office:value="6585.616" table:style-name="ce2">
            <text:p>6585.616</text:p>
          </table:table-cell>
          <table:table-cell table:number-columns-repeated="16382"/>
        </table:table-row>
        <table:table-row table:style-name="ro1">
          <table:table-cell office:value-type="float" office:value="20.111999999999998" table:style-name="ce2">
            <text:p>20.112</text:p>
          </table:table-cell>
          <table:table-cell office:value-type="float" office:value="6608.1989999999996" table:style-name="ce2">
            <text:p>6608.199</text:p>
          </table:table-cell>
          <table:table-cell table:number-columns-repeated="16382"/>
        </table:table-row>
        <table:table-row table:style-name="ro1">
          <table:table-cell office:value-type="float" office:value="20.135999999999999" table:style-name="ce2">
            <text:p>20.136</text:p>
          </table:table-cell>
          <table:table-cell office:value-type="float" office:value="6630.0619999999999" table:style-name="ce2">
            <text:p>6630.062</text:p>
          </table:table-cell>
          <table:table-cell table:number-columns-repeated="16382"/>
        </table:table-row>
        <table:table-row table:style-name="ro1">
          <table:table-cell office:value-type="float" office:value="20.16" table:style-name="ce2">
            <text:p>20.16</text:p>
          </table:table-cell>
          <table:table-cell office:value-type="float" office:value="6673.7875999999997" table:style-name="ce2">
            <text:p>6673.7876</text:p>
          </table:table-cell>
          <table:table-cell table:number-columns-repeated="16382"/>
        </table:table-row>
        <table:table-row table:style-name="ro1">
          <table:table-cell office:value-type="float" office:value="20.184000000000001" table:style-name="ce2">
            <text:p>20.184</text:p>
          </table:table-cell>
          <table:table-cell office:value-type="float" office:value="6717.5129999999999" table:style-name="ce2">
            <text:p>6717.513</text:p>
          </table:table-cell>
          <table:table-cell table:number-columns-repeated="16382"/>
        </table:table-row>
        <table:table-row table:style-name="ro1">
          <table:table-cell office:value-type="float" office:value="20.207999999999998" table:style-name="ce2">
            <text:p>20.208</text:p>
          </table:table-cell>
          <table:table-cell office:value-type="float" office:value="6761.9589999999998" table:style-name="ce2">
            <text:p>6761.959</text:p>
          </table:table-cell>
          <table:table-cell table:number-columns-repeated="16382"/>
        </table:table-row>
        <table:table-row table:style-name="ro1">
          <table:table-cell office:value-type="float" office:value="20.231999999999999" table:style-name="ce2">
            <text:p>20.232</text:p>
          </table:table-cell>
          <table:table-cell office:value-type="float" office:value="6784.5420000000004" table:style-name="ce2">
            <text:p>6784.542</text:p>
          </table:table-cell>
          <table:table-cell table:number-columns-repeated="16382"/>
        </table:table-row>
        <table:table-row table:style-name="ro1">
          <table:table-cell office:value-type="float" office:value="20.256" table:style-name="ce2">
            <text:p>20.256</text:p>
          </table:table-cell>
          <table:table-cell office:value-type="float" office:value="6807.125" table:style-name="ce2">
            <text:p>6807.125</text:p>
          </table:table-cell>
          <table:table-cell table:number-columns-repeated="16382"/>
        </table:table-row>
        <table:table-row table:style-name="ro1">
          <table:table-cell office:value-type="float" office:value="20.28" table:style-name="ce2">
            <text:p>20.28</text:p>
          </table:table-cell>
          <table:table-cell office:value-type="float" office:value="6829.7079999999996" table:style-name="ce2">
            <text:p>6829.708</text:p>
          </table:table-cell>
          <table:table-cell table:number-columns-repeated="16382"/>
        </table:table-row>
        <table:table-row table:style-name="ro1">
          <table:table-cell office:value-type="float" office:value="20.303999999999998" table:style-name="ce2">
            <text:p>20.304</text:p>
          </table:table-cell>
          <table:table-cell office:value-type="float" office:value="6852.2910000000002" table:style-name="ce2">
            <text:p>6852.291</text:p>
          </table:table-cell>
          <table:table-cell table:number-columns-repeated="16382"/>
        </table:table-row>
        <table:table-row table:style-name="ro1">
          <table:table-cell office:value-type="float" office:value="20.328001" table:style-name="ce2">
            <text:p>20.328001</text:p>
          </table:table-cell>
          <table:table-cell office:value-type="float" office:value="6874.8739999999998" table:style-name="ce2">
            <text:p>6874.874</text:p>
          </table:table-cell>
          <table:table-cell table:number-columns-repeated="16382"/>
        </table:table-row>
        <table:table-row table:style-name="ro1">
          <table:table-cell office:value-type="float" office:value="20.352" table:style-name="ce2">
            <text:p>20.352</text:p>
          </table:table-cell>
          <table:table-cell office:value-type="float" office:value="6897.4570000000003" table:style-name="ce2">
            <text:p>6897.457</text:p>
          </table:table-cell>
          <table:table-cell table:number-columns-repeated="16382"/>
        </table:table-row>
        <table:table-row table:style-name="ro1">
          <table:table-cell office:value-type="float" office:value="20.376000000000001" table:style-name="ce2">
            <text:p>20.376</text:p>
          </table:table-cell>
          <table:table-cell office:value-type="float" office:value="6920.04" table:style-name="ce2">
            <text:p>6920.04</text:p>
          </table:table-cell>
          <table:table-cell table:number-columns-repeated="16382"/>
        </table:table-row>
        <table:table-row table:style-name="ro1">
          <table:table-cell office:value-type="float" office:value="20.399999999999999" table:style-name="ce2">
            <text:p>20.4</text:p>
          </table:table-cell>
          <table:table-cell office:value-type="float" office:value="6920.7602999999999" table:style-name="ce2">
            <text:p>6920.7603</text:p>
          </table:table-cell>
          <table:table-cell table:number-columns-repeated="16382"/>
        </table:table-row>
        <table:table-row table:style-name="ro1">
          <table:table-cell office:value-type="float" office:value="20.423999999999999" table:style-name="ce2">
            <text:p>20.424</text:p>
          </table:table-cell>
          <table:table-cell office:value-type="float" office:value="6921.4804999999997" table:style-name="ce2">
            <text:p>6921.4805</text:p>
          </table:table-cell>
          <table:table-cell table:number-columns-repeated="16382"/>
        </table:table-row>
        <table:table-row table:style-name="ro1">
          <table:table-cell office:value-type="float" office:value="20.448" table:style-name="ce2">
            <text:p>20.448</text:p>
          </table:table-cell>
          <table:table-cell office:value-type="float" office:value="6921.4804999999997" table:style-name="ce2">
            <text:p>6921.4805</text:p>
          </table:table-cell>
          <table:table-cell table:number-columns-repeated="16382"/>
        </table:table-row>
        <table:table-row table:style-name="ro1">
          <table:table-cell office:value-type="float" office:value="20.472000000000001" table:style-name="ce2">
            <text:p>20.472</text:p>
          </table:table-cell>
          <table:table-cell office:value-type="float" office:value="6921.4804999999997" table:style-name="ce2">
            <text:p>6921.4805</text:p>
          </table:table-cell>
          <table:table-cell table:number-columns-repeated="16382"/>
        </table:table-row>
        <table:table-row table:style-name="ro1">
          <table:table-cell office:value-type="float" office:value="20.495999999999999" table:style-name="ce2">
            <text:p>20.496</text:p>
          </table:table-cell>
          <table:table-cell office:value-type="float" office:value="6921.4804999999997" table:style-name="ce2">
            <text:p>6921.4805</text:p>
          </table:table-cell>
          <table:table-cell table:number-columns-repeated="16382"/>
        </table:table-row>
        <table:table-row table:style-name="ro1">
          <table:table-cell office:value-type="float" office:value="20.52" table:style-name="ce2">
            <text:p>20.52</text:p>
          </table:table-cell>
          <table:table-cell office:value-type="float" office:value="6943.3433000000005" table:style-name="ce2">
            <text:p>6943.3433</text:p>
          </table:table-cell>
          <table:table-cell table:number-columns-repeated="16382"/>
        </table:table-row>
        <table:table-row table:style-name="ro1">
          <table:table-cell office:value-type="float" office:value="20.544" table:style-name="ce2">
            <text:p>20.544</text:p>
          </table:table-cell>
          <table:table-cell office:value-type="float" office:value="6943.3433000000005" table:style-name="ce2">
            <text:p>6943.3433</text:p>
          </table:table-cell>
          <table:table-cell table:number-columns-repeated="16382"/>
        </table:table-row>
        <table:table-row table:style-name="ro1">
          <table:table-cell office:value-type="float" office:value="20.568000000000001" table:style-name="ce2">
            <text:p>20.568</text:p>
          </table:table-cell>
          <table:table-cell office:value-type="float" office:value="6943.3433000000005" table:style-name="ce2">
            <text:p>6943.3433</text:p>
          </table:table-cell>
          <table:table-cell table:number-columns-repeated="16382"/>
        </table:table-row>
        <table:table-row table:style-name="ro1">
          <table:table-cell office:value-type="float" office:value="20.592001" table:style-name="ce2">
            <text:p>20.592001</text:p>
          </table:table-cell>
          <table:table-cell office:value-type="float" office:value="6943.3433000000005" table:style-name="ce2">
            <text:p>6943.3433</text:p>
          </table:table-cell>
          <table:table-cell table:number-columns-repeated="16382"/>
        </table:table-row>
        <table:table-row table:style-name="ro1">
          <table:table-cell office:value-type="float" office:value="20.616001000000001" table:style-name="ce2">
            <text:p>20.616001</text:p>
          </table:table-cell>
          <table:table-cell office:value-type="float" office:value="6943.3433000000005" table:style-name="ce2">
            <text:p>6943.3433</text:p>
          </table:table-cell>
          <table:table-cell table:number-columns-repeated="16382"/>
        </table:table-row>
        <table:table-row table:style-name="ro1">
          <table:table-cell office:value-type="float" office:value="20.64" table:style-name="ce2">
            <text:p>20.64</text:p>
          </table:table-cell>
          <table:table-cell office:value-type="float" office:value="6943.3433000000005" table:style-name="ce2">
            <text:p>6943.3433</text:p>
          </table:table-cell>
          <table:table-cell table:number-columns-repeated="16382"/>
        </table:table-row>
        <table:table-row table:style-name="ro1">
          <table:table-cell office:value-type="float" office:value="20.664000000000001" table:style-name="ce2">
            <text:p>20.664</text:p>
          </table:table-cell>
          <table:table-cell office:value-type="float" office:value="6943.3433000000005" table:style-name="ce2">
            <text:p>6943.3433</text:p>
          </table:table-cell>
          <table:table-cell table:number-columns-repeated="16382"/>
        </table:table-row>
        <table:table-row table:style-name="ro1">
          <table:table-cell office:value-type="float" office:value="20.687999999999999" table:style-name="ce2">
            <text:p>20.688</text:p>
          </table:table-cell>
          <table:table-cell office:value-type="float" office:value="6944.0635000000002" table:style-name="ce2">
            <text:p>6944.0635</text:p>
          </table:table-cell>
          <table:table-cell table:number-columns-repeated="16382"/>
        </table:table-row>
        <table:table-row table:style-name="ro1">
          <table:table-cell office:value-type="float" office:value="20.712" table:style-name="ce2">
            <text:p>20.712</text:p>
          </table:table-cell>
          <table:table-cell office:value-type="float" office:value="6944.7837" table:style-name="ce2">
            <text:p>6944.7837</text:p>
          </table:table-cell>
          <table:table-cell table:number-columns-repeated="16382"/>
        </table:table-row>
        <table:table-row table:style-name="ro1">
          <table:table-cell office:value-type="float" office:value="20.736000000000001" table:style-name="ce2">
            <text:p>20.736</text:p>
          </table:table-cell>
          <table:table-cell office:value-type="float" office:value="6946.2240000000002" table:style-name="ce2">
            <text:p>6946.224</text:p>
          </table:table-cell>
          <table:table-cell table:number-columns-repeated="16382"/>
        </table:table-row>
        <table:table-row table:style-name="ro1">
          <table:table-cell office:value-type="float" office:value="20.76" table:style-name="ce2">
            <text:p>20.76</text:p>
          </table:table-cell>
          <table:table-cell office:value-type="float" office:value="6947.6646000000001" table:style-name="ce2">
            <text:p>6947.6646</text:p>
          </table:table-cell>
          <table:table-cell table:number-columns-repeated="16382"/>
        </table:table-row>
        <table:table-row table:style-name="ro1">
          <table:table-cell office:value-type="float" office:value="20.783999999999999" table:style-name="ce2">
            <text:p>20.784</text:p>
          </table:table-cell>
          <table:table-cell office:value-type="float" office:value="6949.1049999999996" table:style-name="ce2">
            <text:p>6949.105</text:p>
          </table:table-cell>
          <table:table-cell table:number-columns-repeated="16382"/>
        </table:table-row>
        <table:table-row table:style-name="ro1">
          <table:table-cell office:value-type="float" office:value="20.808" table:style-name="ce2">
            <text:p>20.808</text:p>
          </table:table-cell>
          <table:table-cell office:value-type="float" office:value="6972.4080000000004" table:style-name="ce2">
            <text:p>6972.408</text:p>
          </table:table-cell>
          <table:table-cell table:number-columns-repeated="16382"/>
        </table:table-row>
        <table:table-row table:style-name="ro1">
          <table:table-cell office:value-type="float" office:value="20.832000000000001" table:style-name="ce2">
            <text:p>20.832</text:p>
          </table:table-cell>
          <table:table-cell office:value-type="float" office:value="6995.7114000000001" table:style-name="ce2">
            <text:p>6995.7114</text:p>
          </table:table-cell>
          <table:table-cell table:number-columns-repeated="16382"/>
        </table:table-row>
        <table:table-row table:style-name="ro1">
          <table:table-cell office:value-type="float" office:value="20.856000000000002" table:style-name="ce2">
            <text:p>20.856</text:p>
          </table:table-cell>
          <table:table-cell office:value-type="float" office:value="6997.152" table:style-name="ce2">
            <text:p>6997.152</text:p>
          </table:table-cell>
          <table:table-cell table:number-columns-repeated="16382"/>
        </table:table-row>
        <table:table-row table:style-name="ro1">
          <table:table-cell office:value-type="float" office:value="20.880001" table:style-name="ce2">
            <text:p>20.880001</text:p>
          </table:table-cell>
          <table:table-cell office:value-type="float" office:value="6998.5923000000003" table:style-name="ce2">
            <text:p>6998.5923</text:p>
          </table:table-cell>
          <table:table-cell table:number-columns-repeated="16382"/>
        </table:table-row>
        <table:table-row table:style-name="ro1">
          <table:table-cell office:value-type="float" office:value="20.904" table:style-name="ce2">
            <text:p>20.904</text:p>
          </table:table-cell>
          <table:table-cell office:value-type="float" office:value="7000.0326999999997" table:style-name="ce2">
            <text:p>7000.0327</text:p>
          </table:table-cell>
          <table:table-cell table:number-columns-repeated="16382"/>
        </table:table-row>
        <table:table-row table:style-name="ro1">
          <table:table-cell office:value-type="float" office:value="20.928000000000001" table:style-name="ce2">
            <text:p>20.928</text:p>
          </table:table-cell>
          <table:table-cell office:value-type="float" office:value="7001.473" table:style-name="ce2">
            <text:p>7001.473</text:p>
          </table:table-cell>
          <table:table-cell table:number-columns-repeated="16382"/>
        </table:table-row>
        <table:table-row table:style-name="ro1">
          <table:table-cell office:value-type="float" office:value="20.952000000000002" table:style-name="ce2">
            <text:p>20.952</text:p>
          </table:table-cell>
          <table:table-cell office:value-type="float" office:value="7002.9135999999999" table:style-name="ce2">
            <text:p>7002.9136</text:p>
          </table:table-cell>
          <table:table-cell table:number-columns-repeated="16382"/>
        </table:table-row>
        <table:table-row table:style-name="ro1">
          <table:table-cell office:value-type="float" office:value="20.975999999999999" table:style-name="ce2">
            <text:p>20.976</text:p>
          </table:table-cell>
          <table:table-cell office:value-type="float" office:value="7005.0739999999996" table:style-name="ce2">
            <text:p>7005.074</text:p>
          </table:table-cell>
          <table:table-cell table:number-columns-repeated="16382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float" office:value="7007.2349999999997" table:style-name="ce2">
            <text:p>7007.235</text:p>
          </table:table-cell>
          <table:table-cell table:number-columns-repeated="16382"/>
        </table:table-row>
        <table:table-row table:style-name="ro1">
          <table:table-cell office:value-type="float" office:value="21.024000000000001" table:style-name="ce2">
            <text:p>21.024</text:p>
          </table:table-cell>
          <table:table-cell office:value-type="float" office:value="7009.3954999999996" table:style-name="ce2">
            <text:p>7009.3955</text:p>
          </table:table-cell>
          <table:table-cell table:number-columns-repeated="16382"/>
        </table:table-row>
        <table:table-row table:style-name="ro1">
          <table:table-cell office:value-type="float" office:value="21.047999999999998" table:style-name="ce2">
            <text:p>21.048</text:p>
          </table:table-cell>
          <table:table-cell office:value-type="float" office:value="7011.5559999999996" table:style-name="ce2">
            <text:p>7011.556</text:p>
          </table:table-cell>
          <table:table-cell table:number-columns-repeated="16382"/>
        </table:table-row>
        <table:table-row table:style-name="ro1">
          <table:table-cell office:value-type="float" office:value="21.071999999999999" table:style-name="ce2">
            <text:p>21.072</text:p>
          </table:table-cell>
          <table:table-cell office:value-type="float" office:value="7013.7169999999996" table:style-name="ce2">
            <text:p>7013.717</text:p>
          </table:table-cell>
          <table:table-cell table:number-columns-repeated="16382"/>
        </table:table-row>
        <table:table-row table:style-name="ro1">
          <table:table-cell office:value-type="float" office:value="21.096" table:style-name="ce2">
            <text:p>21.096</text:p>
          </table:table-cell>
          <table:table-cell office:value-type="float" office:value="7015.8774000000003" table:style-name="ce2">
            <text:p>7015.8774</text:p>
          </table:table-cell>
          <table:table-cell table:number-columns-repeated="16382"/>
        </table:table-row>
        <table:table-row table:style-name="ro1">
          <table:table-cell office:value-type="float" office:value="21.12" table:style-name="ce2">
            <text:p>21.12</text:p>
          </table:table-cell>
          <table:table-cell office:value-type="float" office:value="7017.3180000000002" table:style-name="ce2">
            <text:p>7017.318</text:p>
          </table:table-cell>
          <table:table-cell table:number-columns-repeated="16382"/>
        </table:table-row>
        <table:table-row table:style-name="ro1">
          <table:table-cell office:value-type="float" office:value="21.144000999999999" table:style-name="ce2">
            <text:p>21.144001</text:p>
          </table:table-cell>
          <table:table-cell office:value-type="float" office:value="7018.0379999999996" table:style-name="ce2">
            <text:p>7018.038</text:p>
          </table:table-cell>
          <table:table-cell table:number-columns-repeated="16382"/>
        </table:table-row>
        <table:table-row table:style-name="ro1">
          <table:table-cell office:value-type="float" office:value="21.167999999999999" table:style-name="ce2">
            <text:p>21.168</text:p>
          </table:table-cell>
          <table:table-cell office:value-type="float" office:value="7018.7583000000004" table:style-name="ce2">
            <text:p>7018.7583</text:p>
          </table:table-cell>
          <table:table-cell table:number-columns-repeated="16382"/>
        </table:table-row>
        <table:table-row table:style-name="ro1">
          <table:table-cell office:value-type="float" office:value="21.192" table:style-name="ce2">
            <text:p>21.192</text:p>
          </table:table-cell>
          <table:table-cell office:value-type="float" office:value="7019.4785000000002" table:style-name="ce2">
            <text:p>7019.4785</text:p>
          </table:table-cell>
          <table:table-cell table:number-columns-repeated="16382"/>
        </table:table-row>
        <table:table-row table:style-name="ro1">
          <table:table-cell office:value-type="float" office:value="21.216000000000001" table:style-name="ce2">
            <text:p>21.216</text:p>
          </table:table-cell>
          <table:table-cell office:value-type="float" office:value="7020.1986999999999" table:style-name="ce2">
            <text:p>7020.1987</text:p>
          </table:table-cell>
          <table:table-cell table:number-columns-repeated="16382"/>
        </table:table-row>
        <table:table-row table:style-name="ro1">
          <table:table-cell office:value-type="float" office:value="21.24" table:style-name="ce2">
            <text:p>21.24</text:p>
          </table:table-cell>
          <table:table-cell office:value-type="float" office:value="7042.7816999999995" table:style-name="ce2">
            <text:p>7042.7817</text:p>
          </table:table-cell>
          <table:table-cell table:number-columns-repeated="16382"/>
        </table:table-row>
        <table:table-row table:style-name="ro1">
          <table:table-cell office:value-type="float" office:value="21.263999999999999" table:style-name="ce2">
            <text:p>21.264</text:p>
          </table:table-cell>
          <table:table-cell office:value-type="float" office:value="7044.2219999999998" table:style-name="ce2">
            <text:p>7044.222</text:p>
          </table:table-cell>
          <table:table-cell table:number-columns-repeated="16382"/>
        </table:table-row>
        <table:table-row table:style-name="ro1">
          <table:table-cell office:value-type="float" office:value="21.288" table:style-name="ce2">
            <text:p>21.288</text:p>
          </table:table-cell>
          <table:table-cell office:value-type="float" office:value="7044.9423999999999" table:style-name="ce2">
            <text:p>7044.9424</text:p>
          </table:table-cell>
          <table:table-cell table:number-columns-repeated="16382"/>
        </table:table-row>
        <table:table-row table:style-name="ro1">
          <table:table-cell office:value-type="float" office:value="21.312000000000001" table:style-name="ce2">
            <text:p>21.312</text:p>
          </table:table-cell>
          <table:table-cell office:value-type="float" office:value="7045.6625999999997" table:style-name="ce2">
            <text:p>7045.6626</text:p>
          </table:table-cell>
          <table:table-cell table:number-columns-repeated="16382"/>
        </table:table-row>
        <table:table-row table:style-name="ro1">
          <table:table-cell office:value-type="float" office:value="21.335999999999999" table:style-name="ce2">
            <text:p>21.336</text:p>
          </table:table-cell>
          <table:table-cell office:value-type="float" office:value="7067.5254000000004" table:style-name="ce2">
            <text:p>7067.5254</text:p>
          </table:table-cell>
          <table:table-cell table:number-columns-repeated="16382"/>
        </table:table-row>
        <table:table-row table:style-name="ro1">
          <table:table-cell office:value-type="float" office:value="21.36" table:style-name="ce2">
            <text:p>21.36</text:p>
          </table:table-cell>
          <table:table-cell office:value-type="float" office:value="7067.5254000000004" table:style-name="ce2">
            <text:p>7067.5254</text:p>
          </table:table-cell>
          <table:table-cell table:number-columns-repeated="16382"/>
        </table:table-row>
        <table:table-row table:style-name="ro1">
          <table:table-cell office:value-type="float" office:value="21.384" table:style-name="ce2">
            <text:p>21.384</text:p>
          </table:table-cell>
          <table:table-cell office:value-type="float" office:value="7067.5254000000004" table:style-name="ce2">
            <text:p>7067.5254</text:p>
          </table:table-cell>
          <table:table-cell table:number-columns-repeated="16382"/>
        </table:table-row>
        <table:table-row table:style-name="ro1">
          <table:table-cell office:value-type="float" office:value="21.408000000000001" table:style-name="ce2">
            <text:p>21.408</text:p>
          </table:table-cell>
          <table:table-cell office:value-type="float" office:value="7067.5254000000004" table:style-name="ce2">
            <text:p>7067.5254</text:p>
          </table:table-cell>
          <table:table-cell table:number-columns-repeated="16382"/>
        </table:table-row>
        <table:table-row table:style-name="ro1">
          <table:table-cell office:value-type="float" office:value="21.432001" table:style-name="ce2">
            <text:p>21.432001</text:p>
          </table:table-cell>
          <table:table-cell office:value-type="float" office:value="7067.5254000000004" table:style-name="ce2">
            <text:p>7067.5254</text:p>
          </table:table-cell>
          <table:table-cell table:number-columns-repeated="16382"/>
        </table:table-row>
        <table:table-row table:style-name="ro1">
          <table:table-cell office:value-type="float" office:value="21.456" table:style-name="ce2">
            <text:p>21.456</text:p>
          </table:table-cell>
          <table:table-cell office:value-type="float" office:value="7067.5254000000004" table:style-name="ce2">
            <text:p>7067.5254</text:p>
          </table:table-cell>
          <table:table-cell table:number-columns-repeated="16382"/>
        </table:table-row>
        <table:table-row table:style-name="ro1">
          <table:table-cell office:value-type="float" office:value="21.48" table:style-name="ce2">
            <text:p>21.48</text:p>
          </table:table-cell>
          <table:table-cell office:value-type="float" office:value="7089.3879999999999" table:style-name="ce2">
            <text:p>7089.388</text:p>
          </table:table-cell>
          <table:table-cell table:number-columns-repeated="16382"/>
        </table:table-row>
        <table:table-row table:style-name="ro1">
          <table:table-cell office:value-type="float" office:value="21.504000000000001" table:style-name="ce2">
            <text:p>21.504</text:p>
          </table:table-cell>
          <table:table-cell office:value-type="float" office:value="7111.9709999999995" table:style-name="ce2">
            <text:p>7111.971</text:p>
          </table:table-cell>
          <table:table-cell table:number-columns-repeated="16382"/>
        </table:table-row>
        <table:table-row table:style-name="ro1">
          <table:table-cell office:value-type="float" office:value="21.527999999999999" table:style-name="ce2">
            <text:p>21.528</text:p>
          </table:table-cell>
          <table:table-cell office:value-type="float" office:value="7157.1369999999997" table:style-name="ce2">
            <text:p>7157.137</text:p>
          </table:table-cell>
          <table:table-cell table:number-columns-repeated="16382"/>
        </table:table-row>
        <table:table-row table:style-name="ro1">
          <table:table-cell office:value-type="float" office:value="21.552" table:style-name="ce2">
            <text:p>21.552</text:p>
          </table:table-cell>
          <table:table-cell office:value-type="float" office:value="7158.5775999999996" table:style-name="ce2">
            <text:p>7158.5776</text:p>
          </table:table-cell>
          <table:table-cell table:number-columns-repeated="16382"/>
        </table:table-row>
        <table:table-row table:style-name="ro1">
          <table:table-cell office:value-type="float" office:value="21.576000000000001" table:style-name="ce2">
            <text:p>21.576</text:p>
          </table:table-cell>
          <table:table-cell office:value-type="float" office:value="7160.018" table:style-name="ce2">
            <text:p>7160.018</text:p>
          </table:table-cell>
          <table:table-cell table:number-columns-repeated="16382"/>
        </table:table-row>
        <table:table-row table:style-name="ro1">
          <table:table-cell office:value-type="float" office:value="21.6" table:style-name="ce2">
            <text:p>21.6</text:p>
          </table:table-cell>
          <table:table-cell office:value-type="float" office:value="7161.4584999999997" table:style-name="ce2">
            <text:p>7161.4585</text:p>
          </table:table-cell>
          <table:table-cell table:number-columns-repeated="16382"/>
        </table:table-row>
        <table:table-row table:style-name="ro1">
          <table:table-cell office:value-type="float" office:value="21.623999999999999" table:style-name="ce2">
            <text:p>21.624</text:p>
          </table:table-cell>
          <table:table-cell office:value-type="float" office:value="7162.8990000000003" table:style-name="ce2">
            <text:p>7162.899</text:p>
          </table:table-cell>
          <table:table-cell table:number-columns-repeated="16382"/>
        </table:table-row>
        <table:table-row table:style-name="ro1">
          <table:table-cell office:value-type="float" office:value="21.648" table:style-name="ce2">
            <text:p>21.648</text:p>
          </table:table-cell>
          <table:table-cell office:value-type="float" office:value="7164.3393999999998" table:style-name="ce2">
            <text:p>7164.3394</text:p>
          </table:table-cell>
          <table:table-cell table:number-columns-repeated="16382"/>
        </table:table-row>
        <table:table-row table:style-name="ro1">
          <table:table-cell office:value-type="float" office:value="21.672000000000001" table:style-name="ce2">
            <text:p>21.672</text:p>
          </table:table-cell>
          <table:table-cell office:value-type="float" office:value="7165.78" table:style-name="ce2">
            <text:p>7165.78</text:p>
          </table:table-cell>
          <table:table-cell table:number-columns-repeated="16382"/>
        </table:table-row>
        <table:table-row table:style-name="ro1">
          <table:table-cell office:value-type="float" office:value="21.696000999999999" table:style-name="ce2">
            <text:p>21.696001</text:p>
          </table:table-cell>
          <table:table-cell office:value-type="float" office:value="7167.9404000000004" table:style-name="ce2">
            <text:p>7167.9404</text:p>
          </table:table-cell>
          <table:table-cell table:number-columns-repeated="16382"/>
        </table:table-row>
        <table:table-row table:style-name="ro1">
          <table:table-cell office:value-type="float" office:value="21.72" table:style-name="ce2">
            <text:p>21.72</text:p>
          </table:table-cell>
          <table:table-cell office:value-type="float" office:value="7169.3810000000003" table:style-name="ce2">
            <text:p>7169.381</text:p>
          </table:table-cell>
          <table:table-cell table:number-columns-repeated="16382"/>
        </table:table-row>
        <table:table-row table:style-name="ro1">
          <table:table-cell office:value-type="float" office:value="21.744" table:style-name="ce2">
            <text:p>21.744</text:p>
          </table:table-cell>
          <table:table-cell office:value-type="float" office:value="7170.8212999999996" table:style-name="ce2">
            <text:p>7170.8213</text:p>
          </table:table-cell>
          <table:table-cell table:number-columns-repeated="16382"/>
        </table:table-row>
        <table:table-row table:style-name="ro1">
          <table:table-cell office:value-type="float" office:value="21.768000000000001" table:style-name="ce2">
            <text:p>21.768</text:p>
          </table:table-cell>
          <table:table-cell office:value-type="float" office:value="7172.982" table:style-name="ce2">
            <text:p>7172.982</text:p>
          </table:table-cell>
          <table:table-cell table:number-columns-repeated="16382"/>
        </table:table-row>
        <table:table-row table:style-name="ro1">
          <table:table-cell office:value-type="float" office:value="21.792000000000002" table:style-name="ce2">
            <text:p>21.792</text:p>
          </table:table-cell>
          <table:table-cell office:value-type="float" office:value="7175.8630000000003" table:style-name="ce2">
            <text:p>7175.863</text:p>
          </table:table-cell>
          <table:table-cell table:number-columns-repeated="16382"/>
        </table:table-row>
        <table:table-row table:style-name="ro1">
          <table:table-cell office:value-type="float" office:value="21.815999999999999" table:style-name="ce2">
            <text:p>21.816</text:p>
          </table:table-cell>
          <table:table-cell office:value-type="float" office:value="7178.0234" table:style-name="ce2">
            <text:p>7178.0234</text:p>
          </table:table-cell>
          <table:table-cell table:number-columns-repeated="16382"/>
        </table:table-row>
        <table:table-row table:style-name="ro1">
          <table:table-cell office:value-type="float" office:value="21.84" table:style-name="ce2">
            <text:p>21.84</text:p>
          </table:table-cell>
          <table:table-cell office:value-type="float" office:value="7180.1840000000002" table:style-name="ce2">
            <text:p>7180.184</text:p>
          </table:table-cell>
          <table:table-cell table:number-columns-repeated="16382"/>
        </table:table-row>
        <table:table-row table:style-name="ro1">
          <table:table-cell office:value-type="float" office:value="21.864000000000001" table:style-name="ce2">
            <text:p>21.864</text:p>
          </table:table-cell>
          <table:table-cell office:value-type="float" office:value="7182.3446999999996" table:style-name="ce2">
            <text:p>7182.3447</text:p>
          </table:table-cell>
          <table:table-cell table:number-columns-repeated="16382"/>
        </table:table-row>
        <table:table-row table:style-name="ro1">
          <table:table-cell office:value-type="float" office:value="21.888000000000002" table:style-name="ce2">
            <text:p>21.888</text:p>
          </table:table-cell>
          <table:table-cell office:value-type="float" office:value="7185.2255999999998" table:style-name="ce2">
            <text:p>7185.2256</text:p>
          </table:table-cell>
          <table:table-cell table:number-columns-repeated="16382"/>
        </table:table-row>
        <table:table-row table:style-name="ro1">
          <table:table-cell office:value-type="float" office:value="21.911999999999999" table:style-name="ce2">
            <text:p>21.912</text:p>
          </table:table-cell>
          <table:table-cell office:value-type="float" office:value="7188.1063999999997" table:style-name="ce2">
            <text:p>7188.1064</text:p>
          </table:table-cell>
          <table:table-cell table:number-columns-repeated="16382"/>
        </table:table-row>
        <table:table-row table:style-name="ro1">
          <table:table-cell office:value-type="float" office:value="21.936" table:style-name="ce2">
            <text:p>21.936</text:p>
          </table:table-cell>
          <table:table-cell office:value-type="float" office:value="7190.9872999999998" table:style-name="ce2">
            <text:p>7190.9873</text:p>
          </table:table-cell>
          <table:table-cell table:number-columns-repeated="16382"/>
        </table:table-row>
        <table:table-row table:style-name="ro1">
          <table:table-cell office:value-type="float" office:value="21.960000999999998" table:style-name="ce2">
            <text:p>21.960001</text:p>
          </table:table-cell>
          <table:table-cell office:value-type="float" office:value="7193.8680000000004" table:style-name="ce2">
            <text:p>7193.868</text:p>
          </table:table-cell>
          <table:table-cell table:number-columns-repeated="16382"/>
        </table:table-row>
        <table:table-row table:style-name="ro1">
          <table:table-cell office:value-type="float" office:value="21.984000000000002" table:style-name="ce2">
            <text:p>21.984</text:p>
          </table:table-cell>
          <table:table-cell office:value-type="float" office:value="7196.7489999999998" table:style-name="ce2">
            <text:p>7196.749</text:p>
          </table:table-cell>
          <table:table-cell table:number-columns-repeated="16382"/>
        </table:table-row>
        <table:table-row table:style-name="ro1">
          <table:table-cell office:value-type="float" office:value="22.007999999999999" table:style-name="ce2">
            <text:p>22.008</text:p>
          </table:table-cell>
          <table:table-cell office:value-type="float" office:value="7199.63" table:style-name="ce2">
            <text:p>7199.63</text:p>
          </table:table-cell>
          <table:table-cell table:number-columns-repeated="16382"/>
        </table:table-row>
        <table:table-row table:style-name="ro1">
          <table:table-cell office:value-type="float" office:value="22.032" table:style-name="ce2">
            <text:p>22.032</text:p>
          </table:table-cell>
          <table:table-cell office:value-type="float" office:value="7202.5106999999998" table:style-name="ce2">
            <text:p>7202.5107</text:p>
          </table:table-cell>
          <table:table-cell table:number-columns-repeated="16382"/>
        </table:table-row>
        <table:table-row table:style-name="ro1">
          <table:table-cell office:value-type="float" office:value="22.056000000000001" table:style-name="ce2">
            <text:p>22.056</text:p>
          </table:table-cell>
          <table:table-cell office:value-type="float" office:value="7204.6714000000002" table:style-name="ce2">
            <text:p>7204.6714</text:p>
          </table:table-cell>
          <table:table-cell table:number-columns-repeated="16382"/>
        </table:table-row>
        <table:table-row table:style-name="ro1">
          <table:table-cell office:value-type="float" office:value="22.08" table:style-name="ce2">
            <text:p>22.08</text:p>
          </table:table-cell>
          <table:table-cell office:value-type="float" office:value="7206.8320000000003" table:style-name="ce2">
            <text:p>7206.832</text:p>
          </table:table-cell>
          <table:table-cell table:number-columns-repeated="16382"/>
        </table:table-row>
        <table:table-row table:style-name="ro1">
          <table:table-cell office:value-type="float" office:value="22.103999999999999" table:style-name="ce2">
            <text:p>22.104</text:p>
          </table:table-cell>
          <table:table-cell office:value-type="float" office:value="7208.9926999999998" table:style-name="ce2">
            <text:p>7208.9927</text:p>
          </table:table-cell>
          <table:table-cell table:number-columns-repeated="16382"/>
        </table:table-row>
        <table:table-row table:style-name="ro1">
          <table:table-cell office:value-type="float" office:value="22.128" table:style-name="ce2">
            <text:p>22.128</text:p>
          </table:table-cell>
          <table:table-cell office:value-type="float" office:value="7211.1532999999999" table:style-name="ce2">
            <text:p>7211.1533</text:p>
          </table:table-cell>
          <table:table-cell table:number-columns-repeated="16382"/>
        </table:table-row>
        <table:table-row table:style-name="ro1">
          <table:table-cell office:value-type="float" office:value="22.152000000000001" table:style-name="ce2">
            <text:p>22.152</text:p>
          </table:table-cell>
          <table:table-cell office:value-type="float" office:value="7213.3140000000003" table:style-name="ce2">
            <text:p>7213.314</text:p>
          </table:table-cell>
          <table:table-cell table:number-columns-repeated="16382"/>
        </table:table-row>
        <table:table-row table:style-name="ro1">
          <table:table-cell office:value-type="float" office:value="22.175999999999998" table:style-name="ce2">
            <text:p>22.176</text:p>
          </table:table-cell>
          <table:table-cell office:value-type="float" office:value="7215.4745999999996" table:style-name="ce2">
            <text:p>7215.4746</text:p>
          </table:table-cell>
          <table:table-cell table:number-columns-repeated="16382"/>
        </table:table-row>
        <table:table-row table:style-name="ro1">
          <table:table-cell office:value-type="float" office:value="22.2" table:style-name="ce2">
            <text:p>22.2</text:p>
          </table:table-cell>
          <table:table-cell office:value-type="float" office:value="7216.915" table:style-name="ce2">
            <text:p>7216.915</text:p>
          </table:table-cell>
          <table:table-cell table:number-columns-repeated="16382"/>
        </table:table-row>
        <table:table-row table:style-name="ro1">
          <table:table-cell office:value-type="float" office:value="22.224" table:style-name="ce2">
            <text:p>22.224</text:p>
          </table:table-cell>
          <table:table-cell office:value-type="float" office:value="7218.3554999999997" table:style-name="ce2">
            <text:p>7218.3555</text:p>
          </table:table-cell>
          <table:table-cell table:number-columns-repeated="16382"/>
        </table:table-row>
        <table:table-row table:style-name="ro1">
          <table:table-cell office:value-type="float" office:value="22.248000999999999" table:style-name="ce2">
            <text:p>22.248001</text:p>
          </table:table-cell>
          <table:table-cell office:value-type="float" office:value="7219.0757000000003" table:style-name="ce2">
            <text:p>7219.0757</text:p>
          </table:table-cell>
          <table:table-cell table:number-columns-repeated="16382"/>
        </table:table-row>
        <table:table-row table:style-name="ro1">
          <table:table-cell office:value-type="float" office:value="22.271999999999998" table:style-name="ce2">
            <text:p>22.272</text:p>
          </table:table-cell>
          <table:table-cell office:value-type="float" office:value="7219.7960000000003" table:style-name="ce2">
            <text:p>7219.796</text:p>
          </table:table-cell>
          <table:table-cell table:number-columns-repeated="16382"/>
        </table:table-row>
        <table:table-row table:style-name="ro1">
          <table:table-cell office:value-type="float" office:value="22.295999999999999" table:style-name="ce2">
            <text:p>22.296</text:p>
          </table:table-cell>
          <table:table-cell office:value-type="float" office:value="7221.2362999999996" table:style-name="ce2">
            <text:p>7221.2363</text:p>
          </table:table-cell>
          <table:table-cell table:number-columns-repeated="16382"/>
        </table:table-row>
        <table:table-row table:style-name="ro1">
          <table:table-cell office:value-type="float" office:value="22.32" table:style-name="ce2">
            <text:p>22.32</text:p>
          </table:table-cell>
          <table:table-cell office:value-type="float" office:value="7221.9565000000002" table:style-name="ce2">
            <text:p>7221.9565</text:p>
          </table:table-cell>
          <table:table-cell table:number-columns-repeated="16382"/>
        </table:table-row>
        <table:table-row table:style-name="ro1">
          <table:table-cell office:value-type="float" office:value="22.344000000000001" table:style-name="ce2">
            <text:p>22.344</text:p>
          </table:table-cell>
          <table:table-cell office:value-type="float" office:value="7222.6769999999997" table:style-name="ce2">
            <text:p>7222.677</text:p>
          </table:table-cell>
          <table:table-cell table:number-columns-repeated="16382"/>
        </table:table-row>
        <table:table-row table:style-name="ro1">
          <table:table-cell office:value-type="float" office:value="22.367999999999999" table:style-name="ce2">
            <text:p>22.368</text:p>
          </table:table-cell>
          <table:table-cell office:value-type="float" office:value="7223.3969999999999" table:style-name="ce2">
            <text:p>7223.397</text:p>
          </table:table-cell>
          <table:table-cell table:number-columns-repeated="16382"/>
        </table:table-row>
        <table:table-row table:style-name="ro1">
          <table:table-cell office:value-type="float" office:value="22.391999999999999" table:style-name="ce2">
            <text:p>22.392</text:p>
          </table:table-cell>
          <table:table-cell office:value-type="float" office:value="7224.1170000000002" table:style-name="ce2">
            <text:p>7224.117</text:p>
          </table:table-cell>
          <table:table-cell table:number-columns-repeated="16382"/>
        </table:table-row>
        <table:table-row table:style-name="ro1">
          <table:table-cell office:value-type="float" office:value="22.416" table:style-name="ce2">
            <text:p>22.416</text:p>
          </table:table-cell>
          <table:table-cell office:value-type="float" office:value="7224.8374000000003" table:style-name="ce2">
            <text:p>7224.8374</text:p>
          </table:table-cell>
          <table:table-cell table:number-columns-repeated="16382"/>
        </table:table-row>
        <table:table-row table:style-name="ro1">
          <table:table-cell office:value-type="float" office:value="22.44" table:style-name="ce2">
            <text:p>22.44</text:p>
          </table:table-cell>
          <table:table-cell office:value-type="float" office:value="7225.5576000000001" table:style-name="ce2">
            <text:p>7225.5576</text:p>
          </table:table-cell>
          <table:table-cell table:number-columns-repeated="16382"/>
        </table:table-row>
        <table:table-row table:style-name="ro1">
          <table:table-cell office:value-type="float" office:value="22.463999999999999" table:style-name="ce2">
            <text:p>22.464</text:p>
          </table:table-cell>
          <table:table-cell office:value-type="float" office:value="7226.2780000000002" table:style-name="ce2">
            <text:p>7226.278</text:p>
          </table:table-cell>
          <table:table-cell table:number-columns-repeated="16382"/>
        </table:table-row>
        <table:table-row table:style-name="ro1">
          <table:table-cell office:value-type="float" office:value="22.488" table:style-name="ce2">
            <text:p>22.488</text:p>
          </table:table-cell>
          <table:table-cell office:value-type="float" office:value="7226.9979999999996" table:style-name="ce2">
            <text:p>7226.998</text:p>
          </table:table-cell>
          <table:table-cell table:number-columns-repeated="16382"/>
        </table:table-row>
        <table:table-row table:style-name="ro1">
          <table:table-cell office:value-type="float" office:value="22.512001000000001" table:style-name="ce2">
            <text:p>22.512001</text:p>
          </table:table-cell>
          <table:table-cell office:value-type="float" office:value="7227.7183000000005" table:style-name="ce2">
            <text:p>7227.7183</text:p>
          </table:table-cell>
          <table:table-cell table:number-columns-repeated="16382"/>
        </table:table-row>
        <table:table-row table:style-name="ro1">
          <table:table-cell office:value-type="float" office:value="22.536000000000001" table:style-name="ce2">
            <text:p>22.536</text:p>
          </table:table-cell>
          <table:table-cell office:value-type="float" office:value="7228.4385000000002" table:style-name="ce2">
            <text:p>7228.4385</text:p>
          </table:table-cell>
          <table:table-cell table:number-columns-repeated="16382"/>
        </table:table-row>
        <table:table-row table:style-name="ro1">
          <table:table-cell office:value-type="float" office:value="22.56" table:style-name="ce2">
            <text:p>22.56</text:p>
          </table:table-cell>
          <table:table-cell office:value-type="float" office:value="7229.1587" table:style-name="ce2">
            <text:p>7229.1587</text:p>
          </table:table-cell>
          <table:table-cell table:number-columns-repeated="16382"/>
        </table:table-row>
        <table:table-row table:style-name="ro1">
          <table:table-cell office:value-type="float" office:value="22.584" table:style-name="ce2">
            <text:p>22.584</text:p>
          </table:table-cell>
          <table:table-cell office:value-type="float" office:value="7229.8789999999999" table:style-name="ce2">
            <text:p>7229.879</text:p>
          </table:table-cell>
          <table:table-cell table:number-columns-repeated="16382"/>
        </table:table-row>
        <table:table-row table:style-name="ro1">
          <table:table-cell office:value-type="float" office:value="22.608000000000001" table:style-name="ce2">
            <text:p>22.608</text:p>
          </table:table-cell>
          <table:table-cell office:value-type="float" office:value="7230.5990000000002" table:style-name="ce2">
            <text:p>7230.599</text:p>
          </table:table-cell>
          <table:table-cell table:number-columns-repeated="16382"/>
        </table:table-row>
        <table:table-row table:style-name="ro1">
          <table:table-cell office:value-type="float" office:value="22.632000000000001" table:style-name="ce2">
            <text:p>22.632</text:p>
          </table:table-cell>
          <table:table-cell office:value-type="float" office:value="7231.3193000000001" table:style-name="ce2">
            <text:p>7231.3193</text:p>
          </table:table-cell>
          <table:table-cell table:number-columns-repeated="16382"/>
        </table:table-row>
        <table:table-row table:style-name="ro1">
          <table:table-cell office:value-type="float" office:value="22.655999999999999" table:style-name="ce2">
            <text:p>22.656</text:p>
          </table:table-cell>
          <table:table-cell office:value-type="float" office:value="7232.0396000000001" table:style-name="ce2">
            <text:p>7232.0396</text:p>
          </table:table-cell>
          <table:table-cell table:number-columns-repeated="16382"/>
        </table:table-row>
        <table:table-row table:style-name="ro1">
          <table:table-cell office:value-type="float" office:value="22.68" table:style-name="ce2">
            <text:p>22.68</text:p>
          </table:table-cell>
          <table:table-cell office:value-type="float" office:value="7232.76" table:style-name="ce2">
            <text:p>7232.76</text:p>
          </table:table-cell>
          <table:table-cell table:number-columns-repeated="16382"/>
        </table:table-row>
        <table:table-row table:style-name="ro1">
          <table:table-cell office:value-type="float" office:value="22.704000000000001" table:style-name="ce2">
            <text:p>22.704</text:p>
          </table:table-cell>
          <table:table-cell office:value-type="float" office:value="7233.48" table:style-name="ce2">
            <text:p>7233.48</text:p>
          </table:table-cell>
          <table:table-cell table:number-columns-repeated="16382"/>
        </table:table-row>
        <table:table-row table:style-name="ro1">
          <table:table-cell office:value-type="float" office:value="22.728000000000002" table:style-name="ce2">
            <text:p>22.728</text:p>
          </table:table-cell>
          <table:table-cell office:value-type="float" office:value="7234.2" table:style-name="ce2">
            <text:p>7234.2</text:p>
          </table:table-cell>
          <table:table-cell table:number-columns-repeated="16382"/>
        </table:table-row>
        <table:table-row table:style-name="ro1">
          <table:table-cell office:value-type="float" office:value="22.751999999999999" table:style-name="ce2">
            <text:p>22.752</text:p>
          </table:table-cell>
          <table:table-cell office:value-type="float" office:value="7234.9204" table:style-name="ce2">
            <text:p>7234.9204</text:p>
          </table:table-cell>
          <table:table-cell table:number-columns-repeated="16382"/>
        </table:table-row>
        <table:table-row table:style-name="ro1">
          <table:table-cell office:value-type="float" office:value="22.776001000000001" table:style-name="ce2">
            <text:p>22.776001</text:p>
          </table:table-cell>
          <table:table-cell office:value-type="float" office:value="7235.6405999999997" table:style-name="ce2">
            <text:p>7235.6406</text:p>
          </table:table-cell>
          <table:table-cell table:number-columns-repeated="16382"/>
        </table:table-row>
        <table:table-row table:style-name="ro1">
          <table:table-cell office:value-type="float" office:value="22.800001000000002" table:style-name="ce2">
            <text:p>22.800001</text:p>
          </table:table-cell>
          <table:table-cell office:value-type="float" office:value="7236.3609999999999" table:style-name="ce2">
            <text:p>7236.361</text:p>
          </table:table-cell>
          <table:table-cell table:number-columns-repeated="16382"/>
        </table:table-row>
        <table:table-row table:style-name="ro1">
          <table:table-cell office:value-type="float" office:value="22.824000000000002" table:style-name="ce2">
            <text:p>22.824</text:p>
          </table:table-cell>
          <table:table-cell office:value-type="float" office:value="7237.0810000000001" table:style-name="ce2">
            <text:p>7237.081</text:p>
          </table:table-cell>
          <table:table-cell table:number-columns-repeated="16382"/>
        </table:table-row>
        <table:table-row table:style-name="ro1">
          <table:table-cell office:value-type="float" office:value="22.847999999999999" table:style-name="ce2">
            <text:p>22.848</text:p>
          </table:table-cell>
          <table:table-cell office:value-type="float" office:value="7237.8013000000001" table:style-name="ce2">
            <text:p>7237.8013</text:p>
          </table:table-cell>
          <table:table-cell table:number-columns-repeated="16382"/>
        </table:table-row>
        <table:table-row table:style-name="ro1">
          <table:table-cell office:value-type="float" office:value="22.872" table:style-name="ce2">
            <text:p>22.872</text:p>
          </table:table-cell>
          <table:table-cell office:value-type="float" office:value="7239.2416999999996" table:style-name="ce2">
            <text:p>7239.2417</text:p>
          </table:table-cell>
          <table:table-cell table:number-columns-repeated="16382"/>
        </table:table-row>
        <table:table-row table:style-name="ro1">
          <table:table-cell office:value-type="float" office:value="22.896000000000001" table:style-name="ce2">
            <text:p>22.896</text:p>
          </table:table-cell>
          <table:table-cell office:value-type="float" office:value="7240.6819999999998" table:style-name="ce2">
            <text:p>7240.682</text:p>
          </table:table-cell>
          <table:table-cell table:number-columns-repeated="16382"/>
        </table:table-row>
        <table:table-row table:style-name="ro1">
          <table:table-cell office:value-type="float" office:value="22.92" table:style-name="ce2">
            <text:p>22.92</text:p>
          </table:table-cell>
          <table:table-cell office:value-type="float" office:value="7241.4022999999997" table:style-name="ce2">
            <text:p>7241.4023</text:p>
          </table:table-cell>
          <table:table-cell table:number-columns-repeated="16382"/>
        </table:table-row>
        <table:table-row table:style-name="ro1">
          <table:table-cell office:value-type="float" office:value="22.943999999999999" table:style-name="ce2">
            <text:p>22.944</text:p>
          </table:table-cell>
          <table:table-cell office:value-type="float" office:value="7242.1225999999997" table:style-name="ce2">
            <text:p>7242.1226</text:p>
          </table:table-cell>
          <table:table-cell table:number-columns-repeated="16382"/>
        </table:table-row>
        <table:table-row table:style-name="ro1">
          <table:table-cell office:value-type="float" office:value="22.968" table:style-name="ce2">
            <text:p>22.968</text:p>
          </table:table-cell>
          <table:table-cell office:value-type="float" office:value="7242.8429999999998" table:style-name="ce2">
            <text:p>7242.843</text:p>
          </table:table-cell>
          <table:table-cell table:number-columns-repeated="16382"/>
        </table:table-row>
        <table:table-row table:style-name="ro1">
          <table:table-cell office:value-type="float" office:value="22.992000000000001" table:style-name="ce2">
            <text:p>22.992</text:p>
          </table:table-cell>
          <table:table-cell office:value-type="float" office:value="7243.5630000000001" table:style-name="ce2">
            <text:p>7243.563</text:p>
          </table:table-cell>
          <table:table-cell table:number-columns-repeated="16382"/>
        </table:table-row>
        <table:table-row table:style-name="ro1">
          <table:table-cell office:value-type="float" office:value="23.015999999999998" table:style-name="ce2">
            <text:p>23.016</text:p>
          </table:table-cell>
          <table:table-cell office:value-type="float" office:value="7243.5630000000001" table:style-name="ce2">
            <text:p>7243.563</text:p>
          </table:table-cell>
          <table:table-cell table:number-columns-repeated="16382"/>
        </table:table-row>
        <table:table-row table:style-name="ro1">
          <table:table-cell office:value-type="float" office:value="23.04" table:style-name="ce2">
            <text:p>23.04</text:p>
          </table:table-cell>
          <table:table-cell office:value-type="float" office:value="7243.5630000000001" table:style-name="ce2">
            <text:p>7243.563</text:p>
          </table:table-cell>
          <table:table-cell table:number-columns-repeated="16382"/>
        </table:table-row>
        <table:table-row table:style-name="ro1">
          <table:table-cell office:value-type="float" office:value="23.064001000000001" table:style-name="ce2">
            <text:p>23.064001</text:p>
          </table:table-cell>
          <table:table-cell office:value-type="float" office:value="7243.5630000000001" table:style-name="ce2">
            <text:p>7243.563</text:p>
          </table:table-cell>
          <table:table-cell table:number-columns-repeated="16382"/>
        </table:table-row>
        <table:table-row table:style-name="ro1">
          <table:table-cell office:value-type="float" office:value="23.088000000000001" table:style-name="ce2">
            <text:p>23.088</text:p>
          </table:table-cell>
          <table:table-cell office:value-type="float" office:value="7243.5630000000001" table:style-name="ce2">
            <text:p>7243.563</text:p>
          </table:table-cell>
          <table:table-cell table:number-columns-repeated="16382"/>
        </table:table-row>
        <table:table-row table:style-name="ro1">
          <table:table-cell office:value-type="float" office:value="23.111999999999998" table:style-name="ce2">
            <text:p>23.112</text:p>
          </table:table-cell>
          <table:table-cell office:value-type="float" office:value="7243.5630000000001" table:style-name="ce2">
            <text:p>7243.563</text:p>
          </table:table-cell>
          <table:table-cell table:number-columns-repeated="16382"/>
        </table:table-row>
        <table:table-row table:style-name="ro1">
          <table:table-cell office:value-type="float" office:value="23.135999999999999" table:style-name="ce2">
            <text:p>23.136</text:p>
          </table:table-cell>
          <table:table-cell office:value-type="float" office:value="7243.5630000000001" table:style-name="ce2">
            <text:p>7243.563</text:p>
          </table:table-cell>
          <table:table-cell table:number-columns-repeated="16382"/>
        </table:table-row>
        <table:table-row table:style-name="ro1">
          <table:table-cell office:value-type="float" office:value="23.16" table:style-name="ce2">
            <text:p>23.16</text:p>
          </table:table-cell>
          <table:table-cell office:value-type="float" office:value="7243.5630000000001" table:style-name="ce2">
            <text:p>7243.563</text:p>
          </table:table-cell>
          <table:table-cell table:number-columns-repeated="16382"/>
        </table:table-row>
        <table:table-row table:style-name="ro1">
          <table:table-cell office:value-type="float" office:value="23.184000000000001" table:style-name="ce2">
            <text:p>23.184</text:p>
          </table:table-cell>
          <table:table-cell office:value-type="float" office:value="7243.5630000000001" table:style-name="ce2">
            <text:p>7243.563</text:p>
          </table:table-cell>
          <table:table-cell table:number-columns-repeated="16382"/>
        </table:table-row>
        <table:table-row table:style-name="ro1">
          <table:table-cell office:value-type="float" office:value="23.207999999999998" table:style-name="ce2">
            <text:p>23.208</text:p>
          </table:table-cell>
          <table:table-cell office:value-type="float" office:value="7243.5630000000001" table:style-name="ce2">
            <text:p>7243.563</text:p>
          </table:table-cell>
          <table:table-cell table:number-columns-repeated="16382"/>
        </table:table-row>
        <table:table-row table:style-name="ro1">
          <table:table-cell office:value-type="float" office:value="23.231999999999999" table:style-name="ce2">
            <text:p>23.232</text:p>
          </table:table-cell>
          <table:table-cell office:value-type="float" office:value="7243.5630000000001" table:style-name="ce2">
            <text:p>7243.563</text:p>
          </table:table-cell>
          <table:table-cell table:number-columns-repeated="16382"/>
        </table:table-row>
        <table:table-row table:style-name="ro1">
          <table:table-cell office:value-type="float" office:value="23.256" table:style-name="ce2">
            <text:p>23.256</text:p>
          </table:table-cell>
          <table:table-cell office:value-type="float" office:value="7243.5630000000001" table:style-name="ce2">
            <text:p>7243.563</text:p>
          </table:table-cell>
          <table:table-cell table:number-columns-repeated="16382"/>
        </table:table-row>
        <table:table-row table:style-name="ro1">
          <table:table-cell office:value-type="float" office:value="23.28" table:style-name="ce2">
            <text:p>23.28</text:p>
          </table:table-cell>
          <table:table-cell office:value-type="float" office:value="7243.5630000000001" table:style-name="ce2">
            <text:p>7243.563</text:p>
          </table:table-cell>
          <table:table-cell table:number-columns-repeated="16382"/>
        </table:table-row>
        <table:table-row table:style-name="ro1">
          <table:table-cell office:value-type="float" office:value="23.303999999999998" table:style-name="ce2">
            <text:p>23.304</text:p>
          </table:table-cell>
          <table:table-cell office:value-type="float" office:value="7243.5630000000001" table:style-name="ce2">
            <text:p>7243.563</text:p>
          </table:table-cell>
          <table:table-cell table:number-columns-repeated="16382"/>
        </table:table-row>
        <table:table-row table:style-name="ro1">
          <table:table-cell office:value-type="float" office:value="23.328001" table:style-name="ce2">
            <text:p>23.328001</text:p>
          </table:table-cell>
          <table:table-cell office:value-type="float" office:value="7243.5630000000001" table:style-name="ce2">
            <text:p>7243.563</text:p>
          </table:table-cell>
          <table:table-cell table:number-columns-repeated="16382"/>
        </table:table-row>
        <table:table-row table:style-name="ro1">
          <table:table-cell office:value-type="float" office:value="23.352" table:style-name="ce2">
            <text:p>23.352</text:p>
          </table:table-cell>
          <table:table-cell office:value-type="float" office:value="7243.5630000000001" table:style-name="ce2">
            <text:p>7243.563</text:p>
          </table:table-cell>
          <table:table-cell table:number-columns-repeated="16382"/>
        </table:table-row>
        <table:table-row table:style-name="ro1">
          <table:table-cell office:value-type="float" office:value="23.376000000000001" table:style-name="ce2">
            <text:p>23.376</text:p>
          </table:table-cell>
          <table:table-cell office:value-type="float" office:value="7243.5630000000001" table:style-name="ce2">
            <text:p>7243.563</text:p>
          </table:table-cell>
          <table:table-cell table:number-columns-repeated="16382"/>
        </table:table-row>
        <table:table-row table:style-name="ro1">
          <table:table-cell office:value-type="float" office:value="23.4" table:style-name="ce2">
            <text:p>23.4</text:p>
          </table:table-cell>
          <table:table-cell office:value-type="float" office:value="7243.5630000000001" table:style-name="ce2">
            <text:p>7243.563</text:p>
          </table:table-cell>
          <table:table-cell table:number-columns-repeated="16382"/>
        </table:table-row>
        <table:table-row table:style-name="ro1">
          <table:table-cell office:value-type="float" office:value="23.423999999999999" table:style-name="ce2">
            <text:p>23.424</text:p>
          </table:table-cell>
          <table:table-cell office:value-type="float" office:value="7243.5630000000001" table:style-name="ce2">
            <text:p>7243.563</text:p>
          </table:table-cell>
          <table:table-cell table:number-columns-repeated="16382"/>
        </table:table-row>
        <table:table-row table:style-name="ro1">
          <table:table-cell office:value-type="float" office:value="23.448" table:style-name="ce2">
            <text:p>23.448</text:p>
          </table:table-cell>
          <table:table-cell office:value-type="float" office:value="7243.5630000000001" table:style-name="ce2">
            <text:p>7243.563</text:p>
          </table:table-cell>
          <table:table-cell table:number-columns-repeated="16382"/>
        </table:table-row>
        <table:table-row table:style-name="ro1">
          <table:table-cell office:value-type="float" office:value="23.472000000000001" table:style-name="ce2">
            <text:p>23.472</text:p>
          </table:table-cell>
          <table:table-cell office:value-type="float" office:value="7243.5630000000001" table:style-name="ce2">
            <text:p>7243.563</text:p>
          </table:table-cell>
          <table:table-cell table:number-columns-repeated="16382"/>
        </table:table-row>
        <table:table-row table:style-name="ro1">
          <table:table-cell office:value-type="float" office:value="23.495999999999999" table:style-name="ce2">
            <text:p>23.496</text:p>
          </table:table-cell>
          <table:table-cell office:value-type="float" office:value="7243.5630000000001" table:style-name="ce2">
            <text:p>7243.563</text:p>
          </table:table-cell>
          <table:table-cell table:number-columns-repeated="16382"/>
        </table:table-row>
        <table:table-row table:style-name="ro1">
          <table:table-cell office:value-type="float" office:value="23.52" table:style-name="ce2">
            <text:p>23.52</text:p>
          </table:table-cell>
          <table:table-cell office:value-type="float" office:value="7243.5630000000001" table:style-name="ce2">
            <text:p>7243.563</text:p>
          </table:table-cell>
          <table:table-cell table:number-columns-repeated="16382"/>
        </table:table-row>
        <table:table-row table:style-name="ro1">
          <table:table-cell office:value-type="float" office:value="23.544" table:style-name="ce2">
            <text:p>23.544</text:p>
          </table:table-cell>
          <table:table-cell office:value-type="float" office:value="7243.5630000000001" table:style-name="ce2">
            <text:p>7243.563</text:p>
          </table:table-cell>
          <table:table-cell table:number-columns-repeated="16382"/>
        </table:table-row>
        <table:table-row table:style-name="ro1">
          <table:table-cell office:value-type="float" office:value="23.568000000000001" table:style-name="ce2">
            <text:p>23.568</text:p>
          </table:table-cell>
          <table:table-cell office:value-type="float" office:value="7243.5630000000001" table:style-name="ce2">
            <text:p>7243.563</text:p>
          </table:table-cell>
          <table:table-cell table:number-columns-repeated="16382"/>
        </table:table-row>
        <table:table-row table:style-name="ro1">
          <table:table-cell office:value-type="float" office:value="23.592001" table:style-name="ce2">
            <text:p>23.592001</text:p>
          </table:table-cell>
          <table:table-cell office:value-type="float" office:value="7243.5630000000001" table:style-name="ce2">
            <text:p>7243.563</text:p>
          </table:table-cell>
          <table:table-cell table:number-columns-repeated="16382"/>
        </table:table-row>
        <table:table-row table:style-name="ro1">
          <table:table-cell office:value-type="float" office:value="23.616001000000001" table:style-name="ce2">
            <text:p>23.616001</text:p>
          </table:table-cell>
          <table:table-cell office:value-type="float" office:value="7243.5630000000001" table:style-name="ce2">
            <text:p>7243.563</text:p>
          </table:table-cell>
          <table:table-cell table:number-columns-repeated="16382"/>
        </table:table-row>
        <table:table-row table:style-name="ro1">
          <table:table-cell office:value-type="float" office:value="23.64" table:style-name="ce2">
            <text:p>23.64</text:p>
          </table:table-cell>
          <table:table-cell office:value-type="float" office:value="7243.5630000000001" table:style-name="ce2">
            <text:p>7243.563</text:p>
          </table:table-cell>
          <table:table-cell table:number-columns-repeated="16382"/>
        </table:table-row>
        <table:table-row table:style-name="ro1">
          <table:table-cell office:value-type="float" office:value="23.664000000000001" table:style-name="ce2">
            <text:p>23.664</text:p>
          </table:table-cell>
          <table:table-cell office:value-type="float" office:value="7243.5630000000001" table:style-name="ce2">
            <text:p>7243.563</text:p>
          </table:table-cell>
          <table:table-cell table:number-columns-repeated="16382"/>
        </table:table-row>
        <table:table-row table:style-name="ro1">
          <table:table-cell office:value-type="float" office:value="23.687999999999999" table:style-name="ce2">
            <text:p>23.688</text:p>
          </table:table-cell>
          <table:table-cell office:value-type="float" office:value="7243.5630000000001" table:style-name="ce2">
            <text:p>7243.563</text:p>
          </table:table-cell>
          <table:table-cell table:number-columns-repeated="16382"/>
        </table:table-row>
        <table:table-row table:style-name="ro1">
          <table:table-cell office:value-type="float" office:value="23.712" table:style-name="ce2">
            <text:p>23.712</text:p>
          </table:table-cell>
          <table:table-cell office:value-type="float" office:value="7243.5630000000001" table:style-name="ce2">
            <text:p>7243.563</text:p>
          </table:table-cell>
          <table:table-cell table:number-columns-repeated="16382"/>
        </table:table-row>
        <table:table-row table:style-name="ro1">
          <table:table-cell office:value-type="float" office:value="23.736000000000001" table:style-name="ce2">
            <text:p>23.736</text:p>
          </table:table-cell>
          <table:table-cell office:value-type="float" office:value="7243.5630000000001" table:style-name="ce2">
            <text:p>7243.563</text:p>
          </table:table-cell>
          <table:table-cell table:number-columns-repeated="16382"/>
        </table:table-row>
        <table:table-row table:style-name="ro1">
          <table:table-cell office:value-type="float" office:value="23.76" table:style-name="ce2">
            <text:p>23.76</text:p>
          </table:table-cell>
          <table:table-cell office:value-type="float" office:value="7243.5630000000001" table:style-name="ce2">
            <text:p>7243.563</text:p>
          </table:table-cell>
          <table:table-cell table:number-columns-repeated="16382"/>
        </table:table-row>
        <table:table-row table:style-name="ro1">
          <table:table-cell office:value-type="float" office:value="23.783999999999999" table:style-name="ce2">
            <text:p>23.784</text:p>
          </table:table-cell>
          <table:table-cell office:value-type="float" office:value="7243.5630000000001" table:style-name="ce2">
            <text:p>7243.563</text:p>
          </table:table-cell>
          <table:table-cell table:number-columns-repeated="16382"/>
        </table:table-row>
        <table:table-row table:style-name="ro1">
          <table:table-cell office:value-type="float" office:value="23.808" table:style-name="ce2">
            <text:p>23.808</text:p>
          </table:table-cell>
          <table:table-cell office:value-type="float" office:value="7243.5630000000001" table:style-name="ce2">
            <text:p>7243.563</text:p>
          </table:table-cell>
          <table:table-cell table:number-columns-repeated="16382"/>
        </table:table-row>
        <table:table-row table:style-name="ro1">
          <table:table-cell office:value-type="float" office:value="23.832000000000001" table:style-name="ce2">
            <text:p>23.832</text:p>
          </table:table-cell>
          <table:table-cell office:value-type="float" office:value="7243.5630000000001" table:style-name="ce2">
            <text:p>7243.563</text:p>
          </table:table-cell>
          <table:table-cell table:number-columns-repeated="16382"/>
        </table:table-row>
        <table:table-row table:style-name="ro1">
          <table:table-cell office:value-type="float" office:value="23.856000000000002" table:style-name="ce2">
            <text:p>23.856</text:p>
          </table:table-cell>
          <table:table-cell office:value-type="float" office:value="7243.5630000000001" table:style-name="ce2">
            <text:p>7243.563</text:p>
          </table:table-cell>
          <table:table-cell table:number-columns-repeated="16382"/>
        </table:table-row>
        <table:table-row table:style-name="ro1">
          <table:table-cell office:value-type="float" office:value="23.880001" table:style-name="ce2">
            <text:p>23.880001</text:p>
          </table:table-cell>
          <table:table-cell office:value-type="float" office:value="7243.5630000000001" table:style-name="ce2">
            <text:p>7243.563</text:p>
          </table:table-cell>
          <table:table-cell table:number-columns-repeated="16382"/>
        </table:table-row>
        <table:table-row table:style-name="ro1">
          <table:table-cell office:value-type="float" office:value="23.904" table:style-name="ce2">
            <text:p>23.904</text:p>
          </table:table-cell>
          <table:table-cell office:value-type="float" office:value="7243.5630000000001" table:style-name="ce2">
            <text:p>7243.563</text:p>
          </table:table-cell>
          <table:table-cell table:number-columns-repeated="16382"/>
        </table:table-row>
        <table:table-row table:style-name="ro1">
          <table:table-cell office:value-type="float" office:value="23.928000000000001" table:style-name="ce2">
            <text:p>23.928</text:p>
          </table:table-cell>
          <table:table-cell office:value-type="float" office:value="7243.5630000000001" table:style-name="ce2">
            <text:p>7243.563</text:p>
          </table:table-cell>
          <table:table-cell table:number-columns-repeated="16382"/>
        </table:table-row>
        <table:table-row table:style-name="ro1">
          <table:table-cell office:value-type="float" office:value="23.952000000000002" table:style-name="ce2">
            <text:p>23.952</text:p>
          </table:table-cell>
          <table:table-cell office:value-type="float" office:value="7243.5630000000001" table:style-name="ce2">
            <text:p>7243.563</text:p>
          </table:table-cell>
          <table:table-cell table:number-columns-repeated="16382"/>
        </table:table-row>
        <table:table-row table:style-name="ro1">
          <table:table-cell office:value-type="float" office:value="23.975999999999999" table:style-name="ce2">
            <text:p>23.976</text:p>
          </table:table-cell>
          <table:table-cell office:value-type="float" office:value="7243.5630000000001" table:style-name="ce2">
            <text:p>7243.563</text:p>
          </table:table-cell>
          <table:table-cell table:number-columns-repeated="16382"/>
        </table:table-row>
        <table:table-row table:number-rows-repeated="10475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231</meta:generator>
    <dc:creator>BROWN, ALEXANDER CIV USAF AFMC 518 SWES/MXDEC</dc:creator>
    <dc:date>2024-03-20T15:32:19Z</dc:date>
    <meta:editing-cycles>4</meta:editing-cycles>
    <meta:editing-duration>PT2632S</meta:editing-duration>
  </office:meta>
</office:document-meta>
</file>